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5cm"/>
    </style:style>
    <style:style style:name="co2" style:family="table-column">
      <style:table-column-properties fo:break-before="auto" style:column-width="3.505cm"/>
    </style:style>
    <style:style style:name="co3" style:family="table-column">
      <style:table-column-properties fo:break-before="auto" style:column-width="3.709cm"/>
    </style:style>
    <style:style style:name="co4" style:family="table-column">
      <style:table-column-properties fo:break-before="auto" style:column-width="3.914cm"/>
    </style:style>
    <style:style style:name="co5" style:family="table-column">
      <style:table-column-properties fo:break-before="auto" style:column-width="4.119cm"/>
    </style:style>
    <style:style style:name="co6" style:family="table-column">
      <style:table-column-properties fo:break-before="auto" style:column-width="4.323cm"/>
    </style:style>
    <style:style style:name="co7" style:family="table-column">
      <style:table-column-properties fo:break-before="auto" style:column-width="4.25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1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ck bar distribution" table:style-name="ta1">
        <table:shapes>
          <draw:frame draw:z-index="0" draw:style-name="gr1" draw:text-style-name="P1" svg:width="62.489cm" svg:height="15.052cm" svg:x="402.045cm" svg:y="42.747cm">
            <draw:object draw:notify-on-update-of-ranges="'stack bar distribution'.A1:'stack bar distribution'.A1 'stack bar distribution'.A2:'stack bar distribution'.A122 'stack bar distribution'.C1:'stack bar distribution'.C1 'stack bar distribution'.C2:'stack bar distribution'.C122 'stack bar distribution'.D1:'stack bar distribution'.D1 'stack bar distribution'.D2:'stack bar distribution'.D122 'stack bar distribution'.E1:'stack bar distribution'.E1 'stack bar distribution'.E2:'stack bar distribution'.E122 'stack bar distribution'.F1:'stack bar distribution'.F1 'stack bar distribution'.F2:'stack bar distribution'.F122 'stack bar distribution'.G1:'stack bar distribution'.G1 'stack bar distribution'.G2:'stack bar distribution'.G122 'stack bar distribution'.H1:'stack bar distribution'.H1 'stack bar distribution'.H2:'stack bar distribution'.H122 'stack bar distribution'.I1:'stack bar distribution'.I1 'stack bar distribution'.I2:'stack bar distribution'.I122 'stack bar distribution'.J1:'stack bar distribution'.J1 'stack bar distribution'.J2:'stack bar distribution'.J122 'stack bar distribution'.K1:'stack bar distribution'.K1 'stack bar distribution'.K2:'stack bar distribution'.K122 'stack bar distribution'.L1:'stack bar distribution'.L1 'stack bar distribution'.L2:'stack bar distribution'.L122 'stack bar distribution'.M1:'stack bar distribution'.M1 'stack bar distribution'.M2:'stack bar distribution'.M122 'stack bar distribution'.N1:'stack bar distribution'.N1 'stack bar distribution'.N2:'stack bar distribution'.N122 'stack bar distribution'.O1:'stack bar distribution'.O1 'stack bar distribution'.O2:'stack bar distribution'.O122 'stack bar distribution'.P1:'stack bar distribution'.P1 'stack bar distribution'.P2:'stack bar distribution'.P122 'stack bar distribution'.Q1:'stack bar distribution'.Q1 'stack bar distribution'.Q2:'stack bar distribution'.Q122 'stack bar distribution'.R1:'stack bar distribution'.R1 'stack bar distribution'.R2:'stack bar distribution'.R122 'stack bar distribution'.S1:'stack bar distribution'.S1 'stack bar distribution'.S2:'stack bar distribution'.S122 'stack bar distribution'.T1:'stack bar distribution'.T1 'stack bar distribution'.T2:'stack bar distribution'.T122 'stack bar distribution'.U1:'stack bar distribution'.U1 'stack bar distribution'.U2:'stack bar distribution'.U122 'stack bar distribution'.V1:'stack bar distribution'.V1 'stack bar distribution'.V2:'stack bar distribution'.V122 'stack bar distribution'.W1:'stack bar distribution'.W1 'stack bar distribution'.W2:'stack bar distribution'.W122 'stack bar distribution'.X1:'stack bar distribution'.X1 'stack bar distribution'.X2:'stack bar distribution'.X122 'stack bar distribution'.Y1:'stack bar distribution'.Y1 'stack bar distribution'.Y2:'stack bar distribution'.Y122 'stack bar distribution'.Z1:'stack bar distribution'.Z1 'stack bar distribution'.Z2:'stack bar distribution'.Z122 'stack bar distribution'.AA1:'stack bar distribution'.AA1 'stack bar distribution'.AA2:'stack bar distribution'.AA122 'stack bar distribution'.AB1:'stack bar distribution'.AB1 'stack bar distribution'.AB2:'stack bar distribution'.AB122 'stack bar distribution'.AC1:'stack bar distribution'.AC1 'stack bar distribution'.AC2:'stack bar distribution'.AC122 'stack bar distribution'.AD1:'stack bar distribution'.AD1 'stack bar distribution'.AD2:'stack bar distribution'.AD122 'stack bar distribution'.AE1:'stack bar distribution'.AE1 'stack bar distribution'.AE2:'stack bar distribution'.AE122 'stack bar distribution'.AF1:'stack bar distribution'.AF1 'stack bar distribution'.AF2:'stack bar distribution'.AF122 'stack bar distribution'.AG1:'stack bar distribution'.AG1 'stack bar distribution'.AG2:'stack bar distribution'.AG122 'stack bar distribution'.AH1:'stack bar distribution'.AH1 'stack bar distribution'.AH2:'stack bar distribution'.AH122 'stack bar distribution'.AI1:'stack bar distribution'.AI1 'stack bar distribution'.AI2:'stack bar distribution'.AI122 'stack bar distribution'.AJ1:'stack bar distribution'.AJ1 'stack bar distribution'.AJ2:'stack bar distribution'.AJ122 'stack bar distribution'.AK1:'stack bar distribution'.AK1 'stack bar distribution'.AK2:'stack bar distribution'.AK122 'stack bar distribution'.AL1:'stack bar distribution'.AL1 'stack bar distribution'.AL2:'stack bar distribution'.AL122 'stack bar distribution'.AM1:'stack bar distribution'.AM1 'stack bar distribution'.AM2:'stack bar distribution'.AM122 'stack bar distribution'.AN1:'stack bar distribution'.AN1 'stack bar distribution'.AN2:'stack bar distribution'.AN122 'stack bar distribution'.AO1:'stack bar distribution'.AO1 'stack bar distribution'.AO2:'stack bar distribution'.AO122 'stack bar distribution'.AP1:'stack bar distribution'.AP1 'stack bar distribution'.AP2:'stack bar distribution'.AP122 'stack bar distribution'.AQ1:'stack bar distribution'.AQ1 'stack bar distribution'.AQ2:'stack bar distribution'.AQ122 'stack bar distribution'.AR1:'stack bar distribution'.AR1 'stack bar distribution'.AR2:'stack bar distribution'.AR122 'stack bar distribution'.AS1:'stack bar distribution'.AS1 'stack bar distribution'.AS2:'stack bar distribution'.AS122 'stack bar distribution'.AT1:'stack bar distribution'.AT1 'stack bar distribution'.AT2:'stack bar distribution'.AT122 'stack bar distribution'.AU1:'stack bar distribution'.AU1 'stack bar distribution'.AU2:'stack bar distribution'.AU122 'stack bar distribution'.AV1:'stack bar distribution'.AV1 'stack bar distribution'.AV2:'stack bar distribution'.AV122 'stack bar distribution'.AW1:'stack bar distribution'.AW1 'stack bar distribution'.AW2:'stack bar distribution'.AW122 'stack bar distribution'.AX1:'stack bar distribution'.AX1 'stack bar distribution'.AX2:'stack bar distribution'.AX122 'stack bar distribution'.AY1:'stack bar distribution'.AY1 'stack bar distribution'.AY2:'stack bar distribution'.AY122 'stack bar distribution'.AZ1:'stack bar distribution'.AZ1 'stack bar distribution'.AZ2:'stack bar distribution'.AZ122 'stack bar distribution'.BA1:'stack bar distribution'.BA1 'stack bar distribution'.BA2:'stack bar distribution'.BA122 'stack bar distribution'.BB1:'stack bar distribution'.BB1 'stack bar distribution'.BB2:'stack bar distribution'.BB122 'stack bar distribution'.BC1:'stack bar distribution'.BC1 'stack bar distribution'.BC2:'stack bar distribution'.BC122 'stack bar distribution'.BD1:'stack bar distribution'.BD1 'stack bar distribution'.BD2:'stack bar distribution'.BD122 'stack bar distribution'.BE1:'stack bar distribution'.BE1 'stack bar distribution'.BE2:'stack bar distribution'.BE122 'stack bar distribution'.BF1:'stack bar distribution'.BF1 'stack bar distribution'.BF2:'stack bar distribution'.BF122 'stack bar distribution'.BG1:'stack bar distribution'.BG1 'stack bar distribution'.BG2:'stack bar distribution'.BG122 'stack bar distribution'.BH1:'stack bar distribution'.BH1 'stack bar distribution'.BH2:'stack bar distribution'.BH122 'stack bar distribution'.BI1:'stack bar distribution'.BI1 'stack bar distribution'.BI2:'stack bar distribution'.BI122 'stack bar distribution'.BJ1:'stack bar distribution'.BJ1 'stack bar distribution'.BJ2:'stack bar distribution'.BJ122 'stack bar distribution'.BK1:'stack bar distribution'.BK1 'stack bar distribution'.BK2:'stack bar distribution'.BK122 'stack bar distribution'.BL1:'stack bar distribution'.BL1 'stack bar distribution'.BL2:'stack bar distribution'.BL122 'stack bar distribution'.BM1:'stack bar distribution'.BM1 'stack bar distribution'.BM2:'stack bar distribution'.BM122 'stack bar distribution'.BN1:'stack bar distribution'.BN1 'stack bar distribution'.BN2:'stack bar distribution'.BN122 'stack bar distribution'.BO1:'stack bar distribution'.BO1 'stack bar distribution'.BO2:'stack bar distribution'.BO122 'stack bar distribution'.BP1:'stack bar distribution'.BP1 'stack bar distribution'.BP2:'stack bar distribution'.BP122 'stack bar distribution'.BQ1:'stack bar distribution'.BQ1 'stack bar distribution'.BQ2:'stack bar distribution'.BQ122 'stack bar distribution'.BR1:'stack bar distribution'.BR1 'stack bar distribution'.BR2:'stack bar distribution'.BR122 'stack bar distribution'.BS1:'stack bar distribution'.BS1 'stack bar distribution'.BS2:'stack bar distribution'.BS122 'stack bar distribution'.BT1:'stack bar distribution'.BT1 'stack bar distribution'.BT2:'stack bar distribution'.BT122 'stack bar distribution'.BU1:'stack bar distribution'.BU1 'stack bar distribution'.BU2:'stack bar distribution'.BU122 'stack bar distribution'.BV1:'stack bar distribution'.BV1 'stack bar distribution'.BV2:'stack bar distribution'.BV122 'stack bar distribution'.BW1:'stack bar distribution'.BW1 'stack bar distribution'.BW2:'stack bar distribution'.BW122 'stack bar distribution'.BX1:'stack bar distribution'.BX1 'stack bar distribution'.BX2:'stack bar distribution'.BX122 'stack bar distribution'.BY1:'stack bar distribution'.BY1 'stack bar distribution'.BY2:'stack bar distribution'.BY122 'stack bar distribution'.BZ1:'stack bar distribution'.BZ1 'stack bar distribution'.BZ2:'stack bar distribution'.BZ122 'stack bar distribution'.CA1:'stack bar distribution'.CA1 'stack bar distribution'.CA2:'stack bar distribution'.CA122 'stack bar distribution'.CB1:'stack bar distribution'.CB1 'stack bar distribution'.CB2:'stack bar distribution'.CB122 'stack bar distribution'.CC1:'stack bar distribution'.CC1 'stack bar distribution'.CC2:'stack bar distribution'.CC122 'stack bar distribution'.CD1:'stack bar distribution'.CD1 'stack bar distribution'.CD2:'stack bar distribution'.CD122 'stack bar distribution'.CE1:'stack bar distribution'.CE1 'stack bar distribution'.CE2:'stack bar distribution'.CE122 'stack bar distribution'.CF1:'stack bar distribution'.CF1 'stack bar distribution'.CF2:'stack bar distribution'.CF122 'stack bar distribution'.CG1:'stack bar distribution'.CG1 'stack bar distribution'.CG2:'stack bar distribution'.CG122 'stack bar distribution'.CH1:'stack bar distribution'.CH1 'stack bar distribution'.CH2:'stack bar distribution'.CH122 'stack bar distribution'.CI1:'stack bar distribution'.CI1 'stack bar distribution'.CI2:'stack bar distribution'.CI122 'stack bar distribution'.CJ1:'stack bar distribution'.CJ1 'stack bar distribution'.CJ2:'stack bar distribution'.CJ122 'stack bar distribution'.CK1:'stack bar distribution'.CK1 'stack bar distribution'.CK2:'stack bar distribution'.CK122 'stack bar distribution'.CL1:'stack bar distribution'.CL1 'stack bar distribution'.CL2:'stack bar distribution'.CL122 'stack bar distribution'.CM1:'stack bar distribution'.CM1 'stack bar distribution'.CM2:'stack bar distribution'.CM122 'stack bar distribution'.CN1:'stack bar distribution'.CN1 'stack bar distribution'.CN2:'stack bar distribution'.CN122 'stack bar distribution'.CO1:'stack bar distribution'.CO1 'stack bar distribution'.CO2:'stack bar distribution'.CO122 'stack bar distribution'.CP1:'stack bar distribution'.CP1 'stack bar distribution'.CP2:'stack bar distribution'.CP122 'stack bar distribution'.CQ1:'stack bar distribution'.CQ1 'stack bar distribution'.CQ2:'stack bar distribution'.CQ122 'stack bar distribution'.CR1:'stack bar distribution'.CR1 'stack bar distribution'.CR2:'stack bar distribution'.CR122 'stack bar distribution'.CS1:'stack bar distribution'.CS1 'stack bar distribution'.CS2:'stack bar distribution'.CS122 'stack bar distribution'.CT1:'stack bar distribution'.CT1 'stack bar distribution'.CT2:'stack bar distribution'.CT122 'stack bar distribution'.CU1:'stack bar distribution'.CU1 'stack bar distribution'.CU2:'stack bar distribution'.CU122 'stack bar distribution'.CV1:'stack bar distribution'.CV1 'stack bar distribution'.CV2:'stack bar distribution'.CV122 'stack bar distribution'.CW1:'stack bar distribution'.CW1 'stack bar distribution'.CW2:'stack bar distribution'.CW122 'stack bar distribution'.CX1:'stack bar distribution'.CX1 'stack bar distribution'.CX2:'stack bar distribution'.CX1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2.318cm" svg:height="15.127cm" svg:x="402.079cm" svg:y="58.439cm">
            <draw:object draw:notify-on-update-of-ranges="price.A2:price.A123 price.A2:price.A123 price.B1:price.B1 price.B2:price.B1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2.318cm" svg:height="15.014cm" svg:x="401.942cm" svg:y="74.056cm">
            <draw:object draw:notify-on-update-of-ranges="'stack bar distribution'.A2:'stack bar distribution'.A122 'stack bar distribution'.B1:'stack bar distribution'.B1 'stack bar distribution'.B2:'stack bar distribution'.B1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number-columns-repeated="50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7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 office:value-type="float" office:value="0.31" calcext:value-type="float">
            <text:p>0.31</text:p>
          </table:table-cell>
          <table:table-cell office:value-type="float" office:value="0.32" calcext:value-type="float">
            <text:p>0.32</text:p>
          </table:table-cell>
          <table:table-cell office:value-type="float" office:value="0.33" calcext:value-type="float">
            <text:p>0.33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36" calcext:value-type="float">
            <text:p>0.36</text:p>
          </table:table-cell>
          <table:table-cell office:value-type="float" office:value="0.37" calcext:value-type="float">
            <text:p>0.37</text:p>
          </table:table-cell>
          <table:table-cell office:value-type="float" office:value="0.38" calcext:value-type="float">
            <text:p>0.38</text:p>
          </table:table-cell>
          <table:table-cell office:value-type="float" office:value="0.39" calcext:value-type="float">
            <text:p>0.39</text:p>
          </table:table-cell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0.42" calcext:value-type="float">
            <text:p>0.42</text:p>
          </table:table-cell>
          <table:table-cell office:value-type="float" office:value="0.43" calcext:value-type="float">
            <text:p>0.43</text:p>
          </table:table-cell>
          <table:table-cell office:value-type="float" office:value="0.44" calcext:value-type="float">
            <text:p>0.44</text:p>
          </table:table-cell>
          <table:table-cell office:value-type="float" office:value="0.45" calcext:value-type="float">
            <text:p>0.45</text:p>
          </table:table-cell>
          <table:table-cell office:value-type="float" office:value="0.46" calcext:value-type="float">
            <text:p>0.46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  <table:table-cell office:value-type="float" office:value="0.54" calcext:value-type="float">
            <text:p>0.54</text:p>
          </table:table-cell>
          <table:table-cell office:value-type="float" office:value="0.55" calcext:value-type="float">
            <text:p>0.55</text:p>
          </table:table-cell>
          <table:table-cell office:value-type="float" office:value="0.56" calcext:value-type="float">
            <text:p>0.56</text:p>
          </table:table-cell>
          <table:table-cell office:value-type="float" office:value="0.57" calcext:value-type="float">
            <text:p>0.57</text:p>
          </table:table-cell>
          <table:table-cell office:value-type="float" office:value="0.58" calcext:value-type="float">
            <text:p>0.58</text:p>
          </table:table-cell>
          <table:table-cell office:value-type="float" office:value="0.59" calcext:value-type="float">
            <text:p>0.59</text:p>
          </table:table-cell>
          <table:table-cell office:value-type="float" office:value="0.6" calcext:value-type="float">
            <text:p>0.6</text:p>
          </table:table-cell>
          <table:table-cell office:value-type="float" office:value="0.61" calcext:value-type="float">
            <text:p>0.61</text:p>
          </table:table-cell>
          <table:table-cell office:value-type="float" office:value="0.62" calcext:value-type="float">
            <text:p>0.62</text:p>
          </table:table-cell>
          <table:table-cell office:value-type="float" office:value="0.63" calcext:value-type="float">
            <text:p>0.63</text:p>
          </table:table-cell>
          <table:table-cell office:value-type="float" office:value="0.64" calcext:value-type="float">
            <text:p>0.64</text:p>
          </table:table-cell>
          <table:table-cell office:value-type="float" office:value="0.65" calcext:value-type="float">
            <text:p>0.65</text:p>
          </table:table-cell>
          <table:table-cell office:value-type="float" office:value="0.66" calcext:value-type="float">
            <text:p>0.66</text:p>
          </table:table-cell>
          <table:table-cell office:value-type="float" office:value="0.67" calcext:value-type="float">
            <text:p>0.67</text:p>
          </table:table-cell>
          <table:table-cell office:value-type="float" office:value="0.68" calcext:value-type="float">
            <text:p>0.68</text:p>
          </table:table-cell>
          <table:table-cell office:value-type="float" office:value="0.69" calcext:value-type="float">
            <text:p>0.69</text:p>
          </table:table-cell>
          <table:table-cell office:value-type="float" office:value="0.7" calcext:value-type="float">
            <text:p>0.7</text:p>
          </table:table-cell>
          <table:table-cell office:value-type="float" office:value="0.71" calcext:value-type="float">
            <text:p>0.71</text:p>
          </table:table-cell>
          <table:table-cell office:value-type="float" office:value="0.72" calcext:value-type="float">
            <text:p>0.72</text:p>
          </table:table-cell>
          <table:table-cell office:value-type="float" office:value="0.73" calcext:value-type="float">
            <text:p>0.73</text:p>
          </table:table-cell>
          <table:table-cell office:value-type="float" office:value="0.74" calcext:value-type="float">
            <text:p>0.74</text:p>
          </table:table-cell>
          <table:table-cell office:value-type="float" office:value="0.75" calcext:value-type="float">
            <text:p>0.75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3/06/01</text:p>
          </table:table-cell>
          <table:table-cell office:value-type="float" office:value="465590.750204" calcext:value-type="float">
            <text:p>465590.750204</text:p>
          </table:table-cell>
          <table:table-cell office:value-type="float" office:value="0.504166373359329" calcext:value-type="float">
            <text:p>0.50416637335932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887727475081719" calcext:value-type="float">
            <text:p>0.08877274750817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627452656376871" calcext:value-type="float">
            <text:p>0.06274526563768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479185681636171" calcext:value-type="float">
            <text:p>0.04791856816361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479185681636171" calcext:value-type="float">
            <text:p>0.04791856816361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56263577845828" calcext:value-type="float">
            <text:p>0.04562635778458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427781187690547" calcext:value-type="float">
            <text:p>0.042778118769054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300693258916029" calcext:value-type="float">
            <text:p>0.03006932589160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59352703951039" calcext:value-type="float">
            <text:p>0.02593527039510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257071258283283" calcext:value-type="float">
            <text:p>0.02570712582832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257071258283283" calcext:value-type="float">
            <text:p>0.02570712582832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53637794497975" calcext:value-type="float">
            <text:p>0.01536377944979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4399723957279" calcext:value-type="float">
            <text:p>0.0143997239572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14458246317503" calcext:value-type="float">
            <text:p>0.01144582463175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14458246317503" calcext:value-type="float">
            <text:p>0.0114458246317503</text:p>
          </table:table-cell>
        </table:table-row>
        <table:table-row table:style-name="ro1">
          <table:table-cell office:value-type="string" calcext:value-type="string">
            <text:p>2023/06/02</text:p>
          </table:table-cell>
          <table:table-cell office:value-type="float" office:value="797930.61589" calcext:value-type="float">
            <text:p>797930.61589</text:p>
          </table:table-cell>
          <table:table-cell office:value-type="float" office:value="0.2062049147174" calcext:value-type="float">
            <text:p>0.206204914717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64914088242154" calcext:value-type="float">
            <text:p>0.1649140882421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073515650135" calcext:value-type="float">
            <text:p>0.1090735156501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19571214797394" calcext:value-type="float">
            <text:p>0.07195712147973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18333133966396" calcext:value-type="float">
            <text:p>0.07183331339663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87339442609641" calcext:value-type="float">
            <text:p>0.03873394426096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75972539498794" calcext:value-type="float">
            <text:p>0.03759725394987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75972539498794" calcext:value-type="float">
            <text:p>0.03759725394987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0740343263607" calcext:value-type="float">
            <text:p>0.03307403432636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62403767734192" calcext:value-type="float">
            <text:p>0.0262403767734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7914553444168" calcext:value-type="float">
            <text:p>0.0227914553444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7914553444168" calcext:value-type="float">
            <text:p>0.0227914553444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03455464757327" calcext:value-type="float">
            <text:p>0.0203455464757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79414095848824" calcext:value-type="float">
            <text:p>0.0179414095848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75453851766104" calcext:value-type="float">
            <text:p>0.0175453851766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5868017845108" calcext:value-type="float">
            <text:p>0.0125868017845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8367818301536" calcext:value-type="float">
            <text:p>0.0108367818301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8367818301536" calcext:value-type="float">
            <text:p>0.0108367818301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5522959419329" calcext:value-type="float">
            <text:p>0.0105522959419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5522959419329" calcext:value-type="float">
            <text:p>0.0105522959419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635316405844" calcext:value-type="float">
            <text:p>0.0100635316405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635316405844" calcext:value-type="float">
            <text:p>0.0100635316405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17372996377053" calcext:value-type="float">
            <text:p>0.00917372996377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17372996377053" calcext:value-type="float">
            <text:p>0.00917372996377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51945078997596" calcext:value-type="float">
            <text:p>0.00751945078997596</text:p>
          </table:table-cell>
        </table:table-row>
        <table:table-row table:style-name="ro1">
          <table:table-cell office:value-type="string" calcext:value-type="string">
            <text:p>2023/06/03</text:p>
          </table:table-cell>
          <table:table-cell office:value-type="float" office:value="685375.09947" calcext:value-type="float">
            <text:p>685375.09947</text:p>
          </table:table-cell>
          <table:table-cell office:value-type="float" office:value="0.15588789041595" calcext:value-type="float">
            <text:p>0.15588789041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55819784060706" calcext:value-type="float">
            <text:p>0.1558197840607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8494116379194" calcext:value-type="float">
            <text:p>0.1184941163791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95819149652189" calcext:value-type="float">
            <text:p>0.08958191496521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29527524981064" calcext:value-type="float">
            <text:p>0.07295275249810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739176836993" calcext:value-type="float">
            <text:p>0.067391768369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743225458853" calcext:value-type="float">
            <text:p>0.0437432254588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743225458853" calcext:value-type="float">
            <text:p>0.0437432254588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3743225458853" calcext:value-type="float">
            <text:p>0.0437432254588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5396640680352" calcext:value-type="float">
            <text:p>0.02753966406803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5396640680352" calcext:value-type="float">
            <text:p>0.0275396640680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08878320952578" calcext:value-type="float">
            <text:p>0.02088783209525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234036967004" calcext:value-type="float">
            <text:p>0.018234036967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68083141755637" calcext:value-type="float">
            <text:p>0.01680831417556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68083141755637" calcext:value-type="float">
            <text:p>0.0168083141755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0474175475374" calcext:value-type="float">
            <text:p>0.01204741754753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0474175475374" calcext:value-type="float">
            <text:p>0.01204741754753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14469503328424" calcext:value-type="float">
            <text:p>0.0114469503328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77566883474623" calcext:value-type="float">
            <text:p>0.009775668834746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77566883474623" calcext:value-type="float">
            <text:p>0.009775668834746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894767960164045" calcext:value-type="float">
            <text:p>0.00894767960164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94767960164045" calcext:value-type="float">
            <text:p>0.00894767960164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3578908418614" calcext:value-type="float">
            <text:p>0.00783578908418614</text:p>
          </table:table-cell>
        </table:table-row>
        <table:table-row table:style-name="ro1">
          <table:table-cell office:value-type="string" calcext:value-type="string">
            <text:p>2023/06/04</text:p>
          </table:table-cell>
          <table:table-cell office:value-type="float" office:value="326313.595219" calcext:value-type="float">
            <text:p>326313.595219</text:p>
          </table:table-cell>
          <table:table-cell office:value-type="float" office:value="0.245162938878809" calcext:value-type="float">
            <text:p>0.24516293887880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245162938878809" calcext:value-type="float">
            <text:p>0.24516293887880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22043941053919" calcext:value-type="float">
            <text:p>0.1220439410539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873178452184237" calcext:value-type="float">
            <text:p>0.087317845218423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612907347197021" calcext:value-type="float">
            <text:p>0.0612907347197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470242344935144" calcext:value-type="float">
            <text:p>0.04702423449351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456001569901297" calcext:value-type="float">
            <text:p>0.045600156990129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361405855373118" calcext:value-type="float">
            <text:p>0.03614058553731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283986123525767" calcext:value-type="float">
            <text:p>0.02839861235257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276421213585857" calcext:value-type="float">
            <text:p>0.027642121358585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210477965173058" calcext:value-type="float">
            <text:p>0.021047796517305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69775335173575" calcext:value-type="float">
            <text:p>0.01697753351735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61905604835565" calcext:value-type="float">
            <text:p>0.0161905604835565</text:p>
          </table:table-cell>
        </table:table-row>
        <table:table-row table:style-name="ro1">
          <table:table-cell office:value-type="string" calcext:value-type="string">
            <text:p>2023/06/05</text:p>
          </table:table-cell>
          <table:table-cell office:value-type="float" office:value="3178910.629599" calcext:value-type="float">
            <text:p>3178910.629599</text:p>
          </table:table-cell>
          <table:table-cell office:value-type="float" office:value="0.226159429430292" calcext:value-type="float">
            <text:p>0.2261594294302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82761880969673" calcext:value-type="float">
            <text:p>0.182761880969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932512184524" calcext:value-type="float">
            <text:p>0.14932512184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63625493777" calcext:value-type="float">
            <text:p>0.12636254937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34994593482653" calcext:value-type="float">
            <text:p>0.0534994593482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4994593482653" calcext:value-type="float">
            <text:p>0.0534994593482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256984984113" calcext:value-type="float">
            <text:p>0.044256984984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623844178304" calcext:value-type="float">
            <text:p>0.024623844178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660081644472" calcext:value-type="float">
            <text:p>0.015660081644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660081644472" calcext:value-type="float">
            <text:p>0.015660081644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8687265346498" calcext:value-type="float">
            <text:p>0.0138687265346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4064692862961" calcext:value-type="float">
            <text:p>0.0124064692862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7606302083164" calcext:value-type="float">
            <text:p>0.0117606302083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9902147938038" calcext:value-type="float">
            <text:p>0.0099902147938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8707760125849" calcext:value-type="float">
            <text:p>0.0068707760125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96529481937402" calcext:value-type="float">
            <text:p>0.00596529481937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33799215429365" calcext:value-type="float">
            <text:p>0.005337992154293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66679329134567" calcext:value-type="float">
            <text:p>0.00466679329134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29933859188869" calcext:value-type="float">
            <text:p>0.00429933859188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14405284229769" calcext:value-type="float">
            <text:p>0.00414405284229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5162178854453" calcext:value-type="float">
            <text:p>0.00335162178854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6774962662925" calcext:value-type="float">
            <text:p>0.003167749626629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14573171919008" calcext:value-type="float">
            <text:p>0.00314573171919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3849653623588" calcext:value-type="float">
            <text:p>0.00313849653623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1052120114721" calcext:value-type="float">
            <text:p>0.00291052120114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104309865946" calcext:value-type="float">
            <text:p>0.00291043098659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1658537535204" calcext:value-type="float">
            <text:p>0.00251658537535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0333903346124" calcext:value-type="float">
            <text:p>0.00240333903346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8588253511123" calcext:value-type="float">
            <text:p>0.00198588253511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5566349806566" calcext:value-type="float">
            <text:p>0.00175566349806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9479639402105" calcext:value-type="float">
            <text:p>0.00159479639402105</text:p>
          </table:table-cell>
        </table:table-row>
        <table:table-row table:style-name="ro1">
          <table:table-cell office:value-type="string" calcext:value-type="string">
            <text:p>2023/06/06</text:p>
          </table:table-cell>
          <table:table-cell office:value-type="float" office:value="2381832.073742" calcext:value-type="float">
            <text:p>2381832.073742</text:p>
          </table:table-cell>
          <table:table-cell office:value-type="float" office:value="0.247007385149407" calcext:value-type="float">
            <text:p>0.2470073851494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67815167486864" calcext:value-type="float">
            <text:p>0.0867815167486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3934359010674" calcext:value-type="float">
            <text:p>0.0783934359010674</text:p>
          </table:table-cell>
          <table:table-cell office:value-type="float" office:value="0" calcext:value-type="float">
            <text:p>0</text:p>
          </table:table-cell>
          <table:table-cell office:value-type="float" office:value="0.0762951056891696" calcext:value-type="float">
            <text:p>0.0762951056891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4535239836412" calcext:value-type="float">
            <text:p>0.0564535239836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3553541503747" calcext:value-type="float">
            <text:p>0.0503553541503747</text:p>
          </table:table-cell>
          <table:table-cell office:value-type="float" office:value="0" calcext:value-type="float">
            <text:p>0</text:p>
          </table:table-cell>
          <table:table-cell office:value-type="float" office:value="0.0483312534368321" calcext:value-type="float">
            <text:p>0.0483312534368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9391039606801" calcext:value-type="float">
            <text:p>0.0479391039606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4188931054902" calcext:value-type="float">
            <text:p>0.0474188931054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9844879504432" calcext:value-type="float">
            <text:p>0.0419844879504432</text:p>
          </table:table-cell>
          <table:table-cell office:value-type="float" office:value="0" calcext:value-type="float">
            <text:p>0</text:p>
          </table:table-cell>
          <table:table-cell office:value-type="float" office:value="0.0381836322562895" calcext:value-type="float">
            <text:p>0.0381836322562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5502419191791" calcext:value-type="float">
            <text:p>0.0215502419191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0676750475732" calcext:value-type="float">
            <text:p>0.0190676750475732</text:p>
          </table:table-cell>
          <table:table-cell office:value-type="float" office:value="0" calcext:value-type="float">
            <text:p>0</text:p>
          </table:table-cell>
          <table:table-cell office:value-type="float" office:value="0.0177507655624003" calcext:value-type="float">
            <text:p>0.0177507655624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1507490380318" calcext:value-type="float">
            <text:p>0.0151507490380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0251172850326" calcext:value-type="float">
            <text:p>0.0120251172850326</text:p>
          </table:table-cell>
          <table:table-cell office:value-type="float" office:value="0" calcext:value-type="float">
            <text:p>0</text:p>
          </table:table-cell>
          <table:table-cell office:value-type="float" office:value="0.00799801954134882" calcext:value-type="float">
            <text:p>0.00799801954134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47239916541986" calcext:value-type="float">
            <text:p>0.00747239916541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00553165941098" calcext:value-type="float">
            <text:p>0.00700553165941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35439049916808" calcext:value-type="float">
            <text:p>0.00635439049916808</text:p>
          </table:table-cell>
          <table:table-cell office:value-type="float" office:value="0" calcext:value-type="float">
            <text:p>0</text:p>
          </table:table-cell>
          <table:table-cell office:value-type="float" office:value="0.00634676550318281" calcext:value-type="float">
            <text:p>0.00634676550318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03937593190629" calcext:value-type="float">
            <text:p>0.00603937593190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03937593190629" calcext:value-type="float">
            <text:p>0.00603937593190629</text:p>
          </table:table-cell>
          <table:table-cell office:value-type="float" office:value="0" calcext:value-type="float">
            <text:p>0</text:p>
          </table:table-cell>
          <table:table-cell office:value-type="float" office:value="0.00528271499015964" calcext:value-type="float">
            <text:p>0.00528271499015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28271499015964" calcext:value-type="float">
            <text:p>0.00528271499015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47323984232906" calcext:value-type="float">
            <text:p>0.00447323984232906</text:p>
          </table:table-cell>
          <table:table-cell office:value-type="float" office:value="0" calcext:value-type="float">
            <text:p>0</text:p>
          </table:table-cell>
          <table:table-cell office:value-type="float" office:value="0.00418879236281566" calcext:value-type="float">
            <text:p>0.00418879236281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18837251793625" calcext:value-type="float">
            <text:p>0.00418837251793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18417406914118" calcext:value-type="float">
            <text:p>0.00418417406914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9434766991119" calcext:value-type="float">
            <text:p>0.00349434766991119</text:p>
          </table:table-cell>
          <table:table-cell office:value-type="float" office:value="0" calcext:value-type="float">
            <text:p>0</text:p>
          </table:table-cell>
          <table:table-cell office:value-type="float" office:value="0.00266201533260857" calcext:value-type="float">
            <text:p>0.00266201533260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6201533260857" calcext:value-type="float">
            <text:p>0.00266201533260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2156105444435" calcext:value-type="float">
            <text:p>0.00242156105444435</text:p>
          </table:table-cell>
          <table:table-cell office:value-type="float" office:value="0" calcext:value-type="float">
            <text:p>0</text:p>
          </table:table-cell>
          <table:table-cell office:value-type="float" office:value="0.00242156105444435" calcext:value-type="float">
            <text:p>0.00242156105444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0655752485297" calcext:value-type="float">
            <text:p>0.00240655752485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8829447259782" calcext:value-type="float">
            <text:p>0.00228829447259782</text:p>
          </table:table-cell>
          <table:table-cell office:value-type="float" office:value="0" calcext:value-type="float">
            <text:p>0</text:p>
          </table:table-cell>
          <table:table-cell office:value-type="float" office:value="0.00209953936934926" calcext:value-type="float">
            <text:p>0.00209953936934926</text:p>
          </table:table-cell>
        </table:table-row>
        <table:table-row table:style-name="ro1">
          <table:table-cell office:value-type="string" calcext:value-type="string">
            <text:p>2023/06/07</text:p>
          </table:table-cell>
          <table:table-cell office:value-type="float" office:value="1833845.104583" calcext:value-type="float">
            <text:p>1833845.104583</text:p>
          </table:table-cell>
          <table:table-cell office:value-type="float" office:value="0.256283422370544" calcext:value-type="float">
            <text:p>0.2562834223705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61664095489359" calcext:value-type="float">
            <text:p>0.161664095489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4319937993619" calcext:value-type="float">
            <text:p>0.104319937993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4078463035073" calcext:value-type="float">
            <text:p>0.0774078463035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08767603518813" calcext:value-type="float">
            <text:p>0.0708767603518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5121399737774" calcext:value-type="float">
            <text:p>0.0695121399737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2651162712947" calcext:value-type="float">
            <text:p>0.0272651162712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4270889667206" calcext:value-type="float">
            <text:p>0.02642708896672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7737590651527" calcext:value-type="float">
            <text:p>0.0217737590651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5691852601478" calcext:value-type="float">
            <text:p>0.0195691852601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230539086428" calcext:value-type="float">
            <text:p>0.0180230539086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7106121106763" calcext:value-type="float">
            <text:p>0.0137106121106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3314106512606" calcext:value-type="float">
            <text:p>0.0133314106512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7747975777524" calcext:value-type="float">
            <text:p>0.0127747975777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0779972608628" calcext:value-type="float">
            <text:p>0.0120779972608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4886107050959" calcext:value-type="float">
            <text:p>0.0114886107050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9060465085179" calcext:value-type="float">
            <text:p>0.0109060465085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68601443502071" calcext:value-type="float">
            <text:p>0.00868601443502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62387181177937" calcext:value-type="float">
            <text:p>0.00762387181177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59453090655104" calcext:value-type="float">
            <text:p>0.00659453090655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1728223238211" calcext:value-type="float">
            <text:p>0.0061728223238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06376185873592" calcext:value-type="float">
            <text:p>0.00606376185873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41160039918232" calcext:value-type="float">
            <text:p>0.00541160039918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5430476768604" calcext:value-type="float">
            <text:p>0.00455430476768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09398286160445" calcext:value-type="float">
            <text:p>0.00409398286160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7533767337047" calcext:value-type="float">
            <text:p>0.00367533767337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5731439707673" calcext:value-type="float">
            <text:p>0.00365731439707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5731439707673" calcext:value-type="float">
            <text:p>0.00365731439707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74940170787" calcext:value-type="float">
            <text:p>0.003274940170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74940170787" calcext:value-type="float">
            <text:p>0.003274940170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1178707554893" calcext:value-type="float">
            <text:p>0.00311178707554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3559598215944" calcext:value-type="float">
            <text:p>0.00273559598215944</text:p>
          </table:table-cell>
        </table:table-row>
        <table:table-row table:style-name="ro1">
          <table:table-cell office:value-type="string" calcext:value-type="string">
            <text:p>2023/06/08</text:p>
          </table:table-cell>
          <table:table-cell office:value-type="float" office:value="2771386.61912" calcext:value-type="float">
            <text:p>2771386.61912</text:p>
          </table:table-cell>
          <table:table-cell office:value-type="float" office:value="0.279875602901731" calcext:value-type="float">
            <text:p>0.2798756029017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71129086218434" calcext:value-type="float">
            <text:p>0.2711290862184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0200794441656" calcext:value-type="float">
            <text:p>0.2602007944416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6870747296184" calcext:value-type="float">
            <text:p>0.0256870747296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04872804314935" calcext:value-type="float">
            <text:p>0.02048728043149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79753086546324" calcext:value-type="float">
            <text:p>0.0179753086546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61820721405663" calcext:value-type="float">
            <text:p>0.01618207214056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6882697527801" calcext:value-type="float">
            <text:p>0.01568826975278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8459582486201" calcext:value-type="float">
            <text:p>0.01284595824862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9209175551008" calcext:value-type="float">
            <text:p>0.00799209175551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9209175551008" calcext:value-type="float">
            <text:p>0.00799209175551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9209175551008" calcext:value-type="float">
            <text:p>0.00799209175551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2220304035807" calcext:value-type="float">
            <text:p>0.007922203040358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21660408620672" calcext:value-type="float">
            <text:p>0.007216604086206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72859638974555" calcext:value-type="float">
            <text:p>0.006728596389745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91183270355922" calcext:value-type="float">
            <text:p>0.004911832703559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7534232644102" calcext:value-type="float">
            <text:p>0.0047534232644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32166335702489" calcext:value-type="float">
            <text:p>0.004321663357024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84676736058753" calcext:value-type="float">
            <text:p>0.003846767360587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60527644575714" calcext:value-type="float">
            <text:p>0.003605276445757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5984013255167" calcext:value-type="float">
            <text:p>0.003059840132551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1186900736733" calcext:value-type="float">
            <text:p>0.002511869007367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41094964553223" calcext:value-type="float">
            <text:p>0.002410949645532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41094964553223" calcext:value-type="float">
            <text:p>0.002410949645532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25230213530503" calcext:value-type="float">
            <text:p>0.00225230213530503</text:p>
          </table:table-cell>
        </table:table-row>
        <table:table-row table:style-name="ro1">
          <table:table-cell office:value-type="string" calcext:value-type="string">
            <text:p>2023/06/09</text:p>
          </table:table-cell>
          <table:table-cell office:value-type="float" office:value="1482037.97491" calcext:value-type="float">
            <text:p>1482037.97491</text:p>
          </table:table-cell>
          <table:table-cell office:value-type="float" office:value="0.187999906019223" calcext:value-type="float">
            <text:p>0.18799990601922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47058584320847" calcext:value-type="float">
            <text:p>0.1470585843208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09208402713047" calcext:value-type="float">
            <text:p>0.1092084027130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795560181291306" calcext:value-type="float">
            <text:p>0.07955601812913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795560181291306" calcext:value-type="float">
            <text:p>0.07955601812913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787915033061762" calcext:value-type="float">
            <text:p>0.07879150330617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758312413059623" calcext:value-type="float">
            <text:p>0.07583124130596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675025661917167" calcext:value-type="float">
            <text:p>0.06750256619171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553111245040654" calcext:value-type="float">
            <text:p>0.05531112450406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89839057487772" calcext:value-type="float">
            <text:p>0.03898390574877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2518316375818" calcext:value-type="float">
            <text:p>0.0225183163758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64410298875639" calcext:value-type="float">
            <text:p>0.01644102988756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31367132486482" calcext:value-type="float">
            <text:p>0.013136713248648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22060684113702" calcext:value-type="float">
            <text:p>0.01220606841137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01767510248284" calcext:value-type="float">
            <text:p>0.01017675102482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572185068369446" calcext:value-type="float">
            <text:p>0.00572185068369446</text:p>
          </table:table-cell>
        </table:table-row>
        <table:table-row table:style-name="ro1">
          <table:table-cell office:value-type="string" calcext:value-type="string">
            <text:p>2023/06/10</text:p>
          </table:table-cell>
          <table:table-cell office:value-type="float" office:value="11585013.467975" calcext:value-type="float">
            <text:p>11585013.467975</text:p>
          </table:table-cell>
          <table:table-cell office:value-type="float" office:value="0.240009029914923" calcext:value-type="float">
            <text:p>0.240009029914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0627697690866" calcext:value-type="float">
            <text:p>0.100627697690866</text:p>
          </table:table-cell>
          <table:table-cell office:value-type="float" office:value="0.0983446925762744" calcext:value-type="float">
            <text:p>0.0983446925762744</text:p>
          </table:table-cell>
          <table:table-cell office:value-type="float" office:value="0" calcext:value-type="float">
            <text:p>0</text:p>
          </table:table-cell>
          <table:table-cell office:value-type="float" office:value="0.0820692384716054" calcext:value-type="float">
            <text:p>0.0820692384716054</text:p>
          </table:table-cell>
          <table:table-cell office:value-type="float" office:value="0.0608105774885337" calcext:value-type="float">
            <text:p>0.0608105774885337</text:p>
          </table:table-cell>
          <table:table-cell office:value-type="float" office:value="0" calcext:value-type="float">
            <text:p>0</text:p>
          </table:table-cell>
          <table:table-cell office:value-type="float" office:value="0.0505049876133008" calcext:value-type="float">
            <text:p>0.0505049876133008</text:p>
          </table:table-cell>
          <table:table-cell office:value-type="float" office:value="0.0388432867379875" calcext:value-type="float">
            <text:p>0.0388432867379875</text:p>
          </table:table-cell>
          <table:table-cell office:value-type="float" office:value="0" calcext:value-type="float">
            <text:p>0</text:p>
          </table:table-cell>
          <table:table-cell office:value-type="float" office:value="0.0264565842540686" calcext:value-type="float">
            <text:p>0.0264565842540686</text:p>
          </table:table-cell>
          <table:table-cell office:value-type="float" office:value="0" calcext:value-type="float">
            <text:p>0</text:p>
          </table:table-cell>
          <table:table-cell office:value-type="float" office:value="0.0216693910364423" calcext:value-type="float">
            <text:p>0.0216693910364423</text:p>
          </table:table-cell>
          <table:table-cell office:value-type="float" office:value="0.0216463479902914" calcext:value-type="float">
            <text:p>0.0216463479902914</text:p>
          </table:table-cell>
          <table:table-cell office:value-type="float" office:value="0" calcext:value-type="float">
            <text:p>0</text:p>
          </table:table-cell>
          <table:table-cell office:value-type="float" office:value="0.0215796037433263" calcext:value-type="float">
            <text:p>0.0215796037433263</text:p>
          </table:table-cell>
          <table:table-cell office:value-type="float" office:value="0.0189095205288778" calcext:value-type="float">
            <text:p>0.0189095205288778</text:p>
          </table:table-cell>
          <table:table-cell office:value-type="float" office:value="0" calcext:value-type="float">
            <text:p>0</text:p>
          </table:table-cell>
          <table:table-cell office:value-type="float" office:value="0.0185584592192607" calcext:value-type="float">
            <text:p>0.0185584592192607</text:p>
          </table:table-cell>
          <table:table-cell office:value-type="float" office:value="0.0157246691342727" calcext:value-type="float">
            <text:p>0.0157246691342727</text:p>
          </table:table-cell>
          <table:table-cell office:value-type="float" office:value="0" calcext:value-type="float">
            <text:p>0</text:p>
          </table:table-cell>
          <table:table-cell office:value-type="float" office:value="0.0132179388848623" calcext:value-type="float">
            <text:p>0.0132179388848623</text:p>
          </table:table-cell>
          <table:table-cell office:value-type="float" office:value="0.0129339964959222" calcext:value-type="float">
            <text:p>0.0129339964959222</text:p>
          </table:table-cell>
          <table:table-cell office:value-type="float" office:value="0" calcext:value-type="float">
            <text:p>0</text:p>
          </table:table-cell>
          <table:table-cell office:value-type="float" office:value="0.00964450583582532" calcext:value-type="float">
            <text:p>0.00964450583582532</text:p>
          </table:table-cell>
          <table:table-cell office:value-type="float" office:value="0" calcext:value-type="float">
            <text:p>0</text:p>
          </table:table-cell>
          <table:table-cell office:value-type="float" office:value="0.00926501469305252" calcext:value-type="float">
            <text:p>0.00926501469305252</text:p>
          </table:table-cell>
          <table:table-cell office:value-type="float" office:value="0.00814182980630473" calcext:value-type="float">
            <text:p>0.00814182980630473</text:p>
          </table:table-cell>
          <table:table-cell office:value-type="float" office:value="0" calcext:value-type="float">
            <text:p>0</text:p>
          </table:table-cell>
          <table:table-cell office:value-type="float" office:value="0.00784983981687992" calcext:value-type="float">
            <text:p>0.00784983981687992</text:p>
          </table:table-cell>
          <table:table-cell office:value-type="float" office:value="0.00707707912698108" calcext:value-type="float">
            <text:p>0.00707707912698108</text:p>
          </table:table-cell>
          <table:table-cell office:value-type="float" office:value="0" calcext:value-type="float">
            <text:p>0</text:p>
          </table:table-cell>
          <table:table-cell office:value-type="float" office:value="0.0069054731978645" calcext:value-type="float">
            <text:p>0.0069054731978645</text:p>
          </table:table-cell>
          <table:table-cell office:value-type="float" office:value="0.00672486462837219" calcext:value-type="float">
            <text:p>0.00672486462837219</text:p>
          </table:table-cell>
          <table:table-cell office:value-type="float" office:value="0" calcext:value-type="float">
            <text:p>0</text:p>
          </table:table-cell>
          <table:table-cell office:value-type="float" office:value="0.00664872331421329" calcext:value-type="float">
            <text:p>0.00664872331421329</text:p>
          </table:table-cell>
          <table:table-cell office:value-type="float" office:value="0" calcext:value-type="float">
            <text:p>0</text:p>
          </table:table-cell>
          <table:table-cell office:value-type="float" office:value="0.00658214389830392" calcext:value-type="float">
            <text:p>0.00658214389830392</text:p>
          </table:table-cell>
          <table:table-cell office:value-type="float" office:value="0.00647642543596583" calcext:value-type="float">
            <text:p>0.00647642543596583</text:p>
          </table:table-cell>
          <table:table-cell office:value-type="float" office:value="0" calcext:value-type="float">
            <text:p>0</text:p>
          </table:table-cell>
          <table:table-cell office:value-type="float" office:value="0.00645438903258089" calcext:value-type="float">
            <text:p>0.00645438903258089</text:p>
          </table:table-cell>
          <table:table-cell office:value-type="float" office:value="0.00587799377430531" calcext:value-type="float">
            <text:p>0.00587799377430531</text:p>
          </table:table-cell>
          <table:table-cell office:value-type="float" office:value="0" calcext:value-type="float">
            <text:p>0</text:p>
          </table:table-cell>
          <table:table-cell office:value-type="float" office:value="0.00587799377430531" calcext:value-type="float">
            <text:p>0.00587799377430531</text:p>
          </table:table-cell>
          <table:table-cell office:value-type="float" office:value="0.00562662183174778" calcext:value-type="float">
            <text:p>0.00562662183174778</text:p>
          </table:table-cell>
          <table:table-cell office:value-type="float" office:value="0" calcext:value-type="float">
            <text:p>0</text:p>
          </table:table-cell>
          <table:table-cell office:value-type="float" office:value="0.00562662183174778" calcext:value-type="float">
            <text:p>0.00562662183174778</text:p>
          </table:table-cell>
          <table:table-cell office:value-type="float" office:value="0.00559567830103969" calcext:value-type="float">
            <text:p>0.00559567830103969</text:p>
          </table:table-cell>
          <table:table-cell office:value-type="float" office:value="0" calcext:value-type="float">
            <text:p>0</text:p>
          </table:table-cell>
          <table:table-cell office:value-type="float" office:value="0.00527131232422073" calcext:value-type="float">
            <text:p>0.00527131232422073</text:p>
          </table:table-cell>
          <table:table-cell office:value-type="float" office:value="0" calcext:value-type="float">
            <text:p>0</text:p>
          </table:table-cell>
          <table:table-cell office:value-type="float" office:value="0.00501967737549514" calcext:value-type="float">
            <text:p>0.00501967737549514</text:p>
          </table:table-cell>
          <table:table-cell office:value-type="float" office:value="0.00500269569821488" calcext:value-type="float">
            <text:p>0.00500269569821488</text:p>
          </table:table-cell>
          <table:table-cell office:value-type="float" office:value="0" calcext:value-type="float">
            <text:p>0</text:p>
          </table:table-cell>
          <table:table-cell office:value-type="float" office:value="0.00394570106684478" calcext:value-type="float">
            <text:p>0.00394570106684478</text:p>
          </table:table-cell>
          <table:table-cell office:value-type="float" office:value="0.00270435851167605" calcext:value-type="float">
            <text:p>0.00270435851167605</text:p>
          </table:table-cell>
          <table:table-cell office:value-type="float" office:value="0" calcext:value-type="float">
            <text:p>0</text:p>
          </table:table-cell>
          <table:table-cell office:value-type="float" office:value="0.00234082625410537" calcext:value-type="float">
            <text:p>0.00234082625410537</text:p>
          </table:table-cell>
          <table:table-cell office:value-type="float" office:value="0.0021564697761518" calcext:value-type="float">
            <text:p>0.0021564697761518</text:p>
          </table:table-cell>
          <table:table-cell office:value-type="float" office:value="0" calcext:value-type="float">
            <text:p>0</text:p>
          </table:table-cell>
          <table:table-cell office:value-type="float" office:value="0.00172539904724811" calcext:value-type="float">
            <text:p>0.001725399047248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29435887506324" calcext:value-type="float">
            <text:p>0.00129435887506324</text:p>
          </table:table-cell>
          <table:table-cell office:value-type="float" office:value="0" calcext:value-type="float">
            <text:p>0</text:p>
          </table:table-cell>
          <table:table-cell office:value-type="float" office:value="0.00126153460074951" calcext:value-type="float">
            <text:p>0.00126153460074951</text:p>
          </table:table-cell>
          <table:table-cell office:value-type="float" office:value="0.00120407216086205" calcext:value-type="float">
            <text:p>0.00120407216086205</text:p>
          </table:table-cell>
          <table:table-cell office:value-type="float" office:value="0" calcext:value-type="float">
            <text:p>0</text:p>
          </table:table-cell>
          <table:table-cell office:value-type="float" office:value="0.00118510574354991" calcext:value-type="float">
            <text:p>0.00118510574354991</text:p>
          </table:table-cell>
          <table:table-cell office:value-type="float" office:value="0.00098012426928884" calcext:value-type="float">
            <text:p>0.00098012426928884</text:p>
          </table:table-cell>
          <table:table-cell office:value-type="float" office:value="0" calcext:value-type="float">
            <text:p>0</text:p>
          </table:table-cell>
          <table:table-cell office:value-type="float" office:value="0.000890249528713083" calcext:value-type="float">
            <text:p>0.000890249528713083</text:p>
          </table:table-cell>
          <table:table-cell office:value-type="float" office:value="0.000863890876576567" calcext:value-type="float">
            <text:p>0.000863890876576567</text:p>
          </table:table-cell>
          <table:table-cell office:value-type="float" office:value="0" calcext:value-type="float">
            <text:p>0</text:p>
          </table:table-cell>
          <table:table-cell office:value-type="float" office:value="0.000863184149733076" calcext:value-type="float">
            <text:p>0.000863184149733076</text:p>
          </table:table-cell>
          <table:table-cell office:value-type="float" office:value="0" calcext:value-type="float">
            <text:p>0</text:p>
          </table:table-cell>
          <table:table-cell office:value-type="float" office:value="0.000863184149733076" calcext:value-type="float">
            <text:p>0.000863184149733076</text:p>
          </table:table-cell>
          <table:table-cell office:value-type="float" office:value="0.000789364641247903" calcext:value-type="float">
            <text:p>0.000789364641247903</text:p>
          </table:table-cell>
          <table:table-cell office:value-type="float" office:value="0" calcext:value-type="float">
            <text:p>0</text:p>
          </table:table-cell>
          <table:table-cell office:value-type="float" office:value="0.000770020514750391" calcext:value-type="float">
            <text:p>0.000770020514750391</text:p>
          </table:table-cell>
          <table:table-cell office:value-type="float" office:value="0.000733676920056769" calcext:value-type="float">
            <text:p>0.0007336769200567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721500034514988" calcext:value-type="float">
            <text:p>0.000721500034514988</text:p>
          </table:table-cell>
          <table:table-cell office:value-type="float" office:value="0" calcext:value-type="float">
            <text:p>0</text:p>
          </table:table-cell>
          <table:table-cell office:value-type="float" office:value="0.000685347350173449" calcext:value-type="float">
            <text:p>0.000685347350173449</text:p>
          </table:table-cell>
          <table:table-cell office:value-type="float" office:value="0" calcext:value-type="float">
            <text:p>0</text:p>
          </table:table-cell>
          <table:table-cell office:value-type="float" office:value="0.000685347350173449" calcext:value-type="float">
            <text:p>0.000685347350173449</text:p>
          </table:table-cell>
          <table:table-cell office:value-type="float" office:value="0.0006509202881676" calcext:value-type="float">
            <text:p>0.0006509202881676</text:p>
          </table:table-cell>
          <table:table-cell office:value-type="float" office:value="0" calcext:value-type="float">
            <text:p>0</text:p>
          </table:table-cell>
          <table:table-cell office:value-type="float" office:value="0.000619287179150274" calcext:value-type="float">
            <text:p>0.000619287179150274</text:p>
          </table:table-cell>
          <table:table-cell office:value-type="float" office:value="0.00060601047296216" calcext:value-type="float">
            <text:p>0.00060601047296216</text:p>
          </table:table-cell>
          <table:table-cell office:value-type="float" office:value="0" calcext:value-type="float">
            <text:p>0</text:p>
          </table:table-cell>
          <table:table-cell office:value-type="float" office:value="0.00054041242811731" calcext:value-type="float">
            <text:p>0.00054041242811731</text:p>
          </table:table-cell>
          <table:table-cell office:value-type="float" office:value="0.000451428823493139" calcext:value-type="float">
            <text:p>0.000451428823493139</text:p>
          </table:table-cell>
          <table:table-cell office:value-type="float" office:value="0" calcext:value-type="float">
            <text:p>0</text:p>
          </table:table-cell>
          <table:table-cell office:value-type="float" office:value="0.000440513007870624" calcext:value-type="float">
            <text:p>0.000440513007870624</text:p>
          </table:table-cell>
          <table:table-cell office:value-type="float" office:value="0.000436947591212933" calcext:value-type="float">
            <text:p>0.000436947591212933</text:p>
          </table:table-cell>
        </table:table-row>
        <table:table-row table:style-name="ro1">
          <table:table-cell office:value-type="string" calcext:value-type="string">
            <text:p>2023/06/11</text:p>
          </table:table-cell>
          <table:table-cell office:value-type="float" office:value="1348558.2033" calcext:value-type="float">
            <text:p>1348558.2033</text:p>
          </table:table-cell>
          <table:table-cell office:value-type="float" office:value="0.167483852938126" calcext:value-type="float">
            <text:p>0.16748385293812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53300101911886" calcext:value-type="float">
            <text:p>0.1533001019118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770895638361" calcext:value-type="float">
            <text:p>0.1107708956383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0770895638361" calcext:value-type="float">
            <text:p>0.1107708956383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341190338596" calcext:value-type="float">
            <text:p>0.09003411903385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753875581722917" calcext:value-type="float">
            <text:p>0.07538755817229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29141413365647" calcext:value-type="float">
            <text:p>0.05291414133656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75469622394459" calcext:value-type="float">
            <text:p>0.04754696223944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508724737146" calcext:value-type="float">
            <text:p>0.0255087247371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29415513726385" calcext:value-type="float">
            <text:p>0.02294155137263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9415513726385" calcext:value-type="float">
            <text:p>0.02294155137263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16112288877729" calcext:value-type="float">
            <text:p>0.02161122888777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75690426353288" calcext:value-type="float">
            <text:p>0.0175690426353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65980596575116" calcext:value-type="float">
            <text:p>0.01659805965751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41832311154204" calcext:value-type="float">
            <text:p>0.0141832311154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5543486111839" calcext:value-type="float">
            <text:p>0.01355434861118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13444588172489" calcext:value-type="float">
            <text:p>0.01134445881724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39827170646823" calcext:value-type="float">
            <text:p>0.007398271706468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86074682127891" calcext:value-type="float">
            <text:p>0.004860746821278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49152271305608" calcext:value-type="float">
            <text:p>0.004491522713056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44919617508366" calcext:value-type="float">
            <text:p>0.004449196175083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33953846832835" calcext:value-type="float">
            <text:p>0.00433953846832835</text:p>
          </table:table-cell>
        </table:table-row>
        <table:table-row table:style-name="ro1">
          <table:table-cell office:value-type="string" calcext:value-type="string">
            <text:p>2023/06/12</text:p>
          </table:table-cell>
          <table:table-cell office:value-type="float" office:value="1358804.915748" calcext:value-type="float">
            <text:p>1358804.915748</text:p>
          </table:table-cell>
          <table:table-cell office:value-type="float" office:value="0.184506803584817" calcext:value-type="float">
            <text:p>0.1845068035848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09584531432189" calcext:value-type="float">
            <text:p>0.1095845314321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42966963634703" calcext:value-type="float">
            <text:p>0.08429669636347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09829275157021" calcext:value-type="float">
            <text:p>0.0809829275157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09829275157021" calcext:value-type="float">
            <text:p>0.0809829275157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787662978398064" calcext:value-type="float">
            <text:p>0.0787662978398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87662978398064" calcext:value-type="float">
            <text:p>0.07876629783980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73594081711834" calcext:value-type="float">
            <text:p>0.0735940817118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2459539012604" calcext:value-type="float">
            <text:p>0.04024595390126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61438858152529" calcext:value-type="float">
            <text:p>0.03614388581525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19974268315522" calcext:value-type="float">
            <text:p>0.03199742683155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73870946216841" calcext:value-type="float">
            <text:p>0.02738709462168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54378305206914" calcext:value-type="float">
            <text:p>0.01543783052069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2780459648043" calcext:value-type="float">
            <text:p>0.01527804596480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51693424428431" calcext:value-type="float">
            <text:p>0.01516934244284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39822826808812" calcext:value-type="float">
            <text:p>0.009398228268088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814011036596174" calcext:value-type="float">
            <text:p>0.008140110365961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75092868589034" calcext:value-type="float">
            <text:p>0.007750928685890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775092868589034" calcext:value-type="float">
            <text:p>0.00775092868589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20261224427532" calcext:value-type="float">
            <text:p>0.006202612244275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389242090509256" calcext:value-type="float">
            <text:p>0.00389242090509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72462694338571" calcext:value-type="float">
            <text:p>0.00372462694338571</text:p>
          </table:table-cell>
        </table:table-row>
        <table:table-row table:style-name="ro1">
          <table:table-cell office:value-type="string" calcext:value-type="string">
            <text:p>2023/06/13</text:p>
          </table:table-cell>
          <table:table-cell office:value-type="float" office:value="854518.42396" calcext:value-type="float">
            <text:p>854518.42396</text:p>
          </table:table-cell>
          <table:table-cell office:value-type="float" office:value="0.392888165294509" calcext:value-type="float">
            <text:p>0.392888165294509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273333621898518" calcext:value-type="float">
            <text:p>0.27333362189851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15987493330676" calcext:value-type="float">
            <text:p>0.11598749333067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886520393895522" calcext:value-type="float">
            <text:p>0.088652039389552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492073579585784" calcext:value-type="float">
            <text:p>0.049207357958578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52356763474645" calcext:value-type="float">
            <text:p>0.025235676347464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3598106915649" calcext:value-type="float">
            <text:p>0.02359810691564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17024978275578" calcext:value-type="float">
            <text:p>0.011702497827557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17024978275578" calcext:value-type="float">
            <text:p>0.011702497827557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769254320993751" calcext:value-type="float">
            <text:p>0.00769254320993751</text:p>
          </table:table-cell>
        </table:table-row>
        <table:table-row table:style-name="ro1">
          <table:table-cell office:value-type="string" calcext:value-type="string">
            <text:p>2023/06/14</text:p>
          </table:table-cell>
          <table:table-cell office:value-type="float" office:value="3971653.858585" calcext:value-type="float">
            <text:p>3971653.858585</text:p>
          </table:table-cell>
          <table:table-cell office:value-type="float" office:value="0.245087629803368" calcext:value-type="float">
            <text:p>0.24508762980336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70281876361942" calcext:value-type="float">
            <text:p>0.1702818763619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0995250923304" calcext:value-type="float">
            <text:p>0.120995250923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822300905117" calcext:value-type="float">
            <text:p>0.115822300905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822300905117" calcext:value-type="float">
            <text:p>0.115822300905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2431862263279" calcext:value-type="float">
            <text:p>0.1024318622632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60389295196145" calcext:value-type="float">
            <text:p>0.0260389295196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2270531036902" calcext:value-type="float">
            <text:p>0.02522705310369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1337519162205" calcext:value-type="float">
            <text:p>0.0101337519162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93400517890464" calcext:value-type="float">
            <text:p>0.009934005178904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15353859990009" calcext:value-type="float">
            <text:p>0.009153538599900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10719596618792" calcext:value-type="float">
            <text:p>0.009107195966187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88261891086574" calcext:value-type="float">
            <text:p>0.00882618910865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17295002322271" calcext:value-type="float">
            <text:p>0.005172950023222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17295002322271" calcext:value-type="float">
            <text:p>0.005172950023222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17295002322271" calcext:value-type="float">
            <text:p>0.005172950023222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10280687561992" calcext:value-type="float">
            <text:p>0.00310280687561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1784278188905" calcext:value-type="float">
            <text:p>0.002517842781889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51784278188905" calcext:value-type="float">
            <text:p>0.002517842781889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0591313369696" calcext:value-type="float">
            <text:p>0.00160591313369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0591313369696" calcext:value-type="float">
            <text:p>0.00160591313369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2408721942733" calcext:value-type="float">
            <text:p>0.001424087219427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2408721942733" calcext:value-type="float">
            <text:p>0.001424087219427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2077222938319" calcext:value-type="float">
            <text:p>0.00142077222938319</text:p>
          </table:table-cell>
        </table:table-row>
        <table:table-row table:style-name="ro1">
          <table:table-cell office:value-type="string" calcext:value-type="string">
            <text:p>2023/06/15</text:p>
          </table:table-cell>
          <table:table-cell office:value-type="float" office:value="4507317.107752" calcext:value-type="float">
            <text:p>4507317.107752</text:p>
          </table:table-cell>
          <table:table-cell office:value-type="float" office:value="0.615392690083748" calcext:value-type="float">
            <text:p>0.6153926900837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10930735079647" calcext:value-type="float">
            <text:p>0.1109307350796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604067219259" calcext:value-type="float">
            <text:p>0.04506040672192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89995186488379" calcext:value-type="float">
            <text:p>0.03899951864883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3938027216082" calcext:value-type="float">
            <text:p>0.03339380272160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7174656269323" calcext:value-type="float">
            <text:p>0.027174656269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66918339943477" calcext:value-type="float">
            <text:p>0.02669183399434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52549496471468" calcext:value-type="float">
            <text:p>0.0252549496471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06030988679019" calcext:value-type="float">
            <text:p>0.0206030988679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67011380607175" calcext:value-type="float">
            <text:p>0.01670113806071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310631373167" calcext:value-type="float">
            <text:p>0.0103106313731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804177548050922" calcext:value-type="float">
            <text:p>0.008041775480509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80219632489876" calcext:value-type="float">
            <text:p>0.004802196324898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61276656566845" calcext:value-type="float">
            <text:p>0.002612766565668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38279218951087" calcext:value-type="float">
            <text:p>0.002382792189510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38279218951087" calcext:value-type="float">
            <text:p>0.002382792189510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2186147015929" calcext:value-type="float">
            <text:p>0.00221861470159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6152644515393" calcext:value-type="float">
            <text:p>0.001761526445153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59673700073648" calcext:value-type="float">
            <text:p>0.001596737000736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291125446825" calcext:value-type="float">
            <text:p>0.00122911254468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2291125446825" calcext:value-type="float">
            <text:p>0.00122911254468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2911254468239" calcext:value-type="float">
            <text:p>0.00122911254468239</text:p>
          </table:table-cell>
        </table:table-row>
        <table:table-row table:style-name="ro1">
          <table:table-cell office:value-type="string" calcext:value-type="string">
            <text:p>2023/06/16</text:p>
          </table:table-cell>
          <table:table-cell office:value-type="float" office:value="598204.309114" calcext:value-type="float">
            <text:p>598204.309114</text:p>
          </table:table-cell>
          <table:table-cell office:value-type="float" office:value="0.254234275285064" calcext:value-type="float">
            <text:p>0.25423427528506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201116170791529" calcext:value-type="float">
            <text:p>0.2011161707915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889947964916024" calcext:value-type="float">
            <text:p>0.08899479649160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859339111183225" calcext:value-type="float">
            <text:p>0.08593391111832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742489778881475" calcext:value-type="float">
            <text:p>0.07424897788814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512399285545077" calcext:value-type="float">
            <text:p>0.05123992855450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501500900995397" calcext:value-type="float">
            <text:p>0.05015009009953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69137376184494" calcext:value-type="float">
            <text:p>0.046913737618449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267467147197545" calcext:value-type="float">
            <text:p>0.02674671471975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67467147197545" calcext:value-type="float">
            <text:p>0.02674671471975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30602166180169" calcext:value-type="float">
            <text:p>0.02306021661801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00600360398159" calcext:value-type="float">
            <text:p>0.020060036039815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89541920665758" calcext:value-type="float">
            <text:p>0.01895419206657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08169703618214" calcext:value-type="float">
            <text:p>0.01081697036182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08169703618214" calcext:value-type="float">
            <text:p>0.01081697036182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996629726527731" calcext:value-type="float">
            <text:p>0.00996629726527731</text:p>
          </table:table-cell>
        </table:table-row>
        <table:table-row table:style-name="ro1">
          <table:table-cell office:value-type="string" calcext:value-type="string">
            <text:p>2023/06/17</text:p>
          </table:table-cell>
          <table:table-cell office:value-type="float" office:value="369959.64618" calcext:value-type="float">
            <text:p>369959.64618</text:p>
          </table:table-cell>
          <table:table-cell office:value-type="float" office:value="0.201406681429646" calcext:value-type="float">
            <text:p>0.20140668142964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200930400835751" calcext:value-type="float">
            <text:p>0.2009304008357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28791042677172" calcext:value-type="float">
            <text:p>0.12879104267717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28791042677172" calcext:value-type="float">
            <text:p>0.12879104267717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28791042677172" calcext:value-type="float">
            <text:p>0.12879104267717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06628874763295" calcext:value-type="float">
            <text:p>0.1066288747632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354222702808619" calcext:value-type="float">
            <text:p>0.03542227028086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89275660637674" calcext:value-type="float">
            <text:p>0.01892756606376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84250942133388" calcext:value-type="float">
            <text:p>0.018425094213338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64882847710156" calcext:value-type="float">
            <text:p>0.016488284771015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53976996108067" calcext:value-type="float">
            <text:p>0.0153976996108067</text:p>
          </table:table-cell>
        </table:table-row>
        <table:table-row table:style-name="ro1">
          <table:table-cell office:value-type="string" calcext:value-type="string">
            <text:p>2023/06/18</text:p>
          </table:table-cell>
          <table:table-cell office:value-type="float" office:value="763785.507179" calcext:value-type="float">
            <text:p>763785.507179</text:p>
          </table:table-cell>
          <table:table-cell office:value-type="float" office:value="0.250655714988754" calcext:value-type="float">
            <text:p>0.25065571498875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201619029102512" calcext:value-type="float">
            <text:p>0.2016190291025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84764582037202" calcext:value-type="float">
            <text:p>0.1847645820372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52762325159772" calcext:value-type="float">
            <text:p>0.15276232515977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02544679447085" calcext:value-type="float">
            <text:p>0.10254467944708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331111071004823" calcext:value-type="float">
            <text:p>0.03311110710048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218215714272436" calcext:value-type="float">
            <text:p>0.021821571427243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218215714272436" calcext:value-type="float">
            <text:p>0.021821571427243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22676795526104" calcext:value-type="float">
            <text:p>0.01226767955261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13104709618108" calcext:value-type="float">
            <text:p>0.011310470961810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732126879528428" calcext:value-type="float">
            <text:p>0.00732126879528428</text:p>
          </table:table-cell>
        </table:table-row>
        <table:table-row table:style-name="ro1">
          <table:table-cell office:value-type="string" calcext:value-type="string">
            <text:p>2023/06/19</text:p>
          </table:table-cell>
          <table:table-cell office:value-type="float" office:value="10320953.28316" calcext:value-type="float">
            <text:p>10320953.28316</text:p>
          </table:table-cell>
          <table:table-cell office:value-type="float" office:value="0.353649018638176" calcext:value-type="float">
            <text:p>0.35364901863817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353649018638176" calcext:value-type="float">
            <text:p>0.3536490186381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04070611533583" calcext:value-type="float">
            <text:p>0.08040706115335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562425036694162" calcext:value-type="float">
            <text:p>0.05624250366941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94172795708501" calcext:value-type="float">
            <text:p>0.03941727957085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43942321113689" calcext:value-type="float">
            <text:p>0.02439423211136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26387298236527" calcext:value-type="float">
            <text:p>0.02263872982365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26387298236527" calcext:value-type="float">
            <text:p>0.02263872982365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55145986234881" calcext:value-type="float">
            <text:p>0.01551459862348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01802224191282" calcext:value-type="float">
            <text:p>0.01018022241912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55229267209845" calcext:value-type="float">
            <text:p>0.004552292672098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430233124516233" calcext:value-type="float">
            <text:p>0.004302331245162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95522435410744" calcext:value-type="float">
            <text:p>0.002955224354107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13158604601926" calcext:value-type="float">
            <text:p>0.002131586046019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06629483875254" calcext:value-type="float">
            <text:p>0.002066294838752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166808809202645" calcext:value-type="float">
            <text:p>0.001668088092026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6549827841843" calcext:value-type="float">
            <text:p>0.00165498278418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968902748190503" calcext:value-type="float">
            <text:p>0.0009689027481905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968902748190503" calcext:value-type="float">
            <text:p>0.000968902748190503</text:p>
          </table:table-cell>
        </table:table-row>
        <table:table-row table:style-name="ro1">
          <table:table-cell office:value-type="string" calcext:value-type="string">
            <text:p>2023/06/20</text:p>
          </table:table-cell>
          <table:table-cell office:value-type="float" office:value="338081.303522" calcext:value-type="float">
            <text:p>338081.303522</text:p>
          </table:table-cell>
          <table:table-cell office:value-type="float" office:value="0.798624464551114" calcext:value-type="float">
            <text:p>0.79862446455111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0.0841901927834582" calcext:value-type="float">
            <text:p>0.084190192783458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474712758818845" calcext:value-type="float">
            <text:p>0.047471275881884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196413147690313" calcext:value-type="float">
            <text:p>0.019641314769031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196413147690313" calcext:value-type="float">
            <text:p>0.019641314769031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152157186227403" calcext:value-type="float">
            <text:p>0.015215718622740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152157186227403" calcext:value-type="float">
            <text:p>0.0152157186227403</text:p>
          </table:table-cell>
        </table:table-row>
        <table:table-row table:style-name="ro1">
          <table:table-cell office:value-type="string" calcext:value-type="string">
            <text:p>2023/06/21</text:p>
          </table:table-cell>
          <table:table-cell office:value-type="float" office:value="1498716.912204" calcext:value-type="float">
            <text:p>1498716.912204</text:p>
          </table:table-cell>
          <table:table-cell office:value-type="float" office:value="0.213959587757259" calcext:value-type="float">
            <text:p>0.21395958775725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11484029198209" calcext:value-type="float">
            <text:p>0.111484029198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1484029198209" calcext:value-type="float">
            <text:p>0.111484029198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51748062362723" calcext:value-type="float">
            <text:p>0.08517480623627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5831809811145" calcext:value-type="float">
            <text:p>0.0825831809811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33429624694314" calcext:value-type="float">
            <text:p>0.0533429624694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3429624694314" calcext:value-type="float">
            <text:p>0.0533429624694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81551197990461" calcext:value-type="float">
            <text:p>0.03815511979904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921029927239" calcext:value-type="float">
            <text:p>0.03509210299272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49870561765321" calcext:value-type="float">
            <text:p>0.0349870561765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7670114890487" calcext:value-type="float">
            <text:p>0.02776701148904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5624163934017" calcext:value-type="float">
            <text:p>0.0275624163934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5736298852222" calcext:value-type="float">
            <text:p>0.0185736298852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920908957459" calcext:value-type="float">
            <text:p>0.0149209089574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5939506199573" calcext:value-type="float">
            <text:p>0.01459395061995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5939506199573" calcext:value-type="float">
            <text:p>0.0145939506199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0545685583996" calcext:value-type="float">
            <text:p>0.0130545685583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9417148257897" calcext:value-type="float">
            <text:p>0.007994171482578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63434162851873" calcext:value-type="float">
            <text:p>0.006634341628518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80410939609122" calcext:value-type="float">
            <text:p>0.00480410939609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0410939609122" calcext:value-type="float">
            <text:p>0.00480410939609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67066191286647" calcext:value-type="float">
            <text:p>0.004670661912866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53226709573251" calcext:value-type="float">
            <text:p>0.00453226709573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3226709573251" calcext:value-type="float">
            <text:p>0.004532267095732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82327039438923" calcext:value-type="float">
            <text:p>0.003823270394389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82327039438923" calcext:value-type="float">
            <text:p>0.00382327039438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70925740193651" calcext:value-type="float">
            <text:p>0.00370925740193651</text:p>
          </table:table-cell>
        </table:table-row>
        <table:table-row table:style-name="ro1">
          <table:table-cell office:value-type="string" calcext:value-type="string">
            <text:p>2023/06/22</text:p>
          </table:table-cell>
          <table:table-cell office:value-type="float" office:value="4843739.66744" calcext:value-type="float">
            <text:p>4843739.66744</text:p>
          </table:table-cell>
          <table:table-cell office:value-type="float" office:value="0.572650511885579" calcext:value-type="float">
            <text:p>0.57265051188557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403795442010969" calcext:value-type="float">
            <text:p>0.04037954420109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64774218333213" calcext:value-type="float">
            <text:p>0.03647742183332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21257975621638" calcext:value-type="float">
            <text:p>0.03212579756216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9678079951967" calcext:value-type="float">
            <text:p>0.03096780799519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09678079951967" calcext:value-type="float">
            <text:p>0.03096780799519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7286456785704" calcext:value-type="float">
            <text:p>0.0307286456785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65663903378214" calcext:value-type="float">
            <text:p>0.02656639033782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65344566026043" calcext:value-type="float">
            <text:p>0.0265344566026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3882138170555" calcext:value-type="float">
            <text:p>0.0238821381705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33706557478612" calcext:value-type="float">
            <text:p>0.02337065574786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86535043072934" calcext:value-type="float">
            <text:p>0.01865350430729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1785920250618" calcext:value-type="float">
            <text:p>0.01817859202506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6516164264105" calcext:value-type="float">
            <text:p>0.0165161642641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31708853861086" calcext:value-type="float">
            <text:p>0.01317088538610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9980468171434" calcext:value-type="float">
            <text:p>0.01199804681714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7478938948663" calcext:value-type="float">
            <text:p>0.01074789389486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03226026650656" calcext:value-type="float">
            <text:p>0.01032260266506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25808213205248" calcext:value-type="float">
            <text:p>0.00825808213205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18437042228404" calcext:value-type="float">
            <text:p>0.00718437042228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12904106602618" calcext:value-type="float">
            <text:p>0.004129041066026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29931026380825" calcext:value-type="float">
            <text:p>0.003299310263808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9032874621831" calcext:value-type="float">
            <text:p>0.00289032874621831</text:p>
          </table:table-cell>
        </table:table-row>
        <table:table-row table:style-name="ro1">
          <table:table-cell office:value-type="string" calcext:value-type="string">
            <text:p>2023/06/23</text:p>
          </table:table-cell>
          <table:table-cell office:value-type="float" office:value="1708172.17417" calcext:value-type="float">
            <text:p>1708172.17417</text:p>
          </table:table-cell>
          <table:table-cell office:value-type="float" office:value="0.245172544625657" calcext:value-type="float">
            <text:p>0.24517254462565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48678093953499" calcext:value-type="float">
            <text:p>0.1486780939534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7273083360134" calcext:value-type="float">
            <text:p>0.1472730833601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761276637486417" calcext:value-type="float">
            <text:p>0.0761276637486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5572246170398" calcext:value-type="float">
            <text:p>0.07355722461703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97872645896035" calcext:value-type="float">
            <text:p>0.04978726458960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74949195559989" calcext:value-type="float">
            <text:p>0.04749491955599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58212182492854" calcext:value-type="float">
            <text:p>0.04582121824928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8212182492854" calcext:value-type="float">
            <text:p>0.04582121824928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6460447420625" calcext:value-type="float">
            <text:p>0.0264604474206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50739120843081" calcext:value-type="float">
            <text:p>0.02507391208430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18595070838473" calcext:value-type="float">
            <text:p>0.01185950708384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77434710766945" calcext:value-type="float">
            <text:p>0.009774347107669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892176457996985" calcext:value-type="float">
            <text:p>0.008921764579969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892176457996985" calcext:value-type="float">
            <text:p>0.008921764579969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585421080568704" calcext:value-type="float">
            <text:p>0.00585421080568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85421080568704" calcext:value-type="float">
            <text:p>0.005854210805687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77742495657108" calcext:value-type="float">
            <text:p>0.00477742495657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77742495657108" calcext:value-type="float">
            <text:p>0.00477742495657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50906579059718" calcext:value-type="float">
            <text:p>0.004509065790597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48268887935177" calcext:value-type="float">
            <text:p>0.00348268887935177</text:p>
          </table:table-cell>
        </table:table-row>
        <table:table-row table:style-name="ro1">
          <table:table-cell office:value-type="string" calcext:value-type="string">
            <text:p>2023/06/24</text:p>
          </table:table-cell>
          <table:table-cell office:value-type="float" office:value="1373487.30402" calcext:value-type="float">
            <text:p>1373487.30402</text:p>
          </table:table-cell>
          <table:table-cell office:value-type="float" office:value="0.264071315066716" calcext:value-type="float">
            <text:p>0.26407131506671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17244442937825" calcext:value-type="float">
            <text:p>0.172444429378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7244442937825" calcext:value-type="float">
            <text:p>0.172444429378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29591820746388" calcext:value-type="float">
            <text:p>0.12959182074638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21357510558811" calcext:value-type="float">
            <text:p>0.1213575105588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529462049610188" calcext:value-type="float">
            <text:p>0.052946204961018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378400860625961" calcext:value-type="float">
            <text:p>0.037840086062596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206148356356323" calcext:value-type="float">
            <text:p>0.020614835635632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728073712129074" calcext:value-type="float">
            <text:p>0.0072807371212907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67023808469554" calcext:value-type="float">
            <text:p>0.006702380846955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543716347296597" calcext:value-type="float">
            <text:p>0.0054371634729659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543716347296597" calcext:value-type="float">
            <text:p>0.005437163472965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83192329815907" calcext:value-type="float">
            <text:p>0.00383192329815907</text:p>
          </table:table-cell>
        </table:table-row>
        <table:table-row table:style-name="ro1">
          <table:table-cell office:value-type="string" calcext:value-type="string">
            <text:p>2023/06/25</text:p>
          </table:table-cell>
          <table:table-cell office:value-type="float" office:value="2520700.09471" calcext:value-type="float">
            <text:p>2520700.09471</text:p>
          </table:table-cell>
          <table:table-cell office:value-type="float" office:value="0.12872881124612" calcext:value-type="float">
            <text:p>0.128728811246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24788643623306" calcext:value-type="float">
            <text:p>0.124788643623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382353642745" calcext:value-type="float">
            <text:p>0.123823536427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58570123066539" calcext:value-type="float">
            <text:p>0.09585701230665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8661058076848" calcext:value-type="float">
            <text:p>0.07486610580768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73792382348206" calcext:value-type="float">
            <text:p>0.06737923823482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38038324104967" calcext:value-type="float">
            <text:p>0.06380383241049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60412341569543" calcext:value-type="float">
            <text:p>0.04604123415695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3882039517924" calcext:value-type="float">
            <text:p>0.04538820395179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53882039517924" calcext:value-type="float">
            <text:p>0.04538820395179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3882039517924" calcext:value-type="float">
            <text:p>0.04538820395179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14841500448828" calcext:value-type="float">
            <text:p>0.03148415004488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98282345467798" calcext:value-type="float">
            <text:p>0.01982823454677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5995946516573" calcext:value-type="float">
            <text:p>0.01859959465165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38153496296856" calcext:value-type="float">
            <text:p>0.0138153496296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8153496296856" calcext:value-type="float">
            <text:p>0.01381534962968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38153496296856" calcext:value-type="float">
            <text:p>0.0138153496296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06737262294166" calcext:value-type="float">
            <text:p>0.007067372622941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594319016032074" calcext:value-type="float">
            <text:p>0.005943190160320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0724403259369" calcext:value-type="float">
            <text:p>0.00507244032593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95140220218693" calcext:value-type="float">
            <text:p>0.004951402202186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15454048737396" calcext:value-type="float">
            <text:p>0.00415454048737396</text:p>
          </table:table-cell>
        </table:table-row>
        <table:table-row table:style-name="ro1">
          <table:table-cell office:value-type="string" calcext:value-type="string">
            <text:p>2023/06/26</text:p>
          </table:table-cell>
          <table:table-cell office:value-type="float" office:value="1445079.441978" calcext:value-type="float">
            <text:p>1445079.441978</text:p>
          </table:table-cell>
          <table:table-cell office:value-type="float" office:value="0.224545943478269" calcext:value-type="float">
            <text:p>0.2245459434782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32042138623757" calcext:value-type="float">
            <text:p>0.1320421386237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756521800203" calcext:value-type="float">
            <text:p>0.1317565218002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34500488325651" calcext:value-type="float">
            <text:p>0.08345004883256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7886927687477" calcext:value-type="float">
            <text:p>0.0778869276874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63188161050865" calcext:value-type="float">
            <text:p>0.05631881610508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85920897911916" calcext:value-type="float">
            <text:p>0.04859208979119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15205546885867" calcext:value-type="float">
            <text:p>0.04152055468858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5205546885867" calcext:value-type="float">
            <text:p>0.04152055468858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08074243442859" calcext:value-type="float">
            <text:p>0.04080742434428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3501822123712" calcext:value-type="float">
            <text:p>0.0235018221237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6705571353888" calcext:value-type="float">
            <text:p>0.0167055713538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55866912888675" calcext:value-type="float">
            <text:p>0.01558669128886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6487190897525" calcext:value-type="float">
            <text:p>0.01064871908975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829818160279561" calcext:value-type="float">
            <text:p>0.008298181602795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1064325747416" calcext:value-type="float">
            <text:p>0.007810643257474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770320113665379" calcext:value-type="float">
            <text:p>0.007703201136653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02803947310915" calcext:value-type="float">
            <text:p>0.007028039473109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690688671505713" calcext:value-type="float">
            <text:p>0.006906886715057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78592519908627" calcext:value-type="float">
            <text:p>0.006785925199086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568146169926964" calcext:value-type="float">
            <text:p>0.005681461699269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90183702032609" calcext:value-type="float">
            <text:p>0.00490183702032609</text:p>
          </table:table-cell>
        </table:table-row>
        <table:table-row table:style-name="ro1">
          <table:table-cell office:value-type="string" calcext:value-type="string">
            <text:p>2023/06/27</text:p>
          </table:table-cell>
          <table:table-cell office:value-type="float" office:value="2016521.863123" calcext:value-type="float">
            <text:p>2016521.863123</text:p>
          </table:table-cell>
          <table:table-cell office:value-type="float" office:value="0.24795168807426" calcext:value-type="float">
            <text:p>0.2479516880742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24795168807426" calcext:value-type="float">
            <text:p>0.247951688074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12171739580045" calcext:value-type="float">
            <text:p>0.2121717395800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58890432666118" calcext:value-type="float">
            <text:p>0.0588904326661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6150686097264" calcext:value-type="float">
            <text:p>0.04261506860972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34040361732946" calcext:value-type="float">
            <text:p>0.03340403617329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92685286876059" calcext:value-type="float">
            <text:p>0.02926852868760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42267593441015" calcext:value-type="float">
            <text:p>0.0242267593441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42267593441015" calcext:value-type="float">
            <text:p>0.0242267593441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2029688605112" calcext:value-type="float">
            <text:p>0.0220296886051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20563572181399" calcext:value-type="float">
            <text:p>0.01205635721813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14057776514159" calcext:value-type="float">
            <text:p>0.01140577765141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616949362043251" calcext:value-type="float">
            <text:p>0.006169493620432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537856801770686" calcext:value-type="float">
            <text:p>0.005378568017706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537856801770686" calcext:value-type="float">
            <text:p>0.005378568017706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510021397639204" calcext:value-type="float">
            <text:p>0.005100213976392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95903376148521" calcext:value-type="float">
            <text:p>0.004959033761485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00173868211995" calcext:value-type="float">
            <text:p>0.004001738682119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81385989597571" calcext:value-type="float">
            <text:p>0.00281385989597571</text:p>
          </table:table-cell>
        </table:table-row>
        <table:table-row table:style-name="ro1">
          <table:table-cell office:value-type="string" calcext:value-type="string">
            <text:p>2023/06/28</text:p>
          </table:table-cell>
          <table:table-cell office:value-type="float" office:value="1966982.010705" calcext:value-type="float">
            <text:p>1966982.010705</text:p>
          </table:table-cell>
          <table:table-cell office:value-type="float" office:value="0.212392628212326" calcext:value-type="float">
            <text:p>0.21239262821232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75871320336077" calcext:value-type="float">
            <text:p>0.175871320336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04618695741271" calcext:value-type="float">
            <text:p>0.08046186957412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761206321588752" calcext:value-type="float">
            <text:p>0.0761206321588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65328148848166" calcext:value-type="float">
            <text:p>0.06653281488481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65328148848166" calcext:value-type="float">
            <text:p>0.06653281488481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0108121099503" calcext:value-type="float">
            <text:p>0.0601081210995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47077546725916" calcext:value-type="float">
            <text:p>0.04470775467259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29701137275302" calcext:value-type="float">
            <text:p>0.04297011372753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1249137798657" calcext:value-type="float">
            <text:p>0.0312491377986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82588385595237" calcext:value-type="float">
            <text:p>0.02825883855952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82391284961937" calcext:value-type="float">
            <text:p>0.02823912849619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1828111424675" calcext:value-type="float">
            <text:p>0.0218281114246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2736702406023" calcext:value-type="float">
            <text:p>0.01427367024060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782363699121191" calcext:value-type="float">
            <text:p>0.007823636991211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2363699121191" calcext:value-type="float">
            <text:p>0.007823636991211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762575209044436" calcext:value-type="float">
            <text:p>0.007625752090444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89518492095353" calcext:value-type="float">
            <text:p>0.006895184920953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658165653246612" calcext:value-type="float">
            <text:p>0.006581656532466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00519219073403" calcext:value-type="float">
            <text:p>0.006005192190734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12665238717191" calcext:value-type="float">
            <text:p>0.004126652387171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57133182549141" calcext:value-type="float">
            <text:p>0.00357133182549141</text:p>
          </table:table-cell>
        </table:table-row>
        <table:table-row table:style-name="ro1">
          <table:table-cell office:value-type="string" calcext:value-type="string">
            <text:p>2023/06/29</text:p>
          </table:table-cell>
          <table:table-cell office:value-type="float" office:value="2788564.457947" calcext:value-type="float">
            <text:p>2788564.457947</text:p>
          </table:table-cell>
          <table:table-cell office:value-type="float" office:value="0.198791524728863" calcext:value-type="float">
            <text:p>0.1987915247288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03423931972628" calcext:value-type="float">
            <text:p>0.103423931972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07853351703845" calcext:value-type="float">
            <text:p>0.07078533517038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91005721065037" calcext:value-type="float">
            <text:p>0.0691005721065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3505631947818" calcext:value-type="float">
            <text:p>0.0613505631947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0289303646994" calcext:value-type="float">
            <text:p>0.0520289303646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02447902901095" calcext:value-type="float">
            <text:p>0.0502447902901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8437696363225" calcext:value-type="float">
            <text:p>0.0488437696363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0926311808242" calcext:value-type="float">
            <text:p>0.04809263118082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3045534529488" calcext:value-type="float">
            <text:p>0.0463045534529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3045534529488" calcext:value-type="float">
            <text:p>0.0463045534529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2568393913122" calcext:value-type="float">
            <text:p>0.0382568393913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4982218148864" calcext:value-type="float">
            <text:p>0.0224982218148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3378811260115" calcext:value-type="float">
            <text:p>0.0193378811260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9504371696491" calcext:value-type="float">
            <text:p>0.01595043716964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9379496763438" calcext:value-type="float">
            <text:p>0.0159379496763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43549603991267" calcext:value-type="float">
            <text:p>0.00943549603991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34637007788164" calcext:value-type="float">
            <text:p>0.00934637007788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96518634480681" calcext:value-type="float">
            <text:p>0.00896518634480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4471763135867" calcext:value-type="float">
            <text:p>0.00854471763135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84353416958583" calcext:value-type="float">
            <text:p>0.007843534169585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72799062922347" calcext:value-type="float">
            <text:p>0.00772799062922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72799062922347" calcext:value-type="float">
            <text:p>0.00772799062922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59805639049094" calcext:value-type="float">
            <text:p>0.007598056390490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59805639049094" calcext:value-type="float">
            <text:p>0.00759805639049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16036930152231" calcext:value-type="float">
            <text:p>0.00716036930152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64253209679477" calcext:value-type="float">
            <text:p>0.004642532096794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7067437425407" calcext:value-type="float">
            <text:p>0.00257067437425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9327059761836" calcext:value-type="float">
            <text:p>0.00179327059761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9327059761836" calcext:value-type="float">
            <text:p>0.00179327059761836</text:p>
          </table:table-cell>
        </table:table-row>
        <table:table-row table:style-name="ro1">
          <table:table-cell office:value-type="string" calcext:value-type="string">
            <text:p>2023/06/30</text:p>
          </table:table-cell>
          <table:table-cell office:value-type="float" office:value="1936041.458494" calcext:value-type="float">
            <text:p>1936041.458494</text:p>
          </table:table-cell>
          <table:table-cell office:value-type="float" office:value="0.309463631510274" calcext:value-type="float">
            <text:p>0.3094636315102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817477587092128" calcext:value-type="float">
            <text:p>0.0817477587092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1974562209197" calcext:value-type="float">
            <text:p>0.07319745622091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91338501108936" calcext:value-type="float">
            <text:p>0.0691338501108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0517855810505" calcext:value-type="float">
            <text:p>0.0610517855810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00607066495629" calcext:value-type="float">
            <text:p>0.06006070664956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72751879865199" calcext:value-type="float">
            <text:p>0.0472751879865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1392806443079" calcext:value-type="float">
            <text:p>0.0411392806443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5694786768924" calcext:value-type="float">
            <text:p>0.03256947867689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8258932321076" calcext:value-type="float">
            <text:p>0.0258258932321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81050327242" calcext:value-type="float">
            <text:p>0.02581050327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6476402399013" calcext:value-type="float">
            <text:p>0.0236476402399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2228385124302" calcext:value-type="float">
            <text:p>0.0192228385124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1990421446842" calcext:value-type="float">
            <text:p>0.0161990421446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6503150671491" calcext:value-type="float">
            <text:p>0.01465031506714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3149673331553" calcext:value-type="float">
            <text:p>0.0103149673331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3149673331553" calcext:value-type="float">
            <text:p>0.0103149673331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3149673331553" calcext:value-type="float">
            <text:p>0.01031496733315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3116099670352" calcext:value-type="float">
            <text:p>0.0103116099670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3116099670352" calcext:value-type="float">
            <text:p>0.0103116099670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3116099670352" calcext:value-type="float">
            <text:p>0.01031160996703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17031057398143" calcext:value-type="float">
            <text:p>0.00817031057398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46632997556073" calcext:value-type="float">
            <text:p>0.00446632997556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46632997556073" calcext:value-type="float">
            <text:p>0.004466329975560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0364628379802" calcext:value-type="float">
            <text:p>0.0040364628379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0003166010249" calcext:value-type="float">
            <text:p>0.00350003166010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0003166010249" calcext:value-type="float">
            <text:p>0.003500031660102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11253665233358" calcext:value-type="float">
            <text:p>0.00311253665233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09910718785289" calcext:value-type="float">
            <text:p>0.00309910718785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7375901762833" calcext:value-type="float">
            <text:p>0.00277375901762833</text:p>
          </table:table-cell>
        </table:table-row>
        <table:table-row table:style-name="ro1">
          <table:table-cell office:value-type="string" calcext:value-type="string">
            <text:p>2023/07/01</text:p>
          </table:table-cell>
          <table:table-cell office:value-type="float" office:value="1942338.27082" calcext:value-type="float">
            <text:p>1942338.27082</text:p>
          </table:table-cell>
          <table:table-cell office:value-type="float" office:value="0.239535794042497" calcext:value-type="float">
            <text:p>0.23953579404249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6839057723036" calcext:value-type="float">
            <text:p>0.168390577230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0620035784957" calcext:value-type="float">
            <text:p>0.0806200357849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761324299281666" calcext:value-type="float">
            <text:p>0.07613242992816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716801443351174" calcext:value-type="float">
            <text:p>0.07168014433511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8906380526342" calcext:value-type="float">
            <text:p>0.0689063805263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07153098776216" calcext:value-type="float">
            <text:p>0.0607153098776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07153098776216" calcext:value-type="float">
            <text:p>0.0607153098776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1453083661894" calcext:value-type="float">
            <text:p>0.0414530836618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57234824389815" calcext:value-type="float">
            <text:p>0.02572348243898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7483051490132" calcext:value-type="float">
            <text:p>0.0174830514901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58771847279623" calcext:value-type="float">
            <text:p>0.01587718472796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21070736355682" calcext:value-type="float">
            <text:p>0.01210707363556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21070736355682" calcext:value-type="float">
            <text:p>0.01210707363556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06847703161604" calcext:value-type="float">
            <text:p>0.01068477031616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05428715469602" calcext:value-type="float">
            <text:p>0.01054287154696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856766191553981" calcext:value-type="float">
            <text:p>0.008567661915539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78453609852247" calcext:value-type="float">
            <text:p>0.00784536098522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769484915399943" calcext:value-type="float">
            <text:p>0.007694849153999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321755488932507" calcext:value-type="float">
            <text:p>0.00321755488932507</text:p>
          </table:table-cell>
        </table:table-row>
        <table:table-row table:style-name="ro1">
          <table:table-cell office:value-type="string" calcext:value-type="string">
            <text:p>2023/07/02</text:p>
          </table:table-cell>
          <table:table-cell office:value-type="float" office:value="1005614.662947" calcext:value-type="float">
            <text:p>1005614.662947</text:p>
          </table:table-cell>
          <table:table-cell office:value-type="float" office:value="0.165446076047092" calcext:value-type="float">
            <text:p>0.16544607604709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65446076047092" calcext:value-type="float">
            <text:p>0.1654460760470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41715120861867" calcext:value-type="float">
            <text:p>0.1417151208618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30628564638306" calcext:value-type="float">
            <text:p>0.1306285646383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795533348385716" calcext:value-type="float">
            <text:p>0.07955333483857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52332115370889" calcext:value-type="float">
            <text:p>0.05233211537088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65286692448179" calcext:value-type="float">
            <text:p>0.04652866924481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32355080648734" calcext:value-type="float">
            <text:p>0.04323550806487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53715742924432" calcext:value-type="float">
            <text:p>0.03537157429244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53715742924432" calcext:value-type="float">
            <text:p>0.03537157429244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23605513116062" calcext:value-type="float">
            <text:p>0.03236055131160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90984326080896" calcext:value-type="float">
            <text:p>0.01909843260808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28146480106358" calcext:value-type="float">
            <text:p>0.01281464801063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09186952065939" calcext:value-type="float">
            <text:p>0.01091869520659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02822685278854" calcext:value-type="float">
            <text:p>0.01028226852788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992427852111177" calcext:value-type="float">
            <text:p>0.009924278521111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897251211568262" calcext:value-type="float">
            <text:p>0.00897251211568262</text:p>
          </table:table-cell>
        </table:table-row>
        <table:table-row table:style-name="ro1">
          <table:table-cell office:value-type="string" calcext:value-type="string">
            <text:p>2023/07/03</text:p>
          </table:table-cell>
          <table:table-cell office:value-type="float" office:value="2919809.545664" calcext:value-type="float">
            <text:p>2919809.545664</text:p>
          </table:table-cell>
          <table:table-cell office:value-type="float" office:value="0.263030238955311" calcext:value-type="float">
            <text:p>0.2630302389553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06412636454801" calcext:value-type="float">
            <text:p>0.106412636454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2181530120092" calcext:value-type="float">
            <text:p>0.08021815301200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4755857163897" calcext:value-type="float">
            <text:p>0.0614755857163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146666380274" calcext:value-type="float">
            <text:p>0.057146666380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7776758748487" calcext:value-type="float">
            <text:p>0.05677767587484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61738693688326" calcext:value-type="float">
            <text:p>0.0561738693688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2654452643841" calcext:value-type="float">
            <text:p>0.0502654452643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8356843293891" calcext:value-type="float">
            <text:p>0.04283568432938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87919651020396" calcext:value-type="float">
            <text:p>0.0387919651020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7258272266132" calcext:value-type="float">
            <text:p>0.0387258272266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7258272266132" calcext:value-type="float">
            <text:p>0.0387258272266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82500314329927" calcext:value-type="float">
            <text:p>0.0382500314329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3730242007221" calcext:value-type="float">
            <text:p>0.0123730242007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84976183795982" calcext:value-type="float">
            <text:p>0.00684976183795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24494697701849" calcext:value-type="float">
            <text:p>0.00524494697701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13772842556703" calcext:value-type="float">
            <text:p>0.00513772842556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13772842556703" calcext:value-type="float">
            <text:p>0.005137728425567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21328255408604" calcext:value-type="float">
            <text:p>0.00421328255408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10985710277589" calcext:value-type="float">
            <text:p>0.00410985710277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10300734093794" calcext:value-type="float">
            <text:p>0.004103007340937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63125010524923" calcext:value-type="float">
            <text:p>0.00363125010524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3978134290124" calcext:value-type="float">
            <text:p>0.00343978134290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2488091897986" calcext:value-type="float">
            <text:p>0.00342488091897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185726595722" calcext:value-type="float">
            <text:p>0.0027185726595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185726595722" calcext:value-type="float">
            <text:p>0.0027185726595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9657135155416" calcext:value-type="float">
            <text:p>0.002196571351554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09378409940419" calcext:value-type="float">
            <text:p>0.00209378409940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2135819554773" calcext:value-type="float">
            <text:p>0.00192135819554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5628545808714" calcext:value-type="float">
            <text:p>0.00185628545808714</text:p>
          </table:table-cell>
        </table:table-row>
        <table:table-row table:style-name="ro1">
          <table:table-cell office:value-type="string" calcext:value-type="string">
            <text:p>2023/07/04</text:p>
          </table:table-cell>
          <table:table-cell office:value-type="float" office:value="750433.82206" calcext:value-type="float">
            <text:p>750433.82206</text:p>
          </table:table-cell>
          <table:table-cell office:value-type="float" office:value="0.148824324833097" calcext:value-type="float">
            <text:p>0.14882432483309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48824324833097" calcext:value-type="float">
            <text:p>0.1488243248330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43273771303186" calcext:value-type="float">
            <text:p>0.1432737713031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08464713619334" calcext:value-type="float">
            <text:p>0.1084647136193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877773578743808" calcext:value-type="float">
            <text:p>0.08777735787438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612702084426091" calcext:value-type="float">
            <text:p>0.06127020844260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589158204232232" calcext:value-type="float">
            <text:p>0.05891582042322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84365153481766" calcext:value-type="float">
            <text:p>0.04843651534817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66396888987789" calcext:value-type="float">
            <text:p>0.046639688898778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00020461865589" calcext:value-type="float">
            <text:p>0.040002046186558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14151895444754" calcext:value-type="float">
            <text:p>0.02141518954447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79284321874879" calcext:value-type="float">
            <text:p>0.01792843218748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7147945870397" calcext:value-type="float">
            <text:p>0.0171479458703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7147945870397" calcext:value-type="float">
            <text:p>0.0171479458703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33836003985398" calcext:value-type="float">
            <text:p>0.01338360039853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33256253996511" calcext:value-type="float">
            <text:p>0.01332562539965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722248896661093" calcext:value-type="float">
            <text:p>0.00722248896661093</text:p>
          </table:table-cell>
        </table:table-row>
        <table:table-row table:style-name="ro1">
          <table:table-cell office:value-type="string" calcext:value-type="string">
            <text:p>2023/07/05</text:p>
          </table:table-cell>
          <table:table-cell office:value-type="float" office:value="1116588.395822" calcext:value-type="float">
            <text:p>1116588.395822</text:p>
          </table:table-cell>
          <table:table-cell office:value-type="float" office:value="0.206038842567978" calcext:value-type="float">
            <text:p>0.20603884256797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88315967268498" calcext:value-type="float">
            <text:p>0.188315967268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89595394074244" calcext:value-type="float">
            <text:p>0.0889595394074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9789465336949" calcext:value-type="float">
            <text:p>0.0439789465336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9280328104764" calcext:value-type="float">
            <text:p>0.04092803281047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9280328104764" calcext:value-type="float">
            <text:p>0.0409280328104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9280328104764" calcext:value-type="float">
            <text:p>0.04092803281047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9280328104764" calcext:value-type="float">
            <text:p>0.04092803281047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8253879411326" calcext:value-type="float">
            <text:p>0.0408253879411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6470251748587" calcext:value-type="float">
            <text:p>0.03464702517485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33503061804668" calcext:value-type="float">
            <text:p>0.0233503061804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4146199167664" calcext:value-type="float">
            <text:p>0.0214146199167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4146199167664" calcext:value-type="float">
            <text:p>0.021414619916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9519171746751" calcext:value-type="float">
            <text:p>0.01795191717467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79117032514713" calcext:value-type="float">
            <text:p>0.01791170325147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2887277566884" calcext:value-type="float">
            <text:p>0.0152887277566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4229346823405" calcext:value-type="float">
            <text:p>0.01442293468234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4229346823405" calcext:value-type="float">
            <text:p>0.0144229346823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8418353078674" calcext:value-type="float">
            <text:p>0.01184183530786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4385883354963" calcext:value-type="float">
            <text:p>0.0114385883354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519543319589" calcext:value-type="float">
            <text:p>0.0105195433195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97525859797455" calcext:value-type="float">
            <text:p>0.008975258597974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97525859797455" calcext:value-type="float">
            <text:p>0.00897525859797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95585162573564" calcext:value-type="float">
            <text:p>0.008955851625735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4907433771445" calcext:value-type="float">
            <text:p>0.0074907433771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18967648332947" calcext:value-type="float">
            <text:p>0.007189676483329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97882032894082" calcext:value-type="float">
            <text:p>0.00597882032894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97882032894093" calcext:value-type="float">
            <text:p>0.00597882032894093</text:p>
          </table:table-cell>
        </table:table-row>
        <table:table-row table:style-name="ro1">
          <table:table-cell office:value-type="string" calcext:value-type="string">
            <text:p>2023/07/06</text:p>
          </table:table-cell>
          <table:table-cell office:value-type="float" office:value="1386050.245282" calcext:value-type="float">
            <text:p>1386050.245282</text:p>
          </table:table-cell>
          <table:table-cell office:value-type="float" office:value="0.124422617857488" calcext:value-type="float">
            <text:p>0.1244226178574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24422617857488" calcext:value-type="float">
            <text:p>0.124422617857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1814591844965" calcext:value-type="float">
            <text:p>0.101814591844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918097730807" calcext:value-type="float">
            <text:p>0.071918097730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918097730807" calcext:value-type="float">
            <text:p>0.071918097730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2303999682573" calcext:value-type="float">
            <text:p>0.0622303999682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2303999682573" calcext:value-type="float">
            <text:p>0.0622303999682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5048019354606" calcext:value-type="float">
            <text:p>0.0485048019354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2523949995079" calcext:value-type="float">
            <text:p>0.0322523949995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0389110291807" calcext:value-type="float">
            <text:p>0.0300389110291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4190719555797" calcext:value-type="float">
            <text:p>0.0294190719555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4190719555797" calcext:value-type="float">
            <text:p>0.0294190719555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0311882592331" calcext:value-type="float">
            <text:p>0.0200311882592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5461912997028" calcext:value-type="float">
            <text:p>0.0185461912997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2828648034518" calcext:value-type="float">
            <text:p>0.0172828648034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4645387695573" calcext:value-type="float">
            <text:p>0.0164645387695573</text:p>
          </table:table-cell>
          <table:table-cell office:value-type="float" office:value="0" calcext:value-type="float">
            <text:p>0</text:p>
          </table:table-cell>
          <table:table-cell office:value-type="float" office:value="0.0144956892207845" calcext:value-type="float">
            <text:p>0.0144956892207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4294913319906" calcext:value-type="float">
            <text:p>0.0144294913319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5435930655925" calcext:value-type="float">
            <text:p>0.0115435930655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5435930655925" calcext:value-type="float">
            <text:p>0.0115435930655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21119421424899" calcext:value-type="float">
            <text:p>0.00921119421424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99648273390186" calcext:value-type="float">
            <text:p>0.00899648273390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47444025927802" calcext:value-type="float">
            <text:p>0.00847444025927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31074977924506" calcext:value-type="float">
            <text:p>0.00831074977924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21474566599523" calcext:value-type="float">
            <text:p>0.00721474566599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21474566599523" calcext:value-type="float">
            <text:p>0.00721474566599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96201110518668" calcext:value-type="float">
            <text:p>0.00696201110518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41391592154961" calcext:value-type="float">
            <text:p>0.00541391592154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41391592154961" calcext:value-type="float">
            <text:p>0.00541391592154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03346885802292" calcext:value-type="float">
            <text:p>0.00403346885802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01237916080632" calcext:value-type="float">
            <text:p>0.00401237916080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01237916080632" calcext:value-type="float">
            <text:p>0.00401237916080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98615497584354" calcext:value-type="float">
            <text:p>0.00398615497584354</text:p>
          </table:table-cell>
          <table:table-cell office:value-type="float" office:value="0" calcext:value-type="float">
            <text:p>0</text:p>
          </table:table-cell>
          <table:table-cell office:value-type="float" office:value="0.00381519192828694" calcext:value-type="float">
            <text:p>0.00381519192828694</text:p>
          </table:table-cell>
        </table:table-row>
        <table:table-row table:style-name="ro1">
          <table:table-cell office:value-type="string" calcext:value-type="string">
            <text:p>2023/07/07</text:p>
          </table:table-cell>
          <table:table-cell office:value-type="float" office:value="10501574.821114" calcext:value-type="float">
            <text:p>10501574.821114</text:p>
          </table:table-cell>
          <table:table-cell office:value-type="float" office:value="0.315169712769699" calcext:value-type="float">
            <text:p>0.3151697127696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30791096145873" calcext:value-type="float">
            <text:p>0.307910961458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7753823718794" calcext:value-type="float">
            <text:p>0.2477538237187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18483428498871" calcext:value-type="float">
            <text:p>0.06184834284988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2054814132404" calcext:value-type="float">
            <text:p>0.0222054814132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88721360884004" calcext:value-type="float">
            <text:p>0.00488721360884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88721360884004" calcext:value-type="float">
            <text:p>0.00488721360884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88721360884004" calcext:value-type="float">
            <text:p>0.00488721360884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77806461456776" calcext:value-type="float">
            <text:p>0.0047780646145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76119066442038" calcext:value-type="float">
            <text:p>0.00476119066442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76119066442038" calcext:value-type="float">
            <text:p>0.004761190664420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306620678788672" calcext:value-type="float">
            <text:p>0.003066206787886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00632713082594" calcext:value-type="float">
            <text:p>0.002006327130825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0038637442025" calcext:value-type="float">
            <text:p>0.001900386374420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89971992390026" calcext:value-type="float">
            <text:p>0.0018997199239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2108459901277" calcext:value-type="float">
            <text:p>0.001721084599012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4283571993261" calcext:value-type="float">
            <text:p>0.00142835719932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07760825331138" calcext:value-type="float">
            <text:p>0.001077608253311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952238132884031" calcext:value-type="float">
            <text:p>0.000952238132884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1075313627077" calcext:value-type="float">
            <text:p>0.000810753136270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773360978266968" calcext:value-type="float">
            <text:p>0.0007733609782669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13548503616512" calcext:value-type="float">
            <text:p>0.000513548503616512</text:p>
          </table:table-cell>
        </table:table-row>
        <table:table-row table:style-name="ro1">
          <table:table-cell office:value-type="string" calcext:value-type="string">
            <text:p>2023/07/08</text:p>
          </table:table-cell>
          <table:table-cell office:value-type="float" office:value="9573457.08048" calcext:value-type="float">
            <text:p>9573457.08048</text:p>
          </table:table-cell>
          <table:table-cell office:value-type="float" office:value="0.519487460714729" calcext:value-type="float">
            <text:p>0.51948746071472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337761998911878" calcext:value-type="float">
            <text:p>0.33776199891187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895631528706879" calcext:value-type="float">
            <text:p>0.08956315287068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46768297824713" calcext:value-type="float">
            <text:p>0.01467682978247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46768297824713" calcext:value-type="float">
            <text:p>0.01467682978247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550619272817143" calcext:value-type="float">
            <text:p>0.005506192728171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490534745549254" calcext:value-type="float">
            <text:p>0.0049053474554925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478061369213401" calcext:value-type="float">
            <text:p>0.004780613692134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269696596568492" calcext:value-type="float">
            <text:p>0.002696965965684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169112155137885" calcext:value-type="float">
            <text:p>0.0016911215513788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156683211444952" calcext:value-type="float">
            <text:p>0.0015668321144495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156683211444952" calcext:value-type="float">
            <text:p>0.001566832114449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111982231600105" calcext:value-type="float">
            <text:p>0.00111982231600105</text:p>
          </table:table-cell>
        </table:table-row>
        <table:table-row table:style-name="ro1">
          <table:table-cell office:value-type="string" calcext:value-type="string">
            <text:p>2023/07/09</text:p>
          </table:table-cell>
          <table:table-cell office:value-type="float" office:value="668193.583614" calcext:value-type="float">
            <text:p>668193.583614</text:p>
          </table:table-cell>
          <table:table-cell office:value-type="float" office:value="0.281566606764492" calcext:value-type="float">
            <text:p>0.28156660676449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270822714311692" calcext:value-type="float">
            <text:p>0.2708227143116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797770596234787" calcext:value-type="float">
            <text:p>0.07977705962347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792815155654094" calcext:value-type="float">
            <text:p>0.079281515565409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752745339575963" calcext:value-type="float">
            <text:p>0.07527453395759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35157474316561" calcext:value-type="float">
            <text:p>0.04351574743165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33197215145984" calcext:value-type="float">
            <text:p>0.04331972151459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64937829756632" calcext:value-type="float">
            <text:p>0.02649378297566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81446183521029" calcext:value-type="float">
            <text:p>0.01814461835210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79588674514003" calcext:value-type="float">
            <text:p>0.0179588674514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75271736921758" calcext:value-type="float">
            <text:p>0.01752717369217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11378720755559" calcext:value-type="float">
            <text:p>0.011137872075555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00894097239559" calcext:value-type="float">
            <text:p>0.01008940972395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00894097239559" calcext:value-type="float">
            <text:p>0.01008940972395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750048341813347" calcext:value-type="float">
            <text:p>0.007500483418133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750048341813347" calcext:value-type="float">
            <text:p>0.00750048341813347</text:p>
          </table:table-cell>
        </table:table-row>
        <table:table-row table:style-name="ro1">
          <table:table-cell office:value-type="string" calcext:value-type="string">
            <text:p>2023/07/10</text:p>
          </table:table-cell>
          <table:table-cell office:value-type="float" office:value="1217657.239077" calcext:value-type="float">
            <text:p>1217657.239077</text:p>
          </table:table-cell>
          <table:table-cell office:value-type="float" office:value="0.30831570162107" calcext:value-type="float">
            <text:p>0.3083157016210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52180756663889" calcext:value-type="float">
            <text:p>0.1521807566638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2180756663889" calcext:value-type="float">
            <text:p>0.1521807566638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34283218132915" calcext:value-type="float">
            <text:p>0.08342832181329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33410230262531" calcext:value-type="float">
            <text:p>0.0833410230262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60764896893879" calcext:value-type="float">
            <text:p>0.02607648968938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51775931815089" calcext:value-type="float">
            <text:p>0.02517759318150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1775931815089" calcext:value-type="float">
            <text:p>0.02517759318150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5385542186067" calcext:value-type="float">
            <text:p>0.01453855421860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4794058739917" calcext:value-type="float">
            <text:p>0.01447940587399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089558613072" calcext:value-type="float">
            <text:p>0.01230895586130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6857575206164" calcext:value-type="float">
            <text:p>0.0106857575206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03993773728956" calcext:value-type="float">
            <text:p>0.01039937737289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58667318304496" calcext:value-type="float">
            <text:p>0.009586673183044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14460953596474" calcext:value-type="float">
            <text:p>0.009144609535964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14460953596474" calcext:value-type="float">
            <text:p>0.009144609535964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72846122777238" calcext:value-type="float">
            <text:p>0.008728461227772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72846122777238" calcext:value-type="float">
            <text:p>0.008728461227772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819118688158948" calcext:value-type="float">
            <text:p>0.008191186881589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59463085530276" calcext:value-type="float">
            <text:p>0.00659463085530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74580144351899" calcext:value-type="float">
            <text:p>0.005745801443518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49240852464317" calcext:value-type="float">
            <text:p>0.00549240852464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17643544810509" calcext:value-type="float">
            <text:p>0.005176435448105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17643544810509" calcext:value-type="float">
            <text:p>0.00517643544810509</text:p>
          </table:table-cell>
        </table:table-row>
        <table:table-row table:style-name="ro1">
          <table:table-cell office:value-type="string" calcext:value-type="string">
            <text:p>2023/07/11</text:p>
          </table:table-cell>
          <table:table-cell office:value-type="float" office:value="1895168.757655" calcext:value-type="float">
            <text:p>1895168.757655</text:p>
          </table:table-cell>
          <table:table-cell office:value-type="float" office:value="0.263828747693519" calcext:value-type="float">
            <text:p>0.2638287476935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09994290407117" calcext:value-type="float">
            <text:p>0.109994290407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9233837439048" calcext:value-type="float">
            <text:p>0.0959233837439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9233837439048" calcext:value-type="float">
            <text:p>0.0959233837439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35668984692763" calcext:value-type="float">
            <text:p>0.06356689846927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35444380420305" calcext:value-type="float">
            <text:p>0.0635444380420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2547905553342" calcext:value-type="float">
            <text:p>0.0472547905553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4281925525588" calcext:value-type="float">
            <text:p>0.0464281925525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4281925525588" calcext:value-type="float">
            <text:p>0.0464281925525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92322252444418" calcext:value-type="float">
            <text:p>0.0292322252444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5664143353325" calcext:value-type="float">
            <text:p>0.0185664143353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3020673662241" calcext:value-type="float">
            <text:p>0.0153020673662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3020673662241" calcext:value-type="float">
            <text:p>0.01530206736622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5076663487427" calcext:value-type="float">
            <text:p>0.01050766634874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3480494392838" calcext:value-type="float">
            <text:p>0.01034804943928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35933369838926" calcext:value-type="float">
            <text:p>0.008359333698389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30773921129935" calcext:value-type="float">
            <text:p>0.008307739211299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30773921129935" calcext:value-type="float">
            <text:p>0.008307739211299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70140940802544" calcext:value-type="float">
            <text:p>0.00770140940802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70140940802544" calcext:value-type="float">
            <text:p>0.007701409408025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0493919513322" calcext:value-type="float">
            <text:p>0.00610493919513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69891295240854" calcext:value-type="float">
            <text:p>0.005698912952408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17085800112371" calcext:value-type="float">
            <text:p>0.005170858001123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20384726574852" calcext:value-type="float">
            <text:p>0.00420384726574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6104366813573" calcext:value-type="float">
            <text:p>0.0036104366813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8256710673653" calcext:value-type="float">
            <text:p>0.00268256710673653</text:p>
          </table:table-cell>
        </table:table-row>
        <table:table-row table:style-name="ro1">
          <table:table-cell office:value-type="string" calcext:value-type="string">
            <text:p>2023/07/12</text:p>
          </table:table-cell>
          <table:table-cell office:value-type="float" office:value="5497427.230987" calcext:value-type="float">
            <text:p>5497427.230987</text:p>
          </table:table-cell>
          <table:table-cell office:value-type="float" office:value="0.663946032687128" calcext:value-type="float">
            <text:p>0.6639460326871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00764029467753" calcext:value-type="float">
            <text:p>0.1007640294677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2752972067709" calcext:value-type="float">
            <text:p>0.0927529720677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27071177925747" calcext:value-type="float">
            <text:p>0.03270711779257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27071177925747" calcext:value-type="float">
            <text:p>0.03270711779257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57115067595889" calcext:value-type="float">
            <text:p>0.01571150675958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05503897665211" calcext:value-type="float">
            <text:p>0.0105503897665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05503897665211" calcext:value-type="float">
            <text:p>0.01055038976652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801105740550079" calcext:value-type="float">
            <text:p>0.008011057405500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669600346367683" calcext:value-type="float">
            <text:p>0.006696003463676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507711455327242" calcext:value-type="float">
            <text:p>0.005077114553272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47731418529916" calcext:value-type="float">
            <text:p>0.00477314185299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311819638891742" calcext:value-type="float">
            <text:p>0.003118196388917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7285490775486" calcext:value-type="float">
            <text:p>0.00272854907754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54588204116846" calcext:value-type="float">
            <text:p>0.002545882041168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242892620655988" calcext:value-type="float">
            <text:p>0.002428926206559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37449254924582" calcext:value-type="float">
            <text:p>0.002374492549245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31267196031704" calcext:value-type="float">
            <text:p>0.001312671960317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24440840043127" calcext:value-type="float">
            <text:p>0.00124440840043127</text:p>
          </table:table-cell>
        </table:table-row>
        <table:table-row table:style-name="ro1">
          <table:table-cell office:value-type="string" calcext:value-type="string">
            <text:p>2023/07/13</text:p>
          </table:table-cell>
          <table:table-cell office:value-type="float" office:value="36742003.883395" calcext:value-type="float">
            <text:p>36742003.883395</text:p>
          </table:table-cell>
          <table:table-cell office:value-type="float" office:value="0.920222411583825" calcext:value-type="float">
            <text:p>0.9202224115838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31809112091684" calcext:value-type="float">
            <text:p>0.0318091120916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26988163913649" calcext:value-type="float">
            <text:p>0.02269881639136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590584710046438" calcext:value-type="float">
            <text:p>0.005905847100464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434318159146785" calcext:value-type="float">
            <text:p>0.004343181591467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86925641157665" calcext:value-type="float">
            <text:p>0.003869256411576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5861214025324" calcext:value-type="float">
            <text:p>0.003358612140253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27094843960046" calcext:value-type="float">
            <text:p>0.00270948439600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19162451996224" calcext:value-type="float">
            <text:p>0.001191624519962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89441136374302" calcext:value-type="float">
            <text:p>0.000894411363743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85691340025762" calcext:value-type="float">
            <text:p>0.000856913400257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471122889620701" calcext:value-type="float">
            <text:p>0.0004711228896207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461787551213733" calcext:value-type="float">
            <text:p>0.0004617875512137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408252093369921" calcext:value-type="float">
            <text:p>0.0004082520933699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352920326315176" calcext:value-type="float">
            <text:p>0.0003529203263151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250285144059781" calcext:value-type="float">
            <text:p>0.0002502851440597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195961004817558" calcext:value-type="float">
            <text:p>0.000195961004817558</text:p>
          </table:table-cell>
        </table:table-row>
        <table:table-row table:style-name="ro1">
          <table:table-cell office:value-type="string" calcext:value-type="string">
            <text:p>2023/07/14</text:p>
          </table:table-cell>
          <table:table-cell office:value-type="float" office:value="5645850.934865" calcext:value-type="float">
            <text:p>5645850.934865</text:p>
          </table:table-cell>
          <table:table-cell office:value-type="float" office:value="0.537770079130259" calcext:value-type="float">
            <text:p>0.53777007913025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676554412801077" calcext:value-type="float">
            <text:p>0.0676554412801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38458230935598" calcext:value-type="float">
            <text:p>0.06384582309355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5522595144968" calcext:value-type="float">
            <text:p>0.04655225951449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2553944774827" calcext:value-type="float">
            <text:p>0.03325539447748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12399105705785" calcext:value-type="float">
            <text:p>0.03123991057057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11869728817433" calcext:value-type="float">
            <text:p>0.03118697288174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5904286160771" calcext:value-type="float">
            <text:p>0.03059042861607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8515519243849" calcext:value-type="float">
            <text:p>0.02585155192438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30257584728649" calcext:value-type="float">
            <text:p>0.02302575847286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5517699287096" calcext:value-type="float">
            <text:p>0.0215517699287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09794770295033" calcext:value-type="float">
            <text:p>0.02097947702950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05842168595581" calcext:value-type="float">
            <text:p>0.02058421685955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77025573563766" calcext:value-type="float">
            <text:p>0.01770255735637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40327478485481" calcext:value-type="float">
            <text:p>0.008403274784854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54242438044072" calcext:value-type="float">
            <text:p>0.003542424380440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48182505822214" calcext:value-type="float">
            <text:p>0.003481825058222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2383043884036" calcext:value-type="float">
            <text:p>0.003023830438840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6568182853306" calcext:value-type="float">
            <text:p>0.0026568182853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6568182853306" calcext:value-type="float">
            <text:p>0.0026568182853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0111843001791" calcext:value-type="float">
            <text:p>0.001201118430017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4037378497556" calcext:value-type="float">
            <text:p>0.00114037378497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4037378497556" calcext:value-type="float">
            <text:p>0.00114037378497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61501631308925" calcext:value-type="float">
            <text:p>0.000961501631308925</text:p>
          </table:table-cell>
        </table:table-row>
        <table:table-row table:style-name="ro1">
          <table:table-cell office:value-type="string" calcext:value-type="string">
            <text:p>2023/07/15</text:p>
          </table:table-cell>
          <table:table-cell office:value-type="float" office:value="1244142.52631" calcext:value-type="float">
            <text:p>1244142.52631</text:p>
          </table:table-cell>
          <table:table-cell office:value-type="float" office:value="0.226616300253166" calcext:value-type="float">
            <text:p>0.22661630025316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160753286517084" calcext:value-type="float">
            <text:p>0.16075328651708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36682420786916" calcext:value-type="float">
            <text:p>0.1366824207869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19147719063711" calcext:value-type="float">
            <text:p>0.1191477190637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13427784209377" calcext:value-type="float">
            <text:p>0.11342778420937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824937217638576" calcext:value-type="float">
            <text:p>0.082493721763857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709354419881071" calcext:value-type="float">
            <text:p>0.070935441988107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269953100145308" calcext:value-type="float">
            <text:p>0.026995310014530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51841951468612" calcext:value-type="float">
            <text:p>0.01518419514686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48704827692628" calcext:value-type="float">
            <text:p>0.014870482769262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28208783661701" calcext:value-type="float">
            <text:p>0.01282087836617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20347947951015" calcext:value-type="float">
            <text:p>0.01203479479510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803766432585429" calcext:value-type="float">
            <text:p>0.00803766432585429</text:p>
          </table:table-cell>
        </table:table-row>
        <table:table-row table:style-name="ro1">
          <table:table-cell office:value-type="string" calcext:value-type="string">
            <text:p>2023/07/16</text:p>
          </table:table-cell>
          <table:table-cell office:value-type="float" office:value="365908.06776" calcext:value-type="float">
            <text:p>365908.06776</text:p>
          </table:table-cell>
          <table:table-cell office:value-type="float" office:value="0.266981616579374" calcext:value-type="float">
            <text:p>0.26698161657937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191304882749711" calcext:value-type="float">
            <text:p>0.1913048827497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91304882749711" calcext:value-type="float">
            <text:p>0.1913048827497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11008757605864" calcext:value-type="float">
            <text:p>0.1110087576058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574067782341919" calcext:value-type="float">
            <text:p>0.057406778234191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574067782341919" calcext:value-type="float">
            <text:p>0.057406778234191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518959421863718" calcext:value-type="float">
            <text:p>0.051895942186371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404312205264178" calcext:value-type="float">
            <text:p>0.040431220526417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322591411341665" calcext:value-type="float">
            <text:p>0.0322591411341665</text:p>
          </table:table-cell>
        </table:table-row>
        <table:table-row table:style-name="ro1">
          <table:table-cell office:value-type="string" calcext:value-type="string">
            <text:p>2023/07/17</text:p>
          </table:table-cell>
          <table:table-cell office:value-type="float" office:value="210592893.313491" calcext:value-type="float">
            <text:p>210592893.313491</text:p>
          </table:table-cell>
          <table:table-cell office:value-type="float" office:value="0.960700343761502" calcext:value-type="float">
            <text:p>0.9607003437615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05628617344367" calcext:value-type="float">
            <text:p>0.00605628617344367</text:p>
          </table:table-cell>
          <table:table-cell office:value-type="float" office:value="0" calcext:value-type="float">
            <text:p>0</text:p>
          </table:table-cell>
          <table:table-cell office:value-type="float" office:value="0.00382006243108335" calcext:value-type="float">
            <text:p>0.00382006243108335</text:p>
          </table:table-cell>
          <table:table-cell office:value-type="float" office:value="0" calcext:value-type="float">
            <text:p>0</text:p>
          </table:table-cell>
          <table:table-cell office:value-type="float" office:value="0.00365088732056817" calcext:value-type="float">
            <text:p>0.00365088732056817</text:p>
          </table:table-cell>
          <table:table-cell office:value-type="float" office:value="0" calcext:value-type="float">
            <text:p>0</text:p>
          </table:table-cell>
          <table:table-cell office:value-type="float" office:value="0.00358699374330507" calcext:value-type="float">
            <text:p>0.00358699374330507</text:p>
          </table:table-cell>
          <table:table-cell office:value-type="float" office:value="0" calcext:value-type="float">
            <text:p>0</text:p>
          </table:table-cell>
          <table:table-cell office:value-type="float" office:value="0.00288692889790432" calcext:value-type="float">
            <text:p>0.00288692889790432</text:p>
          </table:table-cell>
          <table:table-cell office:value-type="float" office:value="0" calcext:value-type="float">
            <text:p>0</text:p>
          </table:table-cell>
          <table:table-cell office:value-type="float" office:value="0.00244871906162736" calcext:value-type="float">
            <text:p>0.00244871906162736</text:p>
          </table:table-cell>
          <table:table-cell office:value-type="float" office:value="0" calcext:value-type="float">
            <text:p>0</text:p>
          </table:table-cell>
          <table:table-cell office:value-type="float" office:value="0.00189258679972026" calcext:value-type="float">
            <text:p>0.00189258679972026</text:p>
          </table:table-cell>
          <table:table-cell office:value-type="float" office:value="0" calcext:value-type="float">
            <text:p>0</text:p>
          </table:table-cell>
          <table:table-cell office:value-type="float" office:value="0.00140659982603997" calcext:value-type="float">
            <text:p>0.00140659982603997</text:p>
          </table:table-cell>
          <table:table-cell office:value-type="float" office:value="0" calcext:value-type="float">
            <text:p>0</text:p>
          </table:table-cell>
          <table:table-cell office:value-type="float" office:value="0.00136613527205653" calcext:value-type="float">
            <text:p>0.00136613527205653</text:p>
          </table:table-cell>
          <table:table-cell office:value-type="float" office:value="0" calcext:value-type="float">
            <text:p>0</text:p>
          </table:table-cell>
          <table:table-cell office:value-type="float" office:value="0.0010924422808396" calcext:value-type="float">
            <text:p>0.0010924422808396</text:p>
          </table:table-cell>
          <table:table-cell office:value-type="float" office:value="0" calcext:value-type="float">
            <text:p>0</text:p>
          </table:table-cell>
          <table:table-cell office:value-type="float" office:value="0.0010924422808396" calcext:value-type="float">
            <text:p>0.0010924422808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80467431503596" calcext:value-type="float">
            <text:p>0.000980467431503596</text:p>
          </table:table-cell>
          <table:table-cell office:value-type="float" office:value="0" calcext:value-type="float">
            <text:p>0</text:p>
          </table:table-cell>
          <table:table-cell office:value-type="float" office:value="0.000795116669728868" calcext:value-type="float">
            <text:p>0.000795116669728868</text:p>
          </table:table-cell>
          <table:table-cell office:value-type="float" office:value="0" calcext:value-type="float">
            <text:p>0</text:p>
          </table:table-cell>
          <table:table-cell office:value-type="float" office:value="0.000734008168404299" calcext:value-type="float">
            <text:p>0.000734008168404299</text:p>
          </table:table-cell>
          <table:table-cell office:value-type="float" office:value="0" calcext:value-type="float">
            <text:p>0</text:p>
          </table:table-cell>
          <table:table-cell office:value-type="float" office:value="0.000729053930948465" calcext:value-type="float">
            <text:p>0.000729053930948465</text:p>
          </table:table-cell>
          <table:table-cell office:value-type="float" office:value="0" calcext:value-type="float">
            <text:p>0</text:p>
          </table:table-cell>
          <table:table-cell office:value-type="float" office:value="0.000675771874163678" calcext:value-type="float">
            <text:p>0.000675771874163678</text:p>
          </table:table-cell>
          <table:table-cell office:value-type="float" office:value="0" calcext:value-type="float">
            <text:p>0</text:p>
          </table:table-cell>
          <table:table-cell office:value-type="float" office:value="0.000604042225729962" calcext:value-type="float">
            <text:p>0.000604042225729962</text:p>
          </table:table-cell>
          <table:table-cell office:value-type="float" office:value="0" calcext:value-type="float">
            <text:p>0</text:p>
          </table:table-cell>
          <table:table-cell office:value-type="float" office:value="0.000536228351409318" calcext:value-type="float">
            <text:p>0.000536228351409318</text:p>
          </table:table-cell>
          <table:table-cell office:value-type="float" office:value="0" calcext:value-type="float">
            <text:p>0</text:p>
          </table:table-cell>
          <table:table-cell office:value-type="float" office:value="0.000524862060921838" calcext:value-type="float">
            <text:p>0.000524862060921838</text:p>
          </table:table-cell>
          <table:table-cell office:value-type="float" office:value="0" calcext:value-type="float">
            <text:p>0</text:p>
          </table:table-cell>
          <table:table-cell office:value-type="float" office:value="0.000429231008595488" calcext:value-type="float">
            <text:p>0.000429231008595488</text:p>
          </table:table-cell>
          <table:table-cell office:value-type="float" office:value="0" calcext:value-type="float">
            <text:p>0</text:p>
          </table:table-cell>
          <table:table-cell office:value-type="float" office:value="0.000426998834505477" calcext:value-type="float">
            <text:p>0.000426998834505477</text:p>
          </table:table-cell>
          <table:table-cell office:value-type="float" office:value="0" calcext:value-type="float">
            <text:p>0</text:p>
          </table:table-cell>
          <table:table-cell office:value-type="float" office:value="0.000426998834505477" calcext:value-type="float">
            <text:p>0.000426998834505477</text:p>
          </table:table-cell>
          <table:table-cell office:value-type="float" office:value="0" calcext:value-type="float">
            <text:p>0</text:p>
          </table:table-cell>
          <table:table-cell office:value-type="float" office:value="0.000422201806533185" calcext:value-type="float">
            <text:p>0.000422201806533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18997999234516" calcext:value-type="float">
            <text:p>0.000318997999234516</text:p>
          </table:table-cell>
          <table:table-cell office:value-type="float" office:value="0" calcext:value-type="float">
            <text:p>0</text:p>
          </table:table-cell>
          <table:table-cell office:value-type="float" office:value="0.000245293177690953" calcext:value-type="float">
            <text:p>0.000245293177690953</text:p>
          </table:table-cell>
          <table:table-cell office:value-type="float" office:value="0" calcext:value-type="float">
            <text:p>0</text:p>
          </table:table-cell>
          <table:table-cell office:value-type="float" office:value="0.000237296706520951" calcext:value-type="float">
            <text:p>0.000237296706520951</text:p>
          </table:table-cell>
          <table:table-cell office:value-type="float" office:value="0" calcext:value-type="float">
            <text:p>0</text:p>
          </table:table-cell>
          <table:table-cell office:value-type="float" office:value="0.000209166602476163" calcext:value-type="float">
            <text:p>0.000209166602476163</text:p>
          </table:table-cell>
          <table:table-cell office:value-type="float" office:value="0" calcext:value-type="float">
            <text:p>0</text:p>
          </table:table-cell>
          <table:table-cell office:value-type="float" office:value="0.000170931694007392" calcext:value-type="float">
            <text:p>0.000170931694007392</text:p>
          </table:table-cell>
          <table:table-cell office:value-type="float" office:value="0" calcext:value-type="float">
            <text:p>0</text:p>
          </table:table-cell>
          <table:table-cell office:value-type="float" office:value="0.000137706451265762" calcext:value-type="float">
            <text:p>0.000137706451265762</text:p>
          </table:table-cell>
          <table:table-cell office:value-type="float" office:value="0" calcext:value-type="float">
            <text:p>0</text:p>
          </table:table-cell>
          <table:table-cell office:value-type="float" office:value="0.000137706451265762" calcext:value-type="float">
            <text:p>0.000137706451265762</text:p>
          </table:table-cell>
          <table:table-cell office:value-type="float" office:value="0" calcext:value-type="float">
            <text:p>0</text:p>
          </table:table-cell>
          <table:table-cell office:value-type="float" office:value="0.000132796504003441" calcext:value-type="float">
            <text:p>0.000132796504003441</text:p>
          </table:table-cell>
          <table:table-cell office:value-type="float" office:value="0" calcext:value-type="float">
            <text:p>0</text:p>
          </table:table-cell>
          <table:table-cell office:value-type="float" office:value="0.000126546563612329" calcext:value-type="float">
            <text:p>0.000126546563612329</text:p>
          </table:table-cell>
          <table:table-cell office:value-type="float" office:value="0" calcext:value-type="float">
            <text:p>0</text:p>
          </table:table-cell>
          <table:table-cell office:value-type="float" office:value="0.000116174123233948" calcext:value-type="float">
            <text:p>0.000116174123233948</text:p>
          </table:table-cell>
          <table:table-cell office:value-type="float" office:value="0" calcext:value-type="float">
            <text:p>0</text:p>
          </table:table-cell>
          <table:table-cell office:value-type="float" office:value="0.0000995902552550776" calcext:value-type="float">
            <text:p>9.95902552550776E-05</text:p>
          </table:table-cell>
          <table:table-cell office:value-type="float" office:value="0" calcext:value-type="float">
            <text:p>0</text:p>
          </table:table-cell>
          <table:table-cell office:value-type="float" office:value="0.0000899650491614779" calcext:value-type="float">
            <text:p>8.99650491614779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869629419201212" calcext:value-type="float">
            <text:p>8.69629419201212E-05</text:p>
          </table:table-cell>
          <table:table-cell office:value-type="float" office:value="0" calcext:value-type="float">
            <text:p>0</text:p>
          </table:table-cell>
          <table:table-cell office:value-type="float" office:value="0.0000816056939509924" calcext:value-type="float">
            <text:p>8.16056939509924E-05</text:p>
          </table:table-cell>
          <table:table-cell office:value-type="float" office:value="0" calcext:value-type="float">
            <text:p>0</text:p>
          </table:table-cell>
          <table:table-cell office:value-type="float" office:value="0.0000724806171749082" calcext:value-type="float">
            <text:p>7.24806171749082E-05</text:p>
          </table:table-cell>
          <table:table-cell office:value-type="float" office:value="0" calcext:value-type="float">
            <text:p>0</text:p>
          </table:table-cell>
          <table:table-cell office:value-type="float" office:value="0.0000688253386519344" calcext:value-type="float">
            <text:p>6.88253386519344E-05</text:p>
          </table:table-cell>
          <table:table-cell office:value-type="float" office:value="0" calcext:value-type="float">
            <text:p>0</text:p>
          </table:table-cell>
          <table:table-cell office:value-type="float" office:value="0.0000688253386519344" calcext:value-type="float">
            <text:p>6.88253386519344E-05</text:p>
          </table:table-cell>
          <table:table-cell office:value-type="float" office:value="0" calcext:value-type="float">
            <text:p>0</text:p>
          </table:table-cell>
          <table:table-cell office:value-type="float" office:value="0.0000656148608463303" calcext:value-type="float">
            <text:p>6.56148608463303E-05</text:p>
          </table:table-cell>
          <table:table-cell office:value-type="float" office:value="0" calcext:value-type="float">
            <text:p>0</text:p>
          </table:table-cell>
          <table:table-cell office:value-type="float" office:value="0.0000616022686990014" calcext:value-type="float">
            <text:p>6.16022686990014E-05</text:p>
          </table:table-cell>
          <table:table-cell office:value-type="float" office:value="0" calcext:value-type="float">
            <text:p>0</text:p>
          </table:table-cell>
          <table:table-cell office:value-type="float" office:value="0.0000510416084363863" calcext:value-type="float">
            <text:p>5.10416084363863E-05</text:p>
          </table:table-cell>
          <table:table-cell office:value-type="float" office:value="0" calcext:value-type="float">
            <text:p>0</text:p>
          </table:table-cell>
          <table:table-cell office:value-type="float" office:value="0.0000494318675060557" calcext:value-type="float">
            <text:p>4.94318675060557E-05</text:p>
          </table:table-cell>
          <table:table-cell office:value-type="float" office:value="0" calcext:value-type="float">
            <text:p>0</text:p>
          </table:table-cell>
          <table:table-cell office:value-type="float" office:value="0.0000320669056526057" calcext:value-type="float">
            <text:p>3.20669056526057E-05</text:p>
          </table:table-cell>
          <table:table-cell office:value-type="float" office:value="0" calcext:value-type="float">
            <text:p>0</text:p>
          </table:table-cell>
          <table:table-cell office:value-type="float" office:value="0.0000269809674514621" calcext:value-type="float">
            <text:p>2.69809674514621E-05</text:p>
          </table:table-cell>
          <table:table-cell office:value-type="float" office:value="0" calcext:value-type="float">
            <text:p>0</text:p>
          </table:table-cell>
          <table:table-cell office:value-type="float" office:value="0.0000269809674514621" calcext:value-type="float">
            <text:p>2.69809674514621E-05</text:p>
          </table:table-cell>
        </table:table-row>
        <table:table-row table:style-name="ro1">
          <table:table-cell office:value-type="string" calcext:value-type="string">
            <text:p>2023/07/18</text:p>
          </table:table-cell>
          <table:table-cell office:value-type="float" office:value="3073595.580869" calcext:value-type="float">
            <text:p>3073595.580869</text:p>
          </table:table-cell>
          <table:table-cell office:value-type="float" office:value="0.168454182138567" calcext:value-type="float">
            <text:p>0.1684541821385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37183940243949" calcext:value-type="float">
            <text:p>0.137183940243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9150249495462" calcext:value-type="float">
            <text:p>0.109150249495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98934550176548" calcext:value-type="float">
            <text:p>0.09989345501765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98934550176548" calcext:value-type="float">
            <text:p>0.0998934550176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2092663992717" calcext:value-type="float">
            <text:p>0.0462092663992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6160584214624" calcext:value-type="float">
            <text:p>0.0446160584214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2814352545869" calcext:value-type="float">
            <text:p>0.02928143525458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91165534454269" calcext:value-type="float">
            <text:p>0.0291165534454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3404676897151" calcext:value-type="float">
            <text:p>0.0273404676897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9675607606887" calcext:value-type="float">
            <text:p>0.0259675607606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5211108362656" calcext:value-type="float">
            <text:p>0.0195211108362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8704071417234" calcext:value-type="float">
            <text:p>0.01887040714172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8704071417234" calcext:value-type="float">
            <text:p>0.0188704071417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4342414996512" calcext:value-type="float">
            <text:p>0.0184342414996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6087894278849" calcext:value-type="float">
            <text:p>0.0176087894278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830925568904" calcext:value-type="float">
            <text:p>0.0165830925568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3314235204444" calcext:value-type="float">
            <text:p>0.0143314235204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3293087334372" calcext:value-type="float">
            <text:p>0.0143293087334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77360524875714" calcext:value-type="float">
            <text:p>0.0077736052487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33374278005272" calcext:value-type="float">
            <text:p>0.00733374278005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93791337561367" calcext:value-type="float">
            <text:p>0.004937913375613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93791337561367" calcext:value-type="float">
            <text:p>0.00493791337561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96831648116558" calcext:value-type="float">
            <text:p>0.00396831648116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5351847271094" calcext:value-type="float">
            <text:p>0.00325351847271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4102352400335" calcext:value-type="float">
            <text:p>0.00224102352400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20931270277269" calcext:value-type="float">
            <text:p>0.00220931270277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7985737671633" calcext:value-type="float">
            <text:p>0.00217985737671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7985737671633" calcext:value-type="float">
            <text:p>0.00217985737671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9256669041973" calcext:value-type="float">
            <text:p>0.00169256669041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3696785299827" calcext:value-type="float">
            <text:p>0.00163696785299827</text:p>
          </table:table-cell>
        </table:table-row>
        <table:table-row table:style-name="ro1">
          <table:table-cell office:value-type="string" calcext:value-type="string">
            <text:p>2023/07/19</text:p>
          </table:table-cell>
          <table:table-cell office:value-type="float" office:value="1038194.135644" calcext:value-type="float">
            <text:p>1038194.135644</text:p>
          </table:table-cell>
          <table:table-cell office:value-type="float" office:value="0.148726855506865" calcext:value-type="float">
            <text:p>0.1487268555068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36730590384182" calcext:value-type="float">
            <text:p>0.1367305903841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02101122671288" calcext:value-type="float">
            <text:p>0.102101122671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21634822572435" calcext:value-type="float">
            <text:p>0.09216348225724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34851646953636" calcext:value-type="float">
            <text:p>0.08348516469536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34851646953636" calcext:value-type="float">
            <text:p>0.08348516469536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25336762539584" calcext:value-type="float">
            <text:p>0.08253367625395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30602830710744" calcext:value-type="float">
            <text:p>0.05306028307107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30602830710744" calcext:value-type="float">
            <text:p>0.05306028307107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93931667231686" calcext:value-type="float">
            <text:p>0.02939316672316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00160060884083" calcext:value-type="float">
            <text:p>0.02001600608840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82489953945344" calcext:value-type="float">
            <text:p>0.01824899539453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6783056272218" calcext:value-type="float">
            <text:p>0.0167830562722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6783056272218" calcext:value-type="float">
            <text:p>0.0167830562722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56229895480374" calcext:value-type="float">
            <text:p>0.01562298954803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19962651226828" calcext:value-type="float">
            <text:p>0.01199626512268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993764041404466" calcext:value-type="float">
            <text:p>0.009937640414044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993764041404466" calcext:value-type="float">
            <text:p>0.009937640414044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977859339737319" calcext:value-type="float">
            <text:p>0.009778593397373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615596774685645" calcext:value-type="float">
            <text:p>0.00615596774685645</text:p>
          </table:table-cell>
        </table:table-row>
        <table:table-row table:style-name="ro1">
          <table:table-cell office:value-type="string" calcext:value-type="string">
            <text:p>2023/07/20</text:p>
          </table:table-cell>
          <table:table-cell office:value-type="float" office:value="8287109.570154" calcext:value-type="float">
            <text:p>8287109.570154</text:p>
          </table:table-cell>
          <table:table-cell office:value-type="float" office:value="0.117812830195493" calcext:value-type="float">
            <text:p>0.1178128301954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6955695082235" calcext:value-type="float">
            <text:p>0.116955695082235</text:p>
          </table:table-cell>
          <table:table-cell office:value-type="float" office:value="0" calcext:value-type="float">
            <text:p>0</text:p>
          </table:table-cell>
          <table:table-cell office:value-type="float" office:value="0.116676853493326" calcext:value-type="float">
            <text:p>0.116676853493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8693838442327" calcext:value-type="float">
            <text:p>0.0938693838442327</text:p>
          </table:table-cell>
          <table:table-cell office:value-type="float" office:value="0" calcext:value-type="float">
            <text:p>0</text:p>
          </table:table-cell>
          <table:table-cell office:value-type="float" office:value="0.0515833218302743" calcext:value-type="float">
            <text:p>0.0515833218302743</text:p>
          </table:table-cell>
          <table:table-cell office:value-type="float" office:value="0" calcext:value-type="float">
            <text:p>0</text:p>
          </table:table-cell>
          <table:table-cell office:value-type="float" office:value="0.0419773931857806" calcext:value-type="float">
            <text:p>0.0419773931857806</text:p>
          </table:table-cell>
          <table:table-cell office:value-type="float" office:value="0" calcext:value-type="float">
            <text:p>0</text:p>
          </table:table-cell>
          <table:table-cell office:value-type="float" office:value="0.0397037986784922" calcext:value-type="float">
            <text:p>0.0397037986784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8110660620964" calcext:value-type="float">
            <text:p>0.0318110660620964</text:p>
          </table:table-cell>
          <table:table-cell office:value-type="float" office:value="0" calcext:value-type="float">
            <text:p>0</text:p>
          </table:table-cell>
          <table:table-cell office:value-type="float" office:value="0.029639327164759" calcext:value-type="float">
            <text:p>0.029639327164759</text:p>
          </table:table-cell>
          <table:table-cell office:value-type="float" office:value="0" calcext:value-type="float">
            <text:p>0</text:p>
          </table:table-cell>
          <table:table-cell office:value-type="float" office:value="0.0294605390375529" calcext:value-type="float">
            <text:p>0.0294605390375529</text:p>
          </table:table-cell>
          <table:table-cell office:value-type="float" office:value="0" calcext:value-type="float">
            <text:p>0</text:p>
          </table:table-cell>
          <table:table-cell office:value-type="float" office:value="0.0294605390375529" calcext:value-type="float">
            <text:p>0.0294605390375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6819229138945" calcext:value-type="float">
            <text:p>0.0276819229138945</text:p>
          </table:table-cell>
          <table:table-cell office:value-type="float" office:value="0" calcext:value-type="float">
            <text:p>0</text:p>
          </table:table-cell>
          <table:table-cell office:value-type="float" office:value="0.024735038455174" calcext:value-type="float">
            <text:p>0.024735038455174</text:p>
          </table:table-cell>
          <table:table-cell office:value-type="float" office:value="0" calcext:value-type="float">
            <text:p>0</text:p>
          </table:table-cell>
          <table:table-cell office:value-type="float" office:value="0.0245721380025408" calcext:value-type="float">
            <text:p>0.0245721380025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1108456306366" calcext:value-type="float">
            <text:p>0.0231108456306366</text:p>
          </table:table-cell>
          <table:table-cell office:value-type="float" office:value="0" calcext:value-type="float">
            <text:p>0</text:p>
          </table:table-cell>
          <table:table-cell office:value-type="float" office:value="0.0196452350269787" calcext:value-type="float">
            <text:p>0.0196452350269787</text:p>
          </table:table-cell>
          <table:table-cell office:value-type="float" office:value="0" calcext:value-type="float">
            <text:p>0</text:p>
          </table:table-cell>
          <table:table-cell office:value-type="float" office:value="0.0181848549152464" calcext:value-type="float">
            <text:p>0.0181848549152464</text:p>
          </table:table-cell>
          <table:table-cell office:value-type="float" office:value="0" calcext:value-type="float">
            <text:p>0</text:p>
          </table:table-cell>
          <table:table-cell office:value-type="float" office:value="0.0170955513741768" calcext:value-type="float">
            <text:p>0.0170955513741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7133062290893" calcext:value-type="float">
            <text:p>0.0167133062290893</text:p>
          </table:table-cell>
          <table:table-cell office:value-type="float" office:value="0" calcext:value-type="float">
            <text:p>0</text:p>
          </table:table-cell>
          <table:table-cell office:value-type="float" office:value="0.0136870134321021" calcext:value-type="float">
            <text:p>0.0136870134321021</text:p>
          </table:table-cell>
          <table:table-cell office:value-type="float" office:value="0" calcext:value-type="float">
            <text:p>0</text:p>
          </table:table-cell>
          <table:table-cell office:value-type="float" office:value="0.0116608811771997" calcext:value-type="float">
            <text:p>0.0116608811771997</text:p>
          </table:table-cell>
          <table:table-cell office:value-type="float" office:value="0" calcext:value-type="float">
            <text:p>0</text:p>
          </table:table-cell>
          <table:table-cell office:value-type="float" office:value="0.00997987287363245" calcext:value-type="float">
            <text:p>0.00997987287363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65354679128649" calcext:value-type="float">
            <text:p>0.00965354679128649</text:p>
          </table:table-cell>
          <table:table-cell office:value-type="float" office:value="0" calcext:value-type="float">
            <text:p>0</text:p>
          </table:table-cell>
          <table:table-cell office:value-type="float" office:value="0.00965354679128649" calcext:value-type="float">
            <text:p>0.00965354679128649</text:p>
          </table:table-cell>
          <table:table-cell office:value-type="float" office:value="0" calcext:value-type="float">
            <text:p>0</text:p>
          </table:table-cell>
          <table:table-cell office:value-type="float" office:value="0.00963107574774313" calcext:value-type="float">
            <text:p>0.00963107574774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40644161639337" calcext:value-type="float">
            <text:p>0.00740644161639337</text:p>
          </table:table-cell>
          <table:table-cell office:value-type="float" office:value="0" calcext:value-type="float">
            <text:p>0</text:p>
          </table:table-cell>
          <table:table-cell office:value-type="float" office:value="0.00736294343564059" calcext:value-type="float">
            <text:p>0.00736294343564059</text:p>
          </table:table-cell>
          <table:table-cell office:value-type="float" office:value="0" calcext:value-type="float">
            <text:p>0</text:p>
          </table:table-cell>
          <table:table-cell office:value-type="float" office:value="0.00638070746288166" calcext:value-type="float">
            <text:p>0.00638070746288166</text:p>
          </table:table-cell>
          <table:table-cell office:value-type="float" office:value="0" calcext:value-type="float">
            <text:p>0</text:p>
          </table:table-cell>
          <table:table-cell office:value-type="float" office:value="0.00638070482263664" calcext:value-type="float">
            <text:p>0.00638070482263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38070482263664" calcext:value-type="float">
            <text:p>0.00638070482263664</text:p>
          </table:table-cell>
          <table:table-cell office:value-type="float" office:value="0" calcext:value-type="float">
            <text:p>0</text:p>
          </table:table-cell>
          <table:table-cell office:value-type="float" office:value="0.00516923296806415" calcext:value-type="float">
            <text:p>0.00516923296806415</text:p>
          </table:table-cell>
          <table:table-cell office:value-type="float" office:value="0" calcext:value-type="float">
            <text:p>0</text:p>
          </table:table-cell>
          <table:table-cell office:value-type="float" office:value="0.00516923296806415" calcext:value-type="float">
            <text:p>0.00516923296806415</text:p>
          </table:table-cell>
          <table:table-cell office:value-type="float" office:value="0" calcext:value-type="float">
            <text:p>0</text:p>
          </table:table-cell>
          <table:table-cell office:value-type="float" office:value="0.00366685009565226" calcext:value-type="float">
            <text:p>0.00366685009565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0417753213712" calcext:value-type="float">
            <text:p>0.00290417753213712</text:p>
          </table:table-cell>
          <table:table-cell office:value-type="float" office:value="0" calcext:value-type="float">
            <text:p>0</text:p>
          </table:table-cell>
          <table:table-cell office:value-type="float" office:value="0.00241091273511773" calcext:value-type="float">
            <text:p>0.00241091273511773</text:p>
          </table:table-cell>
          <table:table-cell office:value-type="float" office:value="0" calcext:value-type="float">
            <text:p>0</text:p>
          </table:table-cell>
          <table:table-cell office:value-type="float" office:value="0.00233555497681692" calcext:value-type="float">
            <text:p>0.00233555497681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3555497681692" calcext:value-type="float">
            <text:p>0.00233555497681692</text:p>
          </table:table-cell>
          <table:table-cell office:value-type="float" office:value="0" calcext:value-type="float">
            <text:p>0</text:p>
          </table:table-cell>
          <table:table-cell office:value-type="float" office:value="0.00147154868495036" calcext:value-type="float">
            <text:p>0.00147154868495036</text:p>
          </table:table-cell>
          <table:table-cell office:value-type="float" office:value="0" calcext:value-type="float">
            <text:p>0</text:p>
          </table:table-cell>
          <table:table-cell office:value-type="float" office:value="0.00120343527686873" calcext:value-type="float">
            <text:p>0.00120343527686873</text:p>
          </table:table-cell>
          <table:table-cell office:value-type="float" office:value="0" calcext:value-type="float">
            <text:p>0</text:p>
          </table:table-cell>
          <table:table-cell office:value-type="float" office:value="0.0011990680927868" calcext:value-type="float">
            <text:p>0.0011990680927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990680927868" calcext:value-type="float">
            <text:p>0.0011990680927868</text:p>
          </table:table-cell>
          <table:table-cell office:value-type="float" office:value="0" calcext:value-type="float">
            <text:p>0</text:p>
          </table:table-cell>
          <table:table-cell office:value-type="float" office:value="0.000859177731358018" calcext:value-type="float">
            <text:p>0.000859177731358018</text:p>
          </table:table-cell>
          <table:table-cell office:value-type="float" office:value="0" calcext:value-type="float">
            <text:p>0</text:p>
          </table:table-cell>
          <table:table-cell office:value-type="float" office:value="0.000604553367804295" calcext:value-type="float">
            <text:p>0.000604553367804295</text:p>
          </table:table-cell>
          <table:table-cell office:value-type="float" office:value="0" calcext:value-type="float">
            <text:p>0</text:p>
          </table:table-cell>
          <table:table-cell office:value-type="float" office:value="0.000604553367804295" calcext:value-type="float">
            <text:p>0.000604553367804295</text:p>
          </table:table-cell>
        </table:table-row>
        <table:table-row table:style-name="ro1">
          <table:table-cell office:value-type="string" calcext:value-type="string">
            <text:p>2023/07/21</text:p>
          </table:table-cell>
          <table:table-cell office:value-type="float" office:value="8672863.21912" calcext:value-type="float">
            <text:p>8672863.21912</text:p>
          </table:table-cell>
          <table:table-cell office:value-type="float" office:value="0.196421053573684" calcext:value-type="float">
            <text:p>0.196421053573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27565840259182" calcext:value-type="float">
            <text:p>0.127565840259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2415576755623" calcext:value-type="float">
            <text:p>0.112415576755623</text:p>
          </table:table-cell>
          <table:table-cell office:value-type="float" office:value="0" calcext:value-type="float">
            <text:p>0</text:p>
          </table:table-cell>
          <table:table-cell office:value-type="float" office:value="0.063870823914159" calcext:value-type="float">
            <text:p>0.063870823914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4394559003487" calcext:value-type="float">
            <text:p>0.0624394559003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7928924413197" calcext:value-type="float">
            <text:p>0.0587928924413197</text:p>
          </table:table-cell>
          <table:table-cell office:value-type="float" office:value="0" calcext:value-type="float">
            <text:p>0</text:p>
          </table:table-cell>
          <table:table-cell office:value-type="float" office:value="0.0464179270361937" calcext:value-type="float">
            <text:p>0.0464179270361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6428646676346" calcext:value-type="float">
            <text:p>0.0356428646676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2173202186153" calcext:value-type="float">
            <text:p>0.0352173202186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9629349469445" calcext:value-type="float">
            <text:p>0.0279629349469445</text:p>
          </table:table-cell>
          <table:table-cell office:value-type="float" office:value="0" calcext:value-type="float">
            <text:p>0</text:p>
          </table:table-cell>
          <table:table-cell office:value-type="float" office:value="0.0230604351696778" calcext:value-type="float">
            <text:p>0.0230604351696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5287525586119" calcext:value-type="float">
            <text:p>0.0205287525586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0544916741773" calcext:value-type="float">
            <text:p>0.0190544916741773</text:p>
          </table:table-cell>
          <table:table-cell office:value-type="float" office:value="0" calcext:value-type="float">
            <text:p>0</text:p>
          </table:table-cell>
          <table:table-cell office:value-type="float" office:value="0.0190544916741773" calcext:value-type="float">
            <text:p>0.0190544916741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2953263772584" calcext:value-type="float">
            <text:p>0.0172953263772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0458090096571" calcext:value-type="float">
            <text:p>0.0170458090096571</text:p>
          </table:table-cell>
          <table:table-cell office:value-type="float" office:value="0" calcext:value-type="float">
            <text:p>0</text:p>
          </table:table-cell>
          <table:table-cell office:value-type="float" office:value="0.0162715145430737" calcext:value-type="float">
            <text:p>0.0162715145430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8659737301797" calcext:value-type="float">
            <text:p>0.0158659737301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0508445873408" calcext:value-type="float">
            <text:p>0.0130508445873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0508445873408" calcext:value-type="float">
            <text:p>0.0130508445873408</text:p>
          </table:table-cell>
          <table:table-cell office:value-type="float" office:value="0" calcext:value-type="float">
            <text:p>0</text:p>
          </table:table-cell>
          <table:table-cell office:value-type="float" office:value="0.00844474939124329" calcext:value-type="float">
            <text:p>0.00844474939124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69303099499008" calcext:value-type="float">
            <text:p>0.00769303099499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75922838145115" calcext:value-type="float">
            <text:p>0.00575922838145115</text:p>
          </table:table-cell>
          <table:table-cell office:value-type="float" office:value="0" calcext:value-type="float">
            <text:p>0</text:p>
          </table:table-cell>
          <table:table-cell office:value-type="float" office:value="0.00507793147629843" calcext:value-type="float">
            <text:p>0.00507793147629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6663964755607" calcext:value-type="float">
            <text:p>0.00486663964755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6663964755607" calcext:value-type="float">
            <text:p>0.00486663964755607</text:p>
          </table:table-cell>
          <table:table-cell office:value-type="float" office:value="0" calcext:value-type="float">
            <text:p>0</text:p>
          </table:table-cell>
          <table:table-cell office:value-type="float" office:value="0.00473520547049133" calcext:value-type="float">
            <text:p>0.00473520547049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79883683941495" calcext:value-type="float">
            <text:p>0.00379883683941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9310246195924" calcext:value-type="float">
            <text:p>0.00229310246195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9515077189603" calcext:value-type="float">
            <text:p>0.00219515077189603</text:p>
          </table:table-cell>
          <table:table-cell office:value-type="float" office:value="0" calcext:value-type="float">
            <text:p>0</text:p>
          </table:table-cell>
          <table:table-cell office:value-type="float" office:value="0.00217880302301332" calcext:value-type="float">
            <text:p>0.00217880302301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2295020254176" calcext:value-type="float">
            <text:p>0.00172295020254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2295020254176" calcext:value-type="float">
            <text:p>0.00172295020254176</text:p>
          </table:table-cell>
          <table:table-cell office:value-type="float" office:value="0" calcext:value-type="float">
            <text:p>0</text:p>
          </table:table-cell>
          <table:table-cell office:value-type="float" office:value="0.00121771595414044" calcext:value-type="float">
            <text:p>0.00121771595414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05781963444029" calcext:value-type="float">
            <text:p>0.00105781963444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96073735682923" calcext:value-type="float">
            <text:p>0.000696073735682923</text:p>
          </table:table-cell>
          <table:table-cell office:value-type="float" office:value="0" calcext:value-type="float">
            <text:p>0</text:p>
          </table:table-cell>
          <table:table-cell office:value-type="float" office:value="0.000647998539583861" calcext:value-type="float">
            <text:p>0.000647998539583861</text:p>
          </table:table-cell>
        </table:table-row>
        <table:table-row table:style-name="ro1">
          <table:table-cell office:value-type="string" calcext:value-type="string">
            <text:p>2023/07/22</text:p>
          </table:table-cell>
          <table:table-cell office:value-type="float" office:value="2757766.43218" calcext:value-type="float">
            <text:p>2757766.43218</text:p>
          </table:table-cell>
          <table:table-cell office:value-type="float" office:value="0.287426700735279" calcext:value-type="float">
            <text:p>0.28742670073527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287248330299604" calcext:value-type="float">
            <text:p>0.2872483302996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688713147653555" calcext:value-type="float">
            <text:p>0.06887131476535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598502462260833" calcext:value-type="float">
            <text:p>0.05985024622608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598502462260833" calcext:value-type="float">
            <text:p>0.05985024622608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93657167668049" calcext:value-type="float">
            <text:p>0.04936571676680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392552678634295" calcext:value-type="float">
            <text:p>0.03925526786342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392552678634295" calcext:value-type="float">
            <text:p>0.03925526786342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92552678634295" calcext:value-type="float">
            <text:p>0.03925526786342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299131059677122" calcext:value-type="float">
            <text:p>0.02991310596771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271959217157898" calcext:value-type="float">
            <text:p>0.02719592171578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406008727909168" calcext:value-type="float">
            <text:p>0.004060087279091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62612289543862" calcext:value-type="float">
            <text:p>0.003626122895438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254794636268219" calcext:value-type="float">
            <text:p>0.002547946362682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227845716978747" calcext:value-type="float">
            <text:p>0.00227845716978747</text:p>
          </table:table-cell>
        </table:table-row>
        <table:table-row table:style-name="ro1">
          <table:table-cell office:value-type="string" calcext:value-type="string">
            <text:p>2023/07/23</text:p>
          </table:table-cell>
          <table:table-cell office:value-type="float" office:value="7983396.005786" calcext:value-type="float">
            <text:p>7983396.005786</text:p>
          </table:table-cell>
          <table:table-cell office:value-type="float" office:value="0.136827371235038" calcext:value-type="float">
            <text:p>0.136827371235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2545891072755" calcext:value-type="float">
            <text:p>0.102545891072755</text:p>
          </table:table-cell>
          <table:table-cell office:value-type="float" office:value="0" calcext:value-type="float">
            <text:p>0</text:p>
          </table:table-cell>
          <table:table-cell office:value-type="float" office:value="0.0948305471069343" calcext:value-type="float">
            <text:p>0.0948305471069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596652705247" calcext:value-type="float">
            <text:p>0.065596652705247</text:p>
          </table:table-cell>
          <table:table-cell office:value-type="float" office:value="0" calcext:value-type="float">
            <text:p>0</text:p>
          </table:table-cell>
          <table:table-cell office:value-type="float" office:value="0.0609763062795822" calcext:value-type="float">
            <text:p>0.0609763062795822</text:p>
          </table:table-cell>
          <table:table-cell office:value-type="float" office:value="0" calcext:value-type="float">
            <text:p>0</text:p>
          </table:table-cell>
          <table:table-cell office:value-type="float" office:value="0.0562629354067445" calcext:value-type="float">
            <text:p>0.0562629354067445</text:p>
          </table:table-cell>
          <table:table-cell office:value-type="float" office:value="0" calcext:value-type="float">
            <text:p>0</text:p>
          </table:table-cell>
          <table:table-cell office:value-type="float" office:value="0.056085389422683" calcext:value-type="float">
            <text:p>0.056085389422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4944471944179" calcext:value-type="float">
            <text:p>0.0424944471944179</text:p>
          </table:table-cell>
          <table:table-cell office:value-type="float" office:value="0" calcext:value-type="float">
            <text:p>0</text:p>
          </table:table-cell>
          <table:table-cell office:value-type="float" office:value="0.0424944471944179" calcext:value-type="float">
            <text:p>0.0424944471944179</text:p>
          </table:table-cell>
          <table:table-cell office:value-type="float" office:value="0" calcext:value-type="float">
            <text:p>0</text:p>
          </table:table-cell>
          <table:table-cell office:value-type="float" office:value="0.0269961555012178" calcext:value-type="float">
            <text:p>0.0269961555012178</text:p>
          </table:table-cell>
          <table:table-cell office:value-type="float" office:value="0" calcext:value-type="float">
            <text:p>0</text:p>
          </table:table-cell>
          <table:table-cell office:value-type="float" office:value="0.0237907526900014" calcext:value-type="float">
            <text:p>0.023790752690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5075241139665" calcext:value-type="float">
            <text:p>0.0205075241139665</text:p>
          </table:table-cell>
          <table:table-cell office:value-type="float" office:value="0" calcext:value-type="float">
            <text:p>0</text:p>
          </table:table-cell>
          <table:table-cell office:value-type="float" office:value="0.0205032066405535" calcext:value-type="float">
            <text:p>0.0205032066405535</text:p>
          </table:table-cell>
          <table:table-cell office:value-type="float" office:value="0" calcext:value-type="float">
            <text:p>0</text:p>
          </table:table-cell>
          <table:table-cell office:value-type="float" office:value="0.0201314077221674" calcext:value-type="float">
            <text:p>0.0201314077221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7672739642627" calcext:value-type="float">
            <text:p>0.0177672739642627</text:p>
          </table:table-cell>
          <table:table-cell office:value-type="float" office:value="0" calcext:value-type="float">
            <text:p>0</text:p>
          </table:table-cell>
          <table:table-cell office:value-type="float" office:value="0.0176767768876456" calcext:value-type="float">
            <text:p>0.0176767768876456</text:p>
          </table:table-cell>
          <table:table-cell office:value-type="float" office:value="0" calcext:value-type="float">
            <text:p>0</text:p>
          </table:table-cell>
          <table:table-cell office:value-type="float" office:value="0.0175242718761044" calcext:value-type="float">
            <text:p>0.0175242718761044</text:p>
          </table:table-cell>
          <table:table-cell office:value-type="float" office:value="0" calcext:value-type="float">
            <text:p>0</text:p>
          </table:table-cell>
          <table:table-cell office:value-type="float" office:value="0.015753082248313" calcext:value-type="float">
            <text:p>0.015753082248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641953865381" calcext:value-type="float">
            <text:p>0.013641953865381</text:p>
          </table:table-cell>
          <table:table-cell office:value-type="float" office:value="0" calcext:value-type="float">
            <text:p>0</text:p>
          </table:table-cell>
          <table:table-cell office:value-type="float" office:value="0.013641953865381" calcext:value-type="float">
            <text:p>0.013641953865381</text:p>
          </table:table-cell>
          <table:table-cell office:value-type="float" office:value="0" calcext:value-type="float">
            <text:p>0</text:p>
          </table:table-cell>
          <table:table-cell office:value-type="float" office:value="0.0132252364687256" calcext:value-type="float">
            <text:p>0.0132252364687256</text:p>
          </table:table-cell>
          <table:table-cell office:value-type="float" office:value="0" calcext:value-type="float">
            <text:p>0</text:p>
          </table:table-cell>
          <table:table-cell office:value-type="float" office:value="0.0111052827212561" calcext:value-type="float">
            <text:p>0.0111052827212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7757378198015" calcext:value-type="float">
            <text:p>0.0107757378198015</text:p>
          </table:table-cell>
          <table:table-cell office:value-type="float" office:value="0" calcext:value-type="float">
            <text:p>0</text:p>
          </table:table-cell>
          <table:table-cell office:value-type="float" office:value="0.0107727087492177" calcext:value-type="float">
            <text:p>0.0107727087492177</text:p>
          </table:table-cell>
          <table:table-cell office:value-type="float" office:value="0" calcext:value-type="float">
            <text:p>0</text:p>
          </table:table-cell>
          <table:table-cell office:value-type="float" office:value="0.0103721523947937" calcext:value-type="float">
            <text:p>0.0103721523947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3721523947937" calcext:value-type="float">
            <text:p>0.0103721523947937</text:p>
          </table:table-cell>
          <table:table-cell office:value-type="float" office:value="0" calcext:value-type="float">
            <text:p>0</text:p>
          </table:table-cell>
          <table:table-cell office:value-type="float" office:value="0.00916154857494123" calcext:value-type="float">
            <text:p>0.00916154857494123</text:p>
          </table:table-cell>
          <table:table-cell office:value-type="float" office:value="0" calcext:value-type="float">
            <text:p>0</text:p>
          </table:table-cell>
          <table:table-cell office:value-type="float" office:value="0.00717919070511608" calcext:value-type="float">
            <text:p>0.00717919070511608</text:p>
          </table:table-cell>
          <table:table-cell office:value-type="float" office:value="0" calcext:value-type="float">
            <text:p>0</text:p>
          </table:table-cell>
          <table:table-cell office:value-type="float" office:value="0.00710173965551875" calcext:value-type="float">
            <text:p>0.00710173965551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0077147576344" calcext:value-type="float">
            <text:p>0.0060077147576344</text:p>
          </table:table-cell>
          <table:table-cell office:value-type="float" office:value="0" calcext:value-type="float">
            <text:p>0</text:p>
          </table:table-cell>
          <table:table-cell office:value-type="float" office:value="0.00591828339290157" calcext:value-type="float">
            <text:p>0.00591828339290157</text:p>
          </table:table-cell>
          <table:table-cell office:value-type="float" office:value="0" calcext:value-type="float">
            <text:p>0</text:p>
          </table:table-cell>
          <table:table-cell office:value-type="float" office:value="0.00556471205584719" calcext:value-type="float">
            <text:p>0.00556471205584719</text:p>
          </table:table-cell>
          <table:table-cell office:value-type="float" office:value="0" calcext:value-type="float">
            <text:p>0</text:p>
          </table:table-cell>
          <table:table-cell office:value-type="float" office:value="0.00464463994685049" calcext:value-type="float">
            <text:p>0.00464463994685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00443620444613" calcext:value-type="float">
            <text:p>0.00400443620444613</text:p>
          </table:table-cell>
          <table:table-cell office:value-type="float" office:value="0" calcext:value-type="float">
            <text:p>0</text:p>
          </table:table-cell>
          <table:table-cell office:value-type="float" office:value="0.00275296377432255" calcext:value-type="float">
            <text:p>0.00275296377432255</text:p>
          </table:table-cell>
          <table:table-cell office:value-type="float" office:value="0" calcext:value-type="float">
            <text:p>0</text:p>
          </table:table-cell>
          <table:table-cell office:value-type="float" office:value="0.00250519953983308" calcext:value-type="float">
            <text:p>0.00250519953983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0519953983308" calcext:value-type="float">
            <text:p>0.00250519953983308</text:p>
          </table:table-cell>
          <table:table-cell office:value-type="float" office:value="0" calcext:value-type="float">
            <text:p>0</text:p>
          </table:table-cell>
          <table:table-cell office:value-type="float" office:value="0.00237979993554505" calcext:value-type="float">
            <text:p>0.00237979993554505</text:p>
          </table:table-cell>
          <table:table-cell office:value-type="float" office:value="0" calcext:value-type="float">
            <text:p>0</text:p>
          </table:table-cell>
          <table:table-cell office:value-type="float" office:value="0.00201292783025586" calcext:value-type="float">
            <text:p>0.00201292783025586</text:p>
          </table:table-cell>
          <table:table-cell office:value-type="float" office:value="0" calcext:value-type="float">
            <text:p>0</text:p>
          </table:table-cell>
          <table:table-cell office:value-type="float" office:value="0.00150311972389983" calcext:value-type="float">
            <text:p>0.00150311972389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05116920091619" calcext:value-type="float">
            <text:p>0.00105116920091619</text:p>
          </table:table-cell>
          <table:table-cell office:value-type="float" office:value="0" calcext:value-type="float">
            <text:p>0</text:p>
          </table:table-cell>
          <table:table-cell office:value-type="float" office:value="0.00105116920091619" calcext:value-type="float">
            <text:p>0.00105116920091619</text:p>
          </table:table-cell>
          <table:table-cell office:value-type="float" office:value="0" calcext:value-type="float">
            <text:p>0</text:p>
          </table:table-cell>
          <table:table-cell office:value-type="float" office:value="0.000998149506077906" calcext:value-type="float">
            <text:p>0.000998149506077906</text:p>
          </table:table-cell>
          <table:table-cell office:value-type="float" office:value="0" calcext:value-type="float">
            <text:p>0</text:p>
          </table:table-cell>
          <table:table-cell office:value-type="float" office:value="0.000986418913742071" calcext:value-type="float">
            <text:p>0.000986418913742071</text:p>
          </table:table-cell>
        </table:table-row>
        <table:table-row table:style-name="ro1">
          <table:table-cell office:value-type="string" calcext:value-type="string">
            <text:p>2023/07/24</text:p>
          </table:table-cell>
          <table:table-cell office:value-type="float" office:value="34702451.456778" calcext:value-type="float">
            <text:p>34702451.456778</text:p>
          </table:table-cell>
          <table:table-cell office:value-type="float" office:value="0.134109695299091" calcext:value-type="float">
            <text:p>0.134109695299091</text:p>
          </table:table-cell>
          <table:table-cell office:value-type="float" office:value="0" calcext:value-type="float">
            <text:p>0</text:p>
          </table:table-cell>
          <table:table-cell office:value-type="float" office:value="0.11591153769093" calcext:value-type="float">
            <text:p>0.115911537690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4844584854871" calcext:value-type="float">
            <text:p>0.114844584854871</text:p>
          </table:table-cell>
          <table:table-cell office:value-type="float" office:value="0" calcext:value-type="float">
            <text:p>0</text:p>
          </table:table-cell>
          <table:table-cell office:value-type="float" office:value="0.0730224432748268" calcext:value-type="float">
            <text:p>0.0730224432748268</text:p>
          </table:table-cell>
          <table:table-cell office:value-type="float" office:value="0.0691153115504621" calcext:value-type="float">
            <text:p>0.0691153115504621</text:p>
          </table:table-cell>
          <table:table-cell office:value-type="float" office:value="0.043865056677507" calcext:value-type="float">
            <text:p>0.0438650566775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20182279163733" calcext:value-type="float">
            <text:p>0.0320182279163733</text:p>
          </table:table-cell>
          <table:table-cell office:value-type="float" office:value="0" calcext:value-type="float">
            <text:p>0</text:p>
          </table:table-cell>
          <table:table-cell office:value-type="float" office:value="0.0309157537281262" calcext:value-type="float">
            <text:p>0.0309157537281262</text:p>
          </table:table-cell>
          <table:table-cell office:value-type="float" office:value="0.0274103113777057" calcext:value-type="float">
            <text:p>0.0274103113777057</text:p>
          </table:table-cell>
          <table:table-cell office:value-type="float" office:value="0" calcext:value-type="float">
            <text:p>0</text:p>
          </table:table-cell>
          <table:table-cell office:value-type="float" office:value="0.0247932439606353" calcext:value-type="float">
            <text:p>0.0247932439606353</text:p>
          </table:table-cell>
          <table:table-cell office:value-type="float" office:value="0.0235743905389201" calcext:value-type="float">
            <text:p>0.0235743905389201</text:p>
          </table:table-cell>
          <table:table-cell office:value-type="float" office:value="0.0190676442793715" calcext:value-type="float">
            <text:p>0.0190676442793715</text:p>
          </table:table-cell>
          <table:table-cell office:value-type="float" office:value="0" calcext:value-type="float">
            <text:p>0</text:p>
          </table:table-cell>
          <table:table-cell office:value-type="float" office:value="0.0169960307453957" calcext:value-type="float">
            <text:p>0.0169960307453957</text:p>
          </table:table-cell>
          <table:table-cell office:value-type="float" office:value="0.0084336981312263" calcext:value-type="float">
            <text:p>0.0084336981312263</text:p>
          </table:table-cell>
          <table:table-cell office:value-type="float" office:value="0" calcext:value-type="float">
            <text:p>0</text:p>
          </table:table-cell>
          <table:table-cell office:value-type="float" office:value="0.00817105957926834" calcext:value-type="float">
            <text:p>0.00817105957926834</text:p>
          </table:table-cell>
          <table:table-cell office:value-type="float" office:value="0.00813317210029185" calcext:value-type="float">
            <text:p>0.00813317210029185</text:p>
          </table:table-cell>
          <table:table-cell office:value-type="float" office:value="0" calcext:value-type="float">
            <text:p>0</text:p>
          </table:table-cell>
          <table:table-cell office:value-type="float" office:value="0.00796295622066279" calcext:value-type="float">
            <text:p>0.00796295622066279</text:p>
          </table:table-cell>
          <table:table-cell office:value-type="float" office:value="0.00746258518141141" calcext:value-type="float">
            <text:p>0.00746258518141141</text:p>
          </table:table-cell>
          <table:table-cell office:value-type="float" office:value="0.00624119214660546" calcext:value-type="float">
            <text:p>0.00624119214660546</text:p>
          </table:table-cell>
          <table:table-cell office:value-type="float" office:value="0" calcext:value-type="float">
            <text:p>0</text:p>
          </table:table-cell>
          <table:table-cell office:value-type="float" office:value="0.00534012904335623" calcext:value-type="float">
            <text:p>0.00534012904335623</text:p>
          </table:table-cell>
          <table:table-cell office:value-type="float" office:value="0.00395863217822234" calcext:value-type="float">
            <text:p>0.003958632178222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88370257265147" calcext:value-type="float">
            <text:p>0.00388370257265147</text:p>
          </table:table-cell>
          <table:table-cell office:value-type="float" office:value="0" calcext:value-type="float">
            <text:p>0</text:p>
          </table:table-cell>
          <table:table-cell office:value-type="float" office:value="0.00388351526599939" calcext:value-type="float">
            <text:p>0.00388351526599939</text:p>
          </table:table-cell>
          <table:table-cell table:number-columns-repeated="2" office:value-type="float" office:value="0.0034443964325942" calcext:value-type="float">
            <text:p>0.0034443964325942</text:p>
          </table:table-cell>
          <table:table-cell office:value-type="float" office:value="0" calcext:value-type="float">
            <text:p>0</text:p>
          </table:table-cell>
          <table:table-cell office:value-type="float" office:value="0.00332166120147359" calcext:value-type="float">
            <text:p>0.00332166120147359</text:p>
          </table:table-cell>
          <table:table-cell office:value-type="float" office:value="0.0031698048807014" calcext:value-type="float">
            <text:p>0.0031698048807014</text:p>
          </table:table-cell>
          <table:table-cell office:value-type="float" office:value="0" calcext:value-type="float">
            <text:p>0</text:p>
          </table:table-cell>
          <table:table-cell office:value-type="float" office:value="0.0031698048807014" calcext:value-type="float">
            <text:p>0.0031698048807014</text:p>
          </table:table-cell>
          <table:table-cell office:value-type="float" office:value="0.0027658564732681" calcext:value-type="float">
            <text:p>0.0027658564732681</text:p>
          </table:table-cell>
          <table:table-cell office:value-type="float" office:value="0" calcext:value-type="float">
            <text:p>0</text:p>
          </table:table-cell>
          <table:table-cell office:value-type="float" office:value="0.00260102373783078" calcext:value-type="float">
            <text:p>0.00260102373783078</text:p>
          </table:table-cell>
          <table:table-cell table:number-columns-repeated="2" office:value-type="float" office:value="0.00253160789258422" calcext:value-type="float">
            <text:p>0.00253160789258422</text:p>
          </table:table-cell>
          <table:table-cell office:value-type="float" office:value="0" calcext:value-type="float">
            <text:p>0</text:p>
          </table:table-cell>
          <table:table-cell office:value-type="float" office:value="0.00237593589325213" calcext:value-type="float">
            <text:p>0.00237593589325213</text:p>
          </table:table-cell>
          <table:table-cell office:value-type="float" office:value="0.00218485616482844" calcext:value-type="float">
            <text:p>0.00218485616482844</text:p>
          </table:table-cell>
          <table:table-cell office:value-type="float" office:value="0" calcext:value-type="float">
            <text:p>0</text:p>
          </table:table-cell>
          <table:table-cell office:value-type="float" office:value="0.00210700312198608" calcext:value-type="float">
            <text:p>0.00210700312198608</text:p>
          </table:table-cell>
          <table:table-cell office:value-type="float" office:value="0.00194840031875598" calcext:value-type="float">
            <text:p>0.00194840031875598</text:p>
          </table:table-cell>
          <table:table-cell office:value-type="float" office:value="0" calcext:value-type="float">
            <text:p>0</text:p>
          </table:table-cell>
          <table:table-cell office:value-type="float" office:value="0.00150800975732734" calcext:value-type="float">
            <text:p>0.00150800975732734</text:p>
          </table:table-cell>
          <table:table-cell table:number-columns-repeated="2" office:value-type="float" office:value="0.00142761458024676" calcext:value-type="float">
            <text:p>0.00142761458024676</text:p>
          </table:table-cell>
          <table:table-cell office:value-type="float" office:value="0" calcext:value-type="float">
            <text:p>0</text:p>
          </table:table-cell>
          <table:table-cell office:value-type="float" office:value="0.00140885071882868" calcext:value-type="float">
            <text:p>0.00140885071882868</text:p>
          </table:table-cell>
          <table:table-cell office:value-type="float" office:value="0.00130904584814651" calcext:value-type="float">
            <text:p>0.001309045848146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18319594946026" calcext:value-type="float">
            <text:p>0.00118319594946026</text:p>
          </table:table-cell>
          <table:table-cell office:value-type="float" office:value="0" calcext:value-type="float">
            <text:p>0</text:p>
          </table:table-cell>
          <table:table-cell office:value-type="float" office:value="0.00117782168936709" calcext:value-type="float">
            <text:p>0.00117782168936709</text:p>
          </table:table-cell>
          <table:table-cell table:number-columns-repeated="2" office:value-type="float" office:value="0.00116309362323497" calcext:value-type="float">
            <text:p>0.00116309362323497</text:p>
          </table:table-cell>
          <table:table-cell office:value-type="float" office:value="0" calcext:value-type="float">
            <text:p>0</text:p>
          </table:table-cell>
          <table:table-cell office:value-type="float" office:value="0.00115057281211761" calcext:value-type="float">
            <text:p>0.00115057281211761</text:p>
          </table:table-cell>
          <table:table-cell office:value-type="float" office:value="0.00100857428022316" calcext:value-type="float">
            <text:p>0.00100857428022316</text:p>
          </table:table-cell>
          <table:table-cell office:value-type="float" office:value="0" calcext:value-type="float">
            <text:p>0</text:p>
          </table:table-cell>
          <table:table-cell office:value-type="float" office:value="0.000935648040901071" calcext:value-type="float">
            <text:p>0.000935648040901071</text:p>
          </table:table-cell>
          <table:table-cell office:value-type="float" office:value="0.000921231747555873" calcext:value-type="float">
            <text:p>0.000921231747555873</text:p>
          </table:table-cell>
          <table:table-cell office:value-type="float" office:value="0" calcext:value-type="float">
            <text:p>0</text:p>
          </table:table-cell>
          <table:table-cell office:value-type="float" office:value="0.000602935320752729" calcext:value-type="float">
            <text:p>0.000602935320752729</text:p>
          </table:table-cell>
          <table:table-cell office:value-type="float" office:value="0.000602748014100762" calcext:value-type="float">
            <text:p>0.000602748014100762</text:p>
          </table:table-cell>
          <table:table-cell office:value-type="float" office:value="0.00058071390360126" calcext:value-type="float">
            <text:p>0.00058071390360126</text:p>
          </table:table-cell>
          <table:table-cell office:value-type="float" office:value="0" calcext:value-type="float">
            <text:p>0</text:p>
          </table:table-cell>
          <table:table-cell office:value-type="float" office:value="0.000576328160127537" calcext:value-type="float">
            <text:p>0.000576328160127537</text:p>
          </table:table-cell>
          <table:table-cell office:value-type="float" office:value="0.000557890444832454" calcext:value-type="float">
            <text:p>0.000557890444832454</text:p>
          </table:table-cell>
          <table:table-cell office:value-type="float" office:value="0" calcext:value-type="float">
            <text:p>0</text:p>
          </table:table-cell>
          <table:table-cell office:value-type="float" office:value="0.000556865901651604" calcext:value-type="float">
            <text:p>0.000556865901651604</text:p>
          </table:table-cell>
          <table:table-cell office:value-type="float" office:value="0.000535578339563414" calcext:value-type="float">
            <text:p>0.0005355783395634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520337879371113" calcext:value-type="float">
            <text:p>0.000520337879371113</text:p>
          </table:table-cell>
          <table:table-cell office:value-type="float" office:value="0.000491435022140774" calcext:value-type="float">
            <text:p>0.000491435022140774</text:p>
          </table:table-cell>
          <table:table-cell office:value-type="float" office:value="0" calcext:value-type="float">
            <text:p>0</text:p>
          </table:table-cell>
          <table:table-cell office:value-type="float" office:value="0.000491435022140774" calcext:value-type="float">
            <text:p>0.000491435022140774</text:p>
          </table:table-cell>
          <table:table-cell office:value-type="float" office:value="0.000439292034713712" calcext:value-type="float">
            <text:p>0.000439292034713712</text:p>
          </table:table-cell>
          <table:table-cell office:value-type="float" office:value="0" calcext:value-type="float">
            <text:p>0</text:p>
          </table:table-cell>
          <table:table-cell office:value-type="float" office:value="0.000266722362814331" calcext:value-type="float">
            <text:p>0.000266722362814331</text:p>
          </table:table-cell>
          <table:table-cell office:value-type="float" office:value="0.000220372356388832" calcext:value-type="float">
            <text:p>0.000220372356388832</text:p>
          </table:table-cell>
          <table:table-cell office:value-type="float" office:value="0" calcext:value-type="float">
            <text:p>0</text:p>
          </table:table-cell>
          <table:table-cell office:value-type="float" office:value="0.000220372356388832" calcext:value-type="float">
            <text:p>0.000220372356388832</text:p>
          </table:table-cell>
          <table:table-cell table:number-columns-repeated="2" office:value-type="float" office:value="0.000195663410363256" calcext:value-type="float">
            <text:p>0.000195663410363256</text:p>
          </table:table-cell>
        </table:table-row>
        <table:table-row table:style-name="ro1">
          <table:table-cell office:value-type="string" calcext:value-type="string">
            <text:p>2023/07/25</text:p>
          </table:table-cell>
          <table:table-cell office:value-type="float" office:value="15866834.21641" calcext:value-type="float">
            <text:p>15866834.21641</text:p>
          </table:table-cell>
          <table:table-cell office:value-type="float" office:value="0.315122722769035" calcext:value-type="float">
            <text:p>0.3151227227690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54713471289764" calcext:value-type="float">
            <text:p>0.1547134712897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6047765592178" calcext:value-type="float">
            <text:p>0.126047765592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4905699584369" calcext:value-type="float">
            <text:p>0.07349056995843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1555510171977" calcext:value-type="float">
            <text:p>0.0731555510171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4209416343609" calcext:value-type="float">
            <text:p>0.04142094163436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46003899840466" calcext:value-type="float">
            <text:p>0.0346003899840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6073497066096" calcext:value-type="float">
            <text:p>0.0246073497066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9073633661421" calcext:value-type="float">
            <text:p>0.0189073633661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9899949231702" calcext:value-type="float">
            <text:p>0.0179899949231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0922254686141" calcext:value-type="float">
            <text:p>0.0170922254686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2920655200316" calcext:value-type="float">
            <text:p>0.0132920655200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7605165112648" calcext:value-type="float">
            <text:p>0.01276051651126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2684701546509" calcext:value-type="float">
            <text:p>0.0102684701546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99474670582967" calcext:value-type="float">
            <text:p>0.008994746705829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7806806922586" calcext:value-type="float">
            <text:p>0.00787806806922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05653087899549" calcext:value-type="float">
            <text:p>0.007056530878995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01679355071694" calcext:value-type="float">
            <text:p>0.00701679355071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29905112997475" calcext:value-type="float">
            <text:p>0.00629905112997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29905112997475" calcext:value-type="float">
            <text:p>0.006299051129974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69562546402258" calcext:value-type="float">
            <text:p>0.00469562546402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27710737482" calcext:value-type="float">
            <text:p>0.0038277107374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14455167171268" calcext:value-type="float">
            <text:p>0.00314455167171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00046336343274" calcext:value-type="float">
            <text:p>0.003000463363432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94604105598173" calcext:value-type="float">
            <text:p>0.00294604105598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5899815947973" calcext:value-type="float">
            <text:p>0.002158998159479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125679756065" calcext:value-type="float">
            <text:p>0.0015125679756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4410767741604" calcext:value-type="float">
            <text:p>0.0009441076774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56294534645652" calcext:value-type="float">
            <text:p>0.000756294534645652</text:p>
          </table:table-cell>
        </table:table-row>
        <table:table-row table:style-name="ro1">
          <table:table-cell office:value-type="string" calcext:value-type="string">
            <text:p>2023/07/26</text:p>
          </table:table-cell>
          <table:table-cell office:value-type="float" office:value="17657019.145334" calcext:value-type="float">
            <text:p>17657019.145334</text:p>
          </table:table-cell>
          <table:table-cell office:value-type="float" office:value="0.441656601366985" calcext:value-type="float">
            <text:p>0.441656601366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71630175134461" calcext:value-type="float">
            <text:p>0.0871630175134461</text:p>
          </table:table-cell>
          <table:table-cell office:value-type="float" office:value="0" calcext:value-type="float">
            <text:p>0</text:p>
          </table:table-cell>
          <table:table-cell office:value-type="float" office:value="0.0691024312743316" calcext:value-type="float">
            <text:p>0.0691024312743316</text:p>
          </table:table-cell>
          <table:table-cell office:value-type="float" office:value="0" calcext:value-type="float">
            <text:p>0</text:p>
          </table:table-cell>
          <table:table-cell office:value-type="float" office:value="0.0657637195407841" calcext:value-type="float">
            <text:p>0.0657637195407841</text:p>
          </table:table-cell>
          <table:table-cell office:value-type="float" office:value="0" calcext:value-type="float">
            <text:p>0</text:p>
          </table:table-cell>
          <table:table-cell office:value-type="float" office:value="0.0645804075769681" calcext:value-type="float">
            <text:p>0.0645804075769681</text:p>
          </table:table-cell>
          <table:table-cell office:value-type="float" office:value="0" calcext:value-type="float">
            <text:p>0</text:p>
          </table:table-cell>
          <table:table-cell office:value-type="float" office:value="0.0523141205147358" calcext:value-type="float">
            <text:p>0.0523141205147358</text:p>
          </table:table-cell>
          <table:table-cell office:value-type="float" office:value="0" calcext:value-type="float">
            <text:p>0</text:p>
          </table:table-cell>
          <table:table-cell office:value-type="float" office:value="0.0306493409530572" calcext:value-type="float">
            <text:p>0.0306493409530572</text:p>
          </table:table-cell>
          <table:table-cell office:value-type="float" office:value="0" calcext:value-type="float">
            <text:p>0</text:p>
          </table:table-cell>
          <table:table-cell office:value-type="float" office:value="0.0282033448511946" calcext:value-type="float">
            <text:p>0.0282033448511946</text:p>
          </table:table-cell>
          <table:table-cell office:value-type="float" office:value="0.0188770254625952" calcext:value-type="float">
            <text:p>0.0188770254625952</text:p>
          </table:table-cell>
          <table:table-cell office:value-type="float" office:value="0" calcext:value-type="float">
            <text:p>0</text:p>
          </table:table-cell>
          <table:table-cell office:value-type="float" office:value="0.0185875415889057" calcext:value-type="float">
            <text:p>0.0185875415889057</text:p>
          </table:table-cell>
          <table:table-cell office:value-type="float" office:value="0" calcext:value-type="float">
            <text:p>0</text:p>
          </table:table-cell>
          <table:table-cell office:value-type="float" office:value="0.0116192939256237" calcext:value-type="float">
            <text:p>0.0116192939256237</text:p>
          </table:table-cell>
          <table:table-cell office:value-type="float" office:value="0" calcext:value-type="float">
            <text:p>0</text:p>
          </table:table-cell>
          <table:table-cell office:value-type="float" office:value="0.00813910314176536" calcext:value-type="float">
            <text:p>0.00813910314176536</text:p>
          </table:table-cell>
          <table:table-cell office:value-type="float" office:value="0" calcext:value-type="float">
            <text:p>0</text:p>
          </table:table-cell>
          <table:table-cell office:value-type="float" office:value="0.00632306954424433" calcext:value-type="float">
            <text:p>0.00632306954424433</text:p>
          </table:table-cell>
          <table:table-cell office:value-type="float" office:value="0" calcext:value-type="float">
            <text:p>0</text:p>
          </table:table-cell>
          <table:table-cell office:value-type="float" office:value="0.00566347010086499" calcext:value-type="float">
            <text:p>0.00566347010086499</text:p>
          </table:table-cell>
          <table:table-cell office:value-type="float" office:value="0" calcext:value-type="float">
            <text:p>0</text:p>
          </table:table-cell>
          <table:table-cell office:value-type="float" office:value="0.00566347010086499" calcext:value-type="float">
            <text:p>0.00566347010086499</text:p>
          </table:table-cell>
          <table:table-cell office:value-type="float" office:value="0" calcext:value-type="float">
            <text:p>0</text:p>
          </table:table-cell>
          <table:table-cell office:value-type="float" office:value="0.00560669728651009" calcext:value-type="float">
            <text:p>0.005606697286510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66520543371374" calcext:value-type="float">
            <text:p>0.00466520543371374</text:p>
          </table:table-cell>
          <table:table-cell office:value-type="float" office:value="0" calcext:value-type="float">
            <text:p>0</text:p>
          </table:table-cell>
          <table:table-cell office:value-type="float" office:value="0.00466520533970016" calcext:value-type="float">
            <text:p>0.00466520533970016</text:p>
          </table:table-cell>
          <table:table-cell office:value-type="float" office:value="0" calcext:value-type="float">
            <text:p>0</text:p>
          </table:table-cell>
          <table:table-cell office:value-type="float" office:value="0.00466520533970016" calcext:value-type="float">
            <text:p>0.00466520533970016</text:p>
          </table:table-cell>
          <table:table-cell office:value-type="float" office:value="0" calcext:value-type="float">
            <text:p>0</text:p>
          </table:table-cell>
          <table:table-cell office:value-type="float" office:value="0.00466520533970016" calcext:value-type="float">
            <text:p>0.00466520533970016</text:p>
          </table:table-cell>
          <table:table-cell office:value-type="float" office:value="0" calcext:value-type="float">
            <text:p>0</text:p>
          </table:table-cell>
          <table:table-cell office:value-type="float" office:value="0.00466520533970016" calcext:value-type="float">
            <text:p>0.00466520533970016</text:p>
          </table:table-cell>
          <table:table-cell office:value-type="float" office:value="0" calcext:value-type="float">
            <text:p>0</text:p>
          </table:table-cell>
          <table:table-cell office:value-type="float" office:value="0.00396442907060546" calcext:value-type="float">
            <text:p>0.00396442907060546</text:p>
          </table:table-cell>
          <table:table-cell office:value-type="float" office:value="0" calcext:value-type="float">
            <text:p>0</text:p>
          </table:table-cell>
          <table:table-cell office:value-type="float" office:value="0.00357810112114509" calcext:value-type="float">
            <text:p>0.00357810112114509</text:p>
          </table:table-cell>
          <table:table-cell office:value-type="float" office:value="0" calcext:value-type="float">
            <text:p>0</text:p>
          </table:table-cell>
          <table:table-cell office:value-type="float" office:value="0.00308392937402402" calcext:value-type="float">
            <text:p>0.00308392937402402</text:p>
          </table:table-cell>
          <table:table-cell office:value-type="float" office:value="0" calcext:value-type="float">
            <text:p>0</text:p>
          </table:table-cell>
          <table:table-cell office:value-type="float" office:value="0.00308392937402402" calcext:value-type="float">
            <text:p>0.00308392937402402</text:p>
          </table:table-cell>
          <table:table-cell office:value-type="float" office:value="0.00286921306382493" calcext:value-type="float">
            <text:p>0.00286921306382493</text:p>
          </table:table-cell>
          <table:table-cell office:value-type="float" office:value="0" calcext:value-type="float">
            <text:p>0</text:p>
          </table:table-cell>
          <table:table-cell office:value-type="float" office:value="0.00273692856094399" calcext:value-type="float">
            <text:p>0.00273692856094399</text:p>
          </table:table-cell>
          <table:table-cell office:value-type="float" office:value="0" calcext:value-type="float">
            <text:p>0</text:p>
          </table:table-cell>
          <table:table-cell office:value-type="float" office:value="0.00260378037887266" calcext:value-type="float">
            <text:p>0.00260378037887266</text:p>
          </table:table-cell>
          <table:table-cell office:value-type="float" office:value="0" calcext:value-type="float">
            <text:p>0</text:p>
          </table:table-cell>
          <table:table-cell office:value-type="float" office:value="0.00235744208336541" calcext:value-type="float">
            <text:p>0.00235744208336541</text:p>
          </table:table-cell>
          <table:table-cell office:value-type="float" office:value="0" calcext:value-type="float">
            <text:p>0</text:p>
          </table:table-cell>
          <table:table-cell office:value-type="float" office:value="0.00235744208336541" calcext:value-type="float">
            <text:p>0.00235744208336541</text:p>
          </table:table-cell>
          <table:table-cell office:value-type="float" office:value="0" calcext:value-type="float">
            <text:p>0</text:p>
          </table:table-cell>
          <table:table-cell office:value-type="float" office:value="0.00226538804034604" calcext:value-type="float">
            <text:p>0.00226538804034604</text:p>
          </table:table-cell>
          <table:table-cell office:value-type="float" office:value="0" calcext:value-type="float">
            <text:p>0</text:p>
          </table:table-cell>
          <table:table-cell office:value-type="float" office:value="0.0022605155231169" calcext:value-type="float">
            <text:p>0.0022605155231169</text:p>
          </table:table-cell>
          <table:table-cell office:value-type="float" office:value="0" calcext:value-type="float">
            <text:p>0</text:p>
          </table:table-cell>
          <table:table-cell office:value-type="float" office:value="0.00208238022099649" calcext:value-type="float">
            <text:p>0.00208238022099649</text:p>
          </table:table-cell>
          <table:table-cell office:value-type="float" office:value="0" calcext:value-type="float">
            <text:p>0</text:p>
          </table:table-cell>
          <table:table-cell office:value-type="float" office:value="0.00164251959865291" calcext:value-type="float">
            <text:p>0.00164251959865291</text:p>
          </table:table-cell>
          <table:table-cell office:value-type="float" office:value="0.00163101416286393" calcext:value-type="float">
            <text:p>0.00163101416286393</text:p>
          </table:table-cell>
          <table:table-cell office:value-type="float" office:value="0" calcext:value-type="float">
            <text:p>0</text:p>
          </table:table-cell>
          <table:table-cell office:value-type="float" office:value="0.00163101416286393" calcext:value-type="float">
            <text:p>0.00163101416286393</text:p>
          </table:table-cell>
          <table:table-cell office:value-type="float" office:value="0" calcext:value-type="float">
            <text:p>0</text:p>
          </table:table-cell>
          <table:table-cell office:value-type="float" office:value="0.00154550435582501" calcext:value-type="float">
            <text:p>0.00154550435582501</text:p>
          </table:table-cell>
          <table:table-cell office:value-type="float" office:value="0" calcext:value-type="float">
            <text:p>0</text:p>
          </table:table-cell>
          <table:table-cell office:value-type="float" office:value="0.00154550435582501" calcext:value-type="float">
            <text:p>0.00154550435582501</text:p>
          </table:table-cell>
          <table:table-cell office:value-type="float" office:value="0" calcext:value-type="float">
            <text:p>0</text:p>
          </table:table-cell>
          <table:table-cell office:value-type="float" office:value="0.00133829546626751" calcext:value-type="float">
            <text:p>0.00133829546626751</text:p>
          </table:table-cell>
          <table:table-cell office:value-type="float" office:value="0" calcext:value-type="float">
            <text:p>0</text:p>
          </table:table-cell>
          <table:table-cell office:value-type="float" office:value="0.00133792734071103" calcext:value-type="float">
            <text:p>0.00133792734071103</text:p>
          </table:table-cell>
          <table:table-cell office:value-type="float" office:value="0" calcext:value-type="float">
            <text:p>0</text:p>
          </table:table-cell>
          <table:table-cell office:value-type="float" office:value="0.000992175080958058" calcext:value-type="float">
            <text:p>0.000992175080958058</text:p>
          </table:table-cell>
          <table:table-cell office:value-type="float" office:value="0" calcext:value-type="float">
            <text:p>0</text:p>
          </table:table-cell>
          <table:table-cell office:value-type="float" office:value="0.000992175080958058" calcext:value-type="float">
            <text:p>0.000992175080958058</text:p>
          </table:table-cell>
          <table:table-cell office:value-type="float" office:value="0" calcext:value-type="float">
            <text:p>0</text:p>
          </table:table-cell>
          <table:table-cell office:value-type="float" office:value="0.000901563750878465" calcext:value-type="float">
            <text:p>0.000901563750878465</text:p>
          </table:table-cell>
          <table:table-cell office:value-type="float" office:value="0.000891267085937231" calcext:value-type="float">
            <text:p>0.000891267085937231</text:p>
          </table:table-cell>
          <table:table-cell office:value-type="float" office:value="0" calcext:value-type="float">
            <text:p>0</text:p>
          </table:table-cell>
          <table:table-cell office:value-type="float" office:value="0.000888947560786169" calcext:value-type="float">
            <text:p>0.000888947560786169</text:p>
          </table:table-cell>
          <table:table-cell office:value-type="float" office:value="0" calcext:value-type="float">
            <text:p>0</text:p>
          </table:table-cell>
          <table:table-cell office:value-type="float" office:value="0.000652764439180276" calcext:value-type="float">
            <text:p>0.000652764439180276</text:p>
          </table:table-cell>
          <table:table-cell office:value-type="float" office:value="0" calcext:value-type="float">
            <text:p>0</text:p>
          </table:table-cell>
          <table:table-cell office:value-type="float" office:value="0.000652764439180276" calcext:value-type="float">
            <text:p>0.000652764439180276</text:p>
          </table:table-cell>
          <table:table-cell office:value-type="float" office:value="0" calcext:value-type="float">
            <text:p>0</text:p>
          </table:table-cell>
          <table:table-cell office:value-type="float" office:value="0.000652764439180276" calcext:value-type="float">
            <text:p>0.000652764439180276</text:p>
          </table:table-cell>
          <table:table-cell office:value-type="float" office:value="0" calcext:value-type="float">
            <text:p>0</text:p>
          </table:table-cell>
          <table:table-cell office:value-type="float" office:value="0.000459569856169351" calcext:value-type="float">
            <text:p>0.000459569856169351</text:p>
          </table:table-cell>
          <table:table-cell office:value-type="float" office:value="0" calcext:value-type="float">
            <text:p>0</text:p>
          </table:table-cell>
          <table:table-cell office:value-type="float" office:value="0.000392585448763638" calcext:value-type="float">
            <text:p>0.000392585448763638</text:p>
          </table:table-cell>
          <table:table-cell office:value-type="float" office:value="0" calcext:value-type="float">
            <text:p>0</text:p>
          </table:table-cell>
          <table:table-cell office:value-type="float" office:value="0.000355054295880786" calcext:value-type="float">
            <text:p>0.000355054295880786</text:p>
          </table:table-cell>
          <table:table-cell office:value-type="float" office:value="0.000349223215382333" calcext:value-type="float">
            <text:p>0.000349223215382333</text:p>
          </table:table-cell>
        </table:table-row>
        <table:table-row table:style-name="ro1">
          <table:table-cell office:value-type="string" calcext:value-type="string">
            <text:p>2023/07/27</text:p>
          </table:table-cell>
          <table:table-cell office:value-type="float" office:value="52352457.234583" calcext:value-type="float">
            <text:p>52352457.234583</text:p>
          </table:table-cell>
          <table:table-cell office:value-type="float" office:value="0.168075000979848" calcext:value-type="float">
            <text:p>0.168075000979848</text:p>
          </table:table-cell>
          <table:table-cell office:value-type="float" office:value="0.127274195691401" calcext:value-type="float">
            <text:p>0.127274195691401</text:p>
          </table:table-cell>
          <table:table-cell office:value-type="float" office:value="0.123938748432114" calcext:value-type="float">
            <text:p>0.123938748432114</text:p>
          </table:table-cell>
          <table:table-cell office:value-type="float" office:value="0.104904893964978" calcext:value-type="float">
            <text:p>0.104904893964978</text:p>
          </table:table-cell>
          <table:table-cell office:value-type="float" office:value="0.0808666887980072" calcext:value-type="float">
            <text:p>0.0808666887980072</text:p>
          </table:table-cell>
          <table:table-cell table:number-columns-repeated="2" office:value-type="float" office:value="0.0271870278337154" calcext:value-type="float">
            <text:p>0.0271870278337154</text:p>
          </table:table-cell>
          <table:table-cell office:value-type="float" office:value="0.0457822369112545" calcext:value-type="float">
            <text:p>0.0457822369112545</text:p>
          </table:table-cell>
          <table:table-cell office:value-type="float" office:value="0.0217627125866287" calcext:value-type="float">
            <text:p>0.0217627125866287</text:p>
          </table:table-cell>
          <table:table-cell office:value-type="float" office:value="0.021558561271398" calcext:value-type="float">
            <text:p>0.021558561271398</text:p>
          </table:table-cell>
          <table:table-cell office:value-type="float" office:value="0.0189280550740876" calcext:value-type="float">
            <text:p>0.0189280550740876</text:p>
          </table:table-cell>
          <table:table-cell office:value-type="float" office:value="0.0180383399344277" calcext:value-type="float">
            <text:p>0.0180383399344277</text:p>
          </table:table-cell>
          <table:table-cell office:value-type="float" office:value="0.0124794630569589" calcext:value-type="float">
            <text:p>0.0124794630569589</text:p>
          </table:table-cell>
          <table:table-cell office:value-type="float" office:value="0.0120337459018798" calcext:value-type="float">
            <text:p>0.0120337459018798</text:p>
          </table:table-cell>
          <table:table-cell office:value-type="float" office:value="0.0111562358072886" calcext:value-type="float">
            <text:p>0.0111562358072886</text:p>
          </table:table-cell>
          <table:table-cell office:value-type="float" office:value="0.018248804510152" calcext:value-type="float">
            <text:p>0.018248804510152</text:p>
          </table:table-cell>
          <table:table-cell office:value-type="float" office:value="0.00823119639005865" calcext:value-type="float">
            <text:p>0.00823119639005865</text:p>
          </table:table-cell>
          <table:table-cell office:value-type="float" office:value="0.00807646903956005" calcext:value-type="float">
            <text:p>0.00807646903956005</text:p>
          </table:table-cell>
          <table:table-cell office:value-type="float" office:value="0.006820171981615" calcext:value-type="float">
            <text:p>0.006820171981615</text:p>
          </table:table-cell>
          <table:table-cell office:value-type="float" office:value="0.00613005008651257" calcext:value-type="float">
            <text:p>0.00613005008651257</text:p>
          </table:table-cell>
          <table:table-cell office:value-type="float" office:value="0.00589949304033777" calcext:value-type="float">
            <text:p>0.00589949304033777</text:p>
          </table:table-cell>
          <table:table-cell office:value-type="float" office:value="0.00578065866791999" calcext:value-type="float">
            <text:p>0.00578065866791999</text:p>
          </table:table-cell>
          <table:table-cell office:value-type="float" office:value="0.00551107938844575" calcext:value-type="float">
            <text:p>0.00551107938844575</text:p>
          </table:table-cell>
          <table:table-cell office:value-type="float" office:value="0.00981134653715343" calcext:value-type="float">
            <text:p>0.00981134653715343</text:p>
          </table:table-cell>
          <table:table-cell office:value-type="float" office:value="0.00478304387658401" calcext:value-type="float">
            <text:p>0.00478304387658401</text:p>
          </table:table-cell>
          <table:table-cell table:number-columns-repeated="2" office:value-type="float" office:value="0.00461615390691461" calcext:value-type="float">
            <text:p>0.00461615390691461</text:p>
          </table:table-cell>
          <table:table-cell office:value-type="float" office:value="0.00450186060692315" calcext:value-type="float">
            <text:p>0.00450186060692315</text:p>
          </table:table-cell>
          <table:table-cell office:value-type="float" office:value="0.00395783922369786" calcext:value-type="float">
            <text:p>0.00395783922369786</text:p>
          </table:table-cell>
          <table:table-cell office:value-type="float" office:value="0.00393667099667405" calcext:value-type="float">
            <text:p>0.00393667099667405</text:p>
          </table:table-cell>
          <table:table-cell office:value-type="float" office:value="0.00759769495093066" calcext:value-type="float">
            <text:p>0.00759769495093066</text:p>
          </table:table-cell>
          <table:table-cell office:value-type="float" office:value="0.00366273985652255" calcext:value-type="float">
            <text:p>0.00366273985652255</text:p>
          </table:table-cell>
          <table:table-cell office:value-type="float" office:value="0.00304193413666165" calcext:value-type="float">
            <text:p>0.00304193413666165</text:p>
          </table:table-cell>
          <table:table-cell table:number-columns-repeated="2" office:value-type="float" office:value="0.00302279985237186" calcext:value-type="float">
            <text:p>0.00302279985237186</text:p>
          </table:table-cell>
          <table:table-cell table:number-columns-repeated="2" office:value-type="float" office:value="0.00296158018534376" calcext:value-type="float">
            <text:p>0.00296158018534376</text:p>
          </table:table-cell>
          <table:table-cell office:value-type="float" office:value="0.0028651950247125" calcext:value-type="float">
            <text:p>0.0028651950247125</text:p>
          </table:table-cell>
          <table:table-cell office:value-type="float" office:value="0.00448303694606644" calcext:value-type="float">
            <text:p>0.00448303694606644</text:p>
          </table:table-cell>
          <table:table-cell office:value-type="float" office:value="0.00205329235107976" calcext:value-type="float">
            <text:p>0.00205329235107976</text:p>
          </table:table-cell>
          <table:table-cell office:value-type="float" office:value="0.0020185079666174" calcext:value-type="float">
            <text:p>0.0020185079666174</text:p>
          </table:table-cell>
          <table:table-cell office:value-type="float" office:value="0.00200261851187267" calcext:value-type="float">
            <text:p>0.00200261851187267</text:p>
          </table:table-cell>
          <table:table-cell office:value-type="float" office:value="0.00177015751170473" calcext:value-type="float">
            <text:p>0.00177015751170473</text:p>
          </table:table-cell>
          <table:table-cell table:number-columns-repeated="2" office:value-type="float" office:value="0.00163249261858034" calcext:value-type="float">
            <text:p>0.00163249261858034</text:p>
          </table:table-cell>
          <table:table-cell office:value-type="float" office:value="0.0015866013779986" calcext:value-type="float">
            <text:p>0.0015866013779986</text:p>
          </table:table-cell>
          <table:table-cell office:value-type="float" office:value="0.00298988563972513" calcext:value-type="float">
            <text:p>0.00298988563972513</text:p>
          </table:table-cell>
          <table:table-cell office:value-type="float" office:value="0.00129495106211019" calcext:value-type="float">
            <text:p>0.00129495106211019</text:p>
          </table:table-cell>
          <table:table-cell office:value-type="float" office:value="0.00116904301083254" calcext:value-type="float">
            <text:p>0.00116904301083254</text:p>
          </table:table-cell>
          <table:table-cell office:value-type="float" office:value="0.00114307638707112" calcext:value-type="float">
            <text:p>0.00114307638707112</text:p>
          </table:table-cell>
          <table:table-cell office:value-type="float" office:value="0.00109301421600128" calcext:value-type="float">
            <text:p>0.00109301421600128</text:p>
          </table:table-cell>
          <table:table-cell table:number-columns-repeated="2" office:value-type="float" office:value="0.00108841686694239" calcext:value-type="float">
            <text:p>0.00108841686694239</text:p>
          </table:table-cell>
          <table:table-cell office:value-type="float" office:value="0.00203914019778773" calcext:value-type="float">
            <text:p>0.00203914019778773</text:p>
          </table:table-cell>
          <table:table-cell office:value-type="float" office:value="0.0010048057049985" calcext:value-type="float">
            <text:p>0.0010048057049985</text:p>
          </table:table-cell>
          <table:table-cell office:value-type="float" office:value="0.000854667336616322" calcext:value-type="float">
            <text:p>0.000854667336616322</text:p>
          </table:table-cell>
          <table:table-cell table:number-columns-repeated="2" office:value-type="float" office:value="0.000770932294909321" calcext:value-type="float">
            <text:p>0.000770932294909321</text:p>
          </table:table-cell>
          <table:table-cell office:value-type="float" office:value="0.000657475213546643" calcext:value-type="float">
            <text:p>0.000657475213546643</text:p>
          </table:table-cell>
          <table:table-cell office:value-type="float" office:value="0.000604840917363569" calcext:value-type="float">
            <text:p>0.000604840917363569</text:p>
          </table:table-cell>
          <table:table-cell office:value-type="float" office:value="0.000573039004942544" calcext:value-type="float">
            <text:p>0.000573039004942544</text:p>
          </table:table-cell>
          <table:table-cell office:value-type="float" office:value="0.00109766146109458" calcext:value-type="float">
            <text:p>0.00109766146109458</text:p>
          </table:table-cell>
          <table:table-cell office:value-type="float" office:value="0.000491190854419177" calcext:value-type="float">
            <text:p>0.000491190854419177</text:p>
          </table:table-cell>
          <table:table-cell table:number-columns-repeated="2" office:value-type="float" office:value="0.00047638642610881" calcext:value-type="float">
            <text:p>0.00047638642610881</text:p>
          </table:table-cell>
          <table:table-cell table:number-columns-repeated="2" office:value-type="float" office:value="0.000424478642911175" calcext:value-type="float">
            <text:p>0.000424478642911175</text:p>
          </table:table-cell>
          <table:table-cell office:value-type="float" office:value="0.00042054195930763" calcext:value-type="float">
            <text:p>0.00042054195930763</text:p>
          </table:table-cell>
          <table:table-cell office:value-type="float" office:value="0.000417464849301497" calcext:value-type="float">
            <text:p>0.000417464849301497</text:p>
          </table:table-cell>
          <table:table-cell office:value-type="float" office:value="0.000825002593602631" calcext:value-type="float">
            <text:p>0.000825002593602631</text:p>
          </table:table-cell>
          <table:table-cell office:value-type="float" office:value="0.000408439933854199" calcext:value-type="float">
            <text:p>0.000408439933854199</text:p>
          </table:table-cell>
          <table:table-cell office:value-type="float" office:value="0.000405183542865117" calcext:value-type="float">
            <text:p>0.000405183542865117</text:p>
          </table:table-cell>
          <table:table-cell table:number-columns-repeated="2" office:value-type="float" office:value="0.000382026003294955" calcext:value-type="float">
            <text:p>0.000382026003294955</text:p>
          </table:table-cell>
          <table:table-cell office:value-type="float" office:value="0.000380447871830558" calcext:value-type="float">
            <text:p>0.000380447871830558</text:p>
          </table:table-cell>
          <table:table-cell office:value-type="float" office:value="0.000370672687492912" calcext:value-type="float">
            <text:p>0.000370672687492912</text:p>
          </table:table-cell>
          <table:table-cell office:value-type="float" office:value="0.000731216260365208" calcext:value-type="float">
            <text:p>0.000731216260365208</text:p>
          </table:table-cell>
          <table:table-cell office:value-type="float" office:value="0.000362046043322684" calcext:value-type="float">
            <text:p>0.000362046043322684</text:p>
          </table:table-cell>
          <table:table-cell table:number-columns-repeated="2" office:value-type="float" office:value="0.000342925641857783" calcext:value-type="float">
            <text:p>0.000342925641857783</text:p>
          </table:table-cell>
          <table:table-cell office:value-type="float" office:value="0.000311918899371433" calcext:value-type="float">
            <text:p>0.000311918899371433</text:p>
          </table:table-cell>
          <table:table-cell office:value-type="float" office:value="0.000305620802635964" calcext:value-type="float">
            <text:p>0.000305620802635964</text:p>
          </table:table-cell>
          <table:table-cell office:value-type="float" office:value="0.000297976271297018" calcext:value-type="float">
            <text:p>0.000297976271297018</text:p>
          </table:table-cell>
          <table:table-cell office:value-type="float" office:value="0.000297598256566833" calcext:value-type="float">
            <text:p>0.000297598256566833</text:p>
          </table:table-cell>
          <table:table-cell office:value-type="float" office:value="0.000583946745288722" calcext:value-type="float">
            <text:p>0.000583946745288722</text:p>
          </table:table-cell>
          <table:table-cell office:value-type="float" office:value="0.000284313490832022" calcext:value-type="float">
            <text:p>0.000284313490832022</text:p>
          </table:table-cell>
          <table:table-cell office:value-type="float" office:value="0.000274288653265287" calcext:value-type="float">
            <text:p>0.000274288653265287</text:p>
          </table:table-cell>
          <table:table-cell office:value-type="float" office:value="0.000264298703841148" calcext:value-type="float">
            <text:p>0.000264298703841148</text:p>
          </table:table-cell>
          <table:table-cell office:value-type="float" office:value="0.000258463656622077" calcext:value-type="float">
            <text:p>0.000258463656622077</text:p>
          </table:table-cell>
          <table:table-cell office:value-type="float" office:value="0.000249826419252752" calcext:value-type="float">
            <text:p>0.000249826419252752</text:p>
          </table:table-cell>
          <table:table-cell table:number-columns-repeated="2" office:value-type="float" office:value="0.000212689627539508" calcext:value-type="float">
            <text:p>0.000212689627539508</text:p>
          </table:table-cell>
          <table:table-cell office:value-type="float" office:value="0.000391951697664483" calcext:value-type="float">
            <text:p>0.000391951697664483</text:p>
          </table:table-cell>
          <table:table-cell office:value-type="float" office:value="0.000191021665997271" calcext:value-type="float">
            <text:p>0.000191021665997271</text:p>
          </table:table-cell>
          <table:table-cell table:number-columns-repeated="2" office:value-type="float" office:value="0.000189751532683302" calcext:value-type="float">
            <text:p>0.000189751532683302</text:p>
          </table:table-cell>
          <table:table-cell office:value-type="float" office:value="0.000180885844719092" calcext:value-type="float">
            <text:p>0.000180885844719092</text:p>
          </table:table-cell>
          <table:table-cell office:value-type="float" office:value="0.000160361360621142" calcext:value-type="float">
            <text:p>0.000160361360621142</text:p>
          </table:table-cell>
          <table:table-cell office:value-type="float" office:value="0.000156671209418979" calcext:value-type="float">
            <text:p>0.000156671209418979</text:p>
          </table:table-cell>
          <table:table-cell office:value-type="float" office:value="0.000272385317733992" calcext:value-type="float">
            <text:p>0.000272385317733992</text:p>
          </table:table-cell>
        </table:table-row>
        <table:table-row table:style-name="ro1">
          <table:table-cell office:value-type="string" calcext:value-type="string">
            <text:p>2023/07/28</text:p>
          </table:table-cell>
          <table:table-cell office:value-type="float" office:value="61531524.664204" calcext:value-type="float">
            <text:p>61531524.664204</text:p>
          </table:table-cell>
          <table:table-cell office:value-type="float" office:value="0.116213437258771" calcext:value-type="float">
            <text:p>0.116213437258771</text:p>
          </table:table-cell>
          <table:table-cell office:value-type="float" office:value="0.0979172257615948" calcext:value-type="float">
            <text:p>0.0979172257615948</text:p>
          </table:table-cell>
          <table:table-cell office:value-type="float" office:value="0.0812591598743327" calcext:value-type="float">
            <text:p>0.0812591598743327</text:p>
          </table:table-cell>
          <table:table-cell table:number-columns-repeated="2" office:value-type="float" office:value="0.0507056979495758" calcext:value-type="float">
            <text:p>0.0507056979495758</text:p>
          </table:table-cell>
          <table:table-cell office:value-type="float" office:value="0.0444145691808262" calcext:value-type="float">
            <text:p>0.0444145691808262</text:p>
          </table:table-cell>
          <table:table-cell office:value-type="float" office:value="0.0416573384616807" calcext:value-type="float">
            <text:p>0.0416573384616807</text:p>
          </table:table-cell>
          <table:table-cell office:value-type="float" office:value="0.041523430695784" calcext:value-type="float">
            <text:p>0.041523430695784</text:p>
          </table:table-cell>
          <table:table-cell office:value-type="float" office:value="0.034832685565597" calcext:value-type="float">
            <text:p>0.034832685565597</text:p>
          </table:table-cell>
          <table:table-cell office:value-type="float" office:value="0.0311400266848042" calcext:value-type="float">
            <text:p>0.0311400266848042</text:p>
          </table:table-cell>
          <table:table-cell office:value-type="float" office:value="0.031039697966579" calcext:value-type="float">
            <text:p>0.031039697966579</text:p>
          </table:table-cell>
          <table:table-cell office:value-type="float" office:value="0.0268385795088337" calcext:value-type="float">
            <text:p>0.0268385795088337</text:p>
          </table:table-cell>
          <table:table-cell office:value-type="float" office:value="0.0249123708109863" calcext:value-type="float">
            <text:p>0.0249123708109863</text:p>
          </table:table-cell>
          <table:table-cell office:value-type="float" office:value="0.0197267336804046" calcext:value-type="float">
            <text:p>0.0197267336804046</text:p>
          </table:table-cell>
          <table:table-cell office:value-type="float" office:value="0.0195021983698398" calcext:value-type="float">
            <text:p>0.0195021983698398</text:p>
          </table:table-cell>
          <table:table-cell office:value-type="float" office:value="0.0195018408295364" calcext:value-type="float">
            <text:p>0.0195018408295364</text:p>
          </table:table-cell>
          <table:table-cell office:value-type="float" office:value="0.0183698814578143" calcext:value-type="float">
            <text:p>0.0183698814578143</text:p>
          </table:table-cell>
          <table:table-cell office:value-type="float" office:value="0.0180572479889545" calcext:value-type="float">
            <text:p>0.0180572479889545</text:p>
          </table:table-cell>
          <table:table-cell office:value-type="float" office:value="0.0132452430595162" calcext:value-type="float">
            <text:p>0.0132452430595162</text:p>
          </table:table-cell>
          <table:table-cell office:value-type="float" office:value="0.0129926408351309" calcext:value-type="float">
            <text:p>0.0129926408351309</text:p>
          </table:table-cell>
          <table:table-cell office:value-type="float" office:value="0.0121833354624498" calcext:value-type="float">
            <text:p>0.0121833354624498</text:p>
          </table:table-cell>
          <table:table-cell office:value-type="float" office:value="0.0119654402197564" calcext:value-type="float">
            <text:p>0.0119654402197564</text:p>
          </table:table-cell>
          <table:table-cell table:number-columns-repeated="2" office:value-type="float" office:value="0.0116240415608634" calcext:value-type="float">
            <text:p>0.0116240415608634</text:p>
          </table:table-cell>
          <table:table-cell office:value-type="float" office:value="0.0115730813414131" calcext:value-type="float">
            <text:p>0.0115730813414131</text:p>
          </table:table-cell>
          <table:table-cell office:value-type="float" office:value="0.0093112417110851" calcext:value-type="float">
            <text:p>0.0093112417110851</text:p>
          </table:table-cell>
          <table:table-cell office:value-type="float" office:value="0.00928321625568795" calcext:value-type="float">
            <text:p>0.00928321625568795</text:p>
          </table:table-cell>
          <table:table-cell office:value-type="float" office:value="0.00923381962499192" calcext:value-type="float">
            <text:p>0.00923381962499192</text:p>
          </table:table-cell>
          <table:table-cell office:value-type="float" office:value="0.00731973104287498" calcext:value-type="float">
            <text:p>0.00731973104287498</text:p>
          </table:table-cell>
          <table:table-cell office:value-type="float" office:value="0.00648278383278966" calcext:value-type="float">
            <text:p>0.00648278383278966</text:p>
          </table:table-cell>
          <table:table-cell office:value-type="float" office:value="0.00535388976297624" calcext:value-type="float">
            <text:p>0.00535388976297624</text:p>
          </table:table-cell>
          <table:table-cell office:value-type="float" office:value="0.00524360027418103" calcext:value-type="float">
            <text:p>0.00524360027418103</text:p>
          </table:table-cell>
          <table:table-cell office:value-type="float" office:value="0.00436683474798272" calcext:value-type="float">
            <text:p>0.00436683474798272</text:p>
          </table:table-cell>
          <table:table-cell office:value-type="float" office:value="0.00806845418684743" calcext:value-type="float">
            <text:p>0.00806845418684743</text:p>
          </table:table-cell>
          <table:table-cell office:value-type="float" office:value="0.00373215016616668" calcext:value-type="float">
            <text:p>0.00373215016616668</text:p>
          </table:table-cell>
          <table:table-cell office:value-type="float" office:value="0.00346569290723353" calcext:value-type="float">
            <text:p>0.00346569290723353</text:p>
          </table:table-cell>
          <table:table-cell office:value-type="float" office:value="0.00333613834892377" calcext:value-type="float">
            <text:p>0.00333613834892377</text:p>
          </table:table-cell>
          <table:table-cell office:value-type="float" office:value="0.00325475069393988" calcext:value-type="float">
            <text:p>0.00325475069393988</text:p>
          </table:table-cell>
          <table:table-cell office:value-type="float" office:value="0.00294372072670857" calcext:value-type="float">
            <text:p>0.00294372072670857</text:p>
          </table:table-cell>
          <table:table-cell office:value-type="float" office:value="0.00292625610989849" calcext:value-type="float">
            <text:p>0.00292625610989849</text:p>
          </table:table-cell>
          <table:table-cell office:value-type="float" office:value="0.00284407059560166" calcext:value-type="float">
            <text:p>0.00284407059560166</text:p>
          </table:table-cell>
          <table:table-cell office:value-type="float" office:value="0.00243777479622997" calcext:value-type="float">
            <text:p>0.00243777479622997</text:p>
          </table:table-cell>
          <table:table-cell office:value-type="float" office:value="0.00242610900046236" calcext:value-type="float">
            <text:p>0.00242610900046236</text:p>
          </table:table-cell>
          <table:table-cell office:value-type="float" office:value="0.00207807299913021" calcext:value-type="float">
            <text:p>0.00207807299913021</text:p>
          </table:table-cell>
          <table:table-cell office:value-type="float" office:value="0.00205251536816664" calcext:value-type="float">
            <text:p>0.00205251536816664</text:p>
          </table:table-cell>
          <table:table-cell office:value-type="float" office:value="0.00199327093988544" calcext:value-type="float">
            <text:p>0.00199327093988544</text:p>
          </table:table-cell>
          <table:table-cell office:value-type="float" office:value="0.0018793260955432" calcext:value-type="float">
            <text:p>0.0018793260955432</text:p>
          </table:table-cell>
          <table:table-cell table:number-columns-repeated="2" office:value-type="float" office:value="0.00186860313680626" calcext:value-type="float">
            <text:p>0.00186860313680626</text:p>
          </table:table-cell>
          <table:table-cell office:value-type="float" office:value="0.00182945459606798" calcext:value-type="float">
            <text:p>0.00182945459606798</text:p>
          </table:table-cell>
          <table:table-cell office:value-type="float" office:value="0.00182645854971608" calcext:value-type="float">
            <text:p>0.00182645854971608</text:p>
          </table:table-cell>
          <table:table-cell office:value-type="float" office:value="0.00176461326925592" calcext:value-type="float">
            <text:p>0.00176461326925592</text:p>
          </table:table-cell>
          <table:table-cell office:value-type="float" office:value="0.00174723379254316" calcext:value-type="float">
            <text:p>0.00174723379254316</text:p>
          </table:table-cell>
          <table:table-cell office:value-type="float" office:value="0.00171913503813337" calcext:value-type="float">
            <text:p>0.00171913503813337</text:p>
          </table:table-cell>
          <table:table-cell office:value-type="float" office:value="0.00165808699779146" calcext:value-type="float">
            <text:p>0.00165808699779146</text:p>
          </table:table-cell>
          <table:table-cell office:value-type="float" office:value="0.0015763789460661" calcext:value-type="float">
            <text:p>0.0015763789460661</text:p>
          </table:table-cell>
          <table:table-cell office:value-type="float" office:value="0.00157194536829464" calcext:value-type="float">
            <text:p>0.00157194536829464</text:p>
          </table:table-cell>
          <table:table-cell table:number-columns-repeated="2" office:value-type="float" office:value="0.00139809606115682" calcext:value-type="float">
            <text:p>0.00139809606115682</text:p>
          </table:table-cell>
          <table:table-cell table:number-columns-repeated="2" office:value-type="float" office:value="0.00129751376120935" calcext:value-type="float">
            <text:p>0.00129751376120935</text:p>
          </table:table-cell>
          <table:table-cell office:value-type="float" office:value="0.00127570380269915" calcext:value-type="float">
            <text:p>0.00127570380269915</text:p>
          </table:table-cell>
          <table:table-cell office:value-type="float" office:value="0.00119910228265352" calcext:value-type="float">
            <text:p>0.00119910228265352</text:p>
          </table:table-cell>
          <table:table-cell office:value-type="float" office:value="0.00119901628315933" calcext:value-type="float">
            <text:p>0.00119901628315933</text:p>
          </table:table-cell>
          <table:table-cell table:number-columns-repeated="2" office:value-type="float" office:value="0.000974294443330748" calcext:value-type="float">
            <text:p>0.000974294443330748</text:p>
          </table:table-cell>
          <table:table-cell office:value-type="float" office:value="0.00185714802003722" calcext:value-type="float">
            <text:p>0.00185714802003722</text:p>
          </table:table-cell>
          <table:table-cell office:value-type="float" office:value="0.000907686455598133" calcext:value-type="float">
            <text:p>0.000907686455598133</text:p>
          </table:table-cell>
          <table:table-cell office:value-type="float" office:value="0.000867214006010864" calcext:value-type="float">
            <text:p>0.000867214006010864</text:p>
          </table:table-cell>
          <table:table-cell office:value-type="float" office:value="0.000866231961435648" calcext:value-type="float">
            <text:p>0.000866231961435648</text:p>
          </table:table-cell>
          <table:table-cell office:value-type="float" office:value="0.000860014469311277" calcext:value-type="float">
            <text:p>0.000860014469311277</text:p>
          </table:table-cell>
          <table:table-cell office:value-type="float" office:value="0.000800380344039287" calcext:value-type="float">
            <text:p>0.000800380344039287</text:p>
          </table:table-cell>
          <table:table-cell office:value-type="float" office:value="0.000772904625060744" calcext:value-type="float">
            <text:p>0.000772904625060744</text:p>
          </table:table-cell>
          <table:table-cell office:value-type="float" office:value="0.000731332438869026" calcext:value-type="float">
            <text:p>0.000731332438869026</text:p>
          </table:table-cell>
          <table:table-cell table:number-columns-repeated="2" office:value-type="float" office:value="0.00073058341988641" calcext:value-type="float">
            <text:p>0.00073058341988641</text:p>
          </table:table-cell>
          <table:table-cell office:value-type="float" office:value="0.000695770700200216" calcext:value-type="float">
            <text:p>0.000695770700200216</text:p>
          </table:table-cell>
          <table:table-cell office:value-type="float" office:value="0.000644385137803405" calcext:value-type="float">
            <text:p>0.000644385137803405</text:p>
          </table:table-cell>
          <table:table-cell office:value-type="float" office:value="0.000633821447019844" calcext:value-type="float">
            <text:p>0.000633821447019844</text:p>
          </table:table-cell>
          <table:table-cell office:value-type="float" office:value="0.000600120023053541" calcext:value-type="float">
            <text:p>0.000600120023053541</text:p>
          </table:table-cell>
          <table:table-cell table:number-columns-repeated="2" office:value-type="float" office:value="0.000547083794586789" calcext:value-type="float">
            <text:p>0.000547083794586789</text:p>
          </table:table-cell>
          <table:table-cell office:value-type="float" office:value="0.00054002318618529" calcext:value-type="float">
            <text:p>0.00054002318618529</text:p>
          </table:table-cell>
          <table:table-cell office:value-type="float" office:value="0.000538893683862951" calcext:value-type="float">
            <text:p>0.000538893683862951</text:p>
          </table:table-cell>
          <table:table-cell office:value-type="float" office:value="0.00053725993399989" calcext:value-type="float">
            <text:p>0.00053725993399989</text:p>
          </table:table-cell>
          <table:table-cell office:value-type="float" office:value="0.000492950748832044" calcext:value-type="float">
            <text:p>0.000492950748832044</text:p>
          </table:table-cell>
          <table:table-cell office:value-type="float" office:value="0.00048711299100046" calcext:value-type="float">
            <text:p>0.00048711299100046</text:p>
          </table:table-cell>
          <table:table-cell office:value-type="float" office:value="0.000433387603273716" calcext:value-type="float">
            <text:p>0.000433387603273716</text:p>
          </table:table-cell>
          <table:table-cell office:value-type="float" office:value="0.000270869283525155" calcext:value-type="float">
            <text:p>0.000270869283525155</text:p>
          </table:table-cell>
          <table:table-cell office:value-type="float" office:value="0.000268707789872424" calcext:value-type="float">
            <text:p>0.000268707789872424</text:p>
          </table:table-cell>
          <table:table-cell office:value-type="float" office:value="0.000220318684673981" calcext:value-type="float">
            <text:p>0.000220318684673981</text:p>
          </table:table-cell>
          <table:table-cell office:value-type="float" office:value="0.000216701927552854" calcext:value-type="float">
            <text:p>0.000216701927552854</text:p>
          </table:table-cell>
          <table:table-cell office:value-type="float" office:value="0.000193926764615715" calcext:value-type="float">
            <text:p>0.000193926764615715</text:p>
          </table:table-cell>
          <table:table-cell table:number-columns-repeated="2" office:value-type="float" office:value="0.000162625565587882" calcext:value-type="float">
            <text:p>0.000162625565587882</text:p>
          </table:table-cell>
          <table:table-cell office:value-type="float" office:value="0.000139537741781215" calcext:value-type="float">
            <text:p>0.000139537741781215</text:p>
          </table:table-cell>
          <table:table-cell office:value-type="float" office:value="0.000135426515846526" calcext:value-type="float">
            <text:p>0.000135426515846526</text:p>
          </table:table-cell>
          <table:table-cell table:number-columns-repeated="2" office:value-type="float" office:value="0.000108350963776482" calcext:value-type="float">
            <text:p>0.000108350963776482</text:p>
          </table:table-cell>
          <table:table-cell office:value-type="float" office:value="0.00018737807468483" calcext:value-type="float">
            <text:p>0.00018737807468483</text:p>
          </table:table-cell>
        </table:table-row>
        <table:table-row table:style-name="ro1">
          <table:table-cell office:value-type="string" calcext:value-type="string">
            <text:p>2023/07/29</text:p>
          </table:table-cell>
          <table:table-cell office:value-type="float" office:value="16516414.676192" calcext:value-type="float">
            <text:p>16516414.676192</text:p>
          </table:table-cell>
          <table:table-cell office:value-type="float" office:value="0.638547126405256" calcext:value-type="float">
            <text:p>0.638547126405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13222564079964" calcext:value-type="float">
            <text:p>0.0913222564079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0779101749572" calcext:value-type="float">
            <text:p>0.0360779101749572</text:p>
          </table:table-cell>
          <table:table-cell office:value-type="float" office:value="0" calcext:value-type="float">
            <text:p>0</text:p>
          </table:table-cell>
          <table:table-cell office:value-type="float" office:value="0.035310889592805" calcext:value-type="float">
            <text:p>0.035310889592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3079986705098" calcext:value-type="float">
            <text:p>0.0323079986705098</text:p>
          </table:table-cell>
          <table:table-cell office:value-type="float" office:value="0" calcext:value-type="float">
            <text:p>0</text:p>
          </table:table-cell>
          <table:table-cell office:value-type="float" office:value="0.0215276570109693" calcext:value-type="float">
            <text:p>0.0215276570109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6341958202013" calcext:value-type="float">
            <text:p>0.0196341958202013</text:p>
          </table:table-cell>
          <table:table-cell office:value-type="float" office:value="0" calcext:value-type="float">
            <text:p>0</text:p>
          </table:table-cell>
          <table:table-cell office:value-type="float" office:value="0.0129937078299054" calcext:value-type="float">
            <text:p>0.0129937078299054</text:p>
          </table:table-cell>
          <table:table-cell office:value-type="float" office:value="0" calcext:value-type="float">
            <text:p>0</text:p>
          </table:table-cell>
          <table:table-cell office:value-type="float" office:value="0.0120232916461132" calcext:value-type="float">
            <text:p>0.0120232916461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4695905664604" calcext:value-type="float">
            <text:p>0.00854695905664604</text:p>
          </table:table-cell>
          <table:table-cell office:value-type="float" office:value="0" calcext:value-type="float">
            <text:p>0</text:p>
          </table:table-cell>
          <table:table-cell office:value-type="float" office:value="0.00634078291525109" calcext:value-type="float">
            <text:p>0.00634078291525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28193237056229" calcext:value-type="float">
            <text:p>0.00628193237056229</text:p>
          </table:table-cell>
          <table:table-cell office:value-type="float" office:value="0" calcext:value-type="float">
            <text:p>0</text:p>
          </table:table-cell>
          <table:table-cell office:value-type="float" office:value="0.0061052320783247" calcext:value-type="float">
            <text:p>0.0061052320783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1052320783247" calcext:value-type="float">
            <text:p>0.0061052320783247</text:p>
          </table:table-cell>
          <table:table-cell office:value-type="float" office:value="0" calcext:value-type="float">
            <text:p>0</text:p>
          </table:table-cell>
          <table:table-cell office:value-type="float" office:value="0.00585042225533894" calcext:value-type="float">
            <text:p>0.00585042225533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17568188834727" calcext:value-type="float">
            <text:p>0.00517568188834727</text:p>
          </table:table-cell>
          <table:table-cell office:value-type="float" office:value="0" calcext:value-type="float">
            <text:p>0</text:p>
          </table:table-cell>
          <table:table-cell office:value-type="float" office:value="0.00509472819735479" calcext:value-type="float">
            <text:p>0.00509472819735479</text:p>
          </table:table-cell>
          <table:table-cell office:value-type="float" office:value="0" calcext:value-type="float">
            <text:p>0</text:p>
          </table:table-cell>
          <table:table-cell office:value-type="float" office:value="0.00438947927993749" calcext:value-type="float">
            <text:p>0.00438947927993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10658132105202" calcext:value-type="float">
            <text:p>0.00410658132105202</text:p>
          </table:table-cell>
          <table:table-cell office:value-type="float" office:value="0" calcext:value-type="float">
            <text:p>0</text:p>
          </table:table-cell>
          <table:table-cell office:value-type="float" office:value="0.00401146531489705" calcext:value-type="float">
            <text:p>0.00401146531489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9729776105002" calcext:value-type="float">
            <text:p>0.00339729776105002</text:p>
          </table:table-cell>
          <table:table-cell office:value-type="float" office:value="0" calcext:value-type="float">
            <text:p>0</text:p>
          </table:table-cell>
          <table:table-cell office:value-type="float" office:value="0.00329307881561014" calcext:value-type="float">
            <text:p>0.00329307881561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5804985434086" calcext:value-type="float">
            <text:p>0.00325804985434086</text:p>
          </table:table-cell>
          <table:table-cell office:value-type="float" office:value="0" calcext:value-type="float">
            <text:p>0</text:p>
          </table:table-cell>
          <table:table-cell office:value-type="float" office:value="0.00314123864150651" calcext:value-type="float">
            <text:p>0.00314123864150651</text:p>
          </table:table-cell>
          <table:table-cell office:value-type="float" office:value="0" calcext:value-type="float">
            <text:p>0</text:p>
          </table:table-cell>
          <table:table-cell office:value-type="float" office:value="0.00314069372905568" calcext:value-type="float">
            <text:p>0.00314069372905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1442772835107" calcext:value-type="float">
            <text:p>0.00271442772835107</text:p>
          </table:table-cell>
          <table:table-cell office:value-type="float" office:value="0" calcext:value-type="float">
            <text:p>0</text:p>
          </table:table-cell>
          <table:table-cell office:value-type="float" office:value="0.00209219924889703" calcext:value-type="float">
            <text:p>0.00209219924889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01205289716433" calcext:value-type="float">
            <text:p>0.00201205289716433</text:p>
          </table:table-cell>
          <table:table-cell office:value-type="float" office:value="0" calcext:value-type="float">
            <text:p>0</text:p>
          </table:table-cell>
          <table:table-cell office:value-type="float" office:value="0.00194442622019497" calcext:value-type="float">
            <text:p>0.00194442622019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1637483607411" calcext:value-type="float">
            <text:p>0.00181637483607411</text:p>
          </table:table-cell>
          <table:table-cell office:value-type="float" office:value="0" calcext:value-type="float">
            <text:p>0</text:p>
          </table:table-cell>
          <table:table-cell office:value-type="float" office:value="0.00181637483607411" calcext:value-type="float">
            <text:p>0.00181637483607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6011116245125" calcext:value-type="float">
            <text:p>0.00156011116245125</text:p>
          </table:table-cell>
          <table:table-cell office:value-type="float" office:value="0" calcext:value-type="float">
            <text:p>0</text:p>
          </table:table-cell>
          <table:table-cell office:value-type="float" office:value="0.00155654533408256" calcext:value-type="float">
            <text:p>0.00155654533408256</text:p>
          </table:table-cell>
          <table:table-cell office:value-type="float" office:value="0" calcext:value-type="float">
            <text:p>0</text:p>
          </table:table-cell>
          <table:table-cell office:value-type="float" office:value="0.00137233173448181" calcext:value-type="float">
            <text:p>0.00137233173448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7233173448181" calcext:value-type="float">
            <text:p>0.00137233173448181</text:p>
          </table:table-cell>
          <table:table-cell office:value-type="float" office:value="0" calcext:value-type="float">
            <text:p>0</text:p>
          </table:table-cell>
          <table:table-cell office:value-type="float" office:value="0.000926488022976235" calcext:value-type="float">
            <text:p>0.000926488022976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64914281658824" calcext:value-type="float">
            <text:p>0.000664914281658824</text:p>
          </table:table-cell>
          <table:table-cell office:value-type="float" office:value="0" calcext:value-type="float">
            <text:p>0</text:p>
          </table:table-cell>
          <table:table-cell office:value-type="float" office:value="0.00063008739814463" calcext:value-type="float">
            <text:p>0.00063008739814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5458278691406" calcext:value-type="float">
            <text:p>0.000605458278691406</text:p>
          </table:table-cell>
          <table:table-cell office:value-type="float" office:value="0" calcext:value-type="float">
            <text:p>0</text:p>
          </table:table-cell>
          <table:table-cell office:value-type="float" office:value="0.000605458278691406" calcext:value-type="float">
            <text:p>0.000605458278691406</text:p>
          </table:table-cell>
          <table:table-cell office:value-type="float" office:value="0" calcext:value-type="float">
            <text:p>0</text:p>
          </table:table-cell>
          <table:table-cell office:value-type="float" office:value="0.000326528891271605" calcext:value-type="float">
            <text:p>0.000326528891271605</text:p>
          </table:table-cell>
        </table:table-row>
        <table:table-row table:style-name="ro1">
          <table:table-cell office:value-type="string" calcext:value-type="string">
            <text:p>2023/07/30</text:p>
          </table:table-cell>
          <table:table-cell office:value-type="float" office:value="6800551.093001" calcext:value-type="float">
            <text:p>6800551.093001</text:p>
          </table:table-cell>
          <table:table-cell office:value-type="float" office:value="0.221435298170148" calcext:value-type="float">
            <text:p>0.2214352981701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68316377944435" calcext:value-type="float">
            <text:p>0.1683163779444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628012609487" calcext:value-type="float">
            <text:p>0.1346280126094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1489768726288" calcext:value-type="float">
            <text:p>0.121489768726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1161181820578" calcext:value-type="float">
            <text:p>0.09011611818205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88989766656137" calcext:value-type="float">
            <text:p>0.07889897666561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949947565075" calcext:value-type="float">
            <text:p>0.0369499475650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3516443612086" calcext:value-type="float">
            <text:p>0.03535164436120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109186626617" calcext:value-type="float">
            <text:p>0.0191091866266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6109932223373" calcext:value-type="float">
            <text:p>0.01861099322233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0535749382664" calcext:value-type="float">
            <text:p>0.0150535749382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7637525115184" calcext:value-type="float">
            <text:p>0.0117637525115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6853778160404" calcext:value-type="float">
            <text:p>0.0086853778160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35705082070359" calcext:value-type="float">
            <text:p>0.007357050820703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35138951480752" calcext:value-type="float">
            <text:p>0.00735138951480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5545702510523" calcext:value-type="float">
            <text:p>0.006155457025105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87628847331623" calcext:value-type="float">
            <text:p>0.005876288473316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6730450440529" calcext:value-type="float">
            <text:p>0.003067304504405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8617125889991" calcext:value-type="float">
            <text:p>0.00278617125889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6029350227517" calcext:value-type="float">
            <text:p>0.001460293502275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2627870682168" calcext:value-type="float">
            <text:p>0.00122627870682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2627870682168" calcext:value-type="float">
            <text:p>0.00122627870682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4482528041182" calcext:value-type="float">
            <text:p>0.001144825280411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69816433669335" calcext:value-type="float">
            <text:p>0.000969816433669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69816433669224" calcext:value-type="float">
            <text:p>0.000969816433669224</text:p>
          </table:table-cell>
        </table:table-row>
        <table:table-row table:style-name="ro1">
          <table:table-cell office:value-type="string" calcext:value-type="string">
            <text:p>2023/07/31</text:p>
          </table:table-cell>
          <table:table-cell office:value-type="float" office:value="11042285.88965" calcext:value-type="float">
            <text:p>11042285.88965</text:p>
          </table:table-cell>
          <table:table-cell office:value-type="float" office:value="0.144897534440735" calcext:value-type="float">
            <text:p>0.1448975344407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27691733495291" calcext:value-type="float">
            <text:p>0.127691733495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6661704195772" calcext:value-type="float">
            <text:p>0.126661704195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7343939335062" calcext:value-type="float">
            <text:p>0.0847343939335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6540946937509" calcext:value-type="float">
            <text:p>0.0786540946937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0151096788398" calcext:value-type="float">
            <text:p>0.0670151096788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0151096788398" calcext:value-type="float">
            <text:p>0.0670151096788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9791526645932" calcext:value-type="float">
            <text:p>0.0639791526645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5930099434699" calcext:value-type="float">
            <text:p>0.0325930099434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358389356221" calcext:value-type="float">
            <text:p>0.032358389356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7698194879258" calcext:value-type="float">
            <text:p>0.0267698194879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7698194879258" calcext:value-type="float">
            <text:p>0.0267698194879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5909124526622" calcext:value-type="float">
            <text:p>0.0235909124526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080308444498" calcext:value-type="float">
            <text:p>0.010080308444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70117895610789" calcext:value-type="float">
            <text:p>0.00970117895610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05120561075856" calcext:value-type="float">
            <text:p>0.00905120561075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05120561075856" calcext:value-type="float">
            <text:p>0.00905120561075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15048631229132" calcext:value-type="float">
            <text:p>0.00815048631229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86575787459098" calcext:value-type="float">
            <text:p>0.00786575787459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6537783620072" calcext:value-type="float">
            <text:p>0.0056537783620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2595728208313" calcext:value-type="float">
            <text:p>0.00482595728208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3403636510555" calcext:value-type="float">
            <text:p>0.004340363651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300918100338" calcext:value-type="float">
            <text:p>0.0038300918100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300918100338" calcext:value-type="float">
            <text:p>0.0038300918100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2243836101839" calcext:value-type="float">
            <text:p>0.00362243836101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2053653831518" calcext:value-type="float">
            <text:p>0.00362053653831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4925735011029" calcext:value-type="float">
            <text:p>0.00314925735011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967035366242" calcext:value-type="float">
            <text:p>0.0027967035366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0586313870629" calcext:value-type="float">
            <text:p>0.00230586313870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7174235838957" calcext:value-type="float">
            <text:p>0.00217174235838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3009726245822" calcext:value-type="float">
            <text:p>0.00163009726245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3888932033081" calcext:value-type="float">
            <text:p>0.000903888932033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88263288593394" calcext:value-type="float">
            <text:p>0.000688263288593394</text:p>
          </table:table-cell>
        </table:table-row>
        <table:table-row table:style-name="ro1">
          <table:table-cell office:value-type="string" calcext:value-type="string">
            <text:p>2023/08/01</text:p>
          </table:table-cell>
          <table:table-cell office:value-type="float" office:value="12705461.93315" calcext:value-type="float">
            <text:p>12705461.93315</text:p>
          </table:table-cell>
          <table:table-cell office:value-type="float" office:value="0.252014451016985" calcext:value-type="float">
            <text:p>0.252014451016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9581547263888" calcext:value-type="float">
            <text:p>0.129581547263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31836444653" calcext:value-type="float">
            <text:p>0.12531836444653</text:p>
          </table:table-cell>
          <table:table-cell office:value-type="float" office:value="0" calcext:value-type="float">
            <text:p>0</text:p>
          </table:table-cell>
          <table:table-cell office:value-type="float" office:value="0.119307137353658" calcext:value-type="float">
            <text:p>0.119307137353658</text:p>
          </table:table-cell>
          <table:table-cell office:value-type="float" office:value="0" calcext:value-type="float">
            <text:p>0</text:p>
          </table:table-cell>
          <table:table-cell office:value-type="float" office:value="0.0889354553927544" calcext:value-type="float">
            <text:p>0.0889354553927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1941223720772" calcext:value-type="float">
            <text:p>0.0481941223720772</text:p>
          </table:table-cell>
          <table:table-cell office:value-type="float" office:value="0" calcext:value-type="float">
            <text:p>0</text:p>
          </table:table-cell>
          <table:table-cell office:value-type="float" office:value="0.0279955534062046" calcext:value-type="float">
            <text:p>0.0279955534062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5284113194998" calcext:value-type="float">
            <text:p>0.0275284113194998</text:p>
          </table:table-cell>
          <table:table-cell office:value-type="float" office:value="0" calcext:value-type="float">
            <text:p>0</text:p>
          </table:table-cell>
          <table:table-cell office:value-type="float" office:value="0.0260126352224692" calcext:value-type="float">
            <text:p>0.0260126352224692</text:p>
          </table:table-cell>
          <table:table-cell office:value-type="float" office:value="0" calcext:value-type="float">
            <text:p>0</text:p>
          </table:table-cell>
          <table:table-cell office:value-type="float" office:value="0.0226421451037064" calcext:value-type="float">
            <text:p>0.0226421451037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424171278353" calcext:value-type="float">
            <text:p>0.0165424171278353</text:p>
          </table:table-cell>
          <table:table-cell office:value-type="float" office:value="0" calcext:value-type="float">
            <text:p>0</text:p>
          </table:table-cell>
          <table:table-cell office:value-type="float" office:value="0.0139510243887728" calcext:value-type="float">
            <text:p>0.0139510243887728</text:p>
          </table:table-cell>
          <table:table-cell office:value-type="float" office:value="0" calcext:value-type="float">
            <text:p>0</text:p>
          </table:table-cell>
          <table:table-cell office:value-type="float" office:value="0.00917387655901636" calcext:value-type="float">
            <text:p>0.00917387655901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99679492185612" calcext:value-type="float">
            <text:p>0.00899679492185612</text:p>
          </table:table-cell>
          <table:table-cell office:value-type="float" office:value="0" calcext:value-type="float">
            <text:p>0</text:p>
          </table:table-cell>
          <table:table-cell office:value-type="float" office:value="0.00574508824504449" calcext:value-type="float">
            <text:p>0.00574508824504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685350157284" calcext:value-type="float">
            <text:p>0.005685350157284</text:p>
          </table:table-cell>
          <table:table-cell office:value-type="float" office:value="0" calcext:value-type="float">
            <text:p>0</text:p>
          </table:table-cell>
          <table:table-cell office:value-type="float" office:value="0.00566087249550074" calcext:value-type="float">
            <text:p>0.00566087249550074</text:p>
          </table:table-cell>
          <table:table-cell office:value-type="float" office:value="0" calcext:value-type="float">
            <text:p>0</text:p>
          </table:table-cell>
          <table:table-cell office:value-type="float" office:value="0.00537337657294246" calcext:value-type="float">
            <text:p>0.00537337657294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24207238984564" calcext:value-type="float">
            <text:p>0.00524207238984564</text:p>
          </table:table-cell>
          <table:table-cell office:value-type="float" office:value="0" calcext:value-type="float">
            <text:p>0</text:p>
          </table:table-cell>
          <table:table-cell office:value-type="float" office:value="0.00487616574871275" calcext:value-type="float">
            <text:p>0.00487616574871275</text:p>
          </table:table-cell>
          <table:table-cell office:value-type="float" office:value="0" calcext:value-type="float">
            <text:p>0</text:p>
          </table:table-cell>
          <table:table-cell office:value-type="float" office:value="0.00472237847908963" calcext:value-type="float">
            <text:p>0.00472237847908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35625247560578" calcext:value-type="float">
            <text:p>0.00435625247560578</text:p>
          </table:table-cell>
          <table:table-cell office:value-type="float" office:value="0" calcext:value-type="float">
            <text:p>0</text:p>
          </table:table-cell>
          <table:table-cell office:value-type="float" office:value="0.00403872978251318" calcext:value-type="float">
            <text:p>0.00403872978251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9353153992413" calcext:value-type="float">
            <text:p>0.0039353153992413</text:p>
          </table:table-cell>
          <table:table-cell office:value-type="float" office:value="0" calcext:value-type="float">
            <text:p>0</text:p>
          </table:table-cell>
          <table:table-cell office:value-type="float" office:value="0.00391154609422994" calcext:value-type="float">
            <text:p>0.00391154609422994</text:p>
          </table:table-cell>
          <table:table-cell office:value-type="float" office:value="0" calcext:value-type="float">
            <text:p>0</text:p>
          </table:table-cell>
          <table:table-cell office:value-type="float" office:value="0.00390422766216592" calcext:value-type="float">
            <text:p>0.00390422766216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07442580250328" calcext:value-type="float">
            <text:p>0.00307442580250328</text:p>
          </table:table-cell>
          <table:table-cell office:value-type="float" office:value="0" calcext:value-type="float">
            <text:p>0</text:p>
          </table:table-cell>
          <table:table-cell office:value-type="float" office:value="0.00268822969048332" calcext:value-type="float">
            <text:p>0.00268822969048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4085669243443" calcext:value-type="float">
            <text:p>0.00244085669243443</text:p>
          </table:table-cell>
          <table:table-cell office:value-type="float" office:value="0" calcext:value-type="float">
            <text:p>0</text:p>
          </table:table-cell>
          <table:table-cell office:value-type="float" office:value="0.00241140386403915" calcext:value-type="float">
            <text:p>0.00241140386403915</text:p>
          </table:table-cell>
          <table:table-cell office:value-type="float" office:value="0" calcext:value-type="float">
            <text:p>0</text:p>
          </table:table-cell>
          <table:table-cell office:value-type="float" office:value="0.00240054239353726" calcext:value-type="float">
            <text:p>0.00240054239353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3841890542454" calcext:value-type="float">
            <text:p>0.00213841890542454</text:p>
          </table:table-cell>
          <table:table-cell office:value-type="float" office:value="0" calcext:value-type="float">
            <text:p>0</text:p>
          </table:table-cell>
          <table:table-cell office:value-type="float" office:value="0.00213841890542454" calcext:value-type="float">
            <text:p>0.00213841890542454</text:p>
          </table:table-cell>
          <table:table-cell office:value-type="float" office:value="0" calcext:value-type="float">
            <text:p>0</text:p>
          </table:table-cell>
          <table:table-cell office:value-type="float" office:value="0.0017845459456175" calcext:value-type="float">
            <text:p>0.0017845459456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1649138415367" calcext:value-type="float">
            <text:p>0.00141649138415367</text:p>
          </table:table-cell>
          <table:table-cell office:value-type="float" office:value="0" calcext:value-type="float">
            <text:p>0</text:p>
          </table:table-cell>
          <table:table-cell office:value-type="float" office:value="0.00125505078712607" calcext:value-type="float">
            <text:p>0.00125505078712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8061854885121" calcext:value-type="float">
            <text:p>0.00118061854885121</text:p>
          </table:table-cell>
          <table:table-cell office:value-type="float" office:value="0" calcext:value-type="float">
            <text:p>0</text:p>
          </table:table-cell>
          <table:table-cell office:value-type="float" office:value="0.000861119343599337" calcext:value-type="float">
            <text:p>0.000861119343599337</text:p>
          </table:table-cell>
          <table:table-cell office:value-type="float" office:value="0" calcext:value-type="float">
            <text:p>0</text:p>
          </table:table-cell>
          <table:table-cell office:value-type="float" office:value="0.000787063079848216" calcext:value-type="float">
            <text:p>0.000787063079848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92501086509767" calcext:value-type="float">
            <text:p>0.000592501086509767</text:p>
          </table:table-cell>
          <table:table-cell office:value-type="float" office:value="0" calcext:value-type="float">
            <text:p>0</text:p>
          </table:table-cell>
          <table:table-cell office:value-type="float" office:value="0.000592501086509767" calcext:value-type="float">
            <text:p>0.000592501086509767</text:p>
          </table:table-cell>
          <table:table-cell office:value-type="float" office:value="0" calcext:value-type="float">
            <text:p>0</text:p>
          </table:table-cell>
          <table:table-cell office:value-type="float" office:value="0.000592501086509767" calcext:value-type="float">
            <text:p>0.000592501086509767</text:p>
          </table:table-cell>
        </table:table-row>
        <table:table-row table:style-name="ro1">
          <table:table-cell office:value-type="string" calcext:value-type="string">
            <text:p>2023/08/02</text:p>
          </table:table-cell>
          <table:table-cell office:value-type="float" office:value="2216982.97389" calcext:value-type="float">
            <text:p>2216982.97389</text:p>
          </table:table-cell>
          <table:table-cell office:value-type="float" office:value="0.367382649254578" calcext:value-type="float">
            <text:p>0.36738264925457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166701775950733" calcext:value-type="float">
            <text:p>0.1667017759507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66701775950733" calcext:value-type="float">
            <text:p>0.1667017759507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438061788673072" calcext:value-type="float">
            <text:p>0.043806178867307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40432313263425" calcext:value-type="float">
            <text:p>0.0404323132634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0432313263425" calcext:value-type="float">
            <text:p>0.0404323132634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280329428470765" calcext:value-type="float">
            <text:p>0.028032942847076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23271622401986" calcext:value-type="float">
            <text:p>0.0232716224019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19228633112685" calcext:value-type="float">
            <text:p>0.021922863311268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218918887838099" calcext:value-type="float">
            <text:p>0.02189188878380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218865946926337" calcext:value-type="float">
            <text:p>0.02188659469263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14151396556262" calcext:value-type="float">
            <text:p>0.02141513965562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57872209269103" calcext:value-type="float">
            <text:p>0.01578722092691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31420629761885" calcext:value-type="float">
            <text:p>0.01314206297618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719265785430023" calcext:value-type="float">
            <text:p>0.00719265785430023</text:p>
          </table:table-cell>
        </table:table-row>
        <table:table-row table:style-name="ro1">
          <table:table-cell office:value-type="string" calcext:value-type="string">
            <text:p>2023/08/03</text:p>
          </table:table-cell>
          <table:table-cell office:value-type="float" office:value="101907406.365051" calcext:value-type="float">
            <text:p>101907406.365051</text:p>
          </table:table-cell>
          <table:table-cell office:value-type="float" office:value="0.166818100924901" calcext:value-type="float">
            <text:p>0.166818100924901</text:p>
          </table:table-cell>
          <table:table-cell office:value-type="float" office:value="0.133801273394749" calcext:value-type="float">
            <text:p>0.133801273394749</text:p>
          </table:table-cell>
          <table:table-cell office:value-type="float" office:value="0.133024595596509" calcext:value-type="float">
            <text:p>0.133024595596509</text:p>
          </table:table-cell>
          <table:table-cell office:value-type="float" office:value="0.0895596007841293" calcext:value-type="float">
            <text:p>0.0895596007841293</text:p>
          </table:table-cell>
          <table:table-cell office:value-type="float" office:value="0.084713905052937" calcext:value-type="float">
            <text:p>0.084713905052937</text:p>
          </table:table-cell>
          <table:table-cell office:value-type="float" office:value="0.0765376758884417" calcext:value-type="float">
            <text:p>0.0765376758884417</text:p>
          </table:table-cell>
          <table:table-cell office:value-type="float" office:value="0.0323823372383631" calcext:value-type="float">
            <text:p>0.0323823372383631</text:p>
          </table:table-cell>
          <table:table-cell office:value-type="float" office:value="0.0277470841507917" calcext:value-type="float">
            <text:p>0.0277470841507917</text:p>
          </table:table-cell>
          <table:table-cell office:value-type="float" office:value="0.0270923880655926" calcext:value-type="float">
            <text:p>0.0270923880655926</text:p>
          </table:table-cell>
          <table:table-cell office:value-type="float" office:value="0.0196256589323414" calcext:value-type="float">
            <text:p>0.0196256589323414</text:p>
          </table:table-cell>
          <table:table-cell office:value-type="float" office:value="0.0166883003960273" calcext:value-type="float">
            <text:p>0.0166883003960273</text:p>
          </table:table-cell>
          <table:table-cell office:value-type="float" office:value="0.0304847686425411" calcext:value-type="float">
            <text:p>0.0304847686425411</text:p>
          </table:table-cell>
          <table:table-cell office:value-type="float" office:value="0.0124870742411163" calcext:value-type="float">
            <text:p>0.0124870742411163</text:p>
          </table:table-cell>
          <table:table-cell office:value-type="float" office:value="0.00813014509497068" calcext:value-type="float">
            <text:p>0.00813014509497068</text:p>
          </table:table-cell>
          <table:table-cell table:number-columns-repeated="2" office:value-type="float" office:value="0.00723881635606993" calcext:value-type="float">
            <text:p>0.00723881635606993</text:p>
          </table:table-cell>
          <table:table-cell office:value-type="float" office:value="0.0130152537986177" calcext:value-type="float">
            <text:p>0.0130152537986177</text:p>
          </table:table-cell>
          <table:table-cell office:value-type="float" office:value="0.00594452083129216" calcext:value-type="float">
            <text:p>0.00594452083129216</text:p>
          </table:table-cell>
          <table:table-cell office:value-type="float" office:value="0.00543055604925879" calcext:value-type="float">
            <text:p>0.00543055604925879</text:p>
          </table:table-cell>
          <table:table-cell table:number-columns-repeated="2" office:value-type="float" office:value="0.00394465932691879" calcext:value-type="float">
            <text:p>0.00394465932691879</text:p>
          </table:table-cell>
          <table:table-cell office:value-type="float" office:value="0.00392513178646825" calcext:value-type="float">
            <text:p>0.00392513178646825</text:p>
          </table:table-cell>
          <table:table-cell office:value-type="float" office:value="0.0068701156625659" calcext:value-type="float">
            <text:p>0.0068701156625659</text:p>
          </table:table-cell>
          <table:table-cell table:number-columns-repeated="2" office:value-type="float" office:value="0.00307986334943799" calcext:value-type="float">
            <text:p>0.00307986334943799</text:p>
          </table:table-cell>
          <table:table-cell office:value-type="float" office:value="0.00298535364456431" calcext:value-type="float">
            <text:p>0.00298535364456431</text:p>
          </table:table-cell>
          <table:table-cell office:value-type="float" office:value="0.00291242844152872" calcext:value-type="float">
            <text:p>0.00291242844152872</text:p>
          </table:table-cell>
          <table:table-cell office:value-type="float" office:value="0.00561980653838334" calcext:value-type="float">
            <text:p>0.00561980653838334</text:p>
          </table:table-cell>
          <table:table-cell office:value-type="float" office:value="0.00269721059149897" calcext:value-type="float">
            <text:p>0.00269721059149897</text:p>
          </table:table-cell>
          <table:table-cell office:value-type="float" office:value="0.0026905032203236" calcext:value-type="float">
            <text:p>0.0026905032203236</text:p>
          </table:table-cell>
          <table:table-cell office:value-type="float" office:value="0.00259928881568361" calcext:value-type="float">
            <text:p>0.00259928881568361</text:p>
          </table:table-cell>
          <table:table-cell office:value-type="float" office:value="0.00243627974016558" calcext:value-type="float">
            <text:p>0.00243627974016558</text:p>
          </table:table-cell>
          <table:table-cell office:value-type="float" office:value="0.00229635517522364" calcext:value-type="float">
            <text:p>0.00229635517522364</text:p>
          </table:table-cell>
          <table:table-cell office:value-type="float" office:value="0.00459241989069503" calcext:value-type="float">
            <text:p>0.00459241989069503</text:p>
          </table:table-cell>
          <table:table-cell office:value-type="float" office:value="0.00204255173323087" calcext:value-type="float">
            <text:p>0.00204255173323087</text:p>
          </table:table-cell>
          <table:table-cell office:value-type="float" office:value="0.00191364206936462" calcext:value-type="float">
            <text:p>0.00191364206936462</text:p>
          </table:table-cell>
          <table:table-cell office:value-type="float" office:value="0.00188540761514167" calcext:value-type="float">
            <text:p>0.00188540761514167</text:p>
          </table:table-cell>
          <table:table-cell office:value-type="float" office:value="0.00186473198345638" calcext:value-type="float">
            <text:p>0.00186473198345638</text:p>
          </table:table-cell>
          <table:table-cell office:value-type="float" office:value="0.00357596557697271" calcext:value-type="float">
            <text:p>0.00357596557697271</text:p>
          </table:table-cell>
          <table:table-cell office:value-type="float" office:value="0.00171123359351633" calcext:value-type="float">
            <text:p>0.00171123359351633</text:p>
          </table:table-cell>
          <table:table-cell office:value-type="float" office:value="0.0015700048760624" calcext:value-type="float">
            <text:p>0.0015700048760624</text:p>
          </table:table-cell>
          <table:table-cell office:value-type="float" office:value="0.00149991136318839" calcext:value-type="float">
            <text:p>0.00149991136318839</text:p>
          </table:table-cell>
          <table:table-cell table:number-columns-repeated="2" office:value-type="float" office:value="0.00148154295536829" calcext:value-type="float">
            <text:p>0.00148154295536829</text:p>
          </table:table-cell>
          <table:table-cell office:value-type="float" office:value="0.00283081878236213" calcext:value-type="float">
            <text:p>0.00283081878236213</text:p>
          </table:table-cell>
          <table:table-cell office:value-type="float" office:value="0.00120712001598133" calcext:value-type="float">
            <text:p>0.00120712001598133</text:p>
          </table:table-cell>
          <table:table-cell office:value-type="float" office:value="0.00115694240689102" calcext:value-type="float">
            <text:p>0.00115694240689102</text:p>
          </table:table-cell>
          <table:table-cell office:value-type="float" office:value="0.00113874494739175" calcext:value-type="float">
            <text:p>0.00113874494739175</text:p>
          </table:table-cell>
          <table:table-cell office:value-type="float" office:value="0.00113189123454682" calcext:value-type="float">
            <text:p>0.00113189123454682</text:p>
          </table:table-cell>
          <table:table-cell office:value-type="float" office:value="0.00210561339606019" calcext:value-type="float">
            <text:p>0.00210561339606019</text:p>
          </table:table-cell>
          <table:table-cell office:value-type="float" office:value="0.00101514954594584" calcext:value-type="float">
            <text:p>0.00101514954594584</text:p>
          </table:table-cell>
          <table:table-cell office:value-type="float" office:value="0.000987278585420914" calcext:value-type="float">
            <text:p>0.000987278585420914</text:p>
          </table:table-cell>
          <table:table-cell office:value-type="float" office:value="0.000981227560456266" calcext:value-type="float">
            <text:p>0.000981227560456266</text:p>
          </table:table-cell>
          <table:table-cell office:value-type="float" office:value="0.000981146375581665" calcext:value-type="float">
            <text:p>0.000981146375581665</text:p>
          </table:table-cell>
          <table:table-cell office:value-type="float" office:value="0.00093220898645674" calcext:value-type="float">
            <text:p>0.00093220898645674</text:p>
          </table:table-cell>
          <table:table-cell office:value-type="float" office:value="0.00183045263296944" calcext:value-type="float">
            <text:p>0.00183045263296944</text:p>
          </table:table-cell>
          <table:table-cell office:value-type="float" office:value="0.000802543042917159" calcext:value-type="float">
            <text:p>0.000802543042917159</text:p>
          </table:table-cell>
          <table:table-cell office:value-type="float" office:value="0.000700540839438713" calcext:value-type="float">
            <text:p>0.000700540839438713</text:p>
          </table:table-cell>
          <table:table-cell office:value-type="float" office:value="0.000682498777869522" calcext:value-type="float">
            <text:p>0.000682498777869522</text:p>
          </table:table-cell>
          <table:table-cell office:value-type="float" office:value="0.00068000945634672" calcext:value-type="float">
            <text:p>0.00068000945634672</text:p>
          </table:table-cell>
          <table:table-cell office:value-type="float" office:value="0.000614072831721657" calcext:value-type="float">
            <text:p>0.000614072831721657</text:p>
          </table:table-cell>
          <table:table-cell office:value-type="float" office:value="0.00119547218347982" calcext:value-type="float">
            <text:p>0.00119547218347982</text:p>
          </table:table-cell>
          <table:table-cell office:value-type="float" office:value="0.000495157838373839" calcext:value-type="float">
            <text:p>0.000495157838373839</text:p>
          </table:table-cell>
          <table:table-cell office:value-type="float" office:value="0.000441439946365141" calcext:value-type="float">
            <text:p>0.000441439946365141</text:p>
          </table:table-cell>
          <table:table-cell table:number-columns-repeated="2" office:value-type="float" office:value="0.000436121392794475" calcext:value-type="float">
            <text:p>0.000436121392794475</text:p>
          </table:table-cell>
          <table:table-cell office:value-type="float" office:value="0.000798296674420218" calcext:value-type="float">
            <text:p>0.000798296674420218</text:p>
          </table:table-cell>
          <table:table-cell office:value-type="float" office:value="0.000392513178646858" calcext:value-type="float">
            <text:p>0.000392513178646858</text:p>
          </table:table-cell>
          <table:table-cell office:value-type="float" office:value="0.00036674151794347" calcext:value-type="float">
            <text:p>0.00036674151794347</text:p>
          </table:table-cell>
          <table:table-cell office:value-type="float" office:value="0.000356779923627482" calcext:value-type="float">
            <text:p>0.000356779923627482</text:p>
          </table:table-cell>
          <table:table-cell office:value-type="float" office:value="0.000350264041380277" calcext:value-type="float">
            <text:p>0.000350264041380277</text:p>
          </table:table-cell>
          <table:table-cell office:value-type="float" office:value="0.000320037582775545" calcext:value-type="float">
            <text:p>0.000320037582775545</text:p>
          </table:table-cell>
          <table:table-cell office:value-type="float" office:value="0.00046463617786896" calcext:value-type="float">
            <text:p>0.00046463617786896</text:p>
          </table:table-cell>
          <table:table-cell office:value-type="float" office:value="0.000205313830920706" calcext:value-type="float">
            <text:p>0.000205313830920706</text:p>
          </table:table-cell>
          <table:table-cell office:value-type="float" office:value="0.000196119209710854" calcext:value-type="float">
            <text:p>0.000196119209710854</text:p>
          </table:table-cell>
          <table:table-cell table:number-columns-repeated="2" office:value-type="float" office:value="0.00017509129744786" calcext:value-type="float">
            <text:p>0.00017509129744786</text:p>
          </table:table-cell>
          <table:table-cell office:value-type="float" office:value="0.000338610521362748" calcext:value-type="float">
            <text:p>0.000338610521362748</text:p>
          </table:table-cell>
          <table:table-cell office:value-type="float" office:value="0.000155022043279218" calcext:value-type="float">
            <text:p>0.000155022043279218</text:p>
          </table:table-cell>
          <table:table-cell table:number-columns-repeated="2" office:value-type="float" office:value="0.000153325460408915" calcext:value-type="float">
            <text:p>0.000153325460408915</text:p>
          </table:table-cell>
          <table:table-cell office:value-type="float" office:value="0.000142448861351618" calcext:value-type="float">
            <text:p>0.000142448861351618</text:p>
          </table:table-cell>
          <table:table-cell office:value-type="float" office:value="0.000130419568842632" calcext:value-type="float">
            <text:p>0.000130419568842632</text:p>
          </table:table-cell>
          <table:table-cell office:value-type="float" office:value="0.00025870563230268" calcext:value-type="float">
            <text:p>0.00025870563230268</text:p>
          </table:table-cell>
          <table:table-cell office:value-type="float" office:value="0.000101283148773557" calcext:value-type="float">
            <text:p>0.000101283148773557</text:p>
          </table:table-cell>
          <table:table-cell office:value-type="float" office:value="0.0000981282946617146" calcext:value-type="float">
            <text:p>9.81282946617146E-05</text:p>
          </table:table-cell>
          <table:table-cell office:value-type="float" office:value="0.0000979811022197019" calcext:value-type="float">
            <text:p>9.79811022197019E-05</text:p>
          </table:table-cell>
          <table:table-cell office:value-type="float" office:value="0.000092953560372866" calcext:value-type="float">
            <text:p>9.2953560372866E-05</text:p>
          </table:table-cell>
          <table:table-cell office:value-type="float" office:value="0.000185907120745732" calcext:value-type="float">
            <text:p>0.000185907120745732</text:p>
          </table:table-cell>
          <table:table-cell office:value-type="float" office:value="0.0000919198970430468" calcext:value-type="float">
            <text:p>9.19198970430468E-05</text:p>
          </table:table-cell>
          <table:table-cell office:value-type="float" office:value="0.0000859499423979671" calcext:value-type="float">
            <text:p>8.59499423979671E-05</text:p>
          </table:table-cell>
          <table:table-cell office:value-type="float" office:value="0.0000783358176283944" calcext:value-type="float">
            <text:p>7.83358176283944E-05</text:p>
          </table:table-cell>
          <table:table-cell office:value-type="float" office:value="0.0000749513900554222" calcext:value-type="float">
            <text:p>7.49513900554222E-05</text:p>
          </table:table-cell>
          <table:table-cell office:value-type="float" office:value="0.0000700894672112096" calcext:value-type="float">
            <text:p>7.00894672112096E-05</text:p>
          </table:table-cell>
          <table:table-cell office:value-type="float" office:value="0.000131898254606244" calcext:value-type="float">
            <text:p>0.000131898254606244</text:p>
          </table:table-cell>
          <table:table-cell office:value-type="float" office:value="0.0000553181957236859" calcext:value-type="float">
            <text:p>5.53181957236859E-05</text:p>
          </table:table-cell>
          <table:table-cell office:value-type="float" office:value="0.0000553181957139159" calcext:value-type="float">
            <text:p>5.53181957139159E-05</text:p>
          </table:table-cell>
          <table:table-cell office:value-type="float" office:value="0.0000511503548753511" calcext:value-type="float">
            <text:p>5.11503548753511E-05</text:p>
          </table:table-cell>
          <table:table-cell office:value-type="float" office:value="0.0000510022321574821" calcext:value-type="float">
            <text:p>5.10022321574821E-05</text:p>
          </table:table-cell>
          <table:table-cell office:value-type="float" office:value="0.000101153197296311" calcext:value-type="float">
            <text:p>0.000101153197296311</text:p>
          </table:table-cell>
        </table:table-row>
        <table:table-row table:style-name="ro1">
          <table:table-cell office:value-type="string" calcext:value-type="string">
            <text:p>2023/08/04</text:p>
          </table:table-cell>
          <table:table-cell office:value-type="float" office:value="85201596.500295" calcext:value-type="float">
            <text:p>85201596.500295</text:p>
          </table:table-cell>
          <table:table-cell office:value-type="float" office:value="0.339406784940936" calcext:value-type="float">
            <text:p>0.339406784940936</text:p>
          </table:table-cell>
          <table:table-cell office:value-type="float" office:value="0.124221493971223" calcext:value-type="float">
            <text:p>0.124221493971223</text:p>
          </table:table-cell>
          <table:table-cell office:value-type="float" office:value="0.0913543820035467" calcext:value-type="float">
            <text:p>0.0913543820035467</text:p>
          </table:table-cell>
          <table:table-cell office:value-type="float" office:value="0.0612027579786247" calcext:value-type="float">
            <text:p>0.0612027579786247</text:p>
          </table:table-cell>
          <table:table-cell office:value-type="float" office:value="0.0429980035407824" calcext:value-type="float">
            <text:p>0.0429980035407824</text:p>
          </table:table-cell>
          <table:table-cell office:value-type="float" office:value="0.0386444673485502" calcext:value-type="float">
            <text:p>0.0386444673485502</text:p>
          </table:table-cell>
          <table:table-cell office:value-type="float" office:value="0.0286784507728273" calcext:value-type="float">
            <text:p>0.0286784507728273</text:p>
          </table:table-cell>
          <table:table-cell office:value-type="float" office:value="0.0390066615710479" calcext:value-type="float">
            <text:p>0.0390066615710479</text:p>
          </table:table-cell>
          <table:table-cell office:value-type="float" office:value="0.0234737385465902" calcext:value-type="float">
            <text:p>0.0234737385465902</text:p>
          </table:table-cell>
          <table:table-cell office:value-type="float" office:value="0.021760970961308" calcext:value-type="float">
            <text:p>0.021760970961308</text:p>
          </table:table-cell>
          <table:table-cell office:value-type="float" office:value="0.0189246336363477" calcext:value-type="float">
            <text:p>0.0189246336363477</text:p>
          </table:table-cell>
          <table:table-cell office:value-type="float" office:value="0.015659194292156" calcext:value-type="float">
            <text:p>0.015659194292156</text:p>
          </table:table-cell>
          <table:table-cell office:value-type="float" office:value="0.015168495111421" calcext:value-type="float">
            <text:p>0.015168495111421</text:p>
          </table:table-cell>
          <table:table-cell office:value-type="float" office:value="0.0143961682114226" calcext:value-type="float">
            <text:p>0.0143961682114226</text:p>
          </table:table-cell>
          <table:table-cell office:value-type="float" office:value="0.0164026840975352" calcext:value-type="float">
            <text:p>0.0164026840975352</text:p>
          </table:table-cell>
          <table:table-cell office:value-type="float" office:value="0.0085146335256463" calcext:value-type="float">
            <text:p>0.0085146335256463</text:p>
          </table:table-cell>
          <table:table-cell office:value-type="float" office:value="0.00690126748620212" calcext:value-type="float">
            <text:p>0.00690126748620212</text:p>
          </table:table-cell>
          <table:table-cell office:value-type="float" office:value="0.00616866288765117" calcext:value-type="float">
            <text:p>0.00616866288765117</text:p>
          </table:table-cell>
          <table:table-cell office:value-type="float" office:value="0.0051362799803697" calcext:value-type="float">
            <text:p>0.0051362799803697</text:p>
          </table:table-cell>
          <table:table-cell office:value-type="float" office:value="0.0046923383025882" calcext:value-type="float">
            <text:p>0.0046923383025882</text:p>
          </table:table-cell>
          <table:table-cell office:value-type="float" office:value="0.00439440938291225" calcext:value-type="float">
            <text:p>0.00439440938291225</text:p>
          </table:table-cell>
          <table:table-cell office:value-type="float" office:value="0.00620811606503369" calcext:value-type="float">
            <text:p>0.00620811606503369</text:p>
          </table:table-cell>
          <table:table-cell office:value-type="float" office:value="0.00352106078198844" calcext:value-type="float">
            <text:p>0.00352106078198844</text:p>
          </table:table-cell>
          <table:table-cell office:value-type="float" office:value="0.00311168284504015" calcext:value-type="float">
            <text:p>0.00311168284504015</text:p>
          </table:table-cell>
          <table:table-cell office:value-type="float" office:value="0.00299959644769232" calcext:value-type="float">
            <text:p>0.00299959644769232</text:p>
          </table:table-cell>
          <table:table-cell office:value-type="float" office:value="0.00282556911946086" calcext:value-type="float">
            <text:p>0.00282556911946086</text:p>
          </table:table-cell>
          <table:table-cell office:value-type="float" office:value="0.00272436921882324" calcext:value-type="float">
            <text:p>0.00272436921882324</text:p>
          </table:table-cell>
          <table:table-cell office:value-type="float" office:value="0.0025813453694995" calcext:value-type="float">
            <text:p>0.0025813453694995</text:p>
          </table:table-cell>
          <table:table-cell office:value-type="float" office:value="0.00352091993955739" calcext:value-type="float">
            <text:p>0.00352091993955739</text:p>
          </table:table-cell>
          <table:table-cell office:value-type="float" office:value="0.00222550631547547" calcext:value-type="float">
            <text:p>0.00222550631547547</text:p>
          </table:table-cell>
          <table:table-cell office:value-type="float" office:value="0.00216729071290767" calcext:value-type="float">
            <text:p>0.00216729071290767</text:p>
          </table:table-cell>
          <table:table-cell office:value-type="float" office:value="0.00196604297196967" calcext:value-type="float">
            <text:p>0.00196604297196967</text:p>
          </table:table-cell>
          <table:table-cell office:value-type="float" office:value="0.00182464300301533" calcext:value-type="float">
            <text:p>0.00182464300301533</text:p>
          </table:table-cell>
          <table:table-cell office:value-type="float" office:value="0.0017171277467728" calcext:value-type="float">
            <text:p>0.0017171277467728</text:p>
          </table:table-cell>
          <table:table-cell office:value-type="float" office:value="0.0015682993014049" calcext:value-type="float">
            <text:p>0.0015682993014049</text:p>
          </table:table-cell>
          <table:table-cell office:value-type="float" office:value="0.00213090411186567" calcext:value-type="float">
            <text:p>0.00213090411186567</text:p>
          </table:table-cell>
          <table:table-cell office:value-type="float" office:value="0.00136283412059768" calcext:value-type="float">
            <text:p>0.00136283412059768</text:p>
          </table:table-cell>
          <table:table-cell office:value-type="float" office:value="0.00133963132955617" calcext:value-type="float">
            <text:p>0.00133963132955617</text:p>
          </table:table-cell>
          <table:table-cell office:value-type="float" office:value="0.00131284075996874" calcext:value-type="float">
            <text:p>0.00131284075996874</text:p>
          </table:table-cell>
          <table:table-cell office:value-type="float" office:value="0.00122236286264465" calcext:value-type="float">
            <text:p>0.00122236286264465</text:p>
          </table:table-cell>
          <table:table-cell office:value-type="float" office:value="0.00107904347942223" calcext:value-type="float">
            <text:p>0.00107904347942223</text:p>
          </table:table-cell>
          <table:table-cell office:value-type="float" office:value="0.00106299682541378" calcext:value-type="float">
            <text:p>0.00106299682541378</text:p>
          </table:table-cell>
          <table:table-cell office:value-type="float" office:value="0.00137730082827259" calcext:value-type="float">
            <text:p>0.00137730082827259</text:p>
          </table:table-cell>
          <table:table-cell office:value-type="float" office:value="0.000834157313586936" calcext:value-type="float">
            <text:p>0.000834157313586936</text:p>
          </table:table-cell>
          <table:table-cell office:value-type="float" office:value="0.000821580849130754" calcext:value-type="float">
            <text:p>0.000821580849130754</text:p>
          </table:table-cell>
          <table:table-cell office:value-type="float" office:value="0.000782450126973533" calcext:value-type="float">
            <text:p>0.000782450126973533</text:p>
          </table:table-cell>
          <table:table-cell office:value-type="float" office:value="0.000754176881295532" calcext:value-type="float">
            <text:p>0.000754176881295532</text:p>
          </table:table-cell>
          <table:table-cell office:value-type="float" office:value="0.000711078224922668" calcext:value-type="float">
            <text:p>0.000711078224922668</text:p>
          </table:table-cell>
          <table:table-cell office:value-type="float" office:value="0.000675125508942775" calcext:value-type="float">
            <text:p>0.000675125508942775</text:p>
          </table:table-cell>
          <table:table-cell office:value-type="float" office:value="0.00100375842921807" calcext:value-type="float">
            <text:p>0.00100375842921807</text:p>
          </table:table-cell>
          <table:table-cell office:value-type="float" office:value="0.000658048292085822" calcext:value-type="float">
            <text:p>0.000658048292085822</text:p>
          </table:table-cell>
          <table:table-cell office:value-type="float" office:value="0.00063763857992738" calcext:value-type="float">
            <text:p>0.00063763857992738</text:p>
          </table:table-cell>
          <table:table-cell office:value-type="float" office:value="0.000610317850556097" calcext:value-type="float">
            <text:p>0.000610317850556097</text:p>
          </table:table-cell>
          <table:table-cell office:value-type="float" office:value="0.00058703384507397" calcext:value-type="float">
            <text:p>0.00058703384507397</text:p>
          </table:table-cell>
          <table:table-cell office:value-type="float" office:value="0.000583560946534889" calcext:value-type="float">
            <text:p>0.000583560946534889</text:p>
          </table:table-cell>
          <table:table-cell office:value-type="float" office:value="0.00057913234055218" calcext:value-type="float">
            <text:p>0.00057913234055218</text:p>
          </table:table-cell>
          <table:table-cell office:value-type="float" office:value="0.000564574145272445" calcext:value-type="float">
            <text:p>0.000564574145272445</text:p>
          </table:table-cell>
          <table:table-cell office:value-type="float" office:value="0.000836103570427182" calcext:value-type="float">
            <text:p>0.000836103570427182</text:p>
          </table:table-cell>
          <table:table-cell office:value-type="float" office:value="0.000539397127492181" calcext:value-type="float">
            <text:p>0.000539397127492181</text:p>
          </table:table-cell>
          <table:table-cell office:value-type="float" office:value="0.000519669726961602" calcext:value-type="float">
            <text:p>0.000519669726961602</text:p>
          </table:table-cell>
          <table:table-cell office:value-type="float" office:value="0.000504065659026054" calcext:value-type="float">
            <text:p>0.000504065659026054</text:p>
          </table:table-cell>
          <table:table-cell office:value-type="float" office:value="0.000477964582035306" calcext:value-type="float">
            <text:p>0.000477964582035306</text:p>
          </table:table-cell>
          <table:table-cell office:value-type="float" office:value="0.000470119629740307" calcext:value-type="float">
            <text:p>0.000470119629740307</text:p>
          </table:table-cell>
          <table:table-cell office:value-type="float" office:value="0.00045844332623346" calcext:value-type="float">
            <text:p>0.00045844332623346</text:p>
          </table:table-cell>
          <table:table-cell office:value-type="float" office:value="0.000647070160590402" calcext:value-type="float">
            <text:p>0.000647070160590402</text:p>
          </table:table-cell>
          <table:table-cell office:value-type="float" office:value="0.000412502845529184" calcext:value-type="float">
            <text:p>0.000412502845529184</text:p>
          </table:table-cell>
          <table:table-cell office:value-type="float" office:value="0.000395163888271544" calcext:value-type="float">
            <text:p>0.000395163888271544</text:p>
          </table:table-cell>
          <table:table-cell office:value-type="float" office:value="0.000389933975472934" calcext:value-type="float">
            <text:p>0.000389933975472934</text:p>
          </table:table-cell>
          <table:table-cell office:value-type="float" office:value="0.000380874438308143" calcext:value-type="float">
            <text:p>0.000380874438308143</text:p>
          </table:table-cell>
          <table:table-cell office:value-type="float" office:value="0.000369582292978454" calcext:value-type="float">
            <text:p>0.000369582292978454</text:p>
          </table:table-cell>
          <table:table-cell office:value-type="float" office:value="0.000360090839611082" calcext:value-type="float">
            <text:p>0.000360090839611082</text:p>
          </table:table-cell>
          <table:table-cell office:value-type="float" office:value="0.000509064282496752" calcext:value-type="float">
            <text:p>0.000509064282496752</text:p>
          </table:table-cell>
          <table:table-cell office:value-type="float" office:value="0.000300912519284879" calcext:value-type="float">
            <text:p>0.000300912519284879</text:p>
          </table:table-cell>
          <table:table-cell office:value-type="float" office:value="0.000283056246486169" calcext:value-type="float">
            <text:p>0.000283056246486169</text:p>
          </table:table-cell>
          <table:table-cell office:value-type="float" office:value="0.000281831028834167" calcext:value-type="float">
            <text:p>0.000281831028834167</text:p>
          </table:table-cell>
          <table:table-cell office:value-type="float" office:value="0.000279945441983842" calcext:value-type="float">
            <text:p>0.000279945441983842</text:p>
          </table:table-cell>
          <table:table-cell office:value-type="float" office:value="0.000269085587497386" calcext:value-type="float">
            <text:p>0.000269085587497386</text:p>
          </table:table-cell>
          <table:table-cell office:value-type="float" office:value="0.000263283072282849" calcext:value-type="float">
            <text:p>0.000263283072282849</text:p>
          </table:table-cell>
          <table:table-cell office:value-type="float" office:value="0.000373833034336246" calcext:value-type="float">
            <text:p>0.000373833034336246</text:p>
          </table:table-cell>
          <table:table-cell office:value-type="float" office:value="0.000236731662650591" calcext:value-type="float">
            <text:p>0.000236731662650591</text:p>
          </table:table-cell>
          <table:table-cell office:value-type="float" office:value="0.000234979164972948" calcext:value-type="float">
            <text:p>0.000234979164972948</text:p>
          </table:table-cell>
          <table:table-cell office:value-type="float" office:value="0.000234737385465866" calcext:value-type="float">
            <text:p>0.000234737385465866</text:p>
          </table:table-cell>
          <table:table-cell office:value-type="float" office:value="0.000231313740698846" calcext:value-type="float">
            <text:p>0.000231313740698846</text:p>
          </table:table-cell>
          <table:table-cell office:value-type="float" office:value="0.000225605300716802" calcext:value-type="float">
            <text:p>0.000225605300716802</text:p>
          </table:table-cell>
          <table:table-cell office:value-type="float" office:value="0.000218709442386333" calcext:value-type="float">
            <text:p>0.000218709442386333</text:p>
          </table:table-cell>
          <table:table-cell office:value-type="float" office:value="0.000308695091469469" calcext:value-type="float">
            <text:p>0.000308695091469469</text:p>
          </table:table-cell>
          <table:table-cell office:value-type="float" office:value="0.000193008806894213" calcext:value-type="float">
            <text:p>0.000193008806894213</text:p>
          </table:table-cell>
          <table:table-cell office:value-type="float" office:value="0.000177524103447402" calcext:value-type="float">
            <text:p>0.000177524103447402</text:p>
          </table:table-cell>
          <table:table-cell office:value-type="float" office:value="0.000173117697295111" calcext:value-type="float">
            <text:p>0.000173117697295111</text:p>
          </table:table-cell>
          <table:table-cell office:value-type="float" office:value="0.000167628858385838" calcext:value-type="float">
            <text:p>0.000167628858385838</text:p>
          </table:table-cell>
          <table:table-cell office:value-type="float" office:value="0.000166014960763627" calcext:value-type="float">
            <text:p>0.000166014960763627</text:p>
          </table:table-cell>
          <table:table-cell office:value-type="float" office:value="0.000164316169826151" calcext:value-type="float">
            <text:p>0.000164316169826151</text:p>
          </table:table-cell>
          <table:table-cell office:value-type="float" office:value="0.000226571282968102" calcext:value-type="float">
            <text:p>0.000226571282968102</text:p>
          </table:table-cell>
          <table:table-cell office:value-type="float" office:value="0.000142636288510856" calcext:value-type="float">
            <text:p>0.000142636288510856</text:p>
          </table:table-cell>
          <table:table-cell office:value-type="float" office:value="0.0001337187971584" calcext:value-type="float">
            <text:p>0.0001337187971584</text:p>
          </table:table-cell>
          <table:table-cell office:value-type="float" office:value="0.000131922474010837" calcext:value-type="float">
            <text:p>0.000131922474010837</text:p>
          </table:table-cell>
          <table:table-cell office:value-type="float" office:value="0.000128126026452624" calcext:value-type="float">
            <text:p>0.000128126026452624</text:p>
          </table:table-cell>
          <table:table-cell office:value-type="float" office:value="0.000126758188151666" calcext:value-type="float">
            <text:p>0.000126758188151666</text:p>
          </table:table-cell>
          <table:table-cell office:value-type="float" office:value="0.000120531779002064" calcext:value-type="float">
            <text:p>0.000120531779002064</text:p>
          </table:table-cell>
          <table:table-cell office:value-type="float" office:value="0.00017676346274742" calcext:value-type="float">
            <text:p>0.00017676346274742</text:p>
          </table:table-cell>
        </table:table-row>
        <table:table-row table:style-name="ro1">
          <table:table-cell office:value-type="string" calcext:value-type="string">
            <text:p>2023/08/05</text:p>
          </table:table-cell>
          <table:table-cell office:value-type="float" office:value="154176168.108078" calcext:value-type="float">
            <text:p>154176168.108078</text:p>
          </table:table-cell>
          <table:table-cell office:value-type="float" office:value="0.555272591545973" calcext:value-type="float">
            <text:p>0.555272591545973</text:p>
          </table:table-cell>
          <table:table-cell office:value-type="float" office:value="0.134112158310391" calcext:value-type="float">
            <text:p>0.134112158310391</text:p>
          </table:table-cell>
          <table:table-cell office:value-type="float" office:value="0.0895214649473237" calcext:value-type="float">
            <text:p>0.0895214649473237</text:p>
          </table:table-cell>
          <table:table-cell office:value-type="float" office:value="0.0342226114888345" calcext:value-type="float">
            <text:p>0.0342226114888345</text:p>
          </table:table-cell>
          <table:table-cell office:value-type="float" office:value="0.0253715778981995" calcext:value-type="float">
            <text:p>0.0253715778981995</text:p>
          </table:table-cell>
          <table:table-cell office:value-type="float" office:value="0.0144301883909868" calcext:value-type="float">
            <text:p>0.0144301883909868</text:p>
          </table:table-cell>
          <table:table-cell office:value-type="float" office:value="0.0146655237222849" calcext:value-type="float">
            <text:p>0.0146655237222849</text:p>
          </table:table-cell>
          <table:table-cell office:value-type="float" office:value="0.00810810486886471" calcext:value-type="float">
            <text:p>0.00810810486886471</text:p>
          </table:table-cell>
          <table:table-cell office:value-type="float" office:value="0.0104163906484834" calcext:value-type="float">
            <text:p>0.0104163906484834</text:p>
          </table:table-cell>
          <table:table-cell office:value-type="float" office:value="0.00749663885010932" calcext:value-type="float">
            <text:p>0.00749663885010932</text:p>
          </table:table-cell>
          <table:table-cell office:value-type="float" office:value="0.00884700667189908" calcext:value-type="float">
            <text:p>0.00884700667189908</text:p>
          </table:table-cell>
          <table:table-cell office:value-type="float" office:value="0.00593900564034078" calcext:value-type="float">
            <text:p>0.00593900564034078</text:p>
          </table:table-cell>
          <table:table-cell office:value-type="float" office:value="0.00677159012259365" calcext:value-type="float">
            <text:p>0.00677159012259365</text:p>
          </table:table-cell>
          <table:table-cell office:value-type="float" office:value="0.00462098691543944" calcext:value-type="float">
            <text:p>0.00462098691543944</text:p>
          </table:table-cell>
          <table:table-cell office:value-type="float" office:value="0.00546176254302611" calcext:value-type="float">
            <text:p>0.00546176254302611</text:p>
          </table:table-cell>
          <table:table-cell office:value-type="float" office:value="0.00393810709301301" calcext:value-type="float">
            <text:p>0.00393810709301301</text:p>
          </table:table-cell>
          <table:table-cell office:value-type="float" office:value="0.0044757005999545" calcext:value-type="float">
            <text:p>0.0044757005999545</text:p>
          </table:table-cell>
          <table:table-cell office:value-type="float" office:value="0.0030723220956429" calcext:value-type="float">
            <text:p>0.0030723220956429</text:p>
          </table:table-cell>
          <table:table-cell office:value-type="float" office:value="0.00379762782980542" calcext:value-type="float">
            <text:p>0.00379762782980542</text:p>
          </table:table-cell>
          <table:table-cell office:value-type="float" office:value="0.00261727776641285" calcext:value-type="float">
            <text:p>0.00261727776641285</text:p>
          </table:table-cell>
          <table:table-cell office:value-type="float" office:value="0.00339585256674035" calcext:value-type="float">
            <text:p>0.00339585256674035</text:p>
          </table:table-cell>
          <table:table-cell office:value-type="float" office:value="0.00234480038280993" calcext:value-type="float">
            <text:p>0.00234480038280993</text:p>
          </table:table-cell>
          <table:table-cell office:value-type="float" office:value="0.00286847243336585" calcext:value-type="float">
            <text:p>0.00286847243336585</text:p>
          </table:table-cell>
          <table:table-cell office:value-type="float" office:value="0.00203993298808369" calcext:value-type="float">
            <text:p>0.00203993298808369</text:p>
          </table:table-cell>
          <table:table-cell office:value-type="float" office:value="0.0026076734266619" calcext:value-type="float">
            <text:p>0.0026076734266619</text:p>
          </table:table-cell>
          <table:table-cell office:value-type="float" office:value="0.00186706984959062" calcext:value-type="float">
            <text:p>0.00186706984959062</text:p>
          </table:table-cell>
          <table:table-cell office:value-type="float" office:value="0.00224593827502106" calcext:value-type="float">
            <text:p>0.00224593827502106</text:p>
          </table:table-cell>
          <table:table-cell office:value-type="float" office:value="0.0015346073897371" calcext:value-type="float">
            <text:p>0.0015346073897371</text:p>
          </table:table-cell>
          <table:table-cell office:value-type="float" office:value="0.00193894534887173" calcext:value-type="float">
            <text:p>0.00193894534887173</text:p>
          </table:table-cell>
          <table:table-cell office:value-type="float" office:value="0.00139786491806526" calcext:value-type="float">
            <text:p>0.00139786491806526</text:p>
          </table:table-cell>
          <table:table-cell office:value-type="float" office:value="0.00181530163017041" calcext:value-type="float">
            <text:p>0.00181530163017041</text:p>
          </table:table-cell>
          <table:table-cell office:value-type="float" office:value="0.00130826853329624" calcext:value-type="float">
            <text:p>0.00130826853329624</text:p>
          </table:table-cell>
          <table:table-cell office:value-type="float" office:value="0.00165838410538766" calcext:value-type="float">
            <text:p>0.00165838410538766</text:p>
          </table:table-cell>
          <table:table-cell office:value-type="float" office:value="0.00115495580273595" calcext:value-type="float">
            <text:p>0.00115495580273595</text:p>
          </table:table-cell>
          <table:table-cell office:value-type="float" office:value="0.00148816562932841" calcext:value-type="float">
            <text:p>0.00148816562932841</text:p>
          </table:table-cell>
          <table:table-cell office:value-type="float" office:value="0.00108018051015024" calcext:value-type="float">
            <text:p>0.00108018051015024</text:p>
          </table:table-cell>
          <table:table-cell office:value-type="float" office:value="0.00138507685455191" calcext:value-type="float">
            <text:p>0.00138507685455191</text:p>
          </table:table-cell>
          <table:table-cell office:value-type="float" office:value="0.00097475098975508" calcext:value-type="float">
            <text:p>0.00097475098975508</text:p>
          </table:table-cell>
          <table:table-cell office:value-type="float" office:value="0.00126358605016974" calcext:value-type="float">
            <text:p>0.00126358605016974</text:p>
          </table:table-cell>
          <table:table-cell office:value-type="float" office:value="0.000913167461142894" calcext:value-type="float">
            <text:p>0.000913167461142894</text:p>
          </table:table-cell>
          <table:table-cell office:value-type="float" office:value="0.00118132864764375" calcext:value-type="float">
            <text:p>0.00118132864764375</text:p>
          </table:table-cell>
          <table:table-cell office:value-type="float" office:value="0.000823809882802062" calcext:value-type="float">
            <text:p>0.000823809882802062</text:p>
          </table:table-cell>
          <table:table-cell office:value-type="float" office:value="0.00105140548289118" calcext:value-type="float">
            <text:p>0.00105140548289118</text:p>
          </table:table-cell>
          <table:table-cell office:value-type="float" office:value="0.000737810595994759" calcext:value-type="float">
            <text:p>0.000737810595994759</text:p>
          </table:table-cell>
          <table:table-cell office:value-type="float" office:value="0.0009020121573039" calcext:value-type="float">
            <text:p>0.0009020121573039</text:p>
          </table:table-cell>
          <table:table-cell office:value-type="float" office:value="0.00064577220345885" calcext:value-type="float">
            <text:p>0.00064577220345885</text:p>
          </table:table-cell>
          <table:table-cell office:value-type="float" office:value="0.000816029374343996" calcext:value-type="float">
            <text:p>0.000816029374343996</text:p>
          </table:table-cell>
          <table:table-cell office:value-type="float" office:value="0.0005920614931616" calcext:value-type="float">
            <text:p>0.0005920614931616</text:p>
          </table:table-cell>
          <table:table-cell office:value-type="float" office:value="0.000777969067799922" calcext:value-type="float">
            <text:p>0.000777969067799922</text:p>
          </table:table-cell>
          <table:table-cell office:value-type="float" office:value="0.0005674022235308" calcext:value-type="float">
            <text:p>0.0005674022235308</text:p>
          </table:table-cell>
          <table:table-cell office:value-type="float" office:value="0.000535739984418915" calcext:value-type="float">
            <text:p>0.000535739984418915</text:p>
          </table:table-cell>
          <table:table-cell office:value-type="float" office:value="0.000664886019401734" calcext:value-type="float">
            <text:p>0.000664886019401734</text:p>
          </table:table-cell>
          <table:table-cell office:value-type="float" office:value="0.000462398438454081" calcext:value-type="float">
            <text:p>0.000462398438454081</text:p>
          </table:table-cell>
          <table:table-cell office:value-type="float" office:value="0.000587580893802619" calcext:value-type="float">
            <text:p>0.000587580893802619</text:p>
          </table:table-cell>
          <table:table-cell office:value-type="float" office:value="0.000419815972690585" calcext:value-type="float">
            <text:p>0.000419815972690585</text:p>
          </table:table-cell>
          <table:table-cell office:value-type="float" office:value="0.000537182867017205" calcext:value-type="float">
            <text:p>0.000537182867017205</text:p>
          </table:table-cell>
          <table:table-cell office:value-type="float" office:value="0.000388009383902155" calcext:value-type="float">
            <text:p>0.000388009383902155</text:p>
          </table:table-cell>
          <table:table-cell office:value-type="float" office:value="0.000498911894256437" calcext:value-type="float">
            <text:p>0.000498911894256437</text:p>
          </table:table-cell>
          <table:table-cell office:value-type="float" office:value="0.000350248684103605" calcext:value-type="float">
            <text:p>0.000350248684103605</text:p>
          </table:table-cell>
          <table:table-cell office:value-type="float" office:value="0.000451932717326131" calcext:value-type="float">
            <text:p>0.000451932717326131</text:p>
          </table:table-cell>
          <table:table-cell office:value-type="float" office:value="0.000328491446385581" calcext:value-type="float">
            <text:p>0.000328491446385581</text:p>
          </table:table-cell>
          <table:table-cell office:value-type="float" office:value="0.000411755471413144" calcext:value-type="float">
            <text:p>0.000411755471413144</text:p>
          </table:table-cell>
          <table:table-cell office:value-type="float" office:value="0.000300451083253828" calcext:value-type="float">
            <text:p>0.000300451083253828</text:p>
          </table:table-cell>
          <table:table-cell office:value-type="float" office:value="0.000391218240018198" calcext:value-type="float">
            <text:p>0.000391218240018198</text:p>
          </table:table-cell>
          <table:table-cell office:value-type="float" office:value="0.000289915673664098" calcext:value-type="float">
            <text:p>0.000289915673664098</text:p>
          </table:table-cell>
          <table:table-cell office:value-type="float" office:value="0.000370624604315917" calcext:value-type="float">
            <text:p>0.000370624604315917</text:p>
          </table:table-cell>
          <table:table-cell office:value-type="float" office:value="0.00026416674969798" calcext:value-type="float">
            <text:p>0.00026416674969798</text:p>
          </table:table-cell>
          <table:table-cell office:value-type="float" office:value="0.000346761587449063" calcext:value-type="float">
            <text:p>0.000346761587449063</text:p>
          </table:table-cell>
          <table:table-cell office:value-type="float" office:value="0.000255361674136201" calcext:value-type="float">
            <text:p>0.000255361674136201</text:p>
          </table:table-cell>
          <table:table-cell office:value-type="float" office:value="0.000308622039280615" calcext:value-type="float">
            <text:p>0.000308622039280615</text:p>
          </table:table-cell>
          <table:table-cell office:value-type="float" office:value="0.000226486276501126" calcext:value-type="float">
            <text:p>0.000226486276501126</text:p>
          </table:table-cell>
          <table:table-cell office:value-type="float" office:value="0.000283006360226934" calcext:value-type="float">
            <text:p>0.000283006360226934</text:p>
          </table:table-cell>
          <table:table-cell office:value-type="float" office:value="0.000208328061296115" calcext:value-type="float">
            <text:p>0.000208328061296115</text:p>
          </table:table-cell>
          <table:table-cell office:value-type="float" office:value="0.000269361551461511" calcext:value-type="float">
            <text:p>0.000269361551461511</text:p>
          </table:table-cell>
          <table:table-cell office:value-type="float" office:value="0.000197460301248786" calcext:value-type="float">
            <text:p>0.000197460301248786</text:p>
          </table:table-cell>
          <table:table-cell office:value-type="float" office:value="0.000259905969202112" calcext:value-type="float">
            <text:p>0.000259905969202112</text:p>
          </table:table-cell>
          <table:table-cell office:value-type="float" office:value="0.000194582602279891" calcext:value-type="float">
            <text:p>0.000194582602279891</text:p>
          </table:table-cell>
          <table:table-cell office:value-type="float" office:value="0.000259401310142682" calcext:value-type="float">
            <text:p>0.000259401310142682</text:p>
          </table:table-cell>
          <table:table-cell office:value-type="float" office:value="0.000190641295757188" calcext:value-type="float">
            <text:p>0.000190641295757188</text:p>
          </table:table-cell>
          <table:table-cell office:value-type="float" office:value="0.000237019021483209" calcext:value-type="float">
            <text:p>0.000237019021483209</text:p>
          </table:table-cell>
          <table:table-cell office:value-type="float" office:value="0.000167089899276385" calcext:value-type="float">
            <text:p>0.000167089899276385</text:p>
          </table:table-cell>
          <table:table-cell office:value-type="float" office:value="0.000213779651579538" calcext:value-type="float">
            <text:p>0.000213779651579538</text:p>
          </table:table-cell>
          <table:table-cell office:value-type="float" office:value="0.000157046597318633" calcext:value-type="float">
            <text:p>0.000157046597318633</text:p>
          </table:table-cell>
          <table:table-cell office:value-type="float" office:value="0.000203293676218741" calcext:value-type="float">
            <text:p>0.000203293676218741</text:p>
          </table:table-cell>
          <table:table-cell office:value-type="float" office:value="0.000142278798787032" calcext:value-type="float">
            <text:p>0.000142278798787032</text:p>
          </table:table-cell>
          <table:table-cell office:value-type="float" office:value="0.000186774573699533" calcext:value-type="float">
            <text:p>0.000186774573699533</text:p>
          </table:table-cell>
          <table:table-cell office:value-type="float" office:value="0.000135318671089069" calcext:value-type="float">
            <text:p>0.000135318671089069</text:p>
          </table:table-cell>
          <table:table-cell office:value-type="float" office:value="0.000174417509871905" calcext:value-type="float">
            <text:p>0.000174417509871905</text:p>
          </table:table-cell>
          <table:table-cell office:value-type="float" office:value="0.00012787427980554" calcext:value-type="float">
            <text:p>0.00012787427980554</text:p>
          </table:table-cell>
          <table:table-cell office:value-type="float" office:value="0.000167780455270106" calcext:value-type="float">
            <text:p>0.000167780455270106</text:p>
          </table:table-cell>
          <table:table-cell office:value-type="float" office:value="0.000124275893733206" calcext:value-type="float">
            <text:p>0.000124275893733206</text:p>
          </table:table-cell>
          <table:table-cell office:value-type="float" office:value="0.000163611689254828" calcext:value-type="float">
            <text:p>0.000163611689254828</text:p>
          </table:table-cell>
          <table:table-cell office:value-type="float" office:value="0.000121709123642511" calcext:value-type="float">
            <text:p>0.000121709123642511</text:p>
          </table:table-cell>
          <table:table-cell office:value-type="float" office:value="0.000157243603667756" calcext:value-type="float">
            <text:p>0.000157243603667756</text:p>
          </table:table-cell>
          <table:table-cell office:value-type="float" office:value="0.000112746590781976" calcext:value-type="float">
            <text:p>0.000112746590781976</text:p>
          </table:table-cell>
          <table:table-cell office:value-type="float" office:value="0.000143240448241877" calcext:value-type="float">
            <text:p>0.000143240448241877</text:p>
          </table:table-cell>
          <table:table-cell office:value-type="float" office:value="0.000104625206969189" calcext:value-type="float">
            <text:p>0.000104625206969189</text:p>
          </table:table-cell>
          <table:table-cell office:value-type="float" office:value="0.000137332830766557" calcext:value-type="float">
            <text:p>0.000137332830766557</text:p>
          </table:table-cell>
          <table:table-cell office:value-type="float" office:value="0.000101241318541945" calcext:value-type="float">
            <text:p>0.000101241318541945</text:p>
          </table:table-cell>
          <table:table-cell office:value-type="float" office:value="0.000130816782752285" calcext:value-type="float">
            <text:p>0.000130816782752285</text:p>
          </table:table-cell>
        </table:table-row>
        <table:table-row table:style-name="ro1">
          <table:table-cell office:value-type="string" calcext:value-type="string">
            <text:p>2023/08/06</text:p>
          </table:table-cell>
          <table:table-cell office:value-type="float" office:value="268425150.115077" calcext:value-type="float">
            <text:p>268425150.115077</text:p>
          </table:table-cell>
          <table:table-cell office:value-type="float" office:value="0.496097877054034" calcext:value-type="float">
            <text:p>0.496097877054034</text:p>
          </table:table-cell>
          <table:table-cell office:value-type="float" office:value="0.138148904158579" calcext:value-type="float">
            <text:p>0.138148904158579</text:p>
          </table:table-cell>
          <table:table-cell office:value-type="float" office:value="0.0628061364584221" calcext:value-type="float">
            <text:p>0.0628061364584221</text:p>
          </table:table-cell>
          <table:table-cell office:value-type="float" office:value="0.0407230970880101" calcext:value-type="float">
            <text:p>0.0407230970880101</text:p>
          </table:table-cell>
          <table:table-cell office:value-type="float" office:value="0.0388240688569318" calcext:value-type="float">
            <text:p>0.0388240688569318</text:p>
          </table:table-cell>
          <table:table-cell office:value-type="float" office:value="0.0232155023824273" calcext:value-type="float">
            <text:p>0.0232155023824273</text:p>
          </table:table-cell>
          <table:table-cell office:value-type="float" office:value="0.0181940761210574" calcext:value-type="float">
            <text:p>0.0181940761210574</text:p>
          </table:table-cell>
          <table:table-cell office:value-type="float" office:value="0.0158768583464438" calcext:value-type="float">
            <text:p>0.0158768583464438</text:p>
          </table:table-cell>
          <table:table-cell office:value-type="float" office:value="0.0186271666341864" calcext:value-type="float">
            <text:p>0.0186271666341864</text:p>
          </table:table-cell>
          <table:table-cell office:value-type="float" office:value="0.0131898762350776" calcext:value-type="float">
            <text:p>0.0131898762350776</text:p>
          </table:table-cell>
          <table:table-cell office:value-type="float" office:value="0.0109892614232884" calcext:value-type="float">
            <text:p>0.0109892614232884</text:p>
          </table:table-cell>
          <table:table-cell office:value-type="float" office:value="0.00942115212421713" calcext:value-type="float">
            <text:p>0.00942115212421713</text:p>
          </table:table-cell>
          <table:table-cell office:value-type="float" office:value="0.00752817534323325" calcext:value-type="float">
            <text:p>0.00752817534323325</text:p>
          </table:table-cell>
          <table:table-cell office:value-type="float" office:value="0.00853885496466089" calcext:value-type="float">
            <text:p>0.00853885496466089</text:p>
          </table:table-cell>
          <table:table-cell office:value-type="float" office:value="0.00623765313564018" calcext:value-type="float">
            <text:p>0.00623765313564018</text:p>
          </table:table-cell>
          <table:table-cell office:value-type="float" office:value="0.00591102819582945" calcext:value-type="float">
            <text:p>0.00591102819582945</text:p>
          </table:table-cell>
          <table:table-cell office:value-type="float" office:value="0.00508635812148994" calcext:value-type="float">
            <text:p>0.00508635812148994</text:p>
          </table:table-cell>
          <table:table-cell office:value-type="float" office:value="0.00570803784572027" calcext:value-type="float">
            <text:p>0.00570803784572027</text:p>
          </table:table-cell>
          <table:table-cell office:value-type="float" office:value="0.00424106246717915" calcext:value-type="float">
            <text:p>0.00424106246717915</text:p>
          </table:table-cell>
          <table:table-cell office:value-type="float" office:value="0.00396827558648416" calcext:value-type="float">
            <text:p>0.00396827558648416</text:p>
          </table:table-cell>
          <table:table-cell office:value-type="float" office:value="0.00365102698491504" calcext:value-type="float">
            <text:p>0.00365102698491504</text:p>
          </table:table-cell>
          <table:table-cell office:value-type="float" office:value="0.00414109727320056" calcext:value-type="float">
            <text:p>0.00414109727320056</text:p>
          </table:table-cell>
          <table:table-cell office:value-type="float" office:value="0.00315341724066143" calcext:value-type="float">
            <text:p>0.00315341724066143</text:p>
          </table:table-cell>
          <table:table-cell office:value-type="float" office:value="0.00298034807564429" calcext:value-type="float">
            <text:p>0.00298034807564429</text:p>
          </table:table-cell>
          <table:table-cell office:value-type="float" office:value="0.00294353027151617" calcext:value-type="float">
            <text:p>0.00294353027151617</text:p>
          </table:table-cell>
          <table:table-cell office:value-type="float" office:value="0.00277532557094839" calcext:value-type="float">
            <text:p>0.00277532557094839</text:p>
          </table:table-cell>
          <table:table-cell office:value-type="float" office:value="0.00323880031966939" calcext:value-type="float">
            <text:p>0.00323880031966939</text:p>
          </table:table-cell>
          <table:table-cell office:value-type="float" office:value="0.00250582509877206" calcext:value-type="float">
            <text:p>0.00250582509877206</text:p>
          </table:table-cell>
          <table:table-cell office:value-type="float" office:value="0.00241972774429511" calcext:value-type="float">
            <text:p>0.00241972774429511</text:p>
          </table:table-cell>
          <table:table-cell office:value-type="float" office:value="0.0023130981148145" calcext:value-type="float">
            <text:p>0.0023130981148145</text:p>
          </table:table-cell>
          <table:table-cell office:value-type="float" office:value="0.00251484201800978" calcext:value-type="float">
            <text:p>0.00251484201800978</text:p>
          </table:table-cell>
          <table:table-cell office:value-type="float" office:value="0.00179202380288801" calcext:value-type="float">
            <text:p>0.00179202380288801</text:p>
          </table:table-cell>
          <table:table-cell office:value-type="float" office:value="0.00167456090946505" calcext:value-type="float">
            <text:p>0.00167456090946505</text:p>
          </table:table-cell>
          <table:table-cell office:value-type="float" office:value="0.00150902947978737" calcext:value-type="float">
            <text:p>0.00150902947978737</text:p>
          </table:table-cell>
          <table:table-cell office:value-type="float" office:value="0.00177441015953916" calcext:value-type="float">
            <text:p>0.00177441015953916</text:p>
          </table:table-cell>
          <table:table-cell office:value-type="float" office:value="0.00128655536488276" calcext:value-type="float">
            <text:p>0.00128655536488276</text:p>
          </table:table-cell>
          <table:table-cell office:value-type="float" office:value="0.00119931014233199" calcext:value-type="float">
            <text:p>0.00119931014233199</text:p>
          </table:table-cell>
          <table:table-cell office:value-type="float" office:value="0.00113961680889008" calcext:value-type="float">
            <text:p>0.00113961680889008</text:p>
          </table:table-cell>
          <table:table-cell office:value-type="float" office:value="0.00109743419300967" calcext:value-type="float">
            <text:p>0.00109743419300967</text:p>
          </table:table-cell>
          <table:table-cell office:value-type="float" office:value="0.00122790915571325" calcext:value-type="float">
            <text:p>0.00122790915571325</text:p>
          </table:table-cell>
          <table:table-cell office:value-type="float" office:value="0.000904233668849286" calcext:value-type="float">
            <text:p>0.000904233668849286</text:p>
          </table:table-cell>
          <table:table-cell office:value-type="float" office:value="0.00089413192354415" calcext:value-type="float">
            <text:p>0.00089413192354415</text:p>
          </table:table-cell>
          <table:table-cell office:value-type="float" office:value="0.000864402237385487" calcext:value-type="float">
            <text:p>0.000864402237385487</text:p>
          </table:table-cell>
          <table:table-cell office:value-type="float" office:value="0.00100387076801289" calcext:value-type="float">
            <text:p>0.00100387076801289</text:p>
          </table:table-cell>
          <table:table-cell office:value-type="float" office:value="0.000767307310740817" calcext:value-type="float">
            <text:p>0.000767307310740817</text:p>
          </table:table-cell>
          <table:table-cell office:value-type="float" office:value="0.000744538840396714" calcext:value-type="float">
            <text:p>0.000744538840396714</text:p>
          </table:table-cell>
          <table:table-cell office:value-type="float" office:value="0.000729292391737801" calcext:value-type="float">
            <text:p>0.000729292391737801</text:p>
          </table:table-cell>
          <table:table-cell office:value-type="float" office:value="0.000865402242898772" calcext:value-type="float">
            <text:p>0.000865402242898772</text:p>
          </table:table-cell>
          <table:table-cell office:value-type="float" office:value="0.000654807843544658" calcext:value-type="float">
            <text:p>0.000654807843544658</text:p>
          </table:table-cell>
          <table:table-cell office:value-type="float" office:value="0.000646813088883702" calcext:value-type="float">
            <text:p>0.000646813088883702</text:p>
          </table:table-cell>
          <table:table-cell office:value-type="float" office:value="0.000614957914000347" calcext:value-type="float">
            <text:p>0.000614957914000347</text:p>
          </table:table-cell>
          <table:table-cell office:value-type="float" office:value="0.000599061836609072" calcext:value-type="float">
            <text:p>0.000599061836609072</text:p>
          </table:table-cell>
          <table:table-cell office:value-type="float" office:value="0.000712971258833073" calcext:value-type="float">
            <text:p>0.000712971258833073</text:p>
          </table:table-cell>
          <table:table-cell office:value-type="float" office:value="0.000503386102017944" calcext:value-type="float">
            <text:p>0.000503386102017944</text:p>
          </table:table-cell>
          <table:table-cell office:value-type="float" office:value="0.000481684074851274" calcext:value-type="float">
            <text:p>0.000481684074851274</text:p>
          </table:table-cell>
          <table:table-cell office:value-type="float" office:value="0.000465093937533356" calcext:value-type="float">
            <text:p>0.000465093937533356</text:p>
          </table:table-cell>
          <table:table-cell office:value-type="float" office:value="0.000556584646542846" calcext:value-type="float">
            <text:p>0.000556584646542846</text:p>
          </table:table-cell>
          <table:table-cell office:value-type="float" office:value="0.000436812399880249" calcext:value-type="float">
            <text:p>0.000436812399880249</text:p>
          </table:table-cell>
          <table:table-cell office:value-type="float" office:value="0.000424049833971152" calcext:value-type="float">
            <text:p>0.000424049833971152</text:p>
          </table:table-cell>
          <table:table-cell office:value-type="float" office:value="0.000408842718437441" calcext:value-type="float">
            <text:p>0.000408842718437441</text:p>
          </table:table-cell>
          <table:table-cell office:value-type="float" office:value="0.000467244200650363" calcext:value-type="float">
            <text:p>0.000467244200650363</text:p>
          </table:table-cell>
          <table:table-cell office:value-type="float" office:value="0.000345892002743375" calcext:value-type="float">
            <text:p>0.000345892002743375</text:p>
          </table:table-cell>
          <table:table-cell office:value-type="float" office:value="0.000335562083811358" calcext:value-type="float">
            <text:p>0.000335562083811358</text:p>
          </table:table-cell>
          <table:table-cell office:value-type="float" office:value="0.00032083053094345" calcext:value-type="float">
            <text:p>0.00032083053094345</text:p>
          </table:table-cell>
          <table:table-cell office:value-type="float" office:value="0.000308869114628352" calcext:value-type="float">
            <text:p>0.000308869114628352</text:p>
          </table:table-cell>
          <table:table-cell office:value-type="float" office:value="0.000373031588646322" calcext:value-type="float">
            <text:p>0.000373031588646322</text:p>
          </table:table-cell>
          <table:table-cell office:value-type="float" office:value="0.000297993611871883" calcext:value-type="float">
            <text:p>0.000297993611871883</text:p>
          </table:table-cell>
          <table:table-cell office:value-type="float" office:value="0.000296112298962758" calcext:value-type="float">
            <text:p>0.000296112298962758</text:p>
          </table:table-cell>
          <table:table-cell office:value-type="float" office:value="0.000287283198936228" calcext:value-type="float">
            <text:p>0.000287283198936228</text:p>
          </table:table-cell>
          <table:table-cell office:value-type="float" office:value="0.000343803203054827" calcext:value-type="float">
            <text:p>0.000343803203054827</text:p>
          </table:table-cell>
          <table:table-cell office:value-type="float" office:value="0.00025880390127464" calcext:value-type="float">
            <text:p>0.00025880390127464</text:p>
          </table:table-cell>
          <table:table-cell office:value-type="float" office:value="0.000246742032822156" calcext:value-type="float">
            <text:p>0.000246742032822156</text:p>
          </table:table-cell>
          <table:table-cell office:value-type="float" office:value="0.000237151861860685" calcext:value-type="float">
            <text:p>0.000237151861860685</text:p>
          </table:table-cell>
          <table:table-cell office:value-type="float" office:value="0.00028560552208734" calcext:value-type="float">
            <text:p>0.00028560552208734</text:p>
          </table:table-cell>
          <table:table-cell office:value-type="float" office:value="0.000223081356811483" calcext:value-type="float">
            <text:p>0.000223081356811483</text:p>
          </table:table-cell>
          <table:table-cell office:value-type="float" office:value="0.000213301196536397" calcext:value-type="float">
            <text:p>0.000213301196536397</text:p>
          </table:table-cell>
          <table:table-cell office:value-type="float" office:value="0.00019828930328325" calcext:value-type="float">
            <text:p>0.00019828930328325</text:p>
          </table:table-cell>
          <table:table-cell office:value-type="float" office:value="0.00018998569418005" calcext:value-type="float">
            <text:p>0.00018998569418005</text:p>
          </table:table-cell>
          <table:table-cell office:value-type="float" office:value="0.000225852885186173" calcext:value-type="float">
            <text:p>0.000225852885186173</text:p>
          </table:table-cell>
          <table:table-cell office:value-type="float" office:value="0.000173417654120822" calcext:value-type="float">
            <text:p>0.000173417654120822</text:p>
          </table:table-cell>
          <table:table-cell office:value-type="float" office:value="0.000164845428086924" calcext:value-type="float">
            <text:p>0.000164845428086924</text:p>
          </table:table-cell>
          <table:table-cell office:value-type="float" office:value="0.000161265596317906" calcext:value-type="float">
            <text:p>0.000161265596317906</text:p>
          </table:table-cell>
          <table:table-cell office:value-type="float" office:value="0.000189361876926308" calcext:value-type="float">
            <text:p>0.000189361876926308</text:p>
          </table:table-cell>
          <table:table-cell office:value-type="float" office:value="0.000149017333073598" calcext:value-type="float">
            <text:p>0.000149017333073598</text:p>
          </table:table-cell>
          <table:table-cell office:value-type="float" office:value="0.000146984808975792" calcext:value-type="float">
            <text:p>0.000146984808975792</text:p>
          </table:table-cell>
          <table:table-cell office:value-type="float" office:value="0.000137713846799059" calcext:value-type="float">
            <text:p>0.000137713846799059</text:p>
          </table:table-cell>
          <table:table-cell office:value-type="float" office:value="0.000161057187288205" calcext:value-type="float">
            <text:p>0.000161057187288205</text:p>
          </table:table-cell>
          <table:table-cell office:value-type="float" office:value="0.000123953147101785" calcext:value-type="float">
            <text:p>0.000123953147101785</text:p>
          </table:table-cell>
          <table:table-cell office:value-type="float" office:value="0.000118135425884791" calcext:value-type="float">
            <text:p>0.000118135425884791</text:p>
          </table:table-cell>
          <table:table-cell office:value-type="float" office:value="0.00011285905335634" calcext:value-type="float">
            <text:p>0.00011285905335634</text:p>
          </table:table-cell>
          <table:table-cell office:value-type="float" office:value="0.000105590913063947" calcext:value-type="float">
            <text:p>0.000105590913063947</text:p>
          </table:table-cell>
          <table:table-cell office:value-type="float" office:value="0.000126337787600961" calcext:value-type="float">
            <text:p>0.000126337787600961</text:p>
          </table:table-cell>
          <table:table-cell office:value-type="float" office:value="0.0000944384049377245" calcext:value-type="float">
            <text:p>9.44384049377245E-05</text:p>
          </table:table-cell>
          <table:table-cell office:value-type="float" office:value="0.0000914316387138348" calcext:value-type="float">
            <text:p>9.14316387138348E-05</text:p>
          </table:table-cell>
          <table:table-cell office:value-type="float" office:value="0.0000888413771578112" calcext:value-type="float">
            <text:p>8.88413771578112E-05</text:p>
          </table:table-cell>
          <table:table-cell office:value-type="float" office:value="0.000109002024785809" calcext:value-type="float">
            <text:p>0.000109002024785809</text:p>
          </table:table-cell>
          <table:table-cell office:value-type="float" office:value="0.0000852444964981602" calcext:value-type="float">
            <text:p>8.52444964981602E-05</text:p>
          </table:table-cell>
          <table:table-cell office:value-type="float" office:value="0.0000811368228150755" calcext:value-type="float">
            <text:p>8.11368228150755E-05</text:p>
          </table:table-cell>
          <table:table-cell office:value-type="float" office:value="0.000078821207535662" calcext:value-type="float">
            <text:p>7.8821207535662E-05</text:p>
          </table:table-cell>
          <table:table-cell office:value-type="float" office:value="0.0000955520701320101" calcext:value-type="float">
            <text:p>9.55520701320101E-05</text:p>
          </table:table-cell>
        </table:table-row>
        <table:table-row table:style-name="ro1">
          <table:table-cell office:value-type="string" calcext:value-type="string">
            <text:p>2023/08/07</text:p>
          </table:table-cell>
          <table:table-cell office:value-type="float" office:value="451864791.107895" calcext:value-type="float">
            <text:p>451864791.107895</text:p>
          </table:table-cell>
          <table:table-cell office:value-type="float" office:value="0.530212158755676" calcext:value-type="float">
            <text:p>0.530212158755676</text:p>
          </table:table-cell>
          <table:table-cell office:value-type="float" office:value="0.103315824854459" calcext:value-type="float">
            <text:p>0.103315824854459</text:p>
          </table:table-cell>
          <table:table-cell office:value-type="float" office:value="0.0614366551661053" calcext:value-type="float">
            <text:p>0.0614366551661053</text:p>
          </table:table-cell>
          <table:table-cell office:value-type="float" office:value="0.0441831068516088" calcext:value-type="float">
            <text:p>0.0441831068516088</text:p>
          </table:table-cell>
          <table:table-cell office:value-type="float" office:value="0.0288780982205011" calcext:value-type="float">
            <text:p>0.0288780982205011</text:p>
          </table:table-cell>
          <table:table-cell office:value-type="float" office:value="0.0217296185744541" calcext:value-type="float">
            <text:p>0.0217296185744541</text:p>
          </table:table-cell>
          <table:table-cell office:value-type="float" office:value="0.0208299022942741" calcext:value-type="float">
            <text:p>0.0208299022942741</text:p>
          </table:table-cell>
          <table:table-cell office:value-type="float" office:value="0.0157494563020749" calcext:value-type="float">
            <text:p>0.0157494563020749</text:p>
          </table:table-cell>
          <table:table-cell office:value-type="float" office:value="0.0137636040049753" calcext:value-type="float">
            <text:p>0.0137636040049753</text:p>
          </table:table-cell>
          <table:table-cell office:value-type="float" office:value="0.012332605096398" calcext:value-type="float">
            <text:p>0.012332605096398</text:p>
          </table:table-cell>
          <table:table-cell office:value-type="float" office:value="0.00978353548184374" calcext:value-type="float">
            <text:p>0.00978353548184374</text:p>
          </table:table-cell>
          <table:table-cell office:value-type="float" office:value="0.0098709186348952" calcext:value-type="float">
            <text:p>0.0098709186348952</text:p>
          </table:table-cell>
          <table:table-cell office:value-type="float" office:value="0.00721008281572877" calcext:value-type="float">
            <text:p>0.00721008281572877</text:p>
          </table:table-cell>
          <table:table-cell office:value-type="float" office:value="0.00716525671996171" calcext:value-type="float">
            <text:p>0.00716525671996171</text:p>
          </table:table-cell>
          <table:table-cell office:value-type="float" office:value="0.00653446729553886" calcext:value-type="float">
            <text:p>0.00653446729553886</text:p>
          </table:table-cell>
          <table:table-cell office:value-type="float" office:value="0.0053110229887926" calcext:value-type="float">
            <text:p>0.0053110229887926</text:p>
          </table:table-cell>
          <table:table-cell office:value-type="float" office:value="0.0055592913020307" calcext:value-type="float">
            <text:p>0.0055592913020307</text:p>
          </table:table-cell>
          <table:table-cell office:value-type="float" office:value="0.0046748750127682" calcext:value-type="float">
            <text:p>0.0046748750127682</text:p>
          </table:table-cell>
          <table:table-cell office:value-type="float" office:value="0.00490460637277401" calcext:value-type="float">
            <text:p>0.00490460637277401</text:p>
          </table:table-cell>
          <table:table-cell office:value-type="float" office:value="0.00462110076551936" calcext:value-type="float">
            <text:p>0.00462110076551936</text:p>
          </table:table-cell>
          <table:table-cell office:value-type="float" office:value="0.00379880907226993" calcext:value-type="float">
            <text:p>0.00379880907226993</text:p>
          </table:table-cell>
          <table:table-cell office:value-type="float" office:value="0.00402644083120329" calcext:value-type="float">
            <text:p>0.00402644083120329</text:p>
          </table:table-cell>
          <table:table-cell office:value-type="float" office:value="0.00350371571420338" calcext:value-type="float">
            <text:p>0.00350371571420338</text:p>
          </table:table-cell>
          <table:table-cell office:value-type="float" office:value="0.00374626746719875" calcext:value-type="float">
            <text:p>0.00374626746719875</text:p>
          </table:table-cell>
          <table:table-cell office:value-type="float" office:value="0.00358412186337675" calcext:value-type="float">
            <text:p>0.00358412186337675</text:p>
          </table:table-cell>
          <table:table-cell office:value-type="float" office:value="0.00302426599879457" calcext:value-type="float">
            <text:p>0.00302426599879457</text:p>
          </table:table-cell>
          <table:table-cell office:value-type="float" office:value="0.00319083119502384" calcext:value-type="float">
            <text:p>0.00319083119502384</text:p>
          </table:table-cell>
          <table:table-cell office:value-type="float" office:value="0.00271837819624832" calcext:value-type="float">
            <text:p>0.00271837819624832</text:p>
          </table:table-cell>
          <table:table-cell office:value-type="float" office:value="0.00291252087526717" calcext:value-type="float">
            <text:p>0.00291252087526717</text:p>
          </table:table-cell>
          <table:table-cell office:value-type="float" office:value="0.00272508994511578" calcext:value-type="float">
            <text:p>0.00272508994511578</text:p>
          </table:table-cell>
          <table:table-cell office:value-type="float" office:value="0.00230188047059343" calcext:value-type="float">
            <text:p>0.00230188047059343</text:p>
          </table:table-cell>
          <table:table-cell office:value-type="float" office:value="0.00238166332159073" calcext:value-type="float">
            <text:p>0.00238166332159073</text:p>
          </table:table-cell>
          <table:table-cell office:value-type="float" office:value="0.00194269848719053" calcext:value-type="float">
            <text:p>0.00194269848719053</text:p>
          </table:table-cell>
          <table:table-cell office:value-type="float" office:value="0.00206523581448337" calcext:value-type="float">
            <text:p>0.00206523581448337</text:p>
          </table:table-cell>
          <table:table-cell office:value-type="float" office:value="0.00199216337898966" calcext:value-type="float">
            <text:p>0.00199216337898966</text:p>
          </table:table-cell>
          <table:table-cell office:value-type="float" office:value="0.00167587465100638" calcext:value-type="float">
            <text:p>0.00167587465100638</text:p>
          </table:table-cell>
          <table:table-cell office:value-type="float" office:value="0.00179807427495704" calcext:value-type="float">
            <text:p>0.00179807427495704</text:p>
          </table:table-cell>
          <table:table-cell office:value-type="float" office:value="0.00152700703834063" calcext:value-type="float">
            <text:p>0.00152700703834063</text:p>
          </table:table-cell>
          <table:table-cell office:value-type="float" office:value="0.00165531554294374" calcext:value-type="float">
            <text:p>0.00165531554294374</text:p>
          </table:table-cell>
          <table:table-cell office:value-type="float" office:value="0.0016030855257918" calcext:value-type="float">
            <text:p>0.0016030855257918</text:p>
          </table:table-cell>
          <table:table-cell office:value-type="float" office:value="0.00138261940997475" calcext:value-type="float">
            <text:p>0.00138261940997475</text:p>
          </table:table-cell>
          <table:table-cell office:value-type="float" office:value="0.00151578904590166" calcext:value-type="float">
            <text:p>0.00151578904590166</text:p>
          </table:table-cell>
          <table:table-cell office:value-type="float" office:value="0.00130740966805931" calcext:value-type="float">
            <text:p>0.00130740966805931</text:p>
          </table:table-cell>
          <table:table-cell office:value-type="float" office:value="0.00137635696794414" calcext:value-type="float">
            <text:p>0.00137635696794414</text:p>
          </table:table-cell>
          <table:table-cell office:value-type="float" office:value="0.00129796042469243" calcext:value-type="float">
            <text:p>0.00129796042469243</text:p>
          </table:table-cell>
          <table:table-cell office:value-type="float" office:value="0.00108588415237432" calcext:value-type="float">
            <text:p>0.00108588415237432</text:p>
          </table:table-cell>
          <table:table-cell office:value-type="float" office:value="0.00118438045802993" calcext:value-type="float">
            <text:p>0.00118438045802993</text:p>
          </table:table-cell>
          <table:table-cell office:value-type="float" office:value="0.00100439950744369" calcext:value-type="float">
            <text:p>0.00100439950744369</text:p>
          </table:table-cell>
          <table:table-cell office:value-type="float" office:value="0.0010397908762001" calcext:value-type="float">
            <text:p>0.0010397908762001</text:p>
          </table:table-cell>
          <table:table-cell office:value-type="float" office:value="0.000992820942764983" calcext:value-type="float">
            <text:p>0.000992820942764983</text:p>
          </table:table-cell>
          <table:table-cell office:value-type="float" office:value="0.000841943025782665" calcext:value-type="float">
            <text:p>0.000841943025782665</text:p>
          </table:table-cell>
          <table:table-cell office:value-type="float" office:value="0.00089302280199921" calcext:value-type="float">
            <text:p>0.00089302280199921</text:p>
          </table:table-cell>
          <table:table-cell office:value-type="float" office:value="0.000754205130110708" calcext:value-type="float">
            <text:p>0.000754205130110708</text:p>
          </table:table-cell>
          <table:table-cell office:value-type="float" office:value="0.000826027048721367" calcext:value-type="float">
            <text:p>0.000826027048721367</text:p>
          </table:table-cell>
          <table:table-cell office:value-type="float" office:value="0.000784481185225561" calcext:value-type="float">
            <text:p>0.000784481185225561</text:p>
          </table:table-cell>
          <table:table-cell office:value-type="float" office:value="0.000652690846562609" calcext:value-type="float">
            <text:p>0.000652690846562609</text:p>
          </table:table-cell>
          <table:table-cell office:value-type="float" office:value="0.000691194498677827" calcext:value-type="float">
            <text:p>0.000691194498677827</text:p>
          </table:table-cell>
          <table:table-cell office:value-type="float" office:value="0.000582211031744606" calcext:value-type="float">
            <text:p>0.000582211031744606</text:p>
          </table:table-cell>
          <table:table-cell office:value-type="float" office:value="0.000631340485193754" calcext:value-type="float">
            <text:p>0.000631340485193754</text:p>
          </table:table-cell>
          <table:table-cell office:value-type="float" office:value="0.000601516013039038" calcext:value-type="float">
            <text:p>0.000601516013039038</text:p>
          </table:table-cell>
          <table:table-cell office:value-type="float" office:value="0.000503479935385687" calcext:value-type="float">
            <text:p>0.000503479935385687</text:p>
          </table:table-cell>
          <table:table-cell office:value-type="float" office:value="0.000529952481610363" calcext:value-type="float">
            <text:p>0.000529952481610363</text:p>
          </table:table-cell>
          <table:table-cell office:value-type="float" office:value="0.00045542556685052" calcext:value-type="float">
            <text:p>0.00045542556685052</text:p>
          </table:table-cell>
          <table:table-cell office:value-type="float" office:value="0.000492032851873381" calcext:value-type="float">
            <text:p>0.000492032851873381</text:p>
          </table:table-cell>
          <table:table-cell office:value-type="float" office:value="0.000469922327516192" calcext:value-type="float">
            <text:p>0.000469922327516192</text:p>
          </table:table-cell>
          <table:table-cell office:value-type="float" office:value="0.000398055042613366" calcext:value-type="float">
            <text:p>0.000398055042613366</text:p>
          </table:table-cell>
          <table:table-cell office:value-type="float" office:value="0.000425024725248413" calcext:value-type="float">
            <text:p>0.000425024725248413</text:p>
          </table:table-cell>
          <table:table-cell office:value-type="float" office:value="0.000361748240860438" calcext:value-type="float">
            <text:p>0.000361748240860438</text:p>
          </table:table-cell>
          <table:table-cell office:value-type="float" office:value="0.000399329774615764" calcext:value-type="float">
            <text:p>0.000399329774615764</text:p>
          </table:table-cell>
          <table:table-cell office:value-type="float" office:value="0.000388145235370008" calcext:value-type="float">
            <text:p>0.000388145235370008</text:p>
          </table:table-cell>
          <table:table-cell office:value-type="float" office:value="0.000325944010660661" calcext:value-type="float">
            <text:p>0.000325944010660661</text:p>
          </table:table-cell>
          <table:table-cell office:value-type="float" office:value="0.000348921012507941" calcext:value-type="float">
            <text:p>0.000348921012507941</text:p>
          </table:table-cell>
          <table:table-cell office:value-type="float" office:value="0.000283651079000413" calcext:value-type="float">
            <text:p>0.000283651079000413</text:p>
          </table:table-cell>
          <table:table-cell office:value-type="float" office:value="0.000306869339919191" calcext:value-type="float">
            <text:p>0.000306869339919191</text:p>
          </table:table-cell>
          <table:table-cell office:value-type="float" office:value="0.000294913060128632" calcext:value-type="float">
            <text:p>0.000294913060128632</text:p>
          </table:table-cell>
          <table:table-cell office:value-type="float" office:value="0.000244872094545601" calcext:value-type="float">
            <text:p>0.000244872094545601</text:p>
          </table:table-cell>
          <table:table-cell office:value-type="float" office:value="0.000260203329544129" calcext:value-type="float">
            <text:p>0.000260203329544129</text:p>
          </table:table-cell>
          <table:table-cell office:value-type="float" office:value="0.00022548101384523" calcext:value-type="float">
            <text:p>0.00022548101384523</text:p>
          </table:table-cell>
          <table:table-cell office:value-type="float" office:value="0.000243124724014332" calcext:value-type="float">
            <text:p>0.000243124724014332</text:p>
          </table:table-cell>
          <table:table-cell office:value-type="float" office:value="0.000234375247052054" calcext:value-type="float">
            <text:p>0.000234375247052054</text:p>
          </table:table-cell>
          <table:table-cell office:value-type="float" office:value="0.000203169479447318" calcext:value-type="float">
            <text:p>0.000203169479447318</text:p>
          </table:table-cell>
          <table:table-cell office:value-type="float" office:value="0.000219317791273488" calcext:value-type="float">
            <text:p>0.000219317791273488</text:p>
          </table:table-cell>
          <table:table-cell office:value-type="float" office:value="0.000186778074881766" calcext:value-type="float">
            <text:p>0.000186778074881766</text:p>
          </table:table-cell>
          <table:table-cell office:value-type="float" office:value="0.000204282932320665" calcext:value-type="float">
            <text:p>0.000204282932320665</text:p>
          </table:table-cell>
          <table:table-cell office:value-type="float" office:value="0.000199561633334899" calcext:value-type="float">
            <text:p>0.000199561633334899</text:p>
          </table:table-cell>
          <table:table-cell office:value-type="float" office:value="0.000174548199386559" calcext:value-type="float">
            <text:p>0.000174548199386559</text:p>
          </table:table-cell>
          <table:table-cell office:value-type="float" office:value="0.000189427519101781" calcext:value-type="float">
            <text:p>0.000189427519101781</text:p>
          </table:table-cell>
          <table:table-cell office:value-type="float" office:value="0.000161808717536349" calcext:value-type="float">
            <text:p>0.000161808717536349</text:p>
          </table:table-cell>
          <table:table-cell office:value-type="float" office:value="0.000176690984883487" calcext:value-type="float">
            <text:p>0.000176690984883487</text:p>
          </table:table-cell>
          <table:table-cell office:value-type="float" office:value="0.000166404526718456" calcext:value-type="float">
            <text:p>0.000166404526718456</text:p>
          </table:table-cell>
          <table:table-cell office:value-type="float" office:value="0.000141635804900897" calcext:value-type="float">
            <text:p>0.000141635804900897</text:p>
          </table:table-cell>
          <table:table-cell office:value-type="float" office:value="0.000154097068844949" calcext:value-type="float">
            <text:p>0.000154097068844949</text:p>
          </table:table-cell>
          <table:table-cell office:value-type="float" office:value="0.000131766899018504" calcext:value-type="float">
            <text:p>0.000131766899018504</text:p>
          </table:table-cell>
          <table:table-cell office:value-type="float" office:value="0.000139013578205227" calcext:value-type="float">
            <text:p>0.000139013578205227</text:p>
          </table:table-cell>
          <table:table-cell office:value-type="float" office:value="0.000133378085695246" calcext:value-type="float">
            <text:p>0.000133378085695246</text:p>
          </table:table-cell>
          <table:table-cell office:value-type="float" office:value="0.000111439268385083" calcext:value-type="float">
            <text:p>0.000111439268385083</text:p>
          </table:table-cell>
          <table:table-cell office:value-type="float" office:value="0.000118310213574779" calcext:value-type="float">
            <text:p>0.000118310213574779</text:p>
          </table:table-cell>
          <table:table-cell office:value-type="float" office:value="0.000100161340331528" calcext:value-type="float">
            <text:p>0.000100161340331528</text:p>
          </table:table-cell>
          <table:table-cell office:value-type="float" office:value="0.000107714658530211" calcext:value-type="float">
            <text:p>0.000107714658530211</text:p>
          </table:table-cell>
          <table:table-cell office:value-type="float" office:value="0.000103351435055576" calcext:value-type="float">
            <text:p>0.000103351435055576</text:p>
          </table:table-cell>
        </table:table-row>
        <table:table-row table:style-name="ro1">
          <table:table-cell office:value-type="string" calcext:value-type="string">
            <text:p>2023/08/08</text:p>
          </table:table-cell>
          <table:table-cell office:value-type="float" office:value="297883735.435671" calcext:value-type="float">
            <text:p>297883735.435671</text:p>
          </table:table-cell>
          <table:table-cell office:value-type="float" office:value="0.460927065384041" calcext:value-type="float">
            <text:p>0.460927065384041</text:p>
          </table:table-cell>
          <table:table-cell office:value-type="float" office:value="0.321376204679271" calcext:value-type="float">
            <text:p>0.321376204679271</text:p>
          </table:table-cell>
          <table:table-cell office:value-type="float" office:value="0.0848296261024194" calcext:value-type="float">
            <text:p>0.0848296261024194</text:p>
          </table:table-cell>
          <table:table-cell office:value-type="float" office:value="0.0453446453135303" calcext:value-type="float">
            <text:p>0.0453446453135303</text:p>
          </table:table-cell>
          <table:table-cell office:value-type="float" office:value="0.0118628289316693" calcext:value-type="float">
            <text:p>0.0118628289316693</text:p>
          </table:table-cell>
          <table:table-cell office:value-type="float" office:value="0.0114432572527483" calcext:value-type="float">
            <text:p>0.0114432572527483</text:p>
          </table:table-cell>
          <table:table-cell office:value-type="float" office:value="0.00708640810789041" calcext:value-type="float">
            <text:p>0.00708640810789041</text:p>
          </table:table-cell>
          <table:table-cell office:value-type="float" office:value="0.00545583862651333" calcext:value-type="float">
            <text:p>0.00545583862651333</text:p>
          </table:table-cell>
          <table:table-cell office:value-type="float" office:value="0.00383200696852581" calcext:value-type="float">
            <text:p>0.00383200696852581</text:p>
          </table:table-cell>
          <table:table-cell office:value-type="float" office:value="0.00153285569932904" calcext:value-type="float">
            <text:p>0.00153285569932904</text:p>
          </table:table-cell>
          <table:table-cell office:value-type="float" office:value="0.0029337191297869" calcext:value-type="float">
            <text:p>0.0029337191297869</text:p>
          </table:table-cell>
          <table:table-cell office:value-type="float" office:value="0.00270548347468957" calcext:value-type="float">
            <text:p>0.00270548347468957</text:p>
          </table:table-cell>
          <table:table-cell office:value-type="float" office:value="0.00258458067968692" calcext:value-type="float">
            <text:p>0.00258458067968692</text:p>
          </table:table-cell>
          <table:table-cell office:value-type="float" office:value="0.00120428394915661" calcext:value-type="float">
            <text:p>0.00120428394915661</text:p>
          </table:table-cell>
          <table:table-cell office:value-type="float" office:value="0.00236631704738444" calcext:value-type="float">
            <text:p>0.00236631704738444</text:p>
          </table:table-cell>
          <table:table-cell office:value-type="float" office:value="0.00228647774610402" calcext:value-type="float">
            <text:p>0.00228647774610402</text:p>
          </table:table-cell>
          <table:table-cell office:value-type="float" office:value="0.00221600285908374" calcext:value-type="float">
            <text:p>0.00221600285908374</text:p>
          </table:table-cell>
          <table:table-cell office:value-type="float" office:value="0.00204340058516372" calcext:value-type="float">
            <text:p>0.00204340058516372</text:p>
          </table:table-cell>
          <table:table-cell office:value-type="float" office:value="0.000997232828323202" calcext:value-type="float">
            <text:p>0.000997232828323202</text:p>
          </table:table-cell>
          <table:table-cell office:value-type="float" office:value="0.00178377325375911" calcext:value-type="float">
            <text:p>0.00178377325375911</text:p>
          </table:table-cell>
          <table:table-cell office:value-type="float" office:value="0.00147217037331238" calcext:value-type="float">
            <text:p>0.00147217037331238</text:p>
          </table:table-cell>
          <table:table-cell office:value-type="float" office:value="0.00125804224944304" calcext:value-type="float">
            <text:p>0.00125804224944304</text:p>
          </table:table-cell>
          <table:table-cell office:value-type="float" office:value="0.000522569329850509" calcext:value-type="float">
            <text:p>0.000522569329850509</text:p>
          </table:table-cell>
          <table:table-cell office:value-type="float" office:value="0.000950309842818298" calcext:value-type="float">
            <text:p>0.000950309842818298</text:p>
          </table:table-cell>
          <table:table-cell office:value-type="float" office:value="0.000920871291609116" calcext:value-type="float">
            <text:p>0.000920871291609116</text:p>
          </table:table-cell>
          <table:table-cell office:value-type="float" office:value="0.000834583580189174" calcext:value-type="float">
            <text:p>0.000834583580189174</text:p>
          </table:table-cell>
          <table:table-cell office:value-type="float" office:value="0.000794856468258276" calcext:value-type="float">
            <text:p>0.000794856468258276</text:p>
          </table:table-cell>
          <table:table-cell office:value-type="float" office:value="0.0003737578711277" calcext:value-type="float">
            <text:p>0.0003737578711277</text:p>
          </table:table-cell>
          <table:table-cell office:value-type="float" office:value="0.000712620511789774" calcext:value-type="float">
            <text:p>0.000712620511789774</text:p>
          </table:table-cell>
          <table:table-cell office:value-type="float" office:value="0.00067140288712797" calcext:value-type="float">
            <text:p>0.00067140288712797</text:p>
          </table:table-cell>
          <table:table-cell office:value-type="float" office:value="0.000671387161831682" calcext:value-type="float">
            <text:p>0.000671387161831682</text:p>
          </table:table-cell>
          <table:table-cell office:value-type="float" office:value="0.000335677541621227" calcext:value-type="float">
            <text:p>0.000335677541621227</text:p>
          </table:table-cell>
          <table:table-cell office:value-type="float" office:value="0.000671342184988766" calcext:value-type="float">
            <text:p>0.000671342184988766</text:p>
          </table:table-cell>
          <table:table-cell office:value-type="float" office:value="0.000654749007074074" calcext:value-type="float">
            <text:p>0.000654749007074074</text:p>
          </table:table-cell>
          <table:table-cell office:value-type="float" office:value="0.00064266463061502" calcext:value-type="float">
            <text:p>0.00064266463061502</text:p>
          </table:table-cell>
          <table:table-cell office:value-type="float" office:value="0.000608536085278" calcext:value-type="float">
            <text:p>0.000608536085278</text:p>
          </table:table-cell>
          <table:table-cell office:value-type="float" office:value="0.000296540561070979" calcext:value-type="float">
            <text:p>0.000296540561070979</text:p>
          </table:table-cell>
          <table:table-cell office:value-type="float" office:value="0.000590815561758107" calcext:value-type="float">
            <text:p>0.000590815561758107</text:p>
          </table:table-cell>
          <table:table-cell office:value-type="float" office:value="0.000576955325367612" calcext:value-type="float">
            <text:p>0.000576955325367612</text:p>
          </table:table-cell>
          <table:table-cell office:value-type="float" office:value="0.000552005163220848" calcext:value-type="float">
            <text:p>0.000552005163220848</text:p>
          </table:table-cell>
          <table:table-cell office:value-type="float" office:value="0.000268820987768592" calcext:value-type="float">
            <text:p>0.000268820987768592</text:p>
          </table:table-cell>
          <table:table-cell office:value-type="float" office:value="0.000528744745897702" calcext:value-type="float">
            <text:p>0.000528744745897702</text:p>
          </table:table-cell>
          <table:table-cell office:value-type="float" office:value="0.000493398673764522" calcext:value-type="float">
            <text:p>0.000493398673764522</text:p>
          </table:table-cell>
          <table:table-cell office:value-type="float" office:value="0.000461569846366139" calcext:value-type="float">
            <text:p>0.000461569846366139</text:p>
          </table:table-cell>
          <table:table-cell office:value-type="float" office:value="0.000442610134880894" calcext:value-type="float">
            <text:p>0.000442610134880894</text:p>
          </table:table-cell>
          <table:table-cell office:value-type="float" office:value="0.000217861155477617" calcext:value-type="float">
            <text:p>0.000217861155477617</text:p>
          </table:table-cell>
          <table:table-cell office:value-type="float" office:value="0.000420845943893688" calcext:value-type="float">
            <text:p>0.000420845943893688</text:p>
          </table:table-cell>
          <table:table-cell office:value-type="float" office:value="0.000409217586222699" calcext:value-type="float">
            <text:p>0.000409217586222699</text:p>
          </table:table-cell>
          <table:table-cell office:value-type="float" office:value="0.000397276769632637" calcext:value-type="float">
            <text:p>0.000397276769632637</text:p>
          </table:table-cell>
          <table:table-cell office:value-type="float" office:value="0.000370902572570553" calcext:value-type="float">
            <text:p>0.000370902572570553</text:p>
          </table:table-cell>
          <table:table-cell office:value-type="float" office:value="0.000173570931035871" calcext:value-type="float">
            <text:p>0.000173570931035871</text:p>
          </table:table-cell>
          <table:table-cell office:value-type="float" office:value="0.000343534580464211" calcext:value-type="float">
            <text:p>0.000343534580464211</text:p>
          </table:table-cell>
          <table:table-cell office:value-type="float" office:value="0.000335728299679428" calcext:value-type="float">
            <text:p>0.000335728299679428</text:p>
          </table:table-cell>
          <table:table-cell office:value-type="float" office:value="0.000319227761935159" calcext:value-type="float">
            <text:p>0.000319227761935159</text:p>
          </table:table-cell>
          <table:table-cell office:value-type="float" office:value="0.000146226614005318" calcext:value-type="float">
            <text:p>0.000146226614005318</text:p>
          </table:table-cell>
          <table:table-cell office:value-type="float" office:value="0.000270151074721503" calcext:value-type="float">
            <text:p>0.000270151074721503</text:p>
          </table:table-cell>
          <table:table-cell office:value-type="float" office:value="0.000268703109563617" calcext:value-type="float">
            <text:p>0.000268703109563617</text:p>
          </table:table-cell>
          <table:table-cell office:value-type="float" office:value="0.000264408930836013" calcext:value-type="float">
            <text:p>0.000264408930836013</text:p>
          </table:table-cell>
          <table:table-cell office:value-type="float" office:value="0.000256459904157791" calcext:value-type="float">
            <text:p>0.000256459904157791</text:p>
          </table:table-cell>
          <table:table-cell office:value-type="float" office:value="0.000122384605345083" calcext:value-type="float">
            <text:p>0.000122384605345083</text:p>
          </table:table-cell>
          <table:table-cell office:value-type="float" office:value="0.000237386340535162" calcext:value-type="float">
            <text:p>0.000237386340535162</text:p>
          </table:table-cell>
          <table:table-cell office:value-type="float" office:value="0.000234598123048824" calcext:value-type="float">
            <text:p>0.000234598123048824</text:p>
          </table:table-cell>
          <table:table-cell office:value-type="float" office:value="0.000210868819837118" calcext:value-type="float">
            <text:p>0.000210868819837118</text:p>
          </table:table-cell>
          <table:table-cell office:value-type="float" office:value="0.000101620076153996" calcext:value-type="float">
            <text:p>0.000101620076153996</text:p>
          </table:table-cell>
          <table:table-cell office:value-type="float" office:value="0.000202207916225827" calcext:value-type="float">
            <text:p>0.000202207916225827</text:p>
          </table:table-cell>
          <table:table-cell office:value-type="float" office:value="0.000201275342248231" calcext:value-type="float">
            <text:p>0.000201275342248231</text:p>
          </table:table-cell>
          <table:table-cell office:value-type="float" office:value="0.000200803151446105" calcext:value-type="float">
            <text:p>0.000200803151446105</text:p>
          </table:table-cell>
          <table:table-cell office:value-type="float" office:value="0.000198426259337525" calcext:value-type="float">
            <text:p>0.000198426259337525</text:p>
          </table:table-cell>
          <table:table-cell office:value-type="float" office:value="0.0000981772790892288" calcext:value-type="float">
            <text:p>9.81772790892288E-05</text:p>
          </table:table-cell>
          <table:table-cell office:value-type="float" office:value="0.000194753182295004" calcext:value-type="float">
            <text:p>0.000194753182295004</text:p>
          </table:table-cell>
          <table:table-cell office:value-type="float" office:value="0.000187801267122478" calcext:value-type="float">
            <text:p>0.000187801267122478</text:p>
          </table:table-cell>
          <table:table-cell office:value-type="float" office:value="0.000179740016895136" calcext:value-type="float">
            <text:p>0.000179740016895136</text:p>
          </table:table-cell>
          <table:table-cell office:value-type="float" office:value="0.0000847595957633729" calcext:value-type="float">
            <text:p>8.47595957633729E-05</text:p>
          </table:table-cell>
          <table:table-cell office:value-type="float" office:value="0.000167786453754815" calcext:value-type="float">
            <text:p>0.000167786453754815</text:p>
          </table:table-cell>
          <table:table-cell office:value-type="float" office:value="0.000164176583587139" calcext:value-type="float">
            <text:p>0.000164176583587139</text:p>
          </table:table-cell>
          <table:table-cell office:value-type="float" office:value="0.000152084307972533" calcext:value-type="float">
            <text:p>0.000152084307972533</text:p>
          </table:table-cell>
          <table:table-cell office:value-type="float" office:value="0.000143160458551561" calcext:value-type="float">
            <text:p>0.000143160458551561</text:p>
          </table:table-cell>
          <table:table-cell office:value-type="float" office:value="0.0000671426386229523" calcext:value-type="float">
            <text:p>6.71426386229523E-05</text:p>
          </table:table-cell>
          <table:table-cell office:value-type="float" office:value="0.000134177803905788" calcext:value-type="float">
            <text:p>0.000134177803905788</text:p>
          </table:table-cell>
          <table:table-cell office:value-type="float" office:value="0.000127529797672388" calcext:value-type="float">
            <text:p>0.000127529797672388</text:p>
          </table:table-cell>
          <table:table-cell office:value-type="float" office:value="0.00010929123052783" calcext:value-type="float">
            <text:p>0.00010929123052783</text:p>
          </table:table-cell>
          <table:table-cell office:value-type="float" office:value="0.0000515062696443414" calcext:value-type="float">
            <text:p>5.15062696443414E-05</text:p>
          </table:table-cell>
          <table:table-cell office:value-type="float" office:value="0.000103012539288683" calcext:value-type="float">
            <text:p>0.000103012539288683</text:p>
          </table:table-cell>
          <table:table-cell office:value-type="float" office:value="0.00010297598140141" calcext:value-type="float">
            <text:p>0.00010297598140141</text:p>
          </table:table-cell>
          <table:table-cell office:value-type="float" office:value="0.000099814076644833" calcext:value-type="float">
            <text:p>9.9814076644833E-05</text:p>
          </table:table-cell>
          <table:table-cell office:value-type="float" office:value="0.0000979039690010008" calcext:value-type="float">
            <text:p>9.79039690010008E-05</text:p>
          </table:table-cell>
          <table:table-cell office:value-type="float" office:value="0.0000487284493688733" calcext:value-type="float">
            <text:p>4.87284493688733E-05</text:p>
          </table:table-cell>
          <table:table-cell office:value-type="float" office:value="0.0000936816005721042" calcext:value-type="float">
            <text:p>9.36816005721042E-05</text:p>
          </table:table-cell>
          <table:table-cell office:value-type="float" office:value="0.0000842913738920981" calcext:value-type="float">
            <text:p>8.42913738920981E-05</text:p>
          </table:table-cell>
          <table:table-cell office:value-type="float" office:value="0.0000677268935159736" calcext:value-type="float">
            <text:p>6.77268935159736E-05</text:p>
          </table:table-cell>
          <table:table-cell office:value-type="float" office:value="0.0000302898508701688" calcext:value-type="float">
            <text:p>3.02898508701688E-05</text:p>
          </table:table-cell>
          <table:table-cell office:value-type="float" office:value="0.000060246223976379" calcext:value-type="float">
            <text:p>6.0246223976379E-05</text:p>
          </table:table-cell>
          <table:table-cell office:value-type="float" office:value="0.0000535124638029183" calcext:value-type="float">
            <text:p>5.35124638029183E-05</text:p>
          </table:table-cell>
          <table:table-cell office:value-type="float" office:value="0.0000524498559953956" calcext:value-type="float">
            <text:p>5.24498559953956E-05</text:p>
          </table:table-cell>
          <table:table-cell office:value-type="float" office:value="0.0000469579719601931" calcext:value-type="float">
            <text:p>4.69579719601931E-05</text:p>
          </table:table-cell>
          <table:table-cell office:value-type="float" office:value="0.0000222551053360442" calcext:value-type="float">
            <text:p>2.22551053360442E-05</text:p>
          </table:table-cell>
          <table:table-cell office:value-type="float" office:value="0.0000445032377500709" calcext:value-type="float">
            <text:p>4.45032377500709E-05</text:p>
          </table:table-cell>
          <table:table-cell office:value-type="float" office:value="0.0000388626607091824" calcext:value-type="float">
            <text:p>3.88626607091824E-05</text:p>
          </table:table-cell>
          <table:table-cell office:value-type="float" office:value="0.0000341417438758373" calcext:value-type="float">
            <text:p>3.41417438758373E-05</text:p>
          </table:table-cell>
          <table:table-cell office:value-type="float" office:value="0.0000338626121537677" calcext:value-type="float">
            <text:p>3.38626121537677E-05</text:p>
          </table:table-cell>
        </table:table-row>
        <table:table-row table:style-name="ro1">
          <table:table-cell office:value-type="string" calcext:value-type="string">
            <text:p>2023/08/09</text:p>
          </table:table-cell>
          <table:table-cell office:value-type="float" office:value="40523103.254221" calcext:value-type="float">
            <text:p>40523103.254221</text:p>
          </table:table-cell>
          <table:table-cell office:value-type="float" office:value="0.171750422107049" calcext:value-type="float">
            <text:p>0.171750422107049</text:p>
          </table:table-cell>
          <table:table-cell office:value-type="float" office:value="0" calcext:value-type="float">
            <text:p>0</text:p>
          </table:table-cell>
          <table:table-cell office:value-type="float" office:value="0.158389132163303" calcext:value-type="float">
            <text:p>0.158389132163303</text:p>
          </table:table-cell>
          <table:table-cell office:value-type="float" office:value="0.0869545201880106" calcext:value-type="float">
            <text:p>0.0869545201880106</text:p>
          </table:table-cell>
          <table:table-cell office:value-type="float" office:value="0.0521758403036363" calcext:value-type="float">
            <text:p>0.0521758403036363</text:p>
          </table:table-cell>
          <table:table-cell office:value-type="float" office:value="0.050503808090927" calcext:value-type="float">
            <text:p>0.050503808090927</text:p>
          </table:table-cell>
          <table:table-cell office:value-type="float" office:value="0.0402311384143608" calcext:value-type="float">
            <text:p>0.0402311384143608</text:p>
          </table:table-cell>
          <table:table-cell office:value-type="float" office:value="0.0387573845257373" calcext:value-type="float">
            <text:p>0.0387573845257373</text:p>
          </table:table-cell>
          <table:table-cell table:number-columns-repeated="3" office:value-type="float" office:value="0.0293510160003876" calcext:value-type="float">
            <text:p>0.0293510160003876</text:p>
          </table:table-cell>
          <table:table-cell office:value-type="float" office:value="0.0250113308115026" calcext:value-type="float">
            <text:p>0.0250113308115026</text:p>
          </table:table-cell>
          <table:table-cell office:value-type="float" office:value="0.0223516465809083" calcext:value-type="float">
            <text:p>0.0223516465809083</text:p>
          </table:table-cell>
          <table:table-cell office:value-type="float" office:value="0.0203651328039404" calcext:value-type="float">
            <text:p>0.0203651328039404</text:p>
          </table:table-cell>
          <table:table-cell office:value-type="float" office:value="0" calcext:value-type="float">
            <text:p>0</text:p>
          </table:table-cell>
          <table:table-cell office:value-type="float" office:value="0.019643797386546" calcext:value-type="float">
            <text:p>0.019643797386546</text:p>
          </table:table-cell>
          <table:table-cell office:value-type="float" office:value="0.0175208694049374" calcext:value-type="float">
            <text:p>0.0175208694049374</text:p>
          </table:table-cell>
          <table:table-cell office:value-type="float" office:value="0.0123383529776417" calcext:value-type="float">
            <text:p>0.0123383529776417</text:p>
          </table:table-cell>
          <table:table-cell office:value-type="float" office:value="0.0115909126814239" calcext:value-type="float">
            <text:p>0.0115909126814239</text:p>
          </table:table-cell>
          <table:table-cell office:value-type="float" office:value="0.0115906659086154" calcext:value-type="float">
            <text:p>0.0115906659086154</text:p>
          </table:table-cell>
          <table:table-cell office:value-type="float" office:value="0.0107491767663334" calcext:value-type="float">
            <text:p>0.0107491767663334</text:p>
          </table:table-cell>
          <table:table-cell office:value-type="float" office:value="0.0101209955769436" calcext:value-type="float">
            <text:p>0.0101209955769436</text:p>
          </table:table-cell>
          <table:table-cell table:number-columns-repeated="2" office:value-type="float" office:value="0.00928084456268352" calcext:value-type="float">
            <text:p>0.00928084456268352</text:p>
          </table:table-cell>
          <table:table-cell office:value-type="float" office:value="0.00923126168677701" calcext:value-type="float">
            <text:p>0.00923126168677701</text:p>
          </table:table-cell>
          <table:table-cell table:number-columns-repeated="2" office:value-type="float" office:value="0.00912293782341289" calcext:value-type="float">
            <text:p>0.00912293782341289</text:p>
          </table:table-cell>
          <table:table-cell office:value-type="float" office:value="0.00908678853369016" calcext:value-type="float">
            <text:p>0.00908678853369016</text:p>
          </table:table-cell>
          <table:table-cell office:value-type="float" office:value="0" calcext:value-type="float">
            <text:p>0</text:p>
          </table:table-cell>
          <table:table-cell office:value-type="float" office:value="0.00567123397628888" calcext:value-type="float">
            <text:p>0.00567123397628888</text:p>
          </table:table-cell>
          <table:table-cell office:value-type="float" office:value="0.00493444415511712" calcext:value-type="float">
            <text:p>0.00493444415511712</text:p>
          </table:table-cell>
          <table:table-cell office:value-type="float" office:value="0.00449871197811114" calcext:value-type="float">
            <text:p>0.00449871197811114</text:p>
          </table:table-cell>
          <table:table-cell office:value-type="float" office:value="0.0042738409966655" calcext:value-type="float">
            <text:p>0.0042738409966655</text:p>
          </table:table-cell>
          <table:table-cell office:value-type="float" office:value="0.0041582360078124" calcext:value-type="float">
            <text:p>0.0041582360078124</text:p>
          </table:table-cell>
          <table:table-cell office:value-type="float" office:value="0.00370117261402925" calcext:value-type="float">
            <text:p>0.00370117261402925</text:p>
          </table:table-cell>
          <table:table-cell office:value-type="float" office:value="0.00360646935115405" calcext:value-type="float">
            <text:p>0.00360646935115405</text:p>
          </table:table-cell>
          <table:table-cell office:value-type="float" office:value="0.0031818646560976" calcext:value-type="float">
            <text:p>0.0031818646560976</text:p>
          </table:table-cell>
          <table:table-cell office:value-type="float" office:value="0.00314890402641388" calcext:value-type="float">
            <text:p>0.00314890402641388</text:p>
          </table:table-cell>
          <table:table-cell office:value-type="float" office:value="0.00312332940559823" calcext:value-type="float">
            <text:p>0.00312332940559823</text:p>
          </table:table-cell>
          <table:table-cell office:value-type="float" office:value="0.00296127370224297" calcext:value-type="float">
            <text:p>0.00296127370224297</text:p>
          </table:table-cell>
          <table:table-cell office:value-type="float" office:value="0.00282168888405876" calcext:value-type="float">
            <text:p>0.00282168888405876</text:p>
          </table:table-cell>
          <table:table-cell office:value-type="float" office:value="0.00267987269184988" calcext:value-type="float">
            <text:p>0.00267987269184988</text:p>
          </table:table-cell>
          <table:table-cell office:value-type="float" office:value="0" calcext:value-type="float">
            <text:p>0</text:p>
          </table:table-cell>
          <table:table-cell office:value-type="float" office:value="0.0024675622010657" calcext:value-type="float">
            <text:p>0.0024675622010657</text:p>
          </table:table-cell>
          <table:table-cell office:value-type="float" office:value="0.00246615589563937" calcext:value-type="float">
            <text:p>0.00246615589563937</text:p>
          </table:table-cell>
          <table:table-cell office:value-type="float" office:value="0.00222102634725108" calcext:value-type="float">
            <text:p>0.00222102634725108</text:p>
          </table:table-cell>
          <table:table-cell office:value-type="float" office:value="0.00219305170960082" calcext:value-type="float">
            <text:p>0.00219305170960082</text:p>
          </table:table-cell>
          <table:table-cell office:value-type="float" office:value="0.00192682227247409" calcext:value-type="float">
            <text:p>0.00192682227247409</text:p>
          </table:table-cell>
          <table:table-cell office:value-type="float" office:value="0.00166987921052053" calcext:value-type="float">
            <text:p>0.00166987921052053</text:p>
          </table:table-cell>
          <table:table-cell office:value-type="float" office:value="0.00165706904475549" calcext:value-type="float">
            <text:p>0.00165706904475549</text:p>
          </table:table-cell>
          <table:table-cell office:value-type="float" office:value="0.00154791297340895" calcext:value-type="float">
            <text:p>0.00154791297340895</text:p>
          </table:table-cell>
          <table:table-cell office:value-type="float" office:value="0.0015297779321366" calcext:value-type="float">
            <text:p>0.0015297779321366</text:p>
          </table:table-cell>
          <table:table-cell office:value-type="float" office:value="0.00152961752981107" calcext:value-type="float">
            <text:p>0.00152961752981107</text:p>
          </table:table-cell>
          <table:table-cell office:value-type="float" office:value="0.00148718140197524" calcext:value-type="float">
            <text:p>0.00148718140197524</text:p>
          </table:table-cell>
          <table:table-cell office:value-type="float" office:value="0.00143999386310378" calcext:value-type="float">
            <text:p>0.00143999386310378</text:p>
          </table:table-cell>
          <table:table-cell office:value-type="float" office:value="0.0013572504468613" calcext:value-type="float">
            <text:p>0.0013572504468613</text:p>
          </table:table-cell>
          <table:table-cell office:value-type="float" office:value="0.00129866135349632" calcext:value-type="float">
            <text:p>0.00129866135349632</text:p>
          </table:table-cell>
          <table:table-cell office:value-type="float" office:value="0" calcext:value-type="float">
            <text:p>0</text:p>
          </table:table-cell>
          <table:table-cell office:value-type="float" office:value="0.00123046760454626" calcext:value-type="float">
            <text:p>0.00123046760454626</text:p>
          </table:table-cell>
          <table:table-cell office:value-type="float" office:value="0.00118417337633192" calcext:value-type="float">
            <text:p>0.00118417337633192</text:p>
          </table:table-cell>
          <table:table-cell office:value-type="float" office:value="0.00116873551620378" calcext:value-type="float">
            <text:p>0.00116873551620378</text:p>
          </table:table-cell>
          <table:table-cell office:value-type="float" office:value="0.00113352693207713" calcext:value-type="float">
            <text:p>0.00113352693207713</text:p>
          </table:table-cell>
          <table:table-cell office:value-type="float" office:value="0.00112722749793948" calcext:value-type="float">
            <text:p>0.00112722749793948</text:p>
          </table:table-cell>
          <table:table-cell table:number-columns-repeated="2" office:value-type="float" office:value="0.00101373164197938" calcext:value-type="float">
            <text:p>0.00101373164197938</text:p>
          </table:table-cell>
          <table:table-cell office:value-type="float" office:value="0.000955388770132459" calcext:value-type="float">
            <text:p>0.000955388770132459</text:p>
          </table:table-cell>
          <table:table-cell office:value-type="float" office:value="0.000869702963736563" calcext:value-type="float">
            <text:p>0.000869702963736563</text:p>
          </table:table-cell>
          <table:table-cell office:value-type="float" office:value="0.000863704829820899" calcext:value-type="float">
            <text:p>0.000863704829820899</text:p>
          </table:table-cell>
          <table:table-cell table:number-columns-repeated="2" office:value-type="float" office:value="0.0007716854704789" calcext:value-type="float">
            <text:p>0.0007716854704789</text:p>
          </table:table-cell>
          <table:table-cell office:value-type="float" office:value="0.000739602784415983" calcext:value-type="float">
            <text:p>0.000739602784415983</text:p>
          </table:table-cell>
          <table:table-cell office:value-type="float" office:value="0" calcext:value-type="float">
            <text:p>0</text:p>
          </table:table-cell>
          <table:table-cell office:value-type="float" office:value="0.00073147672931273" calcext:value-type="float">
            <text:p>0.00073147672931273</text:p>
          </table:table-cell>
          <table:table-cell table:number-columns-repeated="2" office:value-type="float" office:value="0.000650748658970302" calcext:value-type="float">
            <text:p>0.000650748658970302</text:p>
          </table:table-cell>
          <table:table-cell office:value-type="float" office:value="0.000616580616821238" calcext:value-type="float">
            <text:p>0.000616580616821238</text:p>
          </table:table-cell>
          <table:table-cell office:value-type="float" office:value="0.000612757724013036" calcext:value-type="float">
            <text:p>0.000612757724013036</text:p>
          </table:table-cell>
          <table:table-cell office:value-type="float" office:value="0.000609592504429601" calcext:value-type="float">
            <text:p>0.000609592504429601</text:p>
          </table:table-cell>
          <table:table-cell office:value-type="float" office:value="0.000602263352016519" calcext:value-type="float">
            <text:p>0.000602263352016519</text:p>
          </table:table-cell>
          <table:table-cell office:value-type="float" office:value="0.00058158514840656" calcext:value-type="float">
            <text:p>0.00058158514840656</text:p>
          </table:table-cell>
          <table:table-cell office:value-type="float" office:value="0.000441604629530357" calcext:value-type="float">
            <text:p>0.000441604629530357</text:p>
          </table:table-cell>
          <table:table-cell office:value-type="float" office:value="0.000405343407363312" calcext:value-type="float">
            <text:p>0.000405343407363312</text:p>
          </table:table-cell>
          <table:table-cell office:value-type="float" office:value="0.000370795770149535" calcext:value-type="float">
            <text:p>0.000370795770149535</text:p>
          </table:table-cell>
          <table:table-cell office:value-type="float" office:value="0.000361618553941123" calcext:value-type="float">
            <text:p>0.000361618553941123</text:p>
          </table:table-cell>
          <table:table-cell office:value-type="float" office:value="0.000317043005058193" calcext:value-type="float">
            <text:p>0.0003170430050581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307787385426916" calcext:value-type="float">
            <text:p>0.000307787385426916</text:p>
          </table:table-cell>
          <table:table-cell office:value-type="float" office:value="0.000297032222692506" calcext:value-type="float">
            <text:p>0.000297032222692506</text:p>
          </table:table-cell>
          <table:table-cell table:number-columns-repeated="2" office:value-type="float" office:value="0.000261924747061326" calcext:value-type="float">
            <text:p>0.000261924747061326</text:p>
          </table:table-cell>
          <table:table-cell office:value-type="float" office:value="0.000251287763824881" calcext:value-type="float">
            <text:p>0.000251287763824881</text:p>
          </table:table-cell>
          <table:table-cell office:value-type="float" office:value="0.000245304108958289" calcext:value-type="float">
            <text:p>0.000245304108958289</text:p>
          </table:table-cell>
          <table:table-cell office:value-type="float" office:value="0.000239092318207179" calcext:value-type="float">
            <text:p>0.000239092318207179</text:p>
          </table:table-cell>
          <table:table-cell office:value-type="float" office:value="0.000220540858974494" calcext:value-type="float">
            <text:p>0.000220540858974494</text:p>
          </table:table-cell>
          <table:table-cell table:number-columns-repeated="2" office:value-type="float" office:value="0.000216947076951302" calcext:value-type="float">
            <text:p>0.000216947076951302</text:p>
          </table:table-cell>
          <table:table-cell office:value-type="float" office:value="0.000214150542532709" calcext:value-type="float">
            <text:p>0.000214150542532709</text:p>
          </table:table-cell>
          <table:table-cell office:value-type="float" office:value="0.000204519182181229" calcext:value-type="float">
            <text:p>0.000204519182181229</text:p>
          </table:table-cell>
          <table:table-cell office:value-type="float" office:value="0.000182437011465253" calcext:value-type="float">
            <text:p>0.000182437011465253</text:p>
          </table:table-cell>
        </table:table-row>
        <table:table-row table:style-name="ro1">
          <table:table-cell office:value-type="string" calcext:value-type="string">
            <text:p>2023/08/10</text:p>
          </table:table-cell>
          <table:table-cell office:value-type="float" office:value="97797894.871217" calcext:value-type="float">
            <text:p>97797894.871217</text:p>
          </table:table-cell>
          <table:table-cell office:value-type="float" office:value="0.602535121411318" calcext:value-type="float">
            <text:p>0.602535121411318</text:p>
          </table:table-cell>
          <table:table-cell office:value-type="float" office:value="0" calcext:value-type="float">
            <text:p>0</text:p>
          </table:table-cell>
          <table:table-cell office:value-type="float" office:value="0.147680565609503" calcext:value-type="float">
            <text:p>0.147680565609503</text:p>
          </table:table-cell>
          <table:table-cell office:value-type="float" office:value="0" calcext:value-type="float">
            <text:p>0</text:p>
          </table:table-cell>
          <table:table-cell office:value-type="float" office:value="0.0892836415088302" calcext:value-type="float">
            <text:p>0.0892836415088302</text:p>
          </table:table-cell>
          <table:table-cell office:value-type="float" office:value="0.0428047761714353" calcext:value-type="float">
            <text:p>0.0428047761714353</text:p>
          </table:table-cell>
          <table:table-cell office:value-type="float" office:value="0" calcext:value-type="float">
            <text:p>0</text:p>
          </table:table-cell>
          <table:table-cell office:value-type="float" office:value="0.0413915510485223" calcext:value-type="float">
            <text:p>0.0413915510485223</text:p>
          </table:table-cell>
          <table:table-cell office:value-type="float" office:value="0.0172210966526201" calcext:value-type="float">
            <text:p>0.0172210966526201</text:p>
          </table:table-cell>
          <table:table-cell office:value-type="float" office:value="0" calcext:value-type="float">
            <text:p>0</text:p>
          </table:table-cell>
          <table:table-cell office:value-type="float" office:value="0.00979562434612224" calcext:value-type="float">
            <text:p>0.00979562434612224</text:p>
          </table:table-cell>
          <table:table-cell office:value-type="float" office:value="0.00613482039455004" calcext:value-type="float">
            <text:p>0.00613482039455004</text:p>
          </table:table-cell>
          <table:table-cell office:value-type="float" office:value="0" calcext:value-type="float">
            <text:p>0</text:p>
          </table:table-cell>
          <table:table-cell office:value-type="float" office:value="0.00496297846123528" calcext:value-type="float">
            <text:p>0.00496297846123528</text:p>
          </table:table-cell>
          <table:table-cell office:value-type="float" office:value="0.00434546951403836" calcext:value-type="float">
            <text:p>0.00434546951403836</text:p>
          </table:table-cell>
          <table:table-cell office:value-type="float" office:value="0" calcext:value-type="float">
            <text:p>0</text:p>
          </table:table-cell>
          <table:table-cell office:value-type="float" office:value="0.00412126457865736" calcext:value-type="float">
            <text:p>0.00412126457865736</text:p>
          </table:table-cell>
          <table:table-cell office:value-type="float" office:value="0.00408923781566695" calcext:value-type="float">
            <text:p>0.00408923781566695</text:p>
          </table:table-cell>
          <table:table-cell office:value-type="float" office:value="0" calcext:value-type="float">
            <text:p>0</text:p>
          </table:table-cell>
          <table:table-cell office:value-type="float" office:value="0.00363189507368977" calcext:value-type="float">
            <text:p>0.00363189507368977</text:p>
          </table:table-cell>
          <table:table-cell office:value-type="float" office:value="0.00251994148263135" calcext:value-type="float">
            <text:p>0.00251994148263135</text:p>
          </table:table-cell>
          <table:table-cell office:value-type="float" office:value="0" calcext:value-type="float">
            <text:p>0</text:p>
          </table:table-cell>
          <table:table-cell office:value-type="float" office:value="0.00155716070372003" calcext:value-type="float">
            <text:p>0.00155716070372003</text:p>
          </table:table-cell>
          <table:table-cell office:value-type="float" office:value="0.00122349562695157" calcext:value-type="float">
            <text:p>0.00122349562695157</text:p>
          </table:table-cell>
          <table:table-cell office:value-type="float" office:value="0" calcext:value-type="float">
            <text:p>0</text:p>
          </table:table-cell>
          <table:table-cell office:value-type="float" office:value="0.00102342540329525" calcext:value-type="float">
            <text:p>0.00102342540329525</text:p>
          </table:table-cell>
          <table:table-cell office:value-type="float" office:value="0.000923493478248494" calcext:value-type="float">
            <text:p>0.000923493478248494</text:p>
          </table:table-cell>
          <table:table-cell office:value-type="float" office:value="0" calcext:value-type="float">
            <text:p>0</text:p>
          </table:table-cell>
          <table:table-cell office:value-type="float" office:value="0.000830288889928865" calcext:value-type="float">
            <text:p>0.000830288889928865</text:p>
          </table:table-cell>
          <table:table-cell office:value-type="float" office:value="0.000794768436502169" calcext:value-type="float">
            <text:p>0.000794768436502169</text:p>
          </table:table-cell>
          <table:table-cell office:value-type="float" office:value="0" calcext:value-type="float">
            <text:p>0</text:p>
          </table:table-cell>
          <table:table-cell office:value-type="float" office:value="0.00077371481359223" calcext:value-type="float">
            <text:p>0.00077371481359223</text:p>
          </table:table-cell>
          <table:table-cell office:value-type="float" office:value="0.000735720641990789" calcext:value-type="float">
            <text:p>0.000735720641990789</text:p>
          </table:table-cell>
          <table:table-cell office:value-type="float" office:value="0" calcext:value-type="float">
            <text:p>0</text:p>
          </table:table-cell>
          <table:table-cell office:value-type="float" office:value="0.000664635983070983" calcext:value-type="float">
            <text:p>0.000664635983070983</text:p>
          </table:table-cell>
          <table:table-cell office:value-type="float" office:value="0.000609139324097341" calcext:value-type="float">
            <text:p>0.000609139324097341</text:p>
          </table:table-cell>
          <table:table-cell office:value-type="float" office:value="0" calcext:value-type="float">
            <text:p>0</text:p>
          </table:table-cell>
          <table:table-cell office:value-type="float" office:value="0.000519128761072518" calcext:value-type="float">
            <text:p>0.000519128761072518</text:p>
          </table:table-cell>
          <table:table-cell office:value-type="float" office:value="0.000511258448516072" calcext:value-type="float">
            <text:p>0.0005112584485160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511258448516072" calcext:value-type="float">
            <text:p>0.000511258448516072</text:p>
          </table:table-cell>
          <table:table-cell office:value-type="float" office:value="0" calcext:value-type="float">
            <text:p>0</text:p>
          </table:table-cell>
          <table:table-cell office:value-type="float" office:value="0.000511258448516072" calcext:value-type="float">
            <text:p>0.000511258448516072</text:p>
          </table:table-cell>
          <table:table-cell office:value-type="float" office:value="0.000422105609270584" calcext:value-type="float">
            <text:p>0.0004221056092705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409006758812835" calcext:value-type="float">
            <text:p>0.000409006758812835</text:p>
          </table:table-cell>
          <table:table-cell office:value-type="float" office:value="0" calcext:value-type="float">
            <text:p>0</text:p>
          </table:table-cell>
          <table:table-cell office:value-type="float" office:value="0.000409006758812835" calcext:value-type="float">
            <text:p>0.000409006758812835</text:p>
          </table:table-cell>
          <table:table-cell office:value-type="float" office:value="0.00039746078625913" calcext:value-type="float">
            <text:p>0.00039746078625913</text:p>
          </table:table-cell>
          <table:table-cell office:value-type="float" office:value="0" calcext:value-type="float">
            <text:p>0</text:p>
          </table:table-cell>
          <table:table-cell office:value-type="float" office:value="0.000363400879403342" calcext:value-type="float">
            <text:p>0.000363400879403342</text:p>
          </table:table-cell>
          <table:table-cell office:value-type="float" office:value="0.000360031911692649" calcext:value-type="float">
            <text:p>0.000360031911692649</text:p>
          </table:table-cell>
          <table:table-cell office:value-type="float" office:value="0" calcext:value-type="float">
            <text:p>0</text:p>
          </table:table-cell>
          <table:table-cell office:value-type="float" office:value="0.000357880913961273" calcext:value-type="float">
            <text:p>0.000357880913961273</text:p>
          </table:table-cell>
          <table:table-cell office:value-type="float" office:value="0.000326878201643233" calcext:value-type="float">
            <text:p>0.000326878201643233</text:p>
          </table:table-cell>
          <table:table-cell office:value-type="float" office:value="0" calcext:value-type="float">
            <text:p>0</text:p>
          </table:table-cell>
          <table:table-cell office:value-type="float" office:value="0.000313272489559702" calcext:value-type="float">
            <text:p>0.000313272489559702</text:p>
          </table:table-cell>
          <table:table-cell office:value-type="float" office:value="0.000288138104272195" calcext:value-type="float">
            <text:p>0.000288138104272195</text:p>
          </table:table-cell>
          <table:table-cell office:value-type="float" office:value="0" calcext:value-type="float">
            <text:p>0</text:p>
          </table:table-cell>
          <table:table-cell office:value-type="float" office:value="0.000288138104272195" calcext:value-type="float">
            <text:p>0.000288138104272195</text:p>
          </table:table-cell>
          <table:table-cell office:value-type="float" office:value="0.000266501646424167" calcext:value-type="float">
            <text:p>0.000266501646424167</text:p>
          </table:table-cell>
          <table:table-cell office:value-type="float" office:value="0" calcext:value-type="float">
            <text:p>0</text:p>
          </table:table-cell>
          <table:table-cell office:value-type="float" office:value="0.000237856858070762" calcext:value-type="float">
            <text:p>0.000237856858070762</text:p>
          </table:table-cell>
          <table:table-cell office:value-type="float" office:value="0.000232905217745216" calcext:value-type="float">
            <text:p>0.000232905217745216</text:p>
          </table:table-cell>
          <table:table-cell office:value-type="float" office:value="0" calcext:value-type="float">
            <text:p>0</text:p>
          </table:table-cell>
          <table:table-cell office:value-type="float" office:value="0.000230839801099281" calcext:value-type="float">
            <text:p>0.000230839801099281</text:p>
          </table:table-cell>
          <table:table-cell office:value-type="float" office:value="0.000186756576141534" calcext:value-type="float">
            <text:p>0.000186756576141534</text:p>
          </table:table-cell>
          <table:table-cell office:value-type="float" office:value="0" calcext:value-type="float">
            <text:p>0</text:p>
          </table:table-cell>
          <table:table-cell office:value-type="float" office:value="0.000182506551940631" calcext:value-type="float">
            <text:p>0.000182506551940631</text:p>
          </table:table-cell>
          <table:table-cell office:value-type="float" office:value="0.000171627795998108" calcext:value-type="float">
            <text:p>0.000171627795998108</text:p>
          </table:table-cell>
          <table:table-cell office:value-type="float" office:value="0" calcext:value-type="float">
            <text:p>0</text:p>
          </table:table-cell>
          <table:table-cell office:value-type="float" office:value="0.000153171804155194" calcext:value-type="float">
            <text:p>0.000153171804155194</text:p>
          </table:table-cell>
          <table:table-cell office:value-type="float" office:value="0.000136394346908597" calcext:value-type="float">
            <text:p>0.000136394346908597</text:p>
          </table:table-cell>
          <table:table-cell office:value-type="float" office:value="0" calcext:value-type="float">
            <text:p>0</text:p>
          </table:table-cell>
          <table:table-cell office:value-type="float" office:value="0.000136394346908597" calcext:value-type="float">
            <text:p>0.000136394346908597</text:p>
          </table:table-cell>
          <table:table-cell office:value-type="float" office:value="0.000121886924618342" calcext:value-type="float">
            <text:p>0.000121886924618342</text:p>
          </table:table-cell>
          <table:table-cell office:value-type="float" office:value="0" calcext:value-type="float">
            <text:p>0</text:p>
          </table:table-cell>
          <table:table-cell office:value-type="float" office:value="0.000111741303986057" calcext:value-type="float">
            <text:p>0.000111741303986057</text:p>
          </table:table-cell>
          <table:table-cell office:value-type="float" office:value="0.000111740646507652" calcext:value-type="float">
            <text:p>0.000111740646507652</text:p>
          </table:table-cell>
          <table:table-cell office:value-type="float" office:value="0" calcext:value-type="float">
            <text:p>0</text:p>
          </table:table-cell>
          <table:table-cell office:value-type="float" office:value="0.000111740646507652" calcext:value-type="float">
            <text:p>0.000111740646507652</text:p>
          </table:table-cell>
          <table:table-cell office:value-type="float" office:value="0.000107139320471017" calcext:value-type="float">
            <text:p>0.000107139320471017</text:p>
          </table:table-cell>
          <table:table-cell office:value-type="float" office:value="0" calcext:value-type="float">
            <text:p>0</text:p>
          </table:table-cell>
          <table:table-cell office:value-type="float" office:value="0.000107139320471017" calcext:value-type="float">
            <text:p>0.000107139320471017</text:p>
          </table:table-cell>
          <table:table-cell office:value-type="float" office:value="0.000103573836158111" calcext:value-type="float">
            <text:p>0.000103573836158111</text:p>
          </table:table-cell>
          <table:table-cell office:value-type="float" office:value="0" calcext:value-type="float">
            <text:p>0</text:p>
          </table:table-cell>
          <table:table-cell office:value-type="float" office:value="0.000103573836158111" calcext:value-type="float">
            <text:p>0.000103573836158111</text:p>
          </table:table-cell>
          <table:table-cell office:value-type="float" office:value="0.000102292590379083" calcext:value-type="float">
            <text:p>0.000102292590379083</text:p>
          </table:table-cell>
          <table:table-cell office:value-type="float" office:value="0" calcext:value-type="float">
            <text:p>0</text:p>
          </table:table-cell>
          <table:table-cell office:value-type="float" office:value="0.000102292590379083" calcext:value-type="float">
            <text:p>0.000102292590379083</text:p>
          </table:table-cell>
          <table:table-cell office:value-type="float" office:value="0.000101320762599721" calcext:value-type="float">
            <text:p>0.000101320762599721</text:p>
          </table:table-cell>
          <table:table-cell office:value-type="float" office:value="0" calcext:value-type="float">
            <text:p>0</text:p>
          </table:table-cell>
          <table:table-cell office:value-type="float" office:value="0.0000916143845202111" calcext:value-type="float">
            <text:p>9.16143845202111E-05</text:p>
          </table:table-cell>
          <table:table-cell office:value-type="float" office:value="0.0000646605348338936" calcext:value-type="float">
            <text:p>6.46605348338936E-05</text:p>
          </table:table-cell>
          <table:table-cell office:value-type="float" office:value="0" calcext:value-type="float">
            <text:p>0</text:p>
          </table:table-cell>
          <table:table-cell office:value-type="float" office:value="0.0000574212742247004" calcext:value-type="float">
            <text:p>5.74212742247004E-05</text:p>
          </table:table-cell>
          <table:table-cell office:value-type="float" office:value="0.0000524415189177008" calcext:value-type="float">
            <text:p>5.24415189177008E-05</text:p>
          </table:table-cell>
          <table:table-cell office:value-type="float" office:value="0.0000521483617486052" calcext:value-type="float">
            <text:p>5.21483617486052E-05</text:p>
          </table:table-cell>
        </table:table-row>
        <table:table-row table:style-name="ro1">
          <table:table-cell office:value-type="string" calcext:value-type="string">
            <text:p>2023/08/11</text:p>
          </table:table-cell>
          <table:table-cell office:value-type="float" office:value="24158044.864932" calcext:value-type="float">
            <text:p>24158044.864932</text:p>
          </table:table-cell>
          <table:table-cell office:value-type="float" office:value="0.219028265390834" calcext:value-type="float">
            <text:p>0.219028265390834</text:p>
          </table:table-cell>
          <table:table-cell office:value-type="float" office:value="0" calcext:value-type="float">
            <text:p>0</text:p>
          </table:table-cell>
          <table:table-cell office:value-type="float" office:value="0.137468126686888" calcext:value-type="float">
            <text:p>0.137468126686888</text:p>
          </table:table-cell>
          <table:table-cell office:value-type="float" office:value="0.100095722709339" calcext:value-type="float">
            <text:p>0.100095722709339</text:p>
          </table:table-cell>
          <table:table-cell office:value-type="float" office:value="0" calcext:value-type="float">
            <text:p>0</text:p>
          </table:table-cell>
          <table:table-cell office:value-type="float" office:value="0.0500784317093537" calcext:value-type="float">
            <text:p>0.0500784317093537</text:p>
          </table:table-cell>
          <table:table-cell office:value-type="float" office:value="0.0480669268764217" calcext:value-type="float">
            <text:p>0.0480669268764217</text:p>
          </table:table-cell>
          <table:table-cell office:value-type="float" office:value="0.0454622138563154" calcext:value-type="float">
            <text:p>0.0454622138563154</text:p>
          </table:table-cell>
          <table:table-cell office:value-type="float" office:value="0" calcext:value-type="float">
            <text:p>0</text:p>
          </table:table-cell>
          <table:table-cell office:value-type="float" office:value="0.043465906155521" calcext:value-type="float">
            <text:p>0.043465906155521</text:p>
          </table:table-cell>
          <table:table-cell office:value-type="float" office:value="0.0281343469763407" calcext:value-type="float">
            <text:p>0.0281343469763407</text:p>
          </table:table-cell>
          <table:table-cell office:value-type="float" office:value="0.0270517338490687" calcext:value-type="float">
            <text:p>0.0270517338490687</text:p>
          </table:table-cell>
          <table:table-cell office:value-type="float" office:value="0.0267761589779555" calcext:value-type="float">
            <text:p>0.0267761589779555</text:p>
          </table:table-cell>
          <table:table-cell office:value-type="float" office:value="0" calcext:value-type="float">
            <text:p>0</text:p>
          </table:table-cell>
          <table:table-cell office:value-type="float" office:value="0.0249991766997946" calcext:value-type="float">
            <text:p>0.0249991766997946</text:p>
          </table:table-cell>
          <table:table-cell office:value-type="float" office:value="0.0211003639388032" calcext:value-type="float">
            <text:p>0.0211003639388032</text:p>
          </table:table-cell>
          <table:table-cell office:value-type="float" office:value="0.0192499203722838" calcext:value-type="float">
            <text:p>0.0192499203722838</text:p>
          </table:table-cell>
          <table:table-cell office:value-type="float" office:value="0" calcext:value-type="float">
            <text:p>0</text:p>
          </table:table-cell>
          <table:table-cell office:value-type="float" office:value="0.0180382146997568" calcext:value-type="float">
            <text:p>0.0180382146997568</text:p>
          </table:table-cell>
          <table:table-cell office:value-type="float" office:value="0.0168771935924272" calcext:value-type="float">
            <text:p>0.0168771935924272</text:p>
          </table:table-cell>
          <table:table-cell office:value-type="float" office:value="0.0149078704014988" calcext:value-type="float">
            <text:p>0.0149078704014988</text:p>
          </table:table-cell>
          <table:table-cell office:value-type="float" office:value="0" calcext:value-type="float">
            <text:p>0</text:p>
          </table:table-cell>
          <table:table-cell office:value-type="float" office:value="0.0121640952669382" calcext:value-type="float">
            <text:p>0.0121640952669382</text:p>
          </table:table-cell>
          <table:table-cell office:value-type="float" office:value="0.0111764011330211" calcext:value-type="float">
            <text:p>0.0111764011330211</text:p>
          </table:table-cell>
          <table:table-cell office:value-type="float" office:value="0.0103545217917495" calcext:value-type="float">
            <text:p>0.0103545217917495</text:p>
          </table:table-cell>
          <table:table-cell office:value-type="float" office:value="0.00827841992670142" calcext:value-type="float">
            <text:p>0.00827841992670142</text:p>
          </table:table-cell>
          <table:table-cell office:value-type="float" office:value="0" calcext:value-type="float">
            <text:p>0</text:p>
          </table:table-cell>
          <table:table-cell office:value-type="float" office:value="0.00827841992670142" calcext:value-type="float">
            <text:p>0.00827841992670142</text:p>
          </table:table-cell>
          <table:table-cell office:value-type="float" office:value="0.00827841247576733" calcext:value-type="float">
            <text:p>0.00827841247576733</text:p>
          </table:table-cell>
          <table:table-cell office:value-type="float" office:value="0.00517512409216037" calcext:value-type="float">
            <text:p>0.00517512409216037</text:p>
          </table:table-cell>
          <table:table-cell office:value-type="float" office:value="0" calcext:value-type="float">
            <text:p>0</text:p>
          </table:table-cell>
          <table:table-cell office:value-type="float" office:value="0.00498446793493601" calcext:value-type="float">
            <text:p>0.00498446793493601</text:p>
          </table:table-cell>
          <table:table-cell office:value-type="float" office:value="0.00465513621357849" calcext:value-type="float">
            <text:p>0.00465513621357849</text:p>
          </table:table-cell>
          <table:table-cell office:value-type="float" office:value="0.00452390207945363" calcext:value-type="float">
            <text:p>0.00452390207945363</text:p>
          </table:table-cell>
          <table:table-cell office:value-type="float" office:value="0" calcext:value-type="float">
            <text:p>0</text:p>
          </table:table-cell>
          <table:table-cell office:value-type="float" office:value="0.00414004446382921" calcext:value-type="float">
            <text:p>0.00414004446382921</text:p>
          </table:table-cell>
          <table:table-cell office:value-type="float" office:value="0.00413940782704481" calcext:value-type="float">
            <text:p>0.00413940782704481</text:p>
          </table:table-cell>
          <table:table-cell table:number-columns-repeated="2" office:value-type="float" office:value="0.00413901541118289" calcext:value-type="float">
            <text:p>0.00413901541118289</text:p>
          </table:table-cell>
          <table:table-cell office:value-type="float" office:value="0" calcext:value-type="float">
            <text:p>0</text:p>
          </table:table-cell>
          <table:table-cell office:value-type="float" office:value="0.00413857497819004" calcext:value-type="float">
            <text:p>0.00413857497819004</text:p>
          </table:table-cell>
          <table:table-cell office:value-type="float" office:value="0.00372531719777702" calcext:value-type="float">
            <text:p>0.00372531719777702</text:p>
          </table:table-cell>
          <table:table-cell office:value-type="float" office:value="0.00307412625546544" calcext:value-type="float">
            <text:p>0.00307412625546544</text:p>
          </table:table-cell>
          <table:table-cell office:value-type="float" office:value="0" calcext:value-type="float">
            <text:p>0</text:p>
          </table:table-cell>
          <table:table-cell office:value-type="float" office:value="0.0025348537243961" calcext:value-type="float">
            <text:p>0.0025348537243961</text:p>
          </table:table-cell>
          <table:table-cell office:value-type="float" office:value="0.0025222993143974" calcext:value-type="float">
            <text:p>0.0025222993143974</text:p>
          </table:table-cell>
          <table:table-cell office:value-type="float" office:value="0.00249606291970805" calcext:value-type="float">
            <text:p>0.00249606291970805</text:p>
          </table:table-cell>
          <table:table-cell office:value-type="float" office:value="0" calcext:value-type="float">
            <text:p>0</text:p>
          </table:table-cell>
          <table:table-cell office:value-type="float" office:value="0.00242407861759575" calcext:value-type="float">
            <text:p>0.00242407861759575</text:p>
          </table:table-cell>
          <table:table-cell office:value-type="float" office:value="0.00238322159520343" calcext:value-type="float">
            <text:p>0.00238322159520343</text:p>
          </table:table-cell>
          <table:table-cell office:value-type="float" office:value="0.00207652009425729" calcext:value-type="float">
            <text:p>0.00207652009425729</text:p>
          </table:table-cell>
          <table:table-cell office:value-type="float" office:value="0.00182920431877109" calcext:value-type="float">
            <text:p>0.001829204318771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82670328856205" calcext:value-type="float">
            <text:p>0.00182670328856205</text:p>
          </table:table-cell>
          <table:table-cell office:value-type="float" office:value="0.00181626618566688" calcext:value-type="float">
            <text:p>0.00181626618566688</text:p>
          </table:table-cell>
          <table:table-cell office:value-type="float" office:value="0" calcext:value-type="float">
            <text:p>0</text:p>
          </table:table-cell>
          <table:table-cell office:value-type="float" office:value="0.00181626618566688" calcext:value-type="float">
            <text:p>0.00181626618566688</text:p>
          </table:table-cell>
          <table:table-cell office:value-type="float" office:value="0.00156398128206336" calcext:value-type="float">
            <text:p>0.00156398128206336</text:p>
          </table:table-cell>
          <table:table-cell office:value-type="float" office:value="0.00148330629404603" calcext:value-type="float">
            <text:p>0.00148330629404603</text:p>
          </table:table-cell>
          <table:table-cell office:value-type="float" office:value="0" calcext:value-type="float">
            <text:p>0</text:p>
          </table:table-cell>
          <table:table-cell office:value-type="float" office:value="0.00148330629404603" calcext:value-type="float">
            <text:p>0.00148330629404603</text:p>
          </table:table-cell>
          <table:table-cell office:value-type="float" office:value="0.00148276817102855" calcext:value-type="float">
            <text:p>0.00148276817102855</text:p>
          </table:table-cell>
          <table:table-cell office:value-type="float" office:value="0.00147011068977498" calcext:value-type="float">
            <text:p>0.00147011068977498</text:p>
          </table:table-cell>
          <table:table-cell office:value-type="float" office:value="0.00144879273946574" calcext:value-type="float">
            <text:p>0.00144879273946574</text:p>
          </table:table-cell>
          <table:table-cell office:value-type="float" office:value="0" calcext:value-type="float">
            <text:p>0</text:p>
          </table:table-cell>
          <table:table-cell office:value-type="float" office:value="0.00133009493026659" calcext:value-type="float">
            <text:p>0.00133009493026659</text:p>
          </table:table-cell>
          <table:table-cell office:value-type="float" office:value="0.00124913419809913" calcext:value-type="float">
            <text:p>0.00124913419809913</text:p>
          </table:table-cell>
          <table:table-cell office:value-type="float" office:value="0.00120089477241236" calcext:value-type="float">
            <text:p>0.00120089477241236</text:p>
          </table:table-cell>
          <table:table-cell office:value-type="float" office:value="0" calcext:value-type="float">
            <text:p>0</text:p>
          </table:table-cell>
          <table:table-cell office:value-type="float" office:value="0.00113618466036725" calcext:value-type="float">
            <text:p>0.00113618466036725</text:p>
          </table:table-cell>
          <table:table-cell table:number-columns-repeated="2" office:value-type="float" office:value="0.00103431551848265" calcext:value-type="float">
            <text:p>0.00103431551848265</text:p>
          </table:table-cell>
          <table:table-cell office:value-type="float" office:value="0" calcext:value-type="float">
            <text:p>0</text:p>
          </table:table-cell>
          <table:table-cell office:value-type="float" office:value="0.00103343555074853" calcext:value-type="float">
            <text:p>0.00103343555074853</text:p>
          </table:table-cell>
          <table:table-cell office:value-type="float" office:value="0.00102813080027242" calcext:value-type="float">
            <text:p>0.00102813080027242</text:p>
          </table:table-cell>
          <table:table-cell table:number-columns-repeated="2" office:value-type="float" office:value="0.000974162442845761" calcext:value-type="float">
            <text:p>0.0009741624428457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948356546570439" calcext:value-type="float">
            <text:p>0.000948356546570439</text:p>
          </table:table-cell>
          <table:table-cell office:value-type="float" office:value="0.000898911738156594" calcext:value-type="float">
            <text:p>0.000898911738156594</text:p>
          </table:table-cell>
          <table:table-cell office:value-type="float" office:value="0" calcext:value-type="float">
            <text:p>0</text:p>
          </table:table-cell>
          <table:table-cell office:value-type="float" office:value="0.00087802800758896" calcext:value-type="float">
            <text:p>0.00087802800758896</text:p>
          </table:table-cell>
          <table:table-cell office:value-type="float" office:value="0.000827485838020725" calcext:value-type="float">
            <text:p>0.000827485838020725</text:p>
          </table:table-cell>
          <table:table-cell office:value-type="float" office:value="0.000796073113843554" calcext:value-type="float">
            <text:p>0.000796073113843554</text:p>
          </table:table-cell>
          <table:table-cell office:value-type="float" office:value="0" calcext:value-type="float">
            <text:p>0</text:p>
          </table:table-cell>
          <table:table-cell office:value-type="float" office:value="0.000796073113843554" calcext:value-type="float">
            <text:p>0.000796073113843554</text:p>
          </table:table-cell>
          <table:table-cell office:value-type="float" office:value="0.000620911174056715" calcext:value-type="float">
            <text:p>0.000620911174056715</text:p>
          </table:table-cell>
          <table:table-cell office:value-type="float" office:value="0.000592801184039038" calcext:value-type="float">
            <text:p>0.000592801184039038</text:p>
          </table:table-cell>
          <table:table-cell office:value-type="float" office:value="0.000554568482048268" calcext:value-type="float">
            <text:p>0.000554568482048268</text:p>
          </table:table-cell>
          <table:table-cell office:value-type="float" office:value="0" calcext:value-type="float">
            <text:p>0</text:p>
          </table:table-cell>
          <table:table-cell office:value-type="float" office:value="0.000543305567291652" calcext:value-type="float">
            <text:p>0.000543305567291652</text:p>
          </table:table-cell>
          <table:table-cell office:value-type="float" office:value="0.000489392157192459" calcext:value-type="float">
            <text:p>0.000489392157192459</text:p>
          </table:table-cell>
          <table:table-cell office:value-type="float" office:value="0.000360453134708782" calcext:value-type="float">
            <text:p>0.000360453134708782</text:p>
          </table:table-cell>
          <table:table-cell office:value-type="float" office:value="0" calcext:value-type="float">
            <text:p>0</text:p>
          </table:table-cell>
          <table:table-cell office:value-type="float" office:value="0.000321046021868221" calcext:value-type="float">
            <text:p>0.000321046021868221</text:p>
          </table:table-cell>
          <table:table-cell office:value-type="float" office:value="0.000275713792785792" calcext:value-type="float">
            <text:p>0.000275713792785792</text:p>
          </table:table-cell>
          <table:table-cell office:value-type="float" office:value="0.000274225006412498" calcext:value-type="float">
            <text:p>0.000274225006412498</text:p>
          </table:table-cell>
          <table:table-cell office:value-type="float" office:value="0.000230047458686045" calcext:value-type="float">
            <text:p>0.000230047458686045</text:p>
          </table:table-cell>
        </table:table-row>
        <table:table-row table:style-name="ro1">
          <table:table-cell office:value-type="string" calcext:value-type="string">
            <text:p>2023/08/12</text:p>
          </table:table-cell>
          <table:table-cell office:value-type="float" office:value="19905668.168631" calcext:value-type="float">
            <text:p>19905668.168631</text:p>
          </table:table-cell>
          <table:table-cell office:value-type="float" office:value="0.254654072852889" calcext:value-type="float">
            <text:p>0.254654072852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6651261833489" calcext:value-type="float">
            <text:p>0.196651261833489</text:p>
          </table:table-cell>
          <table:table-cell office:value-type="float" office:value="0.0627625106284448" calcext:value-type="float">
            <text:p>0.0627625106284448</text:p>
          </table:table-cell>
          <table:table-cell office:value-type="float" office:value="0" calcext:value-type="float">
            <text:p>0</text:p>
          </table:table-cell>
          <table:table-cell office:value-type="float" office:value="0.0625204835857359" calcext:value-type="float">
            <text:p>0.0625204835857359</text:p>
          </table:table-cell>
          <table:table-cell office:value-type="float" office:value="0.0439254937183118" calcext:value-type="float">
            <text:p>0.0439254937183118</text:p>
          </table:table-cell>
          <table:table-cell office:value-type="float" office:value="0" calcext:value-type="float">
            <text:p>0</text:p>
          </table:table-cell>
          <table:table-cell office:value-type="float" office:value="0.0391480473500525" calcext:value-type="float">
            <text:p>0.0391480473500525</text:p>
          </table:table-cell>
          <table:table-cell office:value-type="float" office:value="0.0339222524096984" calcext:value-type="float">
            <text:p>0.0339222524096984</text:p>
          </table:table-cell>
          <table:table-cell office:value-type="float" office:value="0" calcext:value-type="float">
            <text:p>0</text:p>
          </table:table-cell>
          <table:table-cell office:value-type="float" office:value="0.0326446107960359" calcext:value-type="float">
            <text:p>0.0326446107960359</text:p>
          </table:table-cell>
          <table:table-cell office:value-type="float" office:value="0.0302161952266365" calcext:value-type="float">
            <text:p>0.0302161952266365</text:p>
          </table:table-cell>
          <table:table-cell office:value-type="float" office:value="0" calcext:value-type="float">
            <text:p>0</text:p>
          </table:table-cell>
          <table:table-cell office:value-type="float" office:value="0.0249747341806608" calcext:value-type="float">
            <text:p>0.0249747341806608</text:p>
          </table:table-cell>
          <table:table-cell office:value-type="float" office:value="0.0236334915268687" calcext:value-type="float">
            <text:p>0.0236334915268687</text:p>
          </table:table-cell>
          <table:table-cell office:value-type="float" office:value="0" calcext:value-type="float">
            <text:p>0</text:p>
          </table:table-cell>
          <table:table-cell office:value-type="float" office:value="0.0206167597652777" calcext:value-type="float">
            <text:p>0.0206167597652777</text:p>
          </table:table-cell>
          <table:table-cell office:value-type="float" office:value="0.0177767068255281" calcext:value-type="float">
            <text:p>0.0177767068255281</text:p>
          </table:table-cell>
          <table:table-cell office:value-type="float" office:value="0" calcext:value-type="float">
            <text:p>0</text:p>
          </table:table-cell>
          <table:table-cell office:value-type="float" office:value="0.0174110473842907" calcext:value-type="float">
            <text:p>0.0174110473842907</text:p>
          </table:table-cell>
          <table:table-cell office:value-type="float" office:value="0.0166922894114964" calcext:value-type="float">
            <text:p>0.0166922894114964</text:p>
          </table:table-cell>
          <table:table-cell office:value-type="float" office:value="0" calcext:value-type="float">
            <text:p>0</text:p>
          </table:table-cell>
          <table:table-cell office:value-type="float" office:value="0.013821791746412" calcext:value-type="float">
            <text:p>0.013821791746412</text:p>
          </table:table-cell>
          <table:table-cell office:value-type="float" office:value="0.0115208860690945" calcext:value-type="float">
            <text:p>0.0115208860690945</text:p>
          </table:table-cell>
          <table:table-cell office:value-type="float" office:value="0" calcext:value-type="float">
            <text:p>0</text:p>
          </table:table-cell>
          <table:table-cell office:value-type="float" office:value="0.00941390242279361" calcext:value-type="float">
            <text:p>0.00941390242279361</text:p>
          </table:table-cell>
          <table:table-cell office:value-type="float" office:value="0.00929925589695646" calcext:value-type="float">
            <text:p>0.00929925589695646</text:p>
          </table:table-cell>
          <table:table-cell office:value-type="float" office:value="0" calcext:value-type="float">
            <text:p>0</text:p>
          </table:table-cell>
          <table:table-cell office:value-type="float" office:value="0.00566416555550142" calcext:value-type="float">
            <text:p>0.00566416555550142</text:p>
          </table:table-cell>
          <table:table-cell office:value-type="float" office:value="0.0053332014731009" calcext:value-type="float">
            <text:p>0.0053332014731009</text:p>
          </table:table-cell>
          <table:table-cell office:value-type="float" office:value="0" calcext:value-type="float">
            <text:p>0</text:p>
          </table:table-cell>
          <table:table-cell office:value-type="float" office:value="0.00491856822441616" calcext:value-type="float">
            <text:p>0.00491856822441616</text:p>
          </table:table-cell>
          <table:table-cell office:value-type="float" office:value="0.00453808228062169" calcext:value-type="float">
            <text:p>0.00453808228062169</text:p>
          </table:table-cell>
          <table:table-cell office:value-type="float" office:value="0" calcext:value-type="float">
            <text:p>0</text:p>
          </table:table-cell>
          <table:table-cell office:value-type="float" office:value="0.00376691901848158" calcext:value-type="float">
            <text:p>0.00376691901848158</text:p>
          </table:table-cell>
          <table:table-cell office:value-type="float" office:value="0.00333730169453383" calcext:value-type="float">
            <text:p>0.00333730169453383</text:p>
          </table:table-cell>
          <table:table-cell office:value-type="float" office:value="0" calcext:value-type="float">
            <text:p>0</text:p>
          </table:table-cell>
          <table:table-cell office:value-type="float" office:value="0.0032648076693258" calcext:value-type="float">
            <text:p>0.0032648076693258</text:p>
          </table:table-cell>
          <table:table-cell office:value-type="float" office:value="0.00294192586271913" calcext:value-type="float">
            <text:p>0.00294192586271913</text:p>
          </table:table-cell>
          <table:table-cell office:value-type="float" office:value="0" calcext:value-type="float">
            <text:p>0</text:p>
          </table:table-cell>
          <table:table-cell office:value-type="float" office:value="0.0024166283885817" calcext:value-type="float">
            <text:p>0.0024166283885817</text:p>
          </table:table-cell>
          <table:table-cell office:value-type="float" office:value="0.00235624997878314" calcext:value-type="float">
            <text:p>0.00235624997878314</text:p>
          </table:table-cell>
          <table:table-cell office:value-type="float" office:value="0" calcext:value-type="float">
            <text:p>0</text:p>
          </table:table-cell>
          <table:table-cell office:value-type="float" office:value="0.00221997069506252" calcext:value-type="float">
            <text:p>0.00221997069506252</text:p>
          </table:table-cell>
          <table:table-cell office:value-type="float" office:value="0.00200998025592791" calcext:value-type="float">
            <text:p>0.002009980255927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98360897335881" calcext:value-type="float">
            <text:p>0.00198360897335881</text:p>
          </table:table-cell>
          <table:table-cell office:value-type="float" office:value="0" calcext:value-type="float">
            <text:p>0</text:p>
          </table:table-cell>
          <table:table-cell office:value-type="float" office:value="0.00174527765135502" calcext:value-type="float">
            <text:p>0.00174527765135502</text:p>
          </table:table-cell>
          <table:table-cell office:value-type="float" office:value="0" calcext:value-type="float">
            <text:p>0</text:p>
          </table:table-cell>
          <table:table-cell office:value-type="float" office:value="0.00171280349200886" calcext:value-type="float">
            <text:p>0.00171280349200886</text:p>
          </table:table-cell>
          <table:table-cell office:value-type="float" office:value="0.00171232322679393" calcext:value-type="float">
            <text:p>0.00171232322679393</text:p>
          </table:table-cell>
          <table:table-cell office:value-type="float" office:value="0" calcext:value-type="float">
            <text:p>0</text:p>
          </table:table-cell>
          <table:table-cell office:value-type="float" office:value="0.00170154790650912" calcext:value-type="float">
            <text:p>0.00170154790650912</text:p>
          </table:table-cell>
          <table:table-cell office:value-type="float" office:value="0.00168889302459985" calcext:value-type="float">
            <text:p>0.00168889302459985</text:p>
          </table:table-cell>
          <table:table-cell office:value-type="float" office:value="0" calcext:value-type="float">
            <text:p>0</text:p>
          </table:table-cell>
          <table:table-cell office:value-type="float" office:value="0.00165696723770259" calcext:value-type="float">
            <text:p>0.00165696723770259</text:p>
          </table:table-cell>
          <table:table-cell office:value-type="float" office:value="0.00151565572903223" calcext:value-type="float">
            <text:p>0.00151565572903223</text:p>
          </table:table-cell>
          <table:table-cell office:value-type="float" office:value="0" calcext:value-type="float">
            <text:p>0</text:p>
          </table:table-cell>
          <table:table-cell office:value-type="float" office:value="0.00144011845054137" calcext:value-type="float">
            <text:p>0.00144011845054137</text:p>
          </table:table-cell>
          <table:table-cell office:value-type="float" office:value="0.00134698998359939" calcext:value-type="float">
            <text:p>0.00134698998359939</text:p>
          </table:table-cell>
          <table:table-cell office:value-type="float" office:value="0" calcext:value-type="float">
            <text:p>0</text:p>
          </table:table-cell>
          <table:table-cell office:value-type="float" office:value="0.00125494610320931" calcext:value-type="float">
            <text:p>0.00125494610320931</text:p>
          </table:table-cell>
          <table:table-cell office:value-type="float" office:value="0.00112397131362096" calcext:value-type="float">
            <text:p>0.001123971313620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10601763344442" calcext:value-type="float">
            <text:p>0.00110601763344442</text:p>
          </table:table-cell>
          <table:table-cell office:value-type="float" office:value="0" calcext:value-type="float">
            <text:p>0</text:p>
          </table:table-cell>
          <table:table-cell office:value-type="float" office:value="0.00109061649757691" calcext:value-type="float">
            <text:p>0.00109061649757691</text:p>
          </table:table-cell>
          <table:table-cell office:value-type="float" office:value="0.00106052204935614" calcext:value-type="float">
            <text:p>0.00106052204935614</text:p>
          </table:table-cell>
          <table:table-cell office:value-type="float" office:value="0" calcext:value-type="float">
            <text:p>0</text:p>
          </table:table-cell>
          <table:table-cell office:value-type="float" office:value="0.00106052204935614" calcext:value-type="float">
            <text:p>0.00106052204935614</text:p>
          </table:table-cell>
          <table:table-cell office:value-type="float" office:value="0.000845514585464779" calcext:value-type="float">
            <text:p>0.000845514585464779</text:p>
          </table:table-cell>
          <table:table-cell office:value-type="float" office:value="0" calcext:value-type="float">
            <text:p>0</text:p>
          </table:table-cell>
          <table:table-cell office:value-type="float" office:value="0.000792222744115279" calcext:value-type="float">
            <text:p>0.000792222744115279</text:p>
          </table:table-cell>
          <table:table-cell office:value-type="float" office:value="0.000781562218268861" calcext:value-type="float">
            <text:p>0.000781562218268861</text:p>
          </table:table-cell>
          <table:table-cell office:value-type="float" office:value="0" calcext:value-type="float">
            <text:p>0</text:p>
          </table:table-cell>
          <table:table-cell office:value-type="float" office:value="0.000721365877716651" calcext:value-type="float">
            <text:p>0.000721365877716651</text:p>
          </table:table-cell>
          <table:table-cell office:value-type="float" office:value="0.000672712423243516" calcext:value-type="float">
            <text:p>0.000672712423243516</text:p>
          </table:table-cell>
          <table:table-cell office:value-type="float" office:value="0" calcext:value-type="float">
            <text:p>0</text:p>
          </table:table-cell>
          <table:table-cell office:value-type="float" office:value="0.000601427337107219" calcext:value-type="float">
            <text:p>0.000601427337107219</text:p>
          </table:table-cell>
          <table:table-cell office:value-type="float" office:value="0.000563005466837851" calcext:value-type="float">
            <text:p>0.000563005466837851</text:p>
          </table:table-cell>
          <table:table-cell office:value-type="float" office:value="0" calcext:value-type="float">
            <text:p>0</text:p>
          </table:table-cell>
          <table:table-cell office:value-type="float" office:value="0.000563005466837851" calcext:value-type="float">
            <text:p>0.000563005466837851</text:p>
          </table:table-cell>
          <table:table-cell office:value-type="float" office:value="0.000501457229490576" calcext:value-type="float">
            <text:p>0.000501457229490576</text:p>
          </table:table-cell>
          <table:table-cell office:value-type="float" office:value="0" calcext:value-type="float">
            <text:p>0</text:p>
          </table:table-cell>
          <table:table-cell office:value-type="float" office:value="0.000473310033161645" calcext:value-type="float">
            <text:p>0.000473310033161645</text:p>
          </table:table-cell>
          <table:table-cell office:value-type="float" office:value="0.000422921534041554" calcext:value-type="float">
            <text:p>0.0004229215340415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421990356155866" calcext:value-type="float">
            <text:p>0.0004219903561558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402037747851747" calcext:value-type="float">
            <text:p>0.000402037747851747</text:p>
          </table:table-cell>
          <table:table-cell office:value-type="float" office:value="0" calcext:value-type="float">
            <text:p>0</text:p>
          </table:table-cell>
          <table:table-cell office:value-type="float" office:value="0.0004018955772912" calcext:value-type="float">
            <text:p>0.0004018955772912</text:p>
          </table:table-cell>
          <table:table-cell office:value-type="float" office:value="0.000347540641810862" calcext:value-type="float">
            <text:p>0.000347540641810862</text:p>
          </table:table-cell>
        </table:table-row>
        <table:table-row table:style-name="ro1">
          <table:table-cell office:value-type="string" calcext:value-type="string">
            <text:p>2023/08/13</text:p>
          </table:table-cell>
          <table:table-cell office:value-type="float" office:value="11271754.74086" calcext:value-type="float">
            <text:p>11271754.74086</text:p>
          </table:table-cell>
          <table:table-cell office:value-type="float" office:value="0.123892599875133" calcext:value-type="float">
            <text:p>0.123892599875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2053715595983" calcext:value-type="float">
            <text:p>0.112053715595983</text:p>
          </table:table-cell>
          <table:table-cell office:value-type="float" office:value="0" calcext:value-type="float">
            <text:p>0</text:p>
          </table:table-cell>
          <table:table-cell office:value-type="float" office:value="0.0812744460344871" calcext:value-type="float">
            <text:p>0.0812744460344871</text:p>
          </table:table-cell>
          <table:table-cell office:value-type="float" office:value="0.0776149005290769" calcext:value-type="float">
            <text:p>0.0776149005290769</text:p>
          </table:table-cell>
          <table:table-cell office:value-type="float" office:value="0" calcext:value-type="float">
            <text:p>0</text:p>
          </table:table-cell>
          <table:table-cell office:value-type="float" office:value="0.0776149005290769" calcext:value-type="float">
            <text:p>0.0776149005290769</text:p>
          </table:table-cell>
          <table:table-cell office:value-type="float" office:value="0" calcext:value-type="float">
            <text:p>0</text:p>
          </table:table-cell>
          <table:table-cell office:value-type="float" office:value="0.0709738650629088" calcext:value-type="float">
            <text:p>0.0709738650629088</text:p>
          </table:table-cell>
          <table:table-cell office:value-type="float" office:value="0.0564931540775714" calcext:value-type="float">
            <text:p>0.0564931540775714</text:p>
          </table:table-cell>
          <table:table-cell office:value-type="float" office:value="0" calcext:value-type="float">
            <text:p>0</text:p>
          </table:table-cell>
          <table:table-cell office:value-type="float" office:value="0.0280304182679452" calcext:value-type="float">
            <text:p>0.0280304182679452</text:p>
          </table:table-cell>
          <table:table-cell office:value-type="float" office:value="0" calcext:value-type="float">
            <text:p>0</text:p>
          </table:table-cell>
          <table:table-cell office:value-type="float" office:value="0.0266123604439883" calcext:value-type="float">
            <text:p>0.0266123604439883</text:p>
          </table:table-cell>
          <table:table-cell office:value-type="float" office:value="0.0241095602546144" calcext:value-type="float">
            <text:p>0.0241095602546144</text:p>
          </table:table-cell>
          <table:table-cell office:value-type="float" office:value="0" calcext:value-type="float">
            <text:p>0</text:p>
          </table:table-cell>
          <table:table-cell office:value-type="float" office:value="0.0217044452017001" calcext:value-type="float">
            <text:p>0.0217044452017001</text:p>
          </table:table-cell>
          <table:table-cell office:value-type="float" office:value="0" calcext:value-type="float">
            <text:p>0</text:p>
          </table:table-cell>
          <table:table-cell office:value-type="float" office:value="0.0189497449341861" calcext:value-type="float">
            <text:p>0.0189497449341861</text:p>
          </table:table-cell>
          <table:table-cell office:value-type="float" office:value="0" calcext:value-type="float">
            <text:p>0</text:p>
          </table:table-cell>
          <table:table-cell office:value-type="float" office:value="0.0189174335498122" calcext:value-type="float">
            <text:p>0.0189174335498122</text:p>
          </table:table-cell>
          <table:table-cell office:value-type="float" office:value="0.0183654606367176" calcext:value-type="float">
            <text:p>0.0183654606367176</text:p>
          </table:table-cell>
          <table:table-cell office:value-type="float" office:value="0" calcext:value-type="float">
            <text:p>0</text:p>
          </table:table-cell>
          <table:table-cell office:value-type="float" office:value="0.0164217024195008" calcext:value-type="float">
            <text:p>0.0164217024195008</text:p>
          </table:table-cell>
          <table:table-cell office:value-type="float" office:value="0" calcext:value-type="float">
            <text:p>0</text:p>
          </table:table-cell>
          <table:table-cell office:value-type="float" office:value="0.015412666793595" calcext:value-type="float">
            <text:p>0.015412666793595</text:p>
          </table:table-cell>
          <table:table-cell office:value-type="float" office:value="0.0136000295893862" calcext:value-type="float">
            <text:p>0.0136000295893862</text:p>
          </table:table-cell>
          <table:table-cell office:value-type="float" office:value="0" calcext:value-type="float">
            <text:p>0</text:p>
          </table:table-cell>
          <table:table-cell office:value-type="float" office:value="0.0136000295893862" calcext:value-type="float">
            <text:p>0.0136000295893862</text:p>
          </table:table-cell>
          <table:table-cell office:value-type="float" office:value="0" calcext:value-type="float">
            <text:p>0</text:p>
          </table:table-cell>
          <table:table-cell office:value-type="float" office:value="0.0136000295893862" calcext:value-type="float">
            <text:p>0.0136000295893862</text:p>
          </table:table-cell>
          <table:table-cell office:value-type="float" office:value="0.01359868108595" calcext:value-type="float">
            <text:p>0.01359868108595</text:p>
          </table:table-cell>
          <table:table-cell office:value-type="float" office:value="0" calcext:value-type="float">
            <text:p>0</text:p>
          </table:table-cell>
          <table:table-cell office:value-type="float" office:value="0.0132495146437692" calcext:value-type="float">
            <text:p>0.0132495146437692</text:p>
          </table:table-cell>
          <table:table-cell office:value-type="float" office:value="0" calcext:value-type="float">
            <text:p>0</text:p>
          </table:table-cell>
          <table:table-cell office:value-type="float" office:value="0.0118388842791498" calcext:value-type="float">
            <text:p>0.0118388842791498</text:p>
          </table:table-cell>
          <table:table-cell office:value-type="float" office:value="0.00922787821340265" calcext:value-type="float">
            <text:p>0.00922787821340265</text:p>
          </table:table-cell>
          <table:table-cell office:value-type="float" office:value="0" calcext:value-type="float">
            <text:p>0</text:p>
          </table:table-cell>
          <table:table-cell office:value-type="float" office:value="0.00887048043793503" calcext:value-type="float">
            <text:p>0.00887048043793503</text:p>
          </table:table-cell>
          <table:table-cell office:value-type="float" office:value="0" calcext:value-type="float">
            <text:p>0</text:p>
          </table:table-cell>
          <table:table-cell office:value-type="float" office:value="0.00841790052936875" calcext:value-type="float">
            <text:p>0.008417900529368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743832100037367" calcext:value-type="float">
            <text:p>0.00743832100037367</text:p>
          </table:table-cell>
          <table:table-cell office:value-type="float" office:value="0" calcext:value-type="float">
            <text:p>0</text:p>
          </table:table-cell>
          <table:table-cell office:value-type="float" office:value="0.00654082856884219" calcext:value-type="float">
            <text:p>0.00654082856884219</text:p>
          </table:table-cell>
          <table:table-cell office:value-type="float" office:value="0" calcext:value-type="float">
            <text:p>0</text:p>
          </table:table-cell>
          <table:table-cell office:value-type="float" office:value="0.00652924310207137" calcext:value-type="float">
            <text:p>0.00652924310207137</text:p>
          </table:table-cell>
          <table:table-cell office:value-type="float" office:value="0.00647569093527234" calcext:value-type="float">
            <text:p>0.00647569093527234</text:p>
          </table:table-cell>
          <table:table-cell office:value-type="float" office:value="0" calcext:value-type="float">
            <text:p>0</text:p>
          </table:table-cell>
          <table:table-cell office:value-type="float" office:value="0.0063306176935638" calcext:value-type="float">
            <text:p>0.0063306176935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613239008647259" calcext:value-type="float">
            <text:p>0.00613239008647259</text:p>
          </table:table-cell>
          <table:table-cell office:value-type="float" office:value="0" calcext:value-type="float">
            <text:p>0</text:p>
          </table:table-cell>
          <table:table-cell office:value-type="float" office:value="0.00613239008647259" calcext:value-type="float">
            <text:p>0.00613239008647259</text:p>
          </table:table-cell>
          <table:table-cell office:value-type="float" office:value="0" calcext:value-type="float">
            <text:p>0</text:p>
          </table:table-cell>
          <table:table-cell office:value-type="float" office:value="0.00564759216586208" calcext:value-type="float">
            <text:p>0.00564759216586208</text:p>
          </table:table-cell>
          <table:table-cell office:value-type="float" office:value="0" calcext:value-type="float">
            <text:p>0</text:p>
          </table:table-cell>
          <table:table-cell office:value-type="float" office:value="0.00563343658195625" calcext:value-type="float">
            <text:p>0.00563343658195625</text:p>
          </table:table-cell>
          <table:table-cell office:value-type="float" office:value="0.00302334807077254" calcext:value-type="float">
            <text:p>0.00302334807077254</text:p>
          </table:table-cell>
          <table:table-cell office:value-type="float" office:value="0" calcext:value-type="float">
            <text:p>0</text:p>
          </table:table-cell>
          <table:table-cell office:value-type="float" office:value="0.00264786368104764" calcext:value-type="float">
            <text:p>0.00264786368104764</text:p>
          </table:table-cell>
          <table:table-cell office:value-type="float" office:value="0" calcext:value-type="float">
            <text:p>0</text:p>
          </table:table-cell>
          <table:table-cell office:value-type="float" office:value="0.00264265386222617" calcext:value-type="float">
            <text:p>0.00264265386222617</text:p>
          </table:table-cell>
          <table:table-cell office:value-type="float" office:value="0.00245063076557794" calcext:value-type="float">
            <text:p>0.00245063076557794</text:p>
          </table:table-cell>
          <table:table-cell office:value-type="float" office:value="0" calcext:value-type="float">
            <text:p>0</text:p>
          </table:table-cell>
          <table:table-cell office:value-type="float" office:value="0.00240360623726032" calcext:value-type="float">
            <text:p>0.002403606237260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30298658876071" calcext:value-type="float">
            <text:p>0.00230298658876071</text:p>
          </table:table-cell>
          <table:table-cell office:value-type="float" office:value="0" calcext:value-type="float">
            <text:p>0</text:p>
          </table:table-cell>
          <table:table-cell office:value-type="float" office:value="0.00209679331597989" calcext:value-type="float">
            <text:p>0.00209679331597989</text:p>
          </table:table-cell>
          <table:table-cell office:value-type="float" office:value="0" calcext:value-type="float">
            <text:p>0</text:p>
          </table:table-cell>
          <table:table-cell office:value-type="float" office:value="0.00209679331597989" calcext:value-type="float">
            <text:p>0.00209679331597989</text:p>
          </table:table-cell>
          <table:table-cell office:value-type="float" office:value="0.00178584616705957" calcext:value-type="float">
            <text:p>0.00178584616705957</text:p>
          </table:table-cell>
          <table:table-cell office:value-type="float" office:value="0" calcext:value-type="float">
            <text:p>0</text:p>
          </table:table-cell>
          <table:table-cell office:value-type="float" office:value="0.00158766052060455" calcext:value-type="float">
            <text:p>0.00158766052060455</text:p>
          </table:table-cell>
          <table:table-cell office:value-type="float" office:value="0" calcext:value-type="float">
            <text:p>0</text:p>
          </table:table-cell>
          <table:table-cell office:value-type="float" office:value="0.0015208867424924" calcext:value-type="float">
            <text:p>0.0015208867424924</text:p>
          </table:table-cell>
          <table:table-cell office:value-type="float" office:value="0" calcext:value-type="float">
            <text:p>0</text:p>
          </table:table-cell>
          <table:table-cell office:value-type="float" office:value="0.001267161038221" calcext:value-type="float">
            <text:p>0.001267161038221</text:p>
          </table:table-cell>
          <table:table-cell office:value-type="float" office:value="0.000925698344213965" calcext:value-type="float">
            <text:p>0.000925698344213965</text:p>
          </table:table-cell>
          <table:table-cell office:value-type="float" office:value="0" calcext:value-type="float">
            <text:p>0</text:p>
          </table:table-cell>
          <table:table-cell office:value-type="float" office:value="0.000891379268888604" calcext:value-type="float">
            <text:p>0.000891379268888604</text:p>
          </table:table-cell>
          <table:table-cell office:value-type="float" office:value="0" calcext:value-type="float">
            <text:p>0</text:p>
          </table:table-cell>
          <table:table-cell office:value-type="float" office:value="0.000885753835985104" calcext:value-type="float">
            <text:p>0.000885753835985104</text:p>
          </table:table-cell>
          <table:table-cell office:value-type="float" office:value="0.000871398656093425" calcext:value-type="float">
            <text:p>0.000871398656093425</text:p>
          </table:table-cell>
          <table:table-cell office:value-type="float" office:value="0" calcext:value-type="float">
            <text:p>0</text:p>
          </table:table-cell>
          <table:table-cell office:value-type="float" office:value="0.000764230542984912" calcext:value-type="float">
            <text:p>0.000764230542984912</text:p>
          </table:table-cell>
          <table:table-cell office:value-type="float" office:value="0" calcext:value-type="float">
            <text:p>0</text:p>
          </table:table-cell>
          <table:table-cell office:value-type="float" office:value="0.000620285852623748" calcext:value-type="float">
            <text:p>0.000620285852623748</text:p>
          </table:table-cell>
          <table:table-cell office:value-type="float" office:value="0.000594252846073617" calcext:value-type="float">
            <text:p>0.000594252846073617</text:p>
          </table:table-cell>
          <table:table-cell office:value-type="float" office:value="0" calcext:value-type="float">
            <text:p>0</text:p>
          </table:table-cell>
          <table:table-cell office:value-type="float" office:value="0.000508276526389628" calcext:value-type="float">
            <text:p>0.000508276526389628</text:p>
          </table:table-cell>
          <table:table-cell office:value-type="float" office:value="0" calcext:value-type="float">
            <text:p>0</text:p>
          </table:table-cell>
          <table:table-cell office:value-type="float" office:value="0.00046674188011997" calcext:value-type="float">
            <text:p>0.00046674188011997</text:p>
          </table:table-cell>
          <table:table-cell office:value-type="float" office:value="0.000466741880119859" calcext:value-type="float">
            <text:p>0.000466741880119859</text:p>
          </table:table-cell>
        </table:table-row>
        <table:table-row table:style-name="ro1">
          <table:table-cell office:value-type="string" calcext:value-type="string">
            <text:p>2023/08/14</text:p>
          </table:table-cell>
          <table:table-cell office:value-type="float" office:value="24895387.928775" calcext:value-type="float">
            <text:p>24895387.928775</text:p>
          </table:table-cell>
          <table:table-cell office:value-type="float" office:value="0.222704500281824" calcext:value-type="float">
            <text:p>0.222704500281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0840413264692" calcext:value-type="float">
            <text:p>0.200840413264692</text:p>
          </table:table-cell>
          <table:table-cell office:value-type="float" office:value="0" calcext:value-type="float">
            <text:p>0</text:p>
          </table:table-cell>
          <table:table-cell office:value-type="float" office:value="0.0863122607347028" calcext:value-type="float">
            <text:p>0.0863122607347028</text:p>
          </table:table-cell>
          <table:table-cell office:value-type="float" office:value="0" calcext:value-type="float">
            <text:p>0</text:p>
          </table:table-cell>
          <table:table-cell office:value-type="float" office:value="0.0858342627603773" calcext:value-type="float">
            <text:p>0.0858342627603773</text:p>
          </table:table-cell>
          <table:table-cell office:value-type="float" office:value="0.0598443160340546" calcext:value-type="float">
            <text:p>0.0598443160340546</text:p>
          </table:table-cell>
          <table:table-cell office:value-type="float" office:value="0" calcext:value-type="float">
            <text:p>0</text:p>
          </table:table-cell>
          <table:table-cell office:value-type="float" office:value="0.0583385112196347" calcext:value-type="float">
            <text:p>0.0583385112196347</text:p>
          </table:table-cell>
          <table:table-cell office:value-type="float" office:value="0" calcext:value-type="float">
            <text:p>0</text:p>
          </table:table-cell>
          <table:table-cell office:value-type="float" office:value="0.0506576159250094" calcext:value-type="float">
            <text:p>0.0506576159250094</text:p>
          </table:table-cell>
          <table:table-cell office:value-type="float" office:value="0" calcext:value-type="float">
            <text:p>0</text:p>
          </table:table-cell>
          <table:table-cell office:value-type="float" office:value="0.0309802760337203" calcext:value-type="float">
            <text:p>0.0309802760337203</text:p>
          </table:table-cell>
          <table:table-cell office:value-type="float" office:value="0.0218817217292827" calcext:value-type="float">
            <text:p>0.0218817217292827</text:p>
          </table:table-cell>
          <table:table-cell office:value-type="float" office:value="0" calcext:value-type="float">
            <text:p>0</text:p>
          </table:table-cell>
          <table:table-cell office:value-type="float" office:value="0.0182950558393814" calcext:value-type="float">
            <text:p>0.0182950558393814</text:p>
          </table:table-cell>
          <table:table-cell office:value-type="float" office:value="0" calcext:value-type="float">
            <text:p>0</text:p>
          </table:table-cell>
          <table:table-cell office:value-type="float" office:value="0.0176957029655603" calcext:value-type="float">
            <text:p>0.0176957029655603</text:p>
          </table:table-cell>
          <table:table-cell office:value-type="float" office:value="0" calcext:value-type="float">
            <text:p>0</text:p>
          </table:table-cell>
          <table:table-cell office:value-type="float" office:value="0.0140588289285285" calcext:value-type="float">
            <text:p>0.0140588289285285</text:p>
          </table:table-cell>
          <table:table-cell office:value-type="float" office:value="0.0127219308976474" calcext:value-type="float">
            <text:p>0.0127219308976474</text:p>
          </table:table-cell>
          <table:table-cell office:value-type="float" office:value="0" calcext:value-type="float">
            <text:p>0</text:p>
          </table:table-cell>
          <table:table-cell office:value-type="float" office:value="0.0100834644841926" calcext:value-type="float">
            <text:p>0.0100834644841926</text:p>
          </table:table-cell>
          <table:table-cell office:value-type="float" office:value="0" calcext:value-type="float">
            <text:p>0</text:p>
          </table:table-cell>
          <table:table-cell office:value-type="float" office:value="0.00955677335419236" calcext:value-type="float">
            <text:p>0.00955677335419236</text:p>
          </table:table-cell>
          <table:table-cell office:value-type="float" office:value="0" calcext:value-type="float">
            <text:p>0</text:p>
          </table:table-cell>
          <table:table-cell office:value-type="float" office:value="0.00803324818926976" calcext:value-type="float">
            <text:p>0.00803324818926976</text:p>
          </table:table-cell>
          <table:table-cell office:value-type="float" office:value="0.00629221647190892" calcext:value-type="float">
            <text:p>0.00629221647190892</text:p>
          </table:table-cell>
          <table:table-cell office:value-type="float" office:value="0" calcext:value-type="float">
            <text:p>0</text:p>
          </table:table-cell>
          <table:table-cell office:value-type="float" office:value="0.00629221647190892" calcext:value-type="float">
            <text:p>0.00629221647190892</text:p>
          </table:table-cell>
          <table:table-cell office:value-type="float" office:value="0" calcext:value-type="float">
            <text:p>0</text:p>
          </table:table-cell>
          <table:table-cell office:value-type="float" office:value="0.00606867828017954" calcext:value-type="float">
            <text:p>0.006068678280179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602456970861831" calcext:value-type="float">
            <text:p>0.00602456970861831</text:p>
          </table:table-cell>
          <table:table-cell office:value-type="float" office:value="0" calcext:value-type="float">
            <text:p>0</text:p>
          </table:table-cell>
          <table:table-cell office:value-type="float" office:value="0.00597161050172534" calcext:value-type="float">
            <text:p>0.00597161050172534</text:p>
          </table:table-cell>
          <table:table-cell office:value-type="float" office:value="0" calcext:value-type="float">
            <text:p>0</text:p>
          </table:table-cell>
          <table:table-cell office:value-type="float" office:value="0.00469807461263994" calcext:value-type="float">
            <text:p>0.00469807461263994</text:p>
          </table:table-cell>
          <table:table-cell office:value-type="float" office:value="0" calcext:value-type="float">
            <text:p>0</text:p>
          </table:table-cell>
          <table:table-cell office:value-type="float" office:value="0.00469781352010268" calcext:value-type="float">
            <text:p>0.00469781352010268</text:p>
          </table:table-cell>
          <table:table-cell office:value-type="float" office:value="0.00455930915094538" calcext:value-type="float">
            <text:p>0.00455930915094538</text:p>
          </table:table-cell>
          <table:table-cell office:value-type="float" office:value="0" calcext:value-type="float">
            <text:p>0</text:p>
          </table:table-cell>
          <table:table-cell office:value-type="float" office:value="0.00410495270418665" calcext:value-type="float">
            <text:p>0.00410495270418665</text:p>
          </table:table-cell>
          <table:table-cell office:value-type="float" office:value="0" calcext:value-type="float">
            <text:p>0</text:p>
          </table:table-cell>
          <table:table-cell office:value-type="float" office:value="0.004016166379333" calcext:value-type="float">
            <text:p>0.004016166379333</text:p>
          </table:table-cell>
          <table:table-cell office:value-type="float" office:value="0" calcext:value-type="float">
            <text:p>0</text:p>
          </table:table-cell>
          <table:table-cell office:value-type="float" office:value="0.00311467534636711" calcext:value-type="float">
            <text:p>0.00311467534636711</text:p>
          </table:table-cell>
          <table:table-cell office:value-type="float" office:value="0.00306452950314617" calcext:value-type="float">
            <text:p>0.00306452950314617</text:p>
          </table:table-cell>
          <table:table-cell office:value-type="float" office:value="0" calcext:value-type="float">
            <text:p>0</text:p>
          </table:table-cell>
          <table:table-cell office:value-type="float" office:value="0.00251637418461714" calcext:value-type="float">
            <text:p>0.00251637418461714</text:p>
          </table:table-cell>
          <table:table-cell office:value-type="float" office:value="0" calcext:value-type="float">
            <text:p>0</text:p>
          </table:table-cell>
          <table:table-cell office:value-type="float" office:value="0.00192560536221209" calcext:value-type="float">
            <text:p>0.00192560536221209</text:p>
          </table:table-cell>
          <table:table-cell office:value-type="float" office:value="0" calcext:value-type="float">
            <text:p>0</text:p>
          </table:table-cell>
          <table:table-cell office:value-type="float" office:value="0.00190588155106264" calcext:value-type="float">
            <text:p>0.00190588155106264</text:p>
          </table:table-cell>
          <table:table-cell office:value-type="float" office:value="0.00180657879799562" calcext:value-type="float">
            <text:p>0.00180657879799562</text:p>
          </table:table-cell>
          <table:table-cell office:value-type="float" office:value="0" calcext:value-type="float">
            <text:p>0</text:p>
          </table:table-cell>
          <table:table-cell office:value-type="float" office:value="0.00180657879799562" calcext:value-type="float">
            <text:p>0.00180657879799562</text:p>
          </table:table-cell>
          <table:table-cell office:value-type="float" office:value="0" calcext:value-type="float">
            <text:p>0</text:p>
          </table:table-cell>
          <table:table-cell office:value-type="float" office:value="0.00166306987778031" calcext:value-type="float">
            <text:p>0.00166306987778031</text:p>
          </table:table-cell>
          <table:table-cell office:value-type="float" office:value="0" calcext:value-type="float">
            <text:p>0</text:p>
          </table:table-cell>
          <table:table-cell office:value-type="float" office:value="0.00166280878524305" calcext:value-type="float">
            <text:p>0.00166280878524305</text:p>
          </table:table-cell>
          <table:table-cell office:value-type="float" office:value="0.00148233118943875" calcext:value-type="float">
            <text:p>0.00148233118943875</text:p>
          </table:table-cell>
          <table:table-cell office:value-type="float" office:value="0" calcext:value-type="float">
            <text:p>0</text:p>
          </table:table-cell>
          <table:table-cell office:value-type="float" office:value="0.00148233118943875" calcext:value-type="float">
            <text:p>0.00148233118943875</text:p>
          </table:table-cell>
          <table:table-cell office:value-type="float" office:value="0" calcext:value-type="float">
            <text:p>0</text:p>
          </table:table-cell>
          <table:table-cell office:value-type="float" office:value="0.0011630017930564" calcext:value-type="float">
            <text:p>0.0011630017930564</text:p>
          </table:table-cell>
          <table:table-cell office:value-type="float" office:value="0" calcext:value-type="float">
            <text:p>0</text:p>
          </table:table-cell>
          <table:table-cell office:value-type="float" office:value="0.00091274335893099" calcext:value-type="float">
            <text:p>0.00091274335893099</text:p>
          </table:table-cell>
          <table:table-cell office:value-type="float" office:value="0.000903781859691089" calcext:value-type="float">
            <text:p>0.000903781859691089</text:p>
          </table:table-cell>
          <table:table-cell office:value-type="float" office:value="0" calcext:value-type="float">
            <text:p>0</text:p>
          </table:table-cell>
          <table:table-cell office:value-type="float" office:value="0.000851761782570626" calcext:value-type="float">
            <text:p>0.000851761782570626</text:p>
          </table:table-cell>
          <table:table-cell office:value-type="float" office:value="0" calcext:value-type="float">
            <text:p>0</text:p>
          </table:table-cell>
          <table:table-cell office:value-type="float" office:value="0.000792128837534878" calcext:value-type="float">
            <text:p>0.0007921288375348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780085912119977" calcext:value-type="float">
            <text:p>0.000780085912119977</text:p>
          </table:table-cell>
          <table:table-cell office:value-type="float" office:value="0" calcext:value-type="float">
            <text:p>0</text:p>
          </table:table-cell>
          <table:table-cell office:value-type="float" office:value="0.000688342852862012" calcext:value-type="float">
            <text:p>0.000688342852862012</text:p>
          </table:table-cell>
          <table:table-cell office:value-type="float" office:value="0" calcext:value-type="float">
            <text:p>0</text:p>
          </table:table-cell>
          <table:table-cell office:value-type="float" office:value="0.000642046633124616" calcext:value-type="float">
            <text:p>0.000642046633124616</text:p>
          </table:table-cell>
          <table:table-cell office:value-type="float" office:value="0" calcext:value-type="float">
            <text:p>0</text:p>
          </table:table-cell>
          <table:table-cell office:value-type="float" office:value="0.000501699352335239" calcext:value-type="float">
            <text:p>0.000501699352335239</text:p>
          </table:table-cell>
          <table:table-cell office:value-type="float" office:value="0.000482016991835255" calcext:value-type="float">
            <text:p>0.000482016991835255</text:p>
          </table:table-cell>
          <table:table-cell office:value-type="float" office:value="0" calcext:value-type="float">
            <text:p>0</text:p>
          </table:table-cell>
          <table:table-cell office:value-type="float" office:value="0.00040168082652936" calcext:value-type="float">
            <text:p>0.00040168082652936</text:p>
          </table:table-cell>
          <table:table-cell office:value-type="float" office:value="0" calcext:value-type="float">
            <text:p>0</text:p>
          </table:table-cell>
          <table:table-cell office:value-type="float" office:value="0.00040168082652936" calcext:value-type="float">
            <text:p>0.00040168082652936</text:p>
          </table:table-cell>
          <table:table-cell office:value-type="float" office:value="0" calcext:value-type="float">
            <text:p>0</text:p>
          </table:table-cell>
          <table:table-cell office:value-type="float" office:value="0.000363416309313358" calcext:value-type="float">
            <text:p>0.000363416309313358</text:p>
          </table:table-cell>
          <table:table-cell office:value-type="float" office:value="0.00033746047862504" calcext:value-type="float">
            <text:p>0.00033746047862504</text:p>
          </table:table-cell>
          <table:table-cell office:value-type="float" office:value="0" calcext:value-type="float">
            <text:p>0</text:p>
          </table:table-cell>
          <table:table-cell office:value-type="float" office:value="0.000281326148804606" calcext:value-type="float">
            <text:p>0.000281326148804606</text:p>
          </table:table-cell>
          <table:table-cell office:value-type="float" office:value="0" calcext:value-type="float">
            <text:p>0</text:p>
          </table:table-cell>
          <table:table-cell office:value-type="float" office:value="0.000237732198306473" calcext:value-type="float">
            <text:p>0.000237732198306473</text:p>
          </table:table-cell>
          <table:table-cell office:value-type="float" office:value="0" calcext:value-type="float">
            <text:p>0</text:p>
          </table:table-cell>
          <table:table-cell office:value-type="float" office:value="0.000231745334377087" calcext:value-type="float">
            <text:p>0.000231745334377087</text:p>
          </table:table-cell>
          <table:table-cell office:value-type="float" office:value="0.000227437853798418" calcext:value-type="float">
            <text:p>0.000227437853798418</text:p>
          </table:table-cell>
        </table:table-row>
        <table:table-row table:style-name="ro1">
          <table:table-cell office:value-type="string" calcext:value-type="string">
            <text:p>2023/08/15</text:p>
          </table:table-cell>
          <table:table-cell office:value-type="float" office:value="15486960.12692" calcext:value-type="float">
            <text:p>15486960.12692</text:p>
          </table:table-cell>
          <table:table-cell office:value-type="float" office:value="0.300516078033294" calcext:value-type="float">
            <text:p>0.3005160780332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1428902447597" calcext:value-type="float">
            <text:p>0.141428902447597</text:p>
          </table:table-cell>
          <table:table-cell office:value-type="float" office:value="0" calcext:value-type="float">
            <text:p>0</text:p>
          </table:table-cell>
          <table:table-cell office:value-type="float" office:value="0.0968547428098991" calcext:value-type="float">
            <text:p>0.0968547428098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55928567734762" calcext:value-type="float">
            <text:p>0.0855928567734762</text:p>
          </table:table-cell>
          <table:table-cell office:value-type="float" office:value="0" calcext:value-type="float">
            <text:p>0</text:p>
          </table:table-cell>
          <table:table-cell office:value-type="float" office:value="0.0831293545956872" calcext:value-type="float">
            <text:p>0.0831293545956872</text:p>
          </table:table-cell>
          <table:table-cell office:value-type="float" office:value="0" calcext:value-type="float">
            <text:p>0</text:p>
          </table:table-cell>
          <table:table-cell office:value-type="float" office:value="0.0728370702032883" calcext:value-type="float">
            <text:p>0.0728370702032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8271550208703" calcext:value-type="float">
            <text:p>0.0258271550208703</text:p>
          </table:table-cell>
          <table:table-cell office:value-type="float" office:value="0" calcext:value-type="float">
            <text:p>0</text:p>
          </table:table-cell>
          <table:table-cell office:value-type="float" office:value="0.0246527341176754" calcext:value-type="float">
            <text:p>0.0246527341176754</text:p>
          </table:table-cell>
          <table:table-cell office:value-type="float" office:value="0" calcext:value-type="float">
            <text:p>0</text:p>
          </table:table-cell>
          <table:table-cell office:value-type="float" office:value="0.0233890900881423" calcext:value-type="float">
            <text:p>0.0233890900881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7813039414679" calcext:value-type="float">
            <text:p>0.0197813039414679</text:p>
          </table:table-cell>
          <table:table-cell office:value-type="float" office:value="0" calcext:value-type="float">
            <text:p>0</text:p>
          </table:table-cell>
          <table:table-cell office:value-type="float" office:value="0.0131183568844382" calcext:value-type="float">
            <text:p>0.0131183568844382</text:p>
          </table:table-cell>
          <table:table-cell office:value-type="float" office:value="0" calcext:value-type="float">
            <text:p>0</text:p>
          </table:table-cell>
          <table:table-cell office:value-type="float" office:value="0.0130046571340954" calcext:value-type="float">
            <text:p>0.0130046571340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8514556230902" calcext:value-type="float">
            <text:p>0.0088514556230902</text:p>
          </table:table-cell>
          <table:table-cell office:value-type="float" office:value="0" calcext:value-type="float">
            <text:p>0</text:p>
          </table:table-cell>
          <table:table-cell office:value-type="float" office:value="0.00774742099267367" calcext:value-type="float">
            <text:p>0.00774742099267367</text:p>
          </table:table-cell>
          <table:table-cell office:value-type="float" office:value="0" calcext:value-type="float">
            <text:p>0</text:p>
          </table:table-cell>
          <table:table-cell office:value-type="float" office:value="0.00774742099267367" calcext:value-type="float">
            <text:p>0.00774742099267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47666514783929" calcext:value-type="float">
            <text:p>0.00647666514783929</text:p>
          </table:table-cell>
          <table:table-cell office:value-type="float" office:value="0" calcext:value-type="float">
            <text:p>0</text:p>
          </table:table-cell>
          <table:table-cell office:value-type="float" office:value="0.0059326852666387" calcext:value-type="float">
            <text:p>0.0059326852666387</text:p>
          </table:table-cell>
          <table:table-cell office:value-type="float" office:value="0" calcext:value-type="float">
            <text:p>0</text:p>
          </table:table-cell>
          <table:table-cell office:value-type="float" office:value="0.00576129825664795" calcext:value-type="float">
            <text:p>0.00576129825664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04175141280805" calcext:value-type="float">
            <text:p>0.00504175141280805</text:p>
          </table:table-cell>
          <table:table-cell office:value-type="float" office:value="0" calcext:value-type="float">
            <text:p>0</text:p>
          </table:table-cell>
          <table:table-cell office:value-type="float" office:value="0.00482799862511629" calcext:value-type="float">
            <text:p>0.00482799862511629</text:p>
          </table:table-cell>
          <table:table-cell office:value-type="float" office:value="0" calcext:value-type="float">
            <text:p>0</text:p>
          </table:table-cell>
          <table:table-cell office:value-type="float" office:value="0.00480816114910532" calcext:value-type="float">
            <text:p>0.00480816114910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91316949894238" calcext:value-type="float">
            <text:p>0.00391316949894238</text:p>
          </table:table-cell>
          <table:table-cell office:value-type="float" office:value="0" calcext:value-type="float">
            <text:p>0</text:p>
          </table:table-cell>
          <table:table-cell office:value-type="float" office:value="0.00391316949894238" calcext:value-type="float">
            <text:p>0.00391316949894238</text:p>
          </table:table-cell>
          <table:table-cell office:value-type="float" office:value="0" calcext:value-type="float">
            <text:p>0</text:p>
          </table:table-cell>
          <table:table-cell office:value-type="float" office:value="0.0036210166514552" calcext:value-type="float">
            <text:p>0.0036210166514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02201091475962" calcext:value-type="float">
            <text:p>0.00302201091475962</text:p>
          </table:table-cell>
          <table:table-cell office:value-type="float" office:value="0" calcext:value-type="float">
            <text:p>0</text:p>
          </table:table-cell>
          <table:table-cell office:value-type="float" office:value="0.00290520345059786" calcext:value-type="float">
            <text:p>0.00290520345059786</text:p>
          </table:table-cell>
          <table:table-cell office:value-type="float" office:value="0" calcext:value-type="float">
            <text:p>0</text:p>
          </table:table-cell>
          <table:table-cell office:value-type="float" office:value="0.00235068599141797" calcext:value-type="float">
            <text:p>0.00235068599141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5068599141797" calcext:value-type="float">
            <text:p>0.00235068599141797</text:p>
          </table:table-cell>
          <table:table-cell office:value-type="float" office:value="0" calcext:value-type="float">
            <text:p>0</text:p>
          </table:table-cell>
          <table:table-cell office:value-type="float" office:value="0.00235068599141797" calcext:value-type="float">
            <text:p>0.00235068599141797</text:p>
          </table:table-cell>
          <table:table-cell office:value-type="float" office:value="0" calcext:value-type="float">
            <text:p>0</text:p>
          </table:table-cell>
          <table:table-cell office:value-type="float" office:value="0.00222183751478688" calcext:value-type="float">
            <text:p>0.00222183751478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2183751478688" calcext:value-type="float">
            <text:p>0.00222183751478688</text:p>
          </table:table-cell>
          <table:table-cell office:value-type="float" office:value="0" calcext:value-type="float">
            <text:p>0</text:p>
          </table:table-cell>
          <table:table-cell office:value-type="float" office:value="0.00183790099068726" calcext:value-type="float">
            <text:p>0.00183790099068726</text:p>
          </table:table-cell>
          <table:table-cell office:value-type="float" office:value="0" calcext:value-type="float">
            <text:p>0</text:p>
          </table:table-cell>
          <table:table-cell office:value-type="float" office:value="0.00170465990637569" calcext:value-type="float">
            <text:p>0.00170465990637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7837921789451" calcext:value-type="float">
            <text:p>0.00147837921789451</text:p>
          </table:table-cell>
          <table:table-cell office:value-type="float" office:value="0" calcext:value-type="float">
            <text:p>0</text:p>
          </table:table-cell>
          <table:table-cell office:value-type="float" office:value="0.00140670214305849" calcext:value-type="float">
            <text:p>0.00140670214305849</text:p>
          </table:table-cell>
          <table:table-cell office:value-type="float" office:value="0" calcext:value-type="float">
            <text:p>0</text:p>
          </table:table-cell>
          <table:table-cell office:value-type="float" office:value="0.00124448380069753" calcext:value-type="float">
            <text:p>0.00124448380069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0813754747705" calcext:value-type="float">
            <text:p>0.0010813754747705</text:p>
          </table:table-cell>
          <table:table-cell office:value-type="float" office:value="0" calcext:value-type="float">
            <text:p>0</text:p>
          </table:table-cell>
          <table:table-cell office:value-type="float" office:value="0.0010697556495417" calcext:value-type="float">
            <text:p>0.0010697556495417</text:p>
          </table:table-cell>
          <table:table-cell office:value-type="float" office:value="0" calcext:value-type="float">
            <text:p>0</text:p>
          </table:table-cell>
          <table:table-cell office:value-type="float" office:value="0.000948858396326413" calcext:value-type="float">
            <text:p>0.000948858396326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20694235224007" calcext:value-type="float">
            <text:p>0.000920694235224007</text:p>
          </table:table-cell>
          <table:table-cell office:value-type="float" office:value="0" calcext:value-type="float">
            <text:p>0</text:p>
          </table:table-cell>
          <table:table-cell office:value-type="float" office:value="0.000814035026672988" calcext:value-type="float">
            <text:p>0.000814035026672988</text:p>
          </table:table-cell>
          <table:table-cell office:value-type="float" office:value="0" calcext:value-type="float">
            <text:p>0</text:p>
          </table:table-cell>
          <table:table-cell office:value-type="float" office:value="0.000647846311850442" calcext:value-type="float">
            <text:p>0.000647846311850442</text:p>
          </table:table-cell>
          <table:table-cell office:value-type="float" office:value="0" calcext:value-type="float">
            <text:p>0</text:p>
          </table:table-cell>
          <table:table-cell office:value-type="float" office:value="0.000647846311850442" calcext:value-type="float">
            <text:p>0.000647846311850442</text:p>
          </table:table-cell>
        </table:table-row>
        <table:table-row table:style-name="ro1">
          <table:table-cell office:value-type="string" calcext:value-type="string">
            <text:p>2023/08/16</text:p>
          </table:table-cell>
          <table:table-cell office:value-type="float" office:value="34803200.328848" calcext:value-type="float">
            <text:p>34803200.328848</text:p>
          </table:table-cell>
          <table:table-cell office:value-type="float" office:value="0.287329897983868" calcext:value-type="float">
            <text:p>0.287329897983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5497423487901" calcext:value-type="float">
            <text:p>0.215497423487901</text:p>
          </table:table-cell>
          <table:table-cell office:value-type="float" office:value="0.0912448569957449" calcext:value-type="float">
            <text:p>0.0912448569957449</text:p>
          </table:table-cell>
          <table:table-cell office:value-type="float" office:value="0" calcext:value-type="float">
            <text:p>0</text:p>
          </table:table-cell>
          <table:table-cell office:value-type="float" office:value="0.087933990756111" calcext:value-type="float">
            <text:p>0.087933990756111</text:p>
          </table:table-cell>
          <table:table-cell office:value-type="float" office:value="0.0498144879671584" calcext:value-type="float">
            <text:p>0.0498144879671584</text:p>
          </table:table-cell>
          <table:table-cell office:value-type="float" office:value="0" calcext:value-type="float">
            <text:p>0</text:p>
          </table:table-cell>
          <table:table-cell office:value-type="float" office:value="0.0359826925445695" calcext:value-type="float">
            <text:p>0.0359826925445695</text:p>
          </table:table-cell>
          <table:table-cell office:value-type="float" office:value="0.0287329897983868" calcext:value-type="float">
            <text:p>0.0287329897983868</text:p>
          </table:table-cell>
          <table:table-cell office:value-type="float" office:value="0" calcext:value-type="float">
            <text:p>0</text:p>
          </table:table-cell>
          <table:table-cell office:value-type="float" office:value="0.020065333653272" calcext:value-type="float">
            <text:p>0.020065333653272</text:p>
          </table:table-cell>
          <table:table-cell office:value-type="float" office:value="0.0191324086551911" calcext:value-type="float">
            <text:p>0.0191324086551911</text:p>
          </table:table-cell>
          <table:table-cell office:value-type="float" office:value="0" calcext:value-type="float">
            <text:p>0</text:p>
          </table:table-cell>
          <table:table-cell office:value-type="float" office:value="0.0182010501078815" calcext:value-type="float">
            <text:p>0.0182010501078815</text:p>
          </table:table-cell>
          <table:table-cell office:value-type="float" office:value="0.0102794137814809" calcext:value-type="float">
            <text:p>0.0102794137814809</text:p>
          </table:table-cell>
          <table:table-cell office:value-type="float" office:value="0" calcext:value-type="float">
            <text:p>0</text:p>
          </table:table-cell>
          <table:table-cell office:value-type="float" office:value="0.0100565464294353" calcext:value-type="float">
            <text:p>0.0100565464294353</text:p>
          </table:table-cell>
          <table:table-cell office:value-type="float" office:value="0.00746903896319362" calcext:value-type="float">
            <text:p>0.00746903896319362</text:p>
          </table:table-cell>
          <table:table-cell office:value-type="float" office:value="0" calcext:value-type="float">
            <text:p>0</text:p>
          </table:table-cell>
          <table:table-cell office:value-type="float" office:value="0.007212020590875" calcext:value-type="float">
            <text:p>0.007212020590875</text:p>
          </table:table-cell>
          <table:table-cell office:value-type="float" office:value="0" calcext:value-type="float">
            <text:p>0</text:p>
          </table:table-cell>
          <table:table-cell office:value-type="float" office:value="0.00674169877433706" calcext:value-type="float">
            <text:p>0.00674169877433706</text:p>
          </table:table-cell>
          <table:table-cell office:value-type="float" office:value="0.00646810114796848" calcext:value-type="float">
            <text:p>0.00646810114796848</text:p>
          </table:table-cell>
          <table:table-cell office:value-type="float" office:value="0" calcext:value-type="float">
            <text:p>0</text:p>
          </table:table-cell>
          <table:table-cell office:value-type="float" office:value="0.00627056040645513" calcext:value-type="float">
            <text:p>0.00627056040645513</text:p>
          </table:table-cell>
          <table:table-cell office:value-type="float" office:value="0.00574613823184056" calcext:value-type="float">
            <text:p>0.00574613823184056</text:p>
          </table:table-cell>
          <table:table-cell office:value-type="float" office:value="0" calcext:value-type="float">
            <text:p>0</text:p>
          </table:table-cell>
          <table:table-cell office:value-type="float" office:value="0.00574544059484827" calcext:value-type="float">
            <text:p>0.00574544059484827</text:p>
          </table:table-cell>
          <table:table-cell office:value-type="float" office:value="0.00526153943803309" calcext:value-type="float">
            <text:p>0.00526153943803309</text:p>
          </table:table-cell>
          <table:table-cell office:value-type="float" office:value="0" calcext:value-type="float">
            <text:p>0</text:p>
          </table:table-cell>
          <table:table-cell office:value-type="float" office:value="0.00525586722691074" calcext:value-type="float">
            <text:p>0.00525586722691074</text:p>
          </table:table-cell>
          <table:table-cell office:value-type="float" office:value="0.00475155055389909" calcext:value-type="float">
            <text:p>0.00475155055389909</text:p>
          </table:table-cell>
          <table:table-cell office:value-type="float" office:value="0" calcext:value-type="float">
            <text:p>0</text:p>
          </table:table-cell>
          <table:table-cell office:value-type="float" office:value="0.00452619972334634" calcext:value-type="float">
            <text:p>0.00452619972334634</text:p>
          </table:table-cell>
          <table:table-cell office:value-type="float" office:value="0.00430994846975796" calcext:value-type="float">
            <text:p>0.00430994846975796</text:p>
          </table:table-cell>
          <table:table-cell office:value-type="float" office:value="0" calcext:value-type="float">
            <text:p>0</text:p>
          </table:table-cell>
          <table:table-cell office:value-type="float" office:value="0.00396941780625526" calcext:value-type="float">
            <text:p>0.00396941780625526</text:p>
          </table:table-cell>
          <table:table-cell office:value-type="float" office:value="0.00381257642820898" calcext:value-type="float">
            <text:p>0.00381257642820898</text:p>
          </table:table-cell>
          <table:table-cell office:value-type="float" office:value="0" calcext:value-type="float">
            <text:p>0</text:p>
          </table:table-cell>
          <table:table-cell office:value-type="float" office:value="0.00381257642820898" calcext:value-type="float">
            <text:p>0.00381257642820898</text:p>
          </table:table-cell>
          <table:table-cell office:value-type="float" office:value="0" calcext:value-type="float">
            <text:p>0</text:p>
          </table:table-cell>
          <table:table-cell office:value-type="float" office:value="0.00345846693012974" calcext:value-type="float">
            <text:p>0.00345846693012974</text:p>
          </table:table-cell>
          <table:table-cell office:value-type="float" office:value="0.00323252169159705" calcext:value-type="float">
            <text:p>0.00323252169159705</text:p>
          </table:table-cell>
          <table:table-cell office:value-type="float" office:value="0" calcext:value-type="float">
            <text:p>0</text:p>
          </table:table-cell>
          <table:table-cell office:value-type="float" office:value="0.00314938163629586" calcext:value-type="float">
            <text:p>0.00314938163629586</text:p>
          </table:table-cell>
          <table:table-cell office:value-type="float" office:value="0.00243273095146423" calcext:value-type="float">
            <text:p>0.00243273095146423</text:p>
          </table:table-cell>
          <table:table-cell office:value-type="float" office:value="0" calcext:value-type="float">
            <text:p>0</text:p>
          </table:table-cell>
          <table:table-cell office:value-type="float" office:value="0.00231202976162226" calcext:value-type="float">
            <text:p>0.00231202976162226</text:p>
          </table:table-cell>
          <table:table-cell office:value-type="float" office:value="0.00229496136117679" calcext:value-type="float">
            <text:p>0.00229496136117679</text:p>
          </table:table-cell>
          <table:table-cell office:value-type="float" office:value="0" calcext:value-type="float">
            <text:p>0</text:p>
          </table:table-cell>
          <table:table-cell office:value-type="float" office:value="0.00221050274897372" calcext:value-type="float">
            <text:p>0.00221050274897372</text:p>
          </table:table-cell>
          <table:table-cell office:value-type="float" office:value="0.00209827578383559" calcext:value-type="float">
            <text:p>0.00209827578383559</text:p>
          </table:table-cell>
          <table:table-cell office:value-type="float" office:value="0" calcext:value-type="float">
            <text:p>0</text:p>
          </table:table-cell>
          <table:table-cell office:value-type="float" office:value="0.00202884362509248" calcext:value-type="float">
            <text:p>0.00202884362509248</text:p>
          </table:table-cell>
          <table:table-cell office:value-type="float" office:value="0.00149298367704798" calcext:value-type="float">
            <text:p>0.00149298367704798</text:p>
          </table:table-cell>
          <table:table-cell office:value-type="float" office:value="0" calcext:value-type="float">
            <text:p>0</text:p>
          </table:table-cell>
          <table:table-cell office:value-type="float" office:value="0.00143646272261233" calcext:value-type="float">
            <text:p>0.00143646272261233</text:p>
          </table:table-cell>
          <table:table-cell office:value-type="float" office:value="0.00137779599424515" calcext:value-type="float">
            <text:p>0.00137779599424515</text:p>
          </table:table-cell>
          <table:table-cell office:value-type="float" office:value="0" calcext:value-type="float">
            <text:p>0</text:p>
          </table:table-cell>
          <table:table-cell office:value-type="float" office:value="0.00111038311519784" calcext:value-type="float">
            <text:p>0.00111038311519784</text:p>
          </table:table-cell>
          <table:table-cell office:value-type="float" office:value="0" calcext:value-type="float">
            <text:p>0</text:p>
          </table:table-cell>
          <table:table-cell office:value-type="float" office:value="0.00108369832784427" calcext:value-type="float">
            <text:p>0.00108369832784427</text:p>
          </table:table-cell>
          <table:table-cell office:value-type="float" office:value="0.0010637288016675" calcext:value-type="float">
            <text:p>0.0010637288016675</text:p>
          </table:table-cell>
          <table:table-cell office:value-type="float" office:value="0" calcext:value-type="float">
            <text:p>0</text:p>
          </table:table-cell>
          <table:table-cell office:value-type="float" office:value="0.0010637288016675" calcext:value-type="float">
            <text:p>0.0010637288016675</text:p>
          </table:table-cell>
          <table:table-cell office:value-type="float" office:value="0.00101658840755148" calcext:value-type="float">
            <text:p>0.00101658840755148</text:p>
          </table:table-cell>
          <table:table-cell office:value-type="float" office:value="0" calcext:value-type="float">
            <text:p>0</text:p>
          </table:table-cell>
          <table:table-cell office:value-type="float" office:value="0.00100565464294355" calcext:value-type="float">
            <text:p>0.00100565464294355</text:p>
          </table:table-cell>
          <table:table-cell office:value-type="float" office:value="0.00100334756200726" calcext:value-type="float">
            <text:p>0.00100334756200726</text:p>
          </table:table-cell>
          <table:table-cell office:value-type="float" office:value="0" calcext:value-type="float">
            <text:p>0</text:p>
          </table:table-cell>
          <table:table-cell office:value-type="float" office:value="0.000902721005630047" calcext:value-type="float">
            <text:p>0.000902721005630047</text:p>
          </table:table-cell>
          <table:table-cell office:value-type="float" office:value="0.000888877163815249" calcext:value-type="float">
            <text:p>0.000888877163815249</text:p>
          </table:table-cell>
          <table:table-cell office:value-type="float" office:value="0" calcext:value-type="float">
            <text:p>0</text:p>
          </table:table-cell>
          <table:table-cell office:value-type="float" office:value="0.00081753568813081" calcext:value-type="float">
            <text:p>0.00081753568813081</text:p>
          </table:table-cell>
          <table:table-cell office:value-type="float" office:value="0.000777744567862726" calcext:value-type="float">
            <text:p>0.000777744567862726</text:p>
          </table:table-cell>
          <table:table-cell office:value-type="float" office:value="0" calcext:value-type="float">
            <text:p>0</text:p>
          </table:table-cell>
          <table:table-cell office:value-type="float" office:value="0.000701916483805354" calcext:value-type="float">
            <text:p>0.000701916483805354</text:p>
          </table:table-cell>
          <table:table-cell office:value-type="float" office:value="0.000700957060543073" calcext:value-type="float">
            <text:p>0.000700957060543073</text:p>
          </table:table-cell>
          <table:table-cell office:value-type="float" office:value="0" calcext:value-type="float">
            <text:p>0</text:p>
          </table:table-cell>
          <table:table-cell office:value-type="float" office:value="0.000678058821517058" calcext:value-type="float">
            <text:p>0.0006780588215170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554577874667506" calcext:value-type="float">
            <text:p>0.000554577874667506</text:p>
          </table:table-cell>
          <table:table-cell office:value-type="float" office:value="0" calcext:value-type="float">
            <text:p>0</text:p>
          </table:table-cell>
          <table:table-cell office:value-type="float" office:value="0.000413541117023963" calcext:value-type="float">
            <text:p>0.000413541117023963</text:p>
          </table:table-cell>
          <table:table-cell office:value-type="float" office:value="0.000409696659366743" calcext:value-type="float">
            <text:p>0.000409696659366743</text:p>
          </table:table-cell>
          <table:table-cell office:value-type="float" office:value="0" calcext:value-type="float">
            <text:p>0</text:p>
          </table:table-cell>
          <table:table-cell office:value-type="float" office:value="0.000389026491301681" calcext:value-type="float">
            <text:p>0.000389026491301681</text:p>
          </table:table-cell>
          <table:table-cell office:value-type="float" office:value="0.00036043265795882" calcext:value-type="float">
            <text:p>0.00036043265795882</text:p>
          </table:table-cell>
          <table:table-cell office:value-type="float" office:value="0" calcext:value-type="float">
            <text:p>0</text:p>
          </table:table-cell>
          <table:table-cell office:value-type="float" office:value="0.000344554807796271" calcext:value-type="float">
            <text:p>0.000344554807796271</text:p>
          </table:table-cell>
          <table:table-cell office:value-type="float" office:value="0.000244478091658396" calcext:value-type="float">
            <text:p>0.000244478091658396</text:p>
          </table:table-cell>
          <table:table-cell office:value-type="float" office:value="0" calcext:value-type="float">
            <text:p>0</text:p>
          </table:table-cell>
          <table:table-cell office:value-type="float" office:value="0.000244478091658396" calcext:value-type="float">
            <text:p>0.000244478091658396</text:p>
          </table:table-cell>
          <table:table-cell office:value-type="float" office:value="0.000194392710729852" calcext:value-type="float">
            <text:p>0.000194392710729852</text:p>
          </table:table-cell>
          <table:table-cell office:value-type="float" office:value="0" calcext:value-type="float">
            <text:p>0</text:p>
          </table:table-cell>
          <table:table-cell office:value-type="float" office:value="0.000167989651662981" calcext:value-type="float">
            <text:p>0.000167989651662981</text:p>
          </table:table-cell>
          <table:table-cell office:value-type="float" office:value="0.000158589692092814" calcext:value-type="float">
            <text:p>0.000158589692092814</text:p>
          </table:table-cell>
        </table:table-row>
        <table:table-row table:style-name="ro1">
          <table:table-cell office:value-type="string" calcext:value-type="string">
            <text:p>2023/08/17</text:p>
          </table:table-cell>
          <table:table-cell office:value-type="float" office:value="7966463.922688" calcext:value-type="float">
            <text:p>7966463.922688</text:p>
          </table:table-cell>
          <table:table-cell office:value-type="float" office:value="0.146289660043646" calcext:value-type="float">
            <text:p>0.146289660043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606885402472" calcext:value-type="float">
            <text:p>0.125606885402472</text:p>
          </table:table-cell>
          <table:table-cell office:value-type="float" office:value="0" calcext:value-type="float">
            <text:p>0</text:p>
          </table:table-cell>
          <table:table-cell office:value-type="float" office:value="0.109677644746703" calcext:value-type="float">
            <text:p>0.109677644746703</text:p>
          </table:table-cell>
          <table:table-cell office:value-type="float" office:value="0.0920829999130255" calcext:value-type="float">
            <text:p>0.0920829999130255</text:p>
          </table:table-cell>
          <table:table-cell office:value-type="float" office:value="0" calcext:value-type="float">
            <text:p>0</text:p>
          </table:table-cell>
          <table:table-cell office:value-type="float" office:value="0.0643245771113836" calcext:value-type="float">
            <text:p>0.0643245771113836</text:p>
          </table:table-cell>
          <table:table-cell office:value-type="float" office:value="0" calcext:value-type="float">
            <text:p>0</text:p>
          </table:table-cell>
          <table:table-cell office:value-type="float" office:value="0.0442464165934571" calcext:value-type="float">
            <text:p>0.0442464165934571</text:p>
          </table:table-cell>
          <table:table-cell office:value-type="float" office:value="0.0415061660240885" calcext:value-type="float">
            <text:p>0.0415061660240885</text:p>
          </table:table-cell>
          <table:table-cell office:value-type="float" office:value="0" calcext:value-type="float">
            <text:p>0</text:p>
          </table:table-cell>
          <table:table-cell office:value-type="float" office:value="0.0340645489182652" calcext:value-type="float">
            <text:p>0.0340645489182652</text:p>
          </table:table-cell>
          <table:table-cell office:value-type="float" office:value="0" calcext:value-type="float">
            <text:p>0</text:p>
          </table:table-cell>
          <table:table-cell office:value-type="float" office:value="0.029371877193043" calcext:value-type="float">
            <text:p>0.029371877193043</text:p>
          </table:table-cell>
          <table:table-cell office:value-type="float" office:value="0.0288833383585275" calcext:value-type="float">
            <text:p>0.0288833383585275</text:p>
          </table:table-cell>
          <table:table-cell office:value-type="float" office:value="0" calcext:value-type="float">
            <text:p>0</text:p>
          </table:table-cell>
          <table:table-cell office:value-type="float" office:value="0.0277097148047482" calcext:value-type="float">
            <text:p>0.0277097148047482</text:p>
          </table:table-cell>
          <table:table-cell office:value-type="float" office:value="0" calcext:value-type="float">
            <text:p>0</text:p>
          </table:table-cell>
          <table:table-cell office:value-type="float" office:value="0.0244186130619372" calcext:value-type="float">
            <text:p>0.0244186130619372</text:p>
          </table:table-cell>
          <table:table-cell office:value-type="float" office:value="0" calcext:value-type="float">
            <text:p>0</text:p>
          </table:table-cell>
          <table:table-cell office:value-type="float" office:value="0.0205182339726013" calcext:value-type="float">
            <text:p>0.0205182339726013</text:p>
          </table:table-cell>
          <table:table-cell office:value-type="float" office:value="0.0205174180522554" calcext:value-type="float">
            <text:p>0.0205174180522554</text:p>
          </table:table-cell>
          <table:table-cell office:value-type="float" office:value="0" calcext:value-type="float">
            <text:p>0</text:p>
          </table:table-cell>
          <table:table-cell office:value-type="float" office:value="0.0190551197461244" calcext:value-type="float">
            <text:p>0.0190551197461244</text:p>
          </table:table-cell>
          <table:table-cell office:value-type="float" office:value="0" calcext:value-type="float">
            <text:p>0</text:p>
          </table:table-cell>
          <table:table-cell office:value-type="float" office:value="0.015346588434527" calcext:value-type="float">
            <text:p>0.015346588434527</text:p>
          </table:table-cell>
          <table:table-cell office:value-type="float" office:value="0.0148579995025022" calcext:value-type="float">
            <text:p>0.0148579995025022</text:p>
          </table:table-cell>
          <table:table-cell office:value-type="float" office:value="0" calcext:value-type="float">
            <text:p>0</text:p>
          </table:table-cell>
          <table:table-cell office:value-type="float" office:value="0.0105393275165514" calcext:value-type="float">
            <text:p>0.0105393275165514</text:p>
          </table:table-cell>
          <table:table-cell office:value-type="float" office:value="0" calcext:value-type="float">
            <text:p>0</text:p>
          </table:table-cell>
          <table:table-cell office:value-type="float" office:value="0.00993951028316242" calcext:value-type="float">
            <text:p>0.00993951028316242</text:p>
          </table:table-cell>
          <table:table-cell office:value-type="float" office:value="0.00864063026055528" calcext:value-type="float">
            <text:p>0.00864063026055528</text:p>
          </table:table-cell>
          <table:table-cell office:value-type="float" office:value="0" calcext:value-type="float">
            <text:p>0</text:p>
          </table:table-cell>
          <table:table-cell office:value-type="float" office:value="0.00652241829050648" calcext:value-type="float">
            <text:p>0.00652241829050648</text:p>
          </table:table-cell>
          <table:table-cell office:value-type="float" office:value="0" calcext:value-type="float">
            <text:p>0</text:p>
          </table:table-cell>
          <table:table-cell office:value-type="float" office:value="0.00636556927792997" calcext:value-type="float">
            <text:p>0.00636556927792997</text:p>
          </table:table-cell>
          <table:table-cell office:value-type="float" office:value="0.0055392305078199" calcext:value-type="float">
            <text:p>0.0055392305078199</text:p>
          </table:table-cell>
          <table:table-cell office:value-type="float" office:value="0" calcext:value-type="float">
            <text:p>0</text:p>
          </table:table-cell>
          <table:table-cell office:value-type="float" office:value="0.00538140891819094" calcext:value-type="float">
            <text:p>0.00538140891819094</text:p>
          </table:table-cell>
          <table:table-cell office:value-type="float" office:value="0" calcext:value-type="float">
            <text:p>0</text:p>
          </table:table-cell>
          <table:table-cell office:value-type="float" office:value="0.00515061819123319" calcext:value-type="float">
            <text:p>0.00515061819123319</text:p>
          </table:table-cell>
          <table:table-cell office:value-type="float" office:value="0" calcext:value-type="float">
            <text:p>0</text:p>
          </table:table-cell>
          <table:table-cell office:value-type="float" office:value="0.00453972682873793" calcext:value-type="float">
            <text:p>0.00453972682873793</text:p>
          </table:table-cell>
          <table:table-cell office:value-type="float" office:value="0.00439341724755971" calcext:value-type="float">
            <text:p>0.00439341724755971</text:p>
          </table:table-cell>
          <table:table-cell office:value-type="float" office:value="0" calcext:value-type="float">
            <text:p>0</text:p>
          </table:table-cell>
          <table:table-cell office:value-type="float" office:value="0.00439341724755971" calcext:value-type="float">
            <text:p>0.00439341724755971</text:p>
          </table:table-cell>
          <table:table-cell office:value-type="float" office:value="0" calcext:value-type="float">
            <text:p>0</text:p>
          </table:table-cell>
          <table:table-cell office:value-type="float" office:value="0.00439341724755971" calcext:value-type="float">
            <text:p>0.00439341724755971</text:p>
          </table:table-cell>
          <table:table-cell office:value-type="float" office:value="0.0042920367570638" calcext:value-type="float">
            <text:p>0.0042920367570638</text:p>
          </table:table-cell>
          <table:table-cell office:value-type="float" office:value="0" calcext:value-type="float">
            <text:p>0</text:p>
          </table:table-cell>
          <table:table-cell office:value-type="float" office:value="0.00427252044700344" calcext:value-type="float">
            <text:p>0.00427252044700344</text:p>
          </table:table-cell>
          <table:table-cell office:value-type="float" office:value="0" calcext:value-type="float">
            <text:p>0</text:p>
          </table:table-cell>
          <table:table-cell office:value-type="float" office:value="0.00382012910562857" calcext:value-type="float">
            <text:p>0.00382012910562857</text:p>
          </table:table-cell>
          <table:table-cell office:value-type="float" office:value="0.00376578621219403" calcext:value-type="float">
            <text:p>0.00376578621219403</text:p>
          </table:table-cell>
          <table:table-cell office:value-type="float" office:value="0" calcext:value-type="float">
            <text:p>0</text:p>
          </table:table-cell>
          <table:table-cell office:value-type="float" office:value="0.00368557496587429" calcext:value-type="float">
            <text:p>0.00368557496587429</text:p>
          </table:table-cell>
          <table:table-cell office:value-type="float" office:value="0" calcext:value-type="float">
            <text:p>0</text:p>
          </table:table-cell>
          <table:table-cell office:value-type="float" office:value="0.00325966454527515" calcext:value-type="float">
            <text:p>0.00325966454527515</text:p>
          </table:table-cell>
          <table:table-cell office:value-type="float" office:value="0" calcext:value-type="float">
            <text:p>0</text:p>
          </table:table-cell>
          <table:table-cell office:value-type="float" office:value="0.00319760796599511" calcext:value-type="float">
            <text:p>0.00319760796599511</text:p>
          </table:table-cell>
          <table:table-cell office:value-type="float" office:value="0.00313413833820209" calcext:value-type="float">
            <text:p>0.00313413833820209</text:p>
          </table:table-cell>
          <table:table-cell office:value-type="float" office:value="0" calcext:value-type="float">
            <text:p>0</text:p>
          </table:table-cell>
          <table:table-cell office:value-type="float" office:value="0.00271430272575734" calcext:value-type="float">
            <text:p>0.002714302725757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59224170226735" calcext:value-type="float">
            <text:p>0.00259224170226735</text:p>
          </table:table-cell>
          <table:table-cell office:value-type="float" office:value="0" calcext:value-type="float">
            <text:p>0</text:p>
          </table:table-cell>
          <table:table-cell office:value-type="float" office:value="0.00232000623229633" calcext:value-type="float">
            <text:p>0.002320006232296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32000623229633" calcext:value-type="float">
            <text:p>0.00232000623229633</text:p>
          </table:table-cell>
          <table:table-cell office:value-type="float" office:value="0" calcext:value-type="float">
            <text:p>0</text:p>
          </table:table-cell>
          <table:table-cell office:value-type="float" office:value="0.00221813546656191" calcext:value-type="float">
            <text:p>0.00221813546656191</text:p>
          </table:table-cell>
          <table:table-cell office:value-type="float" office:value="0" calcext:value-type="float">
            <text:p>0</text:p>
          </table:table-cell>
          <table:table-cell office:value-type="float" office:value="0.00206672012197406" calcext:value-type="float">
            <text:p>0.00206672012197406</text:p>
          </table:table-cell>
          <table:table-cell office:value-type="float" office:value="0.00190012291738251" calcext:value-type="float">
            <text:p>0.00190012291738251</text:p>
          </table:table-cell>
          <table:table-cell office:value-type="float" office:value="0" calcext:value-type="float">
            <text:p>0</text:p>
          </table:table-cell>
          <table:table-cell office:value-type="float" office:value="0.00175611163695322" calcext:value-type="float">
            <text:p>0.00175611163695322</text:p>
          </table:table-cell>
          <table:table-cell office:value-type="float" office:value="0" calcext:value-type="float">
            <text:p>0</text:p>
          </table:table-cell>
          <table:table-cell office:value-type="float" office:value="0.00159556499261859" calcext:value-type="float">
            <text:p>0.00159556499261859</text:p>
          </table:table-cell>
          <table:table-cell office:value-type="float" office:value="0" calcext:value-type="float">
            <text:p>0</text:p>
          </table:table-cell>
          <table:table-cell office:value-type="float" office:value="0.00146001691627262" calcext:value-type="float">
            <text:p>0.00146001691627262</text:p>
          </table:table-cell>
          <table:table-cell office:value-type="float" office:value="0.0013980180890899" calcext:value-type="float">
            <text:p>0.0013980180890899</text:p>
          </table:table-cell>
          <table:table-cell office:value-type="float" office:value="0" calcext:value-type="float">
            <text:p>0</text:p>
          </table:table-cell>
          <table:table-cell office:value-type="float" office:value="0.00137868304765942" calcext:value-type="float">
            <text:p>0.00137868304765942</text:p>
          </table:table-cell>
          <table:table-cell office:value-type="float" office:value="0" calcext:value-type="float">
            <text:p>0</text:p>
          </table:table-cell>
          <table:table-cell office:value-type="float" office:value="0.0013481514639655" calcext:value-type="float">
            <text:p>0.0013481514639655</text:p>
          </table:table-cell>
          <table:table-cell office:value-type="float" office:value="0.00123878245979303" calcext:value-type="float">
            <text:p>0.00123878245979303</text:p>
          </table:table-cell>
          <table:table-cell office:value-type="float" office:value="0" calcext:value-type="float">
            <text:p>0</text:p>
          </table:table-cell>
          <table:table-cell office:value-type="float" office:value="0.000970102553529473" calcext:value-type="float">
            <text:p>0.000970102553529473</text:p>
          </table:table-cell>
          <table:table-cell office:value-type="float" office:value="0" calcext:value-type="float">
            <text:p>0</text:p>
          </table:table-cell>
          <table:table-cell office:value-type="float" office:value="0.000970102553529473" calcext:value-type="float">
            <text:p>0.000970102553529473</text:p>
          </table:table-cell>
          <table:table-cell office:value-type="float" office:value="0.000881917054816661" calcext:value-type="float">
            <text:p>0.000881917054816661</text:p>
          </table:table-cell>
          <table:table-cell office:value-type="float" office:value="0" calcext:value-type="float">
            <text:p>0</text:p>
          </table:table-cell>
          <table:table-cell office:value-type="float" office:value="0.000879204948892376" calcext:value-type="float">
            <text:p>0.0008792049488923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687804457934593" calcext:value-type="float">
            <text:p>0.000687804457934593</text:p>
          </table:table-cell>
        </table:table-row>
        <table:table-row table:style-name="ro1">
          <table:table-cell office:value-type="string" calcext:value-type="string">
            <text:p>2023/08/18</text:p>
          </table:table-cell>
          <table:table-cell office:value-type="float" office:value="24026886.33783" calcext:value-type="float">
            <text:p>24026886.33783</text:p>
          </table:table-cell>
          <table:table-cell office:value-type="float" office:value="0.309388805502269" calcext:value-type="float">
            <text:p>0.3093888055022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2739535743221" calcext:value-type="float">
            <text:p>0.242739535743221</text:p>
          </table:table-cell>
          <table:table-cell office:value-type="float" office:value="0" calcext:value-type="float">
            <text:p>0</text:p>
          </table:table-cell>
          <table:table-cell office:value-type="float" office:value="0.128463084171678" calcext:value-type="float">
            <text:p>0.128463084171678</text:p>
          </table:table-cell>
          <table:table-cell office:value-type="float" office:value="0" calcext:value-type="float">
            <text:p>0</text:p>
          </table:table-cell>
          <table:table-cell office:value-type="float" office:value="0.0500967534068216" calcext:value-type="float">
            <text:p>0.0500967534068216</text:p>
          </table:table-cell>
          <table:table-cell office:value-type="float" office:value="0" calcext:value-type="float">
            <text:p>0</text:p>
          </table:table-cell>
          <table:table-cell office:value-type="float" office:value="0.0452160689789204" calcext:value-type="float">
            <text:p>0.0452160689789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0442685275002" calcext:value-type="float">
            <text:p>0.0270442685275002</text:p>
          </table:table-cell>
          <table:table-cell office:value-type="float" office:value="0" calcext:value-type="float">
            <text:p>0</text:p>
          </table:table-cell>
          <table:table-cell office:value-type="float" office:value="0.0268676840570722" calcext:value-type="float">
            <text:p>0.0268676840570722</text:p>
          </table:table-cell>
          <table:table-cell office:value-type="float" office:value="0" calcext:value-type="float">
            <text:p>0</text:p>
          </table:table-cell>
          <table:table-cell office:value-type="float" office:value="0.021726759458552" calcext:value-type="float">
            <text:p>0.021726759458552</text:p>
          </table:table-cell>
          <table:table-cell office:value-type="float" office:value="0" calcext:value-type="float">
            <text:p>0</text:p>
          </table:table-cell>
          <table:table-cell office:value-type="float" office:value="0.0160295712305261" calcext:value-type="float">
            <text:p>0.0160295712305261</text:p>
          </table:table-cell>
          <table:table-cell office:value-type="float" office:value="0" calcext:value-type="float">
            <text:p>0</text:p>
          </table:table-cell>
          <table:table-cell office:value-type="float" office:value="0.0112189284832795" calcext:value-type="float">
            <text:p>0.0112189284832795</text:p>
          </table:table-cell>
          <table:table-cell office:value-type="float" office:value="0" calcext:value-type="float">
            <text:p>0</text:p>
          </table:table-cell>
          <table:table-cell office:value-type="float" office:value="0.0112147476710599" calcext:value-type="float">
            <text:p>0.0112147476710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1040033729949" calcext:value-type="float">
            <text:p>0.0101040033729949</text:p>
          </table:table-cell>
          <table:table-cell office:value-type="float" office:value="0" calcext:value-type="float">
            <text:p>0</text:p>
          </table:table-cell>
          <table:table-cell office:value-type="float" office:value="0.00915640907051751" calcext:value-type="float">
            <text:p>0.00915640907051751</text:p>
          </table:table-cell>
          <table:table-cell office:value-type="float" office:value="0" calcext:value-type="float">
            <text:p>0</text:p>
          </table:table-cell>
          <table:table-cell office:value-type="float" office:value="0.00832230307283588" calcext:value-type="float">
            <text:p>0.00832230307283588</text:p>
          </table:table-cell>
          <table:table-cell office:value-type="float" office:value="0" calcext:value-type="float">
            <text:p>0</text:p>
          </table:table-cell>
          <table:table-cell office:value-type="float" office:value="0.00804426843671735" calcext:value-type="float">
            <text:p>0.00804426843671735</text:p>
          </table:table-cell>
          <table:table-cell office:value-type="float" office:value="0" calcext:value-type="float">
            <text:p>0</text:p>
          </table:table-cell>
          <table:table-cell office:value-type="float" office:value="0.00718406617790612" calcext:value-type="float">
            <text:p>0.00718406617790612</text:p>
          </table:table-cell>
          <table:table-cell office:value-type="float" office:value="0" calcext:value-type="float">
            <text:p>0</text:p>
          </table:table-cell>
          <table:table-cell office:value-type="float" office:value="0.00624243723848017" calcext:value-type="float">
            <text:p>0.00624243723848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03711184048084" calcext:value-type="float">
            <text:p>0.00603711184048084</text:p>
          </table:table-cell>
          <table:table-cell office:value-type="float" office:value="0" calcext:value-type="float">
            <text:p>0</text:p>
          </table:table-cell>
          <table:table-cell office:value-type="float" office:value="0.005683443488264" calcext:value-type="float">
            <text:p>0.005683443488264</text:p>
          </table:table-cell>
          <table:table-cell office:value-type="float" office:value="0" calcext:value-type="float">
            <text:p>0</text:p>
          </table:table-cell>
          <table:table-cell office:value-type="float" office:value="0.00533702112695733" calcext:value-type="float">
            <text:p>0.00533702112695733</text:p>
          </table:table-cell>
          <table:table-cell office:value-type="float" office:value="0" calcext:value-type="float">
            <text:p>0</text:p>
          </table:table-cell>
          <table:table-cell office:value-type="float" office:value="0.00479278139417882" calcext:value-type="float">
            <text:p>0.00479278139417882</text:p>
          </table:table-cell>
          <table:table-cell office:value-type="float" office:value="0" calcext:value-type="float">
            <text:p>0</text:p>
          </table:table-cell>
          <table:table-cell office:value-type="float" office:value="0.00478559720070593" calcext:value-type="float">
            <text:p>0.00478559720070593</text:p>
          </table:table-cell>
          <table:table-cell office:value-type="float" office:value="0" calcext:value-type="float">
            <text:p>0</text:p>
          </table:table-cell>
          <table:table-cell office:value-type="float" office:value="0.00378898450344201" calcext:value-type="float">
            <text:p>0.00378898450344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7581017061952" calcext:value-type="float">
            <text:p>0.00317581017061952</text:p>
          </table:table-cell>
          <table:table-cell office:value-type="float" office:value="0" calcext:value-type="float">
            <text:p>0</text:p>
          </table:table-cell>
          <table:table-cell office:value-type="float" office:value="0.00278479695867417" calcext:value-type="float">
            <text:p>0.00278479695867417</text:p>
          </table:table-cell>
          <table:table-cell office:value-type="float" office:value="0" calcext:value-type="float">
            <text:p>0</text:p>
          </table:table-cell>
          <table:table-cell office:value-type="float" office:value="0.00239128478372741" calcext:value-type="float">
            <text:p>0.00239128478372741</text:p>
          </table:table-cell>
          <table:table-cell office:value-type="float" office:value="0" calcext:value-type="float">
            <text:p>0</text:p>
          </table:table-cell>
          <table:table-cell office:value-type="float" office:value="0.00200411756325602" calcext:value-type="float">
            <text:p>0.00200411756325602</text:p>
          </table:table-cell>
          <table:table-cell office:value-type="float" office:value="0" calcext:value-type="float">
            <text:p>0</text:p>
          </table:table-cell>
          <table:table-cell office:value-type="float" office:value="0.00200247564680267" calcext:value-type="float">
            <text:p>0.00200247564680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9764003230118" calcext:value-type="float">
            <text:p>0.00199764003230118</text:p>
          </table:table-cell>
          <table:table-cell office:value-type="float" office:value="0" calcext:value-type="float">
            <text:p>0</text:p>
          </table:table-cell>
          <table:table-cell office:value-type="float" office:value="0.00199474702323532" calcext:value-type="float">
            <text:p>0.00199474702323532</text:p>
          </table:table-cell>
          <table:table-cell office:value-type="float" office:value="0" calcext:value-type="float">
            <text:p>0</text:p>
          </table:table-cell>
          <table:table-cell office:value-type="float" office:value="0.00179224221543006" calcext:value-type="float">
            <text:p>0.00179224221543006</text:p>
          </table:table-cell>
          <table:table-cell office:value-type="float" office:value="0" calcext:value-type="float">
            <text:p>0</text:p>
          </table:table-cell>
          <table:table-cell office:value-type="float" office:value="0.00162120682023914" calcext:value-type="float">
            <text:p>0.00162120682023914</text:p>
          </table:table-cell>
          <table:table-cell office:value-type="float" office:value="0" calcext:value-type="float">
            <text:p>0</text:p>
          </table:table-cell>
          <table:table-cell office:value-type="float" office:value="0.00147344284657724" calcext:value-type="float">
            <text:p>0.00147344284657724</text:p>
          </table:table-cell>
          <table:table-cell office:value-type="float" office:value="0" calcext:value-type="float">
            <text:p>0</text:p>
          </table:table-cell>
          <table:table-cell office:value-type="float" office:value="0.00145670144303689" calcext:value-type="float">
            <text:p>0.00145670144303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288317173047" calcext:value-type="float">
            <text:p>0.0012288317173047</text:p>
          </table:table-cell>
          <table:table-cell office:value-type="float" office:value="0" calcext:value-type="float">
            <text:p>0</text:p>
          </table:table-cell>
          <table:table-cell office:value-type="float" office:value="0.00103817841809684" calcext:value-type="float">
            <text:p>0.00103817841809684</text:p>
          </table:table-cell>
          <table:table-cell office:value-type="float" office:value="0" calcext:value-type="float">
            <text:p>0</text:p>
          </table:table-cell>
          <table:table-cell office:value-type="float" office:value="0.000990150360121511" calcext:value-type="float">
            <text:p>0.000990150360121511</text:p>
          </table:table-cell>
          <table:table-cell office:value-type="float" office:value="0" calcext:value-type="float">
            <text:p>0</text:p>
          </table:table-cell>
          <table:table-cell office:value-type="float" office:value="0.000929106904911436" calcext:value-type="float">
            <text:p>0.000929106904911436</text:p>
          </table:table-cell>
          <table:table-cell office:value-type="float" office:value="0" calcext:value-type="float">
            <text:p>0</text:p>
          </table:table-cell>
          <table:table-cell office:value-type="float" office:value="0.000618606768310159" calcext:value-type="float">
            <text:p>0.000618606768310159</text:p>
          </table:table-cell>
          <table:table-cell office:value-type="float" office:value="0" calcext:value-type="float">
            <text:p>0</text:p>
          </table:table-cell>
          <table:table-cell office:value-type="float" office:value="0.000601527977732386" calcext:value-type="float">
            <text:p>0.000601527977732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89798135752995" calcext:value-type="float">
            <text:p>0.000589798135752995</text:p>
          </table:table-cell>
          <table:table-cell office:value-type="float" office:value="0" calcext:value-type="float">
            <text:p>0</text:p>
          </table:table-cell>
          <table:table-cell office:value-type="float" office:value="0.000416200412296286" calcext:value-type="float">
            <text:p>0.000416200412296286</text:p>
          </table:table-cell>
          <table:table-cell office:value-type="float" office:value="0" calcext:value-type="float">
            <text:p>0</text:p>
          </table:table-cell>
          <table:table-cell office:value-type="float" office:value="0.000412639570213091" calcext:value-type="float">
            <text:p>0.000412639570213091</text:p>
          </table:table-cell>
          <table:table-cell office:value-type="float" office:value="0" calcext:value-type="float">
            <text:p>0</text:p>
          </table:table-cell>
          <table:table-cell office:value-type="float" office:value="0.000374601363632765" calcext:value-type="float">
            <text:p>0.000374601363632765</text:p>
          </table:table-cell>
          <table:table-cell office:value-type="float" office:value="0" calcext:value-type="float">
            <text:p>0</text:p>
          </table:table-cell>
          <table:table-cell office:value-type="float" office:value="0.000315068706513211" calcext:value-type="float">
            <text:p>0.000315068706513211</text:p>
          </table:table-cell>
          <table:table-cell office:value-type="float" office:value="0" calcext:value-type="float">
            <text:p>0</text:p>
          </table:table-cell>
          <table:table-cell office:value-type="float" office:value="0.00030619000683485" calcext:value-type="float">
            <text:p>0.00030619000683485</text:p>
          </table:table-cell>
        </table:table-row>
        <table:table-row table:style-name="ro1">
          <table:table-cell office:value-type="string" calcext:value-type="string">
            <text:p>2023/08/19</text:p>
          </table:table-cell>
          <table:table-cell office:value-type="float" office:value="14165032.539716" calcext:value-type="float">
            <text:p>14165032.539716</text:p>
          </table:table-cell>
          <table:table-cell office:value-type="float" office:value="0.23985811324286" calcext:value-type="float">
            <text:p>0.2398581132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2779084137202" calcext:value-type="float">
            <text:p>0.122779084137202</text:p>
          </table:table-cell>
          <table:table-cell office:value-type="float" office:value="0.103778680414487" calcext:value-type="float">
            <text:p>0.103778680414487</text:p>
          </table:table-cell>
          <table:table-cell office:value-type="float" office:value="0" calcext:value-type="float">
            <text:p>0</text:p>
          </table:table-cell>
          <table:table-cell office:value-type="float" office:value="0.0615756982946887" calcext:value-type="float">
            <text:p>0.0615756982946887</text:p>
          </table:table-cell>
          <table:table-cell office:value-type="float" office:value="0.0599117456892913" calcext:value-type="float">
            <text:p>0.0599117456892913</text:p>
          </table:table-cell>
          <table:table-cell office:value-type="float" office:value="0" calcext:value-type="float">
            <text:p>0</text:p>
          </table:table-cell>
          <table:table-cell office:value-type="float" office:value="0.0560890768074388" calcext:value-type="float">
            <text:p>0.0560890768074388</text:p>
          </table:table-cell>
          <table:table-cell office:value-type="float" office:value="0.0317683703682492" calcext:value-type="float">
            <text:p>0.0317683703682492</text:p>
          </table:table-cell>
          <table:table-cell office:value-type="float" office:value="0" calcext:value-type="float">
            <text:p>0</text:p>
          </table:table-cell>
          <table:table-cell office:value-type="float" office:value="0.0251861464066324" calcext:value-type="float">
            <text:p>0.0251861464066324</text:p>
          </table:table-cell>
          <table:table-cell office:value-type="float" office:value="0.0232647139408977" calcext:value-type="float">
            <text:p>0.0232647139408977</text:p>
          </table:table-cell>
          <table:table-cell office:value-type="float" office:value="0" calcext:value-type="float">
            <text:p>0</text:p>
          </table:table-cell>
          <table:table-cell office:value-type="float" office:value="0.021521549028938" calcext:value-type="float">
            <text:p>0.021521549028938</text:p>
          </table:table-cell>
          <table:table-cell office:value-type="float" office:value="0.0174392333873843" calcext:value-type="float">
            <text:p>0.0174392333873843</text:p>
          </table:table-cell>
          <table:table-cell office:value-type="float" office:value="0" calcext:value-type="float">
            <text:p>0</text:p>
          </table:table-cell>
          <table:table-cell office:value-type="float" office:value="0.0148207492366417" calcext:value-type="float">
            <text:p>0.0148207492366417</text:p>
          </table:table-cell>
          <table:table-cell office:value-type="float" office:value="0.014116386209446" calcext:value-type="float">
            <text:p>0.014116386209446</text:p>
          </table:table-cell>
          <table:table-cell office:value-type="float" office:value="0" calcext:value-type="float">
            <text:p>0</text:p>
          </table:table-cell>
          <table:table-cell office:value-type="float" office:value="0.0141024087759706" calcext:value-type="float">
            <text:p>0.0141024087759706</text:p>
          </table:table-cell>
          <table:table-cell office:value-type="float" office:value="0" calcext:value-type="float">
            <text:p>0</text:p>
          </table:table-cell>
          <table:table-cell office:value-type="float" office:value="0.0138227409538959" calcext:value-type="float">
            <text:p>0.0138227409538959</text:p>
          </table:table-cell>
          <table:table-cell office:value-type="float" office:value="0.0102479600659576" calcext:value-type="float">
            <text:p>0.0102479600659576</text:p>
          </table:table-cell>
          <table:table-cell office:value-type="float" office:value="0" calcext:value-type="float">
            <text:p>0</text:p>
          </table:table-cell>
          <table:table-cell office:value-type="float" office:value="0.00910567057564882" calcext:value-type="float">
            <text:p>0.00910567057564882</text:p>
          </table:table-cell>
          <table:table-cell office:value-type="float" office:value="0.00897551646588379" calcext:value-type="float">
            <text:p>0.00897551646588379</text:p>
          </table:table-cell>
          <table:table-cell office:value-type="float" office:value="0" calcext:value-type="float">
            <text:p>0</text:p>
          </table:table-cell>
          <table:table-cell office:value-type="float" office:value="0.00890214072904127" calcext:value-type="float">
            <text:p>0.00890214072904127</text:p>
          </table:table-cell>
          <table:table-cell office:value-type="float" office:value="0.00871931581192653" calcext:value-type="float">
            <text:p>0.00871931581192653</text:p>
          </table:table-cell>
          <table:table-cell office:value-type="float" office:value="0" calcext:value-type="float">
            <text:p>0</text:p>
          </table:table-cell>
          <table:table-cell office:value-type="float" office:value="0.00854579258188048" calcext:value-type="float">
            <text:p>0.00854579258188048</text:p>
          </table:table-cell>
          <table:table-cell office:value-type="float" office:value="0.00748417487942643" calcext:value-type="float">
            <text:p>0.00748417487942643</text:p>
          </table:table-cell>
          <table:table-cell office:value-type="float" office:value="0" calcext:value-type="float">
            <text:p>0</text:p>
          </table:table-cell>
          <table:table-cell office:value-type="float" office:value="0.00748371600296549" calcext:value-type="float">
            <text:p>0.00748371600296549</text:p>
          </table:table-cell>
          <table:table-cell office:value-type="float" office:value="0.0074544703377093" calcext:value-type="float">
            <text:p>0.0074544703377093</text:p>
          </table:table-cell>
          <table:table-cell office:value-type="float" office:value="0" calcext:value-type="float">
            <text:p>0</text:p>
          </table:table-cell>
          <table:table-cell office:value-type="float" office:value="0.007304677889718" calcext:value-type="float">
            <text:p>0.007304677889718</text:p>
          </table:table-cell>
          <table:table-cell office:value-type="float" office:value="0.00705963785961095" calcext:value-type="float">
            <text:p>0.00705963785961095</text:p>
          </table:table-cell>
          <table:table-cell office:value-type="float" office:value="0" calcext:value-type="float">
            <text:p>0</text:p>
          </table:table-cell>
          <table:table-cell office:value-type="float" office:value="0.00702510194741812" calcext:value-type="float">
            <text:p>0.00702510194741812</text:p>
          </table:table-cell>
          <table:table-cell office:value-type="float" office:value="0" calcext:value-type="float">
            <text:p>0</text:p>
          </table:table-cell>
          <table:table-cell office:value-type="float" office:value="0.00623048339299959" calcext:value-type="float">
            <text:p>0.00623048339299959</text:p>
          </table:table-cell>
          <table:table-cell office:value-type="float" office:value="0.00531342889604891" calcext:value-type="float">
            <text:p>0.005313428896048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501733130585702" calcext:value-type="float">
            <text:p>0.00501733130585702</text:p>
          </table:table-cell>
          <table:table-cell office:value-type="float" office:value="0" calcext:value-type="float">
            <text:p>0</text:p>
          </table:table-cell>
          <table:table-cell office:value-type="float" office:value="0.00473998205170001" calcext:value-type="float">
            <text:p>0.00473998205170001</text:p>
          </table:table-cell>
          <table:table-cell office:value-type="float" office:value="0.00433656723609843" calcext:value-type="float">
            <text:p>0.00433656723609843</text:p>
          </table:table-cell>
          <table:table-cell office:value-type="float" office:value="0" calcext:value-type="float">
            <text:p>0</text:p>
          </table:table-cell>
          <table:table-cell office:value-type="float" office:value="0.00382964174970313" calcext:value-type="float">
            <text:p>0.00382964174970313</text:p>
          </table:table-cell>
          <table:table-cell office:value-type="float" office:value="0.00382837101488842" calcext:value-type="float">
            <text:p>0.00382837101488842</text:p>
          </table:table-cell>
          <table:table-cell office:value-type="float" office:value="0" calcext:value-type="float">
            <text:p>0</text:p>
          </table:table-cell>
          <table:table-cell office:value-type="float" office:value="0.00324510373492737" calcext:value-type="float">
            <text:p>0.00324510373492737</text:p>
          </table:table-cell>
          <table:table-cell office:value-type="float" office:value="0.00302114378346907" calcext:value-type="float">
            <text:p>0.00302114378346907</text:p>
          </table:table-cell>
          <table:table-cell office:value-type="float" office:value="0" calcext:value-type="float">
            <text:p>0</text:p>
          </table:table-cell>
          <table:table-cell office:value-type="float" office:value="0.00282286679454402" calcext:value-type="float">
            <text:p>0.00282286679454402</text:p>
          </table:table-cell>
          <table:table-cell office:value-type="float" office:value="0.0025108722758157" calcext:value-type="float">
            <text:p>0.0025108722758157</text:p>
          </table:table-cell>
          <table:table-cell office:value-type="float" office:value="0" calcext:value-type="float">
            <text:p>0</text:p>
          </table:table-cell>
          <table:table-cell office:value-type="float" office:value="0.00247087325086381" calcext:value-type="float">
            <text:p>0.00247087325086381</text:p>
          </table:table-cell>
          <table:table-cell office:value-type="float" office:value="0" calcext:value-type="float">
            <text:p>0</text:p>
          </table:table-cell>
          <table:table-cell office:value-type="float" office:value="0.00240027687226774" calcext:value-type="float">
            <text:p>0.00240027687226774</text:p>
          </table:table-cell>
          <table:table-cell office:value-type="float" office:value="0.00211334071531899" calcext:value-type="float">
            <text:p>0.00211334071531899</text:p>
          </table:table-cell>
          <table:table-cell office:value-type="float" office:value="0" calcext:value-type="float">
            <text:p>0</text:p>
          </table:table-cell>
          <table:table-cell office:value-type="float" office:value="0.00209604168057886" calcext:value-type="float">
            <text:p>0.00209604168057886</text:p>
          </table:table-cell>
          <table:table-cell office:value-type="float" office:value="0.00195141097787799" calcext:value-type="float">
            <text:p>0.00195141097787799</text:p>
          </table:table-cell>
          <table:table-cell office:value-type="float" office:value="0" calcext:value-type="float">
            <text:p>0</text:p>
          </table:table-cell>
          <table:table-cell office:value-type="float" office:value="0.00195141097787799" calcext:value-type="float">
            <text:p>0.00195141097787799</text:p>
          </table:table-cell>
          <table:table-cell office:value-type="float" office:value="0.00176943307258381" calcext:value-type="float">
            <text:p>0.00176943307258381</text:p>
          </table:table-cell>
          <table:table-cell office:value-type="float" office:value="0" calcext:value-type="float">
            <text:p>0</text:p>
          </table:table-cell>
          <table:table-cell office:value-type="float" office:value="0.00148497503984002" calcext:value-type="float">
            <text:p>0.00148497503984002</text:p>
          </table:table-cell>
          <table:table-cell office:value-type="float" office:value="0.00148332455933919" calcext:value-type="float">
            <text:p>0.001483324559339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32714132122824" calcext:value-type="float">
            <text:p>0.00132714132122824</text:p>
          </table:table-cell>
          <table:table-cell office:value-type="float" office:value="0" calcext:value-type="float">
            <text:p>0</text:p>
          </table:table-cell>
          <table:table-cell office:value-type="float" office:value="0.00128721560990963" calcext:value-type="float">
            <text:p>0.00128721560990963</text:p>
          </table:table-cell>
          <table:table-cell office:value-type="float" office:value="0.00126891301023158" calcext:value-type="float">
            <text:p>0.00126891301023158</text:p>
          </table:table-cell>
          <table:table-cell office:value-type="float" office:value="0" calcext:value-type="float">
            <text:p>0</text:p>
          </table:table-cell>
          <table:table-cell office:value-type="float" office:value="0.000939933340969756" calcext:value-type="float">
            <text:p>0.000939933340969756</text:p>
          </table:table-cell>
          <table:table-cell office:value-type="float" office:value="0" calcext:value-type="float">
            <text:p>0</text:p>
          </table:table-cell>
          <table:table-cell office:value-type="float" office:value="0.000865151698426381" calcext:value-type="float">
            <text:p>0.000865151698426381</text:p>
          </table:table-cell>
          <table:table-cell office:value-type="float" office:value="0.000823374458710169" calcext:value-type="float">
            <text:p>0.000823374458710169</text:p>
          </table:table-cell>
          <table:table-cell office:value-type="float" office:value="0" calcext:value-type="float">
            <text:p>0</text:p>
          </table:table-cell>
          <table:table-cell office:value-type="float" office:value="0.000798427135856539" calcext:value-type="float">
            <text:p>0.000798427135856539</text:p>
          </table:table-cell>
          <table:table-cell office:value-type="float" office:value="0.000705963785961106" calcext:value-type="float">
            <text:p>0.000705963785961106</text:p>
          </table:table-cell>
          <table:table-cell office:value-type="float" office:value="0" calcext:value-type="float">
            <text:p>0</text:p>
          </table:table-cell>
          <table:table-cell office:value-type="float" office:value="0.000705963785961106" calcext:value-type="float">
            <text:p>0.000705963785961106</text:p>
          </table:table-cell>
          <table:table-cell office:value-type="float" office:value="0.000698462416888868" calcext:value-type="float">
            <text:p>0.000698462416888868</text:p>
          </table:table-cell>
          <table:table-cell office:value-type="float" office:value="0" calcext:value-type="float">
            <text:p>0</text:p>
          </table:table-cell>
          <table:table-cell office:value-type="float" office:value="0.000685289848278314" calcext:value-type="float">
            <text:p>0.000685289848278314</text:p>
          </table:table-cell>
          <table:table-cell office:value-type="float" office:value="0.00066519615303251" calcext:value-type="float">
            <text:p>0.00066519615303251</text:p>
          </table:table-cell>
          <table:table-cell office:value-type="float" office:value="0" calcext:value-type="float">
            <text:p>0</text:p>
          </table:table-cell>
          <table:table-cell office:value-type="float" office:value="0.000633884883414426" calcext:value-type="float">
            <text:p>0.000633884883414426</text:p>
          </table:table-cell>
          <table:table-cell office:value-type="float" office:value="0.000479161889319291" calcext:value-type="float">
            <text:p>0.000479161889319291</text:p>
          </table:table-cell>
          <table:table-cell office:value-type="float" office:value="0" calcext:value-type="float">
            <text:p>0</text:p>
          </table:table-cell>
          <table:table-cell office:value-type="float" office:value="0.000414830595660498" calcext:value-type="float">
            <text:p>0.000414830595660498</text:p>
          </table:table-cell>
          <table:table-cell office:value-type="float" office:value="0.000396866015255459" calcext:value-type="float">
            <text:p>0.000396866015255459</text:p>
          </table:table-cell>
        </table:table-row>
        <table:table-row table:style-name="ro1">
          <table:table-cell office:value-type="string" calcext:value-type="string">
            <text:p>2023/08/20</text:p>
          </table:table-cell>
          <table:table-cell office:value-type="float" office:value="6299834.822353" calcext:value-type="float">
            <text:p>6299834.822353</text:p>
          </table:table-cell>
          <table:table-cell office:value-type="float" office:value="0.227564962324606" calcext:value-type="float">
            <text:p>0.2275649623246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07366036074477" calcext:value-type="float">
            <text:p>0.107366036074477</text:p>
          </table:table-cell>
          <table:table-cell office:value-type="float" office:value="0" calcext:value-type="float">
            <text:p>0</text:p>
          </table:table-cell>
          <table:table-cell office:value-type="float" office:value="0.0778307707783463" calcext:value-type="float">
            <text:p>0.0778307707783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5121320823256" calcext:value-type="float">
            <text:p>0.0575121320823256</text:p>
          </table:table-cell>
          <table:table-cell office:value-type="float" office:value="0" calcext:value-type="float">
            <text:p>0</text:p>
          </table:table-cell>
          <table:table-cell office:value-type="float" office:value="0.0566675206678929" calcext:value-type="float">
            <text:p>0.0566675206678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4846555559518" calcext:value-type="float">
            <text:p>0.0564846555559518</text:p>
          </table:table-cell>
          <table:table-cell office:value-type="float" office:value="0" calcext:value-type="float">
            <text:p>0</text:p>
          </table:table-cell>
          <table:table-cell office:value-type="float" office:value="0.0486157333702294" calcext:value-type="float">
            <text:p>0.0486157333702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3306465729425" calcext:value-type="float">
            <text:p>0.0453306465729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3306465729425" calcext:value-type="float">
            <text:p>0.0453306465729425</text:p>
          </table:table-cell>
          <table:table-cell office:value-type="float" office:value="0" calcext:value-type="float">
            <text:p>0</text:p>
          </table:table-cell>
          <table:table-cell office:value-type="float" office:value="0.0436487634603242" calcext:value-type="float">
            <text:p>0.0436487634603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4020533624075" calcext:value-type="float">
            <text:p>0.0374020533624075</text:p>
          </table:table-cell>
          <table:table-cell office:value-type="float" office:value="0" calcext:value-type="float">
            <text:p>0</text:p>
          </table:table-cell>
          <table:table-cell office:value-type="float" office:value="0.0206354616693656" calcext:value-type="float">
            <text:p>0.0206354616693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4891086258336" calcext:value-type="float">
            <text:p>0.0204891086258336</text:p>
          </table:table-cell>
          <table:table-cell office:value-type="float" office:value="0" calcext:value-type="float">
            <text:p>0</text:p>
          </table:table-cell>
          <table:table-cell office:value-type="float" office:value="0.0190066443607608" calcext:value-type="float">
            <text:p>0.0190066443607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9755520783356" calcext:value-type="float">
            <text:p>0.0119755520783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9039200415083" calcext:value-type="float">
            <text:p>0.0119039200415083</text:p>
          </table:table-cell>
          <table:table-cell office:value-type="float" office:value="0" calcext:value-type="float">
            <text:p>0</text:p>
          </table:table-cell>
          <table:table-cell office:value-type="float" office:value="0.0118783273070087" calcext:value-type="float">
            <text:p>0.0118783273070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3399576948459" calcext:value-type="float">
            <text:p>0.0113399576948459</text:p>
          </table:table-cell>
          <table:table-cell office:value-type="float" office:value="0" calcext:value-type="float">
            <text:p>0</text:p>
          </table:table-cell>
          <table:table-cell office:value-type="float" office:value="0.00964277663034197" calcext:value-type="float">
            <text:p>0.00964277663034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62744918795388" calcext:value-type="float">
            <text:p>0.00762744918795388</text:p>
          </table:table-cell>
          <table:table-cell office:value-type="float" office:value="0" calcext:value-type="float">
            <text:p>0</text:p>
          </table:table-cell>
          <table:table-cell office:value-type="float" office:value="0.00714304442401115" calcext:value-type="float">
            <text:p>0.00714304442401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14304442401115" calcext:value-type="float">
            <text:p>0.00714304442401115</text:p>
          </table:table-cell>
          <table:table-cell office:value-type="float" office:value="0" calcext:value-type="float">
            <text:p>0</text:p>
          </table:table-cell>
          <table:table-cell office:value-type="float" office:value="0.00707993215341807" calcext:value-type="float">
            <text:p>0.00707993215341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15120298749772" calcext:value-type="float">
            <text:p>0.00615120298749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99155632240878" calcext:value-type="float">
            <text:p>0.00599155632240878</text:p>
          </table:table-cell>
          <table:table-cell office:value-type="float" office:value="0" calcext:value-type="float">
            <text:p>0</text:p>
          </table:table-cell>
          <table:table-cell office:value-type="float" office:value="0.00571443553920892" calcext:value-type="float">
            <text:p>0.00571443553920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07568863338181" calcext:value-type="float">
            <text:p>0.00507568863338181</text:p>
          </table:table-cell>
          <table:table-cell office:value-type="float" office:value="0" calcext:value-type="float">
            <text:p>0</text:p>
          </table:table-cell>
          <table:table-cell office:value-type="float" office:value="0.00451235019514085" calcext:value-type="float">
            <text:p>0.00451235019514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16073691907" calcext:value-type="float">
            <text:p>0.003416073691907</text:p>
          </table:table-cell>
          <table:table-cell office:value-type="float" office:value="0" calcext:value-type="float">
            <text:p>0</text:p>
          </table:table-cell>
          <table:table-cell office:value-type="float" office:value="0.00340416544318067" calcext:value-type="float">
            <text:p>0.00340416544318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4590732560859" calcext:value-type="float">
            <text:p>0.00324590732560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798411331232" calcext:value-type="float">
            <text:p>0.0031798411331232</text:p>
          </table:table-cell>
          <table:table-cell office:value-type="float" office:value="0" calcext:value-type="float">
            <text:p>0</text:p>
          </table:table-cell>
          <table:table-cell office:value-type="float" office:value="0.00199498517570751" calcext:value-type="float">
            <text:p>0.00199498517570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1495479276708" calcext:value-type="float">
            <text:p>0.00161495479276708</text:p>
          </table:table-cell>
          <table:table-cell office:value-type="float" office:value="0" calcext:value-type="float">
            <text:p>0</text:p>
          </table:table-cell>
          <table:table-cell office:value-type="float" office:value="0.00161495479276708" calcext:value-type="float">
            <text:p>0.00161495479276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7284486000765" calcext:value-type="float">
            <text:p>0.00147284486000765</text:p>
          </table:table-cell>
          <table:table-cell office:value-type="float" office:value="0" calcext:value-type="float">
            <text:p>0</text:p>
          </table:table-cell>
          <table:table-cell office:value-type="float" office:value="0.00114636939263479" calcext:value-type="float">
            <text:p>0.00114636939263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29519608867002" calcext:value-type="float">
            <text:p>0.000929519608867002</text:p>
          </table:table-cell>
          <table:table-cell office:value-type="float" office:value="0" calcext:value-type="float">
            <text:p>0</text:p>
          </table:table-cell>
          <table:table-cell office:value-type="float" office:value="0.000916010685950708" calcext:value-type="float">
            <text:p>0.000916010685950708</text:p>
          </table:table-cell>
        </table:table-row>
        <table:table-row table:style-name="ro1">
          <table:table-cell office:value-type="string" calcext:value-type="string">
            <text:p>2023/08/21</text:p>
          </table:table-cell>
          <table:table-cell office:value-type="float" office:value="4382275.031896" calcext:value-type="float">
            <text:p>4382275.031896</text:p>
          </table:table-cell>
          <table:table-cell office:value-type="float" office:value="0.195347488957036" calcext:value-type="float">
            <text:p>0.195347488957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7341804040227" calcext:value-type="float">
            <text:p>0.147341804040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0455613565782" calcext:value-type="float">
            <text:p>0.130455613565782</text:p>
          </table:table-cell>
          <table:table-cell office:value-type="float" office:value="0" calcext:value-type="float">
            <text:p>0</text:p>
          </table:table-cell>
          <table:table-cell office:value-type="float" office:value="0.081868321907851" calcext:value-type="float">
            <text:p>0.081868321907851</text:p>
          </table:table-cell>
          <table:table-cell office:value-type="float" office:value="0" calcext:value-type="float">
            <text:p>0</text:p>
          </table:table-cell>
          <table:table-cell office:value-type="float" office:value="0.0579104640975037" calcext:value-type="float">
            <text:p>0.0579104640975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6265590351019" calcext:value-type="float">
            <text:p>0.0346265590351019</text:p>
          </table:table-cell>
          <table:table-cell office:value-type="float" office:value="0" calcext:value-type="float">
            <text:p>0</text:p>
          </table:table-cell>
          <table:table-cell office:value-type="float" office:value="0.0344089772783522" calcext:value-type="float">
            <text:p>0.0344089772783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3997749878044" calcext:value-type="float">
            <text:p>0.0333997749878044</text:p>
          </table:table-cell>
          <table:table-cell office:value-type="float" office:value="0" calcext:value-type="float">
            <text:p>0</text:p>
          </table:table-cell>
          <table:table-cell office:value-type="float" office:value="0.020534767750774" calcext:value-type="float">
            <text:p>0.020534767750774</text:p>
          </table:table-cell>
          <table:table-cell office:value-type="float" office:value="0" calcext:value-type="float">
            <text:p>0</text:p>
          </table:table-cell>
          <table:table-cell office:value-type="float" office:value="0.017077431118608" calcext:value-type="float">
            <text:p>0.017077431118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9734383375099" calcext:value-type="float">
            <text:p>0.0159734383375099</text:p>
          </table:table-cell>
          <table:table-cell office:value-type="float" office:value="0" calcext:value-type="float">
            <text:p>0</text:p>
          </table:table-cell>
          <table:table-cell office:value-type="float" office:value="0.013643832343889" calcext:value-type="float">
            <text:p>0.013643832343889</text:p>
          </table:table-cell>
          <table:table-cell office:value-type="float" office:value="0" calcext:value-type="float">
            <text:p>0</text:p>
          </table:table-cell>
          <table:table-cell office:value-type="float" office:value="0.013643832343889" calcext:value-type="float">
            <text:p>0.013643832343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643832343889" calcext:value-type="float">
            <text:p>0.013643832343889</text:p>
          </table:table-cell>
          <table:table-cell office:value-type="float" office:value="0" calcext:value-type="float">
            <text:p>0</text:p>
          </table:table-cell>
          <table:table-cell office:value-type="float" office:value="0.0121530482711301" calcext:value-type="float">
            <text:p>0.0121530482711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0953502859147" calcext:value-type="float">
            <text:p>0.0120953502859147</text:p>
          </table:table-cell>
          <table:table-cell office:value-type="float" office:value="0" calcext:value-type="float">
            <text:p>0</text:p>
          </table:table-cell>
          <table:table-cell office:value-type="float" office:value="0.0116517681953677" calcext:value-type="float">
            <text:p>0.0116517681953677</text:p>
          </table:table-cell>
          <table:table-cell office:value-type="float" office:value="0" calcext:value-type="float">
            <text:p>0</text:p>
          </table:table-cell>
          <table:table-cell office:value-type="float" office:value="0.0114255009180329" calcext:value-type="float">
            <text:p>0.0114255009180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326219746305" calcext:value-type="float">
            <text:p>0.011326219746305</text:p>
          </table:table-cell>
          <table:table-cell office:value-type="float" office:value="0" calcext:value-type="float">
            <text:p>0</text:p>
          </table:table-cell>
          <table:table-cell office:value-type="float" office:value="0.0112366292945094" calcext:value-type="float">
            <text:p>0.0112366292945094</text:p>
          </table:table-cell>
          <table:table-cell office:value-type="float" office:value="0" calcext:value-type="float">
            <text:p>0</text:p>
          </table:table-cell>
          <table:table-cell office:value-type="float" office:value="0.0104800435951027" calcext:value-type="float">
            <text:p>0.0104800435951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86613049051233" calcext:value-type="float">
            <text:p>0.00986613049051233</text:p>
          </table:table-cell>
          <table:table-cell office:value-type="float" office:value="0" calcext:value-type="float">
            <text:p>0</text:p>
          </table:table-cell>
          <table:table-cell office:value-type="float" office:value="0.00934993803487327" calcext:value-type="float">
            <text:p>0.00934993803487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12516893826687" calcext:value-type="float">
            <text:p>0.00912516893826687</text:p>
          </table:table-cell>
          <table:table-cell office:value-type="float" office:value="0" calcext:value-type="float">
            <text:p>0</text:p>
          </table:table-cell>
          <table:table-cell office:value-type="float" office:value="0.00881930269522102" calcext:value-type="float">
            <text:p>0.00881930269522102</text:p>
          </table:table-cell>
          <table:table-cell office:value-type="float" office:value="0" calcext:value-type="float">
            <text:p>0</text:p>
          </table:table-cell>
          <table:table-cell office:value-type="float" office:value="0.00757770832690818" calcext:value-type="float">
            <text:p>0.00757770832690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26486298059337" calcext:value-type="float">
            <text:p>0.00726486298059337</text:p>
          </table:table-cell>
          <table:table-cell office:value-type="float" office:value="0" calcext:value-type="float">
            <text:p>0</text:p>
          </table:table-cell>
          <table:table-cell office:value-type="float" office:value="0.00698705575919834" calcext:value-type="float">
            <text:p>0.00698705575919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98705575919834" calcext:value-type="float">
            <text:p>0.00698705575919834</text:p>
          </table:table-cell>
          <table:table-cell office:value-type="float" office:value="0" calcext:value-type="float">
            <text:p>0</text:p>
          </table:table-cell>
          <table:table-cell office:value-type="float" office:value="0.00684575928750419" calcext:value-type="float">
            <text:p>0.00684575928750419</text:p>
          </table:table-cell>
          <table:table-cell office:value-type="float" office:value="0" calcext:value-type="float">
            <text:p>0</text:p>
          </table:table-cell>
          <table:table-cell office:value-type="float" office:value="0.00571429150104386" calcext:value-type="float">
            <text:p>0.00571429150104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90699986045751" calcext:value-type="float">
            <text:p>0.00490699986045751</text:p>
          </table:table-cell>
          <table:table-cell office:value-type="float" office:value="0" calcext:value-type="float">
            <text:p>0</text:p>
          </table:table-cell>
          <table:table-cell office:value-type="float" office:value="0.00459599177445647" calcext:value-type="float">
            <text:p>0.00459599177445647</text:p>
          </table:table-cell>
          <table:table-cell office:value-type="float" office:value="0" calcext:value-type="float">
            <text:p>0</text:p>
          </table:table-cell>
          <table:table-cell office:value-type="float" office:value="0.00339138915102966" calcext:value-type="float">
            <text:p>0.00339138915102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9138915102966" calcext:value-type="float">
            <text:p>0.00339138915102966</text:p>
          </table:table-cell>
          <table:table-cell office:value-type="float" office:value="0" calcext:value-type="float">
            <text:p>0</text:p>
          </table:table-cell>
          <table:table-cell office:value-type="float" office:value="0.00339131193086484" calcext:value-type="float">
            <text:p>0.00339131193086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0691705108408" calcext:value-type="float">
            <text:p>0.00250691705108408</text:p>
          </table:table-cell>
          <table:table-cell office:value-type="float" office:value="0" calcext:value-type="float">
            <text:p>0</text:p>
          </table:table-cell>
          <table:table-cell office:value-type="float" office:value="0.0020011145891512" calcext:value-type="float">
            <text:p>0.0020011145891512</text:p>
          </table:table-cell>
          <table:table-cell office:value-type="float" office:value="0" calcext:value-type="float">
            <text:p>0</text:p>
          </table:table-cell>
          <table:table-cell office:value-type="float" office:value="0.00195788715622625" calcext:value-type="float">
            <text:p>0.00195788715622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5293764514982" calcext:value-type="float">
            <text:p>0.00185293764514982</text:p>
          </table:table-cell>
          <table:table-cell office:value-type="float" office:value="0" calcext:value-type="float">
            <text:p>0</text:p>
          </table:table-cell>
          <table:table-cell office:value-type="float" office:value="0.00185293764514982" calcext:value-type="float">
            <text:p>0.00185293764514982</text:p>
          </table:table-cell>
          <table:table-cell office:value-type="float" office:value="0" calcext:value-type="float">
            <text:p>0</text:p>
          </table:table-cell>
          <table:table-cell office:value-type="float" office:value="0.00136915185750086" calcext:value-type="float">
            <text:p>0.00136915185750086</text:p>
          </table:table-cell>
        </table:table-row>
        <table:table-row table:style-name="ro1">
          <table:table-cell office:value-type="string" calcext:value-type="string">
            <text:p>2023/08/22</text:p>
          </table:table-cell>
          <table:table-cell office:value-type="float" office:value="19048373.121988" calcext:value-type="float">
            <text:p>19048373.121988</text:p>
          </table:table-cell>
          <table:table-cell office:value-type="float" office:value="0.177889401855981" calcext:value-type="float">
            <text:p>0.177889401855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7495487853324" calcext:value-type="float">
            <text:p>0.127495487853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524611772151" calcext:value-type="float">
            <text:p>0.10524611772151</text:p>
          </table:table-cell>
          <table:table-cell office:value-type="float" office:value="0" calcext:value-type="float">
            <text:p>0</text:p>
          </table:table-cell>
          <table:table-cell office:value-type="float" office:value="0.0971211550798792" calcext:value-type="float">
            <text:p>0.0971211550798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4970903307194" calcext:value-type="float">
            <text:p>0.0734970903307194</text:p>
          </table:table-cell>
          <table:table-cell office:value-type="float" office:value="0" calcext:value-type="float">
            <text:p>0</text:p>
          </table:table-cell>
          <table:table-cell office:value-type="float" office:value="0.0734970903307194" calcext:value-type="float">
            <text:p>0.0734970903307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4979216647996" calcext:value-type="float">
            <text:p>0.0524979216647996</text:p>
          </table:table-cell>
          <table:table-cell office:value-type="float" office:value="0" calcext:value-type="float">
            <text:p>0</text:p>
          </table:table-cell>
          <table:table-cell office:value-type="float" office:value="0.0524979216647996" calcext:value-type="float">
            <text:p>0.0524979216647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6232334150797" calcext:value-type="float">
            <text:p>0.0446232334150797</text:p>
          </table:table-cell>
          <table:table-cell office:value-type="float" office:value="0" calcext:value-type="float">
            <text:p>0</text:p>
          </table:table-cell>
          <table:table-cell office:value-type="float" office:value="0.0367348957057269" calcext:value-type="float">
            <text:p>0.0367348957057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0282753242366" calcext:value-type="float">
            <text:p>0.0170282753242366</text:p>
          </table:table-cell>
          <table:table-cell office:value-type="float" office:value="0" calcext:value-type="float">
            <text:p>0</text:p>
          </table:table-cell>
          <table:table-cell office:value-type="float" office:value="0.0135103102113711" calcext:value-type="float">
            <text:p>0.0135103102113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1659260449128" calcext:value-type="float">
            <text:p>0.0131659260449128</text:p>
          </table:table-cell>
          <table:table-cell office:value-type="float" office:value="0" calcext:value-type="float">
            <text:p>0</text:p>
          </table:table-cell>
          <table:table-cell office:value-type="float" office:value="0.0131237454452966" calcext:value-type="float">
            <text:p>0.0131237454452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4170124927342" calcext:value-type="float">
            <text:p>0.0114170124927342</text:p>
          </table:table-cell>
          <table:table-cell office:value-type="float" office:value="0" calcext:value-type="float">
            <text:p>0</text:p>
          </table:table-cell>
          <table:table-cell office:value-type="float" office:value="0.0103156762386799" calcext:value-type="float">
            <text:p>0.0103156762386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3156762386799" calcext:value-type="float">
            <text:p>0.0103156762386799</text:p>
          </table:table-cell>
          <table:table-cell office:value-type="float" office:value="0" calcext:value-type="float">
            <text:p>0</text:p>
          </table:table-cell>
          <table:table-cell office:value-type="float" office:value="0.00989638321303132" calcext:value-type="float">
            <text:p>0.00989638321303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76173568604255" calcext:value-type="float">
            <text:p>0.00676173568604255</text:p>
          </table:table-cell>
          <table:table-cell office:value-type="float" office:value="0" calcext:value-type="float">
            <text:p>0</text:p>
          </table:table-cell>
          <table:table-cell office:value-type="float" office:value="0.00676173568604255" calcext:value-type="float">
            <text:p>0.00676173568604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49051445654825" calcext:value-type="float">
            <text:p>0.00549051445654825</text:p>
          </table:table-cell>
          <table:table-cell office:value-type="float" office:value="0" calcext:value-type="float">
            <text:p>0</text:p>
          </table:table-cell>
          <table:table-cell office:value-type="float" office:value="0.0054032226973334" calcext:value-type="float">
            <text:p>0.0054032226973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25126210828653" calcext:value-type="float">
            <text:p>0.00525126210828653</text:p>
          </table:table-cell>
          <table:table-cell office:value-type="float" office:value="0" calcext:value-type="float">
            <text:p>0</text:p>
          </table:table-cell>
          <table:table-cell office:value-type="float" office:value="0.00383381822333695" calcext:value-type="float">
            <text:p>0.00383381822333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4911345337728" calcext:value-type="float">
            <text:p>0.00344911345337728</text:p>
          </table:table-cell>
          <table:table-cell office:value-type="float" office:value="0" calcext:value-type="float">
            <text:p>0</text:p>
          </table:table-cell>
          <table:table-cell office:value-type="float" office:value="0.0026398511136867" calcext:value-type="float">
            <text:p>0.0026398511136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7537264184382" calcext:value-type="float">
            <text:p>0.00257537264184382</text:p>
          </table:table-cell>
          <table:table-cell office:value-type="float" office:value="0" calcext:value-type="float">
            <text:p>0</text:p>
          </table:table-cell>
          <table:table-cell office:value-type="float" office:value="0.00229584384923243" calcext:value-type="float">
            <text:p>0.00229584384923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8686144066115" calcext:value-type="float">
            <text:p>0.00228686144066115</text:p>
          </table:table-cell>
          <table:table-cell office:value-type="float" office:value="0" calcext:value-type="float">
            <text:p>0</text:p>
          </table:table-cell>
          <table:table-cell office:value-type="float" office:value="0.00194302746292163" calcext:value-type="float">
            <text:p>0.00194302746292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9130888404389" calcext:value-type="float">
            <text:p>0.00179130888404389</text:p>
          </table:table-cell>
          <table:table-cell office:value-type="float" office:value="0" calcext:value-type="float">
            <text:p>0</text:p>
          </table:table-cell>
          <table:table-cell office:value-type="float" office:value="0.00166093187052696" calcext:value-type="float">
            <text:p>0.00166093187052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7493764994399" calcext:value-type="float">
            <text:p>0.00157493764994399</text:p>
          </table:table-cell>
          <table:table-cell office:value-type="float" office:value="0" calcext:value-type="float">
            <text:p>0</text:p>
          </table:table-cell>
          <table:table-cell office:value-type="float" office:value="0.00148885918489616" calcext:value-type="float">
            <text:p>0.00148885918489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05011592706095" calcext:value-type="float">
            <text:p>0.00105011592706095</text:p>
          </table:table-cell>
          <table:table-cell office:value-type="float" office:value="0" calcext:value-type="float">
            <text:p>0</text:p>
          </table:table-cell>
          <table:table-cell office:value-type="float" office:value="0.00103527763624267" calcext:value-type="float">
            <text:p>0.00103527763624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03527763624267" calcext:value-type="float">
            <text:p>0.00103527763624267</text:p>
          </table:table-cell>
          <table:table-cell office:value-type="float" office:value="0" calcext:value-type="float">
            <text:p>0</text:p>
          </table:table-cell>
          <table:table-cell office:value-type="float" office:value="0.000957854540813208" calcext:value-type="float">
            <text:p>0.000957854540813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74394214252771" calcext:value-type="float">
            <text:p>0.000474394214252771</text:p>
          </table:table-cell>
          <table:table-cell office:value-type="float" office:value="0" calcext:value-type="float">
            <text:p>0</text:p>
          </table:table-cell>
          <table:table-cell office:value-type="float" office:value="0.000365362805181846" calcext:value-type="float">
            <text:p>0.000365362805181846</text:p>
          </table:table-cell>
        </table:table-row>
        <table:table-row table:style-name="ro1">
          <table:table-cell office:value-type="string" calcext:value-type="string">
            <text:p>2023/08/23</text:p>
          </table:table-cell>
          <table:table-cell office:value-type="float" office:value="10236138.120065" calcext:value-type="float">
            <text:p>10236138.120065</text:p>
          </table:table-cell>
          <table:table-cell office:value-type="float" office:value="0.20620986686985" calcext:value-type="float">
            <text:p>0.20620986686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69660625871222" calcext:value-type="float">
            <text:p>0.0869660625871222</text:p>
          </table:table-cell>
          <table:table-cell office:value-type="float" office:value="0.0708411735846522" calcext:value-type="float">
            <text:p>0.0708411735846522</text:p>
          </table:table-cell>
          <table:table-cell office:value-type="float" office:value="0" calcext:value-type="float">
            <text:p>0</text:p>
          </table:table-cell>
          <table:table-cell office:value-type="float" office:value="0.0632672197662655" calcext:value-type="float">
            <text:p>0.0632672197662655</text:p>
          </table:table-cell>
          <table:table-cell office:value-type="float" office:value="0" calcext:value-type="float">
            <text:p>0</text:p>
          </table:table-cell>
          <table:table-cell office:value-type="float" office:value="0.0604286492371082" calcext:value-type="float">
            <text:p>0.0604286492371082</text:p>
          </table:table-cell>
          <table:table-cell office:value-type="float" office:value="0.0604286492371082" calcext:value-type="float">
            <text:p>0.0604286492371082</text:p>
          </table:table-cell>
          <table:table-cell office:value-type="float" office:value="0" calcext:value-type="float">
            <text:p>0</text:p>
          </table:table-cell>
          <table:table-cell office:value-type="float" office:value="0.0555551099183867" calcext:value-type="float">
            <text:p>0.0555551099183867</text:p>
          </table:table-cell>
          <table:table-cell office:value-type="float" office:value="0" calcext:value-type="float">
            <text:p>0</text:p>
          </table:table-cell>
          <table:table-cell office:value-type="float" office:value="0.05326176599076" calcext:value-type="float">
            <text:p>0.05326176599076</text:p>
          </table:table-cell>
          <table:table-cell office:value-type="float" office:value="0.0285596021732992" calcext:value-type="float">
            <text:p>0.0285596021732992</text:p>
          </table:table-cell>
          <table:table-cell office:value-type="float" office:value="0" calcext:value-type="float">
            <text:p>0</text:p>
          </table:table-cell>
          <table:table-cell office:value-type="float" office:value="0.0277781095335781" calcext:value-type="float">
            <text:p>0.0277781095335781</text:p>
          </table:table-cell>
          <table:table-cell office:value-type="float" office:value="0" calcext:value-type="float">
            <text:p>0</text:p>
          </table:table-cell>
          <table:table-cell office:value-type="float" office:value="0.0241807718005302" calcext:value-type="float">
            <text:p>0.0241807718005302</text:p>
          </table:table-cell>
          <table:table-cell office:value-type="float" office:value="0.0223575529477661" calcext:value-type="float">
            <text:p>0.0223575529477661</text:p>
          </table:table-cell>
          <table:table-cell office:value-type="float" office:value="0" calcext:value-type="float">
            <text:p>0</text:p>
          </table:table-cell>
          <table:table-cell office:value-type="float" office:value="0.0221135624241228" calcext:value-type="float">
            <text:p>0.0221135624241228</text:p>
          </table:table-cell>
          <table:table-cell office:value-type="float" office:value="0.0220933096004926" calcext:value-type="float">
            <text:p>0.0220933096004926</text:p>
          </table:table-cell>
          <table:table-cell office:value-type="float" office:value="0" calcext:value-type="float">
            <text:p>0</text:p>
          </table:table-cell>
          <table:table-cell office:value-type="float" office:value="0.0184161250843695" calcext:value-type="float">
            <text:p>0.0184161250843695</text:p>
          </table:table-cell>
          <table:table-cell office:value-type="float" office:value="0" calcext:value-type="float">
            <text:p>0</text:p>
          </table:table-cell>
          <table:table-cell office:value-type="float" office:value="0.0128634450273678" calcext:value-type="float">
            <text:p>0.0128634450273678</text:p>
          </table:table-cell>
          <table:table-cell office:value-type="float" office:value="0.0126973667681591" calcext:value-type="float">
            <text:p>0.0126973667681591</text:p>
          </table:table-cell>
          <table:table-cell office:value-type="float" office:value="0" calcext:value-type="float">
            <text:p>0</text:p>
          </table:table-cell>
          <table:table-cell office:value-type="float" office:value="0.00995757076589277" calcext:value-type="float">
            <text:p>0.00995757076589277</text:p>
          </table:table-cell>
          <table:table-cell office:value-type="float" office:value="0" calcext:value-type="float">
            <text:p>0</text:p>
          </table:table-cell>
          <table:table-cell office:value-type="float" office:value="0.0092300375553549" calcext:value-type="float">
            <text:p>0.0092300375553549</text:p>
          </table:table-cell>
          <table:table-cell office:value-type="float" office:value="0.0090194684554934" calcext:value-type="float">
            <text:p>0.0090194684554934</text:p>
          </table:table-cell>
          <table:table-cell office:value-type="float" office:value="0" calcext:value-type="float">
            <text:p>0</text:p>
          </table:table-cell>
          <table:table-cell office:value-type="float" office:value="0.0090194684554934" calcext:value-type="float">
            <text:p>0.0090194684554934</text:p>
          </table:table-cell>
          <table:table-cell office:value-type="float" office:value="0" calcext:value-type="float">
            <text:p>0</text:p>
          </table:table-cell>
          <table:table-cell office:value-type="float" office:value="0.00879066879955592" calcext:value-type="float">
            <text:p>0.00879066879955592</text:p>
          </table:table-cell>
          <table:table-cell office:value-type="float" office:value="0.00837392035204931" calcext:value-type="float">
            <text:p>0.008373920352049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781544749217311" calcext:value-type="float">
            <text:p>0.00781544749217311</text:p>
          </table:table-cell>
          <table:table-cell office:value-type="float" office:value="0" calcext:value-type="float">
            <text:p>0</text:p>
          </table:table-cell>
          <table:table-cell office:value-type="float" office:value="0.00734799199832625" calcext:value-type="float">
            <text:p>0.00734799199832625</text:p>
          </table:table-cell>
          <table:table-cell office:value-type="float" office:value="0" calcext:value-type="float">
            <text:p>0</text:p>
          </table:table-cell>
          <table:table-cell office:value-type="float" office:value="0.00713433124323026" calcext:value-type="float">
            <text:p>0.00713433124323026</text:p>
          </table:table-cell>
          <table:table-cell office:value-type="float" office:value="0.00665912272777802" calcext:value-type="float">
            <text:p>0.00665912272777802</text:p>
          </table:table-cell>
          <table:table-cell office:value-type="float" office:value="0" calcext:value-type="float">
            <text:p>0</text:p>
          </table:table-cell>
          <table:table-cell office:value-type="float" office:value="0.00530478373416621" calcext:value-type="float">
            <text:p>0.00530478373416621</text:p>
          </table:table-cell>
          <table:table-cell office:value-type="float" office:value="0" calcext:value-type="float">
            <text:p>0</text:p>
          </table:table-cell>
          <table:table-cell office:value-type="float" office:value="0.0051286480686592" calcext:value-type="float">
            <text:p>0.0051286480686592</text:p>
          </table:table-cell>
          <table:table-cell office:value-type="float" office:value="0.00507934529508569" calcext:value-type="float">
            <text:p>0.00507934529508569</text:p>
          </table:table-cell>
          <table:table-cell office:value-type="float" office:value="0" calcext:value-type="float">
            <text:p>0</text:p>
          </table:table-cell>
          <table:table-cell office:value-type="float" office:value="0.00455374052042434" calcext:value-type="float">
            <text:p>0.00455374052042434</text:p>
          </table:table-cell>
          <table:table-cell office:value-type="float" office:value="0" calcext:value-type="float">
            <text:p>0</text:p>
          </table:table-cell>
          <table:table-cell office:value-type="float" office:value="0.00390772374608661" calcext:value-type="float">
            <text:p>0.00390772374608661</text:p>
          </table:table-cell>
          <table:table-cell office:value-type="float" office:value="0.00351695137147789" calcext:value-type="float">
            <text:p>0.00351695137147789</text:p>
          </table:table-cell>
          <table:table-cell office:value-type="float" office:value="0" calcext:value-type="float">
            <text:p>0</text:p>
          </table:table-cell>
          <table:table-cell office:value-type="float" office:value="0.00351695137147789" calcext:value-type="float">
            <text:p>0.003516951371477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68240932937169" calcext:value-type="float">
            <text:p>0.002682409329371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34463424765197" calcext:value-type="float">
            <text:p>0.00234463424765197</text:p>
          </table:table-cell>
          <table:table-cell office:value-type="float" office:value="0" calcext:value-type="float">
            <text:p>0</text:p>
          </table:table-cell>
          <table:table-cell office:value-type="float" office:value="0.00192556552762446" calcext:value-type="float">
            <text:p>0.00192556552762446</text:p>
          </table:table-cell>
          <table:table-cell office:value-type="float" office:value="0" calcext:value-type="float">
            <text:p>0</text:p>
          </table:table-cell>
          <table:table-cell office:value-type="float" office:value="0.00192556552762446" calcext:value-type="float">
            <text:p>0.00192556552762446</text:p>
          </table:table-cell>
          <table:table-cell office:value-type="float" office:value="0.00149078770929123" calcext:value-type="float">
            <text:p>0.00149078770929123</text:p>
          </table:table-cell>
          <table:table-cell office:value-type="float" office:value="0" calcext:value-type="float">
            <text:p>0</text:p>
          </table:table-cell>
          <table:table-cell office:value-type="float" office:value="0.00113072380757662" calcext:value-type="float">
            <text:p>0.00113072380757662</text:p>
          </table:table-cell>
          <table:table-cell office:value-type="float" office:value="0" calcext:value-type="float">
            <text:p>0</text:p>
          </table:table-cell>
          <table:table-cell office:value-type="float" office:value="0.00111342226788236" calcext:value-type="float">
            <text:p>0.00111342226788236</text:p>
          </table:table-cell>
          <table:table-cell office:value-type="float" office:value="0.00105516449302578" calcext:value-type="float">
            <text:p>0.00105516449302578</text:p>
          </table:table-cell>
          <table:table-cell office:value-type="float" office:value="0" calcext:value-type="float">
            <text:p>0</text:p>
          </table:table-cell>
          <table:table-cell office:value-type="float" office:value="0.000964105374336" calcext:value-type="float">
            <text:p>0.000964105374336</text:p>
          </table:table-cell>
          <table:table-cell office:value-type="float" office:value="0" calcext:value-type="float">
            <text:p>0</text:p>
          </table:table-cell>
          <table:table-cell office:value-type="float" office:value="0.000961581847523707" calcext:value-type="float">
            <text:p>0.000961581847523707</text:p>
          </table:table-cell>
          <table:table-cell office:value-type="float" office:value="0.000867174918986358" calcext:value-type="float">
            <text:p>0.000867174918986358</text:p>
          </table:table-cell>
          <table:table-cell office:value-type="float" office:value="0" calcext:value-type="float">
            <text:p>0</text:p>
          </table:table-cell>
          <table:table-cell office:value-type="float" office:value="0.000781633467344167" calcext:value-type="float">
            <text:p>0.000781633467344167</text:p>
          </table:table-cell>
          <table:table-cell office:value-type="float" office:value="0.000773670791963665" calcext:value-type="float">
            <text:p>0.000773670791963665</text:p>
          </table:table-cell>
          <table:table-cell office:value-type="float" office:value="0" calcext:value-type="float">
            <text:p>0</text:p>
          </table:table-cell>
          <table:table-cell office:value-type="float" office:value="0.000753051679215799" calcext:value-type="float">
            <text:p>0.000753051679215799</text:p>
          </table:table-cell>
          <table:table-cell office:value-type="float" office:value="0" calcext:value-type="float">
            <text:p>0</text:p>
          </table:table-cell>
          <table:table-cell office:value-type="float" office:value="0.00072498044799274" calcext:value-type="float">
            <text:p>0.00072498044799274</text:p>
          </table:table-cell>
          <table:table-cell office:value-type="float" office:value="0.000670801673293253" calcext:value-type="float">
            <text:p>0.000670801673293253</text:p>
          </table:table-cell>
          <table:table-cell office:value-type="float" office:value="0" calcext:value-type="float">
            <text:p>0</text:p>
          </table:table-cell>
          <table:table-cell office:value-type="float" office:value="0.000664442360216677" calcext:value-type="float">
            <text:p>0.000664442360216677</text:p>
          </table:table-cell>
          <table:table-cell office:value-type="float" office:value="0" calcext:value-type="float">
            <text:p>0</text:p>
          </table:table-cell>
          <table:table-cell office:value-type="float" office:value="0.000650261245200734" calcext:value-type="float">
            <text:p>0.000650261245200734</text:p>
          </table:table-cell>
          <table:table-cell office:value-type="float" office:value="0.000643984030957778" calcext:value-type="float">
            <text:p>0.000643984030957778</text:p>
          </table:table-cell>
          <table:table-cell office:value-type="float" office:value="0" calcext:value-type="float">
            <text:p>0</text:p>
          </table:table-cell>
          <table:table-cell office:value-type="float" office:value="0.000560198386221455" calcext:value-type="float">
            <text:p>0.000560198386221455</text:p>
          </table:table-cell>
          <table:table-cell office:value-type="float" office:value="0" calcext:value-type="float">
            <text:p>0</text:p>
          </table:table-cell>
          <table:table-cell office:value-type="float" office:value="0.000560198386221455" calcext:value-type="float">
            <text:p>0.000560198386221455</text:p>
          </table:table-cell>
          <table:table-cell office:value-type="float" office:value="0.000513302305944929" calcext:value-type="float">
            <text:p>0.000513302305944929</text:p>
          </table:table-cell>
          <table:table-cell office:value-type="float" office:value="0" calcext:value-type="float">
            <text:p>0</text:p>
          </table:table-cell>
          <table:table-cell office:value-type="float" office:value="0.000513302305944929" calcext:value-type="float">
            <text:p>0.000513302305944929</text:p>
          </table:table-cell>
          <table:table-cell office:value-type="float" office:value="0.000512032295727383" calcext:value-type="float">
            <text:p>0.000512032295727383</text:p>
          </table:table-cell>
        </table:table-row>
        <table:table-row table:style-name="ro1">
          <table:table-cell office:value-type="string" calcext:value-type="string">
            <text:p>2023/08/24</text:p>
          </table:table-cell>
          <table:table-cell office:value-type="float" office:value="11427917.239292" calcext:value-type="float">
            <text:p>11427917.239292</text:p>
          </table:table-cell>
          <table:table-cell office:value-type="float" office:value="0.167039437985838" calcext:value-type="float">
            <text:p>0.167039437985838</text:p>
          </table:table-cell>
          <table:table-cell office:value-type="float" office:value="0" calcext:value-type="float">
            <text:p>0</text:p>
          </table:table-cell>
          <table:table-cell office:value-type="float" office:value="0.143193457892191" calcext:value-type="float">
            <text:p>0.143193457892191</text:p>
          </table:table-cell>
          <table:table-cell office:value-type="float" office:value="0" calcext:value-type="float">
            <text:p>0</text:p>
          </table:table-cell>
          <table:table-cell office:value-type="float" office:value="0.0748117863472528" calcext:value-type="float">
            <text:p>0.0748117863472528</text:p>
          </table:table-cell>
          <table:table-cell office:value-type="float" office:value="0.0739940327177577" calcext:value-type="float">
            <text:p>0.0739940327177577</text:p>
          </table:table-cell>
          <table:table-cell office:value-type="float" office:value="0" calcext:value-type="float">
            <text:p>0</text:p>
          </table:table-cell>
          <table:table-cell office:value-type="float" office:value="0.059004402707923" calcext:value-type="float">
            <text:p>0.059004402707923</text:p>
          </table:table-cell>
          <table:table-cell office:value-type="float" office:value="0.0568075787657891" calcext:value-type="float">
            <text:p>0.0568075787657891</text:p>
          </table:table-cell>
          <table:table-cell office:value-type="float" office:value="0" calcext:value-type="float">
            <text:p>0</text:p>
          </table:table-cell>
          <table:table-cell office:value-type="float" office:value="0.0557196885107517" calcext:value-type="float">
            <text:p>0.0557196885107517</text:p>
          </table:table-cell>
          <table:table-cell office:value-type="float" office:value="0.0268582657515829" calcext:value-type="float">
            <text:p>0.0268582657515829</text:p>
          </table:table-cell>
          <table:table-cell office:value-type="float" office:value="0" calcext:value-type="float">
            <text:p>0</text:p>
          </table:table-cell>
          <table:table-cell office:value-type="float" office:value="0.022224724582949" calcext:value-type="float">
            <text:p>0.022224724582949</text:p>
          </table:table-cell>
          <table:table-cell office:value-type="float" office:value="0.0216904700576356" calcext:value-type="float">
            <text:p>0.0216904700576356</text:p>
          </table:table-cell>
          <table:table-cell office:value-type="float" office:value="0.0130296890660039" calcext:value-type="float">
            <text:p>0.0130296890660039</text:p>
          </table:table-cell>
          <table:table-cell office:value-type="float" office:value="0" calcext:value-type="float">
            <text:p>0</text:p>
          </table:table-cell>
          <table:table-cell office:value-type="float" office:value="0.0130291202834458" calcext:value-type="float">
            <text:p>0.0130291202834458</text:p>
          </table:table-cell>
          <table:table-cell office:value-type="float" office:value="0.0130080394429957" calcext:value-type="float">
            <text:p>0.0130080394429957</text:p>
          </table:table-cell>
          <table:table-cell office:value-type="float" office:value="0" calcext:value-type="float">
            <text:p>0</text:p>
          </table:table-cell>
          <table:table-cell office:value-type="float" office:value="0.0125684616883783" calcext:value-type="float">
            <text:p>0.0125684616883783</text:p>
          </table:table-cell>
          <table:table-cell office:value-type="float" office:value="0.0116936442224602" calcext:value-type="float">
            <text:p>0.0116936442224602</text:p>
          </table:table-cell>
          <table:table-cell office:value-type="float" office:value="0" calcext:value-type="float">
            <text:p>0</text:p>
          </table:table-cell>
          <table:table-cell office:value-type="float" office:value="0.0116930754399022" calcext:value-type="float">
            <text:p>0.0116930754399022</text:p>
          </table:table-cell>
          <table:table-cell office:value-type="float" office:value="0.0114986231041467" calcext:value-type="float">
            <text:p>0.0114986231041467</text:p>
          </table:table-cell>
          <table:table-cell office:value-type="float" office:value="0" calcext:value-type="float">
            <text:p>0</text:p>
          </table:table-cell>
          <table:table-cell office:value-type="float" office:value="0.0109163278301557" calcext:value-type="float">
            <text:p>0.0109163278301557</text:p>
          </table:table-cell>
          <table:table-cell table:number-columns-repeated="2" office:value-type="float" office:value="0.0104997505221199" calcext:value-type="float">
            <text:p>0.0104997505221199</text:p>
          </table:table-cell>
          <table:table-cell office:value-type="float" office:value="0" calcext:value-type="float">
            <text:p>0</text:p>
          </table:table-cell>
          <table:table-cell office:value-type="float" office:value="0.00881612023349254" calcext:value-type="float">
            <text:p>0.00881612023349254</text:p>
          </table:table-cell>
          <table:table-cell office:value-type="float" office:value="0.00874993210978092" calcext:value-type="float">
            <text:p>0.00874993210978092</text:p>
          </table:table-cell>
          <table:table-cell office:value-type="float" office:value="0" calcext:value-type="float">
            <text:p>0</text:p>
          </table:table-cell>
          <table:table-cell office:value-type="float" office:value="0.00874794924627875" calcext:value-type="float">
            <text:p>0.00874794924627875</text:p>
          </table:table-cell>
          <table:table-cell office:value-type="float" office:value="0.00832513904396237" calcext:value-type="float">
            <text:p>0.00832513904396237</text:p>
          </table:table-cell>
          <table:table-cell office:value-type="float" office:value="0" calcext:value-type="float">
            <text:p>0</text:p>
          </table:table-cell>
          <table:table-cell office:value-type="float" office:value="0.00832513904396237" calcext:value-type="float">
            <text:p>0.00832513904396237</text:p>
          </table:table-cell>
          <table:table-cell office:value-type="float" office:value="0.00723147050154171" calcext:value-type="float">
            <text:p>0.00723147050154171</text:p>
          </table:table-cell>
          <table:table-cell office:value-type="float" office:value="0" calcext:value-type="float">
            <text:p>0</text:p>
          </table:table-cell>
          <table:table-cell office:value-type="float" office:value="0.00700872051423451" calcext:value-type="float">
            <text:p>0.00700872051423451</text:p>
          </table:table-cell>
          <table:table-cell office:value-type="float" office:value="0.00700815173167646" calcext:value-type="float">
            <text:p>0.007008151731676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695905984745537" calcext:value-type="float">
            <text:p>0.00695905984745537</text:p>
          </table:table-cell>
          <table:table-cell office:value-type="float" office:value="0.00640241598429114" calcext:value-type="float">
            <text:p>0.00640241598429114</text:p>
          </table:table-cell>
          <table:table-cell office:value-type="float" office:value="0" calcext:value-type="float">
            <text:p>0</text:p>
          </table:table-cell>
          <table:table-cell office:value-type="float" office:value="0.00640241598429114" calcext:value-type="float">
            <text:p>0.00640241598429114</text:p>
          </table:table-cell>
          <table:table-cell office:value-type="float" office:value="0.00618669870629729" calcext:value-type="float">
            <text:p>0.00618669870629729</text:p>
          </table:table-cell>
          <table:table-cell office:value-type="float" office:value="0" calcext:value-type="float">
            <text:p>0</text:p>
          </table:table-cell>
          <table:table-cell office:value-type="float" office:value="0.00612535062463726" calcext:value-type="float">
            <text:p>0.00612535062463726</text:p>
          </table:table-cell>
          <table:table-cell office:value-type="float" office:value="0.00512231161411758" calcext:value-type="float">
            <text:p>0.00512231161411758</text:p>
          </table:table-cell>
          <table:table-cell office:value-type="float" office:value="0" calcext:value-type="float">
            <text:p>0</text:p>
          </table:table-cell>
          <table:table-cell office:value-type="float" office:value="0.00505242425815622" calcext:value-type="float">
            <text:p>0.00505242425815622</text:p>
          </table:table-cell>
          <table:table-cell office:value-type="float" office:value="0.00425351493383863" calcext:value-type="float">
            <text:p>0.00425351493383863</text:p>
          </table:table-cell>
          <table:table-cell office:value-type="float" office:value="0" calcext:value-type="float">
            <text:p>0</text:p>
          </table:table-cell>
          <table:table-cell office:value-type="float" office:value="0.0038413415481402" calcext:value-type="float">
            <text:p>0.0038413415481402</text:p>
          </table:table-cell>
          <table:table-cell office:value-type="float" office:value="0.00384077276558215" calcext:value-type="float">
            <text:p>0.00384077276558215</text:p>
          </table:table-cell>
          <table:table-cell office:value-type="float" office:value="0.00366602584904574" calcext:value-type="float">
            <text:p>0.003666025849045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895312689225" calcext:value-type="float">
            <text:p>0.003338953126892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27458346227216" calcext:value-type="float">
            <text:p>0.00327458346227216</text:p>
          </table:table-cell>
          <table:table-cell office:value-type="float" office:value="0" calcext:value-type="float">
            <text:p>0</text:p>
          </table:table-cell>
          <table:table-cell office:value-type="float" office:value="0.00317337564147835" calcext:value-type="float">
            <text:p>0.00317337564147835</text:p>
          </table:table-cell>
          <table:table-cell office:value-type="float" office:value="0.00278162322445807" calcext:value-type="float">
            <text:p>0.00278162322445807</text:p>
          </table:table-cell>
          <table:table-cell office:value-type="float" office:value="0" calcext:value-type="float">
            <text:p>0</text:p>
          </table:table-cell>
          <table:table-cell office:value-type="float" office:value="0.00274706039977801" calcext:value-type="float">
            <text:p>0.00274706039977801</text:p>
          </table:table-cell>
          <table:table-cell office:value-type="float" office:value="0.0026242997190149" calcext:value-type="float">
            <text:p>0.00262429971901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46388553665655" calcext:value-type="float">
            <text:p>0.00246388553665655</text:p>
          </table:table-cell>
          <table:table-cell office:value-type="float" office:value="0.00229022309594717" calcext:value-type="float">
            <text:p>0.00229022309594717</text:p>
          </table:table-cell>
          <table:table-cell office:value-type="float" office:value="0" calcext:value-type="float">
            <text:p>0</text:p>
          </table:table-cell>
          <table:table-cell office:value-type="float" office:value="0.00229022309594717" calcext:value-type="float">
            <text:p>0.00229022309594717</text:p>
          </table:table-cell>
          <table:table-cell office:value-type="float" office:value="0.00174835007828933" calcext:value-type="float">
            <text:p>0.001748350078289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6703527335995" calcext:value-type="float">
            <text:p>0.00167035273359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32511285152936" calcext:value-type="float">
            <text:p>0.00132511285152936</text:p>
          </table:table-cell>
          <table:table-cell office:value-type="float" office:value="0" calcext:value-type="float">
            <text:p>0</text:p>
          </table:table-cell>
          <table:table-cell office:value-type="float" office:value="0.00122421957624075" calcext:value-type="float">
            <text:p>0.00122421957624075</text:p>
          </table:table-cell>
          <table:table-cell office:value-type="float" office:value="0.00120385829385405" calcext:value-type="float">
            <text:p>0.00120385829385405</text:p>
          </table:table-cell>
          <table:table-cell office:value-type="float" office:value="0.000959403835399053" calcext:value-type="float">
            <text:p>0.0009594038353990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875050089233942" calcext:value-type="float">
            <text:p>0.000875050089233942</text:p>
          </table:table-cell>
          <table:table-cell office:value-type="float" office:value="0" calcext:value-type="float">
            <text:p>0</text:p>
          </table:table-cell>
          <table:table-cell office:value-type="float" office:value="0.000875050089233942" calcext:value-type="float">
            <text:p>0.000875050089233942</text:p>
          </table:table-cell>
          <table:table-cell office:value-type="float" office:value="0.000702569320977786" calcext:value-type="float">
            <text:p>0.000702569320977786</text:p>
          </table:table-cell>
          <table:table-cell office:value-type="float" office:value="0" calcext:value-type="float">
            <text:p>0</text:p>
          </table:table-cell>
          <table:table-cell office:value-type="float" office:value="0.000678897723666139" calcext:value-type="float">
            <text:p>0.000678897723666139</text:p>
          </table:table-cell>
          <table:table-cell office:value-type="float" office:value="0.000578701277014981" calcext:value-type="float">
            <text:p>0.000578701277014981</text:p>
          </table:table-cell>
          <table:table-cell office:value-type="float" office:value="0" calcext:value-type="float">
            <text:p>0</text:p>
          </table:table-cell>
          <table:table-cell office:value-type="float" office:value="0.000482877140641769" calcext:value-type="float">
            <text:p>0.000482877140641769</text:p>
          </table:table-cell>
          <table:table-cell office:value-type="float" office:value="0.000482308358083716" calcext:value-type="float">
            <text:p>0.000482308358083716</text:p>
          </table:table-cell>
          <table:table-cell office:value-type="float" office:value="0.000456741699970786" calcext:value-type="float">
            <text:p>0.000456741699970786</text:p>
          </table:table-cell>
        </table:table-row>
        <table:table-row table:style-name="ro1">
          <table:table-cell office:value-type="string" calcext:value-type="string">
            <text:p>2023/08/25</text:p>
          </table:table-cell>
          <table:table-cell office:value-type="float" office:value="6324143.481181" calcext:value-type="float">
            <text:p>6324143.481181</text:p>
          </table:table-cell>
          <table:table-cell office:value-type="float" office:value="0.277590757582269" calcext:value-type="float">
            <text:p>0.2775907575822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180701566633" calcext:value-type="float">
            <text:p>0.140180701566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2034593573057" calcext:value-type="float">
            <text:p>0.102034593573057</text:p>
          </table:table-cell>
          <table:table-cell office:value-type="float" office:value="0" calcext:value-type="float">
            <text:p>0</text:p>
          </table:table-cell>
          <table:table-cell office:value-type="float" office:value="0.0732086037228145" calcext:value-type="float">
            <text:p>0.0732086037228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726332537688" calcext:value-type="float">
            <text:p>0.031726332537688</text:p>
          </table:table-cell>
          <table:table-cell office:value-type="float" office:value="0" calcext:value-type="float">
            <text:p>0</text:p>
          </table:table-cell>
          <table:table-cell office:value-type="float" office:value="0.031726332537688" calcext:value-type="float">
            <text:p>0.031726332537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726332537688" calcext:value-type="float">
            <text:p>0.031726332537688</text:p>
          </table:table-cell>
          <table:table-cell office:value-type="float" office:value="0" calcext:value-type="float">
            <text:p>0</text:p>
          </table:table-cell>
          <table:table-cell office:value-type="float" office:value="0.0238056690914744" calcext:value-type="float">
            <text:p>0.0238056690914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689039302632" calcext:value-type="float">
            <text:p>0.022689039302632</text:p>
          </table:table-cell>
          <table:table-cell office:value-type="float" office:value="0" calcext:value-type="float">
            <text:p>0</text:p>
          </table:table-cell>
          <table:table-cell office:value-type="float" office:value="0.0192444617144063" calcext:value-type="float">
            <text:p>0.0192444617144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2196146500619" calcext:value-type="float">
            <text:p>0.0192196146500619</text:p>
          </table:table-cell>
          <table:table-cell office:value-type="float" office:value="0" calcext:value-type="float">
            <text:p>0</text:p>
          </table:table-cell>
          <table:table-cell office:value-type="float" office:value="0.0126955686946253" calcext:value-type="float">
            <text:p>0.0126955686946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6955686946253" calcext:value-type="float">
            <text:p>0.0126955686946253</text:p>
          </table:table-cell>
          <table:table-cell office:value-type="float" office:value="0" calcext:value-type="float">
            <text:p>0</text:p>
          </table:table-cell>
          <table:table-cell office:value-type="float" office:value="0.0126886101681258" calcext:value-type="float">
            <text:p>0.0126886101681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0602893066805" calcext:value-type="float">
            <text:p>0.0120602893066805</text:p>
          </table:table-cell>
          <table:table-cell office:value-type="float" office:value="0" calcext:value-type="float">
            <text:p>0</text:p>
          </table:table-cell>
          <table:table-cell office:value-type="float" office:value="0.0120602893066805" calcext:value-type="float">
            <text:p>0.0120602893066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0048897858028" calcext:value-type="float">
            <text:p>0.0110048897858028</text:p>
          </table:table-cell>
          <table:table-cell office:value-type="float" office:value="0" calcext:value-type="float">
            <text:p>0</text:p>
          </table:table-cell>
          <table:table-cell office:value-type="float" office:value="0.0110048897858028" calcext:value-type="float">
            <text:p>0.0110048897858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1720440833494" calcext:value-type="float">
            <text:p>0.0101720440833494</text:p>
          </table:table-cell>
          <table:table-cell office:value-type="float" office:value="0" calcext:value-type="float">
            <text:p>0</text:p>
          </table:table-cell>
          <table:table-cell office:value-type="float" office:value="0.0099252800299019" calcext:value-type="float">
            <text:p>0.0099252800299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252800299019" calcext:value-type="float">
            <text:p>0.0099252800299019</text:p>
          </table:table-cell>
          <table:table-cell office:value-type="float" office:value="0" calcext:value-type="float">
            <text:p>0</text:p>
          </table:table-cell>
          <table:table-cell office:value-type="float" office:value="0.0095641628941513" calcext:value-type="float">
            <text:p>0.0095641628941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74137041237344" calcext:value-type="float">
            <text:p>0.00874137041237344</text:p>
          </table:table-cell>
          <table:table-cell office:value-type="float" office:value="0" calcext:value-type="float">
            <text:p>0</text:p>
          </table:table-cell>
          <table:table-cell office:value-type="float" office:value="0.00853371530241143" calcext:value-type="float">
            <text:p>0.00853371530241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22417942520925" calcext:value-type="float">
            <text:p>0.00822417942520925</text:p>
          </table:table-cell>
          <table:table-cell office:value-type="float" office:value="0" calcext:value-type="float">
            <text:p>0</text:p>
          </table:table-cell>
          <table:table-cell office:value-type="float" office:value="0.00792349677851434" calcext:value-type="float">
            <text:p>0.00792349677851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2124856734666" calcext:value-type="float">
            <text:p>0.00792124856734666</text:p>
          </table:table-cell>
          <table:table-cell office:value-type="float" office:value="0" calcext:value-type="float">
            <text:p>0</text:p>
          </table:table-cell>
          <table:table-cell office:value-type="float" office:value="0.00792124856734666" calcext:value-type="float">
            <text:p>0.00792124856734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062089828903" calcext:value-type="float">
            <text:p>0.0079062089828903</text:p>
          </table:table-cell>
          <table:table-cell office:value-type="float" office:value="0" calcext:value-type="float">
            <text:p>0</text:p>
          </table:table-cell>
          <table:table-cell office:value-type="float" office:value="0.00790288839251108" calcext:value-type="float">
            <text:p>0.00790288839251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69247224936698" calcext:value-type="float">
            <text:p>0.00769247224936698</text:p>
          </table:table-cell>
          <table:table-cell office:value-type="float" office:value="0" calcext:value-type="float">
            <text:p>0</text:p>
          </table:table-cell>
          <table:table-cell office:value-type="float" office:value="0.006519598531041" calcext:value-type="float">
            <text:p>0.006519598531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74116061554009" calcext:value-type="float">
            <text:p>0.00474116061554009</text:p>
          </table:table-cell>
          <table:table-cell office:value-type="float" office:value="0" calcext:value-type="float">
            <text:p>0</text:p>
          </table:table-cell>
          <table:table-cell office:value-type="float" office:value="0.00474103727867992" calcext:value-type="float">
            <text:p>0.00474103727867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74103727867992" calcext:value-type="float">
            <text:p>0.00474103727867992</text:p>
          </table:table-cell>
          <table:table-cell office:value-type="float" office:value="0" calcext:value-type="float">
            <text:p>0</text:p>
          </table:table-cell>
          <table:table-cell office:value-type="float" office:value="0.00396275006640423" calcext:value-type="float">
            <text:p>0.00396275006640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6036826123447" calcext:value-type="float">
            <text:p>0.00196036826123447</text:p>
          </table:table-cell>
          <table:table-cell office:value-type="float" office:value="0" calcext:value-type="float">
            <text:p>0</text:p>
          </table:table-cell>
          <table:table-cell office:value-type="float" office:value="0.00163591095786908" calcext:value-type="float">
            <text:p>0.00163591095786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03641414216871" calcext:value-type="float">
            <text:p>0.00103641414216871</text:p>
          </table:table-cell>
          <table:table-cell office:value-type="float" office:value="0" calcext:value-type="float">
            <text:p>0</text:p>
          </table:table-cell>
          <table:table-cell office:value-type="float" office:value="0.000945582594353622" calcext:value-type="float">
            <text:p>0.000945582594353622</text:p>
          </table:table-cell>
        </table:table-row>
        <table:table-row table:style-name="ro1">
          <table:table-cell office:value-type="string" calcext:value-type="string">
            <text:p>2023/08/26</text:p>
          </table:table-cell>
          <table:table-cell office:value-type="float" office:value="439214.909514" calcext:value-type="float">
            <text:p>439214.909514</text:p>
          </table:table-cell>
          <table:table-cell office:value-type="float" office:value="0.26442179940683" calcext:value-type="float">
            <text:p>0.2644217994068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173588902353894" calcext:value-type="float">
            <text:p>0.17358890235389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18051548061911" calcext:value-type="float">
            <text:p>0.1180515480619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04005119795561" calcext:value-type="float">
            <text:p>0.10400511979556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802102783782594" calcext:value-type="float">
            <text:p>0.080210278378259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50433844048033" calcext:value-type="float">
            <text:p>0.0504338440480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486548848572701" calcext:value-type="float">
            <text:p>0.04865488485727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455209956832368" calcext:value-type="float">
            <text:p>0.045520995683236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341025221948267" calcext:value-type="float">
            <text:p>0.03410252219482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341025221948267" calcext:value-type="float">
            <text:p>0.034102522194826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5655786650341" calcext:value-type="float">
            <text:p>0.01565578665034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5655786650341" calcext:value-type="float">
            <text:p>0.0156557866503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55960097246691" calcext:value-type="float">
            <text:p>0.0155960097246691</text:p>
          </table:table-cell>
        </table:table-row>
        <table:table-row table:style-name="ro1">
          <table:table-cell office:value-type="string" calcext:value-type="string">
            <text:p>2023/08/27</text:p>
          </table:table-cell>
          <table:table-cell office:value-type="float" office:value="7995086.589626" calcext:value-type="float">
            <text:p>7995086.589626</text:p>
          </table:table-cell>
          <table:table-cell office:value-type="float" office:value="0.598715243836267" calcext:value-type="float">
            <text:p>0.5987152438362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39068912829875" calcext:value-type="float">
            <text:p>0.1390689128298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6287174255028" calcext:value-type="float">
            <text:p>0.07362871742550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45395321879056" calcext:value-type="float">
            <text:p>0.0545395321879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17505151772665" calcext:value-type="float">
            <text:p>0.05175051517726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49579911065522" calcext:value-type="float">
            <text:p>0.02495799110655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5028580775891" calcext:value-type="float">
            <text:p>0.00750285807758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566351714798852" calcext:value-type="float">
            <text:p>0.00566351714798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55607281697723" calcext:value-type="float">
            <text:p>0.005556072816977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552836414021474" calcext:value-type="float">
            <text:p>0.005528364140214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33579757289349" calcext:value-type="float">
            <text:p>0.005335797572893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533579757289349" calcext:value-type="float">
            <text:p>0.005335797572893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37768867261723" calcext:value-type="float">
            <text:p>0.004377688672617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37768867261723" calcext:value-type="float">
            <text:p>0.004377688672617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37768867261723" calcext:value-type="float">
            <text:p>0.004377688672617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261830159516" calcext:value-type="float">
            <text:p>0.0019261830159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9261830159516" calcext:value-type="float">
            <text:p>0.0019261830159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2944359063022" calcext:value-type="float">
            <text:p>0.001629443590630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19648798418426" calcext:value-type="float">
            <text:p>0.001196487984184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2970580427729" calcext:value-type="float">
            <text:p>0.001129705804277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787688173530365" calcext:value-type="float">
            <text:p>0.0007876881735303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87922505697047" calcext:value-type="float">
            <text:p>0.000687922505697047</text:p>
          </table:table-cell>
        </table:table-row>
        <table:table-row table:style-name="ro1">
          <table:table-cell office:value-type="string" calcext:value-type="string">
            <text:p>2023/08/28</text:p>
          </table:table-cell>
          <table:table-cell office:value-type="float" office:value="66750242.780382" calcext:value-type="float">
            <text:p>66750242.780382</text:p>
          </table:table-cell>
          <table:table-cell office:value-type="float" office:value="0.843902466622274" calcext:value-type="float">
            <text:p>0.8439024666222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77908330984762" calcext:value-type="float">
            <text:p>0.0477908330984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6438127719324" calcext:value-type="float">
            <text:p>0.0226438127719324</text:p>
          </table:table-cell>
          <table:table-cell office:value-type="float" office:value="0" calcext:value-type="float">
            <text:p>0</text:p>
          </table:table-cell>
          <table:table-cell office:value-type="float" office:value="0.0198049317116271" calcext:value-type="float">
            <text:p>0.0198049317116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4479179207108" calcext:value-type="float">
            <text:p>0.0184479179207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2882816135889" calcext:value-type="float">
            <text:p>0.0102882816135889</text:p>
          </table:table-cell>
          <table:table-cell office:value-type="float" office:value="0" calcext:value-type="float">
            <text:p>0</text:p>
          </table:table-cell>
          <table:table-cell office:value-type="float" office:value="0.00606244483831198" calcext:value-type="float">
            <text:p>0.00606244483831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42752444200068" calcext:value-type="float">
            <text:p>0.00542752444200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05380158526592" calcext:value-type="float">
            <text:p>0.00405380158526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3888106030516" calcext:value-type="float">
            <text:p>0.00283888106030516</text:p>
          </table:table-cell>
          <table:table-cell office:value-type="float" office:value="0" calcext:value-type="float">
            <text:p>0</text:p>
          </table:table-cell>
          <table:table-cell office:value-type="float" office:value="0.0021148133657648" calcext:value-type="float">
            <text:p>0.0021148133657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4955081596028" calcext:value-type="float">
            <text:p>0.00184955081596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3210075175911" calcext:value-type="float">
            <text:p>0.00173210075175911</text:p>
          </table:table-cell>
          <table:table-cell office:value-type="float" office:value="0" calcext:value-type="float">
            <text:p>0</text:p>
          </table:table-cell>
          <table:table-cell office:value-type="float" office:value="0.00149791215485118" calcext:value-type="float">
            <text:p>0.00149791215485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646242501274" calcext:value-type="float">
            <text:p>0.0013646242501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7662120151939" calcext:value-type="float">
            <text:p>0.00127662120151939</text:p>
          </table:table-cell>
          <table:table-cell office:value-type="float" office:value="0" calcext:value-type="float">
            <text:p>0</text:p>
          </table:table-cell>
          <table:table-cell office:value-type="float" office:value="0.00127662112451588" calcext:value-type="float">
            <text:p>0.00127662112451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7662112451588" calcext:value-type="float">
            <text:p>0.00127662112451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7662112451588" calcext:value-type="float">
            <text:p>0.00127662112451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9827279524909" calcext:value-type="float">
            <text:p>0.00119827279524909</text:p>
          </table:table-cell>
          <table:table-cell office:value-type="float" office:value="0" calcext:value-type="float">
            <text:p>0</text:p>
          </table:table-cell>
          <table:table-cell office:value-type="float" office:value="0.000533879706134499" calcext:value-type="float">
            <text:p>0.000533879706134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24342662170607" calcext:value-type="float">
            <text:p>0.000524342662170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33512022049221" calcext:value-type="float">
            <text:p>0.000433512022049221</text:p>
          </table:table-cell>
          <table:table-cell office:value-type="float" office:value="0" calcext:value-type="float">
            <text:p>0</text:p>
          </table:table-cell>
          <table:table-cell office:value-type="float" office:value="0.000359985891872472" calcext:value-type="float">
            <text:p>0.000359985891872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44229753225012" calcext:value-type="float">
            <text:p>0.000344229753225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86208979986102" calcext:value-type="float">
            <text:p>0.000286208979986102</text:p>
          </table:table-cell>
          <table:table-cell office:value-type="float" office:value="0" calcext:value-type="float">
            <text:p>0</text:p>
          </table:table-cell>
          <table:table-cell office:value-type="float" office:value="0.000165225824815152" calcext:value-type="float">
            <text:p>0.000165225824815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64793408110708" calcext:value-type="float">
            <text:p>0.000164793408110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64793408110708" calcext:value-type="float">
            <text:p>0.000164793408110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59119658709628" calcext:value-type="float">
            <text:p>0.000159119658709628</text:p>
          </table:table-cell>
          <table:table-cell office:value-type="float" office:value="0" calcext:value-type="float">
            <text:p>0</text:p>
          </table:table-cell>
          <table:table-cell office:value-type="float" office:value="0.000122845226345869" calcext:value-type="float">
            <text:p>0.000122845226345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22845226345869" calcext:value-type="float">
            <text:p>0.000122845226345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1141839954199" calcext:value-type="float">
            <text:p>0.000111141839954199</text:p>
          </table:table-cell>
          <table:table-cell office:value-type="float" office:value="0" calcext:value-type="float">
            <text:p>0</text:p>
          </table:table-cell>
          <table:table-cell office:value-type="float" office:value="0.0000994183145046623" calcext:value-type="float">
            <text:p>9.94183145046623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994183145046623" calcext:value-type="float">
            <text:p>9.94183145046623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943031210943746" calcext:value-type="float">
            <text:p>9.43031210943746E-05</text:p>
          </table:table-cell>
          <table:table-cell office:value-type="float" office:value="0" calcext:value-type="float">
            <text:p>0</text:p>
          </table:table-cell>
          <table:table-cell office:value-type="float" office:value="0.000089282268794233" calcext:value-type="float">
            <text:p>8.9282268794233E-05</text:p>
          </table:table-cell>
        </table:table-row>
        <table:table-row table:style-name="ro1">
          <table:table-cell office:value-type="string" calcext:value-type="string">
            <text:p>2023/08/29</text:p>
          </table:table-cell>
          <table:table-cell office:value-type="float" office:value="17150912.262283" calcext:value-type="float">
            <text:p>17150912.262283</text:p>
          </table:table-cell>
          <table:table-cell office:value-type="float" office:value="0.595154062005636" calcext:value-type="float">
            <text:p>0.5951540620056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15107034100553" calcext:value-type="float">
            <text:p>0.0715107034100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4055582826847" calcext:value-type="float">
            <text:p>0.0514055582826847</text:p>
          </table:table-cell>
          <table:table-cell office:value-type="float" office:value="0" calcext:value-type="float">
            <text:p>0</text:p>
          </table:table-cell>
          <table:table-cell office:value-type="float" office:value="0.0458649873703739" calcext:value-type="float">
            <text:p>0.0458649873703739</text:p>
          </table:table-cell>
          <table:table-cell office:value-type="float" office:value="0" calcext:value-type="float">
            <text:p>0</text:p>
          </table:table-cell>
          <table:table-cell office:value-type="float" office:value="0.0370242696300443" calcext:value-type="float">
            <text:p>0.0370242696300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0242696300443" calcext:value-type="float">
            <text:p>0.0370242696300443</text:p>
          </table:table-cell>
          <table:table-cell office:value-type="float" office:value="0" calcext:value-type="float">
            <text:p>0</text:p>
          </table:table-cell>
          <table:table-cell office:value-type="float" office:value="0.0211365814748646" calcext:value-type="float">
            <text:p>0.0211365814748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4042397138841" calcext:value-type="float">
            <text:p>0.0154042397138841</text:p>
          </table:table-cell>
          <table:table-cell office:value-type="float" office:value="0" calcext:value-type="float">
            <text:p>0</text:p>
          </table:table-cell>
          <table:table-cell office:value-type="float" office:value="0.0138776874582599" calcext:value-type="float">
            <text:p>0.0138776874582599</text:p>
          </table:table-cell>
          <table:table-cell office:value-type="float" office:value="0" calcext:value-type="float">
            <text:p>0</text:p>
          </table:table-cell>
          <table:table-cell office:value-type="float" office:value="0.0129323700983399" calcext:value-type="float">
            <text:p>0.0129323700983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8758646273415" calcext:value-type="float">
            <text:p>0.0108758646273415</text:p>
          </table:table-cell>
          <table:table-cell office:value-type="float" office:value="0" calcext:value-type="float">
            <text:p>0</text:p>
          </table:table-cell>
          <table:table-cell office:value-type="float" office:value="0.0108758646273415" calcext:value-type="float">
            <text:p>0.0108758646273415</text:p>
          </table:table-cell>
          <table:table-cell office:value-type="float" office:value="0" calcext:value-type="float">
            <text:p>0</text:p>
          </table:table-cell>
          <table:table-cell office:value-type="float" office:value="0.00874589046379004" calcext:value-type="float">
            <text:p>0.00874589046379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48987762490605" calcext:value-type="float">
            <text:p>0.00748987762490605</text:p>
          </table:table-cell>
          <table:table-cell office:value-type="float" office:value="0" calcext:value-type="float">
            <text:p>0</text:p>
          </table:table-cell>
          <table:table-cell office:value-type="float" office:value="0.00700984966638718" calcext:value-type="float">
            <text:p>0.00700984966638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00984966638718" calcext:value-type="float">
            <text:p>0.00700984966638718</text:p>
          </table:table-cell>
          <table:table-cell office:value-type="float" office:value="0" calcext:value-type="float">
            <text:p>0</text:p>
          </table:table-cell>
          <table:table-cell office:value-type="float" office:value="0.00594315094971121" calcext:value-type="float">
            <text:p>0.00594315094971121</text:p>
          </table:table-cell>
          <table:table-cell office:value-type="float" office:value="0" calcext:value-type="float">
            <text:p>0</text:p>
          </table:table-cell>
          <table:table-cell office:value-type="float" office:value="0.00466360032497493" calcext:value-type="float">
            <text:p>0.00466360032497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6364880645372" calcext:value-type="float">
            <text:p>0.0046364880645372</text:p>
          </table:table-cell>
          <table:table-cell office:value-type="float" office:value="0" calcext:value-type="float">
            <text:p>0</text:p>
          </table:table-cell>
          <table:table-cell office:value-type="float" office:value="0.00373037280359123" calcext:value-type="float">
            <text:p>0.00373037280359123</text:p>
          </table:table-cell>
          <table:table-cell office:value-type="float" office:value="0" calcext:value-type="float">
            <text:p>0</text:p>
          </table:table-cell>
          <table:table-cell office:value-type="float" office:value="0.00312995547461647" calcext:value-type="float">
            <text:p>0.00312995547461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02316280365011" calcext:value-type="float">
            <text:p>0.00302316280365011</text:p>
          </table:table-cell>
          <table:table-cell office:value-type="float" office:value="0" calcext:value-type="float">
            <text:p>0</text:p>
          </table:table-cell>
          <table:table-cell office:value-type="float" office:value="0.00233136286796431" calcext:value-type="float">
            <text:p>0.00233136286796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3098387937758" calcext:value-type="float">
            <text:p>0.00233098387937758</text:p>
          </table:table-cell>
          <table:table-cell office:value-type="float" office:value="0" calcext:value-type="float">
            <text:p>0</text:p>
          </table:table-cell>
          <table:table-cell office:value-type="float" office:value="0.00207782533401268" calcext:value-type="float">
            <text:p>0.00207782533401268</text:p>
          </table:table-cell>
          <table:table-cell office:value-type="float" office:value="0" calcext:value-type="float">
            <text:p>0</text:p>
          </table:table-cell>
          <table:table-cell office:value-type="float" office:value="0.0020407077748843" calcext:value-type="float">
            <text:p>0.0020407077748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9567862974428" calcext:value-type="float">
            <text:p>0.00179567862974428</text:p>
          </table:table-cell>
          <table:table-cell office:value-type="float" office:value="0" calcext:value-type="float">
            <text:p>0</text:p>
          </table:table-cell>
          <table:table-cell office:value-type="float" office:value="0.00138516830106139" calcext:value-type="float">
            <text:p>0.00138516830106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02808533857268" calcext:value-type="float">
            <text:p>0.00102808533857268</text:p>
          </table:table-cell>
          <table:table-cell office:value-type="float" office:value="0" calcext:value-type="float">
            <text:p>0</text:p>
          </table:table-cell>
          <table:table-cell office:value-type="float" office:value="0.00102808533857268" calcext:value-type="float">
            <text:p>0.00102808533857268</text:p>
          </table:table-cell>
          <table:table-cell office:value-type="float" office:value="0" calcext:value-type="float">
            <text:p>0</text:p>
          </table:table-cell>
          <table:table-cell office:value-type="float" office:value="0.00101999541088382" calcext:value-type="float">
            <text:p>0.00101999541088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52354753289042" calcext:value-type="float">
            <text:p>0.000852354753289042</text:p>
          </table:table-cell>
          <table:table-cell office:value-type="float" office:value="0" calcext:value-type="float">
            <text:p>0</text:p>
          </table:table-cell>
          <table:table-cell office:value-type="float" office:value="0.000782012629701012" calcext:value-type="float">
            <text:p>0.000782012629701012</text:p>
          </table:table-cell>
          <table:table-cell office:value-type="float" office:value="0" calcext:value-type="float">
            <text:p>0</text:p>
          </table:table-cell>
          <table:table-cell office:value-type="float" office:value="0.000782012629701012" calcext:value-type="float">
            <text:p>0.000782012629701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66875088338736" calcext:value-type="float">
            <text:p>0.000666875088338736</text:p>
          </table:table-cell>
          <table:table-cell office:value-type="float" office:value="0" calcext:value-type="float">
            <text:p>0</text:p>
          </table:table-cell>
          <table:table-cell office:value-type="float" office:value="0.000573898604020351" calcext:value-type="float">
            <text:p>0.000573898604020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46115424052251" calcext:value-type="float">
            <text:p>0.000546115424052251</text:p>
          </table:table-cell>
          <table:table-cell office:value-type="float" office:value="0" calcext:value-type="float">
            <text:p>0</text:p>
          </table:table-cell>
          <table:table-cell office:value-type="float" office:value="0.000503021799719172" calcext:value-type="float">
            <text:p>0.000503021799719172</text:p>
          </table:table-cell>
          <table:table-cell office:value-type="float" office:value="0" calcext:value-type="float">
            <text:p>0</text:p>
          </table:table-cell>
          <table:table-cell office:value-type="float" office:value="0.000503021799719172" calcext:value-type="float">
            <text:p>0.000503021799719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58424427153714" calcext:value-type="float">
            <text:p>0.000458424427153714</text:p>
          </table:table-cell>
          <table:table-cell office:value-type="float" office:value="0" calcext:value-type="float">
            <text:p>0</text:p>
          </table:table-cell>
          <table:table-cell office:value-type="float" office:value="0.000442119042068367" calcext:value-type="float">
            <text:p>0.000442119042068367</text:p>
          </table:table-cell>
          <table:table-cell office:value-type="float" office:value="0" calcext:value-type="float">
            <text:p>0</text:p>
          </table:table-cell>
          <table:table-cell office:value-type="float" office:value="0.000383594755741901" calcext:value-type="float">
            <text:p>0.000383594755741901</text:p>
          </table:table-cell>
        </table:table-row>
        <table:table-row table:style-name="ro1">
          <table:table-cell office:value-type="string" calcext:value-type="string">
            <text:p>2023/08/30</text:p>
          </table:table-cell>
          <table:table-cell office:value-type="float" office:value="15197149.500757" calcext:value-type="float">
            <text:p>15197149.500757</text:p>
          </table:table-cell>
          <table:table-cell office:value-type="float" office:value="0.140156502697687" calcext:value-type="float">
            <text:p>0.140156502697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6376683199986" calcext:value-type="float">
            <text:p>0.126376683199986</text:p>
          </table:table-cell>
          <table:table-cell office:value-type="float" office:value="0" calcext:value-type="float">
            <text:p>0</text:p>
          </table:table-cell>
          <table:table-cell office:value-type="float" office:value="0.122929104692097" calcext:value-type="float">
            <text:p>0.122929104692097</text:p>
          </table:table-cell>
          <table:table-cell office:value-type="float" office:value="0" calcext:value-type="float">
            <text:p>0</text:p>
          </table:table-cell>
          <table:table-cell office:value-type="float" office:value="0.0697541127003585" calcext:value-type="float">
            <text:p>0.0697541127003585</text:p>
          </table:table-cell>
          <table:table-cell office:value-type="float" office:value="0" calcext:value-type="float">
            <text:p>0</text:p>
          </table:table-cell>
          <table:table-cell office:value-type="float" office:value="0.0676856538095359" calcext:value-type="float">
            <text:p>0.0676856538095359</text:p>
          </table:table-cell>
          <table:table-cell office:value-type="float" office:value="0" calcext:value-type="float">
            <text:p>0</text:p>
          </table:table-cell>
          <table:table-cell office:value-type="float" office:value="0.0640690010880988" calcext:value-type="float">
            <text:p>0.0640690010880988</text:p>
          </table:table-cell>
          <table:table-cell office:value-type="float" office:value="0.060385705237307" calcext:value-type="float">
            <text:p>0.060385705237307</text:p>
          </table:table-cell>
          <table:table-cell office:value-type="float" office:value="0" calcext:value-type="float">
            <text:p>0</text:p>
          </table:table-cell>
          <table:table-cell office:value-type="float" office:value="0.0588103690073906" calcext:value-type="float">
            <text:p>0.0588103690073906</text:p>
          </table:table-cell>
          <table:table-cell office:value-type="float" office:value="0" calcext:value-type="float">
            <text:p>0</text:p>
          </table:table-cell>
          <table:table-cell office:value-type="float" office:value="0.0348723949825986" calcext:value-type="float">
            <text:p>0.0348723949825986</text:p>
          </table:table-cell>
          <table:table-cell office:value-type="float" office:value="0" calcext:value-type="float">
            <text:p>0</text:p>
          </table:table-cell>
          <table:table-cell office:value-type="float" office:value="0.0324524927109149" calcext:value-type="float">
            <text:p>0.0324524927109149</text:p>
          </table:table-cell>
          <table:table-cell office:value-type="float" office:value="0" calcext:value-type="float">
            <text:p>0</text:p>
          </table:table-cell>
          <table:table-cell office:value-type="float" office:value="0.028887289361609" calcext:value-type="float">
            <text:p>0.028887289361609</text:p>
          </table:table-cell>
          <table:table-cell office:value-type="float" office:value="0" calcext:value-type="float">
            <text:p>0</text:p>
          </table:table-cell>
          <table:table-cell office:value-type="float" office:value="0.0263593171456296" calcext:value-type="float">
            <text:p>0.0263593171456296</text:p>
          </table:table-cell>
          <table:table-cell office:value-type="float" office:value="0" calcext:value-type="float">
            <text:p>0</text:p>
          </table:table-cell>
          <table:table-cell office:value-type="float" office:value="0.0168960619876254" calcext:value-type="float">
            <text:p>0.0168960619876254</text:p>
          </table:table-cell>
          <table:table-cell office:value-type="float" office:value="0.0140934324551674" calcext:value-type="float">
            <text:p>0.0140934324551674</text:p>
          </table:table-cell>
          <table:table-cell office:value-type="float" office:value="0" calcext:value-type="float">
            <text:p>0</text:p>
          </table:table-cell>
          <table:table-cell office:value-type="float" office:value="0.0119341913423281" calcext:value-type="float">
            <text:p>0.0119341913423281</text:p>
          </table:table-cell>
          <table:table-cell office:value-type="float" office:value="0" calcext:value-type="float">
            <text:p>0</text:p>
          </table:table-cell>
          <table:table-cell office:value-type="float" office:value="0.0110293729091532" calcext:value-type="float">
            <text:p>0.0110293729091532</text:p>
          </table:table-cell>
          <table:table-cell office:value-type="float" office:value="0" calcext:value-type="float">
            <text:p>0</text:p>
          </table:table-cell>
          <table:table-cell office:value-type="float" office:value="0.00842985126872764" calcext:value-type="float">
            <text:p>0.00842985126872764</text:p>
          </table:table-cell>
          <table:table-cell office:value-type="float" office:value="0" calcext:value-type="float">
            <text:p>0</text:p>
          </table:table-cell>
          <table:table-cell office:value-type="float" office:value="0.0066975448320048" calcext:value-type="float">
            <text:p>0.0066975448320048</text:p>
          </table:table-cell>
          <table:table-cell office:value-type="float" office:value="0" calcext:value-type="float">
            <text:p>0</text:p>
          </table:table-cell>
          <table:table-cell office:value-type="float" office:value="0.00657975365676433" calcext:value-type="float">
            <text:p>0.006579753656764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644199755981367" calcext:value-type="float">
            <text:p>0.00644199755981367</text:p>
          </table:table-cell>
          <table:table-cell office:value-type="float" office:value="0" calcext:value-type="float">
            <text:p>0</text:p>
          </table:table-cell>
          <table:table-cell office:value-type="float" office:value="0.00626262181570692" calcext:value-type="float">
            <text:p>0.00626262181570692</text:p>
          </table:table-cell>
          <table:table-cell office:value-type="float" office:value="0" calcext:value-type="float">
            <text:p>0</text:p>
          </table:table-cell>
          <table:table-cell office:value-type="float" office:value="0.00601353358177126" calcext:value-type="float">
            <text:p>0.00601353358177126</text:p>
          </table:table-cell>
          <table:table-cell office:value-type="float" office:value="0" calcext:value-type="float">
            <text:p>0</text:p>
          </table:table-cell>
          <table:table-cell office:value-type="float" office:value="0.0059482457447364" calcext:value-type="float">
            <text:p>0.0059482457447364</text:p>
          </table:table-cell>
          <table:table-cell office:value-type="float" office:value="0" calcext:value-type="float">
            <text:p>0</text:p>
          </table:table-cell>
          <table:table-cell office:value-type="float" office:value="0.00507391940351443" calcext:value-type="float">
            <text:p>0.005073919403514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57381826746772" calcext:value-type="float">
            <text:p>0.00457381826746772</text:p>
          </table:table-cell>
          <table:table-cell office:value-type="float" office:value="0" calcext:value-type="float">
            <text:p>0</text:p>
          </table:table-cell>
          <table:table-cell office:value-type="float" office:value="0.00439424766181795" calcext:value-type="float">
            <text:p>0.00439424766181795</text:p>
          </table:table-cell>
          <table:table-cell office:value-type="float" office:value="0" calcext:value-type="float">
            <text:p>0</text:p>
          </table:table-cell>
          <table:table-cell office:value-type="float" office:value="0.00419236515353272" calcext:value-type="float">
            <text:p>0.00419236515353272</text:p>
          </table:table-cell>
          <table:table-cell office:value-type="float" office:value="0" calcext:value-type="float">
            <text:p>0</text:p>
          </table:table-cell>
          <table:table-cell office:value-type="float" office:value="0.00386086877654768" calcext:value-type="float">
            <text:p>0.00386086877654768</text:p>
          </table:table-cell>
          <table:table-cell office:value-type="float" office:value="0" calcext:value-type="float">
            <text:p>0</text:p>
          </table:table-cell>
          <table:table-cell office:value-type="float" office:value="0.00278408329127067" calcext:value-type="float">
            <text:p>0.00278408329127067</text:p>
          </table:table-cell>
          <table:table-cell office:value-type="float" office:value="0" calcext:value-type="float">
            <text:p>0</text:p>
          </table:table-cell>
          <table:table-cell office:value-type="float" office:value="0.00265358652410386" calcext:value-type="float">
            <text:p>0.00265358652410386</text:p>
          </table:table-cell>
          <table:table-cell office:value-type="float" office:value="0" calcext:value-type="float">
            <text:p>0</text:p>
          </table:table-cell>
          <table:table-cell office:value-type="float" office:value="0.0026312171238434" calcext:value-type="float">
            <text:p>0.0026312171238434</text:p>
          </table:table-cell>
          <table:table-cell office:value-type="float" office:value="0.0023953176217808" calcext:value-type="float">
            <text:p>0.0023953176217808</text:p>
          </table:table-cell>
          <table:table-cell office:value-type="float" office:value="0" calcext:value-type="float">
            <text:p>0</text:p>
          </table:table-cell>
          <table:table-cell office:value-type="float" office:value="0.0023953176217808" calcext:value-type="float">
            <text:p>0.0023953176217808</text:p>
          </table:table-cell>
          <table:table-cell office:value-type="float" office:value="0" calcext:value-type="float">
            <text:p>0</text:p>
          </table:table-cell>
          <table:table-cell office:value-type="float" office:value="0.00202255034725218" calcext:value-type="float">
            <text:p>0.00202255034725218</text:p>
          </table:table-cell>
          <table:table-cell office:value-type="float" office:value="0" calcext:value-type="float">
            <text:p>0</text:p>
          </table:table-cell>
          <table:table-cell office:value-type="float" office:value="0.00192796024007924" calcext:value-type="float">
            <text:p>0.00192796024007924</text:p>
          </table:table-cell>
          <table:table-cell office:value-type="float" office:value="0" calcext:value-type="float">
            <text:p>0</text:p>
          </table:table-cell>
          <table:table-cell office:value-type="float" office:value="0.00186949532861969" calcext:value-type="float">
            <text:p>0.00186949532861969</text:p>
          </table:table-cell>
          <table:table-cell office:value-type="float" office:value="0" calcext:value-type="float">
            <text:p>0</text:p>
          </table:table-cell>
          <table:table-cell office:value-type="float" office:value="0.00186949532861969" calcext:value-type="float">
            <text:p>0.00186949532861969</text:p>
          </table:table-cell>
          <table:table-cell office:value-type="float" office:value="0" calcext:value-type="float">
            <text:p>0</text:p>
          </table:table-cell>
          <table:table-cell office:value-type="float" office:value="0.00154480695204262" calcext:value-type="float">
            <text:p>0.00154480695204262</text:p>
          </table:table-cell>
          <table:table-cell office:value-type="float" office:value="0.00141046901716224" calcext:value-type="float">
            <text:p>0.00141046901716224</text:p>
          </table:table-cell>
          <table:table-cell office:value-type="float" office:value="0" calcext:value-type="float">
            <text:p>0</text:p>
          </table:table-cell>
          <table:table-cell office:value-type="float" office:value="0.00129167864861912" calcext:value-type="float">
            <text:p>0.00129167864861912</text:p>
          </table:table-cell>
          <table:table-cell office:value-type="float" office:value="0" calcext:value-type="float">
            <text:p>0</text:p>
          </table:table-cell>
          <table:table-cell office:value-type="float" office:value="0.00127279790193791" calcext:value-type="float">
            <text:p>0.00127279790193791</text:p>
          </table:table-cell>
          <table:table-cell office:value-type="float" office:value="0" calcext:value-type="float">
            <text:p>0</text:p>
          </table:table-cell>
          <table:table-cell office:value-type="float" office:value="0.00120968762195073" calcext:value-type="float">
            <text:p>0.00120968762195073</text:p>
          </table:table-cell>
          <table:table-cell office:value-type="float" office:value="0" calcext:value-type="float">
            <text:p>0</text:p>
          </table:table-cell>
          <table:table-cell office:value-type="float" office:value="0.00112469238584179" calcext:value-type="float">
            <text:p>0.00112469238584179</text:p>
          </table:table-cell>
          <table:table-cell office:value-type="float" office:value="0" calcext:value-type="float">
            <text:p>0</text:p>
          </table:table-cell>
          <table:table-cell office:value-type="float" office:value="0.00110666082472655" calcext:value-type="float">
            <text:p>0.00110666082472655</text:p>
          </table:table-cell>
          <table:table-cell office:value-type="float" office:value="0" calcext:value-type="float">
            <text:p>0</text:p>
          </table:table-cell>
          <table:table-cell office:value-type="float" office:value="0.00110666082472655" calcext:value-type="float">
            <text:p>0.00110666082472655</text:p>
          </table:table-cell>
          <table:table-cell office:value-type="float" office:value="0.00061632464183714" calcext:value-type="float">
            <text:p>0.00061632464183714</text:p>
          </table:table-cell>
          <table:table-cell office:value-type="float" office:value="0" calcext:value-type="float">
            <text:p>0</text:p>
          </table:table-cell>
          <table:table-cell office:value-type="float" office:value="0.000548348228040063" calcext:value-type="float">
            <text:p>0.000548348228040063</text:p>
          </table:table-cell>
          <table:table-cell office:value-type="float" office:value="0" calcext:value-type="float">
            <text:p>0</text:p>
          </table:table-cell>
          <table:table-cell office:value-type="float" office:value="0.000532321930280189" calcext:value-type="float">
            <text:p>0.000532321930280189</text:p>
          </table:table-cell>
          <table:table-cell office:value-type="float" office:value="0" calcext:value-type="float">
            <text:p>0</text:p>
          </table:table-cell>
          <table:table-cell office:value-type="float" office:value="0.000394810882113239" calcext:value-type="float">
            <text:p>0.000394810882113239</text:p>
          </table:table-cell>
          <table:table-cell office:value-type="float" office:value="0" calcext:value-type="float">
            <text:p>0</text:p>
          </table:table-cell>
          <table:table-cell office:value-type="float" office:value="0.000394810882113239" calcext:value-type="float">
            <text:p>0.000394810882113239</text:p>
          </table:table-cell>
          <table:table-cell office:value-type="float" office:value="0" calcext:value-type="float">
            <text:p>0</text:p>
          </table:table-cell>
          <table:table-cell office:value-type="float" office:value="0.000384955581749669" calcext:value-type="float">
            <text:p>0.000384955581749669</text:p>
          </table:table-cell>
          <table:table-cell office:value-type="float" office:value="0.000335681372335306" calcext:value-type="float">
            <text:p>0.000335681372335306</text:p>
          </table:table-cell>
        </table:table-row>
        <table:table-row table:style-name="ro1">
          <table:table-cell office:value-type="string" calcext:value-type="string">
            <text:p>2023/08/31</text:p>
          </table:table-cell>
          <table:table-cell office:value-type="float" office:value="27827147.98019" calcext:value-type="float">
            <text:p>27827147.98019</text:p>
          </table:table-cell>
          <table:table-cell office:value-type="float" office:value="0.179680648680184" calcext:value-type="float">
            <text:p>0.179680648680184</text:p>
          </table:table-cell>
          <table:table-cell office:value-type="float" office:value="0" calcext:value-type="float">
            <text:p>0</text:p>
          </table:table-cell>
          <table:table-cell office:value-type="float" office:value="0.162968452686147" calcext:value-type="float">
            <text:p>0.162968452686147</text:p>
          </table:table-cell>
          <table:table-cell office:value-type="float" office:value="0" calcext:value-type="float">
            <text:p>0</text:p>
          </table:table-cell>
          <table:table-cell office:value-type="float" office:value="0.126061764090854" calcext:value-type="float">
            <text:p>0.126061764090854</text:p>
          </table:table-cell>
          <table:table-cell office:value-type="float" office:value="0.0851527126562476" calcext:value-type="float">
            <text:p>0.0851527126562476</text:p>
          </table:table-cell>
          <table:table-cell office:value-type="float" office:value="0" calcext:value-type="float">
            <text:p>0</text:p>
          </table:table-cell>
          <table:table-cell office:value-type="float" office:value="0.0639133398890222" calcext:value-type="float">
            <text:p>0.0639133398890222</text:p>
          </table:table-cell>
          <table:table-cell office:value-type="float" office:value="0.0624651273726446" calcext:value-type="float">
            <text:p>0.0624651273726446</text:p>
          </table:table-cell>
          <table:table-cell office:value-type="float" office:value="0.0359970132660775" calcext:value-type="float">
            <text:p>0.0359970132660775</text:p>
          </table:table-cell>
          <table:table-cell office:value-type="float" office:value="0" calcext:value-type="float">
            <text:p>0</text:p>
          </table:table-cell>
          <table:table-cell office:value-type="float" office:value="0.0339962180699749" calcext:value-type="float">
            <text:p>0.0339962180699749</text:p>
          </table:table-cell>
          <table:table-cell office:value-type="float" office:value="0.0228585049554064" calcext:value-type="float">
            <text:p>0.0228585049554064</text:p>
          </table:table-cell>
          <table:table-cell office:value-type="float" office:value="0" calcext:value-type="float">
            <text:p>0</text:p>
          </table:table-cell>
          <table:table-cell office:value-type="float" office:value="0.0175366875666669" calcext:value-type="float">
            <text:p>0.0175366875666669</text:p>
          </table:table-cell>
          <table:table-cell office:value-type="float" office:value="0.0146805558475063" calcext:value-type="float">
            <text:p>0.0146805558475063</text:p>
          </table:table-cell>
          <table:table-cell office:value-type="float" office:value="0.0143731941298739" calcext:value-type="float">
            <text:p>0.0143731941298739</text:p>
          </table:table-cell>
          <table:table-cell office:value-type="float" office:value="0" calcext:value-type="float">
            <text:p>0</text:p>
          </table:table-cell>
          <table:table-cell office:value-type="float" office:value="0.013025134090566" calcext:value-type="float">
            <text:p>0.013025134090566</text:p>
          </table:table-cell>
          <table:table-cell office:value-type="float" office:value="0.0113670667157547" calcext:value-type="float">
            <text:p>0.01136706671575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00621163260903" calcext:value-type="float">
            <text:p>0.0100621163260903</text:p>
          </table:table-cell>
          <table:table-cell office:value-type="float" office:value="0.00967102342617299" calcext:value-type="float">
            <text:p>0.00967102342617299</text:p>
          </table:table-cell>
          <table:table-cell office:value-type="float" office:value="0" calcext:value-type="float">
            <text:p>0</text:p>
          </table:table-cell>
          <table:table-cell office:value-type="float" office:value="0.00967102342617299" calcext:value-type="float">
            <text:p>0.00967102342617299</text:p>
          </table:table-cell>
          <table:table-cell office:value-type="float" office:value="0.00913694282220379" calcext:value-type="float">
            <text:p>0.00913694282220379</text:p>
          </table:table-cell>
          <table:table-cell office:value-type="float" office:value="0" calcext:value-type="float">
            <text:p>0</text:p>
          </table:table-cell>
          <table:table-cell office:value-type="float" office:value="0.00912730978326681" calcext:value-type="float">
            <text:p>0.00912730978326681</text:p>
          </table:table-cell>
          <table:table-cell office:value-type="float" office:value="0.0078304776743604" calcext:value-type="float">
            <text:p>0.0078304776743604</text:p>
          </table:table-cell>
          <table:table-cell office:value-type="float" office:value="0.00565580670042221" calcext:value-type="float">
            <text:p>0.00565580670042221</text:p>
          </table:table-cell>
          <table:table-cell office:value-type="float" office:value="0" calcext:value-type="float">
            <text:p>0</text:p>
          </table:table-cell>
          <table:table-cell office:value-type="float" office:value="0.00565557329166599" calcext:value-type="float">
            <text:p>0.00565557329166599</text:p>
          </table:table-cell>
          <table:table-cell office:value-type="float" office:value="0.00505616334811465" calcext:value-type="float">
            <text:p>0.00505616334811465</text:p>
          </table:table-cell>
          <table:table-cell office:value-type="float" office:value="0" calcext:value-type="float">
            <text:p>0</text:p>
          </table:table-cell>
          <table:table-cell office:value-type="float" office:value="0.00454869575890815" calcext:value-type="float">
            <text:p>0.00454869575890815</text:p>
          </table:table-cell>
          <table:table-cell office:value-type="float" office:value="0.00431158090959993" calcext:value-type="float">
            <text:p>0.00431158090959993</text:p>
          </table:table-cell>
          <table:table-cell office:value-type="float" office:value="0" calcext:value-type="float">
            <text:p>0</text:p>
          </table:table-cell>
          <table:table-cell office:value-type="float" office:value="0.00411274009041362" calcext:value-type="float">
            <text:p>0.00411274009041362</text:p>
          </table:table-cell>
          <table:table-cell office:value-type="float" office:value="0.00402372176551147" calcext:value-type="float">
            <text:p>0.00402372176551147</text:p>
          </table:table-cell>
          <table:table-cell office:value-type="float" office:value="0.0034787611029673" calcext:value-type="float">
            <text:p>0.0034787611029673</text:p>
          </table:table-cell>
          <table:table-cell office:value-type="float" office:value="0" calcext:value-type="float">
            <text:p>0</text:p>
          </table:table-cell>
          <table:table-cell office:value-type="float" office:value="0.00331965388856104" calcext:value-type="float">
            <text:p>0.00331965388856104</text:p>
          </table:table-cell>
          <table:table-cell office:value-type="float" office:value="0.0030557623267945" calcext:value-type="float">
            <text:p>0.0030557623267945</text:p>
          </table:table-cell>
          <table:table-cell office:value-type="float" office:value="0" calcext:value-type="float">
            <text:p>0</text:p>
          </table:table-cell>
          <table:table-cell office:value-type="float" office:value="0.00301916998679885" calcext:value-type="float">
            <text:p>0.00301916998679885</text:p>
          </table:table-cell>
          <table:table-cell office:value-type="float" office:value="0.0026012990950971" calcext:value-type="float">
            <text:p>0.0026012990950971</text:p>
          </table:table-cell>
          <table:table-cell office:value-type="float" office:value="0.00218903137480586" calcext:value-type="float">
            <text:p>0.00218903137480586</text:p>
          </table:table-cell>
          <table:table-cell office:value-type="float" office:value="0" calcext:value-type="float">
            <text:p>0</text:p>
          </table:table-cell>
          <table:table-cell office:value-type="float" office:value="0.0020745712079836" calcext:value-type="float">
            <text:p>0.0020745712079836</text:p>
          </table:table-cell>
          <table:table-cell office:value-type="float" office:value="0.00195650664734881" calcext:value-type="float">
            <text:p>0.00195650664734881</text:p>
          </table:table-cell>
          <table:table-cell office:value-type="float" office:value="0" calcext:value-type="float">
            <text:p>0</text:p>
          </table:table-cell>
          <table:table-cell office:value-type="float" office:value="0.00195650664734881" calcext:value-type="float">
            <text:p>0.00195650664734881</text:p>
          </table:table-cell>
          <table:table-cell office:value-type="float" office:value="0.00184875008055529" calcext:value-type="float">
            <text:p>0.00184875008055529</text:p>
          </table:table-cell>
          <table:table-cell office:value-type="float" office:value="0.00180040009977545" calcext:value-type="float">
            <text:p>0.00180040009977545</text:p>
          </table:table-cell>
          <table:table-cell office:value-type="float" office:value="0" calcext:value-type="float">
            <text:p>0</text:p>
          </table:table-cell>
          <table:table-cell office:value-type="float" office:value="0.00180040009977545" calcext:value-type="float">
            <text:p>0.00180040009977545</text:p>
          </table:table-cell>
          <table:table-cell office:value-type="float" office:value="0.00179633931711531" calcext:value-type="float">
            <text:p>0.00179633931711531</text:p>
          </table:table-cell>
          <table:table-cell office:value-type="float" office:value="0" calcext:value-type="float">
            <text:p>0</text:p>
          </table:table-cell>
          <table:table-cell office:value-type="float" office:value="0.00179610573227196" calcext:value-type="float">
            <text:p>0.00179610573227196</text:p>
          </table:table-cell>
          <table:table-cell table:number-columns-repeated="2" office:value-type="float" office:value="0.00177781424223633" calcext:value-type="float">
            <text:p>0.00177781424223633</text:p>
          </table:table-cell>
          <table:table-cell office:value-type="float" office:value="0" calcext:value-type="float">
            <text:p>0</text:p>
          </table:table-cell>
          <table:table-cell office:value-type="float" office:value="0.00177758065739309" calcext:value-type="float">
            <text:p>0.00177758065739309</text:p>
          </table:table-cell>
          <table:table-cell office:value-type="float" office:value="0.00160214470961018" calcext:value-type="float">
            <text:p>0.00160214470961018</text:p>
          </table:table-cell>
          <table:table-cell office:value-type="float" office:value="0" calcext:value-type="float">
            <text:p>0</text:p>
          </table:table-cell>
          <table:table-cell office:value-type="float" office:value="0.00158881535511557" calcext:value-type="float">
            <text:p>0.00158881535511557</text:p>
          </table:table-cell>
          <table:table-cell office:value-type="float" office:value="0.00154657782503032" calcext:value-type="float">
            <text:p>0.00154657782503032</text:p>
          </table:table-cell>
          <table:table-cell office:value-type="float" office:value="0" calcext:value-type="float">
            <text:p>0</text:p>
          </table:table-cell>
          <table:table-cell office:value-type="float" office:value="0.00139841855254819" calcext:value-type="float">
            <text:p>0.00139841855254819</text:p>
          </table:table-cell>
          <table:table-cell office:value-type="float" office:value="0.00120411510097451" calcext:value-type="float">
            <text:p>0.00120411510097451</text:p>
          </table:table-cell>
          <table:table-cell office:value-type="float" office:value="0.0011503074929845" calcext:value-type="float">
            <text:p>0.0011503074929845</text:p>
          </table:table-cell>
          <table:table-cell office:value-type="float" office:value="0" calcext:value-type="float">
            <text:p>0</text:p>
          </table:table-cell>
          <table:table-cell office:value-type="float" office:value="0.00113198808668513" calcext:value-type="float">
            <text:p>0.00113198808668513</text:p>
          </table:table-cell>
          <table:table-cell office:value-type="float" office:value="0.0010777388297698" calcext:value-type="float">
            <text:p>0.0010777388297698</text:p>
          </table:table-cell>
          <table:table-cell office:value-type="float" office:value="0" calcext:value-type="float">
            <text:p>0</text:p>
          </table:table-cell>
          <table:table-cell office:value-type="float" office:value="0.00104595699209709" calcext:value-type="float">
            <text:p>0.00104595699209709</text:p>
          </table:table-cell>
          <table:table-cell office:value-type="float" office:value="0.00101895817782638" calcext:value-type="float">
            <text:p>0.00101895817782638</text:p>
          </table:table-cell>
          <table:table-cell office:value-type="float" office:value="0.000717915379406575" calcext:value-type="float">
            <text:p>0.000717915379406575</text:p>
          </table:table-cell>
          <table:table-cell office:value-type="float" office:value="0" calcext:value-type="float">
            <text:p>0</text:p>
          </table:table-cell>
          <table:table-cell office:value-type="float" office:value="0.000717915379406575" calcext:value-type="float">
            <text:p>0.000717915379406575</text:p>
          </table:table-cell>
          <table:table-cell office:value-type="float" office:value="0.000565778426564134" calcext:value-type="float">
            <text:p>0.0005657784265641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481472266203431" calcext:value-type="float">
            <text:p>0.000481472266203431</text:p>
          </table:table-cell>
          <table:table-cell office:value-type="float" office:value="0.000480263931449731" calcext:value-type="float">
            <text:p>0.000480263931449731</text:p>
          </table:table-cell>
          <table:table-cell office:value-type="float" office:value="0" calcext:value-type="float">
            <text:p>0</text:p>
          </table:table-cell>
          <table:table-cell office:value-type="float" office:value="0.000374363632500763" calcext:value-type="float">
            <text:p>0.000374363632500763</text:p>
          </table:table-cell>
          <table:table-cell office:value-type="float" office:value="0.000338503517238076" calcext:value-type="float">
            <text:p>0.000338503517238076</text:p>
          </table:table-cell>
          <table:table-cell office:value-type="float" office:value="0" calcext:value-type="float">
            <text:p>0</text:p>
          </table:table-cell>
          <table:table-cell office:value-type="float" office:value="0.000338503517238076" calcext:value-type="float">
            <text:p>0.000338503517238076</text:p>
          </table:table-cell>
          <table:table-cell office:value-type="float" office:value="0.000332694430222991" calcext:value-type="float">
            <text:p>0.000332694430222991</text:p>
          </table:table-cell>
          <table:table-cell office:value-type="float" office:value="0.000286044503470695" calcext:value-type="float">
            <text:p>0.000286044503470695</text:p>
          </table:table-cell>
          <table:table-cell office:value-type="float" office:value="0" calcext:value-type="float">
            <text:p>0</text:p>
          </table:table-cell>
          <table:table-cell office:value-type="float" office:value="0.000251352456420606" calcext:value-type="float">
            <text:p>0.000251352456420606</text:p>
          </table:table-cell>
          <table:table-cell office:value-type="float" office:value="0.00023440527227736" calcext:value-type="float">
            <text:p>0.00023440527227736</text:p>
          </table:table-cell>
          <table:table-cell office:value-type="float" office:value="0" calcext:value-type="float">
            <text:p>0</text:p>
          </table:table-cell>
          <table:table-cell office:value-type="float" office:value="0.000215616778416194" calcext:value-type="float">
            <text:p>0.000215616778416194</text:p>
          </table:table-cell>
          <table:table-cell table:number-columns-repeated="2" office:value-type="float" office:value="0.000195249352677784" calcext:value-type="float">
            <text:p>0.000195249352677784</text:p>
          </table:table-cell>
        </table:table-row>
        <table:table-row table:style-name="ro1">
          <table:table-cell office:value-type="string" calcext:value-type="string">
            <text:p>2023/09/01</text:p>
          </table:table-cell>
          <table:table-cell office:value-type="float" office:value="49889226.571009" calcext:value-type="float">
            <text:p>49889226.571009</text:p>
          </table:table-cell>
          <table:table-cell office:value-type="float" office:value="0.21297962907636" calcext:value-type="float">
            <text:p>0.21297962907636</text:p>
          </table:table-cell>
          <table:table-cell office:value-type="float" office:value="0" calcext:value-type="float">
            <text:p>0</text:p>
          </table:table-cell>
          <table:table-cell office:value-type="float" office:value="0.184617316764583" calcext:value-type="float">
            <text:p>0.184617316764583</text:p>
          </table:table-cell>
          <table:table-cell office:value-type="float" office:value="0.124707723483038" calcext:value-type="float">
            <text:p>0.124707723483038</text:p>
          </table:table-cell>
          <table:table-cell office:value-type="float" office:value="0" calcext:value-type="float">
            <text:p>0</text:p>
          </table:table-cell>
          <table:table-cell office:value-type="float" office:value="0.0762016680011866" calcext:value-type="float">
            <text:p>0.0762016680011866</text:p>
          </table:table-cell>
          <table:table-cell office:value-type="float" office:value="0.0753430603428972" calcext:value-type="float">
            <text:p>0.0753430603428972</text:p>
          </table:table-cell>
          <table:table-cell office:value-type="float" office:value="0.0557802762093155" calcext:value-type="float">
            <text:p>0.0557802762093155</text:p>
          </table:table-cell>
          <table:table-cell office:value-type="float" office:value="0" calcext:value-type="float">
            <text:p>0</text:p>
          </table:table-cell>
          <table:table-cell office:value-type="float" office:value="0.0475373802122272" calcext:value-type="float">
            <text:p>0.0475373802122272</text:p>
          </table:table-cell>
          <table:table-cell office:value-type="float" office:value="0.0150955416983281" calcext:value-type="float">
            <text:p>0.0150955416983281</text:p>
          </table:table-cell>
          <table:table-cell office:value-type="float" office:value="0.0141086857499816" calcext:value-type="float">
            <text:p>0.0141086857499816</text:p>
          </table:table-cell>
          <table:table-cell office:value-type="float" office:value="0" calcext:value-type="float">
            <text:p>0</text:p>
          </table:table-cell>
          <table:table-cell office:value-type="float" office:value="0.0123508629487967" calcext:value-type="float">
            <text:p>0.0123508629487967</text:p>
          </table:table-cell>
          <table:table-cell office:value-type="float" office:value="0.011633484102503" calcext:value-type="float">
            <text:p>0.011633484102503</text:p>
          </table:table-cell>
          <table:table-cell office:value-type="float" office:value="0.0115852267057567" calcext:value-type="float">
            <text:p>0.0115852267057567</text:p>
          </table:table-cell>
          <table:table-cell office:value-type="float" office:value="0" calcext:value-type="float">
            <text:p>0</text:p>
          </table:table-cell>
          <table:table-cell office:value-type="float" office:value="0.0111770223418143" calcext:value-type="float">
            <text:p>0.0111770223418143</text:p>
          </table:table-cell>
          <table:table-cell office:value-type="float" office:value="0.0101363622701232" calcext:value-type="float">
            <text:p>0.0101363622701232</text:p>
          </table:table-cell>
          <table:table-cell office:value-type="float" office:value="0.00847011100078987" calcext:value-type="float">
            <text:p>0.00847011100078987</text:p>
          </table:table-cell>
          <table:table-cell office:value-type="float" office:value="0" calcext:value-type="float">
            <text:p>0</text:p>
          </table:table-cell>
          <table:table-cell office:value-type="float" office:value="0.00815893586605598" calcext:value-type="float">
            <text:p>0.00815893586605598</text:p>
          </table:table-cell>
          <table:table-cell office:value-type="float" office:value="0.00701554271445426" calcext:value-type="float">
            <text:p>0.00701554271445426</text:p>
          </table:table-cell>
          <table:table-cell office:value-type="float" office:value="0.00642912779262017" calcext:value-type="float">
            <text:p>0.00642912779262017</text:p>
          </table:table-cell>
          <table:table-cell office:value-type="float" office:value="0" calcext:value-type="float">
            <text:p>0</text:p>
          </table:table-cell>
          <table:table-cell office:value-type="float" office:value="0.0060674466373849" calcext:value-type="float">
            <text:p>0.0060674466373849</text:p>
          </table:table-cell>
          <table:table-cell office:value-type="float" office:value="0.00603537117520625" calcext:value-type="float">
            <text:p>0.00603537117520625</text:p>
          </table:table-cell>
          <table:table-cell office:value-type="float" office:value="0.00573277361181224" calcext:value-type="float">
            <text:p>0.00573277361181224</text:p>
          </table:table-cell>
          <table:table-cell office:value-type="float" office:value="0" calcext:value-type="float">
            <text:p>0</text:p>
          </table:table-cell>
          <table:table-cell office:value-type="float" office:value="0.00573277361181224" calcext:value-type="float">
            <text:p>0.00573277361181224</text:p>
          </table:table-cell>
          <table:table-cell office:value-type="float" office:value="0.00494925930047363" calcext:value-type="float">
            <text:p>0.00494925930047363</text:p>
          </table:table-cell>
          <table:table-cell office:value-type="float" office:value="0.00441660742097061" calcext:value-type="float">
            <text:p>0.00441660742097061</text:p>
          </table:table-cell>
          <table:table-cell office:value-type="float" office:value="0" calcext:value-type="float">
            <text:p>0</text:p>
          </table:table-cell>
          <table:table-cell office:value-type="float" office:value="0.0044093688180733" calcext:value-type="float">
            <text:p>0.0044093688180733</text:p>
          </table:table-cell>
          <table:table-cell office:value-type="float" office:value="0.00420872429643993" calcext:value-type="float">
            <text:p>0.00420872429643993</text:p>
          </table:table-cell>
          <table:table-cell office:value-type="float" office:value="0.00318210526623497" calcext:value-type="float">
            <text:p>0.00318210526623497</text:p>
          </table:table-cell>
          <table:table-cell office:value-type="float" office:value="0" calcext:value-type="float">
            <text:p>0</text:p>
          </table:table-cell>
          <table:table-cell office:value-type="float" office:value="0.00313062166994504" calcext:value-type="float">
            <text:p>0.00313062166994504</text:p>
          </table:table-cell>
          <table:table-cell table:number-columns-repeated="2" office:value-type="float" office:value="0.00291959226492888" calcext:value-type="float">
            <text:p>0.00291959226492888</text:p>
          </table:table-cell>
          <table:table-cell office:value-type="float" office:value="0" calcext:value-type="float">
            <text:p>0</text:p>
          </table:table-cell>
          <table:table-cell office:value-type="float" office:value="0.0028055957091413" calcext:value-type="float">
            <text:p>0.0028055957091413</text:p>
          </table:table-cell>
          <table:table-cell office:value-type="float" office:value="0.00270181779242751" calcext:value-type="float">
            <text:p>0.00270181779242751</text:p>
          </table:table-cell>
          <table:table-cell office:value-type="float" office:value="0.00269489044510718" calcext:value-type="float">
            <text:p>0.00269489044510718</text:p>
          </table:table-cell>
          <table:table-cell office:value-type="float" office:value="0" calcext:value-type="float">
            <text:p>0</text:p>
          </table:table-cell>
          <table:table-cell office:value-type="float" office:value="0.00246485079950021" calcext:value-type="float">
            <text:p>0.00246485079950021</text:p>
          </table:table-cell>
          <table:table-cell table:number-columns-repeated="2" office:value-type="float" office:value="0.00222479871164205" calcext:value-type="float">
            <text:p>0.00222479871164205</text:p>
          </table:table-cell>
          <table:table-cell office:value-type="float" office:value="0" calcext:value-type="float">
            <text:p>0</text:p>
          </table:table-cell>
          <table:table-cell office:value-type="float" office:value="0.00220468440903665" calcext:value-type="float">
            <text:p>0.00220468440903665</text:p>
          </table:table-cell>
          <table:table-cell office:value-type="float" office:value="0.00217154699413513" calcext:value-type="float">
            <text:p>0.00217154699413513</text:p>
          </table:table-cell>
          <table:table-cell office:value-type="float" office:value="0.00204983775113132" calcext:value-type="float">
            <text:p>0.00204983775113132</text:p>
          </table:table-cell>
          <table:table-cell office:value-type="float" office:value="0" calcext:value-type="float">
            <text:p>0</text:p>
          </table:table-cell>
          <table:table-cell office:value-type="float" office:value="0.00200401984299547" calcext:value-type="float">
            <text:p>0.00200401984299547</text:p>
          </table:table-cell>
          <table:table-cell office:value-type="float" office:value="0.00170124831879681" calcext:value-type="float">
            <text:p>0.00170124831879681</text:p>
          </table:table-cell>
          <table:table-cell office:value-type="float" office:value="0.00154365993007299" calcext:value-type="float">
            <text:p>0.00154365993007299</text:p>
          </table:table-cell>
          <table:table-cell office:value-type="float" office:value="0" calcext:value-type="float">
            <text:p>0</text:p>
          </table:table-cell>
          <table:table-cell office:value-type="float" office:value="0.00154365993007299" calcext:value-type="float">
            <text:p>0.00154365993007299</text:p>
          </table:table-cell>
          <table:table-cell office:value-type="float" office:value="0.0014510146774267" calcext:value-type="float">
            <text:p>0.0014510146774267</text:p>
          </table:table-cell>
          <table:table-cell office:value-type="float" office:value="0.00139569211202129" calcext:value-type="float">
            <text:p>0.00139569211202129</text:p>
          </table:table-cell>
          <table:table-cell office:value-type="float" office:value="0" calcext:value-type="float">
            <text:p>0</text:p>
          </table:table-cell>
          <table:table-cell office:value-type="float" office:value="0.00139569211202129" calcext:value-type="float">
            <text:p>0.00139569211202129</text:p>
          </table:table-cell>
          <table:table-cell table:number-columns-repeated="2" office:value-type="float" office:value="0.00139101575169187" calcext:value-type="float">
            <text:p>0.00139101575169187</text:p>
          </table:table-cell>
          <table:table-cell office:value-type="float" office:value="0" calcext:value-type="float">
            <text:p>0</text:p>
          </table:table-cell>
          <table:table-cell office:value-type="float" office:value="0.00139075517439113" calcext:value-type="float">
            <text:p>0.00139075517439113</text:p>
          </table:table-cell>
          <table:table-cell table:number-columns-repeated="2" office:value-type="float" office:value="0.00125171313111294" calcext:value-type="float">
            <text:p>0.00125171313111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14605905783327" calcext:value-type="float">
            <text:p>0.00114605905783327</text:p>
          </table:table-cell>
          <table:table-cell office:value-type="float" office:value="0.001145918746979" calcext:value-type="float">
            <text:p>0.0011459187469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96193195201566" calcext:value-type="float">
            <text:p>0.00096193195201566</text:p>
          </table:table-cell>
          <table:table-cell office:value-type="float" office:value="0.000872733513678115" calcext:value-type="float">
            <text:p>0.000872733513678115</text:p>
          </table:table-cell>
          <table:table-cell office:value-type="float" office:value="0" calcext:value-type="float">
            <text:p>0</text:p>
          </table:table-cell>
          <table:table-cell office:value-type="float" office:value="0.000869867163369009" calcext:value-type="float">
            <text:p>0.000869867163369009</text:p>
          </table:table-cell>
          <table:table-cell office:value-type="float" office:value="0.000791491725047999" calcext:value-type="float">
            <text:p>0.000791491725047999</text:p>
          </table:table-cell>
          <table:table-cell office:value-type="float" office:value="0.000631418888708657" calcext:value-type="float">
            <text:p>0.000631418888708657</text:p>
          </table:table-cell>
          <table:table-cell office:value-type="float" office:value="0" calcext:value-type="float">
            <text:p>0</text:p>
          </table:table-cell>
          <table:table-cell office:value-type="float" office:value="0.000530270798292376" calcext:value-type="float">
            <text:p>0.000530270798292376</text:p>
          </table:table-cell>
          <table:table-cell office:value-type="float" office:value="0.000501467786123921" calcext:value-type="float">
            <text:p>0.000501467786123921</text:p>
          </table:table-cell>
          <table:table-cell office:value-type="float" office:value="0.00048705152735562" calcext:value-type="float">
            <text:p>0.00048705152735562</text:p>
          </table:table-cell>
          <table:table-cell office:value-type="float" office:value="0" calcext:value-type="float">
            <text:p>0</text:p>
          </table:table-cell>
          <table:table-cell office:value-type="float" office:value="0.000449902444529804" calcext:value-type="float">
            <text:p>0.000449902444529804</text:p>
          </table:table-cell>
          <table:table-cell office:value-type="float" office:value="0.000426246310508249" calcext:value-type="float">
            <text:p>0.000426246310508249</text:p>
          </table:table-cell>
          <table:table-cell office:value-type="float" office:value="0.000403735158558405" calcext:value-type="float">
            <text:p>0.000403735158558405</text:p>
          </table:table-cell>
          <table:table-cell office:value-type="float" office:value="0" calcext:value-type="float">
            <text:p>0</text:p>
          </table:table-cell>
          <table:table-cell office:value-type="float" office:value="0.00039675664167349" calcext:value-type="float">
            <text:p>0.00039675664167349</text:p>
          </table:table-cell>
          <table:table-cell table:number-columns-repeated="2" office:value-type="float" office:value="0.000386276756016102" calcext:value-type="float">
            <text:p>0.000386276756016102</text:p>
          </table:table-cell>
          <table:table-cell office:value-type="float" office:value="0" calcext:value-type="float">
            <text:p>0</text:p>
          </table:table-cell>
          <table:table-cell office:value-type="float" office:value="0.000305333636077099" calcext:value-type="float">
            <text:p>0.000305333636077099</text:p>
          </table:table-cell>
          <table:table-cell office:value-type="float" office:value="0.000276782834272793" calcext:value-type="float">
            <text:p>0.000276782834272793</text:p>
          </table:table-cell>
          <table:table-cell office:value-type="float" office:value="0.000192426314453598" calcext:value-type="float">
            <text:p>0.000192426314453598</text:p>
          </table:table-cell>
          <table:table-cell office:value-type="float" office:value="0" calcext:value-type="float">
            <text:p>0</text:p>
          </table:table-cell>
          <table:table-cell office:value-type="float" office:value="0.000165998389816902" calcext:value-type="float">
            <text:p>0.000165998389816902</text:p>
          </table:table-cell>
          <table:table-cell office:value-type="float" office:value="0.000157719695028757" calcext:value-type="float">
            <text:p>0.000157719695028757</text:p>
          </table:table-cell>
          <table:table-cell office:value-type="float" office:value="0.000120128087583549" calcext:value-type="float">
            <text:p>0.000120128087583549</text:p>
          </table:table-cell>
        </table:table-row>
        <table:table-row table:style-name="ro1">
          <table:table-cell office:value-type="string" calcext:value-type="string">
            <text:p>2023/09/02</text:p>
          </table:table-cell>
          <table:table-cell office:value-type="float" office:value="58985209.904541" calcext:value-type="float">
            <text:p>58985209.904541</text:p>
          </table:table-cell>
          <table:table-cell office:value-type="float" office:value="0.423835060355958" calcext:value-type="float">
            <text:p>0.423835060355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5464109323867" calcext:value-type="float">
            <text:p>0.135464109323867</text:p>
          </table:table-cell>
          <table:table-cell office:value-type="float" office:value="0" calcext:value-type="float">
            <text:p>0</text:p>
          </table:table-cell>
          <table:table-cell office:value-type="float" office:value="0.115639756814274" calcext:value-type="float">
            <text:p>0.115639756814274</text:p>
          </table:table-cell>
          <table:table-cell office:value-type="float" office:value="0" calcext:value-type="float">
            <text:p>0</text:p>
          </table:table-cell>
          <table:table-cell office:value-type="float" office:value="0.10172041448543" calcext:value-type="float">
            <text:p>0.10172041448543</text:p>
          </table:table-cell>
          <table:table-cell office:value-type="float" office:value="0" calcext:value-type="float">
            <text:p>0</text:p>
          </table:table-cell>
          <table:table-cell office:value-type="float" office:value="0.049245421872719" calcext:value-type="float">
            <text:p>0.049245421872719</text:p>
          </table:table-cell>
          <table:table-cell office:value-type="float" office:value="0" calcext:value-type="float">
            <text:p>0</text:p>
          </table:table-cell>
          <table:table-cell office:value-type="float" office:value="0.047085273740565" calcext:value-type="float">
            <text:p>0.047085273740565</text:p>
          </table:table-cell>
          <table:table-cell office:value-type="float" office:value="0.0215235033503248" calcext:value-type="float">
            <text:p>0.0215235033503248</text:p>
          </table:table-cell>
          <table:table-cell office:value-type="float" office:value="0" calcext:value-type="float">
            <text:p>0</text:p>
          </table:table-cell>
          <table:table-cell office:value-type="float" office:value="0.0157614411664309" calcext:value-type="float">
            <text:p>0.0157614411664309</text:p>
          </table:table-cell>
          <table:table-cell office:value-type="float" office:value="0" calcext:value-type="float">
            <text:p>0</text:p>
          </table:table-cell>
          <table:table-cell office:value-type="float" office:value="0.0120425491110325" calcext:value-type="float">
            <text:p>0.0120425491110325</text:p>
          </table:table-cell>
          <table:table-cell office:value-type="float" office:value="0" calcext:value-type="float">
            <text:p>0</text:p>
          </table:table-cell>
          <table:table-cell office:value-type="float" office:value="0.0119330156006754" calcext:value-type="float">
            <text:p>0.0119330156006754</text:p>
          </table:table-cell>
          <table:table-cell office:value-type="float" office:value="0" calcext:value-type="float">
            <text:p>0</text:p>
          </table:table-cell>
          <table:table-cell office:value-type="float" office:value="0.010834679061654" calcext:value-type="float">
            <text:p>0.010834679061654</text:p>
          </table:table-cell>
          <table:table-cell office:value-type="float" office:value="0" calcext:value-type="float">
            <text:p>0</text:p>
          </table:table-cell>
          <table:table-cell office:value-type="float" office:value="0.0106892113111131" calcext:value-type="float">
            <text:p>0.0106892113111131</text:p>
          </table:table-cell>
          <table:table-cell office:value-type="float" office:value="0" calcext:value-type="float">
            <text:p>0</text:p>
          </table:table-cell>
          <table:table-cell office:value-type="float" office:value="0.00997791888767507" calcext:value-type="float">
            <text:p>0.00997791888767507</text:p>
          </table:table-cell>
          <table:table-cell office:value-type="float" office:value="0.00593326667085503" calcext:value-type="float">
            <text:p>0.00593326667085503</text:p>
          </table:table-cell>
          <table:table-cell office:value-type="float" office:value="0" calcext:value-type="float">
            <text:p>0</text:p>
          </table:table-cell>
          <table:table-cell office:value-type="float" office:value="0.00245404161881024" calcext:value-type="float">
            <text:p>0.00245404161881024</text:p>
          </table:table-cell>
          <table:table-cell office:value-type="float" office:value="0" calcext:value-type="float">
            <text:p>0</text:p>
          </table:table-cell>
          <table:table-cell office:value-type="float" office:value="0.00178010725349498" calcext:value-type="float">
            <text:p>0.00178010725349498</text:p>
          </table:table-cell>
          <table:table-cell office:value-type="float" office:value="0" calcext:value-type="float">
            <text:p>0</text:p>
          </table:table-cell>
          <table:table-cell office:value-type="float" office:value="0.0016950574586716" calcext:value-type="float">
            <text:p>0.0016950574586716</text:p>
          </table:table-cell>
          <table:table-cell office:value-type="float" office:value="0" calcext:value-type="float">
            <text:p>0</text:p>
          </table:table-cell>
          <table:table-cell office:value-type="float" office:value="0.00161237266348491" calcext:value-type="float">
            <text:p>0.00161237266348491</text:p>
          </table:table-cell>
          <table:table-cell office:value-type="float" office:value="0" calcext:value-type="float">
            <text:p>0</text:p>
          </table:table-cell>
          <table:table-cell office:value-type="float" office:value="0.0014181069936916" calcext:value-type="float">
            <text:p>0.0014181069936916</text:p>
          </table:table-cell>
          <table:table-cell office:value-type="float" office:value="0" calcext:value-type="float">
            <text:p>0</text:p>
          </table:table-cell>
          <table:table-cell office:value-type="float" office:value="0.00128672057203538" calcext:value-type="float">
            <text:p>0.00128672057203538</text:p>
          </table:table-cell>
          <table:table-cell office:value-type="float" office:value="0.00122700521227492" calcext:value-type="float">
            <text:p>0.00122700521227492</text:p>
          </table:table-cell>
          <table:table-cell office:value-type="float" office:value="0" calcext:value-type="float">
            <text:p>0</text:p>
          </table:table-cell>
          <table:table-cell office:value-type="float" office:value="0.00101720414485429" calcext:value-type="float">
            <text:p>0.00101720414485429</text:p>
          </table:table-cell>
          <table:table-cell office:value-type="float" office:value="0" calcext:value-type="float">
            <text:p>0</text:p>
          </table:table-cell>
          <table:table-cell office:value-type="float" office:value="0.00100297988590259" calcext:value-type="float">
            <text:p>0.00100297988590259</text:p>
          </table:table-cell>
          <table:table-cell office:value-type="float" office:value="0" calcext:value-type="float">
            <text:p>0</text:p>
          </table:table-cell>
          <table:table-cell office:value-type="float" office:value="0.000992825152182575" calcext:value-type="float">
            <text:p>0.000992825152182575</text:p>
          </table:table-cell>
          <table:table-cell office:value-type="float" office:value="0" calcext:value-type="float">
            <text:p>0</text:p>
          </table:table-cell>
          <table:table-cell office:value-type="float" office:value="0.000959328903153422" calcext:value-type="float">
            <text:p>0.000959328903153422</text:p>
          </table:table-cell>
          <table:table-cell office:value-type="float" office:value="0" calcext:value-type="float">
            <text:p>0</text:p>
          </table:table-cell>
          <table:table-cell office:value-type="float" office:value="0.000914822208606614" calcext:value-type="float">
            <text:p>0.000914822208606614</text:p>
          </table:table-cell>
          <table:table-cell office:value-type="float" office:value="0.000911851107880168" calcext:value-type="float">
            <text:p>0.000911851107880168</text:p>
          </table:table-cell>
          <table:table-cell office:value-type="float" office:value="0" calcext:value-type="float">
            <text:p>0</text:p>
          </table:table-cell>
          <table:table-cell office:value-type="float" office:value="0.000847390389572045" calcext:value-type="float">
            <text:p>0.000847390389572045</text:p>
          </table:table-cell>
          <table:table-cell office:value-type="float" office:value="0" calcext:value-type="float">
            <text:p>0</text:p>
          </table:table-cell>
          <table:table-cell office:value-type="float" office:value="0.000770669479240094" calcext:value-type="float">
            <text:p>0.000770669479240094</text:p>
          </table:table-cell>
          <table:table-cell office:value-type="float" office:value="0" calcext:value-type="float">
            <text:p>0</text:p>
          </table:table-cell>
          <table:table-cell office:value-type="float" office:value="0.000770669479240094" calcext:value-type="float">
            <text:p>0.000770669479240094</text:p>
          </table:table-cell>
          <table:table-cell office:value-type="float" office:value="0" calcext:value-type="float">
            <text:p>0</text:p>
          </table:table-cell>
          <table:table-cell office:value-type="float" office:value="0.000740494421748839" calcext:value-type="float">
            <text:p>0.000740494421748839</text:p>
          </table:table-cell>
          <table:table-cell office:value-type="float" office:value="0" calcext:value-type="float">
            <text:p>0</text:p>
          </table:table-cell>
          <table:table-cell office:value-type="float" office:value="0.000697034547584741" calcext:value-type="float">
            <text:p>0.000697034547584741</text:p>
          </table:table-cell>
          <table:table-cell office:value-type="float" office:value="0" calcext:value-type="float">
            <text:p>0</text:p>
          </table:table-cell>
          <table:table-cell office:value-type="float" office:value="0.000694671089012222" calcext:value-type="float">
            <text:p>0.000694671089012222</text:p>
          </table:table-cell>
          <table:table-cell office:value-type="float" office:value="0.00049333553355313" calcext:value-type="float">
            <text:p>0.00049333553355313</text:p>
          </table:table-cell>
          <table:table-cell office:value-type="float" office:value="0" calcext:value-type="float">
            <text:p>0</text:p>
          </table:table-cell>
          <table:table-cell office:value-type="float" office:value="0.00048931927252116" calcext:value-type="float">
            <text:p>0.00048931927252116</text:p>
          </table:table-cell>
          <table:table-cell office:value-type="float" office:value="0" calcext:value-type="float">
            <text:p>0</text:p>
          </table:table-cell>
          <table:table-cell office:value-type="float" office:value="0.00048931927252116" calcext:value-type="float">
            <text:p>0.00048931927252116</text:p>
          </table:table-cell>
          <table:table-cell office:value-type="float" office:value="0" calcext:value-type="float">
            <text:p>0</text:p>
          </table:table-cell>
          <table:table-cell office:value-type="float" office:value="0.000487117315111751" calcext:value-type="float">
            <text:p>0.000487117315111751</text:p>
          </table:table-cell>
          <table:table-cell office:value-type="float" office:value="0" calcext:value-type="float">
            <text:p>0</text:p>
          </table:table-cell>
          <table:table-cell office:value-type="float" office:value="0.000475745869946254" calcext:value-type="float">
            <text:p>0.000475745869946254</text:p>
          </table:table-cell>
          <table:table-cell office:value-type="float" office:value="0" calcext:value-type="float">
            <text:p>0</text:p>
          </table:table-cell>
          <table:table-cell office:value-type="float" office:value="0.000436008276339495" calcext:value-type="float">
            <text:p>0.0004360082763394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43291743373175" calcext:value-type="float">
            <text:p>0.00043291743373175</text:p>
          </table:table-cell>
          <table:table-cell office:value-type="float" office:value="0" calcext:value-type="float">
            <text:p>0</text:p>
          </table:table-cell>
          <table:table-cell office:value-type="float" office:value="0.000429515975970962" calcext:value-type="float">
            <text:p>0.000429515975970962</text:p>
          </table:table-cell>
          <table:table-cell office:value-type="float" office:value="0" calcext:value-type="float">
            <text:p>0</text:p>
          </table:table-cell>
          <table:table-cell office:value-type="float" office:value="0.000378201485696228" calcext:value-type="float">
            <text:p>0.000378201485696228</text:p>
          </table:table-cell>
          <table:table-cell office:value-type="float" office:value="0" calcext:value-type="float">
            <text:p>0</text:p>
          </table:table-cell>
          <table:table-cell office:value-type="float" office:value="0.000356120655228609" calcext:value-type="float">
            <text:p>0.000356120655228609</text:p>
          </table:table-cell>
          <table:table-cell office:value-type="float" office:value="0" calcext:value-type="float">
            <text:p>0</text:p>
          </table:table-cell>
          <table:table-cell office:value-type="float" office:value="0.000254326501580304" calcext:value-type="float">
            <text:p>0.000254326501580304</text:p>
          </table:table-cell>
          <table:table-cell office:value-type="float" office:value="0" calcext:value-type="float">
            <text:p>0</text:p>
          </table:table-cell>
          <table:table-cell office:value-type="float" office:value="0.000248770407594523" calcext:value-type="float">
            <text:p>0.000248770407594523</text:p>
          </table:table-cell>
          <table:table-cell office:value-type="float" office:value="0" calcext:value-type="float">
            <text:p>0</text:p>
          </table:table-cell>
          <table:table-cell office:value-type="float" office:value="0.000182813963321538" calcext:value-type="float">
            <text:p>0.000182813963321538</text:p>
          </table:table-cell>
          <table:table-cell office:value-type="float" office:value="0.00017313787789397" calcext:value-type="float">
            <text:p>0.00017313787789397</text:p>
          </table:table-cell>
          <table:table-cell office:value-type="float" office:value="0" calcext:value-type="float">
            <text:p>0</text:p>
          </table:table-cell>
          <table:table-cell office:value-type="float" office:value="0.00017313787789397" calcext:value-type="float">
            <text:p>0.00017313787789397</text:p>
          </table:table-cell>
          <table:table-cell office:value-type="float" office:value="0" calcext:value-type="float">
            <text:p>0</text:p>
          </table:table-cell>
          <table:table-cell office:value-type="float" office:value="0.000141246594078104" calcext:value-type="float">
            <text:p>0.000141246594078104</text:p>
          </table:table-cell>
          <table:table-cell office:value-type="float" office:value="0" calcext:value-type="float">
            <text:p>0</text:p>
          </table:table-cell>
          <table:table-cell office:value-type="float" office:value="0.000120623507867679" calcext:value-type="float">
            <text:p>0.000120623507867679</text:p>
          </table:table-cell>
          <table:table-cell office:value-type="float" office:value="0" calcext:value-type="float">
            <text:p>0</text:p>
          </table:table-cell>
          <table:table-cell office:value-type="float" office:value="0.000120623507867679" calcext:value-type="float">
            <text:p>0.000120623507867679</text:p>
          </table:table-cell>
          <table:table-cell office:value-type="float" office:value="0" calcext:value-type="float">
            <text:p>0</text:p>
          </table:table-cell>
          <table:table-cell office:value-type="float" office:value="0.000104753442685013" calcext:value-type="float">
            <text:p>0.000104753442685013</text:p>
          </table:table-cell>
          <table:table-cell office:value-type="float" office:value="0.000101073460849754" calcext:value-type="float">
            <text:p>0.000101073460849754</text:p>
          </table:table-cell>
        </table:table-row>
        <table:table-row table:style-name="ro1">
          <table:table-cell office:value-type="string" calcext:value-type="string">
            <text:p>2023/09/03</text:p>
          </table:table-cell>
          <table:table-cell office:value-type="float" office:value="25364245.378605" calcext:value-type="float">
            <text:p>25364245.378605</text:p>
          </table:table-cell>
          <table:table-cell office:value-type="float" office:value="0.770282528353089" calcext:value-type="float">
            <text:p>0.7702825283530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60885475983435" calcext:value-type="float">
            <text:p>0.0660885475983435</text:p>
          </table:table-cell>
          <table:table-cell office:value-type="float" office:value="0" calcext:value-type="float">
            <text:p>0</text:p>
          </table:table-cell>
          <table:table-cell office:value-type="float" office:value="0.0262920861293401" calcext:value-type="float">
            <text:p>0.0262920861293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9003702687391" calcext:value-type="float">
            <text:p>0.0209003702687391</text:p>
          </table:table-cell>
          <table:table-cell office:value-type="float" office:value="0" calcext:value-type="float">
            <text:p>0</text:p>
          </table:table-cell>
          <table:table-cell office:value-type="float" office:value="0.0196123438554812" calcext:value-type="float">
            <text:p>0.0196123438554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9309944579724" calcext:value-type="float">
            <text:p>0.0139309944579724</text:p>
          </table:table-cell>
          <table:table-cell office:value-type="float" office:value="0" calcext:value-type="float">
            <text:p>0</text:p>
          </table:table-cell>
          <table:table-cell office:value-type="float" office:value="0.0118260171167173" calcext:value-type="float">
            <text:p>0.0118260171167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88511532729064" calcext:value-type="float">
            <text:p>0.0078851153272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88511532729064" calcext:value-type="float">
            <text:p>0.00788511532729064</text:p>
          </table:table-cell>
          <table:table-cell office:value-type="float" office:value="0" calcext:value-type="float">
            <text:p>0</text:p>
          </table:table-cell>
          <table:table-cell office:value-type="float" office:value="0.00788475182347415" calcext:value-type="float">
            <text:p>0.00788475182347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53746468488525" calcext:value-type="float">
            <text:p>0.00753746468488525</text:p>
          </table:table-cell>
          <table:table-cell office:value-type="float" office:value="0" calcext:value-type="float">
            <text:p>0</text:p>
          </table:table-cell>
          <table:table-cell office:value-type="float" office:value="0.00442349452251556" calcext:value-type="float">
            <text:p>0.00442349452251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94172972653595" calcext:value-type="float">
            <text:p>0.00394172972653595</text:p>
          </table:table-cell>
          <table:table-cell office:value-type="float" office:value="0" calcext:value-type="float">
            <text:p>0</text:p>
          </table:table-cell>
          <table:table-cell office:value-type="float" office:value="0.00394111472538905" calcext:value-type="float">
            <text:p>0.00394111472538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5583193001031" calcext:value-type="float">
            <text:p>0.00345583193001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1336163676186" calcext:value-type="float">
            <text:p>0.00251336163676186</text:p>
          </table:table-cell>
          <table:table-cell office:value-type="float" office:value="0" calcext:value-type="float">
            <text:p>0</text:p>
          </table:table-cell>
          <table:table-cell office:value-type="float" office:value="0.00249724527793083" calcext:value-type="float">
            <text:p>0.00249724527793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9724527793083" calcext:value-type="float">
            <text:p>0.00249724527793083</text:p>
          </table:table-cell>
          <table:table-cell office:value-type="float" office:value="0" calcext:value-type="float">
            <text:p>0</text:p>
          </table:table-cell>
          <table:table-cell office:value-type="float" office:value="0.00234745350201604" calcext:value-type="float">
            <text:p>0.0023474535020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566527600415" calcext:value-type="float">
            <text:p>0.0022566527600415</text:p>
          </table:table-cell>
          <table:table-cell office:value-type="float" office:value="0" calcext:value-type="float">
            <text:p>0</text:p>
          </table:table-cell>
          <table:table-cell office:value-type="float" office:value="0.00197023405404184" calcext:value-type="float">
            <text:p>0.00197023405404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3083377936151" calcext:value-type="float">
            <text:p>0.00123083377936151</text:p>
          </table:table-cell>
          <table:table-cell office:value-type="float" office:value="0" calcext:value-type="float">
            <text:p>0</text:p>
          </table:table-cell>
          <table:table-cell office:value-type="float" office:value="0.00123083377936151" calcext:value-type="float">
            <text:p>0.00123083377936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9058381391757" calcext:value-type="float">
            <text:p>0.00119058381391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5516939544813" calcext:value-type="float">
            <text:p>0.00115516939544813</text:p>
          </table:table-cell>
          <table:table-cell office:value-type="float" office:value="0" calcext:value-type="float">
            <text:p>0</text:p>
          </table:table-cell>
          <table:table-cell office:value-type="float" office:value="0.000526802816742666" calcext:value-type="float">
            <text:p>0.000526802816742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21699700207212" calcext:value-type="float">
            <text:p>0.000521699700207212</text:p>
          </table:table-cell>
          <table:table-cell office:value-type="float" office:value="0" calcext:value-type="float">
            <text:p>0</text:p>
          </table:table-cell>
          <table:table-cell office:value-type="float" office:value="0.000506049404128017" calcext:value-type="float">
            <text:p>0.000506049404128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94255766364537" calcext:value-type="float">
            <text:p>0.000394255766364537</text:p>
          </table:table-cell>
          <table:table-cell office:value-type="float" office:value="0" calcext:value-type="float">
            <text:p>0</text:p>
          </table:table-cell>
          <table:table-cell office:value-type="float" office:value="0.000394255766364537" calcext:value-type="float">
            <text:p>0.000394255766364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89872863489238" calcext:value-type="float">
            <text:p>0.000389872863489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89872863489238" calcext:value-type="float">
            <text:p>0.000389872863489238</text:p>
          </table:table-cell>
          <table:table-cell office:value-type="float" office:value="0" calcext:value-type="float">
            <text:p>0</text:p>
          </table:table-cell>
          <table:table-cell office:value-type="float" office:value="0.000389872863489238" calcext:value-type="float">
            <text:p>0.000389872863489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15404613091652" calcext:value-type="float">
            <text:p>0.000315404613091652</text:p>
          </table:table-cell>
          <table:table-cell office:value-type="float" office:value="0" calcext:value-type="float">
            <text:p>0</text:p>
          </table:table-cell>
          <table:table-cell office:value-type="float" office:value="0.000315404613091652" calcext:value-type="float">
            <text:p>0.000315404613091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83036214673071" calcext:value-type="float">
            <text:p>0.000283036214673071</text:p>
          </table:table-cell>
          <table:table-cell office:value-type="float" office:value="0" calcext:value-type="float">
            <text:p>0</text:p>
          </table:table-cell>
          <table:table-cell office:value-type="float" office:value="0.000283036214673071" calcext:value-type="float">
            <text:p>0.000283036214673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75759120588748" calcext:value-type="float">
            <text:p>0.000275759120588748</text:p>
          </table:table-cell>
          <table:table-cell office:value-type="float" office:value="0" calcext:value-type="float">
            <text:p>0</text:p>
          </table:table-cell>
          <table:table-cell office:value-type="float" office:value="0.00023755805572212" calcext:value-type="float">
            <text:p>0.00023755805572212</text:p>
          </table:table-cell>
        </table:table-row>
        <table:table-row table:style-name="ro1">
          <table:table-cell office:value-type="string" calcext:value-type="string">
            <text:p>2023/09/04</text:p>
          </table:table-cell>
          <table:table-cell office:value-type="float" office:value="10457661.0761" calcext:value-type="float">
            <text:p>10457661.0761</text:p>
          </table:table-cell>
          <table:table-cell office:value-type="float" office:value="0.231810694892405" calcext:value-type="float">
            <text:p>0.2318106948924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2526701625413" calcext:value-type="float">
            <text:p>0.12526701625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9741581979437" calcext:value-type="float">
            <text:p>0.0749741581979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3067739409372" calcext:value-type="float">
            <text:p>0.0673067739409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3067328227562" calcext:value-type="float">
            <text:p>0.0673067328227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3067328227562" calcext:value-type="float">
            <text:p>0.0673067328227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3058177041719" calcext:value-type="float">
            <text:p>0.0673058177041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8657882622332" calcext:value-type="float">
            <text:p>0.0598657882622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0246301468202" calcext:value-type="float">
            <text:p>0.0430246301468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0819325747187" calcext:value-type="float">
            <text:p>0.0250819325747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814566119509" calcext:value-type="float">
            <text:p>0.021814566119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8005726463094" calcext:value-type="float">
            <text:p>0.0218005726463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8028376820499" calcext:value-type="float">
            <text:p>0.0208028376820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3418187784617" calcext:value-type="float">
            <text:p>0.0143418187784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6614186109653" calcext:value-type="float">
            <text:p>0.0116614186109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9010991244052" calcext:value-type="float">
            <text:p>0.0109010991244052</text:p>
          </table:table-cell>
          <table:table-cell office:value-type="float" office:value="0" calcext:value-type="float">
            <text:p>0</text:p>
          </table:table-cell>
          <table:table-cell office:value-type="float" office:value="0.00778844111195609" calcext:value-type="float">
            <text:p>0.00778844111195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2955380791947" calcext:value-type="float">
            <text:p>0.0072955380791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9013001382251" calcext:value-type="float">
            <text:p>0.0069013001382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98304348789758" calcext:value-type="float">
            <text:p>0.00598304348789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98304348789758" calcext:value-type="float">
            <text:p>0.00598304348789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3971382048987" calcext:value-type="float">
            <text:p>0.00483971382048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28905848770611" calcext:value-type="float">
            <text:p>0.00428905848770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18951137172818" calcext:value-type="float">
            <text:p>0.00418951137172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75992296115446" calcext:value-type="float">
            <text:p>0.00375992296115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4348184986688" calcext:value-type="float">
            <text:p>0.00334348184986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4348184986688" calcext:value-type="float">
            <text:p>0.00334348184986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6871029589608" calcext:value-type="float">
            <text:p>0.00286871029589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2842420239165" calcext:value-type="float">
            <text:p>0.00232842420239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4037327849385" calcext:value-type="float">
            <text:p>0.00184037327849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5248596670667" calcext:value-type="float">
            <text:p>0.00135248596670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4791069794904" calcext:value-type="float">
            <text:p>0.00134791069794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0413598516488" calcext:value-type="float">
            <text:p>0.00130413598516488</text:p>
          </table:table-cell>
          <table:table-cell office:value-type="float" office:value="0" calcext:value-type="float">
            <text:p>0</text:p>
          </table:table-cell>
          <table:table-cell office:value-type="float" office:value="0.000668832346841342" calcext:value-type="float">
            <text:p>0.000668832346841342</text:p>
          </table:table-cell>
        </table:table-row>
        <table:table-row table:style-name="ro1">
          <table:table-cell office:value-type="string" calcext:value-type="string">
            <text:p>2023/09/05</text:p>
          </table:table-cell>
          <table:table-cell office:value-type="float" office:value="2521264.529135" calcext:value-type="float">
            <text:p>2521264.529135</text:p>
          </table:table-cell>
          <table:table-cell office:value-type="float" office:value="0.189137122856206" calcext:value-type="float">
            <text:p>0.18913712285620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32137564722056" calcext:value-type="float">
            <text:p>0.1321375647220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2184539259964" calcext:value-type="float">
            <text:p>0.121845392599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18984226578923" calcext:value-type="float">
            <text:p>0.1189842265789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8979582084121" calcext:value-type="float">
            <text:p>0.1189795820841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18979582084121" calcext:value-type="float">
            <text:p>0.1189795820841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32455572352843" calcext:value-type="float">
            <text:p>0.04324555723528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92770837314618" calcext:value-type="float">
            <text:p>0.03927708373146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74808378525917" calcext:value-type="float">
            <text:p>0.03748083785259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47779038169521" calcext:value-type="float">
            <text:p>0.02477790381695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44633463758406" calcext:value-type="float">
            <text:p>0.01446334637584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44633463758406" calcext:value-type="float">
            <text:p>0.01446334637584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18987911237908" calcext:value-type="float">
            <text:p>0.01189879112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93038301469495" calcext:value-type="float">
            <text:p>0.004930383014694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276657727874074" calcext:value-type="float">
            <text:p>0.002766577278740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46476967378428" calcext:value-type="float">
            <text:p>0.002464769673784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217010142877672" calcext:value-type="float">
            <text:p>0.002170101428776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99783116717556" calcext:value-type="float">
            <text:p>0.00199783116717556</text:p>
          </table:table-cell>
        </table:table-row>
        <table:table-row table:style-name="ro1">
          <table:table-cell office:value-type="string" calcext:value-type="string">
            <text:p>2023/09/06</text:p>
          </table:table-cell>
          <table:table-cell office:value-type="float" office:value="3985994.737168" calcext:value-type="float">
            <text:p>3985994.737168</text:p>
          </table:table-cell>
          <table:table-cell office:value-type="float" office:value="0.285343124614382" calcext:value-type="float">
            <text:p>0.2853431246143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55391458048555" calcext:value-type="float">
            <text:p>0.0855391458048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6467074974754" calcext:value-type="float">
            <text:p>0.0576467074974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1734004149968" calcext:value-type="float">
            <text:p>0.0501734004149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1704124531992" calcext:value-type="float">
            <text:p>0.0501704124531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1704124531992" calcext:value-type="float">
            <text:p>0.0501704124531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8616872990114" calcext:value-type="float">
            <text:p>0.0428616872990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0164777657641" calcext:value-type="float">
            <text:p>0.0380164777657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3910921619097" calcext:value-type="float">
            <text:p>0.0353910921619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3527733263208" calcext:value-type="float">
            <text:p>0.0293527733263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8064625541247" calcext:value-type="float">
            <text:p>0.0278064625541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0651385038748" calcext:value-type="float">
            <text:p>0.0260651385038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2118004730232" calcext:value-type="float">
            <text:p>0.0252118004730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8700766744113" calcext:value-type="float">
            <text:p>0.0238700766744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7304839691557" calcext:value-type="float">
            <text:p>0.0207304839691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7304839691557" calcext:value-type="float">
            <text:p>0.0207304839691557</text:p>
          </table:table-cell>
          <table:table-cell office:value-type="float" office:value="0" calcext:value-type="float">
            <text:p>0</text:p>
          </table:table-cell>
          <table:table-cell office:value-type="float" office:value="0.0159479845814259" calcext:value-type="float">
            <text:p>0.0159479845814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796024104489" calcext:value-type="float">
            <text:p>0.011796024104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5935100388097" calcext:value-type="float">
            <text:p>0.0115935100388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5090844381279" calcext:value-type="float">
            <text:p>0.0115090844381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9786898592574" calcext:value-type="float">
            <text:p>0.0109786898592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1412088739284" calcext:value-type="float">
            <text:p>0.0101412088739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1412088739284" calcext:value-type="float">
            <text:p>0.0101412088739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37065032697604" calcext:value-type="float">
            <text:p>0.00837065032697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10414916727942" calcext:value-type="float">
            <text:p>0.00810414916727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47059512455772" calcext:value-type="float">
            <text:p>0.00747059512455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264932876474" calcext:value-type="float">
            <text:p>0.004264932876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5520107386498" calcext:value-type="float">
            <text:p>0.00355520107386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2005308243811" calcext:value-type="float">
            <text:p>0.00322005308243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01054085398167" calcext:value-type="float">
            <text:p>0.00301054085398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01054085398167" calcext:value-type="float">
            <text:p>0.00301054085398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3172353968096" calcext:value-type="float">
            <text:p>0.00293172353968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7066325864752" calcext:value-type="float">
            <text:p>0.00257066325864752</text:p>
          </table:table-cell>
          <table:table-cell office:value-type="float" office:value="0" calcext:value-type="float">
            <text:p>0</text:p>
          </table:table-cell>
          <table:table-cell office:value-type="float" office:value="0.00230355913729163" calcext:value-type="float">
            <text:p>0.00230355913729163</text:p>
          </table:table-cell>
        </table:table-row>
        <table:table-row table:style-name="ro1">
          <table:table-cell office:value-type="string" calcext:value-type="string">
            <text:p>2023/09/07</text:p>
          </table:table-cell>
          <table:table-cell office:value-type="float" office:value="5348797.2009" calcext:value-type="float">
            <text:p>5348797.2009</text:p>
          </table:table-cell>
          <table:table-cell office:value-type="float" office:value="0.24304529619879" calcext:value-type="float">
            <text:p>0.243045296198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31751468027508" calcext:value-type="float">
            <text:p>0.131751468027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834205340997" calcext:value-type="float">
            <text:p>0.1198342053409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06049786193905" calcext:value-type="float">
            <text:p>0.06060497861939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11968409372341" calcext:value-type="float">
            <text:p>0.0511968409372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86056528664528" calcext:value-type="float">
            <text:p>0.04860565286645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85881479963889" calcext:value-type="float">
            <text:p>0.04858814799638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3047031692145" calcext:value-type="float">
            <text:p>0.0463047031692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73876579142599" calcext:value-type="float">
            <text:p>0.03738765791425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73876579142599" calcext:value-type="float">
            <text:p>0.03738765791425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3727069269452" calcext:value-type="float">
            <text:p>0.03637270692694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1942950422994" calcext:value-type="float">
            <text:p>0.0241942950422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4349504183499" calcext:value-type="float">
            <text:p>0.02243495041834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5812205692295" calcext:value-type="float">
            <text:p>0.01858122056922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6544839624713" calcext:value-type="float">
            <text:p>0.01565448396247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4306953320482" calcext:value-type="float">
            <text:p>0.01543069533204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9172626827718" calcext:value-type="float">
            <text:p>0.01191726268277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9283616752123" calcext:value-type="float">
            <text:p>0.007892836167521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29135888596366" calcext:value-type="float">
            <text:p>0.007291358885963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49527374058123" calcext:value-type="float">
            <text:p>0.003495273740581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17032897174463" calcext:value-type="float">
            <text:p>0.003170328971744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9591606080776" calcext:value-type="float">
            <text:p>0.002795916060807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9591606080776" calcext:value-type="float">
            <text:p>0.002795916060807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05091971296911" calcext:value-type="float">
            <text:p>0.002050919712969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1522648099404" calcext:value-type="float">
            <text:p>0.00121522648099404</text:p>
          </table:table-cell>
        </table:table-row>
        <table:table-row table:style-name="ro1">
          <table:table-cell office:value-type="string" calcext:value-type="string">
            <text:p>2023/09/08</text:p>
          </table:table-cell>
          <table:table-cell office:value-type="float" office:value="5521796.793813" calcext:value-type="float">
            <text:p>5521796.793813</text:p>
          </table:table-cell>
          <table:table-cell office:value-type="float" office:value="0.370299557798114" calcext:value-type="float">
            <text:p>0.3702995577981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38906528009038" calcext:value-type="float">
            <text:p>0.138906528009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0383063501749" calcext:value-type="float">
            <text:p>0.0940383063501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1742729191973" calcext:value-type="float">
            <text:p>0.05617427291919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08688763800084" calcext:value-type="float">
            <text:p>0.0508688763800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5308076723228" calcext:value-type="float">
            <text:p>0.049530807672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0166155126724" calcext:value-type="float">
            <text:p>0.0460166155126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11222702350353" calcext:value-type="float">
            <text:p>0.03112227023503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9308387915387" calcext:value-type="float">
            <text:p>0.02593083879153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3648335901722" calcext:value-type="float">
            <text:p>0.0243648335901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3674409287524" calcext:value-type="float">
            <text:p>0.02336744092875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05547184074525" calcext:value-type="float">
            <text:p>0.02055471840745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2154972568356" calcext:value-type="float">
            <text:p>0.0102154972568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2154972568356" calcext:value-type="float">
            <text:p>0.0102154972568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82284699469793" calcext:value-type="float">
            <text:p>0.006822846994697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48425472486025" calcext:value-type="float">
            <text:p>0.00648425472486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84018641832917" calcext:value-type="float">
            <text:p>0.005840186418329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79855341465818" calcext:value-type="float">
            <text:p>0.004798553414658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07216737044624" calcext:value-type="float">
            <text:p>0.004072167370446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07216737044624" calcext:value-type="float">
            <text:p>0.00407216737044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3106444309313" calcext:value-type="float">
            <text:p>0.003631064443093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63106444309313" calcext:value-type="float">
            <text:p>0.003631064443093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12526350468678" calcext:value-type="float">
            <text:p>0.00312526350468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4233824794443" calcext:value-type="float">
            <text:p>0.001942338247944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2217732163837" calcext:value-type="float">
            <text:p>0.001722177321638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5139076608949" calcext:value-type="float">
            <text:p>0.00125139076608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00046387186692" calcext:value-type="float">
            <text:p>0.00100046387186692</text:p>
          </table:table-cell>
        </table:table-row>
        <table:table-row table:style-name="ro1">
          <table:table-cell office:value-type="string" calcext:value-type="string">
            <text:p>2023/09/09</text:p>
          </table:table-cell>
          <table:table-cell office:value-type="float" office:value="2769971.032746" calcext:value-type="float">
            <text:p>2769971.032746</text:p>
          </table:table-cell>
          <table:table-cell office:value-type="float" office:value="0.169999596361548" calcext:value-type="float">
            <text:p>0.1699995963615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67667881724952" calcext:value-type="float">
            <text:p>0.1676678817249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08454108887263" calcext:value-type="float">
            <text:p>0.1084541088872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08289219076287" calcext:value-type="float">
            <text:p>0.1082892190762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21991521339994" calcext:value-type="float">
            <text:p>0.07219915213399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24998743139835" calcext:value-type="float">
            <text:p>0.06249987431398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50013811693064" calcext:value-type="float">
            <text:p>0.05500138116930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73251606786823" calcext:value-type="float">
            <text:p>0.04732516067868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43716765074454" calcext:value-type="float">
            <text:p>0.04437167650744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7317526431527" calcext:value-type="float">
            <text:p>0.04273175264315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7317526431525" calcext:value-type="float">
            <text:p>0.04273175264315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78655201327074" calcext:value-type="float">
            <text:p>0.02786552013270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45412576536553" calcext:value-type="float">
            <text:p>0.009454125765365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766983620725403" calcext:value-type="float">
            <text:p>0.007669836207254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69675818887055" calcext:value-type="float">
            <text:p>0.00696758188870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571585372295547" calcext:value-type="float">
            <text:p>0.005715853722955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71585372295547" calcext:value-type="float">
            <text:p>0.005715853722955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34695592396261" calcext:value-type="float">
            <text:p>0.004346955923962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34695592396261" calcext:value-type="float">
            <text:p>0.004346955923962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332288028617955" calcext:value-type="float">
            <text:p>0.003322880286179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2288028617944" calcext:value-type="float">
            <text:p>0.00332288028617944</text:p>
          </table:table-cell>
        </table:table-row>
        <table:table-row table:style-name="ro1">
          <table:table-cell office:value-type="string" calcext:value-type="string">
            <text:p>2023/09/10</text:p>
          </table:table-cell>
          <table:table-cell office:value-type="float" office:value="2533166.593206" calcext:value-type="float">
            <text:p>2533166.593206</text:p>
          </table:table-cell>
          <table:table-cell office:value-type="float" office:value="0.158469924313957" calcext:value-type="float">
            <text:p>0.1584699243139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57888549877728" calcext:value-type="float">
            <text:p>0.157888549877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7175630835798" calcext:value-type="float">
            <text:p>0.0937175630835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2058682274362" calcext:value-type="float">
            <text:p>0.0762058682274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6031030275338" calcext:value-type="float">
            <text:p>0.0656031030275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9810119586659" calcext:value-type="float">
            <text:p>0.0629810119586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5281095040792" calcext:value-type="float">
            <text:p>0.0525281095040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3742116376635" calcext:value-type="float">
            <text:p>0.04737421163766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9078992324856" calcext:value-type="float">
            <text:p>0.0459078992324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636090191827" calcext:value-type="float">
            <text:p>0.033636090191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8411249178749" calcext:value-type="float">
            <text:p>0.0218411249178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8632636052224" calcext:value-type="float">
            <text:p>0.0208632636052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6794926715426" calcext:value-type="float">
            <text:p>0.0206794926715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6794926715426" calcext:value-type="float">
            <text:p>0.0206794926715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5954290977669" calcext:value-type="float">
            <text:p>0.0195954290977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8171757411747" calcext:value-type="float">
            <text:p>0.0138171757411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8171757411747" calcext:value-type="float">
            <text:p>0.0138171757411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4888517958681" calcext:value-type="float">
            <text:p>0.0134888517958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9514259955914" calcext:value-type="float">
            <text:p>0.0109514259955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13056419267211" calcext:value-type="float">
            <text:p>0.00913056419267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13226806119604" calcext:value-type="float">
            <text:p>0.00513226806119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13226806119604" calcext:value-type="float">
            <text:p>0.00513226806119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04499658549173" calcext:value-type="float">
            <text:p>0.00404499658549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04499658549173" calcext:value-type="float">
            <text:p>0.004044996585491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23705516328554" calcext:value-type="float">
            <text:p>0.00323705516328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3705516328554" calcext:value-type="float">
            <text:p>0.00323705516328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6998709107286" calcext:value-type="float">
            <text:p>0.00316998709107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293753850461" calcext:value-type="float">
            <text:p>0.0031293753850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7970408588366" calcext:value-type="float">
            <text:p>0.00297970408588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6857694874559" calcext:value-type="float">
            <text:p>0.00236857694874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5736847127878" calcext:value-type="float">
            <text:p>0.00225736847127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09002091263943" calcext:value-type="float">
            <text:p>0.00209002091263943</text:p>
          </table:table-cell>
        </table:table-row>
        <table:table-row table:style-name="ro1">
          <table:table-cell office:value-type="string" calcext:value-type="string">
            <text:p>2023/09/11</text:p>
          </table:table-cell>
          <table:table-cell office:value-type="float" office:value="6132539.46023" calcext:value-type="float">
            <text:p>6132539.46023</text:p>
          </table:table-cell>
          <table:table-cell office:value-type="float" office:value="0.399486540100978" calcext:value-type="float">
            <text:p>0.3994865401009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304104871088764" calcext:value-type="float">
            <text:p>0.3041048710887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6648617288762" calcext:value-type="float">
            <text:p>0.0966486172887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64339793721801" calcext:value-type="float">
            <text:p>0.06643397937218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26112862863666" calcext:value-type="float">
            <text:p>0.03261128628636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10479620452633" calcext:value-type="float">
            <text:p>0.02104796204526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04628014896774" calcext:value-type="float">
            <text:p>0.01046280148967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04628014896774" calcext:value-type="float">
            <text:p>0.01046280148967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876464152388579" calcext:value-type="float">
            <text:p>0.008764641523885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757706970029959" calcext:value-type="float">
            <text:p>0.007577069700299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757706970029959" calcext:value-type="float">
            <text:p>0.007577069700299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659654812697819" calcext:value-type="float">
            <text:p>0.006596548126978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530664530428959" calcext:value-type="float">
            <text:p>0.005306645304289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98288520574053" calcext:value-type="float">
            <text:p>0.004982885205740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342531046660599" calcext:value-type="float">
            <text:p>0.003425310466605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342531046660599" calcext:value-type="float">
            <text:p>0.003425310466605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93138306187524" calcext:value-type="float">
            <text:p>0.00293138306187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93138306187524" calcext:value-type="float">
            <text:p>0.00293138306187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61802865095595" calcext:value-type="float">
            <text:p>0.002618028650955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60486556892059" calcext:value-type="float">
            <text:p>0.00260486556892059</text:p>
          </table:table-cell>
        </table:table-row>
        <table:table-row table:style-name="ro1">
          <table:table-cell office:value-type="string" calcext:value-type="string">
            <text:p>2023/09/12</text:p>
          </table:table-cell>
          <table:table-cell office:value-type="float" office:value="24048035.120676" calcext:value-type="float">
            <text:p>24048035.120676</text:p>
          </table:table-cell>
          <table:table-cell office:value-type="float" office:value="0.19417097690386" calcext:value-type="float">
            <text:p>0.19417097690386</text:p>
          </table:table-cell>
          <table:table-cell office:value-type="float" office:value="0" calcext:value-type="float">
            <text:p>0</text:p>
          </table:table-cell>
          <table:table-cell office:value-type="float" office:value="0.131338878754566" calcext:value-type="float">
            <text:p>0.131338878754566</text:p>
          </table:table-cell>
          <table:table-cell office:value-type="float" office:value="0.0609213854956653" calcext:value-type="float">
            <text:p>0.0609213854956653</text:p>
          </table:table-cell>
          <table:table-cell office:value-type="float" office:value="0.0567076745005047" calcext:value-type="float">
            <text:p>0.0567076745005047</text:p>
          </table:table-cell>
          <table:table-cell office:value-type="float" office:value="0.0437002325855909" calcext:value-type="float">
            <text:p>0.0437002325855909</text:p>
          </table:table-cell>
          <table:table-cell office:value-type="float" office:value="0.0415834389371887" calcext:value-type="float">
            <text:p>0.0415834389371887</text:p>
          </table:table-cell>
          <table:table-cell office:value-type="float" office:value="0.0367011811056932" calcext:value-type="float">
            <text:p>0.0367011811056932</text:p>
          </table:table-cell>
          <table:table-cell office:value-type="float" office:value="0.0352370349198068" calcext:value-type="float">
            <text:p>0.0352370349198068</text:p>
          </table:table-cell>
          <table:table-cell office:value-type="float" office:value="0.0338809801262921" calcext:value-type="float">
            <text:p>0.0338809801262921</text:p>
          </table:table-cell>
          <table:table-cell office:value-type="float" office:value="0.0314102824663026" calcext:value-type="float">
            <text:p>0.0314102824663026</text:p>
          </table:table-cell>
          <table:table-cell office:value-type="float" office:value="0.0210514683407436" calcext:value-type="float">
            <text:p>0.0210514683407436</text:p>
          </table:table-cell>
          <table:table-cell office:value-type="float" office:value="0.0177674542995258" calcext:value-type="float">
            <text:p>0.0177674542995258</text:p>
          </table:table-cell>
          <table:table-cell office:value-type="float" office:value="0.0150671820704583" calcext:value-type="float">
            <text:p>0.0150671820704583</text:p>
          </table:table-cell>
          <table:table-cell office:value-type="float" office:value="0.0150457521450023" calcext:value-type="float">
            <text:p>0.0150457521450023</text:p>
          </table:table-cell>
          <table:table-cell office:value-type="float" office:value="0.0145724119929741" calcext:value-type="float">
            <text:p>0.0145724119929741</text:p>
          </table:table-cell>
          <table:table-cell office:value-type="float" office:value="0.0105618928417824" calcext:value-type="float">
            <text:p>0.0105618928417824</text:p>
          </table:table-cell>
          <table:table-cell office:value-type="float" office:value="0.0100097023516503" calcext:value-type="float">
            <text:p>0.0100097023516503</text:p>
          </table:table-cell>
          <table:table-cell office:value-type="float" office:value="0.00831638713917426" calcext:value-type="float">
            <text:p>0.00831638713917426</text:p>
          </table:table-cell>
          <table:table-cell office:value-type="float" office:value="0.00829268826327267" calcext:value-type="float">
            <text:p>0.00829268826327267</text:p>
          </table:table-cell>
          <table:table-cell office:value-type="float" office:value="0.00822268687681627" calcext:value-type="float">
            <text:p>0.00822268687681627</text:p>
          </table:table-cell>
          <table:table-cell office:value-type="float" office:value="0.00770808171935122" calcext:value-type="float">
            <text:p>0.00770808171935122</text:p>
          </table:table-cell>
          <table:table-cell table:number-columns-repeated="2" office:value-type="float" office:value="0.00727710181400798" calcext:value-type="float">
            <text:p>0.00727710181400798</text:p>
          </table:table-cell>
          <table:table-cell office:value-type="float" office:value="0.0070379462916903" calcext:value-type="float">
            <text:p>0.0070379462916903</text:p>
          </table:table-cell>
          <table:table-cell office:value-type="float" office:value="0" calcext:value-type="float">
            <text:p>0</text:p>
          </table:table-cell>
          <table:table-cell office:value-type="float" office:value="0.00682945443051164" calcext:value-type="float">
            <text:p>0.00682945443051164</text:p>
          </table:table-cell>
          <table:table-cell office:value-type="float" office:value="0.00610150015432431" calcext:value-type="float">
            <text:p>0.00610150015432431</text:p>
          </table:table-cell>
          <table:table-cell table:number-columns-repeated="2" office:value-type="float" office:value="0.00594180326928862" calcext:value-type="float">
            <text:p>0.00594180326928862</text:p>
          </table:table-cell>
          <table:table-cell table:number-columns-repeated="2" office:value-type="float" office:value="0.00590234375855359" calcext:value-type="float">
            <text:p>0.00590234375855359</text:p>
          </table:table-cell>
          <table:table-cell office:value-type="float" office:value="0.00590207346620053" calcext:value-type="float">
            <text:p>0.00590207346620053</text:p>
          </table:table-cell>
          <table:table-cell office:value-type="float" office:value="0.00558974206522289" calcext:value-type="float">
            <text:p>0.00558974206522289</text:p>
          </table:table-cell>
          <table:table-cell office:value-type="float" office:value="0.00548472128130739" calcext:value-type="float">
            <text:p>0.00548472128130739</text:p>
          </table:table-cell>
          <table:table-cell table:number-columns-repeated="2" office:value-type="float" office:value="0.00457391921826622" calcext:value-type="float">
            <text:p>0.00457391921826622</text:p>
          </table:table-cell>
          <table:table-cell office:value-type="float" office:value="0.00443088777795353" calcext:value-type="float">
            <text:p>0.00443088777795353</text:p>
          </table:table-cell>
          <table:table-cell table:number-columns-repeated="2" office:value-type="float" office:value="0.0042553805118164" calcext:value-type="float">
            <text:p>0.0042553805118164</text:p>
          </table:table-cell>
          <table:table-cell office:value-type="float" office:value="0.00416355471445207" calcext:value-type="float">
            <text:p>0.00416355471445207</text:p>
          </table:table-cell>
          <table:table-cell office:value-type="float" office:value="0.00405314902073628" calcext:value-type="float">
            <text:p>0.00405314902073628</text:p>
          </table:table-cell>
          <table:table-cell office:value-type="float" office:value="0.00405287872838322" calcext:value-type="float">
            <text:p>0.00405287872838322</text:p>
          </table:table-cell>
          <table:table-cell table:number-columns-repeated="2" office:value-type="float" office:value="0.00402518415805109" calcext:value-type="float">
            <text:p>0.00402518415805109</text:p>
          </table:table-cell>
          <table:table-cell office:value-type="float" office:value="0.00394293259736955" calcext:value-type="float">
            <text:p>0.00394293259736955</text:p>
          </table:table-cell>
          <table:table-cell office:value-type="float" office:value="0.00353917480463195" calcext:value-type="float">
            <text:p>0.00353917480463195</text:p>
          </table:table-cell>
          <table:table-cell office:value-type="float" office:value="0.00326107149737875" calcext:value-type="float">
            <text:p>0.00326107149737875</text:p>
          </table:table-cell>
          <table:table-cell office:value-type="float" office:value="0.00277203915976842" calcext:value-type="float">
            <text:p>0.00277203915976842</text:p>
          </table:table-cell>
          <table:table-cell office:value-type="float" office:value="0.00236995537115625" calcext:value-type="float">
            <text:p>0.002369955371156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27309381933671" calcext:value-type="float">
            <text:p>0.00227309381933671</text:p>
          </table:table-cell>
          <table:table-cell office:value-type="float" office:value="0.00222528658709376" calcext:value-type="float">
            <text:p>0.00222528658709376</text:p>
          </table:table-cell>
          <table:table-cell table:number-columns-repeated="2" office:value-type="float" office:value="0.00220403744979691" calcext:value-type="float">
            <text:p>0.00220403744979691</text:p>
          </table:table-cell>
          <table:table-cell office:value-type="float" office:value="0.00206444691139507" calcext:value-type="float">
            <text:p>0.00206444691139507</text:p>
          </table:table-cell>
          <table:table-cell table:number-columns-repeated="2" office:value-type="float" office:value="0.00203154934508543" calcext:value-type="float">
            <text:p>0.00203154934508543</text:p>
          </table:table-cell>
          <table:table-cell office:value-type="float" office:value="0.00201229870786379" calcext:value-type="float">
            <text:p>0.00201229870786379</text:p>
          </table:table-cell>
          <table:table-cell office:value-type="float" office:value="0.00198631238520319" calcext:value-type="float">
            <text:p>0.00198631238520319</text:p>
          </table:table-cell>
          <table:table-cell table:number-columns-repeated="2" office:value-type="float" office:value="0.00182812149846712" calcext:value-type="float">
            <text:p>0.00182812149846712</text:p>
          </table:table-cell>
          <table:table-cell office:value-type="float" office:value="0.00180254518851442" calcext:value-type="float">
            <text:p>0.00180254518851442</text:p>
          </table:table-cell>
          <table:table-cell office:value-type="float" office:value="0.00178084279173307" calcext:value-type="float">
            <text:p>0.00178084279173307</text:p>
          </table:table-cell>
          <table:table-cell office:value-type="float" office:value="0.00176595051474648" calcext:value-type="float">
            <text:p>0.00176595051474648</text:p>
          </table:table-cell>
          <table:table-cell table:number-columns-repeated="2" office:value-type="float" office:value="0.00172883147381364" calcext:value-type="float">
            <text:p>0.00172883147381364</text:p>
          </table:table-cell>
          <table:table-cell office:value-type="float" office:value="0.00167080527404317" calcext:value-type="float">
            <text:p>0.00167080527404317</text:p>
          </table:table-cell>
          <table:table-cell table:number-columns-repeated="2" office:value-type="float" office:value="0.00153090553200108" calcext:value-type="float">
            <text:p>0.00153090553200108</text:p>
          </table:table-cell>
          <table:table-cell office:value-type="float" office:value="0.00145542036280155" calcext:value-type="float">
            <text:p>0.00145542036280155</text:p>
          </table:table-cell>
          <table:table-cell table:number-columns-repeated="2" office:value-type="float" office:value="0.00145025445218239" calcext:value-type="float">
            <text:p>0.00145025445218239</text:p>
          </table:table-cell>
          <table:table-cell office:value-type="float" office:value="0.00140249587256303" calcext:value-type="float">
            <text:p>0.00140249587256303</text:p>
          </table:table-cell>
          <table:table-cell office:value-type="float" office:value="0" calcext:value-type="float">
            <text:p>0</text:p>
          </table:table-cell>
          <table:table-cell office:value-type="float" office:value="0.00140249587256303" calcext:value-type="float">
            <text:p>0.00140249587256303</text:p>
          </table:table-cell>
          <table:table-cell office:value-type="float" office:value="0.00139404843937441" calcext:value-type="float">
            <text:p>0.00139404843937441</text:p>
          </table:table-cell>
          <table:table-cell office:value-type="float" office:value="0.0013722534849272" calcext:value-type="float">
            <text:p>0.0013722534849272</text:p>
          </table:table-cell>
          <table:table-cell table:number-columns-repeated="2" office:value-type="float" office:value="0.00115768272793582" calcext:value-type="float">
            <text:p>0.00115768272793582</text:p>
          </table:table-cell>
          <table:table-cell office:value-type="float" office:value="0.00104262009657674" calcext:value-type="float">
            <text:p>0.00104262009657674</text:p>
          </table:table-cell>
          <table:table-cell table:number-columns-repeated="2" office:value-type="float" office:value="0.00101088383637216" calcext:value-type="float">
            <text:p>0.00101088383637216</text:p>
          </table:table-cell>
          <table:table-cell office:value-type="float" office:value="0.00101030053299911" calcext:value-type="float">
            <text:p>0.00101030053299911</text:p>
          </table:table-cell>
          <table:table-cell table:number-columns-repeated="2" office:value-type="float" office:value="0.00100596068155279" calcext:value-type="float">
            <text:p>0.00100596068155279</text:p>
          </table:table-cell>
          <table:table-cell office:value-type="float" office:value="0.000836276223778021" calcext:value-type="float">
            <text:p>0.000836276223778021</text:p>
          </table:table-cell>
          <table:table-cell office:value-type="float" office:value="0.000800235011028216" calcext:value-type="float">
            <text:p>0.000800235011028216</text:p>
          </table:table-cell>
          <table:table-cell table:number-columns-repeated="2" office:value-type="float" office:value="0.000705308667210747" calcext:value-type="float">
            <text:p>0.000705308667210747</text:p>
          </table:table-cell>
          <table:table-cell office:value-type="float" office:value="0.000703686425318373" calcext:value-type="float">
            <text:p>0.000703686425318373</text:p>
          </table:table-cell>
          <table:table-cell office:value-type="float" office:value="0.000650878540448541" calcext:value-type="float">
            <text:p>0.000650878540448541</text:p>
          </table:table-cell>
          <table:table-cell office:value-type="float" office:value="0.00058186749685718" calcext:value-type="float">
            <text:p>0.00058186749685718</text:p>
          </table:table-cell>
          <table:table-cell table:number-columns-repeated="2" office:value-type="float" office:value="0.000554006592769163" calcext:value-type="float">
            <text:p>0.000554006592769163</text:p>
          </table:table-cell>
          <table:table-cell office:value-type="float" office:value="0.000511215562448597" calcext:value-type="float">
            <text:p>0.000511215562448597</text:p>
          </table:table-cell>
          <table:table-cell office:value-type="float" office:value="0.000334214639976516" calcext:value-type="float">
            <text:p>0.000334214639976516</text:p>
          </table:table-cell>
          <table:table-cell office:value-type="float" office:value="0.000273969838323063" calcext:value-type="float">
            <text:p>0.000273969838323063</text:p>
          </table:table-cell>
          <table:table-cell office:value-type="float" office:value="0.000207940429099884" calcext:value-type="float">
            <text:p>0.000207940429099884</text:p>
          </table:table-cell>
        </table:table-row>
        <table:table-row table:style-name="ro1">
          <table:table-cell office:value-type="string" calcext:value-type="string">
            <text:p>2023/09/13</text:p>
          </table:table-cell>
          <table:table-cell office:value-type="float" office:value="15027283.232017" calcext:value-type="float">
            <text:p>15027283.232017</text:p>
          </table:table-cell>
          <table:table-cell office:value-type="float" office:value="0.324238315387499" calcext:value-type="float">
            <text:p>0.3242383153874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75295124483039" calcext:value-type="float">
            <text:p>0.275295124483039</text:p>
          </table:table-cell>
          <table:table-cell office:value-type="float" office:value="0" calcext:value-type="float">
            <text:p>0</text:p>
          </table:table-cell>
          <table:table-cell office:value-type="float" office:value="0.0786126932433839" calcext:value-type="float">
            <text:p>0.0786126932433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426200111648" calcext:value-type="float">
            <text:p>0.044426200111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1792620117474" calcext:value-type="float">
            <text:p>0.0431792620117474</text:p>
          </table:table-cell>
          <table:table-cell office:value-type="float" office:value="0" calcext:value-type="float">
            <text:p>0</text:p>
          </table:table-cell>
          <table:table-cell office:value-type="float" office:value="0.0431792620117474" calcext:value-type="float">
            <text:p>0.04317926201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6022452204961" calcext:value-type="float">
            <text:p>0.0286022452204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4266355109353" calcext:value-type="float">
            <text:p>0.0204266355109353</text:p>
          </table:table-cell>
          <table:table-cell office:value-type="float" office:value="0" calcext:value-type="float">
            <text:p>0</text:p>
          </table:table-cell>
          <table:table-cell office:value-type="float" office:value="0.0142524573000447" calcext:value-type="float">
            <text:p>0.0142524573000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198973740336" calcext:value-type="float">
            <text:p>0.014198973740336</text:p>
          </table:table-cell>
          <table:table-cell office:value-type="float" office:value="0" calcext:value-type="float">
            <text:p>0</text:p>
          </table:table-cell>
          <table:table-cell office:value-type="float" office:value="0.0133085825902249" calcext:value-type="float">
            <text:p>0.0133085825902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5487520878187" calcext:value-type="float">
            <text:p>0.0115487520878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3768248964489" calcext:value-type="float">
            <text:p>0.0113768248964489</text:p>
          </table:table-cell>
          <table:table-cell office:value-type="float" office:value="0" calcext:value-type="float">
            <text:p>0</text:p>
          </table:table-cell>
          <table:table-cell office:value-type="float" office:value="0.0100667801201545" calcext:value-type="float">
            <text:p>0.010066780120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10222771396052" calcext:value-type="float">
            <text:p>0.00910222771396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94952453637543" calcext:value-type="float">
            <text:p>0.00894952453637543</text:p>
          </table:table-cell>
          <table:table-cell office:value-type="float" office:value="0" calcext:value-type="float">
            <text:p>0</text:p>
          </table:table-cell>
          <table:table-cell office:value-type="float" office:value="0.00680894865826431" calcext:value-type="float">
            <text:p>0.00680894865826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57698684759211" calcext:value-type="float">
            <text:p>0.00557698684759211</text:p>
          </table:table-cell>
          <table:table-cell office:value-type="float" office:value="0" calcext:value-type="float">
            <text:p>0</text:p>
          </table:table-cell>
          <table:table-cell office:value-type="float" office:value="0.00503506913603602" calcext:value-type="float">
            <text:p>0.00503506913603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73980342822355" calcext:value-type="float">
            <text:p>0.00473980342822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2728140063732" calcext:value-type="float">
            <text:p>0.00332728140063732</text:p>
          </table:table-cell>
          <table:table-cell office:value-type="float" office:value="0" calcext:value-type="float">
            <text:p>0</text:p>
          </table:table-cell>
          <table:table-cell office:value-type="float" office:value="0.00313383658728572" calcext:value-type="float">
            <text:p>0.00313383658728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6750600918976" calcext:value-type="float">
            <text:p>0.00256750600918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1655102161333" calcext:value-type="float">
            <text:p>0.00221655102161333</text:p>
          </table:table-cell>
          <table:table-cell office:value-type="float" office:value="0" calcext:value-type="float">
            <text:p>0</text:p>
          </table:table-cell>
          <table:table-cell office:value-type="float" office:value="0.00189422955969532" calcext:value-type="float">
            <text:p>0.00189422955969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626580171248" calcext:value-type="float">
            <text:p>0.0017862658017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0504370579838" calcext:value-type="float">
            <text:p>0.00170504370579838</text:p>
          </table:table-cell>
          <table:table-cell office:value-type="float" office:value="0" calcext:value-type="float">
            <text:p>0</text:p>
          </table:table-cell>
          <table:table-cell office:value-type="float" office:value="0.00136441275667953" calcext:value-type="float">
            <text:p>0.00136441275667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4686429214826" calcext:value-type="float">
            <text:p>0.00124686429214826</text:p>
          </table:table-cell>
          <table:table-cell office:value-type="float" office:value="0" calcext:value-type="float">
            <text:p>0</text:p>
          </table:table-cell>
          <table:table-cell office:value-type="float" office:value="0.00124686429214826" calcext:value-type="float">
            <text:p>0.00124686429214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331676800047" calcext:value-type="float">
            <text:p>0.0012331676800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1905217998232" calcext:value-type="float">
            <text:p>0.00111905217998232</text:p>
          </table:table-cell>
          <table:table-cell office:value-type="float" office:value="0" calcext:value-type="float">
            <text:p>0</text:p>
          </table:table-cell>
          <table:table-cell office:value-type="float" office:value="0.000776395627863247" calcext:value-type="float">
            <text:p>0.000776395627863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67232873832846" calcext:value-type="float">
            <text:p>0.000767232873832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92847819479203" calcext:value-type="float">
            <text:p>0.000692847819479203</text:p>
          </table:table-cell>
          <table:table-cell office:value-type="float" office:value="0" calcext:value-type="float">
            <text:p>0</text:p>
          </table:table-cell>
          <table:table-cell office:value-type="float" office:value="0.000692847819479203" calcext:value-type="float">
            <text:p>0.000692847819479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72857715122932" calcext:value-type="float">
            <text:p>0.000672857715122932</text:p>
          </table:table-cell>
          <table:table-cell office:value-type="float" office:value="0" calcext:value-type="float">
            <text:p>0</text:p>
          </table:table-cell>
          <table:table-cell office:value-type="float" office:value="0.000632073821351997" calcext:value-type="float">
            <text:p>0.000632073821351997</text:p>
          </table:table-cell>
        </table:table-row>
        <table:table-row table:style-name="ro1">
          <table:table-cell office:value-type="string" calcext:value-type="string">
            <text:p>2023/09/14</text:p>
          </table:table-cell>
          <table:table-cell office:value-type="float" office:value="10323529.986927" calcext:value-type="float">
            <text:p>10323529.986927</text:p>
          </table:table-cell>
          <table:table-cell office:value-type="float" office:value="0.726495686019945" calcext:value-type="float">
            <text:p>0.7264956860199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774928731754607" calcext:value-type="float">
            <text:p>0.07749287317546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74090488059586" calcext:value-type="float">
            <text:p>0.04740904880595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62675235450853" calcext:value-type="float">
            <text:p>0.02626752354508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01741071381336" calcext:value-type="float">
            <text:p>0.02017410713813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01741071381336" calcext:value-type="float">
            <text:p>0.0201741071381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57672097728321" calcext:value-type="float">
            <text:p>0.01576720977283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46890472727865" calcext:value-type="float">
            <text:p>0.01468904727278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18865136397524" calcext:value-type="float">
            <text:p>0.01188651363975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15662754843746" calcext:value-type="float">
            <text:p>0.01156627548437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969811780726004" calcext:value-type="float">
            <text:p>0.00969811780726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883873456710527" calcext:value-type="float">
            <text:p>0.008838734567105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260467289135125" calcext:value-type="float">
            <text:p>0.002604672891351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16909008433708" calcext:value-type="float">
            <text:p>0.002169090084337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173469733925102" calcext:value-type="float">
            <text:p>0.001734697339251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58535128398185" calcext:value-type="float">
            <text:p>0.001585351283981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725404018730336" calcext:value-type="float">
            <text:p>0.000725404018730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72154001552116" calcext:value-type="float">
            <text:p>0.00072154001552116</text:p>
          </table:table-cell>
        </table:table-row>
        <table:table-row table:style-name="ro1">
          <table:table-cell office:value-type="string" calcext:value-type="string">
            <text:p>2023/09/15</text:p>
          </table:table-cell>
          <table:table-cell office:value-type="float" office:value="3400351.40425" calcext:value-type="float">
            <text:p>3400351.40425</text:p>
          </table:table-cell>
          <table:table-cell office:value-type="float" office:value="0.352118415615367" calcext:value-type="float">
            <text:p>0.3521184156153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878640583224951" calcext:value-type="float">
            <text:p>0.08786405832249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799661686613166" calcext:value-type="float">
            <text:p>0.07996616866131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755255764680722" calcext:value-type="float">
            <text:p>0.07552557646807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72077256395816" calcext:value-type="float">
            <text:p>0.0720772563958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669884408756398" calcext:value-type="float">
            <text:p>0.06698844087563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537879701996097" calcext:value-type="float">
            <text:p>0.05378797019960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537879701996097" calcext:value-type="float">
            <text:p>0.05378797019960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5793601421717" calcext:value-type="float">
            <text:p>0.0457936014217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3724123546223" calcext:value-type="float">
            <text:p>0.0437241235462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60066079779201" calcext:value-type="float">
            <text:p>0.03600660797792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34399872356957" calcext:value-type="float">
            <text:p>0.01343998723569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789788966117855" calcext:value-type="float">
            <text:p>0.007897889661178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494379920821975" calcext:value-type="float">
            <text:p>0.004943799208219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233498514008768" calcext:value-type="float">
            <text:p>0.002334985140087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21855012369344" calcext:value-type="float">
            <text:p>0.00218550123693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5576478340974" calcext:value-type="float">
            <text:p>0.0015576478340974</text:p>
          </table:table-cell>
        </table:table-row>
        <table:table-row table:style-name="ro1">
          <table:table-cell office:value-type="string" calcext:value-type="string">
            <text:p>2023/09/16</text:p>
          </table:table-cell>
          <table:table-cell office:value-type="float" office:value="4922741.75812" calcext:value-type="float">
            <text:p>4922741.75812</text:p>
          </table:table-cell>
          <table:table-cell office:value-type="float" office:value="0.173708279250986" calcext:value-type="float">
            <text:p>0.17370827925098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52354122326828" calcext:value-type="float">
            <text:p>0.152354122326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6667741892058" calcext:value-type="float">
            <text:p>0.1366677418920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83771467117034" calcext:value-type="float">
            <text:p>0.0783771467117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60352272277931" calcext:value-type="float">
            <text:p>0.05603522722779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5340847702408" calcext:value-type="float">
            <text:p>0.0435340847702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35340847702408" calcext:value-type="float">
            <text:p>0.0435340847702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5340847702408" calcext:value-type="float">
            <text:p>0.0435340847702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5340847702408" calcext:value-type="float">
            <text:p>0.0435340847702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625795507172" calcext:value-type="float">
            <text:p>0.040625795507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70405373589282" calcext:value-type="float">
            <text:p>0.03704053735892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6739938774255" calcext:value-type="float">
            <text:p>0.02467399387742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46739938774255" calcext:value-type="float">
            <text:p>0.02467399387742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3419194839103" calcext:value-type="float">
            <text:p>0.0223419194839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07955119788968" calcext:value-type="float">
            <text:p>0.02079551197889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4889402519947" calcext:value-type="float">
            <text:p>0.01948894025199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84679827951651" calcext:value-type="float">
            <text:p>0.006846798279516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71768337135548" calcext:value-type="float">
            <text:p>0.006717683371355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601027006366861" calcext:value-type="float">
            <text:p>0.006010270063668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7470944340019" calcext:value-type="float">
            <text:p>0.0047470944340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68669743887007" calcext:value-type="float">
            <text:p>0.00468669743887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31919874019959" calcext:value-type="float">
            <text:p>0.00431919874019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11190405930417" calcext:value-type="float">
            <text:p>0.00311190405930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64080478699835" calcext:value-type="float">
            <text:p>0.00264080478699835</text:p>
          </table:table-cell>
        </table:table-row>
        <table:table-row table:style-name="ro1">
          <table:table-cell office:value-type="string" calcext:value-type="string">
            <text:p>2023/09/17</text:p>
          </table:table-cell>
          <table:table-cell office:value-type="float" office:value="7932760.536142" calcext:value-type="float">
            <text:p>7932760.536142</text:p>
          </table:table-cell>
          <table:table-cell office:value-type="float" office:value="0.559324207479213" calcext:value-type="float">
            <text:p>0.5593242074792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06367973438206" calcext:value-type="float">
            <text:p>0.1063679734382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09529198584502" calcext:value-type="float">
            <text:p>0.09095291985845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550887673980555" calcext:value-type="float">
            <text:p>0.05508876739805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42863066820162" calcext:value-type="float">
            <text:p>0.05428630668201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500310639898655" calcext:value-type="float">
            <text:p>0.05003106398986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60155075726474" calcext:value-type="float">
            <text:p>0.02601550757264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52106916739557" calcext:value-type="float">
            <text:p>0.02521069167395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58221276727258" calcext:value-type="float">
            <text:p>0.01582212767272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84816859918047" calcext:value-type="float">
            <text:p>0.003848168599180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0838722394988" calcext:value-type="float">
            <text:p>0.00308387223949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46393411233692" calcext:value-type="float">
            <text:p>0.002463934112336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170069204012069" calcext:value-type="float">
            <text:p>0.001700692040120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48629825094082" calcext:value-type="float">
            <text:p>0.0014862982509408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132207154523545" calcext:value-type="float">
            <text:p>0.001322071545235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2575250386736" calcext:value-type="float">
            <text:p>0.00125752503867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108432793638613" calcext:value-type="float">
            <text:p>0.001084327936386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653544472492107" calcext:value-type="float">
            <text:p>0.000653544472492107</text:p>
          </table:table-cell>
        </table:table-row>
        <table:table-row table:style-name="ro1">
          <table:table-cell office:value-type="string" calcext:value-type="string">
            <text:p>2023/09/18</text:p>
          </table:table-cell>
          <table:table-cell office:value-type="float" office:value="2507106.556691" calcext:value-type="float">
            <text:p>2507106.556691</text:p>
          </table:table-cell>
          <table:table-cell office:value-type="float" office:value="0.201659630481479" calcext:value-type="float">
            <text:p>0.20165963048147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96978464549908" calcext:value-type="float">
            <text:p>0.196978464549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06892143369329" calcext:value-type="float">
            <text:p>0.1068921433693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06892143369329" calcext:value-type="float">
            <text:p>0.1068921433693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06892143369329" calcext:value-type="float">
            <text:p>0.1068921433693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62804795657836" calcext:value-type="float">
            <text:p>0.06628047956578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58307131487638" calcext:value-type="float">
            <text:p>0.05583071314876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79951479042103" calcext:value-type="float">
            <text:p>0.04799514790421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79951479042103" calcext:value-type="float">
            <text:p>0.04799514790421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04497664170199" calcext:value-type="float">
            <text:p>0.01044976641701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997165434922565" calcext:value-type="float">
            <text:p>0.009971654349225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797577265179816" calcext:value-type="float">
            <text:p>0.007975772651798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797577265179816" calcext:value-type="float">
            <text:p>0.007975772651798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71850150373246" calcext:value-type="float">
            <text:p>0.00718501503732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634329273622492" calcext:value-type="float">
            <text:p>0.006343292736224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98866173969026" calcext:value-type="float">
            <text:p>0.003988661739690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398866173969026" calcext:value-type="float">
            <text:p>0.003988661739690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68968849090334" calcext:value-type="float">
            <text:p>0.002689688490903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0157005239817" calcext:value-type="float">
            <text:p>0.0020157005239817</text:p>
          </table:table-cell>
        </table:table-row>
        <table:table-row table:style-name="ro1">
          <table:table-cell office:value-type="string" calcext:value-type="string">
            <text:p>2023/09/19</text:p>
          </table:table-cell>
          <table:table-cell office:value-type="float" office:value="8375220.276762" calcext:value-type="float">
            <text:p>8375220.276762</text:p>
          </table:table-cell>
          <table:table-cell office:value-type="float" office:value="0.216357042456269" calcext:value-type="float">
            <text:p>0.2163570424562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55315914926946" calcext:value-type="float">
            <text:p>0.1553159149269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2437425124261" calcext:value-type="float">
            <text:p>0.1024374251242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76794775222206" calcext:value-type="float">
            <text:p>0.08767947752222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15681878714858" calcext:value-type="float">
            <text:p>0.08156818787148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28784898026849" calcext:value-type="float">
            <text:p>0.05287848980268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2807169270231" calcext:value-type="float">
            <text:p>0.04328071692702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2811136899323" calcext:value-type="float">
            <text:p>0.0422811136899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20287453186949" calcext:value-type="float">
            <text:p>0.04202874531869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31104010803656" calcext:value-type="float">
            <text:p>0.03311040108036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95101014460187" calcext:value-type="float">
            <text:p>0.02951010144601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64262082770638" calcext:value-type="float">
            <text:p>0.02642620827706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39095777045544" calcext:value-type="float">
            <text:p>0.02390957770455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38774615343389" calcext:value-type="float">
            <text:p>0.02387746153433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46376806757131" calcext:value-type="float">
            <text:p>0.0146376806757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4537035918832" calcext:value-type="float">
            <text:p>0.01045370359188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668419280330179" calcext:value-type="float">
            <text:p>0.006684192803301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62679658241849" calcext:value-type="float">
            <text:p>0.002626796582418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50882617956927" calcext:value-type="float">
            <text:p>0.002508826179569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7792033773401" calcext:value-type="float">
            <text:p>0.001177920337734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650787646519935" calcext:value-type="float">
            <text:p>0.0006507876465199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99228501001359" calcext:value-type="float">
            <text:p>0.000599228501001359</text:p>
          </table:table-cell>
        </table:table-row>
        <table:table-row table:style-name="ro1">
          <table:table-cell office:value-type="string" calcext:value-type="string">
            <text:p>2023/09/20</text:p>
          </table:table-cell>
          <table:table-cell office:value-type="float" office:value="5918025.666364" calcext:value-type="float">
            <text:p>5918025.666364</text:p>
          </table:table-cell>
          <table:table-cell office:value-type="float" office:value="0.145318734402918" calcext:value-type="float">
            <text:p>0.1453187344029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17464588731178" calcext:value-type="float">
            <text:p>0.117464588731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2477888661975" calcext:value-type="float">
            <text:p>0.112477888661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446834064717" calcext:value-type="float">
            <text:p>0.100446834064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4876362807661" calcext:value-type="float">
            <text:p>0.08448763628076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98716131547387" calcext:value-type="float">
            <text:p>0.0698716131547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8716131547387" calcext:value-type="float">
            <text:p>0.06987161315473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39426552531557" calcext:value-type="float">
            <text:p>0.05394265525315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8930264320208" calcext:value-type="float">
            <text:p>0.0408930264320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5609943584182" calcext:value-type="float">
            <text:p>0.03956099435841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7215751251582" calcext:value-type="float">
            <text:p>0.0367215751251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7915094110881" calcext:value-type="float">
            <text:p>0.03379150941108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81951901710014" calcext:value-type="float">
            <text:p>0.028195190171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1683753167925" calcext:value-type="float">
            <text:p>0.01016837531679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1654782695395" calcext:value-type="float">
            <text:p>0.01016547826953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79292021421241" calcext:value-type="float">
            <text:p>0.00879292021421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99379046887938" calcext:value-type="float">
            <text:p>0.006993790468879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2200530422158" calcext:value-type="float">
            <text:p>0.00612200530422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0057830083452" calcext:value-type="float">
            <text:p>0.00600578300834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70530047854767" calcext:value-type="float">
            <text:p>0.00470530047854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2589633255519" calcext:value-type="float">
            <text:p>0.002425896332555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18538041555094" calcext:value-type="float">
            <text:p>0.002185380415550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18538041555094" calcext:value-type="float">
            <text:p>0.00218538041555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02770327073842" calcext:value-type="float">
            <text:p>0.002027703270738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7021230682892" calcext:value-type="float">
            <text:p>0.00197021230682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5650395281319" calcext:value-type="float">
            <text:p>0.0011565039528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0503721089502" calcext:value-type="float">
            <text:p>0.0010503721089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00103893460124" calcext:value-type="float">
            <text:p>0.00100103893460124</text:p>
          </table:table-cell>
        </table:table-row>
        <table:table-row table:style-name="ro1">
          <table:table-cell office:value-type="string" calcext:value-type="string">
            <text:p>2023/09/21</text:p>
          </table:table-cell>
          <table:table-cell office:value-type="float" office:value="3357348.294864" calcext:value-type="float">
            <text:p>3357348.294864</text:p>
          </table:table-cell>
          <table:table-cell office:value-type="float" office:value="0.232326208512006" calcext:value-type="float">
            <text:p>0.232326208512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16682266954334" calcext:value-type="float">
            <text:p>0.116682266954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45833856992974" calcext:value-type="float">
            <text:p>0.0945833856992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78273488786019" calcext:value-type="float">
            <text:p>0.0878273488786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52582448435649" calcext:value-type="float">
            <text:p>0.0752582448435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5422678446419" calcext:value-type="float">
            <text:p>0.0635422678446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6809125542682" calcext:value-type="float">
            <text:p>0.0596809125542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564567759003" calcext:value-type="float">
            <text:p>0.059564567759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3636574037373" calcext:value-type="float">
            <text:p>0.0323636574037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2657317693504" calcext:value-type="float">
            <text:p>0.0202657317693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128889373273" calcext:value-type="float">
            <text:p>0.019128889373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775029574943" calcext:value-type="float">
            <text:p>0.014775029574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4733536208725" calcext:value-type="float">
            <text:p>0.0144733536208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9122284873396" calcext:value-type="float">
            <text:p>0.0119122284873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75921632706" calcext:value-type="float">
            <text:p>0.00875921632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69308675678593" calcext:value-type="float">
            <text:p>0.00869308675678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43549221965578" calcext:value-type="float">
            <text:p>0.00843549221965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43549221965578" calcext:value-type="float">
            <text:p>0.00843549221965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43523062928064" calcext:value-type="float">
            <text:p>0.00843523062928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25851043587456" calcext:value-type="float">
            <text:p>0.00825851043587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10028748033176" calcext:value-type="float">
            <text:p>0.00810028748033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37541951116838" calcext:value-type="float">
            <text:p>0.00537541951116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76566581563087" calcext:value-type="float">
            <text:p>0.00476566581563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19671441939884" calcext:value-type="float">
            <text:p>0.00419671441939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19671441939884" calcext:value-type="float">
            <text:p>0.00419671441939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6329342021503" calcext:value-type="float">
            <text:p>0.00326329342021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311651134143" calcext:value-type="float">
            <text:p>0.0028311651134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311651134143" calcext:value-type="float">
            <text:p>0.0028311651134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2598493071046" calcext:value-type="float">
            <text:p>0.00232598493071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2598493071046" calcext:value-type="float">
            <text:p>0.00232598493071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0539083831149" calcext:value-type="float">
            <text:p>0.00230539083831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0539083831149" calcext:value-type="float">
            <text:p>0.00230539083831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7570130543803" calcext:value-type="float">
            <text:p>0.00177570130543803</text:p>
          </table:table-cell>
        </table:table-row>
        <table:table-row table:style-name="ro1">
          <table:table-cell office:value-type="string" calcext:value-type="string">
            <text:p>2023/09/22</text:p>
          </table:table-cell>
          <table:table-cell office:value-type="float" office:value="5815031.255278" calcext:value-type="float">
            <text:p>5815031.255278</text:p>
          </table:table-cell>
          <table:table-cell office:value-type="float" office:value="0.39433698192399" calcext:value-type="float">
            <text:p>0.394336981923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71968121253407" calcext:value-type="float">
            <text:p>0.1719681212534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1167932143659" calcext:value-type="float">
            <text:p>0.1111679321436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11167932143659" calcext:value-type="float">
            <text:p>0.1111679321436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57491820974368" calcext:value-type="float">
            <text:p>0.04574918209743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57453878272032" calcext:value-type="float">
            <text:p>0.04574538782720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92807395395264" calcext:value-type="float">
            <text:p>0.02928073953952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9105394652244" calcext:value-type="float">
            <text:p>0.0291053946522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06156427605081" calcext:value-type="float">
            <text:p>0.02061564276050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719983813706926" calcext:value-type="float">
            <text:p>0.007199838137069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710462217421481" calcext:value-type="float">
            <text:p>0.007104622174214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656991951596542" calcext:value-type="float">
            <text:p>0.006569919515965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558428925391008" calcext:value-type="float">
            <text:p>0.005584289253910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45951864428285" calcext:value-type="float">
            <text:p>0.004459518644282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420557813129607" calcext:value-type="float">
            <text:p>0.004205578131296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65984977913258" calcext:value-type="float">
            <text:p>0.002659849779132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160206741770208" calcext:value-type="float">
            <text:p>0.001602067417702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47700260479322" calcext:value-type="float">
            <text:p>0.00147700260479322</text:p>
          </table:table-cell>
        </table:table-row>
        <table:table-row table:style-name="ro1">
          <table:table-cell office:value-type="string" calcext:value-type="string">
            <text:p>2023/09/23</text:p>
          </table:table-cell>
          <table:table-cell office:value-type="float" office:value="2036019.334799" calcext:value-type="float">
            <text:p>2036019.334799</text:p>
          </table:table-cell>
          <table:table-cell office:value-type="float" office:value="0.100776637133584" calcext:value-type="float">
            <text:p>0.10077663713358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00776637133584" calcext:value-type="float">
            <text:p>0.100776637133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92350393961" calcext:value-type="float">
            <text:p>0.0992350393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82270976418521" calcext:value-type="float">
            <text:p>0.09822709764185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82207813953508" calcext:value-type="float">
            <text:p>0.0982207813953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82207813953507" calcext:value-type="float">
            <text:p>0.0982207813953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0106198097904" calcext:value-type="float">
            <text:p>0.0650106198097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0106198097904" calcext:value-type="float">
            <text:p>0.0650106198097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2900341470796" calcext:value-type="float">
            <text:p>0.0629003414707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28541842470439" calcext:value-type="float">
            <text:p>0.0628541842470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9723737142258" calcext:value-type="float">
            <text:p>0.01497237371422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7597174085612" calcext:value-type="float">
            <text:p>0.01475971740856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7597174085612" calcext:value-type="float">
            <text:p>0.0147597174085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7346341398873" calcext:value-type="float">
            <text:p>0.01473463413988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7346341398873" calcext:value-type="float">
            <text:p>0.01473463413988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034195068059" calcext:value-type="float">
            <text:p>0.0123034195068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3034195068059" calcext:value-type="float">
            <text:p>0.0123034195068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33257836761936" calcext:value-type="float">
            <text:p>0.009332578367619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10912523914265" calcext:value-type="float">
            <text:p>0.009109125239142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7816052796793" calcext:value-type="float">
            <text:p>0.0087816052796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6887880287171" calcext:value-type="float">
            <text:p>0.004568878802871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99110050730545" calcext:value-type="float">
            <text:p>0.00399110050730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99110050730545" calcext:value-type="float">
            <text:p>0.00399110050730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34333600535" calcext:value-type="float">
            <text:p>0.0026343336005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634333600535" calcext:value-type="float">
            <text:p>0.0026343336005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7814441851467" calcext:value-type="float">
            <text:p>0.00257814441851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7814441851467" calcext:value-type="float">
            <text:p>0.00257814441851467</text:p>
          </table:table-cell>
        </table:table-row>
        <table:table-row table:style-name="ro1">
          <table:table-cell office:value-type="string" calcext:value-type="string">
            <text:p>2023/09/24</text:p>
          </table:table-cell>
          <table:table-cell office:value-type="float" office:value="3064980.779087" calcext:value-type="float">
            <text:p>3064980.779087</text:p>
          </table:table-cell>
          <table:table-cell office:value-type="float" office:value="0.526130434488518" calcext:value-type="float">
            <text:p>0.52613043448851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252238843935032" calcext:value-type="float">
            <text:p>0.2522388439350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690098627838723" calcext:value-type="float">
            <text:p>0.06900986278387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304439547147162" calcext:value-type="float">
            <text:p>0.03044395471471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297202085447121" calcext:value-type="float">
            <text:p>0.02972020854471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293668798134558" calcext:value-type="float">
            <text:p>0.029366879813455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238524198744819" calcext:value-type="float">
            <text:p>0.023852419874481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1656515878916" calcext:value-type="float">
            <text:p>0.0116565158789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11622431088103" calcext:value-type="float">
            <text:p>0.01116224310881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34482404586367" calcext:value-type="float">
            <text:p>0.003344824045863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3285524397445" calcext:value-type="float">
            <text:p>0.00332855243974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30400603785075" calcext:value-type="float">
            <text:p>0.003304006037850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30400603785075" calcext:value-type="float">
            <text:p>0.003304006037850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13724829617501" calcext:value-type="float">
            <text:p>0.00313724829617501</text:p>
          </table:table-cell>
        </table:table-row>
        <table:table-row table:style-name="ro1">
          <table:table-cell office:value-type="string" calcext:value-type="string">
            <text:p>2023/09/25</text:p>
          </table:table-cell>
          <table:table-cell office:value-type="float" office:value="5333600.169492" calcext:value-type="float">
            <text:p>5333600.169492</text:p>
          </table:table-cell>
          <table:table-cell office:value-type="float" office:value="0.317365215278449" calcext:value-type="float">
            <text:p>0.3173652152784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90198924143844" calcext:value-type="float">
            <text:p>0.290198924143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17477556508417" calcext:value-type="float">
            <text:p>0.0717477556508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69754940843313" calcext:value-type="float">
            <text:p>0.06697549408433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3574301785673" calcext:value-type="float">
            <text:p>0.06135743017856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35580275999" calcext:value-type="float">
            <text:p>0.0613558027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8283369207048" calcext:value-type="float">
            <text:p>0.0218283369207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7072626970137" calcext:value-type="float">
            <text:p>0.02170726269701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63451910078786" calcext:value-type="float">
            <text:p>0.01634519100787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63350055893482" calcext:value-type="float">
            <text:p>0.01633500558934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12179362043064" calcext:value-type="float">
            <text:p>0.00912179362043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36114233779306" calcext:value-type="float">
            <text:p>0.00836114233779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28231111748434" calcext:value-type="float">
            <text:p>0.008282311117484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61806390576403" calcext:value-type="float">
            <text:p>0.005618063905764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89350089069118" calcext:value-type="float">
            <text:p>0.004893500890691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2727388022733" calcext:value-type="float">
            <text:p>0.00427273880227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7136212535977" calcext:value-type="float">
            <text:p>0.00187136212535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7136212535977" calcext:value-type="float">
            <text:p>0.00187136212535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0479542318535" calcext:value-type="float">
            <text:p>0.00180479542318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6514443260092" calcext:value-type="float">
            <text:p>0.001565144432600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8830410468437" calcext:value-type="float">
            <text:p>0.001488304104684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8743058437862" calcext:value-type="float">
            <text:p>0.001387430584378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0922524261192" calcext:value-type="float">
            <text:p>0.00110922524261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0922524261192" calcext:value-type="float">
            <text:p>0.00110922524261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05877830799939" calcext:value-type="float">
            <text:p>0.00105877830799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68403425803066" calcext:value-type="float">
            <text:p>0.000968403425803066</text:p>
          </table:table-cell>
        </table:table-row>
        <table:table-row table:style-name="ro1">
          <table:table-cell office:value-type="string" calcext:value-type="string">
            <text:p>2023/09/26</text:p>
          </table:table-cell>
          <table:table-cell office:value-type="float" office:value="4822502.414477" calcext:value-type="float">
            <text:p>4822502.414477</text:p>
          </table:table-cell>
          <table:table-cell office:value-type="float" office:value="0.34977338672477" calcext:value-type="float">
            <text:p>0.349773386724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5144147133809" calcext:value-type="float">
            <text:p>0.145144147133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5144147133809" calcext:value-type="float">
            <text:p>0.145144147133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3680611646563" calcext:value-type="float">
            <text:p>0.103680611646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7417144907012" calcext:value-type="float">
            <text:p>0.0337417144907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4013379126036" calcext:value-type="float">
            <text:p>0.0244013379126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4013356316302" calcext:value-type="float">
            <text:p>0.0244013356316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4013356316302" calcext:value-type="float">
            <text:p>0.0244013356316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4013356316302" calcext:value-type="float">
            <text:p>0.0244013356316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1112547790837" calcext:value-type="float">
            <text:p>0.0111112547790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1112547790837" calcext:value-type="float">
            <text:p>0.0111112547790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41761259956264" calcext:value-type="float">
            <text:p>0.00941761259956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97957041348552" calcext:value-type="float">
            <text:p>0.00897957041348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80866592673479" calcext:value-type="float">
            <text:p>0.00880866592673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65324398277689" calcext:value-type="float">
            <text:p>0.00865324398277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3336078902707" calcext:value-type="float">
            <text:p>0.00793336078902707</text:p>
          </table:table-cell>
          <table:table-cell office:value-type="float" office:value="0" calcext:value-type="float">
            <text:p>0</text:p>
          </table:table-cell>
          <table:table-cell office:value-type="float" office:value="0.00774336367108897" calcext:value-type="float">
            <text:p>0.00774336367108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74336367108897" calcext:value-type="float">
            <text:p>0.00774336367108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54222585877573" calcext:value-type="float">
            <text:p>0.00654222585877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7729621847159" calcext:value-type="float">
            <text:p>0.0047729621847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93986324256934" calcext:value-type="float">
            <text:p>0.00393986324256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93986324256934" calcext:value-type="float">
            <text:p>0.00393986324256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2691561788256" calcext:value-type="float">
            <text:p>0.00332691561788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05373826165245" calcext:value-type="float">
            <text:p>0.00305373826165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21185973157" calcext:value-type="float">
            <text:p>0.002321185973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7314562011195" calcext:value-type="float">
            <text:p>0.00217314562011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07361223293123" calcext:value-type="float">
            <text:p>0.00207361223293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07361223293123" calcext:value-type="float">
            <text:p>0.00207361223293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956641759491" calcext:value-type="float">
            <text:p>0.0019956641759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7373826786887" calcext:value-type="float">
            <text:p>0.00167373826786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3746729836656" calcext:value-type="float">
            <text:p>0.0016374672983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3447305236909" calcext:value-type="float">
            <text:p>0.00153447305236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7524509453559" calcext:value-type="float">
            <text:p>0.00117524509453559</text:p>
          </table:table-cell>
          <table:table-cell office:value-type="float" office:value="0" calcext:value-type="float">
            <text:p>0</text:p>
          </table:table-cell>
          <table:table-cell office:value-type="float" office:value="0.00117524509453559" calcext:value-type="float">
            <text:p>0.00117524509453559</text:p>
          </table:table-cell>
        </table:table-row>
        <table:table-row table:style-name="ro1">
          <table:table-cell office:value-type="string" calcext:value-type="string">
            <text:p>2023/09/27</text:p>
          </table:table-cell>
          <table:table-cell office:value-type="float" office:value="3275910.390739" calcext:value-type="float">
            <text:p>3275910.390739</text:p>
          </table:table-cell>
          <table:table-cell office:value-type="float" office:value="0.288858019674505" calcext:value-type="float">
            <text:p>0.288858019674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315519304075" calcext:value-type="float">
            <text:p>0.18315519304075</text:p>
          </table:table-cell>
          <table:table-cell office:value-type="float" office:value="0" calcext:value-type="float">
            <text:p>0</text:p>
          </table:table-cell>
          <table:table-cell office:value-type="float" office:value="0.113039282865263" calcext:value-type="float">
            <text:p>0.113039282865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650544265415" calcext:value-type="float">
            <text:p>0.110650544265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8956743961842" calcext:value-type="float">
            <text:p>0.0398956743961842</text:p>
          </table:table-cell>
          <table:table-cell office:value-type="float" office:value="0" calcext:value-type="float">
            <text:p>0</text:p>
          </table:table-cell>
          <table:table-cell office:value-type="float" office:value="0.0252725181232212" calcext:value-type="float">
            <text:p>0.0252725181232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4755586774923" calcext:value-type="float">
            <text:p>0.0234755586774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8309643454954" calcext:value-type="float">
            <text:p>0.0228309643454954</text:p>
          </table:table-cell>
          <table:table-cell office:value-type="float" office:value="0" calcext:value-type="float">
            <text:p>0</text:p>
          </table:table-cell>
          <table:table-cell office:value-type="float" office:value="0.01786583116115" calcext:value-type="float">
            <text:p>0.01786583116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0274271047496" calcext:value-type="float">
            <text:p>0.0170274271047496</text:p>
          </table:table-cell>
          <table:table-cell office:value-type="float" office:value="0" calcext:value-type="float">
            <text:p>0</text:p>
          </table:table-cell>
          <table:table-cell office:value-type="float" office:value="0.0170274270803289" calcext:value-type="float">
            <text:p>0.0170274270803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0274270803289" calcext:value-type="float">
            <text:p>0.0170274270803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1056424840283" calcext:value-type="float">
            <text:p>0.0121056424840283</text:p>
          </table:table-cell>
          <table:table-cell office:value-type="float" office:value="0" calcext:value-type="float">
            <text:p>0</text:p>
          </table:table-cell>
          <table:table-cell office:value-type="float" office:value="0.0090292828960219" calcext:value-type="float">
            <text:p>0.0090292828960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78989561867816" calcext:value-type="float">
            <text:p>0.00778989561867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78989561867816" calcext:value-type="float">
            <text:p>0.00778989561867816</text:p>
          </table:table-cell>
          <table:table-cell office:value-type="float" office:value="0" calcext:value-type="float">
            <text:p>0</text:p>
          </table:table-cell>
          <table:table-cell office:value-type="float" office:value="0.00753989474493166" calcext:value-type="float">
            <text:p>0.00753989474493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12924124115966" calcext:value-type="float">
            <text:p>0.00712924124115966</text:p>
          </table:table-cell>
          <table:table-cell office:value-type="float" office:value="0" calcext:value-type="float">
            <text:p>0</text:p>
          </table:table-cell>
          <table:table-cell office:value-type="float" office:value="0.00587216525958156" calcext:value-type="float">
            <text:p>0.00587216525958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78900501784541" calcext:value-type="float">
            <text:p>0.00578900501784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70832988376757" calcext:value-type="float">
            <text:p>0.00570832988376757</text:p>
          </table:table-cell>
          <table:table-cell office:value-type="float" office:value="0" calcext:value-type="float">
            <text:p>0</text:p>
          </table:table-cell>
          <table:table-cell office:value-type="float" office:value="0.00570832988376757" calcext:value-type="float">
            <text:p>0.00570832988376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96513318434533" calcext:value-type="float">
            <text:p>0.00496513318434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96513318434533" calcext:value-type="float">
            <text:p>0.00496513318434533</text:p>
          </table:table-cell>
          <table:table-cell office:value-type="float" office:value="0" calcext:value-type="float">
            <text:p>0</text:p>
          </table:table-cell>
          <table:table-cell office:value-type="float" office:value="0.00390403639737991" calcext:value-type="float">
            <text:p>0.00390403639737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4751753314177" calcext:value-type="float">
            <text:p>0.00334751753314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05258655067919" calcext:value-type="float">
            <text:p>0.00305258655067919</text:p>
          </table:table-cell>
          <table:table-cell office:value-type="float" office:value="0" calcext:value-type="float">
            <text:p>0</text:p>
          </table:table-cell>
          <table:table-cell office:value-type="float" office:value="0.00305258655067919" calcext:value-type="float">
            <text:p>0.00305258655067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05258655067919" calcext:value-type="float">
            <text:p>0.00305258655067919</text:p>
          </table:table-cell>
          <table:table-cell office:value-type="float" office:value="0" calcext:value-type="float">
            <text:p>0</text:p>
          </table:table-cell>
          <table:table-cell office:value-type="float" office:value="0.00305258655067919" calcext:value-type="float">
            <text:p>0.00305258655067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04420052275922" calcext:value-type="float">
            <text:p>0.00304420052275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5639163649076" calcext:value-type="float">
            <text:p>0.00285639163649076</text:p>
          </table:table-cell>
          <table:table-cell office:value-type="float" office:value="0" calcext:value-type="float">
            <text:p>0</text:p>
          </table:table-cell>
          <table:table-cell office:value-type="float" office:value="0.00273664384268391" calcext:value-type="float">
            <text:p>0.00273664384268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3664384268391" calcext:value-type="float">
            <text:p>0.00273664384268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5960918648027" calcext:value-type="float">
            <text:p>0.00225960918648027</text:p>
          </table:table-cell>
          <table:table-cell office:value-type="float" office:value="0" calcext:value-type="float">
            <text:p>0</text:p>
          </table:table-cell>
          <table:table-cell office:value-type="float" office:value="0.00225952456481271" calcext:value-type="float">
            <text:p>0.00225952456481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06363471940851" calcext:value-type="float">
            <text:p>0.00206363471940851</text:p>
          </table:table-cell>
          <table:table-cell office:value-type="float" office:value="0" calcext:value-type="float">
            <text:p>0</text:p>
          </table:table-cell>
          <table:table-cell office:value-type="float" office:value="0.00206363471940851" calcext:value-type="float">
            <text:p>0.00206363471940851</text:p>
          </table:table-cell>
        </table:table-row>
        <table:table-row table:style-name="ro1">
          <table:table-cell office:value-type="string" calcext:value-type="string">
            <text:p>2023/09/28</text:p>
          </table:table-cell>
          <table:table-cell office:value-type="float" office:value="4396687.80453" calcext:value-type="float">
            <text:p>4396687.80453</text:p>
          </table:table-cell>
          <table:table-cell office:value-type="float" office:value="0.200150667757969" calcext:value-type="float">
            <text:p>0.2001506677579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36525823571448" calcext:value-type="float">
            <text:p>0.136525823571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3244338041697" calcext:value-type="float">
            <text:p>0.113244338041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3244338041697" calcext:value-type="float">
            <text:p>0.113244338041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48657054839" calcext:value-type="float">
            <text:p>0.04548657054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544662600743" calcext:value-type="float">
            <text:p>0.041544662600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5179179257425" calcext:value-type="float">
            <text:p>0.0385179179257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5206311293155" calcext:value-type="float">
            <text:p>0.0365206311293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0014511503486" calcext:value-type="float">
            <text:p>0.0320014511503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7079213753779" calcext:value-type="float">
            <text:p>0.0277079213753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9954825488656" calcext:value-type="float">
            <text:p>0.0269954825488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8010864629941" calcext:value-type="float">
            <text:p>0.0268010864629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517193487788" calcext:value-type="float">
            <text:p>0.022517193487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5169501227715" calcext:value-type="float">
            <text:p>0.0225169501227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439909954502" calcext:value-type="float">
            <text:p>0.015439909954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5252975463167" calcext:value-type="float">
            <text:p>0.0125252975463167</text:p>
          </table:table-cell>
          <table:table-cell office:value-type="float" office:value="0" calcext:value-type="float">
            <text:p>0</text:p>
          </table:table-cell>
          <table:table-cell office:value-type="float" office:value="0.0125252975463167" calcext:value-type="float">
            <text:p>0.0125252975463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4430753869226" calcext:value-type="float">
            <text:p>0.0114430753869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09154158246472" calcext:value-type="float">
            <text:p>0.00909154158246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03808315865806" calcext:value-type="float">
            <text:p>0.00903808315865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3161346518299" calcext:value-type="float">
            <text:p>0.0073161346518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0339002455435" calcext:value-type="float">
            <text:p>0.00450339002455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0339002455435" calcext:value-type="float">
            <text:p>0.00450339002455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27778192270589" calcext:value-type="float">
            <text:p>0.00427778192270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8421516887679" calcext:value-type="float">
            <text:p>0.00318421516887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6872491734477" calcext:value-type="float">
            <text:p>0.00316872491734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926024692717" calcext:value-type="float">
            <text:p>0.0028926024692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0925956518319" calcext:value-type="float">
            <text:p>0.00280925956518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0925956518319" calcext:value-type="float">
            <text:p>0.00280925956518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9131142261414" calcext:value-type="float">
            <text:p>0.00269131142261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4885367329463" calcext:value-type="float">
            <text:p>0.00234885367329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9086492883924" calcext:value-type="float">
            <text:p>0.00219086492883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243167684677" calcext:value-type="float">
            <text:p>0.00178243167684677</text:p>
          </table:table-cell>
          <table:table-cell office:value-type="float" office:value="0" calcext:value-type="float">
            <text:p>0</text:p>
          </table:table-cell>
          <table:table-cell office:value-type="float" office:value="0.0016835400485733" calcext:value-type="float">
            <text:p>0.0016835400485733</text:p>
          </table:table-cell>
        </table:table-row>
        <table:table-row table:style-name="ro1">
          <table:table-cell office:value-type="string" calcext:value-type="string">
            <text:p>2023/09/29</text:p>
          </table:table-cell>
          <table:table-cell office:value-type="float" office:value="1952341.145741" calcext:value-type="float">
            <text:p>1952341.145741</text:p>
          </table:table-cell>
          <table:table-cell office:value-type="float" office:value="0.327811561722268" calcext:value-type="float">
            <text:p>0.3278115617222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76880533944252" calcext:value-type="float">
            <text:p>0.176880533944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3331381711182" calcext:value-type="float">
            <text:p>0.04933313817111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3331381711182" calcext:value-type="float">
            <text:p>0.0493331381711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5602276571833" calcext:value-type="float">
            <text:p>0.03956022765718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1728123970854" calcext:value-type="float">
            <text:p>0.0361728123970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6519056330516" calcext:value-type="float">
            <text:p>0.0336519056330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6519056330516" calcext:value-type="float">
            <text:p>0.0336519056330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0042598260638" calcext:value-type="float">
            <text:p>0.0220042598260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5911213558643" calcext:value-type="float">
            <text:p>0.02059112135586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5577704661384" calcext:value-type="float">
            <text:p>0.0195577704661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0102944257282" calcext:value-type="float">
            <text:p>0.01901029442572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9701442193102" calcext:value-type="float">
            <text:p>0.0189701442193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7949939384559" calcext:value-type="float">
            <text:p>0.01879499393845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9757448476875" calcext:value-type="float">
            <text:p>0.01597574484768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9757448476875" calcext:value-type="float">
            <text:p>0.0159757448476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9385976512776" calcext:value-type="float">
            <text:p>0.01593859765127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0994825930139" calcext:value-type="float">
            <text:p>0.0140994825930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0994825930139" calcext:value-type="float">
            <text:p>0.01409948259301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9747530831174" calcext:value-type="float">
            <text:p>0.0129747530831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7077932694317" calcext:value-type="float">
            <text:p>0.0107077932694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45611873813934" calcext:value-type="float">
            <text:p>0.007456118738139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17087791267457" calcext:value-type="float">
            <text:p>0.00717087791267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15295470873334" calcext:value-type="float">
            <text:p>0.00515295470873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15295470873334" calcext:value-type="float">
            <text:p>0.00515295470873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1257545381356" calcext:value-type="float">
            <text:p>0.00351257545381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8741525753683" calcext:value-type="float">
            <text:p>0.00338741525753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07169677445074" calcext:value-type="float">
            <text:p>0.00307169677445074</text:p>
          </table:table-cell>
        </table:table-row>
      </table:table>
      <table:table table:name="price" table:style-name="ta1">
        <table:table-column table:style-name="co9" table:default-cell-style-name="ce1"/>
        <table:table-column table:style-name="co8" table:default-cell-style-name="Default"/>
        <table:table-column table:style-name="co8" table:default-cell-style-name="ce1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rice</text:p>
          </table:table-cell>
          <table:table-cell table:style-name="Default"/>
        </table:table-row>
        <table:table-row table:style-name="ro1">
          <table:table-cell table:formula="of:=DATE(LEFT([.C2];4);RIGHT(LEFT([.C2];7);2);RIGHT(LEFT([.C2];10);2))" office:value-type="date" office:date-value="2023-06-01" calcext:value-type="date">
            <text:p>01/06/23</text:p>
          </table:table-cell>
          <table:table-cell office:value-type="float" office:value="0.187098258514477" calcext:value-type="float">
            <text:p>0.187098258514477</text:p>
          </table:table-cell>
          <table:table-cell office:value-type="string" calcext:value-type="string">
            <text:p>2023-06-01 00:00:00 UTC</text:p>
          </table:table-cell>
        </table:table-row>
        <table:table-row table:style-name="ro1">
          <table:table-cell table:formula="of:=DATE(LEFT([.C3];4);RIGHT(LEFT([.C3];7);2);RIGHT(LEFT([.C3];10);2))" office:value-type="date" office:date-value="2023-06-02" calcext:value-type="date">
            <text:p>02/06/23</text:p>
          </table:table-cell>
          <table:table-cell office:value-type="float" office:value="0.186909423095936" calcext:value-type="float">
            <text:p>0.186909423095936</text:p>
          </table:table-cell>
          <table:table-cell office:value-type="string" calcext:value-type="string">
            <text:p>2023-06-02 00:00:00 UTC</text:p>
          </table:table-cell>
        </table:table-row>
        <table:table-row table:style-name="ro1">
          <table:table-cell table:formula="of:=DATE(LEFT([.C4];4);RIGHT(LEFT([.C4];7);2);RIGHT(LEFT([.C4];10);2))" office:value-type="date" office:date-value="2023-06-03" calcext:value-type="date">
            <text:p>03/06/23</text:p>
          </table:table-cell>
          <table:table-cell office:value-type="float" office:value="0.190938752100857" calcext:value-type="float">
            <text:p>0.190938752100857</text:p>
          </table:table-cell>
          <table:table-cell office:value-type="string" calcext:value-type="string">
            <text:p>2023-06-03 00:00:00 UTC</text:p>
          </table:table-cell>
        </table:table-row>
        <table:table-row table:style-name="ro1">
          <table:table-cell table:formula="of:=DATE(LEFT([.C5];4);RIGHT(LEFT([.C5];7);2);RIGHT(LEFT([.C5];10);2))" office:value-type="date" office:date-value="2023-06-04" calcext:value-type="date">
            <text:p>04/06/23</text:p>
          </table:table-cell>
          <table:table-cell office:value-type="float" office:value="0.186994480404921" calcext:value-type="float">
            <text:p>0.186994480404921</text:p>
          </table:table-cell>
          <table:table-cell office:value-type="string" calcext:value-type="string">
            <text:p>2023-06-04 00:00:00 UTC</text:p>
          </table:table-cell>
        </table:table-row>
        <table:table-row table:style-name="ro1">
          <table:table-cell table:formula="of:=DATE(LEFT([.C6];4);RIGHT(LEFT([.C6];7);2);RIGHT(LEFT([.C6];10);2))" office:value-type="date" office:date-value="2023-06-05" calcext:value-type="date">
            <text:p>05/06/23</text:p>
          </table:table-cell>
          <table:table-cell office:value-type="float" office:value="0.188202582415405" calcext:value-type="float">
            <text:p>0.188202582415405</text:p>
          </table:table-cell>
          <table:table-cell office:value-type="string" calcext:value-type="string">
            <text:p>2023-06-05 00:00:00 UTC</text:p>
          </table:table-cell>
        </table:table-row>
        <table:table-row table:style-name="ro1">
          <table:table-cell table:formula="of:=DATE(LEFT([.C7];4);RIGHT(LEFT([.C7];7);2);RIGHT(LEFT([.C7];10);2))" office:value-type="date" office:date-value="2023-06-06" calcext:value-type="date">
            <text:p>06/06/23</text:p>
          </table:table-cell>
          <table:table-cell office:value-type="float" office:value="0.167812280037711" calcext:value-type="float">
            <text:p>0.167812280037711</text:p>
          </table:table-cell>
          <table:table-cell office:value-type="string" calcext:value-type="string">
            <text:p>2023-06-06 00:00:00 UTC</text:p>
          </table:table-cell>
        </table:table-row>
        <table:table-row table:style-name="ro1">
          <table:table-cell table:formula="of:=DATE(LEFT([.C8];4);RIGHT(LEFT([.C8];7);2);RIGHT(LEFT([.C8];10);2))" office:value-type="date" office:date-value="2023-06-07" calcext:value-type="date">
            <text:p>07/06/23</text:p>
          </table:table-cell>
          <table:table-cell office:value-type="float" office:value="0.174315123870787" calcext:value-type="float">
            <text:p>0.174315123870787</text:p>
          </table:table-cell>
          <table:table-cell office:value-type="string" calcext:value-type="string">
            <text:p>2023-06-07 00:00:00 UTC</text:p>
          </table:table-cell>
        </table:table-row>
        <table:table-row table:style-name="ro1">
          <table:table-cell table:formula="of:=DATE(LEFT([.C9];4);RIGHT(LEFT([.C9];7);2);RIGHT(LEFT([.C9];10);2))" office:value-type="date" office:date-value="2023-06-08" calcext:value-type="date">
            <text:p>08/06/23</text:p>
          </table:table-cell>
          <table:table-cell office:value-type="float" office:value="0.16375473222798" calcext:value-type="float">
            <text:p>0.16375473222798</text:p>
          </table:table-cell>
          <table:table-cell office:value-type="string" calcext:value-type="string">
            <text:p>2023-06-08 00:00:00 UTC</text:p>
          </table:table-cell>
        </table:table-row>
        <table:table-row table:style-name="ro1">
          <table:table-cell table:formula="of:=DATE(LEFT([.C10];4);RIGHT(LEFT([.C10];7);2);RIGHT(LEFT([.C10];10);2))" office:value-type="date" office:date-value="2023-06-09" calcext:value-type="date">
            <text:p>09/06/23</text:p>
          </table:table-cell>
          <table:table-cell office:value-type="float" office:value="0.166980009862699" calcext:value-type="float">
            <text:p>0.166980009862699</text:p>
          </table:table-cell>
          <table:table-cell office:value-type="string" calcext:value-type="string">
            <text:p>2023-06-09 00:00:00 UTC</text:p>
          </table:table-cell>
        </table:table-row>
        <table:table-row table:style-name="ro1">
          <table:table-cell table:formula="of:=DATE(LEFT([.C11];4);RIGHT(LEFT([.C11];7);2);RIGHT(LEFT([.C11];10);2))" office:value-type="date" office:date-value="2023-06-10" calcext:value-type="date">
            <text:p>10/06/23</text:p>
          </table:table-cell>
          <table:table-cell office:value-type="float" office:value="0.165110365368409" calcext:value-type="float">
            <text:p>0.165110365368409</text:p>
          </table:table-cell>
          <table:table-cell office:value-type="string" calcext:value-type="string">
            <text:p>2023-06-10 00:00:00 UTC</text:p>
          </table:table-cell>
        </table:table-row>
        <table:table-row table:style-name="ro1">
          <table:table-cell table:formula="of:=DATE(LEFT([.C12];4);RIGHT(LEFT([.C12];7);2);RIGHT(LEFT([.C12];10);2))" office:value-type="date" office:date-value="2023-06-11" calcext:value-type="date">
            <text:p>11/06/23</text:p>
          </table:table-cell>
          <table:table-cell office:value-type="float" office:value="0.135488550196593" calcext:value-type="float">
            <text:p>0.135488550196593</text:p>
          </table:table-cell>
          <table:table-cell office:value-type="string" calcext:value-type="string">
            <text:p>2023-06-11 00:00:00 UTC</text:p>
          </table:table-cell>
        </table:table-row>
        <table:table-row table:style-name="ro1">
          <table:table-cell table:formula="of:=DATE(LEFT([.C13];4);RIGHT(LEFT([.C13];7);2);RIGHT(LEFT([.C13];10);2))" office:value-type="date" office:date-value="2023-06-12" calcext:value-type="date">
            <text:p>12/06/23</text:p>
          </table:table-cell>
          <table:table-cell office:value-type="float" office:value="0.133554233171511" calcext:value-type="float">
            <text:p>0.133554233171511</text:p>
          </table:table-cell>
          <table:table-cell office:value-type="string" calcext:value-type="string">
            <text:p>2023-06-12 00:00:00 UTC</text:p>
          </table:table-cell>
        </table:table-row>
        <table:table-row table:style-name="ro1">
          <table:table-cell table:formula="of:=DATE(LEFT([.C14];4);RIGHT(LEFT([.C14];7);2);RIGHT(LEFT([.C14];10);2))" office:value-type="date" office:date-value="2023-06-13" calcext:value-type="date">
            <text:p>13/06/23</text:p>
          </table:table-cell>
          <table:table-cell office:value-type="float" office:value="0.136956518900338" calcext:value-type="float">
            <text:p>0.136956518900338</text:p>
          </table:table-cell>
          <table:table-cell office:value-type="string" calcext:value-type="string">
            <text:p>2023-06-13 00:00:00 UTC</text:p>
          </table:table-cell>
        </table:table-row>
        <table:table-row table:style-name="ro1">
          <table:table-cell table:formula="of:=DATE(LEFT([.C15];4);RIGHT(LEFT([.C15];7);2);RIGHT(LEFT([.C15];10);2))" office:value-type="date" office:date-value="2023-06-14" calcext:value-type="date">
            <text:p>14/06/23</text:p>
          </table:table-cell>
          <table:table-cell office:value-type="float" office:value="0.139999186879018" calcext:value-type="float">
            <text:p>0.139999186879018</text:p>
          </table:table-cell>
          <table:table-cell office:value-type="string" calcext:value-type="string">
            <text:p>2023-06-14 00:00:00 UTC</text:p>
          </table:table-cell>
        </table:table-row>
        <table:table-row table:style-name="ro1">
          <table:table-cell table:formula="of:=DATE(LEFT([.C16];4);RIGHT(LEFT([.C16];7);2);RIGHT(LEFT([.C16];10);2))" office:value-type="date" office:date-value="2023-06-15" calcext:value-type="date">
            <text:p>15/06/23</text:p>
          </table:table-cell>
          <table:table-cell office:value-type="float" office:value="0.132278296645174" calcext:value-type="float">
            <text:p>0.132278296645174</text:p>
          </table:table-cell>
          <table:table-cell office:value-type="string" calcext:value-type="string">
            <text:p>2023-06-15 00:00:00 UTC</text:p>
          </table:table-cell>
        </table:table-row>
        <table:table-row table:style-name="ro1">
          <table:table-cell table:formula="of:=DATE(LEFT([.C17];4);RIGHT(LEFT([.C17];7);2);RIGHT(LEFT([.C17];10);2))" office:value-type="date" office:date-value="2023-06-16" calcext:value-type="date">
            <text:p>16/06/23</text:p>
          </table:table-cell>
          <table:table-cell office:value-type="float" office:value="0.13691803817335" calcext:value-type="float">
            <text:p>0.13691803817335</text:p>
          </table:table-cell>
          <table:table-cell office:value-type="string" calcext:value-type="string">
            <text:p>2023-06-16 00:00:00 UTC</text:p>
          </table:table-cell>
        </table:table-row>
        <table:table-row table:style-name="ro1">
          <table:table-cell table:formula="of:=DATE(LEFT([.C18];4);RIGHT(LEFT([.C18];7);2);RIGHT(LEFT([.C18];10);2))" office:value-type="date" office:date-value="2023-06-17" calcext:value-type="date">
            <text:p>17/06/23</text:p>
          </table:table-cell>
          <table:table-cell office:value-type="float" office:value="0.142447267395162" calcext:value-type="float">
            <text:p>0.142447267395162</text:p>
          </table:table-cell>
          <table:table-cell office:value-type="string" calcext:value-type="string">
            <text:p>2023-06-17 00:00:00 UTC</text:p>
          </table:table-cell>
        </table:table-row>
        <table:table-row table:style-name="ro1">
          <table:table-cell table:formula="of:=DATE(LEFT([.C19];4);RIGHT(LEFT([.C19];7);2);RIGHT(LEFT([.C19];10);2))" office:value-type="date" office:date-value="2023-06-18" calcext:value-type="date">
            <text:p>18/06/23</text:p>
          </table:table-cell>
          <table:table-cell office:value-type="float" office:value="0.144789263320067" calcext:value-type="float">
            <text:p>0.144789263320067</text:p>
          </table:table-cell>
          <table:table-cell office:value-type="string" calcext:value-type="string">
            <text:p>2023-06-18 00:00:00 UTC</text:p>
          </table:table-cell>
        </table:table-row>
        <table:table-row table:style-name="ro1">
          <table:table-cell table:formula="of:=DATE(LEFT([.C20];4);RIGHT(LEFT([.C20];7);2);RIGHT(LEFT([.C20];10);2))" office:value-type="date" office:date-value="2023-06-19" calcext:value-type="date">
            <text:p>19/06/23</text:p>
          </table:table-cell>
          <table:table-cell office:value-type="float" office:value="0.139585514608106" calcext:value-type="float">
            <text:p>0.139585514608106</text:p>
          </table:table-cell>
          <table:table-cell office:value-type="string" calcext:value-type="string">
            <text:p>2023-06-19 00:00:00 UTC</text:p>
          </table:table-cell>
        </table:table-row>
        <table:table-row table:style-name="ro1">
          <table:table-cell table:formula="of:=DATE(LEFT([.C21];4);RIGHT(LEFT([.C21];7);2);RIGHT(LEFT([.C21];10);2))" office:value-type="date" office:date-value="2023-06-20" calcext:value-type="date">
            <text:p>20/06/23</text:p>
          </table:table-cell>
          <table:table-cell office:value-type="float" office:value="0.145557873685806" calcext:value-type="float">
            <text:p>0.145557873685806</text:p>
          </table:table-cell>
          <table:table-cell office:value-type="string" calcext:value-type="string">
            <text:p>2023-06-20 00:00:00 UTC</text:p>
          </table:table-cell>
        </table:table-row>
        <table:table-row table:style-name="ro1">
          <table:table-cell table:formula="of:=DATE(LEFT([.C22];4);RIGHT(LEFT([.C22];7);2);RIGHT(LEFT([.C22];10);2))" office:value-type="date" office:date-value="2023-06-21" calcext:value-type="date">
            <text:p>21/06/23</text:p>
          </table:table-cell>
          <table:table-cell office:value-type="float" office:value="0.15133241744562" calcext:value-type="float">
            <text:p>0.15133241744562</text:p>
          </table:table-cell>
          <table:table-cell office:value-type="string" calcext:value-type="string">
            <text:p>2023-06-21 00:00:00 UTC</text:p>
          </table:table-cell>
        </table:table-row>
        <table:table-row table:style-name="ro1">
          <table:table-cell table:formula="of:=DATE(LEFT([.C23];4);RIGHT(LEFT([.C23];7);2);RIGHT(LEFT([.C23];10);2))" office:value-type="date" office:date-value="2023-06-22" calcext:value-type="date">
            <text:p>22/06/23</text:p>
          </table:table-cell>
          <table:table-cell office:value-type="float" office:value="0.156233319750789" calcext:value-type="float">
            <text:p>0.156233319750789</text:p>
          </table:table-cell>
          <table:table-cell office:value-type="string" calcext:value-type="string">
            <text:p>2023-06-22 00:00:00 UTC</text:p>
          </table:table-cell>
        </table:table-row>
        <table:table-row table:style-name="ro1">
          <table:table-cell table:formula="of:=DATE(LEFT([.C24];4);RIGHT(LEFT([.C24];7);2);RIGHT(LEFT([.C24];10);2))" office:value-type="date" office:date-value="2023-06-23" calcext:value-type="date">
            <text:p>23/06/23</text:p>
          </table:table-cell>
          <table:table-cell office:value-type="float" office:value="0.154305271481872" calcext:value-type="float">
            <text:p>0.154305271481872</text:p>
          </table:table-cell>
          <table:table-cell office:value-type="string" calcext:value-type="string">
            <text:p>2023-06-23 00:00:00 UTC</text:p>
          </table:table-cell>
        </table:table-row>
        <table:table-row table:style-name="ro1">
          <table:table-cell table:formula="of:=DATE(LEFT([.C25];4);RIGHT(LEFT([.C25];7);2);RIGHT(LEFT([.C25];10);2))" office:value-type="date" office:date-value="2023-06-24" calcext:value-type="date">
            <text:p>24/06/23</text:p>
          </table:table-cell>
          <table:table-cell office:value-type="float" office:value="0.158151854578394" calcext:value-type="float">
            <text:p>0.158151854578394</text:p>
          </table:table-cell>
          <table:table-cell office:value-type="string" calcext:value-type="string">
            <text:p>2023-06-24 00:00:00 UTC</text:p>
          </table:table-cell>
        </table:table-row>
        <table:table-row table:style-name="ro1">
          <table:table-cell table:formula="of:=DATE(LEFT([.C26];4);RIGHT(LEFT([.C26];7);2);RIGHT(LEFT([.C26];10);2))" office:value-type="date" office:date-value="2023-06-25" calcext:value-type="date">
            <text:p>25/06/23</text:p>
          </table:table-cell>
          <table:table-cell office:value-type="float" office:value="0.157018578815672" calcext:value-type="float">
            <text:p>0.157018578815672</text:p>
          </table:table-cell>
          <table:table-cell office:value-type="string" calcext:value-type="string">
            <text:p>2023-06-25 00:00:00 UTC</text:p>
          </table:table-cell>
        </table:table-row>
        <table:table-row table:style-name="ro1">
          <table:table-cell table:formula="of:=DATE(LEFT([.C27];4);RIGHT(LEFT([.C27];7);2);RIGHT(LEFT([.C27];10);2))" office:value-type="date" office:date-value="2023-06-26" calcext:value-type="date">
            <text:p>26/06/23</text:p>
          </table:table-cell>
          <table:table-cell office:value-type="float" office:value="0.167485671492679" calcext:value-type="float">
            <text:p>0.167485671492679</text:p>
          </table:table-cell>
          <table:table-cell office:value-type="string" calcext:value-type="string">
            <text:p>2023-06-26 00:00:00 UTC</text:p>
          </table:table-cell>
        </table:table-row>
        <table:table-row table:style-name="ro1">
          <table:table-cell table:formula="of:=DATE(LEFT([.C28];4);RIGHT(LEFT([.C28];7);2);RIGHT(LEFT([.C28];10);2))" office:value-type="date" office:date-value="2023-06-27" calcext:value-type="date">
            <text:p>27/06/23</text:p>
          </table:table-cell>
          <table:table-cell office:value-type="float" office:value="0.155831296726996" calcext:value-type="float">
            <text:p>0.155831296726996</text:p>
          </table:table-cell>
          <table:table-cell office:value-type="string" calcext:value-type="string">
            <text:p>2023-06-27 00:00:00 UTC</text:p>
          </table:table-cell>
        </table:table-row>
        <table:table-row table:style-name="ro1">
          <table:table-cell table:formula="of:=DATE(LEFT([.C29];4);RIGHT(LEFT([.C29];7);2);RIGHT(LEFT([.C29];10);2))" office:value-type="date" office:date-value="2023-06-28" calcext:value-type="date">
            <text:p>28/06/23</text:p>
          </table:table-cell>
          <table:table-cell office:value-type="float" office:value="0.159989894153209" calcext:value-type="float">
            <text:p>0.159989894153209</text:p>
          </table:table-cell>
          <table:table-cell office:value-type="string" calcext:value-type="string">
            <text:p>2023-06-28 00:00:00 UTC</text:p>
          </table:table-cell>
        </table:table-row>
        <table:table-row table:style-name="ro1">
          <table:table-cell table:formula="of:=DATE(LEFT([.C30];4);RIGHT(LEFT([.C30];7);2);RIGHT(LEFT([.C30];10);2))" office:value-type="date" office:date-value="2023-06-29" calcext:value-type="date">
            <text:p>29/06/23</text:p>
          </table:table-cell>
          <table:table-cell office:value-type="float" office:value="0.146876724513521" calcext:value-type="float">
            <text:p>0.146876724513521</text:p>
          </table:table-cell>
          <table:table-cell office:value-type="string" calcext:value-type="string">
            <text:p>2023-06-29 00:00:00 UTC</text:p>
          </table:table-cell>
        </table:table-row>
        <table:table-row table:style-name="ro1">
          <table:table-cell table:formula="of:=DATE(LEFT([.C31];4);RIGHT(LEFT([.C31];7);2);RIGHT(LEFT([.C31];10);2))" office:value-type="date" office:date-value="2023-06-30" calcext:value-type="date">
            <text:p>30/06/23</text:p>
          </table:table-cell>
          <table:table-cell office:value-type="float" office:value="0.14720891447343" calcext:value-type="float">
            <text:p>0.14720891447343</text:p>
          </table:table-cell>
          <table:table-cell office:value-type="string" calcext:value-type="string">
            <text:p>2023-06-30 00:00:00 UTC</text:p>
          </table:table-cell>
        </table:table-row>
        <table:table-row table:style-name="ro1">
          <table:table-cell table:formula="of:=DATE(LEFT([.C32];4);RIGHT(LEFT([.C32];7);2);RIGHT(LEFT([.C32];10);2))" office:value-type="date" office:date-value="2023-07-01" calcext:value-type="date">
            <text:p>01/07/23</text:p>
          </table:table-cell>
          <table:table-cell office:value-type="float" office:value="0.149435910457339" calcext:value-type="float">
            <text:p>0.149435910457339</text:p>
          </table:table-cell>
          <table:table-cell office:value-type="string" calcext:value-type="string">
            <text:p>2023-07-01 00:00:00 UTC</text:p>
          </table:table-cell>
        </table:table-row>
        <table:table-row table:style-name="ro1">
          <table:table-cell table:formula="of:=DATE(LEFT([.C33];4);RIGHT(LEFT([.C33];7);2);RIGHT(LEFT([.C33];10);2))" office:value-type="date" office:date-value="2023-07-02" calcext:value-type="date">
            <text:p>02/07/23</text:p>
          </table:table-cell>
          <table:table-cell office:value-type="float" office:value="0.156175239007307" calcext:value-type="float">
            <text:p>0.156175239007307</text:p>
          </table:table-cell>
          <table:table-cell office:value-type="string" calcext:value-type="string">
            <text:p>2023-07-02 00:00:00 UTC</text:p>
          </table:table-cell>
        </table:table-row>
        <table:table-row table:style-name="ro1">
          <table:table-cell table:formula="of:=DATE(LEFT([.C34];4);RIGHT(LEFT([.C34];7);2);RIGHT(LEFT([.C34];10);2))" office:value-type="date" office:date-value="2023-07-03" calcext:value-type="date">
            <text:p>03/07/23</text:p>
          </table:table-cell>
          <table:table-cell office:value-type="float" office:value="0.153277450375398" calcext:value-type="float">
            <text:p>0.153277450375398</text:p>
          </table:table-cell>
          <table:table-cell office:value-type="string" calcext:value-type="string">
            <text:p>2023-07-03 00:00:00 UTC</text:p>
          </table:table-cell>
        </table:table-row>
        <table:table-row table:style-name="ro1">
          <table:table-cell table:formula="of:=DATE(LEFT([.C35];4);RIGHT(LEFT([.C35];7);2);RIGHT(LEFT([.C35];10);2))" office:value-type="date" office:date-value="2023-07-04" calcext:value-type="date">
            <text:p>04/07/23</text:p>
          </table:table-cell>
          <table:table-cell office:value-type="float" office:value="0.160256159480633" calcext:value-type="float">
            <text:p>0.160256159480633</text:p>
          </table:table-cell>
          <table:table-cell office:value-type="string" calcext:value-type="string">
            <text:p>2023-07-04 00:00:00 UTC</text:p>
          </table:table-cell>
        </table:table-row>
        <table:table-row table:style-name="ro1">
          <table:table-cell table:formula="of:=DATE(LEFT([.C36];4);RIGHT(LEFT([.C36];7);2);RIGHT(LEFT([.C36];10);2))" office:value-type="date" office:date-value="2023-07-05" calcext:value-type="date">
            <text:p>05/07/23</text:p>
          </table:table-cell>
          <table:table-cell office:value-type="float" office:value="0.156250980172014" calcext:value-type="float">
            <text:p>0.156250980172014</text:p>
          </table:table-cell>
          <table:table-cell office:value-type="string" calcext:value-type="string">
            <text:p>2023-07-05 00:00:00 UTC</text:p>
          </table:table-cell>
        </table:table-row>
        <table:table-row table:style-name="ro1">
          <table:table-cell table:formula="of:=DATE(LEFT([.C37];4);RIGHT(LEFT([.C37];7);2);RIGHT(LEFT([.C37];10);2))" office:value-type="date" office:date-value="2023-07-06" calcext:value-type="date">
            <text:p>06/07/23</text:p>
          </table:table-cell>
          <table:table-cell office:value-type="float" office:value="0.148241875228767" calcext:value-type="float">
            <text:p>0.148241875228767</text:p>
          </table:table-cell>
          <table:table-cell office:value-type="string" calcext:value-type="string">
            <text:p>2023-07-06 00:00:00 UTC</text:p>
          </table:table-cell>
        </table:table-row>
        <table:table-row table:style-name="ro1">
          <table:table-cell table:formula="of:=DATE(LEFT([.C38];4);RIGHT(LEFT([.C38];7);2);RIGHT(LEFT([.C38];10);2))" office:value-type="date" office:date-value="2023-07-07" calcext:value-type="date">
            <text:p>07/07/23</text:p>
          </table:table-cell>
          <table:table-cell office:value-type="float" office:value="0.139552536150352" calcext:value-type="float">
            <text:p>0.139552536150352</text:p>
          </table:table-cell>
          <table:table-cell office:value-type="string" calcext:value-type="string">
            <text:p>2023-07-07 00:00:00 UTC</text:p>
          </table:table-cell>
        </table:table-row>
        <table:table-row table:style-name="ro1">
          <table:table-cell table:formula="of:=DATE(LEFT([.C39];4);RIGHT(LEFT([.C39];7);2);RIGHT(LEFT([.C39];10);2))" office:value-type="date" office:date-value="2023-07-08" calcext:value-type="date">
            <text:p>08/07/23</text:p>
          </table:table-cell>
          <table:table-cell office:value-type="float" office:value="0.138948445007846" calcext:value-type="float">
            <text:p>0.138948445007846</text:p>
          </table:table-cell>
          <table:table-cell office:value-type="string" calcext:value-type="string">
            <text:p>2023-07-08 00:00:00 UTC</text:p>
          </table:table-cell>
        </table:table-row>
        <table:table-row table:style-name="ro1">
          <table:table-cell table:formula="of:=DATE(LEFT([.C40];4);RIGHT(LEFT([.C40];7);2);RIGHT(LEFT([.C40];10);2))" office:value-type="date" office:date-value="2023-07-09" calcext:value-type="date">
            <text:p>09/07/23</text:p>
          </table:table-cell>
          <table:table-cell office:value-type="float" office:value="0.139883368753137" calcext:value-type="float">
            <text:p>0.139883368753137</text:p>
          </table:table-cell>
          <table:table-cell office:value-type="string" calcext:value-type="string">
            <text:p>2023-07-09 00:00:00 UTC</text:p>
          </table:table-cell>
        </table:table-row>
        <table:table-row table:style-name="ro1">
          <table:table-cell table:formula="of:=DATE(LEFT([.C41];4);RIGHT(LEFT([.C41];7);2);RIGHT(LEFT([.C41];10);2))" office:value-type="date" office:date-value="2023-07-10" calcext:value-type="date">
            <text:p>10/07/23</text:p>
          </table:table-cell>
          <table:table-cell office:value-type="float" office:value="0.138004408324523" calcext:value-type="float">
            <text:p>0.138004408324523</text:p>
          </table:table-cell>
          <table:table-cell office:value-type="string" calcext:value-type="string">
            <text:p>2023-07-10 00:00:00 UTC</text:p>
          </table:table-cell>
        </table:table-row>
        <table:table-row table:style-name="ro1">
          <table:table-cell table:formula="of:=DATE(LEFT([.C42];4);RIGHT(LEFT([.C42];7);2);RIGHT(LEFT([.C42];10);2))" office:value-type="date" office:date-value="2023-07-11" calcext:value-type="date">
            <text:p>11/07/23</text:p>
          </table:table-cell>
          <table:table-cell office:value-type="float" office:value="0.137483015130345" calcext:value-type="float">
            <text:p>0.137483015130345</text:p>
          </table:table-cell>
          <table:table-cell office:value-type="string" calcext:value-type="string">
            <text:p>2023-07-11 00:00:00 UTC</text:p>
          </table:table-cell>
        </table:table-row>
        <table:table-row table:style-name="ro1">
          <table:table-cell table:formula="of:=DATE(LEFT([.C43];4);RIGHT(LEFT([.C43];7);2);RIGHT(LEFT([.C43];10);2))" office:value-type="date" office:date-value="2023-07-12" calcext:value-type="date">
            <text:p>12/07/23</text:p>
          </table:table-cell>
          <table:table-cell office:value-type="float" office:value="0.14218935743521" calcext:value-type="float">
            <text:p>0.14218935743521</text:p>
          </table:table-cell>
          <table:table-cell office:value-type="string" calcext:value-type="string">
            <text:p>2023-07-12 00:00:00 UTC</text:p>
          </table:table-cell>
        </table:table-row>
        <table:table-row table:style-name="ro1">
          <table:table-cell table:formula="of:=DATE(LEFT([.C44];4);RIGHT(LEFT([.C44];7);2);RIGHT(LEFT([.C44];10);2))" office:value-type="date" office:date-value="2023-07-13" calcext:value-type="date">
            <text:p>13/07/23</text:p>
          </table:table-cell>
          <table:table-cell office:value-type="float" office:value="0.13952757421587" calcext:value-type="float">
            <text:p>0.13952757421587</text:p>
          </table:table-cell>
          <table:table-cell office:value-type="string" calcext:value-type="string">
            <text:p>2023-07-13 00:00:00 UTC</text:p>
          </table:table-cell>
        </table:table-row>
        <table:table-row table:style-name="ro1">
          <table:table-cell table:formula="of:=DATE(LEFT([.C45];4);RIGHT(LEFT([.C45];7);2);RIGHT(LEFT([.C45];10);2))" office:value-type="date" office:date-value="2023-07-14" calcext:value-type="date">
            <text:p>14/07/23</text:p>
          </table:table-cell>
          <table:table-cell office:value-type="float" office:value="0.149076025413913" calcext:value-type="float">
            <text:p>0.149076025413913</text:p>
          </table:table-cell>
          <table:table-cell office:value-type="string" calcext:value-type="string">
            <text:p>2023-07-14 00:00:00 UTC</text:p>
          </table:table-cell>
        </table:table-row>
        <table:table-row table:style-name="ro1">
          <table:table-cell table:formula="of:=DATE(LEFT([.C46];4);RIGHT(LEFT([.C46];7);2);RIGHT(LEFT([.C46];10);2))" office:value-type="date" office:date-value="2023-07-15" calcext:value-type="date">
            <text:p>15/07/23</text:p>
          </table:table-cell>
          <table:table-cell office:value-type="float" office:value="0.142793880071731" calcext:value-type="float">
            <text:p>0.142793880071731</text:p>
          </table:table-cell>
          <table:table-cell office:value-type="string" calcext:value-type="string">
            <text:p>2023-07-15 00:00:00 UTC</text:p>
          </table:table-cell>
        </table:table-row>
        <table:table-row table:style-name="ro1">
          <table:table-cell table:formula="of:=DATE(LEFT([.C47];4);RIGHT(LEFT([.C47];7);2);RIGHT(LEFT([.C47];10);2))" office:value-type="date" office:date-value="2023-07-16" calcext:value-type="date">
            <text:p>16/07/23</text:p>
          </table:table-cell>
          <table:table-cell office:value-type="float" office:value="0.145325257164236" calcext:value-type="float">
            <text:p>0.145325257164236</text:p>
          </table:table-cell>
          <table:table-cell office:value-type="string" calcext:value-type="string">
            <text:p>2023-07-16 00:00:00 UTC</text:p>
          </table:table-cell>
        </table:table-row>
        <table:table-row table:style-name="ro1">
          <table:table-cell table:formula="of:=DATE(LEFT([.C48];4);RIGHT(LEFT([.C48];7);2);RIGHT(LEFT([.C48];10);2))" office:value-type="date" office:date-value="2023-07-17" calcext:value-type="date">
            <text:p>17/07/23</text:p>
          </table:table-cell>
          <table:table-cell office:value-type="float" office:value="0.143873772785029" calcext:value-type="float">
            <text:p>0.143873772785029</text:p>
          </table:table-cell>
          <table:table-cell office:value-type="string" calcext:value-type="string">
            <text:p>2023-07-17 00:00:00 UTC</text:p>
          </table:table-cell>
        </table:table-row>
        <table:table-row table:style-name="ro1">
          <table:table-cell table:formula="of:=DATE(LEFT([.C49];4);RIGHT(LEFT([.C49];7);2);RIGHT(LEFT([.C49];10);2))" office:value-type="date" office:date-value="2023-07-18" calcext:value-type="date">
            <text:p>18/07/23</text:p>
          </table:table-cell>
          <table:table-cell office:value-type="float" office:value="0.159594635712068" calcext:value-type="float">
            <text:p>0.159594635712068</text:p>
          </table:table-cell>
          <table:table-cell office:value-type="string" calcext:value-type="string">
            <text:p>2023-07-18 00:00:00 UTC</text:p>
          </table:table-cell>
        </table:table-row>
        <table:table-row table:style-name="ro1">
          <table:table-cell table:formula="of:=DATE(LEFT([.C50];4);RIGHT(LEFT([.C50];7);2);RIGHT(LEFT([.C50];10);2))" office:value-type="date" office:date-value="2023-07-19" calcext:value-type="date">
            <text:p>19/07/23</text:p>
          </table:table-cell>
          <table:table-cell office:value-type="float" office:value="0.148717778955112" calcext:value-type="float">
            <text:p>0.148717778955112</text:p>
          </table:table-cell>
          <table:table-cell office:value-type="string" calcext:value-type="string">
            <text:p>2023-07-19 00:00:00 UTC</text:p>
          </table:table-cell>
        </table:table-row>
        <table:table-row table:style-name="ro1">
          <table:table-cell table:formula="of:=DATE(LEFT([.C51];4);RIGHT(LEFT([.C51];7);2);RIGHT(LEFT([.C51];10);2))" office:value-type="date" office:date-value="2023-07-20" calcext:value-type="date">
            <text:p>20/07/23</text:p>
          </table:table-cell>
          <table:table-cell office:value-type="float" office:value="0.146780846370418" calcext:value-type="float">
            <text:p>0.146780846370418</text:p>
          </table:table-cell>
          <table:table-cell office:value-type="string" calcext:value-type="string">
            <text:p>2023-07-20 00:00:00 UTC</text:p>
          </table:table-cell>
        </table:table-row>
        <table:table-row table:style-name="ro1">
          <table:table-cell table:formula="of:=DATE(LEFT([.C52];4);RIGHT(LEFT([.C52];7);2);RIGHT(LEFT([.C52];10);2))" office:value-type="date" office:date-value="2023-07-21" calcext:value-type="date">
            <text:p>21/07/23</text:p>
          </table:table-cell>
          <table:table-cell office:value-type="float" office:value="0.164981720222638" calcext:value-type="float">
            <text:p>0.164981720222638</text:p>
          </table:table-cell>
          <table:table-cell office:value-type="string" calcext:value-type="string">
            <text:p>2023-07-21 00:00:00 UTC</text:p>
          </table:table-cell>
        </table:table-row>
        <table:table-row table:style-name="ro1">
          <table:table-cell table:formula="of:=DATE(LEFT([.C53];4);RIGHT(LEFT([.C53];7);2);RIGHT(LEFT([.C53];10);2))" office:value-type="date" office:date-value="2023-07-22" calcext:value-type="date">
            <text:p>22/07/23</text:p>
          </table:table-cell>
          <table:table-cell office:value-type="float" office:value="0.155854197681923" calcext:value-type="float">
            <text:p>0.155854197681923</text:p>
          </table:table-cell>
          <table:table-cell office:value-type="string" calcext:value-type="string">
            <text:p>2023-07-22 00:00:00 UTC</text:p>
          </table:table-cell>
        </table:table-row>
        <table:table-row table:style-name="ro1">
          <table:table-cell table:formula="of:=DATE(LEFT([.C54];4);RIGHT(LEFT([.C54];7);2);RIGHT(LEFT([.C54];10);2))" office:value-type="date" office:date-value="2023-07-23" calcext:value-type="date">
            <text:p>23/07/23</text:p>
          </table:table-cell>
          <table:table-cell office:value-type="float" office:value="0.151074279362022" calcext:value-type="float">
            <text:p>0.151074279362022</text:p>
          </table:table-cell>
          <table:table-cell office:value-type="string" calcext:value-type="string">
            <text:p>2023-07-23 00:00:00 UTC</text:p>
          </table:table-cell>
        </table:table-row>
        <table:table-row table:style-name="ro1">
          <table:table-cell table:formula="of:=DATE(LEFT([.C55];4);RIGHT(LEFT([.C55];7);2);RIGHT(LEFT([.C55];10);2))" office:value-type="date" office:date-value="2023-07-24" calcext:value-type="date">
            <text:p>24/07/23</text:p>
          </table:table-cell>
          <table:table-cell office:value-type="float" office:value="0.164246301136555" calcext:value-type="float">
            <text:p>0.164246301136555</text:p>
          </table:table-cell>
          <table:table-cell office:value-type="string" calcext:value-type="string">
            <text:p>2023-07-24 00:00:00 UTC</text:p>
          </table:table-cell>
        </table:table-row>
        <table:table-row table:style-name="ro1">
          <table:table-cell table:formula="of:=DATE(LEFT([.C56];4);RIGHT(LEFT([.C56];7);2);RIGHT(LEFT([.C56];10);2))" office:value-type="date" office:date-value="2023-07-25" calcext:value-type="date">
            <text:p>25/07/23</text:p>
          </table:table-cell>
          <table:table-cell office:value-type="float" office:value="0.161403163714996" calcext:value-type="float">
            <text:p>0.161403163714996</text:p>
          </table:table-cell>
          <table:table-cell office:value-type="string" calcext:value-type="string">
            <text:p>2023-07-25 00:00:00 UTC</text:p>
          </table:table-cell>
        </table:table-row>
        <table:table-row table:style-name="ro1">
          <table:table-cell table:formula="of:=DATE(LEFT([.C57];4);RIGHT(LEFT([.C57];7);2);RIGHT(LEFT([.C57];10);2))" office:value-type="date" office:date-value="2023-07-26" calcext:value-type="date">
            <text:p>26/07/23</text:p>
          </table:table-cell>
          <table:table-cell office:value-type="float" office:value="0.152918366395859" calcext:value-type="float">
            <text:p>0.152918366395859</text:p>
          </table:table-cell>
          <table:table-cell office:value-type="string" calcext:value-type="string">
            <text:p>2023-07-26 00:00:00 UTC</text:p>
          </table:table-cell>
        </table:table-row>
        <table:table-row table:style-name="ro1">
          <table:table-cell table:formula="of:=DATE(LEFT([.C58];4);RIGHT(LEFT([.C58];7);2);RIGHT(LEFT([.C58];10);2))" office:value-type="date" office:date-value="2023-07-27" calcext:value-type="date">
            <text:p>27/07/23</text:p>
          </table:table-cell>
          <table:table-cell office:value-type="float" office:value="0.165473622075692" calcext:value-type="float">
            <text:p>0.165473622075692</text:p>
          </table:table-cell>
          <table:table-cell office:value-type="string" calcext:value-type="string">
            <text:p>2023-07-27 00:00:00 UTC</text:p>
          </table:table-cell>
        </table:table-row>
        <table:table-row table:style-name="ro1">
          <table:table-cell table:formula="of:=DATE(LEFT([.C59];4);RIGHT(LEFT([.C59];7);2);RIGHT(LEFT([.C59];10);2))" office:value-type="date" office:date-value="2023-07-28" calcext:value-type="date">
            <text:p>28/07/23</text:p>
          </table:table-cell>
          <table:table-cell office:value-type="float" office:value="0.195706370094993" calcext:value-type="float">
            <text:p>0.195706370094993</text:p>
          </table:table-cell>
          <table:table-cell office:value-type="string" calcext:value-type="string">
            <text:p>2023-07-28 00:00:00 UTC</text:p>
          </table:table-cell>
        </table:table-row>
        <table:table-row table:style-name="ro1">
          <table:table-cell table:formula="of:=DATE(LEFT([.C60];4);RIGHT(LEFT([.C60];7);2);RIGHT(LEFT([.C60];10);2))" office:value-type="date" office:date-value="2023-07-29" calcext:value-type="date">
            <text:p>29/07/23</text:p>
          </table:table-cell>
          <table:table-cell office:value-type="float" office:value="0.181064796858063" calcext:value-type="float">
            <text:p>0.181064796858063</text:p>
          </table:table-cell>
          <table:table-cell office:value-type="string" calcext:value-type="string">
            <text:p>2023-07-29 00:00:00 UTC</text:p>
          </table:table-cell>
        </table:table-row>
        <table:table-row table:style-name="ro1">
          <table:table-cell table:formula="of:=DATE(LEFT([.C61];4);RIGHT(LEFT([.C61];7);2);RIGHT(LEFT([.C61];10);2))" office:value-type="date" office:date-value="2023-07-30" calcext:value-type="date">
            <text:p>30/07/23</text:p>
          </table:table-cell>
          <table:table-cell office:value-type="float" office:value="0.177010442897582" calcext:value-type="float">
            <text:p>0.177010442897582</text:p>
          </table:table-cell>
          <table:table-cell office:value-type="string" calcext:value-type="string">
            <text:p>2023-07-30 00:00:00 UTC</text:p>
          </table:table-cell>
        </table:table-row>
        <table:table-row table:style-name="ro1">
          <table:table-cell table:formula="of:=DATE(LEFT([.C62];4);RIGHT(LEFT([.C62];7);2);RIGHT(LEFT([.C62];10);2))" office:value-type="date" office:date-value="2023-07-31" calcext:value-type="date">
            <text:p>31/07/23</text:p>
          </table:table-cell>
          <table:table-cell office:value-type="float" office:value="0.173449285731888" calcext:value-type="float">
            <text:p>0.173449285731888</text:p>
          </table:table-cell>
          <table:table-cell office:value-type="string" calcext:value-type="string">
            <text:p>2023-07-31 00:00:00 UTC</text:p>
          </table:table-cell>
        </table:table-row>
        <table:table-row table:style-name="ro1">
          <table:table-cell table:formula="of:=DATE(LEFT([.C63];4);RIGHT(LEFT([.C63];7);2);RIGHT(LEFT([.C63];10);2))" office:value-type="date" office:date-value="2023-08-01" calcext:value-type="date">
            <text:p>01/08/23</text:p>
          </table:table-cell>
          <table:table-cell office:value-type="float" office:value="0.172836122903506" calcext:value-type="float">
            <text:p>0.172836122903506</text:p>
          </table:table-cell>
          <table:table-cell office:value-type="string" calcext:value-type="string">
            <text:p>2023-08-01 00:00:00 UTC</text:p>
          </table:table-cell>
        </table:table-row>
        <table:table-row table:style-name="ro1">
          <table:table-cell table:formula="of:=DATE(LEFT([.C64];4);RIGHT(LEFT([.C64];7);2);RIGHT(LEFT([.C64];10);2))" office:value-type="date" office:date-value="2023-08-02" calcext:value-type="date">
            <text:p>02/08/23</text:p>
          </table:table-cell>
          <table:table-cell office:value-type="float" office:value="0.179397748910432" calcext:value-type="float">
            <text:p>0.179397748910432</text:p>
          </table:table-cell>
          <table:table-cell office:value-type="string" calcext:value-type="string">
            <text:p>2023-08-02 00:00:00 UTC</text:p>
          </table:table-cell>
        </table:table-row>
        <table:table-row table:style-name="ro1">
          <table:table-cell table:formula="of:=DATE(LEFT([.C65];4);RIGHT(LEFT([.C65];7);2);RIGHT(LEFT([.C65];10);2))" office:value-type="date" office:date-value="2023-08-03" calcext:value-type="date">
            <text:p>03/08/23</text:p>
          </table:table-cell>
          <table:table-cell office:value-type="float" office:value="0.180950781173033" calcext:value-type="float">
            <text:p>0.180950781173033</text:p>
          </table:table-cell>
          <table:table-cell office:value-type="string" calcext:value-type="string">
            <text:p>2023-08-03 00:00:00 UTC</text:p>
          </table:table-cell>
        </table:table-row>
        <table:table-row table:style-name="ro1">
          <table:table-cell table:formula="of:=DATE(LEFT([.C66];4);RIGHT(LEFT([.C66];7);2);RIGHT(LEFT([.C66];10);2))" office:value-type="date" office:date-value="2023-08-04" calcext:value-type="date">
            <text:p>04/08/23</text:p>
          </table:table-cell>
          <table:table-cell office:value-type="float" office:value="0.207762177605133" calcext:value-type="float">
            <text:p>0.207762177605133</text:p>
          </table:table-cell>
          <table:table-cell office:value-type="string" calcext:value-type="string">
            <text:p>2023-08-04 00:00:00 UTC</text:p>
          </table:table-cell>
        </table:table-row>
        <table:table-row table:style-name="ro1">
          <table:table-cell table:formula="of:=DATE(LEFT([.C67];4);RIGHT(LEFT([.C67];7);2);RIGHT(LEFT([.C67];10);2))" office:value-type="date" office:date-value="2023-08-05" calcext:value-type="date">
            <text:p>05/08/23</text:p>
          </table:table-cell>
          <table:table-cell office:value-type="float" office:value="0.273191908134515" calcext:value-type="float">
            <text:p>0.273191908134515</text:p>
          </table:table-cell>
          <table:table-cell office:value-type="string" calcext:value-type="string">
            <text:p>2023-08-05 00:00:00 UTC</text:p>
          </table:table-cell>
        </table:table-row>
        <table:table-row table:style-name="ro1">
          <table:table-cell table:formula="of:=DATE(LEFT([.C68];4);RIGHT(LEFT([.C68];7);2);RIGHT(LEFT([.C68];10);2))" office:value-type="date" office:date-value="2023-08-06" calcext:value-type="date">
            <text:p>06/08/23</text:p>
          </table:table-cell>
          <table:table-cell office:value-type="float" office:value="0.482299456668553" calcext:value-type="float">
            <text:p>0.482299456668553</text:p>
          </table:table-cell>
          <table:table-cell office:value-type="string" calcext:value-type="string">
            <text:p>2023-08-06 00:00:00 UTC</text:p>
          </table:table-cell>
        </table:table-row>
        <table:table-row table:style-name="ro1">
          <table:table-cell table:formula="of:=DATE(LEFT([.C69];4);RIGHT(LEFT([.C69];7);2);RIGHT(LEFT([.C69];10);2))" office:value-type="date" office:date-value="2023-08-07" calcext:value-type="date">
            <text:p>07/08/23</text:p>
          </table:table-cell>
          <table:table-cell office:value-type="float" office:value="0.543534938363965" calcext:value-type="float">
            <text:p>0.543534938363965</text:p>
          </table:table-cell>
          <table:table-cell office:value-type="string" calcext:value-type="string">
            <text:p>2023-08-07 00:00:00 UTC</text:p>
          </table:table-cell>
        </table:table-row>
        <table:table-row table:style-name="ro1">
          <table:table-cell table:formula="of:=DATE(LEFT([.C70];4);RIGHT(LEFT([.C70];7);2);RIGHT(LEFT([.C70];10);2))" office:value-type="date" office:date-value="2023-08-08" calcext:value-type="date">
            <text:p>08/08/23</text:p>
          </table:table-cell>
          <table:table-cell office:value-type="float" office:value="0.37960903320482" calcext:value-type="float">
            <text:p>0.37960903320482</text:p>
          </table:table-cell>
          <table:table-cell office:value-type="string" calcext:value-type="string">
            <text:p>2023-08-08 00:00:00 UTC</text:p>
          </table:table-cell>
        </table:table-row>
        <table:table-row table:style-name="ro1">
          <table:table-cell table:formula="of:=DATE(LEFT([.C71];4);RIGHT(LEFT([.C71];7);2);RIGHT(LEFT([.C71];10);2))" office:value-type="date" office:date-value="2023-08-09" calcext:value-type="date">
            <text:p>09/08/23</text:p>
          </table:table-cell>
          <table:table-cell office:value-type="float" office:value="0.338955154817061" calcext:value-type="float">
            <text:p>0.338955154817061</text:p>
          </table:table-cell>
          <table:table-cell office:value-type="string" calcext:value-type="string">
            <text:p>2023-08-09 00:00:00 UTC</text:p>
          </table:table-cell>
        </table:table-row>
        <table:table-row table:style-name="ro1">
          <table:table-cell table:formula="of:=DATE(LEFT([.C72];4);RIGHT(LEFT([.C72];7);2);RIGHT(LEFT([.C72];10);2))" office:value-type="date" office:date-value="2023-08-10" calcext:value-type="date">
            <text:p>10/08/23</text:p>
          </table:table-cell>
          <table:table-cell office:value-type="float" office:value="0.334296353820069" calcext:value-type="float">
            <text:p>0.334296353820069</text:p>
          </table:table-cell>
          <table:table-cell office:value-type="string" calcext:value-type="string">
            <text:p>2023-08-10 00:00:00 UTC</text:p>
          </table:table-cell>
        </table:table-row>
        <table:table-row table:style-name="ro1">
          <table:table-cell table:formula="of:=DATE(LEFT([.C73];4);RIGHT(LEFT([.C73];7);2);RIGHT(LEFT([.C73];10);2))" office:value-type="date" office:date-value="2023-08-11" calcext:value-type="date">
            <text:p>11/08/23</text:p>
          </table:table-cell>
          <table:table-cell office:value-type="float" office:value="0.327676578985909" calcext:value-type="float">
            <text:p>0.327676578985909</text:p>
          </table:table-cell>
          <table:table-cell office:value-type="string" calcext:value-type="string">
            <text:p>2023-08-11 00:00:00 UTC</text:p>
          </table:table-cell>
        </table:table-row>
        <table:table-row table:style-name="ro1">
          <table:table-cell table:formula="of:=DATE(LEFT([.C74];4);RIGHT(LEFT([.C74];7);2);RIGHT(LEFT([.C74];10);2))" office:value-type="date" office:date-value="2023-08-12" calcext:value-type="date">
            <text:p>12/08/23</text:p>
          </table:table-cell>
          <table:table-cell office:value-type="float" office:value="0.341985406395968" calcext:value-type="float">
            <text:p>0.341985406395968</text:p>
          </table:table-cell>
          <table:table-cell office:value-type="string" calcext:value-type="string">
            <text:p>2023-08-12 00:00:00 UTC</text:p>
          </table:table-cell>
        </table:table-row>
        <table:table-row table:style-name="ro1">
          <table:table-cell table:formula="of:=DATE(LEFT([.C75];4);RIGHT(LEFT([.C75];7);2);RIGHT(LEFT([.C75];10);2))" office:value-type="date" office:date-value="2023-08-13" calcext:value-type="date">
            <text:p>13/08/23</text:p>
          </table:table-cell>
          <table:table-cell office:value-type="float" office:value="0.332366729785166" calcext:value-type="float">
            <text:p>0.332366729785166</text:p>
          </table:table-cell>
          <table:table-cell office:value-type="string" calcext:value-type="string">
            <text:p>2023-08-13 00:00:00 UTC</text:p>
          </table:table-cell>
        </table:table-row>
        <table:table-row table:style-name="ro1">
          <table:table-cell table:formula="of:=DATE(LEFT([.C76];4);RIGHT(LEFT([.C76];7);2);RIGHT(LEFT([.C76];10);2))" office:value-type="date" office:date-value="2023-08-14" calcext:value-type="date">
            <text:p>14/08/23</text:p>
          </table:table-cell>
          <table:table-cell office:value-type="float" office:value="0.322624477378185" calcext:value-type="float">
            <text:p>0.322624477378185</text:p>
          </table:table-cell>
          <table:table-cell office:value-type="string" calcext:value-type="string">
            <text:p>2023-08-14 00:00:00 UTC</text:p>
          </table:table-cell>
        </table:table-row>
        <table:table-row table:style-name="ro1">
          <table:table-cell table:formula="of:=DATE(LEFT([.C77];4);RIGHT(LEFT([.C77];7);2);RIGHT(LEFT([.C77];10);2))" office:value-type="date" office:date-value="2023-08-15" calcext:value-type="date">
            <text:p>15/08/23</text:p>
          </table:table-cell>
          <table:table-cell office:value-type="float" office:value="0.327333653730114" calcext:value-type="float">
            <text:p>0.327333653730114</text:p>
          </table:table-cell>
          <table:table-cell office:value-type="string" calcext:value-type="string">
            <text:p>2023-08-15 00:00:00 UTC</text:p>
          </table:table-cell>
        </table:table-row>
        <table:table-row table:style-name="ro1">
          <table:table-cell table:formula="of:=DATE(LEFT([.C78];4);RIGHT(LEFT([.C78];7);2);RIGHT(LEFT([.C78];10);2))" office:value-type="date" office:date-value="2023-08-16" calcext:value-type="date">
            <text:p>16/08/23</text:p>
          </table:table-cell>
          <table:table-cell office:value-type="float" office:value="0.286218435570143" calcext:value-type="float">
            <text:p>0.286218435570143</text:p>
          </table:table-cell>
          <table:table-cell office:value-type="string" calcext:value-type="string">
            <text:p>2023-08-16 00:00:00 UTC</text:p>
          </table:table-cell>
        </table:table-row>
        <table:table-row table:style-name="ro1">
          <table:table-cell table:formula="of:=DATE(LEFT([.C79];4);RIGHT(LEFT([.C79];7);2);RIGHT(LEFT([.C79];10);2))" office:value-type="date" office:date-value="2023-08-17" calcext:value-type="date">
            <text:p>17/08/23</text:p>
          </table:table-cell>
          <table:table-cell office:value-type="float" office:value="0.261821323339339" calcext:value-type="float">
            <text:p>0.261821323339339</text:p>
          </table:table-cell>
          <table:table-cell office:value-type="string" calcext:value-type="string">
            <text:p>2023-08-17 00:00:00 UTC</text:p>
          </table:table-cell>
        </table:table-row>
        <table:table-row table:style-name="ro1">
          <table:table-cell table:formula="of:=DATE(LEFT([.C80];4);RIGHT(LEFT([.C80];7);2);RIGHT(LEFT([.C80];10);2))" office:value-type="date" office:date-value="2023-08-18" calcext:value-type="date">
            <text:p>18/08/23</text:p>
          </table:table-cell>
          <table:table-cell office:value-type="float" office:value="0.208997965773955" calcext:value-type="float">
            <text:p>0.208997965773955</text:p>
          </table:table-cell>
          <table:table-cell office:value-type="string" calcext:value-type="string">
            <text:p>2023-08-18 00:00:00 UTC</text:p>
          </table:table-cell>
        </table:table-row>
        <table:table-row table:style-name="ro1">
          <table:table-cell table:formula="of:=DATE(LEFT([.C81];4);RIGHT(LEFT([.C81];7);2);RIGHT(LEFT([.C81];10);2))" office:value-type="date" office:date-value="2023-08-19" calcext:value-type="date">
            <text:p>19/08/23</text:p>
          </table:table-cell>
          <table:table-cell office:value-type="float" office:value="0.276524698850053" calcext:value-type="float">
            <text:p>0.276524698850053</text:p>
          </table:table-cell>
          <table:table-cell office:value-type="string" calcext:value-type="string">
            <text:p>2023-08-19 00:00:00 UTC</text:p>
          </table:table-cell>
        </table:table-row>
        <table:table-row table:style-name="ro1">
          <table:table-cell table:formula="of:=DATE(LEFT([.C82];4);RIGHT(LEFT([.C82];7);2);RIGHT(LEFT([.C82];10);2))" office:value-type="date" office:date-value="2023-08-20" calcext:value-type="date">
            <text:p>20/08/23</text:p>
          </table:table-cell>
          <table:table-cell office:value-type="float" office:value="0.248213766314922" calcext:value-type="float">
            <text:p>0.248213766314922</text:p>
          </table:table-cell>
          <table:table-cell office:value-type="string" calcext:value-type="string">
            <text:p>2023-08-20 00:00:00 UTC</text:p>
          </table:table-cell>
        </table:table-row>
        <table:table-row table:style-name="ro1">
          <table:table-cell table:formula="of:=DATE(LEFT([.C83];4);RIGHT(LEFT([.C83];7);2);RIGHT(LEFT([.C83];10);2))" office:value-type="date" office:date-value="2023-08-21" calcext:value-type="date">
            <text:p>21/08/23</text:p>
          </table:table-cell>
          <table:table-cell office:value-type="float" office:value="0.234983763070056" calcext:value-type="float">
            <text:p>0.234983763070056</text:p>
          </table:table-cell>
          <table:table-cell office:value-type="string" calcext:value-type="string">
            <text:p>2023-08-21 00:00:00 UTC</text:p>
          </table:table-cell>
        </table:table-row>
        <table:table-row table:style-name="ro1">
          <table:table-cell table:formula="of:=DATE(LEFT([.C84];4);RIGHT(LEFT([.C84];7);2);RIGHT(LEFT([.C84];10);2))" office:value-type="date" office:date-value="2023-08-22" calcext:value-type="date">
            <text:p>22/08/23</text:p>
          </table:table-cell>
          <table:table-cell office:value-type="float" office:value="0.225824554465599" calcext:value-type="float">
            <text:p>0.225824554465599</text:p>
          </table:table-cell>
          <table:table-cell office:value-type="string" calcext:value-type="string">
            <text:p>2023-08-22 00:00:00 UTC</text:p>
          </table:table-cell>
        </table:table-row>
        <table:table-row table:style-name="ro1">
          <table:table-cell table:formula="of:=DATE(LEFT([.C85];4);RIGHT(LEFT([.C85];7);2);RIGHT(LEFT([.C85];10);2))" office:value-type="date" office:date-value="2023-08-23" calcext:value-type="date">
            <text:p>23/08/23</text:p>
          </table:table-cell>
          <table:table-cell office:value-type="float" office:value="0.222819604896695" calcext:value-type="float">
            <text:p>0.222819604896695</text:p>
          </table:table-cell>
          <table:table-cell office:value-type="string" calcext:value-type="string">
            <text:p>2023-08-23 00:00:00 UTC</text:p>
          </table:table-cell>
        </table:table-row>
        <table:table-row table:style-name="ro1">
          <table:table-cell table:formula="of:=DATE(LEFT([.C86];4);RIGHT(LEFT([.C86];7);2);RIGHT(LEFT([.C86];10);2))" office:value-type="date" office:date-value="2023-08-24" calcext:value-type="date">
            <text:p>24/08/23</text:p>
          </table:table-cell>
          <table:table-cell office:value-type="float" office:value="0.255838220660088" calcext:value-type="float">
            <text:p>0.255838220660088</text:p>
          </table:table-cell>
          <table:table-cell office:value-type="string" calcext:value-type="string">
            <text:p>2023-08-24 00:00:00 UTC</text:p>
          </table:table-cell>
        </table:table-row>
        <table:table-row table:style-name="ro1">
          <table:table-cell table:formula="of:=DATE(LEFT([.C87];4);RIGHT(LEFT([.C87];7);2);RIGHT(LEFT([.C87];10);2))" office:value-type="date" office:date-value="2023-08-25" calcext:value-type="date">
            <text:p>25/08/23</text:p>
          </table:table-cell>
          <table:table-cell office:value-type="float" office:value="0.23495280426073" calcext:value-type="float">
            <text:p>0.23495280426073</text:p>
          </table:table-cell>
          <table:table-cell office:value-type="string" calcext:value-type="string">
            <text:p>2023-08-25 00:00:00 UTC</text:p>
          </table:table-cell>
        </table:table-row>
        <table:table-row table:style-name="ro1">
          <table:table-cell table:formula="of:=DATE(LEFT([.C88];4);RIGHT(LEFT([.C88];7);2);RIGHT(LEFT([.C88];10);2))" office:value-type="date" office:date-value="2023-08-26" calcext:value-type="date">
            <text:p>26/08/23</text:p>
          </table:table-cell>
          <table:table-cell office:value-type="float" office:value="0.217596946098044" calcext:value-type="float">
            <text:p>0.217596946098044</text:p>
          </table:table-cell>
          <table:table-cell office:value-type="string" calcext:value-type="string">
            <text:p>2023-08-26 00:00:00 UTC</text:p>
          </table:table-cell>
        </table:table-row>
        <table:table-row table:style-name="ro1">
          <table:table-cell table:formula="of:=DATE(LEFT([.C89];4);RIGHT(LEFT([.C89];7);2);RIGHT(LEFT([.C89];10);2))" office:value-type="date" office:date-value="2023-08-27" calcext:value-type="date">
            <text:p>27/08/23</text:p>
          </table:table-cell>
          <table:table-cell office:value-type="float" office:value="0.220020193962581" calcext:value-type="float">
            <text:p>0.220020193962581</text:p>
          </table:table-cell>
          <table:table-cell office:value-type="string" calcext:value-type="string">
            <text:p>2023-08-27 00:00:00 UTC</text:p>
          </table:table-cell>
        </table:table-row>
        <table:table-row table:style-name="ro1">
          <table:table-cell table:formula="of:=DATE(LEFT([.C90];4);RIGHT(LEFT([.C90];7);2);RIGHT(LEFT([.C90];10);2))" office:value-type="date" office:date-value="2023-08-28" calcext:value-type="date">
            <text:p>28/08/23</text:p>
          </table:table-cell>
          <table:table-cell office:value-type="float" office:value="0.216810618793903" calcext:value-type="float">
            <text:p>0.216810618793903</text:p>
          </table:table-cell>
          <table:table-cell office:value-type="string" calcext:value-type="string">
            <text:p>2023-08-28 00:00:00 UTC</text:p>
          </table:table-cell>
        </table:table-row>
        <table:table-row table:style-name="ro1">
          <table:table-cell table:formula="of:=DATE(LEFT([.C91];4);RIGHT(LEFT([.C91];7);2);RIGHT(LEFT([.C91];10);2))" office:value-type="date" office:date-value="2023-08-29" calcext:value-type="date">
            <text:p>29/08/23</text:p>
          </table:table-cell>
          <table:table-cell office:value-type="float" office:value="0.211319731764685" calcext:value-type="float">
            <text:p>0.211319731764685</text:p>
          </table:table-cell>
          <table:table-cell office:value-type="string" calcext:value-type="string">
            <text:p>2023-08-29 00:00:00 UTC</text:p>
          </table:table-cell>
        </table:table-row>
        <table:table-row table:style-name="ro1">
          <table:table-cell table:formula="of:=DATE(LEFT([.C92];4);RIGHT(LEFT([.C92];7);2);RIGHT(LEFT([.C92];10);2))" office:value-type="date" office:date-value="2023-08-30" calcext:value-type="date">
            <text:p>30/08/23</text:p>
          </table:table-cell>
          <table:table-cell office:value-type="float" office:value="0.223426468884475" calcext:value-type="float">
            <text:p>0.223426468884475</text:p>
          </table:table-cell>
          <table:table-cell office:value-type="string" calcext:value-type="string">
            <text:p>2023-08-30 00:00:00 UTC</text:p>
          </table:table-cell>
        </table:table-row>
        <table:table-row table:style-name="ro1">
          <table:table-cell table:formula="of:=DATE(LEFT([.C93];4);RIGHT(LEFT([.C93];7);2);RIGHT(LEFT([.C93];10);2))" office:value-type="date" office:date-value="2023-08-31" calcext:value-type="date">
            <text:p>31/08/23</text:p>
          </table:table-cell>
          <table:table-cell office:value-type="float" office:value="0.2336481814298" calcext:value-type="float">
            <text:p>0.2336481814298</text:p>
          </table:table-cell>
          <table:table-cell office:value-type="string" calcext:value-type="string">
            <text:p>2023-08-31 00:00:00 UTC</text:p>
          </table:table-cell>
        </table:table-row>
        <table:table-row table:style-name="ro1">
          <table:table-cell table:formula="of:=DATE(LEFT([.C94];4);RIGHT(LEFT([.C94];7);2);RIGHT(LEFT([.C94];10);2))" office:value-type="date" office:date-value="2023-09-01" calcext:value-type="date">
            <text:p>01/09/23</text:p>
          </table:table-cell>
          <table:table-cell office:value-type="float" office:value="0.247437630847193" calcext:value-type="float">
            <text:p>0.247437630847193</text:p>
          </table:table-cell>
          <table:table-cell office:value-type="string" calcext:value-type="string">
            <text:p>2023-09-01 00:00:00 UTC</text:p>
          </table:table-cell>
        </table:table-row>
        <table:table-row table:style-name="ro1">
          <table:table-cell table:formula="of:=DATE(LEFT([.C95];4);RIGHT(LEFT([.C95];7);2);RIGHT(LEFT([.C95];10);2))" office:value-type="date" office:date-value="2023-09-02" calcext:value-type="date">
            <text:p>02/09/23</text:p>
          </table:table-cell>
          <table:table-cell office:value-type="float" office:value="0.244797925277777" calcext:value-type="float">
            <text:p>0.244797925277777</text:p>
          </table:table-cell>
          <table:table-cell office:value-type="string" calcext:value-type="string">
            <text:p>2023-09-02 00:00:00 UTC</text:p>
          </table:table-cell>
        </table:table-row>
        <table:table-row table:style-name="ro1">
          <table:table-cell table:formula="of:=DATE(LEFT([.C96];4);RIGHT(LEFT([.C96];7);2);RIGHT(LEFT([.C96];10);2))" office:value-type="date" office:date-value="2023-09-03" calcext:value-type="date">
            <text:p>03/09/23</text:p>
          </table:table-cell>
          <table:table-cell office:value-type="float" office:value="0.221338057329958" calcext:value-type="float">
            <text:p>0.221338057329958</text:p>
          </table:table-cell>
          <table:table-cell office:value-type="string" calcext:value-type="string">
            <text:p>2023-09-03 00:00:00 UTC</text:p>
          </table:table-cell>
        </table:table-row>
        <table:table-row table:style-name="ro1">
          <table:table-cell table:formula="of:=DATE(LEFT([.C97];4);RIGHT(LEFT([.C97];7);2);RIGHT(LEFT([.C97];10);2))" office:value-type="date" office:date-value="2023-09-04" calcext:value-type="date">
            <text:p>04/09/23</text:p>
          </table:table-cell>
          <table:table-cell office:value-type="float" office:value="0.222507145470228" calcext:value-type="float">
            <text:p>0.222507145470228</text:p>
          </table:table-cell>
          <table:table-cell office:value-type="string" calcext:value-type="string">
            <text:p>2023-09-04 00:00:00 UTC</text:p>
          </table:table-cell>
        </table:table-row>
        <table:table-row table:style-name="ro1">
          <table:table-cell table:formula="of:=DATE(LEFT([.C98];4);RIGHT(LEFT([.C98];7);2);RIGHT(LEFT([.C98];10);2))" office:value-type="date" office:date-value="2023-09-05" calcext:value-type="date">
            <text:p>05/09/23</text:p>
          </table:table-cell>
          <table:table-cell office:value-type="float" office:value="0.220748654969262" calcext:value-type="float">
            <text:p>0.220748654969262</text:p>
          </table:table-cell>
          <table:table-cell office:value-type="string" calcext:value-type="string">
            <text:p>2023-09-05 00:00:00 UTC</text:p>
          </table:table-cell>
        </table:table-row>
        <table:table-row table:style-name="ro1">
          <table:table-cell table:formula="of:=DATE(LEFT([.C99];4);RIGHT(LEFT([.C99];7);2);RIGHT(LEFT([.C99];10);2))" office:value-type="date" office:date-value="2023-09-06" calcext:value-type="date">
            <text:p>06/09/23</text:p>
          </table:table-cell>
          <table:table-cell office:value-type="float" office:value="0.224376197601665" calcext:value-type="float">
            <text:p>0.224376197601665</text:p>
          </table:table-cell>
          <table:table-cell office:value-type="string" calcext:value-type="string">
            <text:p>2023-09-06 00:00:00 UTC</text:p>
          </table:table-cell>
        </table:table-row>
        <table:table-row table:style-name="ro1">
          <table:table-cell table:formula="of:=DATE(LEFT([.C100];4);RIGHT(LEFT([.C100];7);2);RIGHT(LEFT([.C100];10);2))" office:value-type="date" office:date-value="2023-09-07" calcext:value-type="date">
            <text:p>07/09/23</text:p>
          </table:table-cell>
          <table:table-cell office:value-type="float" office:value="0.223883430249176" calcext:value-type="float">
            <text:p>0.223883430249176</text:p>
          </table:table-cell>
          <table:table-cell office:value-type="string" calcext:value-type="string">
            <text:p>2023-09-07 00:00:00 UTC</text:p>
          </table:table-cell>
        </table:table-row>
        <table:table-row table:style-name="ro1">
          <table:table-cell table:formula="of:=DATE(LEFT([.C101];4);RIGHT(LEFT([.C101];7);2);RIGHT(LEFT([.C101];10);2))" office:value-type="date" office:date-value="2023-09-08" calcext:value-type="date">
            <text:p>08/09/23</text:p>
          </table:table-cell>
          <table:table-cell office:value-type="float" office:value="0.22156874198502" calcext:value-type="float">
            <text:p>0.22156874198502</text:p>
          </table:table-cell>
          <table:table-cell office:value-type="string" calcext:value-type="string">
            <text:p>2023-09-08 00:00:00 UTC</text:p>
          </table:table-cell>
        </table:table-row>
        <table:table-row table:style-name="ro1">
          <table:table-cell table:formula="of:=DATE(LEFT([.C102];4);RIGHT(LEFT([.C102];7);2);RIGHT(LEFT([.C102];10);2))" office:value-type="date" office:date-value="2023-09-09" calcext:value-type="date">
            <text:p>09/09/23</text:p>
          </table:table-cell>
          <table:table-cell office:value-type="float" office:value="0.220937648951836" calcext:value-type="float">
            <text:p>0.220937648951836</text:p>
          </table:table-cell>
          <table:table-cell office:value-type="string" calcext:value-type="string">
            <text:p>2023-09-09 00:00:00 UTC</text:p>
          </table:table-cell>
        </table:table-row>
        <table:table-row table:style-name="ro1">
          <table:table-cell table:formula="of:=DATE(LEFT([.C103];4);RIGHT(LEFT([.C103];7);2);RIGHT(LEFT([.C103];10);2))" office:value-type="date" office:date-value="2023-09-10" calcext:value-type="date">
            <text:p>10/09/23</text:p>
          </table:table-cell>
          <table:table-cell office:value-type="float" office:value="0.219062833721304" calcext:value-type="float">
            <text:p>0.219062833721304</text:p>
          </table:table-cell>
          <table:table-cell office:value-type="string" calcext:value-type="string">
            <text:p>2023-09-10 00:00:00 UTC</text:p>
          </table:table-cell>
        </table:table-row>
        <table:table-row table:style-name="ro1">
          <table:table-cell table:formula="of:=DATE(LEFT([.C104];4);RIGHT(LEFT([.C104];7);2);RIGHT(LEFT([.C104];10);2))" office:value-type="date" office:date-value="2023-09-11" calcext:value-type="date">
            <text:p>11/09/23</text:p>
          </table:table-cell>
          <table:table-cell office:value-type="float" office:value="0.196731408666831" calcext:value-type="float">
            <text:p>0.196731408666831</text:p>
          </table:table-cell>
          <table:table-cell office:value-type="string" calcext:value-type="string">
            <text:p>2023-09-11 00:00:00 UTC</text:p>
          </table:table-cell>
        </table:table-row>
        <table:table-row table:style-name="ro1">
          <table:table-cell table:formula="of:=DATE(LEFT([.C105];4);RIGHT(LEFT([.C105];7);2);RIGHT(LEFT([.C105];10);2))" office:value-type="date" office:date-value="2023-09-12" calcext:value-type="date">
            <text:p>12/09/23</text:p>
          </table:table-cell>
          <table:table-cell office:value-type="float" office:value="0.185107326901052" calcext:value-type="float">
            <text:p>0.185107326901052</text:p>
          </table:table-cell>
          <table:table-cell office:value-type="string" calcext:value-type="string">
            <text:p>2023-09-12 00:00:00 UTC</text:p>
          </table:table-cell>
        </table:table-row>
        <table:table-row table:style-name="ro1">
          <table:table-cell table:formula="of:=DATE(LEFT([.C106];4);RIGHT(LEFT([.C106];7);2);RIGHT(LEFT([.C106];10);2))" office:value-type="date" office:date-value="2023-09-13" calcext:value-type="date">
            <text:p>13/09/23</text:p>
          </table:table-cell>
          <table:table-cell office:value-type="float" office:value="0.199857415342829" calcext:value-type="float">
            <text:p>0.199857415342829</text:p>
          </table:table-cell>
          <table:table-cell office:value-type="string" calcext:value-type="string">
            <text:p>2023-09-13 00:00:00 UTC</text:p>
          </table:table-cell>
        </table:table-row>
        <table:table-row table:style-name="ro1">
          <table:table-cell table:formula="of:=DATE(LEFT([.C107];4);RIGHT(LEFT([.C107];7);2);RIGHT(LEFT([.C107];10);2))" office:value-type="date" office:date-value="2023-09-14" calcext:value-type="date">
            <text:p>14/09/23</text:p>
          </table:table-cell>
          <table:table-cell office:value-type="float" office:value="0.199513674514201" calcext:value-type="float">
            <text:p>0.199513674514201</text:p>
          </table:table-cell>
          <table:table-cell office:value-type="string" calcext:value-type="string">
            <text:p>2023-09-14 00:00:00 UTC</text:p>
          </table:table-cell>
        </table:table-row>
        <table:table-row table:style-name="ro1">
          <table:table-cell table:formula="of:=DATE(LEFT([.C108];4);RIGHT(LEFT([.C108];7);2);RIGHT(LEFT([.C108];10);2))" office:value-type="date" office:date-value="2023-09-15" calcext:value-type="date">
            <text:p>15/09/23</text:p>
          </table:table-cell>
          <table:table-cell office:value-type="float" office:value="0.1990111219659" calcext:value-type="float">
            <text:p>0.1990111219659</text:p>
          </table:table-cell>
          <table:table-cell office:value-type="string" calcext:value-type="string">
            <text:p>2023-09-15 00:00:00 UTC</text:p>
          </table:table-cell>
        </table:table-row>
        <table:table-row table:style-name="ro1">
          <table:table-cell table:formula="of:=DATE(LEFT([.C109];4);RIGHT(LEFT([.C109];7);2);RIGHT(LEFT([.C109];10);2))" office:value-type="date" office:date-value="2023-09-16" calcext:value-type="date">
            <text:p>16/09/23</text:p>
          </table:table-cell>
          <table:table-cell office:value-type="float" office:value="0.209406013558656" calcext:value-type="float">
            <text:p>0.209406013558656</text:p>
          </table:table-cell>
          <table:table-cell office:value-type="string" calcext:value-type="string">
            <text:p>2023-09-16 00:00:00 UTC</text:p>
          </table:table-cell>
        </table:table-row>
        <table:table-row table:style-name="ro1">
          <table:table-cell table:formula="of:=DATE(LEFT([.C110];4);RIGHT(LEFT([.C110];7);2);RIGHT(LEFT([.C110];10);2))" office:value-type="date" office:date-value="2023-09-17" calcext:value-type="date">
            <text:p>17/09/23</text:p>
          </table:table-cell>
          <table:table-cell office:value-type="float" office:value="0.210589443795589" calcext:value-type="float">
            <text:p>0.210589443795589</text:p>
          </table:table-cell>
          <table:table-cell office:value-type="string" calcext:value-type="string">
            <text:p>2023-09-17 00:00:00 UTC</text:p>
          </table:table-cell>
        </table:table-row>
        <table:table-row table:style-name="ro1">
          <table:table-cell table:formula="of:=DATE(LEFT([.C111];4);RIGHT(LEFT([.C111];7);2);RIGHT(LEFT([.C111];10);2))" office:value-type="date" office:date-value="2023-09-18" calcext:value-type="date">
            <text:p>18/09/23</text:p>
          </table:table-cell>
          <table:table-cell office:value-type="float" office:value="0.194700816256392" calcext:value-type="float">
            <text:p>0.194700816256392</text:p>
          </table:table-cell>
          <table:table-cell office:value-type="string" calcext:value-type="string">
            <text:p>2023-09-18 00:00:00 UTC</text:p>
          </table:table-cell>
        </table:table-row>
        <table:table-row table:style-name="ro1">
          <table:table-cell table:formula="of:=DATE(LEFT([.C112];4);RIGHT(LEFT([.C112];7);2);RIGHT(LEFT([.C112];10);2))" office:value-type="date" office:date-value="2023-09-19" calcext:value-type="date">
            <text:p>19/09/23</text:p>
          </table:table-cell>
          <table:table-cell office:value-type="float" office:value="0.197527811570989" calcext:value-type="float">
            <text:p>0.197527811570989</text:p>
          </table:table-cell>
          <table:table-cell office:value-type="string" calcext:value-type="string">
            <text:p>2023-09-19 00:00:00 UTC</text:p>
          </table:table-cell>
        </table:table-row>
        <table:table-row table:style-name="ro1">
          <table:table-cell table:formula="of:=DATE(LEFT([.C113];4);RIGHT(LEFT([.C113];7);2);RIGHT(LEFT([.C113];10);2))" office:value-type="date" office:date-value="2023-09-20" calcext:value-type="date">
            <text:p>20/09/23</text:p>
          </table:table-cell>
          <table:table-cell office:value-type="float" office:value="0.211578455176642" calcext:value-type="float">
            <text:p>0.211578455176642</text:p>
          </table:table-cell>
          <table:table-cell office:value-type="string" calcext:value-type="string">
            <text:p>2023-09-20 00:00:00 UTC</text:p>
          </table:table-cell>
        </table:table-row>
        <table:table-row table:style-name="ro1">
          <table:table-cell table:formula="of:=DATE(LEFT([.C114];4);RIGHT(LEFT([.C114];7);2);RIGHT(LEFT([.C114];10);2))" office:value-type="date" office:date-value="2023-09-21" calcext:value-type="date">
            <text:p>21/09/23</text:p>
          </table:table-cell>
          <table:table-cell office:value-type="float" office:value="0.230788429631833" calcext:value-type="float">
            <text:p>0.230788429631833</text:p>
          </table:table-cell>
          <table:table-cell office:value-type="string" calcext:value-type="string">
            <text:p>2023-09-21 00:00:00 UTC</text:p>
          </table:table-cell>
        </table:table-row>
        <table:table-row table:style-name="ro1">
          <table:table-cell table:formula="of:=DATE(LEFT([.C115];4);RIGHT(LEFT([.C115];7);2);RIGHT(LEFT([.C115];10);2))" office:value-type="date" office:date-value="2023-09-22" calcext:value-type="date">
            <text:p>22/09/23</text:p>
          </table:table-cell>
          <table:table-cell office:value-type="float" office:value="0.212739616337412" calcext:value-type="float">
            <text:p>0.212739616337412</text:p>
          </table:table-cell>
          <table:table-cell office:value-type="string" calcext:value-type="string">
            <text:p>2023-09-22 00:00:00 UTC</text:p>
          </table:table-cell>
        </table:table-row>
        <table:table-row table:style-name="ro1">
          <table:table-cell table:formula="of:=DATE(LEFT([.C116];4);RIGHT(LEFT([.C116];7);2);RIGHT(LEFT([.C116];10);2))" office:value-type="date" office:date-value="2023-09-23" calcext:value-type="date">
            <text:p>23/09/23</text:p>
          </table:table-cell>
          <table:table-cell office:value-type="float" office:value="0.223226656589557" calcext:value-type="float">
            <text:p>0.223226656589557</text:p>
          </table:table-cell>
          <table:table-cell office:value-type="string" calcext:value-type="string">
            <text:p>2023-09-23 00:00:00 UTC</text:p>
          </table:table-cell>
        </table:table-row>
        <table:table-row table:style-name="ro1">
          <table:table-cell table:formula="of:=DATE(LEFT([.C117];4);RIGHT(LEFT([.C117];7);2);RIGHT(LEFT([.C117];10);2))" office:value-type="date" office:date-value="2023-09-24" calcext:value-type="date">
            <text:p>24/09/23</text:p>
          </table:table-cell>
          <table:table-cell office:value-type="float" office:value="0.213870709845867" calcext:value-type="float">
            <text:p>0.213870709845867</text:p>
          </table:table-cell>
          <table:table-cell office:value-type="string" calcext:value-type="string">
            <text:p>2023-09-24 00:00:00 UTC</text:p>
          </table:table-cell>
        </table:table-row>
        <table:table-row table:style-name="ro1">
          <table:table-cell table:formula="of:=DATE(LEFT([.C118];4);RIGHT(LEFT([.C118];7);2);RIGHT(LEFT([.C118];10);2))" office:value-type="date" office:date-value="2023-09-25" calcext:value-type="date">
            <text:p>25/09/23</text:p>
          </table:table-cell>
          <table:table-cell office:value-type="float" office:value="0.204102286681247" calcext:value-type="float">
            <text:p>0.204102286681247</text:p>
          </table:table-cell>
          <table:table-cell office:value-type="string" calcext:value-type="string">
            <text:p>2023-09-25 00:00:00 UTC</text:p>
          </table:table-cell>
        </table:table-row>
        <table:table-row table:style-name="ro1">
          <table:table-cell table:formula="of:=DATE(LEFT([.C119];4);RIGHT(LEFT([.C119];7);2);RIGHT(LEFT([.C119];10);2))" office:value-type="date" office:date-value="2023-09-26" calcext:value-type="date">
            <text:p>26/09/23</text:p>
          </table:table-cell>
          <table:table-cell office:value-type="float" office:value="0.207319193264417" calcext:value-type="float">
            <text:p>0.207319193264417</text:p>
          </table:table-cell>
          <table:table-cell office:value-type="string" calcext:value-type="string">
            <text:p>2023-09-26 00:00:00 UTC</text:p>
          </table:table-cell>
        </table:table-row>
        <table:table-row table:style-name="ro1">
          <table:table-cell table:formula="of:=DATE(LEFT([.C120];4);RIGHT(LEFT([.C120];7);2);RIGHT(LEFT([.C120];10);2))" office:value-type="date" office:date-value="2023-09-27" calcext:value-type="date">
            <text:p>27/09/23</text:p>
          </table:table-cell>
          <table:table-cell office:value-type="float" office:value="0.203538858681523" calcext:value-type="float">
            <text:p>0.203538858681523</text:p>
          </table:table-cell>
          <table:table-cell office:value-type="string" calcext:value-type="string">
            <text:p>2023-09-27 00:00:00 UTC</text:p>
          </table:table-cell>
        </table:table-row>
        <table:table-row table:style-name="ro1">
          <table:table-cell table:formula="of:=DATE(LEFT([.C121];4);RIGHT(LEFT([.C121];7);2);RIGHT(LEFT([.C121];10);2))" office:value-type="date" office:date-value="2023-09-28" calcext:value-type="date">
            <text:p>28/09/23</text:p>
          </table:table-cell>
          <table:table-cell office:value-type="float" office:value="0.200244763036003" calcext:value-type="float">
            <text:p>0.200244763036003</text:p>
          </table:table-cell>
          <table:table-cell office:value-type="string" calcext:value-type="string">
            <text:p>2023-09-28 00:00:00 UTC</text:p>
          </table:table-cell>
        </table:table-row>
        <table:table-row table:style-name="ro1">
          <table:table-cell table:formula="of:=DATE(LEFT([.C122];4);RIGHT(LEFT([.C122];7);2);RIGHT(LEFT([.C122];10);2))" office:value-type="date" office:date-value="2023-09-29" calcext:value-type="date">
            <text:p>29/09/23</text:p>
          </table:table-cell>
          <table:table-cell office:value-type="float" office:value="0.216053761237423" calcext:value-type="float">
            <text:p>0.216053761237423</text:p>
          </table:table-cell>
          <table:table-cell office:value-type="string" calcext:value-type="string">
            <text:p>2023-09-29 00:00:00 UTC</text:p>
          </table:table-cell>
        </table:table-row>
        <table:table-row table:style-name="ro1">
          <table:table-cell table:formula="of:=DATE(LEFT([.C123];4);RIGHT(LEFT([.C123];7);2);RIGHT(LEFT([.C123];10);2))" office:value-type="date" office:date-value="2023-09-30" calcext:value-type="date">
            <text:p>30/09/23</text:p>
          </table:table-cell>
          <table:table-cell office:value-type="float" office:value="0.213051552021525" calcext:value-type="float">
            <text:p>0.213051552021525</text:p>
          </table:table-cell>
          <table:table-cell office:value-type="string" calcext:value-type="string">
            <text:p>2023-09-30 00:00:00 UT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28T17:38:06.466160757</dc:date>
    <dc:creator>Jon Reiter</dc:creator>
    <meta:editing-duration>PT10M10S</meta:editing-duration>
    <meta:editing-cycles>7</meta:editing-cycles>
    <meta:document-statistic meta:table-count="2" meta:cell-count="1281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62.49cm" svg:height="15.053cm" xlink:href=".." xlink:type="simple" chart:class="chart:bar" chart:style-name="ch1">
        <chart:plot-area chart:style-name="ch2" table:cell-range-address="'stack bar distribution'.A1:'stack bar distribution'.A122 'stack bar distribution'.C1:'stack bar distribution'.CX122" chart:data-source-has-labels="both" svg:x="1.249cm" svg:y="0.301cm" svg:width="59.992cm" svg:height="14.451cm">
          <chart:coordinate-region svg:x="2.494cm" svg:y="0.497cm" svg:width="58.747cm" svg:height="12.382cm"/>
          <chart:axis chart:dimension="x" chart:name="primary-x" chart:style-name="ch3" chartooo:axis-type="auto">
            <chartooo:date-scale/>
            <chart:categories table:cell-range-address="'stack bar distribution'.A2:'stack bar distribution'.A1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tack bar distribution'.C2:'stack bar distribution'.C122" chart:label-cell-address="'stack bar distribution'.C1:'stack bar distribution'.C1" chart:class="chart:bar">
            <chart:data-point chart:repeated="121"/>
          </chart:series>
          <chart:series chart:style-name="ch7" chart:values-cell-range-address="'stack bar distribution'.D2:'stack bar distribution'.D122" chart:label-cell-address="'stack bar distribution'.D1:'stack bar distribution'.D1" chart:class="chart:bar">
            <chart:data-point chart:repeated="121"/>
          </chart:series>
          <chart:series chart:style-name="ch8" chart:values-cell-range-address="'stack bar distribution'.E2:'stack bar distribution'.E122" chart:label-cell-address="'stack bar distribution'.E1:'stack bar distribution'.E1" chart:class="chart:bar">
            <chart:data-point chart:repeated="121"/>
          </chart:series>
          <chart:series chart:style-name="ch9" chart:values-cell-range-address="'stack bar distribution'.F2:'stack bar distribution'.F122" chart:label-cell-address="'stack bar distribution'.F1:'stack bar distribution'.F1" chart:class="chart:bar">
            <chart:data-point chart:repeated="121"/>
          </chart:series>
          <chart:series chart:style-name="ch10" chart:values-cell-range-address="'stack bar distribution'.G2:'stack bar distribution'.G122" chart:label-cell-address="'stack bar distribution'.G1:'stack bar distribution'.G1" chart:class="chart:bar">
            <chart:data-point chart:repeated="121"/>
          </chart:series>
          <chart:series chart:style-name="ch11" chart:values-cell-range-address="'stack bar distribution'.H2:'stack bar distribution'.H122" chart:label-cell-address="'stack bar distribution'.H1:'stack bar distribution'.H1" chart:class="chart:bar">
            <chart:data-point chart:repeated="121"/>
          </chart:series>
          <chart:series chart:style-name="ch12" chart:values-cell-range-address="'stack bar distribution'.I2:'stack bar distribution'.I122" chart:label-cell-address="'stack bar distribution'.I1:'stack bar distribution'.I1" chart:class="chart:bar">
            <chart:data-point chart:repeated="121"/>
          </chart:series>
          <chart:series chart:style-name="ch13" chart:values-cell-range-address="'stack bar distribution'.J2:'stack bar distribution'.J122" chart:label-cell-address="'stack bar distribution'.J1:'stack bar distribution'.J1" chart:class="chart:bar">
            <chart:data-point chart:repeated="121"/>
          </chart:series>
          <chart:series chart:style-name="ch14" chart:values-cell-range-address="'stack bar distribution'.K2:'stack bar distribution'.K122" chart:label-cell-address="'stack bar distribution'.K1:'stack bar distribution'.K1" chart:class="chart:bar">
            <chart:data-point chart:repeated="121"/>
          </chart:series>
          <chart:series chart:style-name="ch15" chart:values-cell-range-address="'stack bar distribution'.L2:'stack bar distribution'.L122" chart:label-cell-address="'stack bar distribution'.L1:'stack bar distribution'.L1" chart:class="chart:bar">
            <chart:data-point chart:repeated="121"/>
          </chart:series>
          <chart:series chart:style-name="ch16" chart:values-cell-range-address="'stack bar distribution'.M2:'stack bar distribution'.M122" chart:label-cell-address="'stack bar distribution'.M1:'stack bar distribution'.M1" chart:class="chart:bar">
            <chart:data-point chart:repeated="121"/>
          </chart:series>
          <chart:series chart:style-name="ch17" chart:values-cell-range-address="'stack bar distribution'.N2:'stack bar distribution'.N122" chart:label-cell-address="'stack bar distribution'.N1:'stack bar distribution'.N1" chart:class="chart:bar">
            <chart:data-point chart:repeated="121"/>
          </chart:series>
          <chart:series chart:style-name="ch6" chart:values-cell-range-address="'stack bar distribution'.O2:'stack bar distribution'.O122" chart:label-cell-address="'stack bar distribution'.O1:'stack bar distribution'.O1" chart:class="chart:bar">
            <chart:data-point chart:repeated="121"/>
          </chart:series>
          <chart:series chart:style-name="ch7" chart:values-cell-range-address="'stack bar distribution'.P2:'stack bar distribution'.P122" chart:label-cell-address="'stack bar distribution'.P1:'stack bar distribution'.P1" chart:class="chart:bar">
            <chart:data-point chart:repeated="121"/>
          </chart:series>
          <chart:series chart:style-name="ch8" chart:values-cell-range-address="'stack bar distribution'.Q2:'stack bar distribution'.Q122" chart:label-cell-address="'stack bar distribution'.Q1:'stack bar distribution'.Q1" chart:class="chart:bar">
            <chart:data-point chart:repeated="121"/>
          </chart:series>
          <chart:series chart:style-name="ch9" chart:values-cell-range-address="'stack bar distribution'.R2:'stack bar distribution'.R122" chart:label-cell-address="'stack bar distribution'.R1:'stack bar distribution'.R1" chart:class="chart:bar">
            <chart:data-point chart:repeated="121"/>
          </chart:series>
          <chart:series chart:style-name="ch10" chart:values-cell-range-address="'stack bar distribution'.S2:'stack bar distribution'.S122" chart:label-cell-address="'stack bar distribution'.S1:'stack bar distribution'.S1" chart:class="chart:bar">
            <chart:data-point chart:repeated="121"/>
          </chart:series>
          <chart:series chart:style-name="ch11" chart:values-cell-range-address="'stack bar distribution'.T2:'stack bar distribution'.T122" chart:label-cell-address="'stack bar distribution'.T1:'stack bar distribution'.T1" chart:class="chart:bar">
            <chart:data-point chart:repeated="121"/>
          </chart:series>
          <chart:series chart:style-name="ch12" chart:values-cell-range-address="'stack bar distribution'.U2:'stack bar distribution'.U122" chart:label-cell-address="'stack bar distribution'.U1:'stack bar distribution'.U1" chart:class="chart:bar">
            <chart:data-point chart:repeated="121"/>
          </chart:series>
          <chart:series chart:style-name="ch13" chart:values-cell-range-address="'stack bar distribution'.V2:'stack bar distribution'.V122" chart:label-cell-address="'stack bar distribution'.V1:'stack bar distribution'.V1" chart:class="chart:bar">
            <chart:data-point chart:repeated="121"/>
          </chart:series>
          <chart:series chart:style-name="ch14" chart:values-cell-range-address="'stack bar distribution'.W2:'stack bar distribution'.W122" chart:label-cell-address="'stack bar distribution'.W1:'stack bar distribution'.W1" chart:class="chart:bar">
            <chart:data-point chart:repeated="121"/>
          </chart:series>
          <chart:series chart:style-name="ch15" chart:values-cell-range-address="'stack bar distribution'.X2:'stack bar distribution'.X122" chart:label-cell-address="'stack bar distribution'.X1:'stack bar distribution'.X1" chart:class="chart:bar">
            <chart:data-point chart:repeated="121"/>
          </chart:series>
          <chart:series chart:style-name="ch16" chart:values-cell-range-address="'stack bar distribution'.Y2:'stack bar distribution'.Y122" chart:label-cell-address="'stack bar distribution'.Y1:'stack bar distribution'.Y1" chart:class="chart:bar">
            <chart:data-point chart:repeated="121"/>
          </chart:series>
          <chart:series chart:style-name="ch17" chart:values-cell-range-address="'stack bar distribution'.Z2:'stack bar distribution'.Z122" chart:label-cell-address="'stack bar distribution'.Z1:'stack bar distribution'.Z1" chart:class="chart:bar">
            <chart:data-point chart:repeated="121"/>
          </chart:series>
          <chart:series chart:style-name="ch6" chart:values-cell-range-address="'stack bar distribution'.AA2:'stack bar distribution'.AA122" chart:label-cell-address="'stack bar distribution'.AA1:'stack bar distribution'.AA1" chart:class="chart:bar">
            <chart:data-point chart:repeated="121"/>
          </chart:series>
          <chart:series chart:style-name="ch7" chart:values-cell-range-address="'stack bar distribution'.AB2:'stack bar distribution'.AB122" chart:label-cell-address="'stack bar distribution'.AB1:'stack bar distribution'.AB1" chart:class="chart:bar">
            <chart:data-point chart:repeated="121"/>
          </chart:series>
          <chart:series chart:style-name="ch8" chart:values-cell-range-address="'stack bar distribution'.AC2:'stack bar distribution'.AC122" chart:label-cell-address="'stack bar distribution'.AC1:'stack bar distribution'.AC1" chart:class="chart:bar">
            <chart:data-point chart:repeated="121"/>
          </chart:series>
          <chart:series chart:style-name="ch9" chart:values-cell-range-address="'stack bar distribution'.AD2:'stack bar distribution'.AD122" chart:label-cell-address="'stack bar distribution'.AD1:'stack bar distribution'.AD1" chart:class="chart:bar">
            <chart:data-point chart:repeated="121"/>
          </chart:series>
          <chart:series chart:style-name="ch10" chart:values-cell-range-address="'stack bar distribution'.AE2:'stack bar distribution'.AE122" chart:label-cell-address="'stack bar distribution'.AE1:'stack bar distribution'.AE1" chart:class="chart:bar">
            <chart:data-point chart:repeated="121"/>
          </chart:series>
          <chart:series chart:style-name="ch11" chart:values-cell-range-address="'stack bar distribution'.AF2:'stack bar distribution'.AF122" chart:label-cell-address="'stack bar distribution'.AF1:'stack bar distribution'.AF1" chart:class="chart:bar">
            <chart:data-point chart:repeated="121"/>
          </chart:series>
          <chart:series chart:style-name="ch12" chart:values-cell-range-address="'stack bar distribution'.AG2:'stack bar distribution'.AG122" chart:label-cell-address="'stack bar distribution'.AG1:'stack bar distribution'.AG1" chart:class="chart:bar">
            <chart:data-point chart:repeated="121"/>
          </chart:series>
          <chart:series chart:style-name="ch13" chart:values-cell-range-address="'stack bar distribution'.AH2:'stack bar distribution'.AH122" chart:label-cell-address="'stack bar distribution'.AH1:'stack bar distribution'.AH1" chart:class="chart:bar">
            <chart:data-point chart:repeated="121"/>
          </chart:series>
          <chart:series chart:style-name="ch14" chart:values-cell-range-address="'stack bar distribution'.AI2:'stack bar distribution'.AI122" chart:label-cell-address="'stack bar distribution'.AI1:'stack bar distribution'.AI1" chart:class="chart:bar">
            <chart:data-point chart:repeated="121"/>
          </chart:series>
          <chart:series chart:style-name="ch15" chart:values-cell-range-address="'stack bar distribution'.AJ2:'stack bar distribution'.AJ122" chart:label-cell-address="'stack bar distribution'.AJ1:'stack bar distribution'.AJ1" chart:class="chart:bar">
            <chart:data-point chart:repeated="121"/>
          </chart:series>
          <chart:series chart:style-name="ch16" chart:values-cell-range-address="'stack bar distribution'.AK2:'stack bar distribution'.AK122" chart:label-cell-address="'stack bar distribution'.AK1:'stack bar distribution'.AK1" chart:class="chart:bar">
            <chart:data-point chart:repeated="121"/>
          </chart:series>
          <chart:series chart:style-name="ch17" chart:values-cell-range-address="'stack bar distribution'.AL2:'stack bar distribution'.AL122" chart:label-cell-address="'stack bar distribution'.AL1:'stack bar distribution'.AL1" chart:class="chart:bar">
            <chart:data-point chart:repeated="121"/>
          </chart:series>
          <chart:series chart:style-name="ch6" chart:values-cell-range-address="'stack bar distribution'.AM2:'stack bar distribution'.AM122" chart:label-cell-address="'stack bar distribution'.AM1:'stack bar distribution'.AM1" chart:class="chart:bar">
            <chart:data-point chart:repeated="121"/>
          </chart:series>
          <chart:series chart:style-name="ch7" chart:values-cell-range-address="'stack bar distribution'.AN2:'stack bar distribution'.AN122" chart:label-cell-address="'stack bar distribution'.AN1:'stack bar distribution'.AN1" chart:class="chart:bar">
            <chart:data-point chart:repeated="121"/>
          </chart:series>
          <chart:series chart:style-name="ch8" chart:values-cell-range-address="'stack bar distribution'.AO2:'stack bar distribution'.AO122" chart:label-cell-address="'stack bar distribution'.AO1:'stack bar distribution'.AO1" chart:class="chart:bar">
            <chart:data-point chart:repeated="121"/>
          </chart:series>
          <chart:series chart:style-name="ch9" chart:values-cell-range-address="'stack bar distribution'.AP2:'stack bar distribution'.AP122" chart:label-cell-address="'stack bar distribution'.AP1:'stack bar distribution'.AP1" chart:class="chart:bar">
            <chart:data-point chart:repeated="121"/>
          </chart:series>
          <chart:series chart:style-name="ch10" chart:values-cell-range-address="'stack bar distribution'.AQ2:'stack bar distribution'.AQ122" chart:label-cell-address="'stack bar distribution'.AQ1:'stack bar distribution'.AQ1" chart:class="chart:bar">
            <chart:data-point chart:repeated="121"/>
          </chart:series>
          <chart:series chart:style-name="ch11" chart:values-cell-range-address="'stack bar distribution'.AR2:'stack bar distribution'.AR122" chart:label-cell-address="'stack bar distribution'.AR1:'stack bar distribution'.AR1" chart:class="chart:bar">
            <chart:data-point chart:repeated="121"/>
          </chart:series>
          <chart:series chart:style-name="ch12" chart:values-cell-range-address="'stack bar distribution'.AS2:'stack bar distribution'.AS122" chart:label-cell-address="'stack bar distribution'.AS1:'stack bar distribution'.AS1" chart:class="chart:bar">
            <chart:data-point chart:repeated="121"/>
          </chart:series>
          <chart:series chart:style-name="ch13" chart:values-cell-range-address="'stack bar distribution'.AT2:'stack bar distribution'.AT122" chart:label-cell-address="'stack bar distribution'.AT1:'stack bar distribution'.AT1" chart:class="chart:bar">
            <chart:data-point chart:repeated="121"/>
          </chart:series>
          <chart:series chart:style-name="ch14" chart:values-cell-range-address="'stack bar distribution'.AU2:'stack bar distribution'.AU122" chart:label-cell-address="'stack bar distribution'.AU1:'stack bar distribution'.AU1" chart:class="chart:bar">
            <chart:data-point chart:repeated="121"/>
          </chart:series>
          <chart:series chart:style-name="ch15" chart:values-cell-range-address="'stack bar distribution'.AV2:'stack bar distribution'.AV122" chart:label-cell-address="'stack bar distribution'.AV1:'stack bar distribution'.AV1" chart:class="chart:bar">
            <chart:data-point chart:repeated="121"/>
          </chart:series>
          <chart:series chart:style-name="ch16" chart:values-cell-range-address="'stack bar distribution'.AW2:'stack bar distribution'.AW122" chart:label-cell-address="'stack bar distribution'.AW1:'stack bar distribution'.AW1" chart:class="chart:bar">
            <chart:data-point chart:repeated="121"/>
          </chart:series>
          <chart:series chart:style-name="ch17" chart:values-cell-range-address="'stack bar distribution'.AX2:'stack bar distribution'.AX122" chart:label-cell-address="'stack bar distribution'.AX1:'stack bar distribution'.AX1" chart:class="chart:bar">
            <chart:data-point chart:repeated="121"/>
          </chart:series>
          <chart:series chart:style-name="ch6" chart:values-cell-range-address="'stack bar distribution'.AY2:'stack bar distribution'.AY122" chart:label-cell-address="'stack bar distribution'.AY1:'stack bar distribution'.AY1" chart:class="chart:bar">
            <chart:data-point chart:repeated="121"/>
          </chart:series>
          <chart:series chart:style-name="ch7" chart:values-cell-range-address="'stack bar distribution'.AZ2:'stack bar distribution'.AZ122" chart:label-cell-address="'stack bar distribution'.AZ1:'stack bar distribution'.AZ1" chart:class="chart:bar">
            <chart:data-point chart:repeated="121"/>
          </chart:series>
          <chart:series chart:style-name="ch8" chart:values-cell-range-address="'stack bar distribution'.BA2:'stack bar distribution'.BA122" chart:label-cell-address="'stack bar distribution'.BA1:'stack bar distribution'.BA1" chart:class="chart:bar">
            <chart:data-point chart:repeated="121"/>
          </chart:series>
          <chart:series chart:style-name="ch9" chart:values-cell-range-address="'stack bar distribution'.BB2:'stack bar distribution'.BB122" chart:label-cell-address="'stack bar distribution'.BB1:'stack bar distribution'.BB1" chart:class="chart:bar">
            <chart:data-point chart:repeated="121"/>
          </chart:series>
          <chart:series chart:style-name="ch10" chart:values-cell-range-address="'stack bar distribution'.BC2:'stack bar distribution'.BC122" chart:label-cell-address="'stack bar distribution'.BC1:'stack bar distribution'.BC1" chart:class="chart:bar">
            <chart:data-point chart:repeated="121"/>
          </chart:series>
          <chart:series chart:style-name="ch11" chart:values-cell-range-address="'stack bar distribution'.BD2:'stack bar distribution'.BD122" chart:label-cell-address="'stack bar distribution'.BD1:'stack bar distribution'.BD1" chart:class="chart:bar">
            <chart:data-point chart:repeated="121"/>
          </chart:series>
          <chart:series chart:style-name="ch12" chart:values-cell-range-address="'stack bar distribution'.BE2:'stack bar distribution'.BE122" chart:label-cell-address="'stack bar distribution'.BE1:'stack bar distribution'.BE1" chart:class="chart:bar">
            <chart:data-point chart:repeated="121"/>
          </chart:series>
          <chart:series chart:style-name="ch13" chart:values-cell-range-address="'stack bar distribution'.BF2:'stack bar distribution'.BF122" chart:label-cell-address="'stack bar distribution'.BF1:'stack bar distribution'.BF1" chart:class="chart:bar">
            <chart:data-point chart:repeated="121"/>
          </chart:series>
          <chart:series chart:style-name="ch14" chart:values-cell-range-address="'stack bar distribution'.BG2:'stack bar distribution'.BG122" chart:label-cell-address="'stack bar distribution'.BG1:'stack bar distribution'.BG1" chart:class="chart:bar">
            <chart:data-point chart:repeated="121"/>
          </chart:series>
          <chart:series chart:style-name="ch15" chart:values-cell-range-address="'stack bar distribution'.BH2:'stack bar distribution'.BH122" chart:label-cell-address="'stack bar distribution'.BH1:'stack bar distribution'.BH1" chart:class="chart:bar">
            <chart:data-point chart:repeated="121"/>
          </chart:series>
          <chart:series chart:style-name="ch16" chart:values-cell-range-address="'stack bar distribution'.BI2:'stack bar distribution'.BI122" chart:label-cell-address="'stack bar distribution'.BI1:'stack bar distribution'.BI1" chart:class="chart:bar">
            <chart:data-point chart:repeated="121"/>
          </chart:series>
          <chart:series chart:style-name="ch17" chart:values-cell-range-address="'stack bar distribution'.BJ2:'stack bar distribution'.BJ122" chart:label-cell-address="'stack bar distribution'.BJ1:'stack bar distribution'.BJ1" chart:class="chart:bar">
            <chart:data-point chart:repeated="121"/>
          </chart:series>
          <chart:series chart:style-name="ch6" chart:values-cell-range-address="'stack bar distribution'.BK2:'stack bar distribution'.BK122" chart:label-cell-address="'stack bar distribution'.BK1:'stack bar distribution'.BK1" chart:class="chart:bar">
            <chart:data-point chart:repeated="121"/>
          </chart:series>
          <chart:series chart:style-name="ch7" chart:values-cell-range-address="'stack bar distribution'.BL2:'stack bar distribution'.BL122" chart:label-cell-address="'stack bar distribution'.BL1:'stack bar distribution'.BL1" chart:class="chart:bar">
            <chart:data-point chart:repeated="121"/>
          </chart:series>
          <chart:series chart:style-name="ch8" chart:values-cell-range-address="'stack bar distribution'.BM2:'stack bar distribution'.BM122" chart:label-cell-address="'stack bar distribution'.BM1:'stack bar distribution'.BM1" chart:class="chart:bar">
            <chart:data-point chart:repeated="121"/>
          </chart:series>
          <chart:series chart:style-name="ch9" chart:values-cell-range-address="'stack bar distribution'.BN2:'stack bar distribution'.BN122" chart:label-cell-address="'stack bar distribution'.BN1:'stack bar distribution'.BN1" chart:class="chart:bar">
            <chart:data-point chart:repeated="121"/>
          </chart:series>
          <chart:series chart:style-name="ch10" chart:values-cell-range-address="'stack bar distribution'.BO2:'stack bar distribution'.BO122" chart:label-cell-address="'stack bar distribution'.BO1:'stack bar distribution'.BO1" chart:class="chart:bar">
            <chart:data-point chart:repeated="121"/>
          </chart:series>
          <chart:series chart:style-name="ch11" chart:values-cell-range-address="'stack bar distribution'.BP2:'stack bar distribution'.BP122" chart:label-cell-address="'stack bar distribution'.BP1:'stack bar distribution'.BP1" chart:class="chart:bar">
            <chart:data-point chart:repeated="121"/>
          </chart:series>
          <chart:series chart:style-name="ch12" chart:values-cell-range-address="'stack bar distribution'.BQ2:'stack bar distribution'.BQ122" chart:label-cell-address="'stack bar distribution'.BQ1:'stack bar distribution'.BQ1" chart:class="chart:bar">
            <chart:data-point chart:repeated="121"/>
          </chart:series>
          <chart:series chart:style-name="ch13" chart:values-cell-range-address="'stack bar distribution'.BR2:'stack bar distribution'.BR122" chart:label-cell-address="'stack bar distribution'.BR1:'stack bar distribution'.BR1" chart:class="chart:bar">
            <chart:data-point chart:repeated="121"/>
          </chart:series>
          <chart:series chart:style-name="ch14" chart:values-cell-range-address="'stack bar distribution'.BS2:'stack bar distribution'.BS122" chart:label-cell-address="'stack bar distribution'.BS1:'stack bar distribution'.BS1" chart:class="chart:bar">
            <chart:data-point chart:repeated="121"/>
          </chart:series>
          <chart:series chart:style-name="ch15" chart:values-cell-range-address="'stack bar distribution'.BT2:'stack bar distribution'.BT122" chart:label-cell-address="'stack bar distribution'.BT1:'stack bar distribution'.BT1" chart:class="chart:bar">
            <chart:data-point chart:repeated="121"/>
          </chart:series>
          <chart:series chart:style-name="ch16" chart:values-cell-range-address="'stack bar distribution'.BU2:'stack bar distribution'.BU122" chart:label-cell-address="'stack bar distribution'.BU1:'stack bar distribution'.BU1" chart:class="chart:bar">
            <chart:data-point chart:repeated="121"/>
          </chart:series>
          <chart:series chart:style-name="ch17" chart:values-cell-range-address="'stack bar distribution'.BV2:'stack bar distribution'.BV122" chart:label-cell-address="'stack bar distribution'.BV1:'stack bar distribution'.BV1" chart:class="chart:bar">
            <chart:data-point chart:repeated="121"/>
          </chart:series>
          <chart:series chart:style-name="ch6" chart:values-cell-range-address="'stack bar distribution'.BW2:'stack bar distribution'.BW122" chart:label-cell-address="'stack bar distribution'.BW1:'stack bar distribution'.BW1" chart:class="chart:bar">
            <chart:data-point chart:repeated="121"/>
          </chart:series>
          <chart:series chart:style-name="ch7" chart:values-cell-range-address="'stack bar distribution'.BX2:'stack bar distribution'.BX122" chart:label-cell-address="'stack bar distribution'.BX1:'stack bar distribution'.BX1" chart:class="chart:bar">
            <chart:data-point chart:repeated="121"/>
          </chart:series>
          <chart:series chart:style-name="ch8" chart:values-cell-range-address="'stack bar distribution'.BY2:'stack bar distribution'.BY122" chart:label-cell-address="'stack bar distribution'.BY1:'stack bar distribution'.BY1" chart:class="chart:bar">
            <chart:data-point chart:repeated="121"/>
          </chart:series>
          <chart:series chart:style-name="ch9" chart:values-cell-range-address="'stack bar distribution'.BZ2:'stack bar distribution'.BZ122" chart:label-cell-address="'stack bar distribution'.BZ1:'stack bar distribution'.BZ1" chart:class="chart:bar">
            <chart:data-point chart:repeated="121"/>
          </chart:series>
          <chart:series chart:style-name="ch10" chart:values-cell-range-address="'stack bar distribution'.CA2:'stack bar distribution'.CA122" chart:label-cell-address="'stack bar distribution'.CA1:'stack bar distribution'.CA1" chart:class="chart:bar">
            <chart:data-point chart:repeated="121"/>
          </chart:series>
          <chart:series chart:style-name="ch11" chart:values-cell-range-address="'stack bar distribution'.CB2:'stack bar distribution'.CB122" chart:label-cell-address="'stack bar distribution'.CB1:'stack bar distribution'.CB1" chart:class="chart:bar">
            <chart:data-point chart:repeated="121"/>
          </chart:series>
          <chart:series chart:style-name="ch12" chart:values-cell-range-address="'stack bar distribution'.CC2:'stack bar distribution'.CC122" chart:label-cell-address="'stack bar distribution'.CC1:'stack bar distribution'.CC1" chart:class="chart:bar">
            <chart:data-point chart:repeated="121"/>
          </chart:series>
          <chart:series chart:style-name="ch13" chart:values-cell-range-address="'stack bar distribution'.CD2:'stack bar distribution'.CD122" chart:label-cell-address="'stack bar distribution'.CD1:'stack bar distribution'.CD1" chart:class="chart:bar">
            <chart:data-point chart:repeated="121"/>
          </chart:series>
          <chart:series chart:style-name="ch14" chart:values-cell-range-address="'stack bar distribution'.CE2:'stack bar distribution'.CE122" chart:label-cell-address="'stack bar distribution'.CE1:'stack bar distribution'.CE1" chart:class="chart:bar">
            <chart:data-point chart:repeated="121"/>
          </chart:series>
          <chart:series chart:style-name="ch15" chart:values-cell-range-address="'stack bar distribution'.CF2:'stack bar distribution'.CF122" chart:label-cell-address="'stack bar distribution'.CF1:'stack bar distribution'.CF1" chart:class="chart:bar">
            <chart:data-point chart:repeated="121"/>
          </chart:series>
          <chart:series chart:style-name="ch16" chart:values-cell-range-address="'stack bar distribution'.CG2:'stack bar distribution'.CG122" chart:label-cell-address="'stack bar distribution'.CG1:'stack bar distribution'.CG1" chart:class="chart:bar">
            <chart:data-point chart:repeated="121"/>
          </chart:series>
          <chart:series chart:style-name="ch17" chart:values-cell-range-address="'stack bar distribution'.CH2:'stack bar distribution'.CH122" chart:label-cell-address="'stack bar distribution'.CH1:'stack bar distribution'.CH1" chart:class="chart:bar">
            <chart:data-point chart:repeated="121"/>
          </chart:series>
          <chart:series chart:style-name="ch6" chart:values-cell-range-address="'stack bar distribution'.CI2:'stack bar distribution'.CI122" chart:label-cell-address="'stack bar distribution'.CI1:'stack bar distribution'.CI1" chart:class="chart:bar">
            <chart:data-point chart:repeated="121"/>
          </chart:series>
          <chart:series chart:style-name="ch7" chart:values-cell-range-address="'stack bar distribution'.CJ2:'stack bar distribution'.CJ122" chart:label-cell-address="'stack bar distribution'.CJ1:'stack bar distribution'.CJ1" chart:class="chart:bar">
            <chart:data-point chart:repeated="121"/>
          </chart:series>
          <chart:series chart:style-name="ch8" chart:values-cell-range-address="'stack bar distribution'.CK2:'stack bar distribution'.CK122" chart:label-cell-address="'stack bar distribution'.CK1:'stack bar distribution'.CK1" chart:class="chart:bar">
            <chart:data-point chart:repeated="121"/>
          </chart:series>
          <chart:series chart:style-name="ch9" chart:values-cell-range-address="'stack bar distribution'.CL2:'stack bar distribution'.CL122" chart:label-cell-address="'stack bar distribution'.CL1:'stack bar distribution'.CL1" chart:class="chart:bar">
            <chart:data-point chart:repeated="121"/>
          </chart:series>
          <chart:series chart:style-name="ch10" chart:values-cell-range-address="'stack bar distribution'.CM2:'stack bar distribution'.CM122" chart:label-cell-address="'stack bar distribution'.CM1:'stack bar distribution'.CM1" chart:class="chart:bar">
            <chart:data-point chart:repeated="121"/>
          </chart:series>
          <chart:series chart:style-name="ch11" chart:values-cell-range-address="'stack bar distribution'.CN2:'stack bar distribution'.CN122" chart:label-cell-address="'stack bar distribution'.CN1:'stack bar distribution'.CN1" chart:class="chart:bar">
            <chart:data-point chart:repeated="121"/>
          </chart:series>
          <chart:series chart:style-name="ch12" chart:values-cell-range-address="'stack bar distribution'.CO2:'stack bar distribution'.CO122" chart:label-cell-address="'stack bar distribution'.CO1:'stack bar distribution'.CO1" chart:class="chart:bar">
            <chart:data-point chart:repeated="121"/>
          </chart:series>
          <chart:series chart:style-name="ch13" chart:values-cell-range-address="'stack bar distribution'.CP2:'stack bar distribution'.CP122" chart:label-cell-address="'stack bar distribution'.CP1:'stack bar distribution'.CP1" chart:class="chart:bar">
            <chart:data-point chart:repeated="121"/>
          </chart:series>
          <chart:series chart:style-name="ch14" chart:values-cell-range-address="'stack bar distribution'.CQ2:'stack bar distribution'.CQ122" chart:label-cell-address="'stack bar distribution'.CQ1:'stack bar distribution'.CQ1" chart:class="chart:bar">
            <chart:data-point chart:repeated="121"/>
          </chart:series>
          <chart:series chart:style-name="ch15" chart:values-cell-range-address="'stack bar distribution'.CR2:'stack bar distribution'.CR122" chart:label-cell-address="'stack bar distribution'.CR1:'stack bar distribution'.CR1" chart:class="chart:bar">
            <chart:data-point chart:repeated="121"/>
          </chart:series>
          <chart:series chart:style-name="ch16" chart:values-cell-range-address="'stack bar distribution'.CS2:'stack bar distribution'.CS122" chart:label-cell-address="'stack bar distribution'.CS1:'stack bar distribution'.CS1" chart:class="chart:bar">
            <chart:data-point chart:repeated="121"/>
          </chart:series>
          <chart:series chart:style-name="ch17" chart:values-cell-range-address="'stack bar distribution'.CT2:'stack bar distribution'.CT122" chart:label-cell-address="'stack bar distribution'.CT1:'stack bar distribution'.CT1" chart:class="chart:bar">
            <chart:data-point chart:repeated="121"/>
          </chart:series>
          <chart:series chart:style-name="ch6" chart:values-cell-range-address="'stack bar distribution'.CU2:'stack bar distribution'.CU122" chart:label-cell-address="'stack bar distribution'.CU1:'stack bar distribution'.CU1" chart:class="chart:bar">
            <chart:data-point chart:repeated="121"/>
          </chart:series>
          <chart:series chart:style-name="ch7" chart:values-cell-range-address="'stack bar distribution'.CV2:'stack bar distribution'.CV122" chart:label-cell-address="'stack bar distribution'.CV1:'stack bar distribution'.CV1" chart:class="chart:bar">
            <chart:data-point chart:repeated="121"/>
          </chart:series>
          <chart:series chart:style-name="ch8" chart:values-cell-range-address="'stack bar distribution'.CW2:'stack bar distribution'.CW122" chart:label-cell-address="'stack bar distribution'.CW1:'stack bar distribution'.CW1" chart:class="chart:bar">
            <chart:data-point chart:repeated="121"/>
          </chart:series>
          <chart:series chart:style-name="ch9" chart:values-cell-range-address="'stack bar distribution'.CX2:'stack bar distribution'.CX122" chart:label-cell-address="'stack bar distribution'.CX1:'stack bar distribution'.CX1" chart:class="chart:bar">
            <chart:data-point chart:repeated="12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1</text:p>
                <draw:g>
                  <svg:desc>'stack bar distribution'.C1:'stack bar distribution'.C1</svg:desc>
                </draw:g>
              </table:table-cell>
              <table:table-cell office:value-type="string">
                <text:p>0.02</text:p>
                <draw:g>
                  <svg:desc>'stack bar distribution'.D1:'stack bar distribution'.D1</svg:desc>
                </draw:g>
              </table:table-cell>
              <table:table-cell office:value-type="string">
                <text:p>0.03</text:p>
                <draw:g>
                  <svg:desc>'stack bar distribution'.E1:'stack bar distribution'.E1</svg:desc>
                </draw:g>
              </table:table-cell>
              <table:table-cell office:value-type="string">
                <text:p>0.04</text:p>
                <draw:g>
                  <svg:desc>'stack bar distribution'.F1:'stack bar distribution'.F1</svg:desc>
                </draw:g>
              </table:table-cell>
              <table:table-cell office:value-type="string">
                <text:p>0.05</text:p>
                <draw:g>
                  <svg:desc>'stack bar distribution'.G1:'stack bar distribution'.G1</svg:desc>
                </draw:g>
              </table:table-cell>
              <table:table-cell office:value-type="string">
                <text:p>0.06</text:p>
                <draw:g>
                  <svg:desc>'stack bar distribution'.H1:'stack bar distribution'.H1</svg:desc>
                </draw:g>
              </table:table-cell>
              <table:table-cell office:value-type="string">
                <text:p>0.07</text:p>
                <draw:g>
                  <svg:desc>'stack bar distribution'.I1:'stack bar distribution'.I1</svg:desc>
                </draw:g>
              </table:table-cell>
              <table:table-cell office:value-type="string">
                <text:p>0.08</text:p>
                <draw:g>
                  <svg:desc>'stack bar distribution'.J1:'stack bar distribution'.J1</svg:desc>
                </draw:g>
              </table:table-cell>
              <table:table-cell office:value-type="string">
                <text:p>0.09</text:p>
                <draw:g>
                  <svg:desc>'stack bar distribution'.K1:'stack bar distribution'.K1</svg:desc>
                </draw:g>
              </table:table-cell>
              <table:table-cell office:value-type="string">
                <text:p>0.1</text:p>
                <draw:g>
                  <svg:desc>'stack bar distribution'.L1:'stack bar distribution'.L1</svg:desc>
                </draw:g>
              </table:table-cell>
              <table:table-cell office:value-type="string">
                <text:p>0.11</text:p>
                <draw:g>
                  <svg:desc>'stack bar distribution'.M1:'stack bar distribution'.M1</svg:desc>
                </draw:g>
              </table:table-cell>
              <table:table-cell office:value-type="string">
                <text:p>0.12</text:p>
                <draw:g>
                  <svg:desc>'stack bar distribution'.N1:'stack bar distribution'.N1</svg:desc>
                </draw:g>
              </table:table-cell>
              <table:table-cell office:value-type="string">
                <text:p>0.13</text:p>
                <draw:g>
                  <svg:desc>'stack bar distribution'.O1:'stack bar distribution'.O1</svg:desc>
                </draw:g>
              </table:table-cell>
              <table:table-cell office:value-type="string">
                <text:p>0.14</text:p>
                <draw:g>
                  <svg:desc>'stack bar distribution'.P1:'stack bar distribution'.P1</svg:desc>
                </draw:g>
              </table:table-cell>
              <table:table-cell office:value-type="string">
                <text:p>0.15</text:p>
                <draw:g>
                  <svg:desc>'stack bar distribution'.Q1:'stack bar distribution'.Q1</svg:desc>
                </draw:g>
              </table:table-cell>
              <table:table-cell office:value-type="string">
                <text:p>0.16</text:p>
                <draw:g>
                  <svg:desc>'stack bar distribution'.R1:'stack bar distribution'.R1</svg:desc>
                </draw:g>
              </table:table-cell>
              <table:table-cell office:value-type="string">
                <text:p>0.17</text:p>
                <draw:g>
                  <svg:desc>'stack bar distribution'.S1:'stack bar distribution'.S1</svg:desc>
                </draw:g>
              </table:table-cell>
              <table:table-cell office:value-type="string">
                <text:p>0.18</text:p>
                <draw:g>
                  <svg:desc>'stack bar distribution'.T1:'stack bar distribution'.T1</svg:desc>
                </draw:g>
              </table:table-cell>
              <table:table-cell office:value-type="string">
                <text:p>0.19</text:p>
                <draw:g>
                  <svg:desc>'stack bar distribution'.U1:'stack bar distribution'.U1</svg:desc>
                </draw:g>
              </table:table-cell>
              <table:table-cell office:value-type="string">
                <text:p>0.2</text:p>
                <draw:g>
                  <svg:desc>'stack bar distribution'.V1:'stack bar distribution'.V1</svg:desc>
                </draw:g>
              </table:table-cell>
              <table:table-cell office:value-type="string">
                <text:p>0.21</text:p>
                <draw:g>
                  <svg:desc>'stack bar distribution'.W1:'stack bar distribution'.W1</svg:desc>
                </draw:g>
              </table:table-cell>
              <table:table-cell office:value-type="string">
                <text:p>0.22</text:p>
                <draw:g>
                  <svg:desc>'stack bar distribution'.X1:'stack bar distribution'.X1</svg:desc>
                </draw:g>
              </table:table-cell>
              <table:table-cell office:value-type="string">
                <text:p>0.23</text:p>
                <draw:g>
                  <svg:desc>'stack bar distribution'.Y1:'stack bar distribution'.Y1</svg:desc>
                </draw:g>
              </table:table-cell>
              <table:table-cell office:value-type="string">
                <text:p>0.24</text:p>
                <draw:g>
                  <svg:desc>'stack bar distribution'.Z1:'stack bar distribution'.Z1</svg:desc>
                </draw:g>
              </table:table-cell>
              <table:table-cell office:value-type="string">
                <text:p>0.25</text:p>
                <draw:g>
                  <svg:desc>'stack bar distribution'.AA1:'stack bar distribution'.AA1</svg:desc>
                </draw:g>
              </table:table-cell>
              <table:table-cell office:value-type="string">
                <text:p>0.26</text:p>
                <draw:g>
                  <svg:desc>'stack bar distribution'.AB1:'stack bar distribution'.AB1</svg:desc>
                </draw:g>
              </table:table-cell>
              <table:table-cell office:value-type="string">
                <text:p>0.27</text:p>
                <draw:g>
                  <svg:desc>'stack bar distribution'.AC1:'stack bar distribution'.AC1</svg:desc>
                </draw:g>
              </table:table-cell>
              <table:table-cell office:value-type="string">
                <text:p>0.28</text:p>
                <draw:g>
                  <svg:desc>'stack bar distribution'.AD1:'stack bar distribution'.AD1</svg:desc>
                </draw:g>
              </table:table-cell>
              <table:table-cell office:value-type="string">
                <text:p>0.29</text:p>
                <draw:g>
                  <svg:desc>'stack bar distribution'.AE1:'stack bar distribution'.AE1</svg:desc>
                </draw:g>
              </table:table-cell>
              <table:table-cell office:value-type="string">
                <text:p>0.3</text:p>
                <draw:g>
                  <svg:desc>'stack bar distribution'.AF1:'stack bar distribution'.AF1</svg:desc>
                </draw:g>
              </table:table-cell>
              <table:table-cell office:value-type="string">
                <text:p>0.31</text:p>
                <draw:g>
                  <svg:desc>'stack bar distribution'.AG1:'stack bar distribution'.AG1</svg:desc>
                </draw:g>
              </table:table-cell>
              <table:table-cell office:value-type="string">
                <text:p>0.32</text:p>
                <draw:g>
                  <svg:desc>'stack bar distribution'.AH1:'stack bar distribution'.AH1</svg:desc>
                </draw:g>
              </table:table-cell>
              <table:table-cell office:value-type="string">
                <text:p>0.33</text:p>
                <draw:g>
                  <svg:desc>'stack bar distribution'.AI1:'stack bar distribution'.AI1</svg:desc>
                </draw:g>
              </table:table-cell>
              <table:table-cell office:value-type="string">
                <text:p>0.34</text:p>
                <draw:g>
                  <svg:desc>'stack bar distribution'.AJ1:'stack bar distribution'.AJ1</svg:desc>
                </draw:g>
              </table:table-cell>
              <table:table-cell office:value-type="string">
                <text:p>0.35</text:p>
                <draw:g>
                  <svg:desc>'stack bar distribution'.AK1:'stack bar distribution'.AK1</svg:desc>
                </draw:g>
              </table:table-cell>
              <table:table-cell office:value-type="string">
                <text:p>0.36</text:p>
                <draw:g>
                  <svg:desc>'stack bar distribution'.AL1:'stack bar distribution'.AL1</svg:desc>
                </draw:g>
              </table:table-cell>
              <table:table-cell office:value-type="string">
                <text:p>0.37</text:p>
                <draw:g>
                  <svg:desc>'stack bar distribution'.AM1:'stack bar distribution'.AM1</svg:desc>
                </draw:g>
              </table:table-cell>
              <table:table-cell office:value-type="string">
                <text:p>0.38</text:p>
                <draw:g>
                  <svg:desc>'stack bar distribution'.AN1:'stack bar distribution'.AN1</svg:desc>
                </draw:g>
              </table:table-cell>
              <table:table-cell office:value-type="string">
                <text:p>0.39</text:p>
                <draw:g>
                  <svg:desc>'stack bar distribution'.AO1:'stack bar distribution'.AO1</svg:desc>
                </draw:g>
              </table:table-cell>
              <table:table-cell office:value-type="string">
                <text:p>0.4</text:p>
                <draw:g>
                  <svg:desc>'stack bar distribution'.AP1:'stack bar distribution'.AP1</svg:desc>
                </draw:g>
              </table:table-cell>
              <table:table-cell office:value-type="string">
                <text:p>0.41</text:p>
                <draw:g>
                  <svg:desc>'stack bar distribution'.AQ1:'stack bar distribution'.AQ1</svg:desc>
                </draw:g>
              </table:table-cell>
              <table:table-cell office:value-type="string">
                <text:p>0.42</text:p>
                <draw:g>
                  <svg:desc>'stack bar distribution'.AR1:'stack bar distribution'.AR1</svg:desc>
                </draw:g>
              </table:table-cell>
              <table:table-cell office:value-type="string">
                <text:p>0.43</text:p>
                <draw:g>
                  <svg:desc>'stack bar distribution'.AS1:'stack bar distribution'.AS1</svg:desc>
                </draw:g>
              </table:table-cell>
              <table:table-cell office:value-type="string">
                <text:p>0.44</text:p>
                <draw:g>
                  <svg:desc>'stack bar distribution'.AT1:'stack bar distribution'.AT1</svg:desc>
                </draw:g>
              </table:table-cell>
              <table:table-cell office:value-type="string">
                <text:p>0.45</text:p>
                <draw:g>
                  <svg:desc>'stack bar distribution'.AU1:'stack bar distribution'.AU1</svg:desc>
                </draw:g>
              </table:table-cell>
              <table:table-cell office:value-type="string">
                <text:p>0.46</text:p>
                <draw:g>
                  <svg:desc>'stack bar distribution'.AV1:'stack bar distribution'.AV1</svg:desc>
                </draw:g>
              </table:table-cell>
              <table:table-cell office:value-type="string">
                <text:p>0.47</text:p>
                <draw:g>
                  <svg:desc>'stack bar distribution'.AW1:'stack bar distribution'.AW1</svg:desc>
                </draw:g>
              </table:table-cell>
              <table:table-cell office:value-type="string">
                <text:p>0.48</text:p>
                <draw:g>
                  <svg:desc>'stack bar distribution'.AX1:'stack bar distribution'.AX1</svg:desc>
                </draw:g>
              </table:table-cell>
              <table:table-cell office:value-type="string">
                <text:p>0.49</text:p>
                <draw:g>
                  <svg:desc>'stack bar distribution'.AY1:'stack bar distribution'.AY1</svg:desc>
                </draw:g>
              </table:table-cell>
              <table:table-cell office:value-type="string">
                <text:p>0.5</text:p>
                <draw:g>
                  <svg:desc>'stack bar distribution'.AZ1:'stack bar distribution'.AZ1</svg:desc>
                </draw:g>
              </table:table-cell>
              <table:table-cell office:value-type="string">
                <text:p>0.51</text:p>
                <draw:g>
                  <svg:desc>'stack bar distribution'.BA1:'stack bar distribution'.BA1</svg:desc>
                </draw:g>
              </table:table-cell>
              <table:table-cell office:value-type="string">
                <text:p>0.52</text:p>
                <draw:g>
                  <svg:desc>'stack bar distribution'.BB1:'stack bar distribution'.BB1</svg:desc>
                </draw:g>
              </table:table-cell>
              <table:table-cell office:value-type="string">
                <text:p>0.53</text:p>
                <draw:g>
                  <svg:desc>'stack bar distribution'.BC1:'stack bar distribution'.BC1</svg:desc>
                </draw:g>
              </table:table-cell>
              <table:table-cell office:value-type="string">
                <text:p>0.54</text:p>
                <draw:g>
                  <svg:desc>'stack bar distribution'.BD1:'stack bar distribution'.BD1</svg:desc>
                </draw:g>
              </table:table-cell>
              <table:table-cell office:value-type="string">
                <text:p>0.55</text:p>
                <draw:g>
                  <svg:desc>'stack bar distribution'.BE1:'stack bar distribution'.BE1</svg:desc>
                </draw:g>
              </table:table-cell>
              <table:table-cell office:value-type="string">
                <text:p>0.56</text:p>
                <draw:g>
                  <svg:desc>'stack bar distribution'.BF1:'stack bar distribution'.BF1</svg:desc>
                </draw:g>
              </table:table-cell>
              <table:table-cell office:value-type="string">
                <text:p>0.57</text:p>
                <draw:g>
                  <svg:desc>'stack bar distribution'.BG1:'stack bar distribution'.BG1</svg:desc>
                </draw:g>
              </table:table-cell>
              <table:table-cell office:value-type="string">
                <text:p>0.58</text:p>
                <draw:g>
                  <svg:desc>'stack bar distribution'.BH1:'stack bar distribution'.BH1</svg:desc>
                </draw:g>
              </table:table-cell>
              <table:table-cell office:value-type="string">
                <text:p>0.59</text:p>
                <draw:g>
                  <svg:desc>'stack bar distribution'.BI1:'stack bar distribution'.BI1</svg:desc>
                </draw:g>
              </table:table-cell>
              <table:table-cell office:value-type="string">
                <text:p>0.6</text:p>
                <draw:g>
                  <svg:desc>'stack bar distribution'.BJ1:'stack bar distribution'.BJ1</svg:desc>
                </draw:g>
              </table:table-cell>
              <table:table-cell office:value-type="string">
                <text:p>0.61</text:p>
                <draw:g>
                  <svg:desc>'stack bar distribution'.BK1:'stack bar distribution'.BK1</svg:desc>
                </draw:g>
              </table:table-cell>
              <table:table-cell office:value-type="string">
                <text:p>0.62</text:p>
                <draw:g>
                  <svg:desc>'stack bar distribution'.BL1:'stack bar distribution'.BL1</svg:desc>
                </draw:g>
              </table:table-cell>
              <table:table-cell office:value-type="string">
                <text:p>0.63</text:p>
                <draw:g>
                  <svg:desc>'stack bar distribution'.BM1:'stack bar distribution'.BM1</svg:desc>
                </draw:g>
              </table:table-cell>
              <table:table-cell office:value-type="string">
                <text:p>0.64</text:p>
                <draw:g>
                  <svg:desc>'stack bar distribution'.BN1:'stack bar distribution'.BN1</svg:desc>
                </draw:g>
              </table:table-cell>
              <table:table-cell office:value-type="string">
                <text:p>0.65</text:p>
                <draw:g>
                  <svg:desc>'stack bar distribution'.BO1:'stack bar distribution'.BO1</svg:desc>
                </draw:g>
              </table:table-cell>
              <table:table-cell office:value-type="string">
                <text:p>0.66</text:p>
                <draw:g>
                  <svg:desc>'stack bar distribution'.BP1:'stack bar distribution'.BP1</svg:desc>
                </draw:g>
              </table:table-cell>
              <table:table-cell office:value-type="string">
                <text:p>0.67</text:p>
                <draw:g>
                  <svg:desc>'stack bar distribution'.BQ1:'stack bar distribution'.BQ1</svg:desc>
                </draw:g>
              </table:table-cell>
              <table:table-cell office:value-type="string">
                <text:p>0.68</text:p>
                <draw:g>
                  <svg:desc>'stack bar distribution'.BR1:'stack bar distribution'.BR1</svg:desc>
                </draw:g>
              </table:table-cell>
              <table:table-cell office:value-type="string">
                <text:p>0.69</text:p>
                <draw:g>
                  <svg:desc>'stack bar distribution'.BS1:'stack bar distribution'.BS1</svg:desc>
                </draw:g>
              </table:table-cell>
              <table:table-cell office:value-type="string">
                <text:p>0.7</text:p>
                <draw:g>
                  <svg:desc>'stack bar distribution'.BT1:'stack bar distribution'.BT1</svg:desc>
                </draw:g>
              </table:table-cell>
              <table:table-cell office:value-type="string">
                <text:p>0.71</text:p>
                <draw:g>
                  <svg:desc>'stack bar distribution'.BU1:'stack bar distribution'.BU1</svg:desc>
                </draw:g>
              </table:table-cell>
              <table:table-cell office:value-type="string">
                <text:p>0.72</text:p>
                <draw:g>
                  <svg:desc>'stack bar distribution'.BV1:'stack bar distribution'.BV1</svg:desc>
                </draw:g>
              </table:table-cell>
              <table:table-cell office:value-type="string">
                <text:p>0.73</text:p>
                <draw:g>
                  <svg:desc>'stack bar distribution'.BW1:'stack bar distribution'.BW1</svg:desc>
                </draw:g>
              </table:table-cell>
              <table:table-cell office:value-type="string">
                <text:p>0.74</text:p>
                <draw:g>
                  <svg:desc>'stack bar distribution'.BX1:'stack bar distribution'.BX1</svg:desc>
                </draw:g>
              </table:table-cell>
              <table:table-cell office:value-type="string">
                <text:p>0.75</text:p>
                <draw:g>
                  <svg:desc>'stack bar distribution'.BY1:'stack bar distribution'.BY1</svg:desc>
                </draw:g>
              </table:table-cell>
              <table:table-cell office:value-type="string">
                <text:p>0.76</text:p>
                <draw:g>
                  <svg:desc>'stack bar distribution'.BZ1:'stack bar distribution'.BZ1</svg:desc>
                </draw:g>
              </table:table-cell>
              <table:table-cell office:value-type="string">
                <text:p>0.77</text:p>
                <draw:g>
                  <svg:desc>'stack bar distribution'.CA1:'stack bar distribution'.CA1</svg:desc>
                </draw:g>
              </table:table-cell>
              <table:table-cell office:value-type="string">
                <text:p>0.78</text:p>
                <draw:g>
                  <svg:desc>'stack bar distribution'.CB1:'stack bar distribution'.CB1</svg:desc>
                </draw:g>
              </table:table-cell>
              <table:table-cell office:value-type="string">
                <text:p>0.79</text:p>
                <draw:g>
                  <svg:desc>'stack bar distribution'.CC1:'stack bar distribution'.CC1</svg:desc>
                </draw:g>
              </table:table-cell>
              <table:table-cell office:value-type="string">
                <text:p>0.8</text:p>
                <draw:g>
                  <svg:desc>'stack bar distribution'.CD1:'stack bar distribution'.CD1</svg:desc>
                </draw:g>
              </table:table-cell>
              <table:table-cell office:value-type="string">
                <text:p>0.81</text:p>
                <draw:g>
                  <svg:desc>'stack bar distribution'.CE1:'stack bar distribution'.CE1</svg:desc>
                </draw:g>
              </table:table-cell>
              <table:table-cell office:value-type="string">
                <text:p>0.82</text:p>
                <draw:g>
                  <svg:desc>'stack bar distribution'.CF1:'stack bar distribution'.CF1</svg:desc>
                </draw:g>
              </table:table-cell>
              <table:table-cell office:value-type="string">
                <text:p>0.83</text:p>
                <draw:g>
                  <svg:desc>'stack bar distribution'.CG1:'stack bar distribution'.CG1</svg:desc>
                </draw:g>
              </table:table-cell>
              <table:table-cell office:value-type="string">
                <text:p>0.84</text:p>
                <draw:g>
                  <svg:desc>'stack bar distribution'.CH1:'stack bar distribution'.CH1</svg:desc>
                </draw:g>
              </table:table-cell>
              <table:table-cell office:value-type="string">
                <text:p>0.85</text:p>
                <draw:g>
                  <svg:desc>'stack bar distribution'.CI1:'stack bar distribution'.CI1</svg:desc>
                </draw:g>
              </table:table-cell>
              <table:table-cell office:value-type="string">
                <text:p>0.86</text:p>
                <draw:g>
                  <svg:desc>'stack bar distribution'.CJ1:'stack bar distribution'.CJ1</svg:desc>
                </draw:g>
              </table:table-cell>
              <table:table-cell office:value-type="string">
                <text:p>0.87</text:p>
                <draw:g>
                  <svg:desc>'stack bar distribution'.CK1:'stack bar distribution'.CK1</svg:desc>
                </draw:g>
              </table:table-cell>
              <table:table-cell office:value-type="string">
                <text:p>0.88</text:p>
                <draw:g>
                  <svg:desc>'stack bar distribution'.CL1:'stack bar distribution'.CL1</svg:desc>
                </draw:g>
              </table:table-cell>
              <table:table-cell office:value-type="string">
                <text:p>0.89</text:p>
                <draw:g>
                  <svg:desc>'stack bar distribution'.CM1:'stack bar distribution'.CM1</svg:desc>
                </draw:g>
              </table:table-cell>
              <table:table-cell office:value-type="string">
                <text:p>0.9</text:p>
                <draw:g>
                  <svg:desc>'stack bar distribution'.CN1:'stack bar distribution'.CN1</svg:desc>
                </draw:g>
              </table:table-cell>
              <table:table-cell office:value-type="string">
                <text:p>0.91</text:p>
                <draw:g>
                  <svg:desc>'stack bar distribution'.CO1:'stack bar distribution'.CO1</svg:desc>
                </draw:g>
              </table:table-cell>
              <table:table-cell office:value-type="string">
                <text:p>0.92</text:p>
                <draw:g>
                  <svg:desc>'stack bar distribution'.CP1:'stack bar distribution'.CP1</svg:desc>
                </draw:g>
              </table:table-cell>
              <table:table-cell office:value-type="string">
                <text:p>0.93</text:p>
                <draw:g>
                  <svg:desc>'stack bar distribution'.CQ1:'stack bar distribution'.CQ1</svg:desc>
                </draw:g>
              </table:table-cell>
              <table:table-cell office:value-type="string">
                <text:p>0.94</text:p>
                <draw:g>
                  <svg:desc>'stack bar distribution'.CR1:'stack bar distribution'.CR1</svg:desc>
                </draw:g>
              </table:table-cell>
              <table:table-cell office:value-type="string">
                <text:p>0.95</text:p>
                <draw:g>
                  <svg:desc>'stack bar distribution'.CS1:'stack bar distribution'.CS1</svg:desc>
                </draw:g>
              </table:table-cell>
              <table:table-cell office:value-type="string">
                <text:p>0.96</text:p>
                <draw:g>
                  <svg:desc>'stack bar distribution'.CT1:'stack bar distribution'.CT1</svg:desc>
                </draw:g>
              </table:table-cell>
              <table:table-cell office:value-type="string">
                <text:p>0.97</text:p>
                <draw:g>
                  <svg:desc>'stack bar distribution'.CU1:'stack bar distribution'.CU1</svg:desc>
                </draw:g>
              </table:table-cell>
              <table:table-cell office:value-type="string">
                <text:p>0.98</text:p>
                <draw:g>
                  <svg:desc>'stack bar distribution'.CV1:'stack bar distribution'.CV1</svg:desc>
                </draw:g>
              </table:table-cell>
              <table:table-cell office:value-type="string">
                <text:p>0.99</text:p>
                <draw:g>
                  <svg:desc>'stack bar distribution'.CW1:'stack bar distribution'.CW1</svg:desc>
                </draw:g>
              </table:table-cell>
              <table:table-cell office:value-type="string">
                <text:p>1</text:p>
                <draw:g>
                  <svg:desc>'stack bar distribution'.CX1:'stack bar distribution'.C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3/06/01</text:p>
                <draw:g>
                  <svg:desc>'stack bar distribution'.A2:'stack bar distribution'.A122</svg:desc>
                </draw:g>
              </table:table-cell>
              <table:table-cell office:value-type="float" office:value="0.504166373359329">
                <text:p>0.504166373359329</text:p>
                <draw:g>
                  <svg:desc>'stack bar distribution'.C2:'stack bar distribution'.C122</svg:desc>
                </draw:g>
              </table:table-cell>
              <table:table-cell office:value-type="float" office:value="0">
                <text:p>0</text:p>
                <draw:g>
                  <svg:desc>'stack bar distribution'.D2:'stack bar distribution'.D122</svg:desc>
                </draw:g>
              </table:table-cell>
              <table:table-cell office:value-type="float" office:value="0">
                <text:p>0</text:p>
                <draw:g>
                  <svg:desc>'stack bar distribution'.E2:'stack bar distribution'.E122</svg:desc>
                </draw:g>
              </table:table-cell>
              <table:table-cell office:value-type="float" office:value="0">
                <text:p>0</text:p>
                <draw:g>
                  <svg:desc>'stack bar distribution'.F2:'stack bar distribution'.F122</svg:desc>
                </draw:g>
              </table:table-cell>
              <table:table-cell office:value-type="float" office:value="0">
                <text:p>0</text:p>
                <draw:g>
                  <svg:desc>'stack bar distribution'.G2:'stack bar distribution'.G122</svg:desc>
                </draw:g>
              </table:table-cell>
              <table:table-cell office:value-type="float" office:value="0">
                <text:p>0</text:p>
                <draw:g>
                  <svg:desc>'stack bar distribution'.H2:'stack bar distribution'.H122</svg:desc>
                </draw:g>
              </table:table-cell>
              <table:table-cell office:value-type="float" office:value="0">
                <text:p>0</text:p>
                <draw:g>
                  <svg:desc>'stack bar distribution'.I2:'stack bar distribution'.I122</svg:desc>
                </draw:g>
              </table:table-cell>
              <table:table-cell office:value-type="float" office:value="0">
                <text:p>0</text:p>
                <draw:g>
                  <svg:desc>'stack bar distribution'.J2:'stack bar distribution'.J122</svg:desc>
                </draw:g>
              </table:table-cell>
              <table:table-cell office:value-type="float" office:value="0">
                <text:p>0</text:p>
                <draw:g>
                  <svg:desc>'stack bar distribution'.K2:'stack bar distribution'.K122</svg:desc>
                </draw:g>
              </table:table-cell>
              <table:table-cell office:value-type="float" office:value="0">
                <text:p>0</text:p>
                <draw:g>
                  <svg:desc>'stack bar distribution'.L2:'stack bar distribution'.L122</svg:desc>
                </draw:g>
              </table:table-cell>
              <table:table-cell office:value-type="float" office:value="0">
                <text:p>0</text:p>
                <draw:g>
                  <svg:desc>'stack bar distribution'.M2:'stack bar distribution'.M122</svg:desc>
                </draw:g>
              </table:table-cell>
              <table:table-cell office:value-type="float" office:value="0">
                <text:p>0</text:p>
                <draw:g>
                  <svg:desc>'stack bar distribution'.N2:'stack bar distribution'.N122</svg:desc>
                </draw:g>
              </table:table-cell>
              <table:table-cell office:value-type="float" office:value="0">
                <text:p>0</text:p>
                <draw:g>
                  <svg:desc>'stack bar distribution'.O2:'stack bar distribution'.O122</svg:desc>
                </draw:g>
              </table:table-cell>
              <table:table-cell office:value-type="float" office:value="0.0887727475081719">
                <text:p>0.0887727475081719</text:p>
                <draw:g>
                  <svg:desc>'stack bar distribution'.P2:'stack bar distribution'.P122</svg:desc>
                </draw:g>
              </table:table-cell>
              <table:table-cell office:value-type="float" office:value="0">
                <text:p>0</text:p>
                <draw:g>
                  <svg:desc>'stack bar distribution'.Q2:'stack bar distribution'.Q122</svg:desc>
                </draw:g>
              </table:table-cell>
              <table:table-cell office:value-type="float" office:value="0">
                <text:p>0</text:p>
                <draw:g>
                  <svg:desc>'stack bar distribution'.R2:'stack bar distribution'.R122</svg:desc>
                </draw:g>
              </table:table-cell>
              <table:table-cell office:value-type="float" office:value="0">
                <text:p>0</text:p>
                <draw:g>
                  <svg:desc>'stack bar distribution'.S2:'stack bar distribution'.S122</svg:desc>
                </draw:g>
              </table:table-cell>
              <table:table-cell office:value-type="float" office:value="0">
                <text:p>0</text:p>
                <draw:g>
                  <svg:desc>'stack bar distribution'.T2:'stack bar distribution'.T122</svg:desc>
                </draw:g>
              </table:table-cell>
              <table:table-cell office:value-type="float" office:value="0">
                <text:p>0</text:p>
                <draw:g>
                  <svg:desc>'stack bar distribution'.U2:'stack bar distribution'.U122</svg:desc>
                </draw:g>
              </table:table-cell>
              <table:table-cell office:value-type="float" office:value="0.0627452656376871">
                <text:p>0.0627452656376871</text:p>
                <draw:g>
                  <svg:desc>'stack bar distribution'.V2:'stack bar distribution'.V122</svg:desc>
                </draw:g>
              </table:table-cell>
              <table:table-cell office:value-type="float" office:value="0">
                <text:p>0</text:p>
                <draw:g>
                  <svg:desc>'stack bar distribution'.W2:'stack bar distribution'.W122</svg:desc>
                </draw:g>
              </table:table-cell>
              <table:table-cell office:value-type="float" office:value="0">
                <text:p>0</text:p>
                <draw:g>
                  <svg:desc>'stack bar distribution'.X2:'stack bar distribution'.X122</svg:desc>
                </draw:g>
              </table:table-cell>
              <table:table-cell office:value-type="float" office:value="0">
                <text:p>0</text:p>
                <draw:g>
                  <svg:desc>'stack bar distribution'.Y2:'stack bar distribution'.Y122</svg:desc>
                </draw:g>
              </table:table-cell>
              <table:table-cell office:value-type="float" office:value="0">
                <text:p>0</text:p>
                <draw:g>
                  <svg:desc>'stack bar distribution'.Z2:'stack bar distribution'.Z122</svg:desc>
                </draw:g>
              </table:table-cell>
              <table:table-cell office:value-type="float" office:value="0">
                <text:p>0</text:p>
                <draw:g>
                  <svg:desc>'stack bar distribution'.AA2:'stack bar distribution'.AA122</svg:desc>
                </draw:g>
              </table:table-cell>
              <table:table-cell office:value-type="float" office:value="0">
                <text:p>0</text:p>
                <draw:g>
                  <svg:desc>'stack bar distribution'.AB2:'stack bar distribution'.AB122</svg:desc>
                </draw:g>
              </table:table-cell>
              <table:table-cell office:value-type="float" office:value="0.0479185681636171">
                <text:p>0.0479185681636171</text:p>
                <draw:g>
                  <svg:desc>'stack bar distribution'.AC2:'stack bar distribution'.AC122</svg:desc>
                </draw:g>
              </table:table-cell>
              <table:table-cell office:value-type="float" office:value="0">
                <text:p>0</text:p>
                <draw:g>
                  <svg:desc>'stack bar distribution'.AD2:'stack bar distribution'.AD122</svg:desc>
                </draw:g>
              </table:table-cell>
              <table:table-cell office:value-type="float" office:value="0">
                <text:p>0</text:p>
                <draw:g>
                  <svg:desc>'stack bar distribution'.AE2:'stack bar distribution'.AE122</svg:desc>
                </draw:g>
              </table:table-cell>
              <table:table-cell office:value-type="float" office:value="0">
                <text:p>0</text:p>
                <draw:g>
                  <svg:desc>'stack bar distribution'.AF2:'stack bar distribution'.AF122</svg:desc>
                </draw:g>
              </table:table-cell>
              <table:table-cell office:value-type="float" office:value="0">
                <text:p>0</text:p>
                <draw:g>
                  <svg:desc>'stack bar distribution'.AG2:'stack bar distribution'.AG122</svg:desc>
                </draw:g>
              </table:table-cell>
              <table:table-cell office:value-type="float" office:value="0">
                <text:p>0</text:p>
                <draw:g>
                  <svg:desc>'stack bar distribution'.AH2:'stack bar distribution'.AH122</svg:desc>
                </draw:g>
              </table:table-cell>
              <table:table-cell office:value-type="float" office:value="0">
                <text:p>0</text:p>
                <draw:g>
                  <svg:desc>'stack bar distribution'.AI2:'stack bar distribution'.AI122</svg:desc>
                </draw:g>
              </table:table-cell>
              <table:table-cell office:value-type="float" office:value="0.0479185681636171">
                <text:p>0.0479185681636171</text:p>
                <draw:g>
                  <svg:desc>'stack bar distribution'.AJ2:'stack bar distribution'.AJ122</svg:desc>
                </draw:g>
              </table:table-cell>
              <table:table-cell office:value-type="float" office:value="0">
                <text:p>0</text:p>
                <draw:g>
                  <svg:desc>'stack bar distribution'.AK2:'stack bar distribution'.AK122</svg:desc>
                </draw:g>
              </table:table-cell>
              <table:table-cell office:value-type="float" office:value="0">
                <text:p>0</text:p>
                <draw:g>
                  <svg:desc>'stack bar distribution'.AL2:'stack bar distribution'.AL122</svg:desc>
                </draw:g>
              </table:table-cell>
              <table:table-cell office:value-type="float" office:value="0">
                <text:p>0</text:p>
                <draw:g>
                  <svg:desc>'stack bar distribution'.AM2:'stack bar distribution'.AM122</svg:desc>
                </draw:g>
              </table:table-cell>
              <table:table-cell office:value-type="float" office:value="0">
                <text:p>0</text:p>
                <draw:g>
                  <svg:desc>'stack bar distribution'.AN2:'stack bar distribution'.AN122</svg:desc>
                </draw:g>
              </table:table-cell>
              <table:table-cell office:value-type="float" office:value="0">
                <text:p>0</text:p>
                <draw:g>
                  <svg:desc>'stack bar distribution'.AO2:'stack bar distribution'.AO122</svg:desc>
                </draw:g>
              </table:table-cell>
              <table:table-cell office:value-type="float" office:value="0.0456263577845828">
                <text:p>0.0456263577845828</text:p>
                <draw:g>
                  <svg:desc>'stack bar distribution'.AP2:'stack bar distribution'.AP122</svg:desc>
                </draw:g>
              </table:table-cell>
              <table:table-cell office:value-type="float" office:value="0">
                <text:p>0</text:p>
                <draw:g>
                  <svg:desc>'stack bar distribution'.AQ2:'stack bar distribution'.AQ122</svg:desc>
                </draw:g>
              </table:table-cell>
              <table:table-cell office:value-type="float" office:value="0">
                <text:p>0</text:p>
                <draw:g>
                  <svg:desc>'stack bar distribution'.AR2:'stack bar distribution'.AR122</svg:desc>
                </draw:g>
              </table:table-cell>
              <table:table-cell office:value-type="float" office:value="0">
                <text:p>0</text:p>
                <draw:g>
                  <svg:desc>'stack bar distribution'.AS2:'stack bar distribution'.AS122</svg:desc>
                </draw:g>
              </table:table-cell>
              <table:table-cell office:value-type="float" office:value="0">
                <text:p>0</text:p>
                <draw:g>
                  <svg:desc>'stack bar distribution'.AT2:'stack bar distribution'.AT122</svg:desc>
                </draw:g>
              </table:table-cell>
              <table:table-cell office:value-type="float" office:value="0">
                <text:p>0</text:p>
                <draw:g>
                  <svg:desc>'stack bar distribution'.AU2:'stack bar distribution'.AU122</svg:desc>
                </draw:g>
              </table:table-cell>
              <table:table-cell office:value-type="float" office:value="0">
                <text:p>0</text:p>
                <draw:g>
                  <svg:desc>'stack bar distribution'.AV2:'stack bar distribution'.AV122</svg:desc>
                </draw:g>
              </table:table-cell>
              <table:table-cell office:value-type="float" office:value="0.0427781187690547">
                <text:p>0.0427781187690547</text:p>
                <draw:g>
                  <svg:desc>'stack bar distribution'.AW2:'stack bar distribution'.AW122</svg:desc>
                </draw:g>
              </table:table-cell>
              <table:table-cell office:value-type="float" office:value="0">
                <text:p>0</text:p>
                <draw:g>
                  <svg:desc>'stack bar distribution'.AX2:'stack bar distribution'.AX122</svg:desc>
                </draw:g>
              </table:table-cell>
              <table:table-cell office:value-type="float" office:value="0">
                <text:p>0</text:p>
                <draw:g>
                  <svg:desc>'stack bar distribution'.AY2:'stack bar distribution'.AY122</svg:desc>
                </draw:g>
              </table:table-cell>
              <table:table-cell office:value-type="float" office:value="0">
                <text:p>0</text:p>
                <draw:g>
                  <svg:desc>'stack bar distribution'.AZ2:'stack bar distribution'.AZ122</svg:desc>
                </draw:g>
              </table:table-cell>
              <table:table-cell office:value-type="float" office:value="0">
                <text:p>0</text:p>
                <draw:g>
                  <svg:desc>'stack bar distribution'.BA2:'stack bar distribution'.BA122</svg:desc>
                </draw:g>
              </table:table-cell>
              <table:table-cell office:value-type="float" office:value="0">
                <text:p>0</text:p>
                <draw:g>
                  <svg:desc>'stack bar distribution'.BB2:'stack bar distribution'.BB122</svg:desc>
                </draw:g>
              </table:table-cell>
              <table:table-cell office:value-type="float" office:value="0">
                <text:p>0</text:p>
                <draw:g>
                  <svg:desc>'stack bar distribution'.BC2:'stack bar distribution'.BC122</svg:desc>
                </draw:g>
              </table:table-cell>
              <table:table-cell office:value-type="float" office:value="0.0300693258916029">
                <text:p>0.0300693258916029</text:p>
                <draw:g>
                  <svg:desc>'stack bar distribution'.BD2:'stack bar distribution'.BD122</svg:desc>
                </draw:g>
              </table:table-cell>
              <table:table-cell office:value-type="float" office:value="0">
                <text:p>0</text:p>
                <draw:g>
                  <svg:desc>'stack bar distribution'.BE2:'stack bar distribution'.BE122</svg:desc>
                </draw:g>
              </table:table-cell>
              <table:table-cell office:value-type="float" office:value="0">
                <text:p>0</text:p>
                <draw:g>
                  <svg:desc>'stack bar distribution'.BF2:'stack bar distribution'.BF122</svg:desc>
                </draw:g>
              </table:table-cell>
              <table:table-cell office:value-type="float" office:value="0">
                <text:p>0</text:p>
                <draw:g>
                  <svg:desc>'stack bar distribution'.BG2:'stack bar distribution'.BG122</svg:desc>
                </draw:g>
              </table:table-cell>
              <table:table-cell office:value-type="float" office:value="0">
                <text:p>0</text:p>
                <draw:g>
                  <svg:desc>'stack bar distribution'.BH2:'stack bar distribution'.BH122</svg:desc>
                </draw:g>
              </table:table-cell>
              <table:table-cell office:value-type="float" office:value="0">
                <text:p>0</text:p>
                <draw:g>
                  <svg:desc>'stack bar distribution'.BI2:'stack bar distribution'.BI122</svg:desc>
                </draw:g>
              </table:table-cell>
              <table:table-cell office:value-type="float" office:value="0.0259352703951039">
                <text:p>0.0259352703951039</text:p>
                <draw:g>
                  <svg:desc>'stack bar distribution'.BJ2:'stack bar distribution'.BJ122</svg:desc>
                </draw:g>
              </table:table-cell>
              <table:table-cell office:value-type="float" office:value="0">
                <text:p>0</text:p>
                <draw:g>
                  <svg:desc>'stack bar distribution'.BK2:'stack bar distribution'.BK122</svg:desc>
                </draw:g>
              </table:table-cell>
              <table:table-cell office:value-type="float" office:value="0">
                <text:p>0</text:p>
                <draw:g>
                  <svg:desc>'stack bar distribution'.BL2:'stack bar distribution'.BL122</svg:desc>
                </draw:g>
              </table:table-cell>
              <table:table-cell office:value-type="float" office:value="0">
                <text:p>0</text:p>
                <draw:g>
                  <svg:desc>'stack bar distribution'.BM2:'stack bar distribution'.BM122</svg:desc>
                </draw:g>
              </table:table-cell>
              <table:table-cell office:value-type="float" office:value="0">
                <text:p>0</text:p>
                <draw:g>
                  <svg:desc>'stack bar distribution'.BN2:'stack bar distribution'.BN122</svg:desc>
                </draw:g>
              </table:table-cell>
              <table:table-cell office:value-type="float" office:value="0">
                <text:p>0</text:p>
                <draw:g>
                  <svg:desc>'stack bar distribution'.BO2:'stack bar distribution'.BO122</svg:desc>
                </draw:g>
              </table:table-cell>
              <table:table-cell office:value-type="float" office:value="0">
                <text:p>0</text:p>
                <draw:g>
                  <svg:desc>'stack bar distribution'.BP2:'stack bar distribution'.BP122</svg:desc>
                </draw:g>
              </table:table-cell>
              <table:table-cell office:value-type="float" office:value="0.0257071258283283">
                <text:p>0.0257071258283283</text:p>
                <draw:g>
                  <svg:desc>'stack bar distribution'.BQ2:'stack bar distribution'.BQ122</svg:desc>
                </draw:g>
              </table:table-cell>
              <table:table-cell office:value-type="float" office:value="0">
                <text:p>0</text:p>
                <draw:g>
                  <svg:desc>'stack bar distribution'.BR2:'stack bar distribution'.BR122</svg:desc>
                </draw:g>
              </table:table-cell>
              <table:table-cell office:value-type="float" office:value="0">
                <text:p>0</text:p>
                <draw:g>
                  <svg:desc>'stack bar distribution'.BS2:'stack bar distribution'.BS122</svg:desc>
                </draw:g>
              </table:table-cell>
              <table:table-cell office:value-type="float" office:value="0">
                <text:p>0</text:p>
                <draw:g>
                  <svg:desc>'stack bar distribution'.BT2:'stack bar distribution'.BT122</svg:desc>
                </draw:g>
              </table:table-cell>
              <table:table-cell office:value-type="float" office:value="0">
                <text:p>0</text:p>
                <draw:g>
                  <svg:desc>'stack bar distribution'.BU2:'stack bar distribution'.BU122</svg:desc>
                </draw:g>
              </table:table-cell>
              <table:table-cell office:value-type="float" office:value="0">
                <text:p>0</text:p>
                <draw:g>
                  <svg:desc>'stack bar distribution'.BV2:'stack bar distribution'.BV122</svg:desc>
                </draw:g>
              </table:table-cell>
              <table:table-cell office:value-type="float" office:value="0">
                <text:p>0</text:p>
                <draw:g>
                  <svg:desc>'stack bar distribution'.BW2:'stack bar distribution'.BW122</svg:desc>
                </draw:g>
              </table:table-cell>
              <table:table-cell office:value-type="float" office:value="0.0257071258283283">
                <text:p>0.0257071258283283</text:p>
                <draw:g>
                  <svg:desc>'stack bar distribution'.BX2:'stack bar distribution'.BX122</svg:desc>
                </draw:g>
              </table:table-cell>
              <table:table-cell office:value-type="float" office:value="0">
                <text:p>0</text:p>
                <draw:g>
                  <svg:desc>'stack bar distribution'.BY2:'stack bar distribution'.BY122</svg:desc>
                </draw:g>
              </table:table-cell>
              <table:table-cell office:value-type="float" office:value="0">
                <text:p>0</text:p>
                <draw:g>
                  <svg:desc>'stack bar distribution'.BZ2:'stack bar distribution'.BZ122</svg:desc>
                </draw:g>
              </table:table-cell>
              <table:table-cell office:value-type="float" office:value="0">
                <text:p>0</text:p>
                <draw:g>
                  <svg:desc>'stack bar distribution'.CA2:'stack bar distribution'.CA122</svg:desc>
                </draw:g>
              </table:table-cell>
              <table:table-cell office:value-type="float" office:value="0">
                <text:p>0</text:p>
                <draw:g>
                  <svg:desc>'stack bar distribution'.CB2:'stack bar distribution'.CB122</svg:desc>
                </draw:g>
              </table:table-cell>
              <table:table-cell office:value-type="float" office:value="0">
                <text:p>0</text:p>
                <draw:g>
                  <svg:desc>'stack bar distribution'.CC2:'stack bar distribution'.CC122</svg:desc>
                </draw:g>
              </table:table-cell>
              <table:table-cell office:value-type="float" office:value="0.0153637794497975">
                <text:p>0.0153637794497975</text:p>
                <draw:g>
                  <svg:desc>'stack bar distribution'.CD2:'stack bar distribution'.CD122</svg:desc>
                </draw:g>
              </table:table-cell>
              <table:table-cell office:value-type="float" office:value="0">
                <text:p>0</text:p>
                <draw:g>
                  <svg:desc>'stack bar distribution'.CE2:'stack bar distribution'.CE122</svg:desc>
                </draw:g>
              </table:table-cell>
              <table:table-cell office:value-type="float" office:value="0">
                <text:p>0</text:p>
                <draw:g>
                  <svg:desc>'stack bar distribution'.CF2:'stack bar distribution'.CF122</svg:desc>
                </draw:g>
              </table:table-cell>
              <table:table-cell office:value-type="float" office:value="0">
                <text:p>0</text:p>
                <draw:g>
                  <svg:desc>'stack bar distribution'.CG2:'stack bar distribution'.CG122</svg:desc>
                </draw:g>
              </table:table-cell>
              <table:table-cell office:value-type="float" office:value="0">
                <text:p>0</text:p>
                <draw:g>
                  <svg:desc>'stack bar distribution'.CH2:'stack bar distribution'.CH122</svg:desc>
                </draw:g>
              </table:table-cell>
              <table:table-cell office:value-type="float" office:value="0">
                <text:p>0</text:p>
                <draw:g>
                  <svg:desc>'stack bar distribution'.CI2:'stack bar distribution'.CI122</svg:desc>
                </draw:g>
              </table:table-cell>
              <table:table-cell office:value-type="float" office:value="0">
                <text:p>0</text:p>
                <draw:g>
                  <svg:desc>'stack bar distribution'.CJ2:'stack bar distribution'.CJ122</svg:desc>
                </draw:g>
              </table:table-cell>
              <table:table-cell office:value-type="float" office:value="0.014399723957279">
                <text:p>0.014399723957279</text:p>
                <draw:g>
                  <svg:desc>'stack bar distribution'.CK2:'stack bar distribution'.CK122</svg:desc>
                </draw:g>
              </table:table-cell>
              <table:table-cell office:value-type="float" office:value="0">
                <text:p>0</text:p>
                <draw:g>
                  <svg:desc>'stack bar distribution'.CL2:'stack bar distribution'.CL122</svg:desc>
                </draw:g>
              </table:table-cell>
              <table:table-cell office:value-type="float" office:value="0">
                <text:p>0</text:p>
                <draw:g>
                  <svg:desc>'stack bar distribution'.CM2:'stack bar distribution'.CM122</svg:desc>
                </draw:g>
              </table:table-cell>
              <table:table-cell office:value-type="float" office:value="0">
                <text:p>0</text:p>
                <draw:g>
                  <svg:desc>'stack bar distribution'.CN2:'stack bar distribution'.CN122</svg:desc>
                </draw:g>
              </table:table-cell>
              <table:table-cell office:value-type="float" office:value="0">
                <text:p>0</text:p>
                <draw:g>
                  <svg:desc>'stack bar distribution'.CO2:'stack bar distribution'.CO122</svg:desc>
                </draw:g>
              </table:table-cell>
              <table:table-cell office:value-type="float" office:value="0">
                <text:p>0</text:p>
                <draw:g>
                  <svg:desc>'stack bar distribution'.CP2:'stack bar distribution'.CP122</svg:desc>
                </draw:g>
              </table:table-cell>
              <table:table-cell office:value-type="float" office:value="0">
                <text:p>0</text:p>
                <draw:g>
                  <svg:desc>'stack bar distribution'.CQ2:'stack bar distribution'.CQ122</svg:desc>
                </draw:g>
              </table:table-cell>
              <table:table-cell office:value-type="float" office:value="0.0114458246317503">
                <text:p>0.0114458246317503</text:p>
                <draw:g>
                  <svg:desc>'stack bar distribution'.CR2:'stack bar distribution'.CR122</svg:desc>
                </draw:g>
              </table:table-cell>
              <table:table-cell office:value-type="float" office:value="0">
                <text:p>0</text:p>
                <draw:g>
                  <svg:desc>'stack bar distribution'.CS2:'stack bar distribution'.CS122</svg:desc>
                </draw:g>
              </table:table-cell>
              <table:table-cell office:value-type="float" office:value="0">
                <text:p>0</text:p>
                <draw:g>
                  <svg:desc>'stack bar distribution'.CT2:'stack bar distribution'.CT122</svg:desc>
                </draw:g>
              </table:table-cell>
              <table:table-cell office:value-type="float" office:value="0">
                <text:p>0</text:p>
                <draw:g>
                  <svg:desc>'stack bar distribution'.CU2:'stack bar distribution'.CU122</svg:desc>
                </draw:g>
              </table:table-cell>
              <table:table-cell office:value-type="float" office:value="0">
                <text:p>0</text:p>
                <draw:g>
                  <svg:desc>'stack bar distribution'.CV2:'stack bar distribution'.CV122</svg:desc>
                </draw:g>
              </table:table-cell>
              <table:table-cell office:value-type="float" office:value="0">
                <text:p>0</text:p>
                <draw:g>
                  <svg:desc>'stack bar distribution'.CW2:'stack bar distribution'.CW122</svg:desc>
                </draw:g>
              </table:table-cell>
              <table:table-cell office:value-type="float" office:value="0.0114458246317503">
                <text:p>0.0114458246317503</text:p>
                <draw:g>
                  <svg:desc>'stack bar distribution'.CX2:'stack bar distribution'.CX122</svg:desc>
                </draw:g>
              </table:table-cell>
            </table:table-row>
            <table:table-row>
              <table:table-cell office:value-type="string">
                <text:p>2023/06/02</text:p>
              </table:table-cell>
              <table:table-cell office:value-type="float" office:value="0.2062049147174">
                <text:p>0.2062049147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4914088242154">
                <text:p>0.164914088242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9073515650135">
                <text:p>0.109073515650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19571214797394">
                <text:p>0.0719571214797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18333133966396">
                <text:p>0.0718333133966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87339442609641">
                <text:p>0.03873394426096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75972539498794">
                <text:p>0.03759725394987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75972539498794">
                <text:p>0.03759725394987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30740343263607">
                <text:p>0.03307403432636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62403767734192">
                <text:p>0.0262403767734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27914553444168">
                <text:p>0.0227914553444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27914553444168">
                <text:p>0.0227914553444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03455464757327">
                <text:p>0.0203455464757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9414095848824">
                <text:p>0.0179414095848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5453851766104">
                <text:p>0.0175453851766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5868017845108">
                <text:p>0.0125868017845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8367818301536">
                <text:p>0.0108367818301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8367818301536">
                <text:p>0.0108367818301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5522959419329">
                <text:p>0.0105522959419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5522959419329">
                <text:p>0.0105522959419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0635316405844">
                <text:p>0.0100635316405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0635316405844">
                <text:p>0.0100635316405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17372996377053">
                <text:p>0.00917372996377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17372996377053">
                <text:p>0.00917372996377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1945078997596">
                <text:p>0.00751945078997596</text:p>
              </table:table-cell>
            </table:table-row>
            <table:table-row>
              <table:table-cell office:value-type="string">
                <text:p>2023/06/03</text:p>
              </table:table-cell>
              <table:table-cell office:value-type="float" office:value="0.15588789041595">
                <text:p>0.155887890415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5819784060706">
                <text:p>0.1558197840607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8494116379194">
                <text:p>0.118494116379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95819149652189">
                <text:p>0.0895819149652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29527524981064">
                <text:p>0.0729527524981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739176836993">
                <text:p>0.06739176836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3743225458853">
                <text:p>0.0437432254588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3743225458853">
                <text:p>0.0437432254588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3743225458853">
                <text:p>0.0437432254588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75396640680352">
                <text:p>0.027539664068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75396640680352">
                <text:p>0.027539664068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08878320952578">
                <text:p>0.02088783209525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234036967004">
                <text:p>0.018234036967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8083141755637">
                <text:p>0.01680831417556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8083141755637">
                <text:p>0.01680831417556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0474175475374">
                <text:p>0.0120474175475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0474175475374">
                <text:p>0.0120474175475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4469503328424">
                <text:p>0.0114469503328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77566883474623">
                <text:p>0.009775668834746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77566883474623">
                <text:p>0.009775668834746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94767960164045">
                <text:p>0.00894767960164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94767960164045">
                <text:p>0.00894767960164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83578908418614">
                <text:p>0.00783578908418614</text:p>
              </table:table-cell>
            </table:table-row>
            <table:table-row>
              <table:table-cell office:value-type="string">
                <text:p>2023/06/04</text:p>
              </table:table-cell>
              <table:table-cell office:value-type="float" office:value="0.245162938878809">
                <text:p>0.2451629388788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45162938878809">
                <text:p>0.2451629388788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2043941053919">
                <text:p>0.1220439410539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73178452184237">
                <text:p>0.0873178452184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12907347197021">
                <text:p>0.0612907347197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70242344935144">
                <text:p>0.0470242344935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56001569901297">
                <text:p>0.0456001569901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61405855373118">
                <text:p>0.0361405855373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83986123525767">
                <text:p>0.02839861235257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76421213585857">
                <text:p>0.0276421213585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0477965173058">
                <text:p>0.02104779651730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9775335173575">
                <text:p>0.0169775335173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1905604835565">
                <text:p>0.0161905604835565</text:p>
              </table:table-cell>
            </table:table-row>
            <table:table-row>
              <table:table-cell office:value-type="string">
                <text:p>2023/06/05</text:p>
              </table:table-cell>
              <table:table-cell office:value-type="float" office:value="0.226159429430292">
                <text:p>0.226159429430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2761880969673">
                <text:p>0.1827618809696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932512184524">
                <text:p>0.14932512184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63625493777">
                <text:p>0.12636254937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34994593482653">
                <text:p>0.05349945934826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34994593482653">
                <text:p>0.05349945934826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4256984984113">
                <text:p>0.044256984984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4623844178304">
                <text:p>0.024623844178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660081644472">
                <text:p>0.015660081644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660081644472">
                <text:p>0.015660081644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8687265346498">
                <text:p>0.0138687265346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4064692862961">
                <text:p>0.01240646928629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7606302083164">
                <text:p>0.0117606302083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9902147938038">
                <text:p>0.00999021479380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8707760125849">
                <text:p>0.0068707760125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96529481937402">
                <text:p>0.00596529481937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33799215429365">
                <text:p>0.00533799215429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66679329134567">
                <text:p>0.004666793291345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29933859188869">
                <text:p>0.004299338591888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14405284229769">
                <text:p>0.00414405284229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35162178854453">
                <text:p>0.003351621788544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16774962662925">
                <text:p>0.00316774962662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14573171919008">
                <text:p>0.00314573171919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13849653623588">
                <text:p>0.00313849653623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91052120114721">
                <text:p>0.002910521201147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9104309865946">
                <text:p>0.00291043098659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51658537535204">
                <text:p>0.00251658537535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40333903346124">
                <text:p>0.00240333903346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98588253511123">
                <text:p>0.00198588253511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75566349806566">
                <text:p>0.001755663498065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9479639402105">
                <text:p>0.00159479639402105</text:p>
              </table:table-cell>
            </table:table-row>
            <table:table-row>
              <table:table-cell office:value-type="string">
                <text:p>2023/06/06</text:p>
              </table:table-cell>
              <table:table-cell office:value-type="float" office:value="0.247007385149407">
                <text:p>0.247007385149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67815167486864">
                <text:p>0.0867815167486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83934359010674">
                <text:p>0.0783934359010674</text:p>
              </table:table-cell>
              <table:table-cell office:value-type="float" office:value="0">
                <text:p>0</text:p>
              </table:table-cell>
              <table:table-cell office:value-type="float" office:value="0.0762951056891696">
                <text:p>0.07629510568916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64535239836412">
                <text:p>0.0564535239836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03553541503747">
                <text:p>0.0503553541503747</text:p>
              </table:table-cell>
              <table:table-cell office:value-type="float" office:value="0">
                <text:p>0</text:p>
              </table:table-cell>
              <table:table-cell office:value-type="float" office:value="0.0483312534368321">
                <text:p>0.0483312534368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79391039606801">
                <text:p>0.04793910396068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74188931054902">
                <text:p>0.0474188931054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19844879504432">
                <text:p>0.0419844879504432</text:p>
              </table:table-cell>
              <table:table-cell office:value-type="float" office:value="0">
                <text:p>0</text:p>
              </table:table-cell>
              <table:table-cell office:value-type="float" office:value="0.0381836322562895">
                <text:p>0.0381836322562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5502419191791">
                <text:p>0.02155024191917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0676750475732">
                <text:p>0.0190676750475732</text:p>
              </table:table-cell>
              <table:table-cell office:value-type="float" office:value="0">
                <text:p>0</text:p>
              </table:table-cell>
              <table:table-cell office:value-type="float" office:value="0.0177507655624003">
                <text:p>0.0177507655624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1507490380318">
                <text:p>0.0151507490380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0251172850326">
                <text:p>0.0120251172850326</text:p>
              </table:table-cell>
              <table:table-cell office:value-type="float" office:value="0">
                <text:p>0</text:p>
              </table:table-cell>
              <table:table-cell office:value-type="float" office:value="0.00799801954134882">
                <text:p>0.00799801954134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47239916541986">
                <text:p>0.007472399165419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00553165941098">
                <text:p>0.00700553165941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35439049916808">
                <text:p>0.00635439049916808</text:p>
              </table:table-cell>
              <table:table-cell office:value-type="float" office:value="0">
                <text:p>0</text:p>
              </table:table-cell>
              <table:table-cell office:value-type="float" office:value="0.00634676550318281">
                <text:p>0.00634676550318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03937593190629">
                <text:p>0.006039375931906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03937593190629">
                <text:p>0.00603937593190629</text:p>
              </table:table-cell>
              <table:table-cell office:value-type="float" office:value="0">
                <text:p>0</text:p>
              </table:table-cell>
              <table:table-cell office:value-type="float" office:value="0.00528271499015964">
                <text:p>0.005282714990159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28271499015964">
                <text:p>0.005282714990159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47323984232906">
                <text:p>0.00447323984232906</text:p>
              </table:table-cell>
              <table:table-cell office:value-type="float" office:value="0">
                <text:p>0</text:p>
              </table:table-cell>
              <table:table-cell office:value-type="float" office:value="0.00418879236281566">
                <text:p>0.004188792362815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18837251793625">
                <text:p>0.00418837251793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18417406914118">
                <text:p>0.00418417406914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49434766991119">
                <text:p>0.00349434766991119</text:p>
              </table:table-cell>
              <table:table-cell office:value-type="float" office:value="0">
                <text:p>0</text:p>
              </table:table-cell>
              <table:table-cell office:value-type="float" office:value="0.00266201533260857">
                <text:p>0.00266201533260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66201533260857">
                <text:p>0.00266201533260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42156105444435">
                <text:p>0.00242156105444435</text:p>
              </table:table-cell>
              <table:table-cell office:value-type="float" office:value="0">
                <text:p>0</text:p>
              </table:table-cell>
              <table:table-cell office:value-type="float" office:value="0.00242156105444435">
                <text:p>0.00242156105444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40655752485297">
                <text:p>0.00240655752485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28829447259782">
                <text:p>0.00228829447259782</text:p>
              </table:table-cell>
              <table:table-cell office:value-type="float" office:value="0">
                <text:p>0</text:p>
              </table:table-cell>
              <table:table-cell office:value-type="float" office:value="0.00209953936934926">
                <text:p>0.00209953936934926</text:p>
              </table:table-cell>
            </table:table-row>
            <table:table-row>
              <table:table-cell office:value-type="string">
                <text:p>2023/06/07</text:p>
              </table:table-cell>
              <table:table-cell office:value-type="float" office:value="0.256283422370544">
                <text:p>0.256283422370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1664095489359">
                <text:p>0.161664095489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4319937993619">
                <text:p>0.1043199379936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74078463035073">
                <text:p>0.07740784630350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08767603518813">
                <text:p>0.0708767603518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95121399737774">
                <text:p>0.06951213997377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72651162712947">
                <text:p>0.02726511627129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64270889667206">
                <text:p>0.0264270889667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7737590651527">
                <text:p>0.02177375906515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5691852601478">
                <text:p>0.0195691852601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0230539086428">
                <text:p>0.0180230539086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7106121106763">
                <text:p>0.01371061211067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3314106512606">
                <text:p>0.0133314106512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7747975777524">
                <text:p>0.0127747975777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0779972608628">
                <text:p>0.01207799726086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4886107050959">
                <text:p>0.01148861070509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9060465085179">
                <text:p>0.0109060465085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68601443502071">
                <text:p>0.008686014435020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62387181177937">
                <text:p>0.00762387181177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59453090655104">
                <text:p>0.00659453090655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1728223238211">
                <text:p>0.0061728223238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06376185873592">
                <text:p>0.00606376185873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41160039918232">
                <text:p>0.00541160039918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55430476768604">
                <text:p>0.004554304767686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09398286160445">
                <text:p>0.00409398286160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67533767337047">
                <text:p>0.00367533767337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65731439707673">
                <text:p>0.003657314397076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65731439707673">
                <text:p>0.003657314397076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274940170787">
                <text:p>0.0032749401707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274940170787">
                <text:p>0.0032749401707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11178707554893">
                <text:p>0.003111787075548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73559598215944">
                <text:p>0.00273559598215944</text:p>
              </table:table-cell>
            </table:table-row>
            <table:table-row>
              <table:table-cell office:value-type="string">
                <text:p>2023/06/08</text:p>
              </table:table-cell>
              <table:table-cell office:value-type="float" office:value="0.279875602901731">
                <text:p>0.2798756029017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71129086218434">
                <text:p>0.271129086218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0200794441656">
                <text:p>0.2602007944416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56870747296184">
                <text:p>0.0256870747296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04872804314935">
                <text:p>0.02048728043149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9753086546324">
                <text:p>0.0179753086546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1820721405663">
                <text:p>0.01618207214056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6882697527801">
                <text:p>0.01568826975278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8459582486201">
                <text:p>0.0128459582486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99209175551008">
                <text:p>0.00799209175551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99209175551008">
                <text:p>0.00799209175551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99209175551008">
                <text:p>0.00799209175551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92220304035807">
                <text:p>0.00792220304035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21660408620672">
                <text:p>0.007216604086206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72859638974555">
                <text:p>0.00672859638974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91183270355922">
                <text:p>0.00491183270355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7534232644102">
                <text:p>0.0047534232644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32166335702489">
                <text:p>0.00432166335702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84676736058753">
                <text:p>0.003846767360587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60527644575714">
                <text:p>0.003605276445757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05984013255167">
                <text:p>0.00305984013255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51186900736733">
                <text:p>0.002511869007367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41094964553223">
                <text:p>0.00241094964553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41094964553223">
                <text:p>0.00241094964553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25230213530503">
                <text:p>0.00225230213530503</text:p>
              </table:table-cell>
            </table:table-row>
            <table:table-row>
              <table:table-cell office:value-type="string">
                <text:p>2023/06/09</text:p>
              </table:table-cell>
              <table:table-cell office:value-type="float" office:value="0.187999906019223">
                <text:p>0.187999906019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7058584320847">
                <text:p>0.1470585843208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9208402713047">
                <text:p>0.109208402713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95560181291306">
                <text:p>0.0795560181291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95560181291306">
                <text:p>0.0795560181291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87915033061762">
                <text:p>0.07879150330617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58312413059623">
                <text:p>0.07583124130596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75025661917167">
                <text:p>0.0675025661917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53111245040654">
                <text:p>0.0553111245040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89839057487772">
                <text:p>0.03898390574877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2518316375818">
                <text:p>0.022518316375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4410298875639">
                <text:p>0.01644102988756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1367132486482">
                <text:p>0.0131367132486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2060684113702">
                <text:p>0.01220606841137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1767510248284">
                <text:p>0.0101767510248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72185068369446">
                <text:p>0.00572185068369446</text:p>
              </table:table-cell>
            </table:table-row>
            <table:table-row>
              <table:table-cell office:value-type="string">
                <text:p>2023/06/10</text:p>
              </table:table-cell>
              <table:table-cell office:value-type="float" office:value="0.240009029914923">
                <text:p>0.240009029914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0627697690866">
                <text:p>0.100627697690866</text:p>
              </table:table-cell>
              <table:table-cell office:value-type="float" office:value="0.0983446925762744">
                <text:p>0.0983446925762744</text:p>
              </table:table-cell>
              <table:table-cell office:value-type="float" office:value="0">
                <text:p>0</text:p>
              </table:table-cell>
              <table:table-cell office:value-type="float" office:value="0.0820692384716054">
                <text:p>0.0820692384716054</text:p>
              </table:table-cell>
              <table:table-cell office:value-type="float" office:value="0.0608105774885337">
                <text:p>0.0608105774885337</text:p>
              </table:table-cell>
              <table:table-cell office:value-type="float" office:value="0">
                <text:p>0</text:p>
              </table:table-cell>
              <table:table-cell office:value-type="float" office:value="0.0505049876133008">
                <text:p>0.0505049876133008</text:p>
              </table:table-cell>
              <table:table-cell office:value-type="float" office:value="0.0388432867379875">
                <text:p>0.0388432867379875</text:p>
              </table:table-cell>
              <table:table-cell office:value-type="float" office:value="0">
                <text:p>0</text:p>
              </table:table-cell>
              <table:table-cell office:value-type="float" office:value="0.0264565842540686">
                <text:p>0.0264565842540686</text:p>
              </table:table-cell>
              <table:table-cell office:value-type="float" office:value="0">
                <text:p>0</text:p>
              </table:table-cell>
              <table:table-cell office:value-type="float" office:value="0.0216693910364423">
                <text:p>0.0216693910364423</text:p>
              </table:table-cell>
              <table:table-cell office:value-type="float" office:value="0.0216463479902914">
                <text:p>0.0216463479902914</text:p>
              </table:table-cell>
              <table:table-cell office:value-type="float" office:value="0">
                <text:p>0</text:p>
              </table:table-cell>
              <table:table-cell office:value-type="float" office:value="0.0215796037433263">
                <text:p>0.0215796037433263</text:p>
              </table:table-cell>
              <table:table-cell office:value-type="float" office:value="0.0189095205288778">
                <text:p>0.0189095205288778</text:p>
              </table:table-cell>
              <table:table-cell office:value-type="float" office:value="0">
                <text:p>0</text:p>
              </table:table-cell>
              <table:table-cell office:value-type="float" office:value="0.0185584592192607">
                <text:p>0.0185584592192607</text:p>
              </table:table-cell>
              <table:table-cell office:value-type="float" office:value="0.0157246691342727">
                <text:p>0.0157246691342727</text:p>
              </table:table-cell>
              <table:table-cell office:value-type="float" office:value="0">
                <text:p>0</text:p>
              </table:table-cell>
              <table:table-cell office:value-type="float" office:value="0.0132179388848623">
                <text:p>0.0132179388848623</text:p>
              </table:table-cell>
              <table:table-cell office:value-type="float" office:value="0.0129339964959222">
                <text:p>0.0129339964959222</text:p>
              </table:table-cell>
              <table:table-cell office:value-type="float" office:value="0">
                <text:p>0</text:p>
              </table:table-cell>
              <table:table-cell office:value-type="float" office:value="0.00964450583582532">
                <text:p>0.00964450583582532</text:p>
              </table:table-cell>
              <table:table-cell office:value-type="float" office:value="0">
                <text:p>0</text:p>
              </table:table-cell>
              <table:table-cell office:value-type="float" office:value="0.00926501469305252">
                <text:p>0.00926501469305252</text:p>
              </table:table-cell>
              <table:table-cell office:value-type="float" office:value="0.00814182980630473">
                <text:p>0.00814182980630473</text:p>
              </table:table-cell>
              <table:table-cell office:value-type="float" office:value="0">
                <text:p>0</text:p>
              </table:table-cell>
              <table:table-cell office:value-type="float" office:value="0.00784983981687992">
                <text:p>0.00784983981687992</text:p>
              </table:table-cell>
              <table:table-cell office:value-type="float" office:value="0.00707707912698108">
                <text:p>0.00707707912698108</text:p>
              </table:table-cell>
              <table:table-cell office:value-type="float" office:value="0">
                <text:p>0</text:p>
              </table:table-cell>
              <table:table-cell office:value-type="float" office:value="0.0069054731978645">
                <text:p>0.0069054731978645</text:p>
              </table:table-cell>
              <table:table-cell office:value-type="float" office:value="0.00672486462837219">
                <text:p>0.00672486462837219</text:p>
              </table:table-cell>
              <table:table-cell office:value-type="float" office:value="0">
                <text:p>0</text:p>
              </table:table-cell>
              <table:table-cell office:value-type="float" office:value="0.00664872331421329">
                <text:p>0.00664872331421329</text:p>
              </table:table-cell>
              <table:table-cell office:value-type="float" office:value="0">
                <text:p>0</text:p>
              </table:table-cell>
              <table:table-cell office:value-type="float" office:value="0.00658214389830392">
                <text:p>0.00658214389830392</text:p>
              </table:table-cell>
              <table:table-cell office:value-type="float" office:value="0.00647642543596583">
                <text:p>0.00647642543596583</text:p>
              </table:table-cell>
              <table:table-cell office:value-type="float" office:value="0">
                <text:p>0</text:p>
              </table:table-cell>
              <table:table-cell office:value-type="float" office:value="0.00645438903258089">
                <text:p>0.00645438903258089</text:p>
              </table:table-cell>
              <table:table-cell office:value-type="float" office:value="0.00587799377430531">
                <text:p>0.00587799377430531</text:p>
              </table:table-cell>
              <table:table-cell office:value-type="float" office:value="0">
                <text:p>0</text:p>
              </table:table-cell>
              <table:table-cell office:value-type="float" office:value="0.00587799377430531">
                <text:p>0.00587799377430531</text:p>
              </table:table-cell>
              <table:table-cell office:value-type="float" office:value="0.00562662183174778">
                <text:p>0.00562662183174778</text:p>
              </table:table-cell>
              <table:table-cell office:value-type="float" office:value="0">
                <text:p>0</text:p>
              </table:table-cell>
              <table:table-cell office:value-type="float" office:value="0.00562662183174778">
                <text:p>0.00562662183174778</text:p>
              </table:table-cell>
              <table:table-cell office:value-type="float" office:value="0.00559567830103969">
                <text:p>0.00559567830103969</text:p>
              </table:table-cell>
              <table:table-cell office:value-type="float" office:value="0">
                <text:p>0</text:p>
              </table:table-cell>
              <table:table-cell office:value-type="float" office:value="0.00527131232422073">
                <text:p>0.00527131232422073</text:p>
              </table:table-cell>
              <table:table-cell office:value-type="float" office:value="0">
                <text:p>0</text:p>
              </table:table-cell>
              <table:table-cell office:value-type="float" office:value="0.00501967737549514">
                <text:p>0.00501967737549514</text:p>
              </table:table-cell>
              <table:table-cell office:value-type="float" office:value="0.00500269569821488">
                <text:p>0.00500269569821488</text:p>
              </table:table-cell>
              <table:table-cell office:value-type="float" office:value="0">
                <text:p>0</text:p>
              </table:table-cell>
              <table:table-cell office:value-type="float" office:value="0.00394570106684478">
                <text:p>0.00394570106684478</text:p>
              </table:table-cell>
              <table:table-cell office:value-type="float" office:value="0.00270435851167605">
                <text:p>0.00270435851167605</text:p>
              </table:table-cell>
              <table:table-cell office:value-type="float" office:value="0">
                <text:p>0</text:p>
              </table:table-cell>
              <table:table-cell office:value-type="float" office:value="0.00234082625410537">
                <text:p>0.00234082625410537</text:p>
              </table:table-cell>
              <table:table-cell office:value-type="float" office:value="0.0021564697761518">
                <text:p>0.0021564697761518</text:p>
              </table:table-cell>
              <table:table-cell office:value-type="float" office:value="0">
                <text:p>0</text:p>
              </table:table-cell>
              <table:table-cell office:value-type="float" office:value="0.00172539904724811">
                <text:p>0.00172539904724811</text:p>
              </table:table-cell>
              <table:table-cell office:value-type="float" office:value="0">
                <text:p>0</text:p>
              </table:table-cell>
              <table:table-cell office:value-type="float" office:value="0.00129435887506324">
                <text:p>0.00129435887506324</text:p>
              </table:table-cell>
              <table:table-cell office:value-type="float" office:value="0.00129435887506324">
                <text:p>0.00129435887506324</text:p>
              </table:table-cell>
              <table:table-cell office:value-type="float" office:value="0">
                <text:p>0</text:p>
              </table:table-cell>
              <table:table-cell office:value-type="float" office:value="0.00126153460074951">
                <text:p>0.00126153460074951</text:p>
              </table:table-cell>
              <table:table-cell office:value-type="float" office:value="0.00120407216086205">
                <text:p>0.00120407216086205</text:p>
              </table:table-cell>
              <table:table-cell office:value-type="float" office:value="0">
                <text:p>0</text:p>
              </table:table-cell>
              <table:table-cell office:value-type="float" office:value="0.00118510574354991">
                <text:p>0.00118510574354991</text:p>
              </table:table-cell>
              <table:table-cell office:value-type="float" office:value="0.00098012426928884">
                <text:p>0.00098012426928884</text:p>
              </table:table-cell>
              <table:table-cell office:value-type="float" office:value="0">
                <text:p>0</text:p>
              </table:table-cell>
              <table:table-cell office:value-type="float" office:value="0.000890249528713083">
                <text:p>0.000890249528713083</text:p>
              </table:table-cell>
              <table:table-cell office:value-type="float" office:value="0.000863890876576567">
                <text:p>0.000863890876576567</text:p>
              </table:table-cell>
              <table:table-cell office:value-type="float" office:value="0">
                <text:p>0</text:p>
              </table:table-cell>
              <table:table-cell office:value-type="float" office:value="0.000863184149733076">
                <text:p>0.000863184149733076</text:p>
              </table:table-cell>
              <table:table-cell office:value-type="float" office:value="0">
                <text:p>0</text:p>
              </table:table-cell>
              <table:table-cell office:value-type="float" office:value="0.000863184149733076">
                <text:p>0.000863184149733076</text:p>
              </table:table-cell>
              <table:table-cell office:value-type="float" office:value="0.000789364641247903">
                <text:p>0.000789364641247903</text:p>
              </table:table-cell>
              <table:table-cell office:value-type="float" office:value="0">
                <text:p>0</text:p>
              </table:table-cell>
              <table:table-cell office:value-type="float" office:value="0.000770020514750391">
                <text:p>0.000770020514750391</text:p>
              </table:table-cell>
              <table:table-cell office:value-type="float" office:value="0.000733676920056769">
                <text:p>0.000733676920056769</text:p>
              </table:table-cell>
              <table:table-cell office:value-type="float" office:value="0">
                <text:p>0</text:p>
              </table:table-cell>
              <table:table-cell office:value-type="float" office:value="0.000721500034514988">
                <text:p>0.000721500034514988</text:p>
              </table:table-cell>
              <table:table-cell office:value-type="float" office:value="0.000721500034514988">
                <text:p>0.000721500034514988</text:p>
              </table:table-cell>
              <table:table-cell office:value-type="float" office:value="0">
                <text:p>0</text:p>
              </table:table-cell>
              <table:table-cell office:value-type="float" office:value="0.000685347350173449">
                <text:p>0.000685347350173449</text:p>
              </table:table-cell>
              <table:table-cell office:value-type="float" office:value="0">
                <text:p>0</text:p>
              </table:table-cell>
              <table:table-cell office:value-type="float" office:value="0.000685347350173449">
                <text:p>0.000685347350173449</text:p>
              </table:table-cell>
              <table:table-cell office:value-type="float" office:value="0.0006509202881676">
                <text:p>0.0006509202881676</text:p>
              </table:table-cell>
              <table:table-cell office:value-type="float" office:value="0">
                <text:p>0</text:p>
              </table:table-cell>
              <table:table-cell office:value-type="float" office:value="0.000619287179150274">
                <text:p>0.000619287179150274</text:p>
              </table:table-cell>
              <table:table-cell office:value-type="float" office:value="0.00060601047296216">
                <text:p>0.00060601047296216</text:p>
              </table:table-cell>
              <table:table-cell office:value-type="float" office:value="0">
                <text:p>0</text:p>
              </table:table-cell>
              <table:table-cell office:value-type="float" office:value="0.00054041242811731">
                <text:p>0.00054041242811731</text:p>
              </table:table-cell>
              <table:table-cell office:value-type="float" office:value="0.000451428823493139">
                <text:p>0.000451428823493139</text:p>
              </table:table-cell>
              <table:table-cell office:value-type="float" office:value="0">
                <text:p>0</text:p>
              </table:table-cell>
              <table:table-cell office:value-type="float" office:value="0.000440513007870624">
                <text:p>0.000440513007870624</text:p>
              </table:table-cell>
              <table:table-cell office:value-type="float" office:value="0.000436947591212933">
                <text:p>0.000436947591212933</text:p>
              </table:table-cell>
            </table:table-row>
            <table:table-row>
              <table:table-cell office:value-type="string">
                <text:p>2023/06/11</text:p>
              </table:table-cell>
              <table:table-cell office:value-type="float" office:value="0.167483852938126">
                <text:p>0.167483852938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3300101911886">
                <text:p>0.1533001019118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0770895638361">
                <text:p>0.110770895638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0770895638361">
                <text:p>0.110770895638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00341190338596">
                <text:p>0.09003411903385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53875581722917">
                <text:p>0.07538755817229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29141413365647">
                <text:p>0.05291414133656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75469622394459">
                <text:p>0.04754696223944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5508724737146">
                <text:p>0.025508724737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29415513726385">
                <text:p>0.0229415513726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29415513726385">
                <text:p>0.0229415513726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6112288877729">
                <text:p>0.02161122888777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5690426353288">
                <text:p>0.0175690426353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5980596575116">
                <text:p>0.0165980596575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1832311154204">
                <text:p>0.0141832311154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5543486111839">
                <text:p>0.0135543486111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3444588172489">
                <text:p>0.0113444588172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39827170646823">
                <text:p>0.007398271706468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86074682127891">
                <text:p>0.00486074682127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49152271305608">
                <text:p>0.00449152271305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44919617508366">
                <text:p>0.00444919617508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33953846832835">
                <text:p>0.00433953846832835</text:p>
              </table:table-cell>
            </table:table-row>
            <table:table-row>
              <table:table-cell office:value-type="string">
                <text:p>2023/06/12</text:p>
              </table:table-cell>
              <table:table-cell office:value-type="float" office:value="0.184506803584817">
                <text:p>0.1845068035848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9584531432189">
                <text:p>0.109584531432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42966963634703">
                <text:p>0.08429669636347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09829275157021">
                <text:p>0.0809829275157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09829275157021">
                <text:p>0.0809829275157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87662978398064">
                <text:p>0.0787662978398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87662978398064">
                <text:p>0.0787662978398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3594081711834">
                <text:p>0.0735940817118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02459539012604">
                <text:p>0.04024595390126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61438858152529">
                <text:p>0.03614388581525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19974268315522">
                <text:p>0.0319974268315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73870946216841">
                <text:p>0.02738709462168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4378305206914">
                <text:p>0.01543783052069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2780459648043">
                <text:p>0.01527804596480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1693424428431">
                <text:p>0.01516934244284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39822826808812">
                <text:p>0.009398228268088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14011036596174">
                <text:p>0.00814011036596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75092868589034">
                <text:p>0.007750928685890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75092868589034">
                <text:p>0.007750928685890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20261224427532">
                <text:p>0.006202612244275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89242090509256">
                <text:p>0.00389242090509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72462694338571">
                <text:p>0.00372462694338571</text:p>
              </table:table-cell>
            </table:table-row>
            <table:table-row>
              <table:table-cell office:value-type="string">
                <text:p>2023/06/13</text:p>
              </table:table-cell>
              <table:table-cell office:value-type="float" office:value="0.392888165294509">
                <text:p>0.392888165294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73333621898518">
                <text:p>0.273333621898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5987493330676">
                <text:p>0.1159874933306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86520393895522">
                <text:p>0.0886520393895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92073579585784">
                <text:p>0.0492073579585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52356763474645">
                <text:p>0.02523567634746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3598106915649">
                <text:p>0.0235981069156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7024978275578">
                <text:p>0.01170249782755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7024978275578">
                <text:p>0.01170249782755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69254320993751">
                <text:p>0.00769254320993751</text:p>
              </table:table-cell>
            </table:table-row>
            <table:table-row>
              <table:table-cell office:value-type="string">
                <text:p>2023/06/14</text:p>
              </table:table-cell>
              <table:table-cell office:value-type="float" office:value="0.245087629803368">
                <text:p>0.245087629803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70281876361942">
                <text:p>0.1702818763619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0995250923304">
                <text:p>0.120995250923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5822300905117">
                <text:p>0.115822300905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5822300905117">
                <text:p>0.115822300905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2431862263279">
                <text:p>0.102431862263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60389295196145">
                <text:p>0.0260389295196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52270531036902">
                <text:p>0.0252270531036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1337519162205">
                <text:p>0.0101337519162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93400517890464">
                <text:p>0.00993400517890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15353859990009">
                <text:p>0.00915353859990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10719596618792">
                <text:p>0.009107195966187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8261891086574">
                <text:p>0.00882618910865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17295002322271">
                <text:p>0.00517295002322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17295002322271">
                <text:p>0.00517295002322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17295002322271">
                <text:p>0.00517295002322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10280687561992">
                <text:p>0.00310280687561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51784278188905">
                <text:p>0.002517842781889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51784278188905">
                <text:p>0.002517842781889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60591313369696">
                <text:p>0.001605913133696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60591313369696">
                <text:p>0.001605913133696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42408721942733">
                <text:p>0.001424087219427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42408721942733">
                <text:p>0.001424087219427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42077222938319">
                <text:p>0.00142077222938319</text:p>
              </table:table-cell>
            </table:table-row>
            <table:table-row>
              <table:table-cell office:value-type="string">
                <text:p>2023/06/15</text:p>
              </table:table-cell>
              <table:table-cell office:value-type="float" office:value="0.615392690083748">
                <text:p>0.6153926900837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0930735079647">
                <text:p>0.1109307350796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50604067219259">
                <text:p>0.0450604067219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89995186488379">
                <text:p>0.0389995186488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33938027216082">
                <text:p>0.03339380272160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7174656269323">
                <text:p>0.027174656269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66918339943477">
                <text:p>0.0266918339943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52549496471468">
                <text:p>0.0252549496471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06030988679019">
                <text:p>0.0206030988679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7011380607175">
                <text:p>0.0167011380607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310631373167">
                <text:p>0.010310631373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04177548050922">
                <text:p>0.00804177548050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80219632489876">
                <text:p>0.00480219632489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61276656566845">
                <text:p>0.002612766565668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38279218951087">
                <text:p>0.002382792189510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38279218951087">
                <text:p>0.002382792189510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2186147015929">
                <text:p>0.00221861470159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76152644515393">
                <text:p>0.00176152644515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9673700073648">
                <text:p>0.001596737000736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2291125446825">
                <text:p>0.0012291125446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2291125446825">
                <text:p>0.0012291125446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22911254468239">
                <text:p>0.00122911254468239</text:p>
              </table:table-cell>
            </table:table-row>
            <table:table-row>
              <table:table-cell office:value-type="string">
                <text:p>2023/06/16</text:p>
              </table:table-cell>
              <table:table-cell office:value-type="float" office:value="0.254234275285064">
                <text:p>0.254234275285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1116170791529">
                <text:p>0.2011161707915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89947964916024">
                <text:p>0.0889947964916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59339111183225">
                <text:p>0.0859339111183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42489778881475">
                <text:p>0.0742489778881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12399285545077">
                <text:p>0.0512399285545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01500900995397">
                <text:p>0.0501500900995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69137376184494">
                <text:p>0.04691373761844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67467147197545">
                <text:p>0.02674671471975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67467147197545">
                <text:p>0.02674671471975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30602166180169">
                <text:p>0.0230602166180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00600360398159">
                <text:p>0.0200600360398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9541920665758">
                <text:p>0.01895419206657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8169703618214">
                <text:p>0.0108169703618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8169703618214">
                <text:p>0.0108169703618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96629726527731">
                <text:p>0.00996629726527731</text:p>
              </table:table-cell>
            </table:table-row>
            <table:table-row>
              <table:table-cell office:value-type="string">
                <text:p>2023/06/17</text:p>
              </table:table-cell>
              <table:table-cell office:value-type="float" office:value="0.201406681429646">
                <text:p>0.201406681429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0930400835751">
                <text:p>0.2009304008357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8791042677172">
                <text:p>0.128791042677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8791042677172">
                <text:p>0.128791042677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8791042677172">
                <text:p>0.128791042677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6628874763295">
                <text:p>0.106628874763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54222702808619">
                <text:p>0.03542227028086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9275660637674">
                <text:p>0.01892756606376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4250942133388">
                <text:p>0.0184250942133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4882847710156">
                <text:p>0.0164882847710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3976996108067">
                <text:p>0.0153976996108067</text:p>
              </table:table-cell>
            </table:table-row>
            <table:table-row>
              <table:table-cell office:value-type="string">
                <text:p>2023/06/18</text:p>
              </table:table-cell>
              <table:table-cell office:value-type="float" office:value="0.250655714988754">
                <text:p>0.250655714988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1619029102512">
                <text:p>0.201619029102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4764582037202">
                <text:p>0.184764582037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2762325159772">
                <text:p>0.1527623251597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2544679447085">
                <text:p>0.1025446794470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31111071004823">
                <text:p>0.03311110710048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8215714272436">
                <text:p>0.0218215714272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8215714272436">
                <text:p>0.0218215714272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2676795526104">
                <text:p>0.0122676795526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3104709618108">
                <text:p>0.0113104709618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32126879528428">
                <text:p>0.00732126879528428</text:p>
              </table:table-cell>
            </table:table-row>
            <table:table-row>
              <table:table-cell office:value-type="string">
                <text:p>2023/06/19</text:p>
              </table:table-cell>
              <table:table-cell office:value-type="float" office:value="0.353649018638176">
                <text:p>0.353649018638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3649018638176">
                <text:p>0.353649018638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04070611533583">
                <text:p>0.08040706115335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62425036694162">
                <text:p>0.0562425036694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94172795708501">
                <text:p>0.0394172795708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43942321113689">
                <text:p>0.0243942321113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26387298236527">
                <text:p>0.02263872982365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26387298236527">
                <text:p>0.02263872982365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5145986234881">
                <text:p>0.0155145986234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1802224191282">
                <text:p>0.0101802224191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55229267209845">
                <text:p>0.004552292672098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30233124516233">
                <text:p>0.00430233124516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95522435410744">
                <text:p>0.00295522435410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13158604601926">
                <text:p>0.00213158604601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06629483875254">
                <text:p>0.00206629483875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66808809202645">
                <text:p>0.001668088092026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6549827841843">
                <text:p>0.00165498278418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68902748190503">
                <text:p>0.000968902748190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68902748190503">
                <text:p>0.000968902748190503</text:p>
              </table:table-cell>
            </table:table-row>
            <table:table-row>
              <table:table-cell office:value-type="string">
                <text:p>2023/06/20</text:p>
              </table:table-cell>
              <table:table-cell office:value-type="float" office:value="0.798624464551114">
                <text:p>0.798624464551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41901927834582">
                <text:p>0.08419019278345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74712758818845">
                <text:p>0.04747127588188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6413147690313">
                <text:p>0.0196413147690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6413147690313">
                <text:p>0.0196413147690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2157186227403">
                <text:p>0.0152157186227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2157186227403">
                <text:p>0.0152157186227403</text:p>
              </table:table-cell>
            </table:table-row>
            <table:table-row>
              <table:table-cell office:value-type="string">
                <text:p>2023/06/21</text:p>
              </table:table-cell>
              <table:table-cell office:value-type="float" office:value="0.213959587757259">
                <text:p>0.213959587757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1484029198209">
                <text:p>0.111484029198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1484029198209">
                <text:p>0.111484029198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51748062362723">
                <text:p>0.08517480623627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25831809811145">
                <text:p>0.0825831809811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33429624694314">
                <text:p>0.0533429624694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33429624694314">
                <text:p>0.0533429624694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81551197990461">
                <text:p>0.0381551197990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50921029927239">
                <text:p>0.0350921029927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49870561765321">
                <text:p>0.0349870561765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77670114890487">
                <text:p>0.0277670114890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75624163934017">
                <text:p>0.0275624163934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5736298852222">
                <text:p>0.0185736298852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920908957459">
                <text:p>0.0149209089574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5939506199573">
                <text:p>0.01459395061995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5939506199573">
                <text:p>0.01459395061995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0545685583996">
                <text:p>0.0130545685583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99417148257897">
                <text:p>0.00799417148257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63434162851873">
                <text:p>0.006634341628518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80410939609122">
                <text:p>0.00480410939609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80410939609122">
                <text:p>0.00480410939609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67066191286647">
                <text:p>0.004670661912866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53226709573251">
                <text:p>0.00453226709573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53226709573251">
                <text:p>0.00453226709573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82327039438923">
                <text:p>0.00382327039438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82327039438923">
                <text:p>0.00382327039438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70925740193651">
                <text:p>0.00370925740193651</text:p>
              </table:table-cell>
            </table:table-row>
            <table:table-row>
              <table:table-cell office:value-type="string">
                <text:p>2023/06/22</text:p>
              </table:table-cell>
              <table:table-cell office:value-type="float" office:value="0.572650511885579">
                <text:p>0.572650511885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03795442010969">
                <text:p>0.04037954420109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64774218333213">
                <text:p>0.0364774218333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21257975621638">
                <text:p>0.03212579756216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09678079951967">
                <text:p>0.03096780799519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09678079951967">
                <text:p>0.03096780799519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07286456785704">
                <text:p>0.0307286456785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65663903378214">
                <text:p>0.0265663903378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65344566026043">
                <text:p>0.02653445660260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3882138170555">
                <text:p>0.023882138170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33706557478612">
                <text:p>0.0233706557478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6535043072934">
                <text:p>0.01865350430729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1785920250618">
                <text:p>0.01817859202506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516164264105">
                <text:p>0.016516164264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1708853861086">
                <text:p>0.01317088538610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9980468171434">
                <text:p>0.0119980468171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7478938948663">
                <text:p>0.01074789389486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3226026650656">
                <text:p>0.01032260266506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25808213205248">
                <text:p>0.00825808213205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18437042228404">
                <text:p>0.00718437042228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12904106602618">
                <text:p>0.004129041066026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29931026380825">
                <text:p>0.00329931026380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89032874621831">
                <text:p>0.00289032874621831</text:p>
              </table:table-cell>
            </table:table-row>
            <table:table-row>
              <table:table-cell office:value-type="string">
                <text:p>2023/06/23</text:p>
              </table:table-cell>
              <table:table-cell office:value-type="float" office:value="0.245172544625657">
                <text:p>0.2451725446256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8678093953499">
                <text:p>0.1486780939534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7273083360134">
                <text:p>0.147273083360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61276637486417">
                <text:p>0.07612766374864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35572246170398">
                <text:p>0.0735572246170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97872645896035">
                <text:p>0.0497872645896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74949195559989">
                <text:p>0.0474949195559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58212182492854">
                <text:p>0.04582121824928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58212182492854">
                <text:p>0.04582121824928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6460447420625">
                <text:p>0.026460447420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50739120843081">
                <text:p>0.02507391208430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8595070838473">
                <text:p>0.01185950708384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77434710766945">
                <text:p>0.009774347107669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92176457996985">
                <text:p>0.008921764579969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92176457996985">
                <text:p>0.008921764579969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85421080568704">
                <text:p>0.00585421080568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85421080568704">
                <text:p>0.00585421080568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77742495657108">
                <text:p>0.00477742495657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77742495657108">
                <text:p>0.00477742495657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50906579059718">
                <text:p>0.004509065790597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48268887935177">
                <text:p>0.00348268887935177</text:p>
              </table:table-cell>
            </table:table-row>
            <table:table-row>
              <table:table-cell office:value-type="string">
                <text:p>2023/06/24</text:p>
              </table:table-cell>
              <table:table-cell office:value-type="float" office:value="0.264071315066716">
                <text:p>0.2640713150667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7244442937825">
                <text:p>0.17244442937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7244442937825">
                <text:p>0.17244442937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9591820746388">
                <text:p>0.129591820746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1357510558811">
                <text:p>0.1213575105588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29462049610188">
                <text:p>0.0529462049610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78400860625961">
                <text:p>0.03784008606259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06148356356323">
                <text:p>0.0206148356356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28073712129074">
                <text:p>0.007280737121290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7023808469554">
                <text:p>0.00670238084695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43716347296597">
                <text:p>0.005437163472965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43716347296597">
                <text:p>0.005437163472965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83192329815907">
                <text:p>0.00383192329815907</text:p>
              </table:table-cell>
            </table:table-row>
            <table:table-row>
              <table:table-cell office:value-type="string">
                <text:p>2023/06/25</text:p>
              </table:table-cell>
              <table:table-cell office:value-type="float" office:value="0.12872881124612">
                <text:p>0.12872881124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4788643623306">
                <text:p>0.124788643623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382353642745">
                <text:p>0.123823536427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58570123066539">
                <text:p>0.0958570123066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48661058076848">
                <text:p>0.07486610580768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73792382348206">
                <text:p>0.0673792382348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38038324104967">
                <text:p>0.06380383241049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60412341569543">
                <text:p>0.04604123415695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53882039517924">
                <text:p>0.04538820395179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53882039517924">
                <text:p>0.04538820395179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53882039517924">
                <text:p>0.04538820395179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14841500448828">
                <text:p>0.03148415004488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8282345467798">
                <text:p>0.01982823454677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5995946516573">
                <text:p>0.01859959465165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8153496296856">
                <text:p>0.0138153496296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8153496296856">
                <text:p>0.0138153496296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8153496296856">
                <text:p>0.0138153496296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06737262294166">
                <text:p>0.00706737262294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94319016032074">
                <text:p>0.005943190160320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0724403259369">
                <text:p>0.0050724403259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95140220218693">
                <text:p>0.004951402202186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15454048737396">
                <text:p>0.00415454048737396</text:p>
              </table:table-cell>
            </table:table-row>
            <table:table-row>
              <table:table-cell office:value-type="string">
                <text:p>2023/06/26</text:p>
              </table:table-cell>
              <table:table-cell office:value-type="float" office:value="0.224545943478269">
                <text:p>0.224545943478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2042138623757">
                <text:p>0.1320421386237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1756521800203">
                <text:p>0.131756521800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34500488325651">
                <text:p>0.0834500488325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7886927687477">
                <text:p>0.077886927687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63188161050865">
                <text:p>0.05631881610508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85920897911916">
                <text:p>0.04859208979119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15205546885867">
                <text:p>0.04152055468858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15205546885867">
                <text:p>0.04152055468858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08074243442859">
                <text:p>0.04080742434428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3501822123712">
                <text:p>0.023501822123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705571353888">
                <text:p>0.016705571353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5866912888675">
                <text:p>0.0155866912888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6487190897525">
                <text:p>0.0106487190897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29818160279561">
                <text:p>0.008298181602795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81064325747416">
                <text:p>0.00781064325747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70320113665379">
                <text:p>0.00770320113665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02803947310915">
                <text:p>0.00702803947310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90688671505713">
                <text:p>0.00690688671505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78592519908627">
                <text:p>0.006785925199086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68146169926964">
                <text:p>0.005681461699269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90183702032609">
                <text:p>0.00490183702032609</text:p>
              </table:table-cell>
            </table:table-row>
            <table:table-row>
              <table:table-cell office:value-type="string">
                <text:p>2023/06/27</text:p>
              </table:table-cell>
              <table:table-cell office:value-type="float" office:value="0.24795168807426">
                <text:p>0.24795168807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4795168807426">
                <text:p>0.24795168807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12171739580045">
                <text:p>0.212171739580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8890432666118">
                <text:p>0.058890432666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26150686097264">
                <text:p>0.0426150686097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34040361732946">
                <text:p>0.03340403617329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92685286876059">
                <text:p>0.02926852868760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42267593441015">
                <text:p>0.0242267593441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42267593441015">
                <text:p>0.0242267593441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2029688605112">
                <text:p>0.022029688605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0563572181399">
                <text:p>0.0120563572181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4057776514159">
                <text:p>0.0114057776514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16949362043251">
                <text:p>0.00616949362043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37856801770686">
                <text:p>0.005378568017706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37856801770686">
                <text:p>0.005378568017706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10021397639204">
                <text:p>0.00510021397639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95903376148521">
                <text:p>0.00495903376148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00173868211995">
                <text:p>0.00400173868211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81385989597571">
                <text:p>0.00281385989597571</text:p>
              </table:table-cell>
            </table:table-row>
            <table:table-row>
              <table:table-cell office:value-type="string">
                <text:p>2023/06/28</text:p>
              </table:table-cell>
              <table:table-cell office:value-type="float" office:value="0.212392628212326">
                <text:p>0.212392628212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75871320336077">
                <text:p>0.175871320336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04618695741271">
                <text:p>0.0804618695741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61206321588752">
                <text:p>0.07612063215887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65328148848166">
                <text:p>0.0665328148848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65328148848166">
                <text:p>0.0665328148848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0108121099503">
                <text:p>0.060108121099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47077546725916">
                <text:p>0.04470775467259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29701137275302">
                <text:p>0.0429701137275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1249137798657">
                <text:p>0.0312491377986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82588385595237">
                <text:p>0.0282588385595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82391284961937">
                <text:p>0.0282391284961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828111424675">
                <text:p>0.021828111424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2736702406023">
                <text:p>0.01427367024060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82363699121191">
                <text:p>0.00782363699121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82363699121191">
                <text:p>0.00782363699121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62575209044436">
                <text:p>0.00762575209044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89518492095353">
                <text:p>0.00689518492095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58165653246612">
                <text:p>0.00658165653246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00519219073403">
                <text:p>0.00600519219073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12665238717191">
                <text:p>0.00412665238717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57133182549141">
                <text:p>0.00357133182549141</text:p>
              </table:table-cell>
            </table:table-row>
            <table:table-row>
              <table:table-cell office:value-type="string">
                <text:p>2023/06/29</text:p>
              </table:table-cell>
              <table:table-cell office:value-type="float" office:value="0.198791524728863">
                <text:p>0.1987915247288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3423931972628">
                <text:p>0.1034239319726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07853351703845">
                <text:p>0.07078533517038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91005721065037">
                <text:p>0.06910057210650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13505631947818">
                <text:p>0.0613505631947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20289303646994">
                <text:p>0.0520289303646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02447902901095">
                <text:p>0.05024479029010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88437696363225">
                <text:p>0.0488437696363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80926311808242">
                <text:p>0.0480926311808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63045534529488">
                <text:p>0.0463045534529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63045534529488">
                <text:p>0.0463045534529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82568393913122">
                <text:p>0.0382568393913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24982218148864">
                <text:p>0.0224982218148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3378811260115">
                <text:p>0.0193378811260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9504371696491">
                <text:p>0.0159504371696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9379496763438">
                <text:p>0.0159379496763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43549603991267">
                <text:p>0.00943549603991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34637007788164">
                <text:p>0.00934637007788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96518634480681">
                <text:p>0.008965186344806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54471763135867">
                <text:p>0.008544717631358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84353416958583">
                <text:p>0.007843534169585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72799062922347">
                <text:p>0.00772799062922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72799062922347">
                <text:p>0.00772799062922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9805639049094">
                <text:p>0.007598056390490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9805639049094">
                <text:p>0.007598056390490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16036930152231">
                <text:p>0.00716036930152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64253209679477">
                <text:p>0.00464253209679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57067437425407">
                <text:p>0.00257067437425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79327059761836">
                <text:p>0.001793270597618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79327059761836">
                <text:p>0.00179327059761836</text:p>
              </table:table-cell>
            </table:table-row>
            <table:table-row>
              <table:table-cell office:value-type="string">
                <text:p>2023/06/30</text:p>
              </table:table-cell>
              <table:table-cell office:value-type="float" office:value="0.309463631510274">
                <text:p>0.309463631510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17477587092128">
                <text:p>0.0817477587092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31974562209197">
                <text:p>0.0731974562209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91338501108936">
                <text:p>0.0691338501108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10517855810505">
                <text:p>0.0610517855810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00607066495629">
                <text:p>0.06006070664956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72751879865199">
                <text:p>0.0472751879865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11392806443079">
                <text:p>0.04113928064430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25694786768924">
                <text:p>0.03256947867689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58258932321076">
                <text:p>0.02582589323210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581050327242">
                <text:p>0.02581050327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36476402399013">
                <text:p>0.0236476402399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2228385124302">
                <text:p>0.0192228385124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1990421446842">
                <text:p>0.0161990421446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6503150671491">
                <text:p>0.0146503150671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3149673331553">
                <text:p>0.0103149673331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3149673331553">
                <text:p>0.0103149673331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3149673331553">
                <text:p>0.0103149673331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3116099670352">
                <text:p>0.010311609967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3116099670352">
                <text:p>0.010311609967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3116099670352">
                <text:p>0.010311609967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17031057398143">
                <text:p>0.00817031057398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46632997556073">
                <text:p>0.004466329975560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46632997556073">
                <text:p>0.004466329975560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0364628379802">
                <text:p>0.00403646283798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50003166010249">
                <text:p>0.00350003166010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50003166010249">
                <text:p>0.00350003166010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11253665233358">
                <text:p>0.00311253665233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09910718785289">
                <text:p>0.00309910718785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77375901762833">
                <text:p>0.00277375901762833</text:p>
              </table:table-cell>
            </table:table-row>
            <table:table-row>
              <table:table-cell office:value-type="string">
                <text:p>2023/07/01</text:p>
              </table:table-cell>
              <table:table-cell office:value-type="float" office:value="0.239535794042497">
                <text:p>0.239535794042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839057723036">
                <text:p>0.168390577230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0620035784957">
                <text:p>0.0806200357849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61324299281666">
                <text:p>0.07613242992816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16801443351174">
                <text:p>0.0716801443351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8906380526342">
                <text:p>0.068906380526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07153098776216">
                <text:p>0.0607153098776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07153098776216">
                <text:p>0.0607153098776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1453083661894">
                <text:p>0.0414530836618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57234824389815">
                <text:p>0.0257234824389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483051490132">
                <text:p>0.017483051490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8771847279623">
                <text:p>0.01587718472796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1070736355682">
                <text:p>0.01210707363556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1070736355682">
                <text:p>0.01210707363556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6847703161604">
                <text:p>0.01068477031616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5428715469602">
                <text:p>0.01054287154696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56766191553981">
                <text:p>0.00856766191553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8453609852247">
                <text:p>0.0078453609852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69484915399943">
                <text:p>0.00769484915399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21755488932507">
                <text:p>0.00321755488932507</text:p>
              </table:table-cell>
            </table:table-row>
            <table:table-row>
              <table:table-cell office:value-type="string">
                <text:p>2023/07/02</text:p>
              </table:table-cell>
              <table:table-cell office:value-type="float" office:value="0.165446076047092">
                <text:p>0.1654460760470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5446076047092">
                <text:p>0.1654460760470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1715120861867">
                <text:p>0.1417151208618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0628564638306">
                <text:p>0.130628564638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95533348385716">
                <text:p>0.07955333483857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2332115370889">
                <text:p>0.052332115370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65286692448179">
                <text:p>0.0465286692448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32355080648734">
                <text:p>0.04323550806487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53715742924432">
                <text:p>0.0353715742924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53715742924432">
                <text:p>0.0353715742924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23605513116062">
                <text:p>0.03236055131160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0984326080896">
                <text:p>0.0190984326080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8146480106358">
                <text:p>0.0128146480106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9186952065939">
                <text:p>0.01091869520659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2822685278854">
                <text:p>0.01028226852788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92427852111177">
                <text:p>0.00992427852111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97251211568262">
                <text:p>0.00897251211568262</text:p>
              </table:table-cell>
            </table:table-row>
            <table:table-row>
              <table:table-cell office:value-type="string">
                <text:p>2023/07/03</text:p>
              </table:table-cell>
              <table:table-cell office:value-type="float" office:value="0.263030238955311">
                <text:p>0.263030238955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6412636454801">
                <text:p>0.1064126364548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02181530120092">
                <text:p>0.08021815301200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14755857163897">
                <text:p>0.0614755857163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7146666380274">
                <text:p>0.057146666380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67776758748487">
                <text:p>0.0567776758748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61738693688326">
                <text:p>0.0561738693688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02654452643841">
                <text:p>0.05026544526438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28356843293891">
                <text:p>0.0428356843293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87919651020396">
                <text:p>0.0387919651020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87258272266132">
                <text:p>0.0387258272266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87258272266132">
                <text:p>0.0387258272266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82500314329927">
                <text:p>0.0382500314329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3730242007221">
                <text:p>0.0123730242007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84976183795982">
                <text:p>0.006849761837959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24494697701849">
                <text:p>0.00524494697701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13772842556703">
                <text:p>0.005137728425567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13772842556703">
                <text:p>0.005137728425567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21328255408604">
                <text:p>0.004213282554086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10985710277589">
                <text:p>0.004109857102775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10300734093794">
                <text:p>0.004103007340937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63125010524923">
                <text:p>0.00363125010524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43978134290124">
                <text:p>0.00343978134290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42488091897986">
                <text:p>0.003424880918979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7185726595722">
                <text:p>0.00271857265957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7185726595722">
                <text:p>0.00271857265957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19657135155416">
                <text:p>0.00219657135155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09378409940419">
                <text:p>0.00209378409940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92135819554773">
                <text:p>0.001921358195547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85628545808714">
                <text:p>0.00185628545808714</text:p>
              </table:table-cell>
            </table:table-row>
            <table:table-row>
              <table:table-cell office:value-type="string">
                <text:p>2023/07/04</text:p>
              </table:table-cell>
              <table:table-cell office:value-type="float" office:value="0.148824324833097">
                <text:p>0.1488243248330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8824324833097">
                <text:p>0.1488243248330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3273771303186">
                <text:p>0.143273771303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8464713619334">
                <text:p>0.108464713619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77773578743808">
                <text:p>0.0877773578743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12702084426091">
                <text:p>0.06127020844260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89158204232232">
                <text:p>0.0589158204232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84365153481766">
                <text:p>0.04843651534817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66396888987789">
                <text:p>0.0466396888987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00020461865589">
                <text:p>0.04000204618655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4151895444754">
                <text:p>0.0214151895444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9284321874879">
                <text:p>0.01792843218748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147945870397">
                <text:p>0.017147945870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147945870397">
                <text:p>0.017147945870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3836003985398">
                <text:p>0.0133836003985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3256253996511">
                <text:p>0.01332562539965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22248896661093">
                <text:p>0.00722248896661093</text:p>
              </table:table-cell>
            </table:table-row>
            <table:table-row>
              <table:table-cell office:value-type="string">
                <text:p>2023/07/05</text:p>
              </table:table-cell>
              <table:table-cell office:value-type="float" office:value="0.206038842567978">
                <text:p>0.2060388425679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8315967268498">
                <text:p>0.188315967268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89595394074244">
                <text:p>0.0889595394074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39789465336949">
                <text:p>0.04397894653369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09280328104764">
                <text:p>0.04092803281047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09280328104764">
                <text:p>0.04092803281047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09280328104764">
                <text:p>0.04092803281047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09280328104764">
                <text:p>0.04092803281047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08253879411326">
                <text:p>0.0408253879411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46470251748587">
                <text:p>0.03464702517485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33503061804668">
                <text:p>0.02335030618046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4146199167664">
                <text:p>0.02141461991676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4146199167664">
                <text:p>0.02141461991676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9519171746751">
                <text:p>0.01795191717467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9117032514713">
                <text:p>0.0179117032514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2887277566884">
                <text:p>0.01528872775668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4229346823405">
                <text:p>0.0144229346823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4229346823405">
                <text:p>0.0144229346823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8418353078674">
                <text:p>0.01184183530786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4385883354963">
                <text:p>0.0114385883354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519543319589">
                <text:p>0.0105195433195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97525859797455">
                <text:p>0.00897525859797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97525859797455">
                <text:p>0.00897525859797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95585162573564">
                <text:p>0.00895585162573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4907433771445">
                <text:p>0.0074907433771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18967648332947">
                <text:p>0.007189676483329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97882032894082">
                <text:p>0.005978820328940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97882032894093">
                <text:p>0.00597882032894093</text:p>
              </table:table-cell>
            </table:table-row>
            <table:table-row>
              <table:table-cell office:value-type="string">
                <text:p>2023/07/06</text:p>
              </table:table-cell>
              <table:table-cell office:value-type="float" office:value="0.124422617857488">
                <text:p>0.124422617857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4422617857488">
                <text:p>0.124422617857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1814591844965">
                <text:p>0.1018145918449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1918097730807">
                <text:p>0.071918097730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1918097730807">
                <text:p>0.071918097730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22303999682573">
                <text:p>0.06223039996825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22303999682573">
                <text:p>0.06223039996825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85048019354606">
                <text:p>0.0485048019354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22523949995079">
                <text:p>0.03225239499950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00389110291807">
                <text:p>0.0300389110291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94190719555797">
                <text:p>0.0294190719555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94190719555797">
                <text:p>0.0294190719555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00311882592331">
                <text:p>0.0200311882592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5461912997028">
                <text:p>0.01854619129970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2828648034518">
                <text:p>0.0172828648034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4645387695573">
                <text:p>0.0164645387695573</text:p>
              </table:table-cell>
              <table:table-cell office:value-type="float" office:value="0">
                <text:p>0</text:p>
              </table:table-cell>
              <table:table-cell office:value-type="float" office:value="0.0144956892207845">
                <text:p>0.01449568922078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4294913319906">
                <text:p>0.01442949133199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5435930655925">
                <text:p>0.0115435930655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5435930655925">
                <text:p>0.0115435930655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21119421424899">
                <text:p>0.009211194214248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99648273390186">
                <text:p>0.00899648273390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47444025927802">
                <text:p>0.008474440259278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31074977924506">
                <text:p>0.0083107497792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21474566599523">
                <text:p>0.00721474566599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21474566599523">
                <text:p>0.00721474566599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96201110518668">
                <text:p>0.006962011105186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41391592154961">
                <text:p>0.005413915921549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41391592154961">
                <text:p>0.005413915921549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03346885802292">
                <text:p>0.00403346885802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01237916080632">
                <text:p>0.004012379160806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01237916080632">
                <text:p>0.004012379160806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98615497584354">
                <text:p>0.00398615497584354</text:p>
              </table:table-cell>
              <table:table-cell office:value-type="float" office:value="0">
                <text:p>0</text:p>
              </table:table-cell>
              <table:table-cell office:value-type="float" office:value="0.00381519192828694">
                <text:p>0.00381519192828694</text:p>
              </table:table-cell>
            </table:table-row>
            <table:table-row>
              <table:table-cell office:value-type="string">
                <text:p>2023/07/07</text:p>
              </table:table-cell>
              <table:table-cell office:value-type="float" office:value="0.315169712769699">
                <text:p>0.3151697127696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0791096145873">
                <text:p>0.307910961458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47753823718794">
                <text:p>0.2477538237187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18483428498871">
                <text:p>0.0618483428498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22054814132404">
                <text:p>0.0222054814132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88721360884004">
                <text:p>0.00488721360884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88721360884004">
                <text:p>0.00488721360884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88721360884004">
                <text:p>0.00488721360884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77806461456776">
                <text:p>0.00477806461456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76119066442038">
                <text:p>0.004761190664420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76119066442038">
                <text:p>0.004761190664420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06620678788672">
                <text:p>0.003066206787886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00632713082594">
                <text:p>0.00200632713082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90038637442025">
                <text:p>0.00190038637442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89971992390026">
                <text:p>0.001899719923900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72108459901277">
                <text:p>0.00172108459901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4283571993261">
                <text:p>0.0014283571993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07760825331138">
                <text:p>0.00107760825331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52238132884031">
                <text:p>0.000952238132884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81075313627077">
                <text:p>0.00081075313627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773360978266968">
                <text:p>0.000773360978266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513548503616512">
                <text:p>0.000513548503616512</text:p>
              </table:table-cell>
            </table:table-row>
            <table:table-row>
              <table:table-cell office:value-type="string">
                <text:p>2023/07/08</text:p>
              </table:table-cell>
              <table:table-cell office:value-type="float" office:value="0.519487460714729">
                <text:p>0.5194874607147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7761998911878">
                <text:p>0.3377619989118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95631528706879">
                <text:p>0.08956315287068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6768297824713">
                <text:p>0.0146768297824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6768297824713">
                <text:p>0.0146768297824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50619272817143">
                <text:p>0.00550619272817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90534745549254">
                <text:p>0.00490534745549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78061369213401">
                <text:p>0.00478061369213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69696596568492">
                <text:p>0.00269696596568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69112155137885">
                <text:p>0.001691121551378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6683211444952">
                <text:p>0.00156683211444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6683211444952">
                <text:p>0.00156683211444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11982231600105">
                <text:p>0.00111982231600105</text:p>
              </table:table-cell>
            </table:table-row>
            <table:table-row>
              <table:table-cell office:value-type="string">
                <text:p>2023/07/09</text:p>
              </table:table-cell>
              <table:table-cell office:value-type="float" office:value="0.281566606764492">
                <text:p>0.281566606764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70822714311692">
                <text:p>0.2708227143116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97770596234787">
                <text:p>0.07977705962347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92815155654094">
                <text:p>0.07928151556540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52745339575963">
                <text:p>0.0752745339575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35157474316561">
                <text:p>0.04351574743165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33197215145984">
                <text:p>0.0433197215145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64937829756632">
                <text:p>0.02649378297566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1446183521029">
                <text:p>0.01814461835210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9588674514003">
                <text:p>0.0179588674514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5271736921758">
                <text:p>0.01752717369217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1378720755559">
                <text:p>0.01113787207555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0894097239559">
                <text:p>0.01008940972395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0894097239559">
                <text:p>0.01008940972395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048341813347">
                <text:p>0.00750048341813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048341813347">
                <text:p>0.00750048341813347</text:p>
              </table:table-cell>
            </table:table-row>
            <table:table-row>
              <table:table-cell office:value-type="string">
                <text:p>2023/07/10</text:p>
              </table:table-cell>
              <table:table-cell office:value-type="float" office:value="0.30831570162107">
                <text:p>0.30831570162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2180756663889">
                <text:p>0.152180756663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2180756663889">
                <text:p>0.152180756663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34283218132915">
                <text:p>0.0834283218132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33410230262531">
                <text:p>0.0833410230262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60764896893879">
                <text:p>0.02607648968938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51775931815089">
                <text:p>0.02517759318150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51775931815089">
                <text:p>0.02517759318150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5385542186067">
                <text:p>0.0145385542186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4794058739917">
                <text:p>0.01447940587399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3089558613072">
                <text:p>0.0123089558613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6857575206164">
                <text:p>0.0106857575206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3993773728956">
                <text:p>0.0103993773728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58667318304496">
                <text:p>0.00958667318304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14460953596474">
                <text:p>0.00914460953596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14460953596474">
                <text:p>0.00914460953596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72846122777238">
                <text:p>0.00872846122777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72846122777238">
                <text:p>0.00872846122777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19118688158948">
                <text:p>0.008191186881589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59463085530276">
                <text:p>0.00659463085530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74580144351899">
                <text:p>0.005745801443518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49240852464317">
                <text:p>0.00549240852464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17643544810509">
                <text:p>0.00517643544810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17643544810509">
                <text:p>0.00517643544810509</text:p>
              </table:table-cell>
            </table:table-row>
            <table:table-row>
              <table:table-cell office:value-type="string">
                <text:p>2023/07/11</text:p>
              </table:table-cell>
              <table:table-cell office:value-type="float" office:value="0.263828747693519">
                <text:p>0.263828747693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9994290407117">
                <text:p>0.109994290407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59233837439048">
                <text:p>0.0959233837439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59233837439048">
                <text:p>0.0959233837439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35668984692763">
                <text:p>0.06356689846927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35444380420305">
                <text:p>0.0635444380420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72547905553342">
                <text:p>0.0472547905553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64281925525588">
                <text:p>0.0464281925525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64281925525588">
                <text:p>0.0464281925525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92322252444418">
                <text:p>0.0292322252444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5664143353325">
                <text:p>0.0185664143353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3020673662241">
                <text:p>0.0153020673662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3020673662241">
                <text:p>0.0153020673662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5076663487427">
                <text:p>0.0105076663487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3480494392838">
                <text:p>0.01034804943928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35933369838926">
                <text:p>0.00835933369838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30773921129935">
                <text:p>0.008307739211299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30773921129935">
                <text:p>0.008307739211299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70140940802544">
                <text:p>0.00770140940802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70140940802544">
                <text:p>0.00770140940802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10493919513322">
                <text:p>0.00610493919513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69891295240854">
                <text:p>0.005698912952408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17085800112371">
                <text:p>0.00517085800112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20384726574852">
                <text:p>0.004203847265748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6104366813573">
                <text:p>0.00361043668135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68256710673653">
                <text:p>0.00268256710673653</text:p>
              </table:table-cell>
            </table:table-row>
            <table:table-row>
              <table:table-cell office:value-type="string">
                <text:p>2023/07/12</text:p>
              </table:table-cell>
              <table:table-cell office:value-type="float" office:value="0.663946032687128">
                <text:p>0.663946032687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0764029467753">
                <text:p>0.1007640294677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2752972067709">
                <text:p>0.0927529720677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27071177925747">
                <text:p>0.03270711779257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27071177925747">
                <text:p>0.03270711779257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7115067595889">
                <text:p>0.0157115067595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5503897665211">
                <text:p>0.0105503897665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5503897665211">
                <text:p>0.0105503897665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01105740550079">
                <text:p>0.008011057405500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69600346367683">
                <text:p>0.006696003463676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07711455327242">
                <text:p>0.00507711455327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7731418529916">
                <text:p>0.00477314185299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11819638891742">
                <text:p>0.003118196388917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7285490775486">
                <text:p>0.0027285490775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54588204116846">
                <text:p>0.002545882041168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42892620655988">
                <text:p>0.00242892620655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37449254924582">
                <text:p>0.002374492549245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31267196031704">
                <text:p>0.00131267196031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24440840043127">
                <text:p>0.00124440840043127</text:p>
              </table:table-cell>
            </table:table-row>
            <table:table-row>
              <table:table-cell office:value-type="string">
                <text:p>2023/07/13</text:p>
              </table:table-cell>
              <table:table-cell office:value-type="float" office:value="0.920222411583825">
                <text:p>0.920222411583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1809112091684">
                <text:p>0.0318091120916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26988163913649">
                <text:p>0.02269881639136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90584710046438">
                <text:p>0.00590584710046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34318159146785">
                <text:p>0.004343181591467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86925641157665">
                <text:p>0.00386925641157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35861214025324">
                <text:p>0.00335861214025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7094843960046">
                <text:p>0.00270948439600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19162451996224">
                <text:p>0.00119162451996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89441136374302">
                <text:p>0.00089441136374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85691340025762">
                <text:p>0.000856913400257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471122889620701">
                <text:p>0.0004711228896207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461787551213733">
                <text:p>0.0004617875512137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408252093369921">
                <text:p>0.0004082520933699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352920326315176">
                <text:p>0.000352920326315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50285144059781">
                <text:p>0.0002502851440597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95961004817558">
                <text:p>0.000195961004817558</text:p>
              </table:table-cell>
            </table:table-row>
            <table:table-row>
              <table:table-cell office:value-type="string">
                <text:p>2023/07/14</text:p>
              </table:table-cell>
              <table:table-cell office:value-type="float" office:value="0.537770079130259">
                <text:p>0.537770079130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76554412801077">
                <text:p>0.0676554412801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38458230935598">
                <text:p>0.06384582309355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65522595144968">
                <text:p>0.0465522595144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32553944774827">
                <text:p>0.03325539447748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12399105705785">
                <text:p>0.03123991057057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11869728817433">
                <text:p>0.0311869728817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05904286160771">
                <text:p>0.03059042861607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58515519243849">
                <text:p>0.0258515519243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30257584728649">
                <text:p>0.02302575847286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5517699287096">
                <text:p>0.0215517699287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09794770295033">
                <text:p>0.02097947702950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05842168595581">
                <text:p>0.02058421685955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7025573563766">
                <text:p>0.01770255735637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40327478485481">
                <text:p>0.008403274784854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54242438044072">
                <text:p>0.00354242438044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48182505822214">
                <text:p>0.00348182505822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02383043884036">
                <text:p>0.003023830438840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6568182853306">
                <text:p>0.0026568182853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6568182853306">
                <text:p>0.0026568182853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20111843001791">
                <text:p>0.001201118430017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14037378497556">
                <text:p>0.00114037378497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14037378497556">
                <text:p>0.00114037378497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61501631308925">
                <text:p>0.000961501631308925</text:p>
              </table:table-cell>
            </table:table-row>
            <table:table-row>
              <table:table-cell office:value-type="string">
                <text:p>2023/07/15</text:p>
              </table:table-cell>
              <table:table-cell office:value-type="float" office:value="0.226616300253166">
                <text:p>0.226616300253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0753286517084">
                <text:p>0.160753286517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6682420786916">
                <text:p>0.1366824207869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9147719063711">
                <text:p>0.119147719063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3427784209377">
                <text:p>0.113427784209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24937217638576">
                <text:p>0.0824937217638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09354419881071">
                <text:p>0.07093544198810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69953100145308">
                <text:p>0.0269953100145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1841951468612">
                <text:p>0.0151841951468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8704827692628">
                <text:p>0.01487048276926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8208783661701">
                <text:p>0.01282087836617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0347947951015">
                <text:p>0.0120347947951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03766432585429">
                <text:p>0.00803766432585429</text:p>
              </table:table-cell>
            </table:table-row>
            <table:table-row>
              <table:table-cell office:value-type="string">
                <text:p>2023/07/16</text:p>
              </table:table-cell>
              <table:table-cell office:value-type="float" office:value="0.266981616579374">
                <text:p>0.266981616579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1304882749711">
                <text:p>0.191304882749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1304882749711">
                <text:p>0.191304882749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1008757605864">
                <text:p>0.111008757605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74067782341919">
                <text:p>0.05740677823419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74067782341919">
                <text:p>0.05740677823419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18959421863718">
                <text:p>0.05189594218637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04312205264178">
                <text:p>0.0404312205264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22591411341665">
                <text:p>0.0322591411341665</text:p>
              </table:table-cell>
            </table:table-row>
            <table:table-row>
              <table:table-cell office:value-type="string">
                <text:p>2023/07/17</text:p>
              </table:table-cell>
              <table:table-cell office:value-type="float" office:value="0.960700343761502">
                <text:p>0.960700343761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05628617344367">
                <text:p>0.00605628617344367</text:p>
              </table:table-cell>
              <table:table-cell office:value-type="float" office:value="0">
                <text:p>0</text:p>
              </table:table-cell>
              <table:table-cell office:value-type="float" office:value="0.00382006243108335">
                <text:p>0.00382006243108335</text:p>
              </table:table-cell>
              <table:table-cell office:value-type="float" office:value="0">
                <text:p>0</text:p>
              </table:table-cell>
              <table:table-cell office:value-type="float" office:value="0.00365088732056817">
                <text:p>0.00365088732056817</text:p>
              </table:table-cell>
              <table:table-cell office:value-type="float" office:value="0">
                <text:p>0</text:p>
              </table:table-cell>
              <table:table-cell office:value-type="float" office:value="0.00358699374330507">
                <text:p>0.00358699374330507</text:p>
              </table:table-cell>
              <table:table-cell office:value-type="float" office:value="0">
                <text:p>0</text:p>
              </table:table-cell>
              <table:table-cell office:value-type="float" office:value="0.00288692889790432">
                <text:p>0.00288692889790432</text:p>
              </table:table-cell>
              <table:table-cell office:value-type="float" office:value="0">
                <text:p>0</text:p>
              </table:table-cell>
              <table:table-cell office:value-type="float" office:value="0.00244871906162736">
                <text:p>0.00244871906162736</text:p>
              </table:table-cell>
              <table:table-cell office:value-type="float" office:value="0">
                <text:p>0</text:p>
              </table:table-cell>
              <table:table-cell office:value-type="float" office:value="0.00189258679972026">
                <text:p>0.00189258679972026</text:p>
              </table:table-cell>
              <table:table-cell office:value-type="float" office:value="0">
                <text:p>0</text:p>
              </table:table-cell>
              <table:table-cell office:value-type="float" office:value="0.00140659982603997">
                <text:p>0.00140659982603997</text:p>
              </table:table-cell>
              <table:table-cell office:value-type="float" office:value="0">
                <text:p>0</text:p>
              </table:table-cell>
              <table:table-cell office:value-type="float" office:value="0.00136613527205653">
                <text:p>0.00136613527205653</text:p>
              </table:table-cell>
              <table:table-cell office:value-type="float" office:value="0">
                <text:p>0</text:p>
              </table:table-cell>
              <table:table-cell office:value-type="float" office:value="0.0010924422808396">
                <text:p>0.0010924422808396</text:p>
              </table:table-cell>
              <table:table-cell office:value-type="float" office:value="0">
                <text:p>0</text:p>
              </table:table-cell>
              <table:table-cell office:value-type="float" office:value="0.0010924422808396">
                <text:p>0.0010924422808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80467431503596">
                <text:p>0.000980467431503596</text:p>
              </table:table-cell>
              <table:table-cell office:value-type="float" office:value="0">
                <text:p>0</text:p>
              </table:table-cell>
              <table:table-cell office:value-type="float" office:value="0.000795116669728868">
                <text:p>0.000795116669728868</text:p>
              </table:table-cell>
              <table:table-cell office:value-type="float" office:value="0">
                <text:p>0</text:p>
              </table:table-cell>
              <table:table-cell office:value-type="float" office:value="0.000734008168404299">
                <text:p>0.000734008168404299</text:p>
              </table:table-cell>
              <table:table-cell office:value-type="float" office:value="0">
                <text:p>0</text:p>
              </table:table-cell>
              <table:table-cell office:value-type="float" office:value="0.000729053930948465">
                <text:p>0.000729053930948465</text:p>
              </table:table-cell>
              <table:table-cell office:value-type="float" office:value="0">
                <text:p>0</text:p>
              </table:table-cell>
              <table:table-cell office:value-type="float" office:value="0.000675771874163678">
                <text:p>0.000675771874163678</text:p>
              </table:table-cell>
              <table:table-cell office:value-type="float" office:value="0">
                <text:p>0</text:p>
              </table:table-cell>
              <table:table-cell office:value-type="float" office:value="0.000604042225729962">
                <text:p>0.000604042225729962</text:p>
              </table:table-cell>
              <table:table-cell office:value-type="float" office:value="0">
                <text:p>0</text:p>
              </table:table-cell>
              <table:table-cell office:value-type="float" office:value="0.000536228351409318">
                <text:p>0.000536228351409318</text:p>
              </table:table-cell>
              <table:table-cell office:value-type="float" office:value="0">
                <text:p>0</text:p>
              </table:table-cell>
              <table:table-cell office:value-type="float" office:value="0.000524862060921838">
                <text:p>0.000524862060921838</text:p>
              </table:table-cell>
              <table:table-cell office:value-type="float" office:value="0">
                <text:p>0</text:p>
              </table:table-cell>
              <table:table-cell office:value-type="float" office:value="0.000429231008595488">
                <text:p>0.000429231008595488</text:p>
              </table:table-cell>
              <table:table-cell office:value-type="float" office:value="0">
                <text:p>0</text:p>
              </table:table-cell>
              <table:table-cell office:value-type="float" office:value="0.000426998834505477">
                <text:p>0.000426998834505477</text:p>
              </table:table-cell>
              <table:table-cell office:value-type="float" office:value="0">
                <text:p>0</text:p>
              </table:table-cell>
              <table:table-cell office:value-type="float" office:value="0.000426998834505477">
                <text:p>0.000426998834505477</text:p>
              </table:table-cell>
              <table:table-cell office:value-type="float" office:value="0">
                <text:p>0</text:p>
              </table:table-cell>
              <table:table-cell office:value-type="float" office:value="0.000422201806533185">
                <text:p>0.000422201806533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318997999234516">
                <text:p>0.000318997999234516</text:p>
              </table:table-cell>
              <table:table-cell office:value-type="float" office:value="0">
                <text:p>0</text:p>
              </table:table-cell>
              <table:table-cell office:value-type="float" office:value="0.000245293177690953">
                <text:p>0.000245293177690953</text:p>
              </table:table-cell>
              <table:table-cell office:value-type="float" office:value="0">
                <text:p>0</text:p>
              </table:table-cell>
              <table:table-cell office:value-type="float" office:value="0.000237296706520951">
                <text:p>0.000237296706520951</text:p>
              </table:table-cell>
              <table:table-cell office:value-type="float" office:value="0">
                <text:p>0</text:p>
              </table:table-cell>
              <table:table-cell office:value-type="float" office:value="0.000209166602476163">
                <text:p>0.000209166602476163</text:p>
              </table:table-cell>
              <table:table-cell office:value-type="float" office:value="0">
                <text:p>0</text:p>
              </table:table-cell>
              <table:table-cell office:value-type="float" office:value="0.000170931694007392">
                <text:p>0.000170931694007392</text:p>
              </table:table-cell>
              <table:table-cell office:value-type="float" office:value="0">
                <text:p>0</text:p>
              </table:table-cell>
              <table:table-cell office:value-type="float" office:value="0.000137706451265762">
                <text:p>0.000137706451265762</text:p>
              </table:table-cell>
              <table:table-cell office:value-type="float" office:value="0">
                <text:p>0</text:p>
              </table:table-cell>
              <table:table-cell office:value-type="float" office:value="0.000137706451265762">
                <text:p>0.000137706451265762</text:p>
              </table:table-cell>
              <table:table-cell office:value-type="float" office:value="0">
                <text:p>0</text:p>
              </table:table-cell>
              <table:table-cell office:value-type="float" office:value="0.000132796504003441">
                <text:p>0.000132796504003441</text:p>
              </table:table-cell>
              <table:table-cell office:value-type="float" office:value="0">
                <text:p>0</text:p>
              </table:table-cell>
              <table:table-cell office:value-type="float" office:value="0.000126546563612329">
                <text:p>0.000126546563612329</text:p>
              </table:table-cell>
              <table:table-cell office:value-type="float" office:value="0">
                <text:p>0</text:p>
              </table:table-cell>
              <table:table-cell office:value-type="float" office:value="0.000116174123233948">
                <text:p>0.000116174123233948</text:p>
              </table:table-cell>
              <table:table-cell office:value-type="float" office:value="0">
                <text:p>0</text:p>
              </table:table-cell>
              <table:table-cell office:value-type="float" office:value="0.0000995902552550776">
                <text:p>0.0000995902552550776</text:p>
              </table:table-cell>
              <table:table-cell office:value-type="float" office:value="0">
                <text:p>0</text:p>
              </table:table-cell>
              <table:table-cell office:value-type="float" office:value="0.0000899650491614779">
                <text:p>0.00008996504916147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869629419201212">
                <text:p>0.0000869629419201212</text:p>
              </table:table-cell>
              <table:table-cell office:value-type="float" office:value="0">
                <text:p>0</text:p>
              </table:table-cell>
              <table:table-cell office:value-type="float" office:value="0.0000816056939509924">
                <text:p>0.0000816056939509924</text:p>
              </table:table-cell>
              <table:table-cell office:value-type="float" office:value="0">
                <text:p>0</text:p>
              </table:table-cell>
              <table:table-cell office:value-type="float" office:value="0.0000724806171749082">
                <text:p>0.0000724806171749082</text:p>
              </table:table-cell>
              <table:table-cell office:value-type="float" office:value="0">
                <text:p>0</text:p>
              </table:table-cell>
              <table:table-cell office:value-type="float" office:value="0.0000688253386519344">
                <text:p>0.0000688253386519344</text:p>
              </table:table-cell>
              <table:table-cell office:value-type="float" office:value="0">
                <text:p>0</text:p>
              </table:table-cell>
              <table:table-cell office:value-type="float" office:value="0.0000688253386519344">
                <text:p>0.0000688253386519344</text:p>
              </table:table-cell>
              <table:table-cell office:value-type="float" office:value="0">
                <text:p>0</text:p>
              </table:table-cell>
              <table:table-cell office:value-type="float" office:value="0.0000656148608463303">
                <text:p>0.0000656148608463303</text:p>
              </table:table-cell>
              <table:table-cell office:value-type="float" office:value="0">
                <text:p>0</text:p>
              </table:table-cell>
              <table:table-cell office:value-type="float" office:value="0.0000616022686990014">
                <text:p>0.0000616022686990014</text:p>
              </table:table-cell>
              <table:table-cell office:value-type="float" office:value="0">
                <text:p>0</text:p>
              </table:table-cell>
              <table:table-cell office:value-type="float" office:value="0.0000510416084363863">
                <text:p>0.0000510416084363863</text:p>
              </table:table-cell>
              <table:table-cell office:value-type="float" office:value="0">
                <text:p>0</text:p>
              </table:table-cell>
              <table:table-cell office:value-type="float" office:value="0.0000494318675060557">
                <text:p>0.0000494318675060557</text:p>
              </table:table-cell>
              <table:table-cell office:value-type="float" office:value="0">
                <text:p>0</text:p>
              </table:table-cell>
              <table:table-cell office:value-type="float" office:value="0.0000320669056526057">
                <text:p>0.0000320669056526057</text:p>
              </table:table-cell>
              <table:table-cell office:value-type="float" office:value="0">
                <text:p>0</text:p>
              </table:table-cell>
              <table:table-cell office:value-type="float" office:value="0.0000269809674514621">
                <text:p>0.0000269809674514621</text:p>
              </table:table-cell>
              <table:table-cell office:value-type="float" office:value="0">
                <text:p>0</text:p>
              </table:table-cell>
              <table:table-cell office:value-type="float" office:value="0.0000269809674514621">
                <text:p>0.0000269809674514621</text:p>
              </table:table-cell>
            </table:table-row>
            <table:table-row>
              <table:table-cell office:value-type="string">
                <text:p>2023/07/18</text:p>
              </table:table-cell>
              <table:table-cell office:value-type="float" office:value="0.168454182138567">
                <text:p>0.1684541821385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7183940243949">
                <text:p>0.1371839402439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9150249495462">
                <text:p>0.109150249495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98934550176548">
                <text:p>0.0998934550176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98934550176548">
                <text:p>0.0998934550176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62092663992717">
                <text:p>0.04620926639927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46160584214624">
                <text:p>0.04461605842146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92814352545869">
                <text:p>0.02928143525458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91165534454269">
                <text:p>0.0291165534454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73404676897151">
                <text:p>0.0273404676897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59675607606887">
                <text:p>0.02596756076068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5211108362656">
                <text:p>0.01952111083626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8704071417234">
                <text:p>0.0188704071417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8704071417234">
                <text:p>0.0188704071417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4342414996512">
                <text:p>0.0184342414996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6087894278849">
                <text:p>0.0176087894278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5830925568904">
                <text:p>0.0165830925568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3314235204444">
                <text:p>0.0143314235204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3293087334372">
                <text:p>0.0143293087334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77360524875714">
                <text:p>0.007773605248757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33374278005272">
                <text:p>0.00733374278005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93791337561367">
                <text:p>0.00493791337561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93791337561367">
                <text:p>0.00493791337561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96831648116558">
                <text:p>0.003968316481165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25351847271094">
                <text:p>0.003253518472710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24102352400335">
                <text:p>0.00224102352400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20931270277269">
                <text:p>0.00220931270277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17985737671633">
                <text:p>0.002179857376716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17985737671633">
                <text:p>0.002179857376716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69256669041973">
                <text:p>0.001692566690419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63696785299827">
                <text:p>0.00163696785299827</text:p>
              </table:table-cell>
            </table:table-row>
            <table:table-row>
              <table:table-cell office:value-type="string">
                <text:p>2023/07/19</text:p>
              </table:table-cell>
              <table:table-cell office:value-type="float" office:value="0.148726855506865">
                <text:p>0.1487268555068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6730590384182">
                <text:p>0.136730590384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2101122671288">
                <text:p>0.102101122671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21634822572435">
                <text:p>0.0921634822572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34851646953636">
                <text:p>0.0834851646953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34851646953636">
                <text:p>0.0834851646953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25336762539584">
                <text:p>0.08253367625395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30602830710744">
                <text:p>0.0530602830710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30602830710744">
                <text:p>0.0530602830710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93931667231686">
                <text:p>0.02939316672316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00160060884083">
                <text:p>0.02001600608840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2489953945344">
                <text:p>0.0182489953945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783056272218">
                <text:p>0.016783056272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783056272218">
                <text:p>0.016783056272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6229895480374">
                <text:p>0.0156229895480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9962651226828">
                <text:p>0.01199626512268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93764041404466">
                <text:p>0.009937640414044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93764041404466">
                <text:p>0.009937640414044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77859339737319">
                <text:p>0.00977859339737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15596774685645">
                <text:p>0.00615596774685645</text:p>
              </table:table-cell>
            </table:table-row>
            <table:table-row>
              <table:table-cell office:value-type="string">
                <text:p>2023/07/20</text:p>
              </table:table-cell>
              <table:table-cell office:value-type="float" office:value="0.117812830195493">
                <text:p>0.117812830195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6955695082235">
                <text:p>0.116955695082235</text:p>
              </table:table-cell>
              <table:table-cell office:value-type="float" office:value="0">
                <text:p>0</text:p>
              </table:table-cell>
              <table:table-cell office:value-type="float" office:value="0.116676853493326">
                <text:p>0.116676853493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38693838442327">
                <text:p>0.0938693838442327</text:p>
              </table:table-cell>
              <table:table-cell office:value-type="float" office:value="0">
                <text:p>0</text:p>
              </table:table-cell>
              <table:table-cell office:value-type="float" office:value="0.0515833218302743">
                <text:p>0.0515833218302743</text:p>
              </table:table-cell>
              <table:table-cell office:value-type="float" office:value="0">
                <text:p>0</text:p>
              </table:table-cell>
              <table:table-cell office:value-type="float" office:value="0.0419773931857806">
                <text:p>0.0419773931857806</text:p>
              </table:table-cell>
              <table:table-cell office:value-type="float" office:value="0">
                <text:p>0</text:p>
              </table:table-cell>
              <table:table-cell office:value-type="float" office:value="0.0397037986784922">
                <text:p>0.0397037986784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18110660620964">
                <text:p>0.0318110660620964</text:p>
              </table:table-cell>
              <table:table-cell office:value-type="float" office:value="0">
                <text:p>0</text:p>
              </table:table-cell>
              <table:table-cell office:value-type="float" office:value="0.029639327164759">
                <text:p>0.029639327164759</text:p>
              </table:table-cell>
              <table:table-cell office:value-type="float" office:value="0">
                <text:p>0</text:p>
              </table:table-cell>
              <table:table-cell office:value-type="float" office:value="0.0294605390375529">
                <text:p>0.0294605390375529</text:p>
              </table:table-cell>
              <table:table-cell office:value-type="float" office:value="0">
                <text:p>0</text:p>
              </table:table-cell>
              <table:table-cell office:value-type="float" office:value="0.0294605390375529">
                <text:p>0.02946053903755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76819229138945">
                <text:p>0.0276819229138945</text:p>
              </table:table-cell>
              <table:table-cell office:value-type="float" office:value="0">
                <text:p>0</text:p>
              </table:table-cell>
              <table:table-cell office:value-type="float" office:value="0.024735038455174">
                <text:p>0.024735038455174</text:p>
              </table:table-cell>
              <table:table-cell office:value-type="float" office:value="0">
                <text:p>0</text:p>
              </table:table-cell>
              <table:table-cell office:value-type="float" office:value="0.0245721380025408">
                <text:p>0.0245721380025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31108456306366">
                <text:p>0.0231108456306366</text:p>
              </table:table-cell>
              <table:table-cell office:value-type="float" office:value="0">
                <text:p>0</text:p>
              </table:table-cell>
              <table:table-cell office:value-type="float" office:value="0.0196452350269787">
                <text:p>0.0196452350269787</text:p>
              </table:table-cell>
              <table:table-cell office:value-type="float" office:value="0">
                <text:p>0</text:p>
              </table:table-cell>
              <table:table-cell office:value-type="float" office:value="0.0181848549152464">
                <text:p>0.0181848549152464</text:p>
              </table:table-cell>
              <table:table-cell office:value-type="float" office:value="0">
                <text:p>0</text:p>
              </table:table-cell>
              <table:table-cell office:value-type="float" office:value="0.0170955513741768">
                <text:p>0.0170955513741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7133062290893">
                <text:p>0.0167133062290893</text:p>
              </table:table-cell>
              <table:table-cell office:value-type="float" office:value="0">
                <text:p>0</text:p>
              </table:table-cell>
              <table:table-cell office:value-type="float" office:value="0.0136870134321021">
                <text:p>0.0136870134321021</text:p>
              </table:table-cell>
              <table:table-cell office:value-type="float" office:value="0">
                <text:p>0</text:p>
              </table:table-cell>
              <table:table-cell office:value-type="float" office:value="0.0116608811771997">
                <text:p>0.0116608811771997</text:p>
              </table:table-cell>
              <table:table-cell office:value-type="float" office:value="0">
                <text:p>0</text:p>
              </table:table-cell>
              <table:table-cell office:value-type="float" office:value="0.00997987287363245">
                <text:p>0.00997987287363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65354679128649">
                <text:p>0.00965354679128649</text:p>
              </table:table-cell>
              <table:table-cell office:value-type="float" office:value="0">
                <text:p>0</text:p>
              </table:table-cell>
              <table:table-cell office:value-type="float" office:value="0.00965354679128649">
                <text:p>0.00965354679128649</text:p>
              </table:table-cell>
              <table:table-cell office:value-type="float" office:value="0">
                <text:p>0</text:p>
              </table:table-cell>
              <table:table-cell office:value-type="float" office:value="0.00963107574774313">
                <text:p>0.00963107574774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40644161639337">
                <text:p>0.00740644161639337</text:p>
              </table:table-cell>
              <table:table-cell office:value-type="float" office:value="0">
                <text:p>0</text:p>
              </table:table-cell>
              <table:table-cell office:value-type="float" office:value="0.00736294343564059">
                <text:p>0.00736294343564059</text:p>
              </table:table-cell>
              <table:table-cell office:value-type="float" office:value="0">
                <text:p>0</text:p>
              </table:table-cell>
              <table:table-cell office:value-type="float" office:value="0.00638070746288166">
                <text:p>0.00638070746288166</text:p>
              </table:table-cell>
              <table:table-cell office:value-type="float" office:value="0">
                <text:p>0</text:p>
              </table:table-cell>
              <table:table-cell office:value-type="float" office:value="0.00638070482263664">
                <text:p>0.006380704822636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38070482263664">
                <text:p>0.00638070482263664</text:p>
              </table:table-cell>
              <table:table-cell office:value-type="float" office:value="0">
                <text:p>0</text:p>
              </table:table-cell>
              <table:table-cell office:value-type="float" office:value="0.00516923296806415">
                <text:p>0.00516923296806415</text:p>
              </table:table-cell>
              <table:table-cell office:value-type="float" office:value="0">
                <text:p>0</text:p>
              </table:table-cell>
              <table:table-cell office:value-type="float" office:value="0.00516923296806415">
                <text:p>0.00516923296806415</text:p>
              </table:table-cell>
              <table:table-cell office:value-type="float" office:value="0">
                <text:p>0</text:p>
              </table:table-cell>
              <table:table-cell office:value-type="float" office:value="0.00366685009565226">
                <text:p>0.00366685009565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90417753213712">
                <text:p>0.00290417753213712</text:p>
              </table:table-cell>
              <table:table-cell office:value-type="float" office:value="0">
                <text:p>0</text:p>
              </table:table-cell>
              <table:table-cell office:value-type="float" office:value="0.00241091273511773">
                <text:p>0.00241091273511773</text:p>
              </table:table-cell>
              <table:table-cell office:value-type="float" office:value="0">
                <text:p>0</text:p>
              </table:table-cell>
              <table:table-cell office:value-type="float" office:value="0.00233555497681692">
                <text:p>0.002335554976816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33555497681692">
                <text:p>0.00233555497681692</text:p>
              </table:table-cell>
              <table:table-cell office:value-type="float" office:value="0">
                <text:p>0</text:p>
              </table:table-cell>
              <table:table-cell office:value-type="float" office:value="0.00147154868495036">
                <text:p>0.00147154868495036</text:p>
              </table:table-cell>
              <table:table-cell office:value-type="float" office:value="0">
                <text:p>0</text:p>
              </table:table-cell>
              <table:table-cell office:value-type="float" office:value="0.00120343527686873">
                <text:p>0.00120343527686873</text:p>
              </table:table-cell>
              <table:table-cell office:value-type="float" office:value="0">
                <text:p>0</text:p>
              </table:table-cell>
              <table:table-cell office:value-type="float" office:value="0.0011990680927868">
                <text:p>0.00119906809278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1990680927868">
                <text:p>0.0011990680927868</text:p>
              </table:table-cell>
              <table:table-cell office:value-type="float" office:value="0">
                <text:p>0</text:p>
              </table:table-cell>
              <table:table-cell office:value-type="float" office:value="0.000859177731358018">
                <text:p>0.000859177731358018</text:p>
              </table:table-cell>
              <table:table-cell office:value-type="float" office:value="0">
                <text:p>0</text:p>
              </table:table-cell>
              <table:table-cell office:value-type="float" office:value="0.000604553367804295">
                <text:p>0.000604553367804295</text:p>
              </table:table-cell>
              <table:table-cell office:value-type="float" office:value="0">
                <text:p>0</text:p>
              </table:table-cell>
              <table:table-cell office:value-type="float" office:value="0.000604553367804295">
                <text:p>0.000604553367804295</text:p>
              </table:table-cell>
            </table:table-row>
            <table:table-row>
              <table:table-cell office:value-type="string">
                <text:p>2023/07/21</text:p>
              </table:table-cell>
              <table:table-cell office:value-type="float" office:value="0.196421053573684">
                <text:p>0.1964210535736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7565840259182">
                <text:p>0.127565840259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2415576755623">
                <text:p>0.112415576755623</text:p>
              </table:table-cell>
              <table:table-cell office:value-type="float" office:value="0">
                <text:p>0</text:p>
              </table:table-cell>
              <table:table-cell office:value-type="float" office:value="0.063870823914159">
                <text:p>0.063870823914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24394559003487">
                <text:p>0.0624394559003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87928924413197">
                <text:p>0.0587928924413197</text:p>
              </table:table-cell>
              <table:table-cell office:value-type="float" office:value="0">
                <text:p>0</text:p>
              </table:table-cell>
              <table:table-cell office:value-type="float" office:value="0.0464179270361937">
                <text:p>0.0464179270361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56428646676346">
                <text:p>0.0356428646676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52173202186153">
                <text:p>0.0352173202186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79629349469445">
                <text:p>0.0279629349469445</text:p>
              </table:table-cell>
              <table:table-cell office:value-type="float" office:value="0">
                <text:p>0</text:p>
              </table:table-cell>
              <table:table-cell office:value-type="float" office:value="0.0230604351696778">
                <text:p>0.0230604351696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05287525586119">
                <text:p>0.0205287525586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0544916741773">
                <text:p>0.0190544916741773</text:p>
              </table:table-cell>
              <table:table-cell office:value-type="float" office:value="0">
                <text:p>0</text:p>
              </table:table-cell>
              <table:table-cell office:value-type="float" office:value="0.0190544916741773">
                <text:p>0.01905449167417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2953263772584">
                <text:p>0.01729532637725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0458090096571">
                <text:p>0.0170458090096571</text:p>
              </table:table-cell>
              <table:table-cell office:value-type="float" office:value="0">
                <text:p>0</text:p>
              </table:table-cell>
              <table:table-cell office:value-type="float" office:value="0.0162715145430737">
                <text:p>0.01627151454307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8659737301797">
                <text:p>0.0158659737301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0508445873408">
                <text:p>0.0130508445873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0508445873408">
                <text:p>0.0130508445873408</text:p>
              </table:table-cell>
              <table:table-cell office:value-type="float" office:value="0">
                <text:p>0</text:p>
              </table:table-cell>
              <table:table-cell office:value-type="float" office:value="0.00844474939124329">
                <text:p>0.00844474939124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69303099499008">
                <text:p>0.00769303099499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75922838145115">
                <text:p>0.00575922838145115</text:p>
              </table:table-cell>
              <table:table-cell office:value-type="float" office:value="0">
                <text:p>0</text:p>
              </table:table-cell>
              <table:table-cell office:value-type="float" office:value="0.00507793147629843">
                <text:p>0.005077931476298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86663964755607">
                <text:p>0.004866639647556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86663964755607">
                <text:p>0.00486663964755607</text:p>
              </table:table-cell>
              <table:table-cell office:value-type="float" office:value="0">
                <text:p>0</text:p>
              </table:table-cell>
              <table:table-cell office:value-type="float" office:value="0.00473520547049133">
                <text:p>0.00473520547049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79883683941495">
                <text:p>0.00379883683941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29310246195924">
                <text:p>0.002293102461959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19515077189603">
                <text:p>0.00219515077189603</text:p>
              </table:table-cell>
              <table:table-cell office:value-type="float" office:value="0">
                <text:p>0</text:p>
              </table:table-cell>
              <table:table-cell office:value-type="float" office:value="0.00217880302301332">
                <text:p>0.00217880302301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72295020254176">
                <text:p>0.00172295020254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72295020254176">
                <text:p>0.00172295020254176</text:p>
              </table:table-cell>
              <table:table-cell office:value-type="float" office:value="0">
                <text:p>0</text:p>
              </table:table-cell>
              <table:table-cell office:value-type="float" office:value="0.00121771595414044">
                <text:p>0.001217715954140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05781963444029">
                <text:p>0.001057819634440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696073735682923">
                <text:p>0.000696073735682923</text:p>
              </table:table-cell>
              <table:table-cell office:value-type="float" office:value="0">
                <text:p>0</text:p>
              </table:table-cell>
              <table:table-cell office:value-type="float" office:value="0.000647998539583861">
                <text:p>0.000647998539583861</text:p>
              </table:table-cell>
            </table:table-row>
            <table:table-row>
              <table:table-cell office:value-type="string">
                <text:p>2023/07/22</text:p>
              </table:table-cell>
              <table:table-cell office:value-type="float" office:value="0.287426700735279">
                <text:p>0.287426700735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7248330299604">
                <text:p>0.2872483302996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88713147653555">
                <text:p>0.0688713147653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98502462260833">
                <text:p>0.0598502462260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98502462260833">
                <text:p>0.0598502462260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93657167668049">
                <text:p>0.04936571676680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92552678634295">
                <text:p>0.0392552678634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92552678634295">
                <text:p>0.0392552678634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92552678634295">
                <text:p>0.0392552678634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99131059677122">
                <text:p>0.0299131059677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71959217157898">
                <text:p>0.02719592171578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06008727909168">
                <text:p>0.00406008727909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62612289543862">
                <text:p>0.003626122895438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54794636268219">
                <text:p>0.00254794636268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27845716978747">
                <text:p>0.00227845716978747</text:p>
              </table:table-cell>
            </table:table-row>
            <table:table-row>
              <table:table-cell office:value-type="string">
                <text:p>2023/07/23</text:p>
              </table:table-cell>
              <table:table-cell office:value-type="float" office:value="0.136827371235038">
                <text:p>0.1368273712350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2545891072755">
                <text:p>0.102545891072755</text:p>
              </table:table-cell>
              <table:table-cell office:value-type="float" office:value="0">
                <text:p>0</text:p>
              </table:table-cell>
              <table:table-cell office:value-type="float" office:value="0.0948305471069343">
                <text:p>0.0948305471069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5596652705247">
                <text:p>0.065596652705247</text:p>
              </table:table-cell>
              <table:table-cell office:value-type="float" office:value="0">
                <text:p>0</text:p>
              </table:table-cell>
              <table:table-cell office:value-type="float" office:value="0.0609763062795822">
                <text:p>0.0609763062795822</text:p>
              </table:table-cell>
              <table:table-cell office:value-type="float" office:value="0">
                <text:p>0</text:p>
              </table:table-cell>
              <table:table-cell office:value-type="float" office:value="0.0562629354067445">
                <text:p>0.0562629354067445</text:p>
              </table:table-cell>
              <table:table-cell office:value-type="float" office:value="0">
                <text:p>0</text:p>
              </table:table-cell>
              <table:table-cell office:value-type="float" office:value="0.056085389422683">
                <text:p>0.0560853894226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24944471944179">
                <text:p>0.0424944471944179</text:p>
              </table:table-cell>
              <table:table-cell office:value-type="float" office:value="0">
                <text:p>0</text:p>
              </table:table-cell>
              <table:table-cell office:value-type="float" office:value="0.0424944471944179">
                <text:p>0.0424944471944179</text:p>
              </table:table-cell>
              <table:table-cell office:value-type="float" office:value="0">
                <text:p>0</text:p>
              </table:table-cell>
              <table:table-cell office:value-type="float" office:value="0.0269961555012178">
                <text:p>0.0269961555012178</text:p>
              </table:table-cell>
              <table:table-cell office:value-type="float" office:value="0">
                <text:p>0</text:p>
              </table:table-cell>
              <table:table-cell office:value-type="float" office:value="0.0237907526900014">
                <text:p>0.0237907526900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05075241139665">
                <text:p>0.0205075241139665</text:p>
              </table:table-cell>
              <table:table-cell office:value-type="float" office:value="0">
                <text:p>0</text:p>
              </table:table-cell>
              <table:table-cell office:value-type="float" office:value="0.0205032066405535">
                <text:p>0.0205032066405535</text:p>
              </table:table-cell>
              <table:table-cell office:value-type="float" office:value="0">
                <text:p>0</text:p>
              </table:table-cell>
              <table:table-cell office:value-type="float" office:value="0.0201314077221674">
                <text:p>0.02013140772216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7672739642627">
                <text:p>0.0177672739642627</text:p>
              </table:table-cell>
              <table:table-cell office:value-type="float" office:value="0">
                <text:p>0</text:p>
              </table:table-cell>
              <table:table-cell office:value-type="float" office:value="0.0176767768876456">
                <text:p>0.0176767768876456</text:p>
              </table:table-cell>
              <table:table-cell office:value-type="float" office:value="0">
                <text:p>0</text:p>
              </table:table-cell>
              <table:table-cell office:value-type="float" office:value="0.0175242718761044">
                <text:p>0.0175242718761044</text:p>
              </table:table-cell>
              <table:table-cell office:value-type="float" office:value="0">
                <text:p>0</text:p>
              </table:table-cell>
              <table:table-cell office:value-type="float" office:value="0.015753082248313">
                <text:p>0.015753082248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641953865381">
                <text:p>0.013641953865381</text:p>
              </table:table-cell>
              <table:table-cell office:value-type="float" office:value="0">
                <text:p>0</text:p>
              </table:table-cell>
              <table:table-cell office:value-type="float" office:value="0.013641953865381">
                <text:p>0.013641953865381</text:p>
              </table:table-cell>
              <table:table-cell office:value-type="float" office:value="0">
                <text:p>0</text:p>
              </table:table-cell>
              <table:table-cell office:value-type="float" office:value="0.0132252364687256">
                <text:p>0.0132252364687256</text:p>
              </table:table-cell>
              <table:table-cell office:value-type="float" office:value="0">
                <text:p>0</text:p>
              </table:table-cell>
              <table:table-cell office:value-type="float" office:value="0.0111052827212561">
                <text:p>0.01110528272125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7757378198015">
                <text:p>0.0107757378198015</text:p>
              </table:table-cell>
              <table:table-cell office:value-type="float" office:value="0">
                <text:p>0</text:p>
              </table:table-cell>
              <table:table-cell office:value-type="float" office:value="0.0107727087492177">
                <text:p>0.0107727087492177</text:p>
              </table:table-cell>
              <table:table-cell office:value-type="float" office:value="0">
                <text:p>0</text:p>
              </table:table-cell>
              <table:table-cell office:value-type="float" office:value="0.0103721523947937">
                <text:p>0.0103721523947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3721523947937">
                <text:p>0.0103721523947937</text:p>
              </table:table-cell>
              <table:table-cell office:value-type="float" office:value="0">
                <text:p>0</text:p>
              </table:table-cell>
              <table:table-cell office:value-type="float" office:value="0.00916154857494123">
                <text:p>0.00916154857494123</text:p>
              </table:table-cell>
              <table:table-cell office:value-type="float" office:value="0">
                <text:p>0</text:p>
              </table:table-cell>
              <table:table-cell office:value-type="float" office:value="0.00717919070511608">
                <text:p>0.00717919070511608</text:p>
              </table:table-cell>
              <table:table-cell office:value-type="float" office:value="0">
                <text:p>0</text:p>
              </table:table-cell>
              <table:table-cell office:value-type="float" office:value="0.00710173965551875">
                <text:p>0.00710173965551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0077147576344">
                <text:p>0.0060077147576344</text:p>
              </table:table-cell>
              <table:table-cell office:value-type="float" office:value="0">
                <text:p>0</text:p>
              </table:table-cell>
              <table:table-cell office:value-type="float" office:value="0.00591828339290157">
                <text:p>0.00591828339290157</text:p>
              </table:table-cell>
              <table:table-cell office:value-type="float" office:value="0">
                <text:p>0</text:p>
              </table:table-cell>
              <table:table-cell office:value-type="float" office:value="0.00556471205584719">
                <text:p>0.00556471205584719</text:p>
              </table:table-cell>
              <table:table-cell office:value-type="float" office:value="0">
                <text:p>0</text:p>
              </table:table-cell>
              <table:table-cell office:value-type="float" office:value="0.00464463994685049">
                <text:p>0.004644639946850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00443620444613">
                <text:p>0.00400443620444613</text:p>
              </table:table-cell>
              <table:table-cell office:value-type="float" office:value="0">
                <text:p>0</text:p>
              </table:table-cell>
              <table:table-cell office:value-type="float" office:value="0.00275296377432255">
                <text:p>0.00275296377432255</text:p>
              </table:table-cell>
              <table:table-cell office:value-type="float" office:value="0">
                <text:p>0</text:p>
              </table:table-cell>
              <table:table-cell office:value-type="float" office:value="0.00250519953983308">
                <text:p>0.00250519953983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50519953983308">
                <text:p>0.00250519953983308</text:p>
              </table:table-cell>
              <table:table-cell office:value-type="float" office:value="0">
                <text:p>0</text:p>
              </table:table-cell>
              <table:table-cell office:value-type="float" office:value="0.00237979993554505">
                <text:p>0.00237979993554505</text:p>
              </table:table-cell>
              <table:table-cell office:value-type="float" office:value="0">
                <text:p>0</text:p>
              </table:table-cell>
              <table:table-cell office:value-type="float" office:value="0.00201292783025586">
                <text:p>0.00201292783025586</text:p>
              </table:table-cell>
              <table:table-cell office:value-type="float" office:value="0">
                <text:p>0</text:p>
              </table:table-cell>
              <table:table-cell office:value-type="float" office:value="0.00150311972389983">
                <text:p>0.001503119723899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05116920091619">
                <text:p>0.00105116920091619</text:p>
              </table:table-cell>
              <table:table-cell office:value-type="float" office:value="0">
                <text:p>0</text:p>
              </table:table-cell>
              <table:table-cell office:value-type="float" office:value="0.00105116920091619">
                <text:p>0.00105116920091619</text:p>
              </table:table-cell>
              <table:table-cell office:value-type="float" office:value="0">
                <text:p>0</text:p>
              </table:table-cell>
              <table:table-cell office:value-type="float" office:value="0.000998149506077906">
                <text:p>0.000998149506077906</text:p>
              </table:table-cell>
              <table:table-cell office:value-type="float" office:value="0">
                <text:p>0</text:p>
              </table:table-cell>
              <table:table-cell office:value-type="float" office:value="0.000986418913742071">
                <text:p>0.000986418913742071</text:p>
              </table:table-cell>
            </table:table-row>
            <table:table-row>
              <table:table-cell office:value-type="string">
                <text:p>2023/07/24</text:p>
              </table:table-cell>
              <table:table-cell office:value-type="float" office:value="0.134109695299091">
                <text:p>0.134109695299091</text:p>
              </table:table-cell>
              <table:table-cell office:value-type="float" office:value="0">
                <text:p>0</text:p>
              </table:table-cell>
              <table:table-cell office:value-type="float" office:value="0.11591153769093">
                <text:p>0.11591153769093</text:p>
              </table:table-cell>
              <table:table-cell office:value-type="float" office:value="0">
                <text:p>0</text:p>
              </table:table-cell>
              <table:table-cell office:value-type="float" office:value="0.114844584854871">
                <text:p>0.114844584854871</text:p>
              </table:table-cell>
              <table:table-cell office:value-type="float" office:value="0.114844584854871">
                <text:p>0.114844584854871</text:p>
              </table:table-cell>
              <table:table-cell office:value-type="float" office:value="0">
                <text:p>0</text:p>
              </table:table-cell>
              <table:table-cell office:value-type="float" office:value="0.0730224432748268">
                <text:p>0.0730224432748268</text:p>
              </table:table-cell>
              <table:table-cell office:value-type="float" office:value="0.0691153115504621">
                <text:p>0.0691153115504621</text:p>
              </table:table-cell>
              <table:table-cell office:value-type="float" office:value="0.043865056677507">
                <text:p>0.043865056677507</text:p>
              </table:table-cell>
              <table:table-cell office:value-type="float" office:value="0">
                <text:p>0</text:p>
              </table:table-cell>
              <table:table-cell office:value-type="float" office:value="0.0320182279163733">
                <text:p>0.0320182279163733</text:p>
              </table:table-cell>
              <table:table-cell office:value-type="float" office:value="0.0320182279163733">
                <text:p>0.0320182279163733</text:p>
              </table:table-cell>
              <table:table-cell office:value-type="float" office:value="0">
                <text:p>0</text:p>
              </table:table-cell>
              <table:table-cell office:value-type="float" office:value="0.0309157537281262">
                <text:p>0.0309157537281262</text:p>
              </table:table-cell>
              <table:table-cell office:value-type="float" office:value="0.0274103113777057">
                <text:p>0.0274103113777057</text:p>
              </table:table-cell>
              <table:table-cell office:value-type="float" office:value="0">
                <text:p>0</text:p>
              </table:table-cell>
              <table:table-cell office:value-type="float" office:value="0.0247932439606353">
                <text:p>0.0247932439606353</text:p>
              </table:table-cell>
              <table:table-cell office:value-type="float" office:value="0.0235743905389201">
                <text:p>0.0235743905389201</text:p>
              </table:table-cell>
              <table:table-cell office:value-type="float" office:value="0.0190676442793715">
                <text:p>0.0190676442793715</text:p>
              </table:table-cell>
              <table:table-cell office:value-type="float" office:value="0">
                <text:p>0</text:p>
              </table:table-cell>
              <table:table-cell office:value-type="float" office:value="0.0169960307453957">
                <text:p>0.0169960307453957</text:p>
              </table:table-cell>
              <table:table-cell office:value-type="float" office:value="0.0084336981312263">
                <text:p>0.0084336981312263</text:p>
              </table:table-cell>
              <table:table-cell office:value-type="float" office:value="0">
                <text:p>0</text:p>
              </table:table-cell>
              <table:table-cell office:value-type="float" office:value="0.00817105957926834">
                <text:p>0.00817105957926834</text:p>
              </table:table-cell>
              <table:table-cell office:value-type="float" office:value="0.00813317210029185">
                <text:p>0.00813317210029185</text:p>
              </table:table-cell>
              <table:table-cell office:value-type="float" office:value="0">
                <text:p>0</text:p>
              </table:table-cell>
              <table:table-cell office:value-type="float" office:value="0.00796295622066279">
                <text:p>0.00796295622066279</text:p>
              </table:table-cell>
              <table:table-cell office:value-type="float" office:value="0.00746258518141141">
                <text:p>0.00746258518141141</text:p>
              </table:table-cell>
              <table:table-cell office:value-type="float" office:value="0.00624119214660546">
                <text:p>0.00624119214660546</text:p>
              </table:table-cell>
              <table:table-cell office:value-type="float" office:value="0">
                <text:p>0</text:p>
              </table:table-cell>
              <table:table-cell office:value-type="float" office:value="0.00534012904335623">
                <text:p>0.00534012904335623</text:p>
              </table:table-cell>
              <table:table-cell office:value-type="float" office:value="0.00395863217822234">
                <text:p>0.00395863217822234</text:p>
              </table:table-cell>
              <table:table-cell office:value-type="float" office:value="0">
                <text:p>0</text:p>
              </table:table-cell>
              <table:table-cell office:value-type="float" office:value="0.00388370257265147">
                <text:p>0.00388370257265147</text:p>
              </table:table-cell>
              <table:table-cell office:value-type="float" office:value="0.00388370257265147">
                <text:p>0.00388370257265147</text:p>
              </table:table-cell>
              <table:table-cell office:value-type="float" office:value="0">
                <text:p>0</text:p>
              </table:table-cell>
              <table:table-cell office:value-type="float" office:value="0.00388351526599939">
                <text:p>0.00388351526599939</text:p>
              </table:table-cell>
              <table:table-cell office:value-type="float" office:value="0.0034443964325942">
                <text:p>0.0034443964325942</text:p>
              </table:table-cell>
              <table:table-cell office:value-type="float" office:value="0.0034443964325942">
                <text:p>0.0034443964325942</text:p>
              </table:table-cell>
              <table:table-cell office:value-type="float" office:value="0">
                <text:p>0</text:p>
              </table:table-cell>
              <table:table-cell office:value-type="float" office:value="0.00332166120147359">
                <text:p>0.00332166120147359</text:p>
              </table:table-cell>
              <table:table-cell office:value-type="float" office:value="0.0031698048807014">
                <text:p>0.0031698048807014</text:p>
              </table:table-cell>
              <table:table-cell office:value-type="float" office:value="0">
                <text:p>0</text:p>
              </table:table-cell>
              <table:table-cell office:value-type="float" office:value="0.0031698048807014">
                <text:p>0.0031698048807014</text:p>
              </table:table-cell>
              <table:table-cell office:value-type="float" office:value="0.0027658564732681">
                <text:p>0.0027658564732681</text:p>
              </table:table-cell>
              <table:table-cell office:value-type="float" office:value="0">
                <text:p>0</text:p>
              </table:table-cell>
              <table:table-cell office:value-type="float" office:value="0.00260102373783078">
                <text:p>0.00260102373783078</text:p>
              </table:table-cell>
              <table:table-cell office:value-type="float" office:value="0.00253160789258422">
                <text:p>0.00253160789258422</text:p>
              </table:table-cell>
              <table:table-cell office:value-type="float" office:value="0.00253160789258422">
                <text:p>0.00253160789258422</text:p>
              </table:table-cell>
              <table:table-cell office:value-type="float" office:value="0">
                <text:p>0</text:p>
              </table:table-cell>
              <table:table-cell office:value-type="float" office:value="0.00237593589325213">
                <text:p>0.00237593589325213</text:p>
              </table:table-cell>
              <table:table-cell office:value-type="float" office:value="0.00218485616482844">
                <text:p>0.00218485616482844</text:p>
              </table:table-cell>
              <table:table-cell office:value-type="float" office:value="0">
                <text:p>0</text:p>
              </table:table-cell>
              <table:table-cell office:value-type="float" office:value="0.00210700312198608">
                <text:p>0.00210700312198608</text:p>
              </table:table-cell>
              <table:table-cell office:value-type="float" office:value="0.00194840031875598">
                <text:p>0.00194840031875598</text:p>
              </table:table-cell>
              <table:table-cell office:value-type="float" office:value="0">
                <text:p>0</text:p>
              </table:table-cell>
              <table:table-cell office:value-type="float" office:value="0.00150800975732734">
                <text:p>0.00150800975732734</text:p>
              </table:table-cell>
              <table:table-cell office:value-type="float" office:value="0.00142761458024676">
                <text:p>0.00142761458024676</text:p>
              </table:table-cell>
              <table:table-cell office:value-type="float" office:value="0.00142761458024676">
                <text:p>0.00142761458024676</text:p>
              </table:table-cell>
              <table:table-cell office:value-type="float" office:value="0">
                <text:p>0</text:p>
              </table:table-cell>
              <table:table-cell office:value-type="float" office:value="0.00140885071882868">
                <text:p>0.00140885071882868</text:p>
              </table:table-cell>
              <table:table-cell office:value-type="float" office:value="0.00130904584814651">
                <text:p>0.00130904584814651</text:p>
              </table:table-cell>
              <table:table-cell office:value-type="float" office:value="0">
                <text:p>0</text:p>
              </table:table-cell>
              <table:table-cell office:value-type="float" office:value="0.00118319594946026">
                <text:p>0.00118319594946026</text:p>
              </table:table-cell>
              <table:table-cell office:value-type="float" office:value="0.00118319594946026">
                <text:p>0.00118319594946026</text:p>
              </table:table-cell>
              <table:table-cell office:value-type="float" office:value="0">
                <text:p>0</text:p>
              </table:table-cell>
              <table:table-cell office:value-type="float" office:value="0.00117782168936709">
                <text:p>0.00117782168936709</text:p>
              </table:table-cell>
              <table:table-cell office:value-type="float" office:value="0.00116309362323497">
                <text:p>0.00116309362323497</text:p>
              </table:table-cell>
              <table:table-cell office:value-type="float" office:value="0.00116309362323497">
                <text:p>0.00116309362323497</text:p>
              </table:table-cell>
              <table:table-cell office:value-type="float" office:value="0">
                <text:p>0</text:p>
              </table:table-cell>
              <table:table-cell office:value-type="float" office:value="0.00115057281211761">
                <text:p>0.00115057281211761</text:p>
              </table:table-cell>
              <table:table-cell office:value-type="float" office:value="0.00100857428022316">
                <text:p>0.00100857428022316</text:p>
              </table:table-cell>
              <table:table-cell office:value-type="float" office:value="0">
                <text:p>0</text:p>
              </table:table-cell>
              <table:table-cell office:value-type="float" office:value="0.000935648040901071">
                <text:p>0.000935648040901071</text:p>
              </table:table-cell>
              <table:table-cell office:value-type="float" office:value="0.000921231747555873">
                <text:p>0.000921231747555873</text:p>
              </table:table-cell>
              <table:table-cell office:value-type="float" office:value="0">
                <text:p>0</text:p>
              </table:table-cell>
              <table:table-cell office:value-type="float" office:value="0.000602935320752729">
                <text:p>0.000602935320752729</text:p>
              </table:table-cell>
              <table:table-cell office:value-type="float" office:value="0.000602748014100762">
                <text:p>0.000602748014100762</text:p>
              </table:table-cell>
              <table:table-cell office:value-type="float" office:value="0.00058071390360126">
                <text:p>0.00058071390360126</text:p>
              </table:table-cell>
              <table:table-cell office:value-type="float" office:value="0">
                <text:p>0</text:p>
              </table:table-cell>
              <table:table-cell office:value-type="float" office:value="0.000576328160127537">
                <text:p>0.000576328160127537</text:p>
              </table:table-cell>
              <table:table-cell office:value-type="float" office:value="0.000557890444832454">
                <text:p>0.000557890444832454</text:p>
              </table:table-cell>
              <table:table-cell office:value-type="float" office:value="0">
                <text:p>0</text:p>
              </table:table-cell>
              <table:table-cell office:value-type="float" office:value="0.000556865901651604">
                <text:p>0.000556865901651604</text:p>
              </table:table-cell>
              <table:table-cell office:value-type="float" office:value="0.000535578339563414">
                <text:p>0.000535578339563414</text:p>
              </table:table-cell>
              <table:table-cell office:value-type="float" office:value="0">
                <text:p>0</text:p>
              </table:table-cell>
              <table:table-cell office:value-type="float" office:value="0.000520337879371113">
                <text:p>0.000520337879371113</text:p>
              </table:table-cell>
              <table:table-cell office:value-type="float" office:value="0.000520337879371113">
                <text:p>0.000520337879371113</text:p>
              </table:table-cell>
              <table:table-cell office:value-type="float" office:value="0.000491435022140774">
                <text:p>0.000491435022140774</text:p>
              </table:table-cell>
              <table:table-cell office:value-type="float" office:value="0">
                <text:p>0</text:p>
              </table:table-cell>
              <table:table-cell office:value-type="float" office:value="0.000491435022140774">
                <text:p>0.000491435022140774</text:p>
              </table:table-cell>
              <table:table-cell office:value-type="float" office:value="0.000439292034713712">
                <text:p>0.000439292034713712</text:p>
              </table:table-cell>
              <table:table-cell office:value-type="float" office:value="0">
                <text:p>0</text:p>
              </table:table-cell>
              <table:table-cell office:value-type="float" office:value="0.000266722362814331">
                <text:p>0.000266722362814331</text:p>
              </table:table-cell>
              <table:table-cell office:value-type="float" office:value="0.000220372356388832">
                <text:p>0.000220372356388832</text:p>
              </table:table-cell>
              <table:table-cell office:value-type="float" office:value="0">
                <text:p>0</text:p>
              </table:table-cell>
              <table:table-cell office:value-type="float" office:value="0.000220372356388832">
                <text:p>0.000220372356388832</text:p>
              </table:table-cell>
              <table:table-cell office:value-type="float" office:value="0.000195663410363256">
                <text:p>0.000195663410363256</text:p>
              </table:table-cell>
              <table:table-cell office:value-type="float" office:value="0.000195663410363256">
                <text:p>0.000195663410363256</text:p>
              </table:table-cell>
            </table:table-row>
            <table:table-row>
              <table:table-cell office:value-type="string">
                <text:p>2023/07/25</text:p>
              </table:table-cell>
              <table:table-cell office:value-type="float" office:value="0.315122722769035">
                <text:p>0.315122722769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4713471289764">
                <text:p>0.1547134712897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6047765592178">
                <text:p>0.126047765592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34905699584369">
                <text:p>0.0734905699584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31555510171977">
                <text:p>0.07315555101719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14209416343609">
                <text:p>0.04142094163436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46003899840466">
                <text:p>0.03460038998404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46073497066096">
                <text:p>0.0246073497066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9073633661421">
                <text:p>0.01890736336614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9899949231702">
                <text:p>0.01798999492317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0922254686141">
                <text:p>0.0170922254686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2920655200316">
                <text:p>0.0132920655200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7605165112648">
                <text:p>0.01276051651126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2684701546509">
                <text:p>0.0102684701546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99474670582967">
                <text:p>0.008994746705829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87806806922586">
                <text:p>0.00787806806922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05653087899549">
                <text:p>0.00705653087899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01679355071694">
                <text:p>0.007016793550716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29905112997475">
                <text:p>0.00629905112997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29905112997475">
                <text:p>0.00629905112997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69562546402258">
                <text:p>0.00469562546402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827710737482">
                <text:p>0.003827710737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14455167171268">
                <text:p>0.00314455167171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00046336343274">
                <text:p>0.00300046336343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94604105598173">
                <text:p>0.00294604105598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15899815947973">
                <text:p>0.002158998159479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125679756065">
                <text:p>0.0015125679756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4410767741604">
                <text:p>0.000944107677416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756294534645652">
                <text:p>0.000756294534645652</text:p>
              </table:table-cell>
            </table:table-row>
            <table:table-row>
              <table:table-cell office:value-type="string">
                <text:p>2023/07/26</text:p>
              </table:table-cell>
              <table:table-cell office:value-type="float" office:value="0.441656601366985">
                <text:p>0.4416566013669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71630175134461">
                <text:p>0.0871630175134461</text:p>
              </table:table-cell>
              <table:table-cell office:value-type="float" office:value="0">
                <text:p>0</text:p>
              </table:table-cell>
              <table:table-cell office:value-type="float" office:value="0.0691024312743316">
                <text:p>0.0691024312743316</text:p>
              </table:table-cell>
              <table:table-cell office:value-type="float" office:value="0">
                <text:p>0</text:p>
              </table:table-cell>
              <table:table-cell office:value-type="float" office:value="0.0657637195407841">
                <text:p>0.0657637195407841</text:p>
              </table:table-cell>
              <table:table-cell office:value-type="float" office:value="0">
                <text:p>0</text:p>
              </table:table-cell>
              <table:table-cell office:value-type="float" office:value="0.0645804075769681">
                <text:p>0.0645804075769681</text:p>
              </table:table-cell>
              <table:table-cell office:value-type="float" office:value="0">
                <text:p>0</text:p>
              </table:table-cell>
              <table:table-cell office:value-type="float" office:value="0.0523141205147358">
                <text:p>0.0523141205147358</text:p>
              </table:table-cell>
              <table:table-cell office:value-type="float" office:value="0">
                <text:p>0</text:p>
              </table:table-cell>
              <table:table-cell office:value-type="float" office:value="0.0306493409530572">
                <text:p>0.0306493409530572</text:p>
              </table:table-cell>
              <table:table-cell office:value-type="float" office:value="0">
                <text:p>0</text:p>
              </table:table-cell>
              <table:table-cell office:value-type="float" office:value="0.0282033448511946">
                <text:p>0.0282033448511946</text:p>
              </table:table-cell>
              <table:table-cell office:value-type="float" office:value="0.0188770254625952">
                <text:p>0.0188770254625952</text:p>
              </table:table-cell>
              <table:table-cell office:value-type="float" office:value="0">
                <text:p>0</text:p>
              </table:table-cell>
              <table:table-cell office:value-type="float" office:value="0.0185875415889057">
                <text:p>0.0185875415889057</text:p>
              </table:table-cell>
              <table:table-cell office:value-type="float" office:value="0">
                <text:p>0</text:p>
              </table:table-cell>
              <table:table-cell office:value-type="float" office:value="0.0116192939256237">
                <text:p>0.0116192939256237</text:p>
              </table:table-cell>
              <table:table-cell office:value-type="float" office:value="0">
                <text:p>0</text:p>
              </table:table-cell>
              <table:table-cell office:value-type="float" office:value="0.00813910314176536">
                <text:p>0.00813910314176536</text:p>
              </table:table-cell>
              <table:table-cell office:value-type="float" office:value="0">
                <text:p>0</text:p>
              </table:table-cell>
              <table:table-cell office:value-type="float" office:value="0.00632306954424433">
                <text:p>0.00632306954424433</text:p>
              </table:table-cell>
              <table:table-cell office:value-type="float" office:value="0">
                <text:p>0</text:p>
              </table:table-cell>
              <table:table-cell office:value-type="float" office:value="0.00566347010086499">
                <text:p>0.00566347010086499</text:p>
              </table:table-cell>
              <table:table-cell office:value-type="float" office:value="0">
                <text:p>0</text:p>
              </table:table-cell>
              <table:table-cell office:value-type="float" office:value="0.00566347010086499">
                <text:p>0.00566347010086499</text:p>
              </table:table-cell>
              <table:table-cell office:value-type="float" office:value="0">
                <text:p>0</text:p>
              </table:table-cell>
              <table:table-cell office:value-type="float" office:value="0.00560669728651009">
                <text:p>0.00560669728651009</text:p>
              </table:table-cell>
              <table:table-cell office:value-type="float" office:value="0">
                <text:p>0</text:p>
              </table:table-cell>
              <table:table-cell office:value-type="float" office:value="0.00466520543371374">
                <text:p>0.00466520543371374</text:p>
              </table:table-cell>
              <table:table-cell office:value-type="float" office:value="0.00466520543371374">
                <text:p>0.00466520543371374</text:p>
              </table:table-cell>
              <table:table-cell office:value-type="float" office:value="0">
                <text:p>0</text:p>
              </table:table-cell>
              <table:table-cell office:value-type="float" office:value="0.00466520533970016">
                <text:p>0.00466520533970016</text:p>
              </table:table-cell>
              <table:table-cell office:value-type="float" office:value="0">
                <text:p>0</text:p>
              </table:table-cell>
              <table:table-cell office:value-type="float" office:value="0.00466520533970016">
                <text:p>0.00466520533970016</text:p>
              </table:table-cell>
              <table:table-cell office:value-type="float" office:value="0">
                <text:p>0</text:p>
              </table:table-cell>
              <table:table-cell office:value-type="float" office:value="0.00466520533970016">
                <text:p>0.00466520533970016</text:p>
              </table:table-cell>
              <table:table-cell office:value-type="float" office:value="0">
                <text:p>0</text:p>
              </table:table-cell>
              <table:table-cell office:value-type="float" office:value="0.00466520533970016">
                <text:p>0.00466520533970016</text:p>
              </table:table-cell>
              <table:table-cell office:value-type="float" office:value="0">
                <text:p>0</text:p>
              </table:table-cell>
              <table:table-cell office:value-type="float" office:value="0.00396442907060546">
                <text:p>0.00396442907060546</text:p>
              </table:table-cell>
              <table:table-cell office:value-type="float" office:value="0">
                <text:p>0</text:p>
              </table:table-cell>
              <table:table-cell office:value-type="float" office:value="0.00357810112114509">
                <text:p>0.00357810112114509</text:p>
              </table:table-cell>
              <table:table-cell office:value-type="float" office:value="0">
                <text:p>0</text:p>
              </table:table-cell>
              <table:table-cell office:value-type="float" office:value="0.00308392937402402">
                <text:p>0.00308392937402402</text:p>
              </table:table-cell>
              <table:table-cell office:value-type="float" office:value="0">
                <text:p>0</text:p>
              </table:table-cell>
              <table:table-cell office:value-type="float" office:value="0.00308392937402402">
                <text:p>0.00308392937402402</text:p>
              </table:table-cell>
              <table:table-cell office:value-type="float" office:value="0.00286921306382493">
                <text:p>0.00286921306382493</text:p>
              </table:table-cell>
              <table:table-cell office:value-type="float" office:value="0">
                <text:p>0</text:p>
              </table:table-cell>
              <table:table-cell office:value-type="float" office:value="0.00273692856094399">
                <text:p>0.00273692856094399</text:p>
              </table:table-cell>
              <table:table-cell office:value-type="float" office:value="0">
                <text:p>0</text:p>
              </table:table-cell>
              <table:table-cell office:value-type="float" office:value="0.00260378037887266">
                <text:p>0.00260378037887266</text:p>
              </table:table-cell>
              <table:table-cell office:value-type="float" office:value="0">
                <text:p>0</text:p>
              </table:table-cell>
              <table:table-cell office:value-type="float" office:value="0.00235744208336541">
                <text:p>0.00235744208336541</text:p>
              </table:table-cell>
              <table:table-cell office:value-type="float" office:value="0">
                <text:p>0</text:p>
              </table:table-cell>
              <table:table-cell office:value-type="float" office:value="0.00235744208336541">
                <text:p>0.00235744208336541</text:p>
              </table:table-cell>
              <table:table-cell office:value-type="float" office:value="0">
                <text:p>0</text:p>
              </table:table-cell>
              <table:table-cell office:value-type="float" office:value="0.00226538804034604">
                <text:p>0.00226538804034604</text:p>
              </table:table-cell>
              <table:table-cell office:value-type="float" office:value="0">
                <text:p>0</text:p>
              </table:table-cell>
              <table:table-cell office:value-type="float" office:value="0.0022605155231169">
                <text:p>0.0022605155231169</text:p>
              </table:table-cell>
              <table:table-cell office:value-type="float" office:value="0">
                <text:p>0</text:p>
              </table:table-cell>
              <table:table-cell office:value-type="float" office:value="0.00208238022099649">
                <text:p>0.00208238022099649</text:p>
              </table:table-cell>
              <table:table-cell office:value-type="float" office:value="0">
                <text:p>0</text:p>
              </table:table-cell>
              <table:table-cell office:value-type="float" office:value="0.00164251959865291">
                <text:p>0.00164251959865291</text:p>
              </table:table-cell>
              <table:table-cell office:value-type="float" office:value="0.00163101416286393">
                <text:p>0.00163101416286393</text:p>
              </table:table-cell>
              <table:table-cell office:value-type="float" office:value="0">
                <text:p>0</text:p>
              </table:table-cell>
              <table:table-cell office:value-type="float" office:value="0.00163101416286393">
                <text:p>0.00163101416286393</text:p>
              </table:table-cell>
              <table:table-cell office:value-type="float" office:value="0">
                <text:p>0</text:p>
              </table:table-cell>
              <table:table-cell office:value-type="float" office:value="0.00154550435582501">
                <text:p>0.00154550435582501</text:p>
              </table:table-cell>
              <table:table-cell office:value-type="float" office:value="0">
                <text:p>0</text:p>
              </table:table-cell>
              <table:table-cell office:value-type="float" office:value="0.00154550435582501">
                <text:p>0.00154550435582501</text:p>
              </table:table-cell>
              <table:table-cell office:value-type="float" office:value="0">
                <text:p>0</text:p>
              </table:table-cell>
              <table:table-cell office:value-type="float" office:value="0.00133829546626751">
                <text:p>0.00133829546626751</text:p>
              </table:table-cell>
              <table:table-cell office:value-type="float" office:value="0">
                <text:p>0</text:p>
              </table:table-cell>
              <table:table-cell office:value-type="float" office:value="0.00133792734071103">
                <text:p>0.00133792734071103</text:p>
              </table:table-cell>
              <table:table-cell office:value-type="float" office:value="0">
                <text:p>0</text:p>
              </table:table-cell>
              <table:table-cell office:value-type="float" office:value="0.000992175080958058">
                <text:p>0.000992175080958058</text:p>
              </table:table-cell>
              <table:table-cell office:value-type="float" office:value="0">
                <text:p>0</text:p>
              </table:table-cell>
              <table:table-cell office:value-type="float" office:value="0.000992175080958058">
                <text:p>0.000992175080958058</text:p>
              </table:table-cell>
              <table:table-cell office:value-type="float" office:value="0">
                <text:p>0</text:p>
              </table:table-cell>
              <table:table-cell office:value-type="float" office:value="0.000901563750878465">
                <text:p>0.000901563750878465</text:p>
              </table:table-cell>
              <table:table-cell office:value-type="float" office:value="0.000891267085937231">
                <text:p>0.000891267085937231</text:p>
              </table:table-cell>
              <table:table-cell office:value-type="float" office:value="0">
                <text:p>0</text:p>
              </table:table-cell>
              <table:table-cell office:value-type="float" office:value="0.000888947560786169">
                <text:p>0.000888947560786169</text:p>
              </table:table-cell>
              <table:table-cell office:value-type="float" office:value="0">
                <text:p>0</text:p>
              </table:table-cell>
              <table:table-cell office:value-type="float" office:value="0.000652764439180276">
                <text:p>0.000652764439180276</text:p>
              </table:table-cell>
              <table:table-cell office:value-type="float" office:value="0">
                <text:p>0</text:p>
              </table:table-cell>
              <table:table-cell office:value-type="float" office:value="0.000652764439180276">
                <text:p>0.000652764439180276</text:p>
              </table:table-cell>
              <table:table-cell office:value-type="float" office:value="0">
                <text:p>0</text:p>
              </table:table-cell>
              <table:table-cell office:value-type="float" office:value="0.000652764439180276">
                <text:p>0.000652764439180276</text:p>
              </table:table-cell>
              <table:table-cell office:value-type="float" office:value="0">
                <text:p>0</text:p>
              </table:table-cell>
              <table:table-cell office:value-type="float" office:value="0.000459569856169351">
                <text:p>0.000459569856169351</text:p>
              </table:table-cell>
              <table:table-cell office:value-type="float" office:value="0">
                <text:p>0</text:p>
              </table:table-cell>
              <table:table-cell office:value-type="float" office:value="0.000392585448763638">
                <text:p>0.000392585448763638</text:p>
              </table:table-cell>
              <table:table-cell office:value-type="float" office:value="0">
                <text:p>0</text:p>
              </table:table-cell>
              <table:table-cell office:value-type="float" office:value="0.000355054295880786">
                <text:p>0.000355054295880786</text:p>
              </table:table-cell>
              <table:table-cell office:value-type="float" office:value="0.000349223215382333">
                <text:p>0.000349223215382333</text:p>
              </table:table-cell>
            </table:table-row>
            <table:table-row>
              <table:table-cell office:value-type="string">
                <text:p>2023/07/27</text:p>
              </table:table-cell>
              <table:table-cell office:value-type="float" office:value="0.168075000979848">
                <text:p>0.168075000979848</text:p>
              </table:table-cell>
              <table:table-cell office:value-type="float" office:value="0.127274195691401">
                <text:p>0.127274195691401</text:p>
              </table:table-cell>
              <table:table-cell office:value-type="float" office:value="0.123938748432114">
                <text:p>0.123938748432114</text:p>
              </table:table-cell>
              <table:table-cell office:value-type="float" office:value="0.104904893964978">
                <text:p>0.104904893964978</text:p>
              </table:table-cell>
              <table:table-cell office:value-type="float" office:value="0.0808666887980072">
                <text:p>0.0808666887980072</text:p>
              </table:table-cell>
              <table:table-cell office:value-type="float" office:value="0.0271870278337154">
                <text:p>0.0271870278337154</text:p>
              </table:table-cell>
              <table:table-cell office:value-type="float" office:value="0.0271870278337154">
                <text:p>0.0271870278337154</text:p>
              </table:table-cell>
              <table:table-cell office:value-type="float" office:value="0.0457822369112545">
                <text:p>0.0457822369112545</text:p>
              </table:table-cell>
              <table:table-cell office:value-type="float" office:value="0.0217627125866287">
                <text:p>0.0217627125866287</text:p>
              </table:table-cell>
              <table:table-cell office:value-type="float" office:value="0.021558561271398">
                <text:p>0.021558561271398</text:p>
              </table:table-cell>
              <table:table-cell office:value-type="float" office:value="0.0189280550740876">
                <text:p>0.0189280550740876</text:p>
              </table:table-cell>
              <table:table-cell office:value-type="float" office:value="0.0180383399344277">
                <text:p>0.0180383399344277</text:p>
              </table:table-cell>
              <table:table-cell office:value-type="float" office:value="0.0124794630569589">
                <text:p>0.0124794630569589</text:p>
              </table:table-cell>
              <table:table-cell office:value-type="float" office:value="0.0120337459018798">
                <text:p>0.0120337459018798</text:p>
              </table:table-cell>
              <table:table-cell office:value-type="float" office:value="0.0111562358072886">
                <text:p>0.0111562358072886</text:p>
              </table:table-cell>
              <table:table-cell office:value-type="float" office:value="0.018248804510152">
                <text:p>0.018248804510152</text:p>
              </table:table-cell>
              <table:table-cell office:value-type="float" office:value="0.00823119639005865">
                <text:p>0.00823119639005865</text:p>
              </table:table-cell>
              <table:table-cell office:value-type="float" office:value="0.00807646903956005">
                <text:p>0.00807646903956005</text:p>
              </table:table-cell>
              <table:table-cell office:value-type="float" office:value="0.006820171981615">
                <text:p>0.006820171981615</text:p>
              </table:table-cell>
              <table:table-cell office:value-type="float" office:value="0.00613005008651257">
                <text:p>0.00613005008651257</text:p>
              </table:table-cell>
              <table:table-cell office:value-type="float" office:value="0.00589949304033777">
                <text:p>0.00589949304033777</text:p>
              </table:table-cell>
              <table:table-cell office:value-type="float" office:value="0.00578065866791999">
                <text:p>0.00578065866791999</text:p>
              </table:table-cell>
              <table:table-cell office:value-type="float" office:value="0.00551107938844575">
                <text:p>0.00551107938844575</text:p>
              </table:table-cell>
              <table:table-cell office:value-type="float" office:value="0.00981134653715343">
                <text:p>0.00981134653715343</text:p>
              </table:table-cell>
              <table:table-cell office:value-type="float" office:value="0.00478304387658401">
                <text:p>0.00478304387658401</text:p>
              </table:table-cell>
              <table:table-cell office:value-type="float" office:value="0.00461615390691461">
                <text:p>0.00461615390691461</text:p>
              </table:table-cell>
              <table:table-cell office:value-type="float" office:value="0.00461615390691461">
                <text:p>0.00461615390691461</text:p>
              </table:table-cell>
              <table:table-cell office:value-type="float" office:value="0.00450186060692315">
                <text:p>0.00450186060692315</text:p>
              </table:table-cell>
              <table:table-cell office:value-type="float" office:value="0.00395783922369786">
                <text:p>0.00395783922369786</text:p>
              </table:table-cell>
              <table:table-cell office:value-type="float" office:value="0.00393667099667405">
                <text:p>0.00393667099667405</text:p>
              </table:table-cell>
              <table:table-cell office:value-type="float" office:value="0.00759769495093066">
                <text:p>0.00759769495093066</text:p>
              </table:table-cell>
              <table:table-cell office:value-type="float" office:value="0.00366273985652255">
                <text:p>0.00366273985652255</text:p>
              </table:table-cell>
              <table:table-cell office:value-type="float" office:value="0.00304193413666165">
                <text:p>0.00304193413666165</text:p>
              </table:table-cell>
              <table:table-cell office:value-type="float" office:value="0.00302279985237186">
                <text:p>0.00302279985237186</text:p>
              </table:table-cell>
              <table:table-cell office:value-type="float" office:value="0.00302279985237186">
                <text:p>0.00302279985237186</text:p>
              </table:table-cell>
              <table:table-cell office:value-type="float" office:value="0.00296158018534376">
                <text:p>0.00296158018534376</text:p>
              </table:table-cell>
              <table:table-cell office:value-type="float" office:value="0.00296158018534376">
                <text:p>0.00296158018534376</text:p>
              </table:table-cell>
              <table:table-cell office:value-type="float" office:value="0.0028651950247125">
                <text:p>0.0028651950247125</text:p>
              </table:table-cell>
              <table:table-cell office:value-type="float" office:value="0.00448303694606644">
                <text:p>0.00448303694606644</text:p>
              </table:table-cell>
              <table:table-cell office:value-type="float" office:value="0.00205329235107976">
                <text:p>0.00205329235107976</text:p>
              </table:table-cell>
              <table:table-cell office:value-type="float" office:value="0.0020185079666174">
                <text:p>0.0020185079666174</text:p>
              </table:table-cell>
              <table:table-cell office:value-type="float" office:value="0.00200261851187267">
                <text:p>0.00200261851187267</text:p>
              </table:table-cell>
              <table:table-cell office:value-type="float" office:value="0.00177015751170473">
                <text:p>0.00177015751170473</text:p>
              </table:table-cell>
              <table:table-cell office:value-type="float" office:value="0.00163249261858034">
                <text:p>0.00163249261858034</text:p>
              </table:table-cell>
              <table:table-cell office:value-type="float" office:value="0.00163249261858034">
                <text:p>0.00163249261858034</text:p>
              </table:table-cell>
              <table:table-cell office:value-type="float" office:value="0.0015866013779986">
                <text:p>0.0015866013779986</text:p>
              </table:table-cell>
              <table:table-cell office:value-type="float" office:value="0.00298988563972513">
                <text:p>0.00298988563972513</text:p>
              </table:table-cell>
              <table:table-cell office:value-type="float" office:value="0.00129495106211019">
                <text:p>0.00129495106211019</text:p>
              </table:table-cell>
              <table:table-cell office:value-type="float" office:value="0.00116904301083254">
                <text:p>0.00116904301083254</text:p>
              </table:table-cell>
              <table:table-cell office:value-type="float" office:value="0.00114307638707112">
                <text:p>0.00114307638707112</text:p>
              </table:table-cell>
              <table:table-cell office:value-type="float" office:value="0.00109301421600128">
                <text:p>0.00109301421600128</text:p>
              </table:table-cell>
              <table:table-cell office:value-type="float" office:value="0.00108841686694239">
                <text:p>0.00108841686694239</text:p>
              </table:table-cell>
              <table:table-cell office:value-type="float" office:value="0.00108841686694239">
                <text:p>0.00108841686694239</text:p>
              </table:table-cell>
              <table:table-cell office:value-type="float" office:value="0.00203914019778773">
                <text:p>0.00203914019778773</text:p>
              </table:table-cell>
              <table:table-cell office:value-type="float" office:value="0.0010048057049985">
                <text:p>0.0010048057049985</text:p>
              </table:table-cell>
              <table:table-cell office:value-type="float" office:value="0.000854667336616322">
                <text:p>0.000854667336616322</text:p>
              </table:table-cell>
              <table:table-cell office:value-type="float" office:value="0.000770932294909321">
                <text:p>0.000770932294909321</text:p>
              </table:table-cell>
              <table:table-cell office:value-type="float" office:value="0.000770932294909321">
                <text:p>0.000770932294909321</text:p>
              </table:table-cell>
              <table:table-cell office:value-type="float" office:value="0.000657475213546643">
                <text:p>0.000657475213546643</text:p>
              </table:table-cell>
              <table:table-cell office:value-type="float" office:value="0.000604840917363569">
                <text:p>0.000604840917363569</text:p>
              </table:table-cell>
              <table:table-cell office:value-type="float" office:value="0.000573039004942544">
                <text:p>0.000573039004942544</text:p>
              </table:table-cell>
              <table:table-cell office:value-type="float" office:value="0.00109766146109458">
                <text:p>0.00109766146109458</text:p>
              </table:table-cell>
              <table:table-cell office:value-type="float" office:value="0.000491190854419177">
                <text:p>0.000491190854419177</text:p>
              </table:table-cell>
              <table:table-cell office:value-type="float" office:value="0.00047638642610881">
                <text:p>0.00047638642610881</text:p>
              </table:table-cell>
              <table:table-cell office:value-type="float" office:value="0.00047638642610881">
                <text:p>0.00047638642610881</text:p>
              </table:table-cell>
              <table:table-cell office:value-type="float" office:value="0.000424478642911175">
                <text:p>0.000424478642911175</text:p>
              </table:table-cell>
              <table:table-cell office:value-type="float" office:value="0.000424478642911175">
                <text:p>0.000424478642911175</text:p>
              </table:table-cell>
              <table:table-cell office:value-type="float" office:value="0.00042054195930763">
                <text:p>0.00042054195930763</text:p>
              </table:table-cell>
              <table:table-cell office:value-type="float" office:value="0.000417464849301497">
                <text:p>0.000417464849301497</text:p>
              </table:table-cell>
              <table:table-cell office:value-type="float" office:value="0.000825002593602631">
                <text:p>0.000825002593602631</text:p>
              </table:table-cell>
              <table:table-cell office:value-type="float" office:value="0.000408439933854199">
                <text:p>0.000408439933854199</text:p>
              </table:table-cell>
              <table:table-cell office:value-type="float" office:value="0.000405183542865117">
                <text:p>0.000405183542865117</text:p>
              </table:table-cell>
              <table:table-cell office:value-type="float" office:value="0.000382026003294955">
                <text:p>0.000382026003294955</text:p>
              </table:table-cell>
              <table:table-cell office:value-type="float" office:value="0.000382026003294955">
                <text:p>0.000382026003294955</text:p>
              </table:table-cell>
              <table:table-cell office:value-type="float" office:value="0.000380447871830558">
                <text:p>0.000380447871830558</text:p>
              </table:table-cell>
              <table:table-cell office:value-type="float" office:value="0.000370672687492912">
                <text:p>0.000370672687492912</text:p>
              </table:table-cell>
              <table:table-cell office:value-type="float" office:value="0.000731216260365208">
                <text:p>0.000731216260365208</text:p>
              </table:table-cell>
              <table:table-cell office:value-type="float" office:value="0.000362046043322684">
                <text:p>0.000362046043322684</text:p>
              </table:table-cell>
              <table:table-cell office:value-type="float" office:value="0.000342925641857783">
                <text:p>0.000342925641857783</text:p>
              </table:table-cell>
              <table:table-cell office:value-type="float" office:value="0.000342925641857783">
                <text:p>0.000342925641857783</text:p>
              </table:table-cell>
              <table:table-cell office:value-type="float" office:value="0.000311918899371433">
                <text:p>0.000311918899371433</text:p>
              </table:table-cell>
              <table:table-cell office:value-type="float" office:value="0.000305620802635964">
                <text:p>0.000305620802635964</text:p>
              </table:table-cell>
              <table:table-cell office:value-type="float" office:value="0.000297976271297018">
                <text:p>0.000297976271297018</text:p>
              </table:table-cell>
              <table:table-cell office:value-type="float" office:value="0.000297598256566833">
                <text:p>0.000297598256566833</text:p>
              </table:table-cell>
              <table:table-cell office:value-type="float" office:value="0.000583946745288722">
                <text:p>0.000583946745288722</text:p>
              </table:table-cell>
              <table:table-cell office:value-type="float" office:value="0.000284313490832022">
                <text:p>0.000284313490832022</text:p>
              </table:table-cell>
              <table:table-cell office:value-type="float" office:value="0.000274288653265287">
                <text:p>0.000274288653265287</text:p>
              </table:table-cell>
              <table:table-cell office:value-type="float" office:value="0.000264298703841148">
                <text:p>0.000264298703841148</text:p>
              </table:table-cell>
              <table:table-cell office:value-type="float" office:value="0.000258463656622077">
                <text:p>0.000258463656622077</text:p>
              </table:table-cell>
              <table:table-cell office:value-type="float" office:value="0.000249826419252752">
                <text:p>0.000249826419252752</text:p>
              </table:table-cell>
              <table:table-cell office:value-type="float" office:value="0.000212689627539508">
                <text:p>0.000212689627539508</text:p>
              </table:table-cell>
              <table:table-cell office:value-type="float" office:value="0.000212689627539508">
                <text:p>0.000212689627539508</text:p>
              </table:table-cell>
              <table:table-cell office:value-type="float" office:value="0.000391951697664483">
                <text:p>0.000391951697664483</text:p>
              </table:table-cell>
              <table:table-cell office:value-type="float" office:value="0.000191021665997271">
                <text:p>0.000191021665997271</text:p>
              </table:table-cell>
              <table:table-cell office:value-type="float" office:value="0.000189751532683302">
                <text:p>0.000189751532683302</text:p>
              </table:table-cell>
              <table:table-cell office:value-type="float" office:value="0.000189751532683302">
                <text:p>0.000189751532683302</text:p>
              </table:table-cell>
              <table:table-cell office:value-type="float" office:value="0.000180885844719092">
                <text:p>0.000180885844719092</text:p>
              </table:table-cell>
              <table:table-cell office:value-type="float" office:value="0.000160361360621142">
                <text:p>0.000160361360621142</text:p>
              </table:table-cell>
              <table:table-cell office:value-type="float" office:value="0.000156671209418979">
                <text:p>0.000156671209418979</text:p>
              </table:table-cell>
              <table:table-cell office:value-type="float" office:value="0.000272385317733992">
                <text:p>0.000272385317733992</text:p>
              </table:table-cell>
            </table:table-row>
            <table:table-row>
              <table:table-cell office:value-type="string">
                <text:p>2023/07/28</text:p>
              </table:table-cell>
              <table:table-cell office:value-type="float" office:value="0.116213437258771">
                <text:p>0.116213437258771</text:p>
              </table:table-cell>
              <table:table-cell office:value-type="float" office:value="0.0979172257615948">
                <text:p>0.0979172257615948</text:p>
              </table:table-cell>
              <table:table-cell office:value-type="float" office:value="0.0812591598743327">
                <text:p>0.0812591598743327</text:p>
              </table:table-cell>
              <table:table-cell office:value-type="float" office:value="0.0507056979495758">
                <text:p>0.0507056979495758</text:p>
              </table:table-cell>
              <table:table-cell office:value-type="float" office:value="0.0507056979495758">
                <text:p>0.0507056979495758</text:p>
              </table:table-cell>
              <table:table-cell office:value-type="float" office:value="0.0444145691808262">
                <text:p>0.0444145691808262</text:p>
              </table:table-cell>
              <table:table-cell office:value-type="float" office:value="0.0416573384616807">
                <text:p>0.0416573384616807</text:p>
              </table:table-cell>
              <table:table-cell office:value-type="float" office:value="0.041523430695784">
                <text:p>0.041523430695784</text:p>
              </table:table-cell>
              <table:table-cell office:value-type="float" office:value="0.034832685565597">
                <text:p>0.034832685565597</text:p>
              </table:table-cell>
              <table:table-cell office:value-type="float" office:value="0.0311400266848042">
                <text:p>0.0311400266848042</text:p>
              </table:table-cell>
              <table:table-cell office:value-type="float" office:value="0.031039697966579">
                <text:p>0.031039697966579</text:p>
              </table:table-cell>
              <table:table-cell office:value-type="float" office:value="0.0268385795088337">
                <text:p>0.0268385795088337</text:p>
              </table:table-cell>
              <table:table-cell office:value-type="float" office:value="0.0249123708109863">
                <text:p>0.0249123708109863</text:p>
              </table:table-cell>
              <table:table-cell office:value-type="float" office:value="0.0197267336804046">
                <text:p>0.0197267336804046</text:p>
              </table:table-cell>
              <table:table-cell office:value-type="float" office:value="0.0195021983698398">
                <text:p>0.0195021983698398</text:p>
              </table:table-cell>
              <table:table-cell office:value-type="float" office:value="0.0195018408295364">
                <text:p>0.0195018408295364</text:p>
              </table:table-cell>
              <table:table-cell office:value-type="float" office:value="0.0183698814578143">
                <text:p>0.0183698814578143</text:p>
              </table:table-cell>
              <table:table-cell office:value-type="float" office:value="0.0180572479889545">
                <text:p>0.0180572479889545</text:p>
              </table:table-cell>
              <table:table-cell office:value-type="float" office:value="0.0132452430595162">
                <text:p>0.0132452430595162</text:p>
              </table:table-cell>
              <table:table-cell office:value-type="float" office:value="0.0129926408351309">
                <text:p>0.0129926408351309</text:p>
              </table:table-cell>
              <table:table-cell office:value-type="float" office:value="0.0121833354624498">
                <text:p>0.0121833354624498</text:p>
              </table:table-cell>
              <table:table-cell office:value-type="float" office:value="0.0119654402197564">
                <text:p>0.0119654402197564</text:p>
              </table:table-cell>
              <table:table-cell office:value-type="float" office:value="0.0116240415608634">
                <text:p>0.0116240415608634</text:p>
              </table:table-cell>
              <table:table-cell office:value-type="float" office:value="0.0116240415608634">
                <text:p>0.0116240415608634</text:p>
              </table:table-cell>
              <table:table-cell office:value-type="float" office:value="0.0115730813414131">
                <text:p>0.0115730813414131</text:p>
              </table:table-cell>
              <table:table-cell office:value-type="float" office:value="0.0093112417110851">
                <text:p>0.0093112417110851</text:p>
              </table:table-cell>
              <table:table-cell office:value-type="float" office:value="0.00928321625568795">
                <text:p>0.00928321625568795</text:p>
              </table:table-cell>
              <table:table-cell office:value-type="float" office:value="0.00923381962499192">
                <text:p>0.00923381962499192</text:p>
              </table:table-cell>
              <table:table-cell office:value-type="float" office:value="0.00731973104287498">
                <text:p>0.00731973104287498</text:p>
              </table:table-cell>
              <table:table-cell office:value-type="float" office:value="0.00648278383278966">
                <text:p>0.00648278383278966</text:p>
              </table:table-cell>
              <table:table-cell office:value-type="float" office:value="0.00535388976297624">
                <text:p>0.00535388976297624</text:p>
              </table:table-cell>
              <table:table-cell office:value-type="float" office:value="0.00524360027418103">
                <text:p>0.00524360027418103</text:p>
              </table:table-cell>
              <table:table-cell office:value-type="float" office:value="0.00436683474798272">
                <text:p>0.00436683474798272</text:p>
              </table:table-cell>
              <table:table-cell office:value-type="float" office:value="0.00806845418684743">
                <text:p>0.00806845418684743</text:p>
              </table:table-cell>
              <table:table-cell office:value-type="float" office:value="0.00373215016616668">
                <text:p>0.00373215016616668</text:p>
              </table:table-cell>
              <table:table-cell office:value-type="float" office:value="0.00346569290723353">
                <text:p>0.00346569290723353</text:p>
              </table:table-cell>
              <table:table-cell office:value-type="float" office:value="0.00333613834892377">
                <text:p>0.00333613834892377</text:p>
              </table:table-cell>
              <table:table-cell office:value-type="float" office:value="0.00325475069393988">
                <text:p>0.00325475069393988</text:p>
              </table:table-cell>
              <table:table-cell office:value-type="float" office:value="0.00294372072670857">
                <text:p>0.00294372072670857</text:p>
              </table:table-cell>
              <table:table-cell office:value-type="float" office:value="0.00292625610989849">
                <text:p>0.00292625610989849</text:p>
              </table:table-cell>
              <table:table-cell office:value-type="float" office:value="0.00284407059560166">
                <text:p>0.00284407059560166</text:p>
              </table:table-cell>
              <table:table-cell office:value-type="float" office:value="0.00243777479622997">
                <text:p>0.00243777479622997</text:p>
              </table:table-cell>
              <table:table-cell office:value-type="float" office:value="0.00242610900046236">
                <text:p>0.00242610900046236</text:p>
              </table:table-cell>
              <table:table-cell office:value-type="float" office:value="0.00207807299913021">
                <text:p>0.00207807299913021</text:p>
              </table:table-cell>
              <table:table-cell office:value-type="float" office:value="0.00205251536816664">
                <text:p>0.00205251536816664</text:p>
              </table:table-cell>
              <table:table-cell office:value-type="float" office:value="0.00199327093988544">
                <text:p>0.00199327093988544</text:p>
              </table:table-cell>
              <table:table-cell office:value-type="float" office:value="0.0018793260955432">
                <text:p>0.0018793260955432</text:p>
              </table:table-cell>
              <table:table-cell office:value-type="float" office:value="0.00186860313680626">
                <text:p>0.00186860313680626</text:p>
              </table:table-cell>
              <table:table-cell office:value-type="float" office:value="0.00186860313680626">
                <text:p>0.00186860313680626</text:p>
              </table:table-cell>
              <table:table-cell office:value-type="float" office:value="0.00182945459606798">
                <text:p>0.00182945459606798</text:p>
              </table:table-cell>
              <table:table-cell office:value-type="float" office:value="0.00182645854971608">
                <text:p>0.00182645854971608</text:p>
              </table:table-cell>
              <table:table-cell office:value-type="float" office:value="0.00176461326925592">
                <text:p>0.00176461326925592</text:p>
              </table:table-cell>
              <table:table-cell office:value-type="float" office:value="0.00174723379254316">
                <text:p>0.00174723379254316</text:p>
              </table:table-cell>
              <table:table-cell office:value-type="float" office:value="0.00171913503813337">
                <text:p>0.00171913503813337</text:p>
              </table:table-cell>
              <table:table-cell office:value-type="float" office:value="0.00165808699779146">
                <text:p>0.00165808699779146</text:p>
              </table:table-cell>
              <table:table-cell office:value-type="float" office:value="0.0015763789460661">
                <text:p>0.0015763789460661</text:p>
              </table:table-cell>
              <table:table-cell office:value-type="float" office:value="0.00157194536829464">
                <text:p>0.00157194536829464</text:p>
              </table:table-cell>
              <table:table-cell office:value-type="float" office:value="0.00139809606115682">
                <text:p>0.00139809606115682</text:p>
              </table:table-cell>
              <table:table-cell office:value-type="float" office:value="0.00139809606115682">
                <text:p>0.00139809606115682</text:p>
              </table:table-cell>
              <table:table-cell office:value-type="float" office:value="0.00129751376120935">
                <text:p>0.00129751376120935</text:p>
              </table:table-cell>
              <table:table-cell office:value-type="float" office:value="0.00129751376120935">
                <text:p>0.00129751376120935</text:p>
              </table:table-cell>
              <table:table-cell office:value-type="float" office:value="0.00127570380269915">
                <text:p>0.00127570380269915</text:p>
              </table:table-cell>
              <table:table-cell office:value-type="float" office:value="0.00119910228265352">
                <text:p>0.00119910228265352</text:p>
              </table:table-cell>
              <table:table-cell office:value-type="float" office:value="0.00119901628315933">
                <text:p>0.00119901628315933</text:p>
              </table:table-cell>
              <table:table-cell office:value-type="float" office:value="0.000974294443330748">
                <text:p>0.000974294443330748</text:p>
              </table:table-cell>
              <table:table-cell office:value-type="float" office:value="0.000974294443330748">
                <text:p>0.000974294443330748</text:p>
              </table:table-cell>
              <table:table-cell office:value-type="float" office:value="0.00185714802003722">
                <text:p>0.00185714802003722</text:p>
              </table:table-cell>
              <table:table-cell office:value-type="float" office:value="0.000907686455598133">
                <text:p>0.000907686455598133</text:p>
              </table:table-cell>
              <table:table-cell office:value-type="float" office:value="0.000867214006010864">
                <text:p>0.000867214006010864</text:p>
              </table:table-cell>
              <table:table-cell office:value-type="float" office:value="0.000866231961435648">
                <text:p>0.000866231961435648</text:p>
              </table:table-cell>
              <table:table-cell office:value-type="float" office:value="0.000860014469311277">
                <text:p>0.000860014469311277</text:p>
              </table:table-cell>
              <table:table-cell office:value-type="float" office:value="0.000800380344039287">
                <text:p>0.000800380344039287</text:p>
              </table:table-cell>
              <table:table-cell office:value-type="float" office:value="0.000772904625060744">
                <text:p>0.000772904625060744</text:p>
              </table:table-cell>
              <table:table-cell office:value-type="float" office:value="0.000731332438869026">
                <text:p>0.000731332438869026</text:p>
              </table:table-cell>
              <table:table-cell office:value-type="float" office:value="0.00073058341988641">
                <text:p>0.00073058341988641</text:p>
              </table:table-cell>
              <table:table-cell office:value-type="float" office:value="0.00073058341988641">
                <text:p>0.00073058341988641</text:p>
              </table:table-cell>
              <table:table-cell office:value-type="float" office:value="0.000695770700200216">
                <text:p>0.000695770700200216</text:p>
              </table:table-cell>
              <table:table-cell office:value-type="float" office:value="0.000644385137803405">
                <text:p>0.000644385137803405</text:p>
              </table:table-cell>
              <table:table-cell office:value-type="float" office:value="0.000633821447019844">
                <text:p>0.000633821447019844</text:p>
              </table:table-cell>
              <table:table-cell office:value-type="float" office:value="0.000600120023053541">
                <text:p>0.000600120023053541</text:p>
              </table:table-cell>
              <table:table-cell office:value-type="float" office:value="0.000547083794586789">
                <text:p>0.000547083794586789</text:p>
              </table:table-cell>
              <table:table-cell office:value-type="float" office:value="0.000547083794586789">
                <text:p>0.000547083794586789</text:p>
              </table:table-cell>
              <table:table-cell office:value-type="float" office:value="0.00054002318618529">
                <text:p>0.00054002318618529</text:p>
              </table:table-cell>
              <table:table-cell office:value-type="float" office:value="0.000538893683862951">
                <text:p>0.000538893683862951</text:p>
              </table:table-cell>
              <table:table-cell office:value-type="float" office:value="0.00053725993399989">
                <text:p>0.00053725993399989</text:p>
              </table:table-cell>
              <table:table-cell office:value-type="float" office:value="0.000492950748832044">
                <text:p>0.000492950748832044</text:p>
              </table:table-cell>
              <table:table-cell office:value-type="float" office:value="0.00048711299100046">
                <text:p>0.00048711299100046</text:p>
              </table:table-cell>
              <table:table-cell office:value-type="float" office:value="0.000433387603273716">
                <text:p>0.000433387603273716</text:p>
              </table:table-cell>
              <table:table-cell office:value-type="float" office:value="0.000270869283525155">
                <text:p>0.000270869283525155</text:p>
              </table:table-cell>
              <table:table-cell office:value-type="float" office:value="0.000268707789872424">
                <text:p>0.000268707789872424</text:p>
              </table:table-cell>
              <table:table-cell office:value-type="float" office:value="0.000220318684673981">
                <text:p>0.000220318684673981</text:p>
              </table:table-cell>
              <table:table-cell office:value-type="float" office:value="0.000216701927552854">
                <text:p>0.000216701927552854</text:p>
              </table:table-cell>
              <table:table-cell office:value-type="float" office:value="0.000193926764615715">
                <text:p>0.000193926764615715</text:p>
              </table:table-cell>
              <table:table-cell office:value-type="float" office:value="0.000162625565587882">
                <text:p>0.000162625565587882</text:p>
              </table:table-cell>
              <table:table-cell office:value-type="float" office:value="0.000162625565587882">
                <text:p>0.000162625565587882</text:p>
              </table:table-cell>
              <table:table-cell office:value-type="float" office:value="0.000139537741781215">
                <text:p>0.000139537741781215</text:p>
              </table:table-cell>
              <table:table-cell office:value-type="float" office:value="0.000135426515846526">
                <text:p>0.000135426515846526</text:p>
              </table:table-cell>
              <table:table-cell office:value-type="float" office:value="0.000108350963776482">
                <text:p>0.000108350963776482</text:p>
              </table:table-cell>
              <table:table-cell office:value-type="float" office:value="0.000108350963776482">
                <text:p>0.000108350963776482</text:p>
              </table:table-cell>
              <table:table-cell office:value-type="float" office:value="0.00018737807468483">
                <text:p>0.00018737807468483</text:p>
              </table:table-cell>
            </table:table-row>
            <table:table-row>
              <table:table-cell office:value-type="string">
                <text:p>2023/07/29</text:p>
              </table:table-cell>
              <table:table-cell office:value-type="float" office:value="0.638547126405256">
                <text:p>0.638547126405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13222564079964">
                <text:p>0.09132225640799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60779101749572">
                <text:p>0.0360779101749572</text:p>
              </table:table-cell>
              <table:table-cell office:value-type="float" office:value="0">
                <text:p>0</text:p>
              </table:table-cell>
              <table:table-cell office:value-type="float" office:value="0.035310889592805">
                <text:p>0.035310889592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23079986705098">
                <text:p>0.0323079986705098</text:p>
              </table:table-cell>
              <table:table-cell office:value-type="float" office:value="0">
                <text:p>0</text:p>
              </table:table-cell>
              <table:table-cell office:value-type="float" office:value="0.0215276570109693">
                <text:p>0.02152765701096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6341958202013">
                <text:p>0.0196341958202013</text:p>
              </table:table-cell>
              <table:table-cell office:value-type="float" office:value="0">
                <text:p>0</text:p>
              </table:table-cell>
              <table:table-cell office:value-type="float" office:value="0.0129937078299054">
                <text:p>0.0129937078299054</text:p>
              </table:table-cell>
              <table:table-cell office:value-type="float" office:value="0">
                <text:p>0</text:p>
              </table:table-cell>
              <table:table-cell office:value-type="float" office:value="0.0120232916461132">
                <text:p>0.0120232916461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54695905664604">
                <text:p>0.00854695905664604</text:p>
              </table:table-cell>
              <table:table-cell office:value-type="float" office:value="0">
                <text:p>0</text:p>
              </table:table-cell>
              <table:table-cell office:value-type="float" office:value="0.00634078291525109">
                <text:p>0.00634078291525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28193237056229">
                <text:p>0.00628193237056229</text:p>
              </table:table-cell>
              <table:table-cell office:value-type="float" office:value="0">
                <text:p>0</text:p>
              </table:table-cell>
              <table:table-cell office:value-type="float" office:value="0.0061052320783247">
                <text:p>0.0061052320783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1052320783247">
                <text:p>0.0061052320783247</text:p>
              </table:table-cell>
              <table:table-cell office:value-type="float" office:value="0">
                <text:p>0</text:p>
              </table:table-cell>
              <table:table-cell office:value-type="float" office:value="0.00585042225533894">
                <text:p>0.005850422255338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17568188834727">
                <text:p>0.00517568188834727</text:p>
              </table:table-cell>
              <table:table-cell office:value-type="float" office:value="0">
                <text:p>0</text:p>
              </table:table-cell>
              <table:table-cell office:value-type="float" office:value="0.00509472819735479">
                <text:p>0.00509472819735479</text:p>
              </table:table-cell>
              <table:table-cell office:value-type="float" office:value="0">
                <text:p>0</text:p>
              </table:table-cell>
              <table:table-cell office:value-type="float" office:value="0.00438947927993749">
                <text:p>0.004389479279937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10658132105202">
                <text:p>0.00410658132105202</text:p>
              </table:table-cell>
              <table:table-cell office:value-type="float" office:value="0">
                <text:p>0</text:p>
              </table:table-cell>
              <table:table-cell office:value-type="float" office:value="0.00401146531489705">
                <text:p>0.004011465314897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39729776105002">
                <text:p>0.00339729776105002</text:p>
              </table:table-cell>
              <table:table-cell office:value-type="float" office:value="0">
                <text:p>0</text:p>
              </table:table-cell>
              <table:table-cell office:value-type="float" office:value="0.00329307881561014">
                <text:p>0.00329307881561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25804985434086">
                <text:p>0.00325804985434086</text:p>
              </table:table-cell>
              <table:table-cell office:value-type="float" office:value="0">
                <text:p>0</text:p>
              </table:table-cell>
              <table:table-cell office:value-type="float" office:value="0.00314123864150651">
                <text:p>0.00314123864150651</text:p>
              </table:table-cell>
              <table:table-cell office:value-type="float" office:value="0">
                <text:p>0</text:p>
              </table:table-cell>
              <table:table-cell office:value-type="float" office:value="0.00314069372905568">
                <text:p>0.00314069372905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71442772835107">
                <text:p>0.00271442772835107</text:p>
              </table:table-cell>
              <table:table-cell office:value-type="float" office:value="0">
                <text:p>0</text:p>
              </table:table-cell>
              <table:table-cell office:value-type="float" office:value="0.00209219924889703">
                <text:p>0.002092199248897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01205289716433">
                <text:p>0.00201205289716433</text:p>
              </table:table-cell>
              <table:table-cell office:value-type="float" office:value="0">
                <text:p>0</text:p>
              </table:table-cell>
              <table:table-cell office:value-type="float" office:value="0.00194442622019497">
                <text:p>0.00194442622019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81637483607411">
                <text:p>0.00181637483607411</text:p>
              </table:table-cell>
              <table:table-cell office:value-type="float" office:value="0">
                <text:p>0</text:p>
              </table:table-cell>
              <table:table-cell office:value-type="float" office:value="0.00181637483607411">
                <text:p>0.00181637483607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6011116245125">
                <text:p>0.00156011116245125</text:p>
              </table:table-cell>
              <table:table-cell office:value-type="float" office:value="0">
                <text:p>0</text:p>
              </table:table-cell>
              <table:table-cell office:value-type="float" office:value="0.00155654533408256">
                <text:p>0.00155654533408256</text:p>
              </table:table-cell>
              <table:table-cell office:value-type="float" office:value="0">
                <text:p>0</text:p>
              </table:table-cell>
              <table:table-cell office:value-type="float" office:value="0.00137233173448181">
                <text:p>0.00137233173448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37233173448181">
                <text:p>0.00137233173448181</text:p>
              </table:table-cell>
              <table:table-cell office:value-type="float" office:value="0">
                <text:p>0</text:p>
              </table:table-cell>
              <table:table-cell office:value-type="float" office:value="0.000926488022976235">
                <text:p>0.000926488022976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664914281658824">
                <text:p>0.000664914281658824</text:p>
              </table:table-cell>
              <table:table-cell office:value-type="float" office:value="0">
                <text:p>0</text:p>
              </table:table-cell>
              <table:table-cell office:value-type="float" office:value="0.00063008739814463">
                <text:p>0.00063008739814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605458278691406">
                <text:p>0.000605458278691406</text:p>
              </table:table-cell>
              <table:table-cell office:value-type="float" office:value="0">
                <text:p>0</text:p>
              </table:table-cell>
              <table:table-cell office:value-type="float" office:value="0.000605458278691406">
                <text:p>0.000605458278691406</text:p>
              </table:table-cell>
              <table:table-cell office:value-type="float" office:value="0">
                <text:p>0</text:p>
              </table:table-cell>
              <table:table-cell office:value-type="float" office:value="0.000326528891271605">
                <text:p>0.000326528891271605</text:p>
              </table:table-cell>
            </table:table-row>
            <table:table-row>
              <table:table-cell office:value-type="string">
                <text:p>2023/07/30</text:p>
              </table:table-cell>
              <table:table-cell office:value-type="float" office:value="0.221435298170148">
                <text:p>0.221435298170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8316377944435">
                <text:p>0.168316377944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4628012609487">
                <text:p>0.134628012609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1489768726288">
                <text:p>0.121489768726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01161181820578">
                <text:p>0.09011611818205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88989766656137">
                <text:p>0.0788989766656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6949947565075">
                <text:p>0.036949947565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53516443612086">
                <text:p>0.03535164436120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109186626617">
                <text:p>0.019109186626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6109932223373">
                <text:p>0.0186109932223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0535749382664">
                <text:p>0.01505357493826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7637525115184">
                <text:p>0.0117637525115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6853778160404">
                <text:p>0.0086853778160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35705082070359">
                <text:p>0.00735705082070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35138951480752">
                <text:p>0.007351389514807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15545702510523">
                <text:p>0.00615545702510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87628847331623">
                <text:p>0.005876288473316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06730450440529">
                <text:p>0.003067304504405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78617125889991">
                <text:p>0.00278617125889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46029350227517">
                <text:p>0.001460293502275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22627870682168">
                <text:p>0.00122627870682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22627870682168">
                <text:p>0.00122627870682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14482528041182">
                <text:p>0.00114482528041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69816433669335">
                <text:p>0.000969816433669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69816433669224">
                <text:p>0.000969816433669224</text:p>
              </table:table-cell>
            </table:table-row>
            <table:table-row>
              <table:table-cell office:value-type="string">
                <text:p>2023/07/31</text:p>
              </table:table-cell>
              <table:table-cell office:value-type="float" office:value="0.144897534440735">
                <text:p>0.1448975344407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7691733495291">
                <text:p>0.127691733495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6661704195772">
                <text:p>0.1266617041957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47343939335062">
                <text:p>0.08473439393350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86540946937509">
                <text:p>0.0786540946937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70151096788398">
                <text:p>0.0670151096788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70151096788398">
                <text:p>0.0670151096788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39791526645932">
                <text:p>0.0639791526645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25930099434699">
                <text:p>0.03259300994346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2358389356221">
                <text:p>0.032358389356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67698194879258">
                <text:p>0.0267698194879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67698194879258">
                <text:p>0.0267698194879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35909124526622">
                <text:p>0.02359091245266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080308444498">
                <text:p>0.010080308444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70117895610789">
                <text:p>0.00970117895610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05120561075856">
                <text:p>0.00905120561075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05120561075856">
                <text:p>0.00905120561075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15048631229132">
                <text:p>0.00815048631229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86575787459098">
                <text:p>0.00786575787459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6537783620072">
                <text:p>0.0056537783620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82595728208313">
                <text:p>0.00482595728208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3403636510555">
                <text:p>0.0043403636510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8300918100338">
                <text:p>0.0038300918100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8300918100338">
                <text:p>0.0038300918100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62243836101839">
                <text:p>0.00362243836101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62053653831518">
                <text:p>0.00362053653831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14925735011029">
                <text:p>0.003149257350110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7967035366242">
                <text:p>0.0027967035366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30586313870629">
                <text:p>0.002305863138706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17174235838957">
                <text:p>0.002171742358389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63009726245822">
                <text:p>0.001630097262458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03888932033081">
                <text:p>0.0009038889320330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688263288593394">
                <text:p>0.000688263288593394</text:p>
              </table:table-cell>
            </table:table-row>
            <table:table-row>
              <table:table-cell office:value-type="string">
                <text:p>2023/08/01</text:p>
              </table:table-cell>
              <table:table-cell office:value-type="float" office:value="0.252014451016985">
                <text:p>0.2520144510169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9581547263888">
                <text:p>0.129581547263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531836444653">
                <text:p>0.12531836444653</text:p>
              </table:table-cell>
              <table:table-cell office:value-type="float" office:value="0">
                <text:p>0</text:p>
              </table:table-cell>
              <table:table-cell office:value-type="float" office:value="0.119307137353658">
                <text:p>0.119307137353658</text:p>
              </table:table-cell>
              <table:table-cell office:value-type="float" office:value="0">
                <text:p>0</text:p>
              </table:table-cell>
              <table:table-cell office:value-type="float" office:value="0.0889354553927544">
                <text:p>0.0889354553927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81941223720772">
                <text:p>0.0481941223720772</text:p>
              </table:table-cell>
              <table:table-cell office:value-type="float" office:value="0">
                <text:p>0</text:p>
              </table:table-cell>
              <table:table-cell office:value-type="float" office:value="0.0279955534062046">
                <text:p>0.02799555340620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75284113194998">
                <text:p>0.0275284113194998</text:p>
              </table:table-cell>
              <table:table-cell office:value-type="float" office:value="0">
                <text:p>0</text:p>
              </table:table-cell>
              <table:table-cell office:value-type="float" office:value="0.0260126352224692">
                <text:p>0.0260126352224692</text:p>
              </table:table-cell>
              <table:table-cell office:value-type="float" office:value="0">
                <text:p>0</text:p>
              </table:table-cell>
              <table:table-cell office:value-type="float" office:value="0.0226421451037064">
                <text:p>0.0226421451037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5424171278353">
                <text:p>0.0165424171278353</text:p>
              </table:table-cell>
              <table:table-cell office:value-type="float" office:value="0">
                <text:p>0</text:p>
              </table:table-cell>
              <table:table-cell office:value-type="float" office:value="0.0139510243887728">
                <text:p>0.0139510243887728</text:p>
              </table:table-cell>
              <table:table-cell office:value-type="float" office:value="0">
                <text:p>0</text:p>
              </table:table-cell>
              <table:table-cell office:value-type="float" office:value="0.00917387655901636">
                <text:p>0.0091738765590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99679492185612">
                <text:p>0.00899679492185612</text:p>
              </table:table-cell>
              <table:table-cell office:value-type="float" office:value="0">
                <text:p>0</text:p>
              </table:table-cell>
              <table:table-cell office:value-type="float" office:value="0.00574508824504449">
                <text:p>0.005745088245044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685350157284">
                <text:p>0.005685350157284</text:p>
              </table:table-cell>
              <table:table-cell office:value-type="float" office:value="0">
                <text:p>0</text:p>
              </table:table-cell>
              <table:table-cell office:value-type="float" office:value="0.00566087249550074">
                <text:p>0.00566087249550074</text:p>
              </table:table-cell>
              <table:table-cell office:value-type="float" office:value="0">
                <text:p>0</text:p>
              </table:table-cell>
              <table:table-cell office:value-type="float" office:value="0.00537337657294246">
                <text:p>0.00537337657294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24207238984564">
                <text:p>0.00524207238984564</text:p>
              </table:table-cell>
              <table:table-cell office:value-type="float" office:value="0">
                <text:p>0</text:p>
              </table:table-cell>
              <table:table-cell office:value-type="float" office:value="0.00487616574871275">
                <text:p>0.00487616574871275</text:p>
              </table:table-cell>
              <table:table-cell office:value-type="float" office:value="0">
                <text:p>0</text:p>
              </table:table-cell>
              <table:table-cell office:value-type="float" office:value="0.00472237847908963">
                <text:p>0.00472237847908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35625247560578">
                <text:p>0.00435625247560578</text:p>
              </table:table-cell>
              <table:table-cell office:value-type="float" office:value="0">
                <text:p>0</text:p>
              </table:table-cell>
              <table:table-cell office:value-type="float" office:value="0.00403872978251318">
                <text:p>0.00403872978251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9353153992413">
                <text:p>0.0039353153992413</text:p>
              </table:table-cell>
              <table:table-cell office:value-type="float" office:value="0">
                <text:p>0</text:p>
              </table:table-cell>
              <table:table-cell office:value-type="float" office:value="0.00391154609422994">
                <text:p>0.00391154609422994</text:p>
              </table:table-cell>
              <table:table-cell office:value-type="float" office:value="0">
                <text:p>0</text:p>
              </table:table-cell>
              <table:table-cell office:value-type="float" office:value="0.00390422766216592">
                <text:p>0.00390422766216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07442580250328">
                <text:p>0.00307442580250328</text:p>
              </table:table-cell>
              <table:table-cell office:value-type="float" office:value="0">
                <text:p>0</text:p>
              </table:table-cell>
              <table:table-cell office:value-type="float" office:value="0.00268822969048332">
                <text:p>0.00268822969048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44085669243443">
                <text:p>0.00244085669243443</text:p>
              </table:table-cell>
              <table:table-cell office:value-type="float" office:value="0">
                <text:p>0</text:p>
              </table:table-cell>
              <table:table-cell office:value-type="float" office:value="0.00241140386403915">
                <text:p>0.00241140386403915</text:p>
              </table:table-cell>
              <table:table-cell office:value-type="float" office:value="0">
                <text:p>0</text:p>
              </table:table-cell>
              <table:table-cell office:value-type="float" office:value="0.00240054239353726">
                <text:p>0.002400542393537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13841890542454">
                <text:p>0.00213841890542454</text:p>
              </table:table-cell>
              <table:table-cell office:value-type="float" office:value="0">
                <text:p>0</text:p>
              </table:table-cell>
              <table:table-cell office:value-type="float" office:value="0.00213841890542454">
                <text:p>0.00213841890542454</text:p>
              </table:table-cell>
              <table:table-cell office:value-type="float" office:value="0">
                <text:p>0</text:p>
              </table:table-cell>
              <table:table-cell office:value-type="float" office:value="0.0017845459456175">
                <text:p>0.0017845459456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41649138415367">
                <text:p>0.00141649138415367</text:p>
              </table:table-cell>
              <table:table-cell office:value-type="float" office:value="0">
                <text:p>0</text:p>
              </table:table-cell>
              <table:table-cell office:value-type="float" office:value="0.00125505078712607">
                <text:p>0.001255050787126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18061854885121">
                <text:p>0.00118061854885121</text:p>
              </table:table-cell>
              <table:table-cell office:value-type="float" office:value="0">
                <text:p>0</text:p>
              </table:table-cell>
              <table:table-cell office:value-type="float" office:value="0.000861119343599337">
                <text:p>0.000861119343599337</text:p>
              </table:table-cell>
              <table:table-cell office:value-type="float" office:value="0">
                <text:p>0</text:p>
              </table:table-cell>
              <table:table-cell office:value-type="float" office:value="0.000787063079848216">
                <text:p>0.000787063079848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592501086509767">
                <text:p>0.000592501086509767</text:p>
              </table:table-cell>
              <table:table-cell office:value-type="float" office:value="0">
                <text:p>0</text:p>
              </table:table-cell>
              <table:table-cell office:value-type="float" office:value="0.000592501086509767">
                <text:p>0.000592501086509767</text:p>
              </table:table-cell>
              <table:table-cell office:value-type="float" office:value="0">
                <text:p>0</text:p>
              </table:table-cell>
              <table:table-cell office:value-type="float" office:value="0.000592501086509767">
                <text:p>0.000592501086509767</text:p>
              </table:table-cell>
            </table:table-row>
            <table:table-row>
              <table:table-cell office:value-type="string">
                <text:p>2023/08/02</text:p>
              </table:table-cell>
              <table:table-cell office:value-type="float" office:value="0.367382649254578">
                <text:p>0.3673826492545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6701775950733">
                <text:p>0.1667017759507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6701775950733">
                <text:p>0.1667017759507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38061788673072">
                <text:p>0.0438061788673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0432313263425">
                <text:p>0.040432313263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0432313263425">
                <text:p>0.040432313263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80329428470765">
                <text:p>0.02803294284707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3271622401986">
                <text:p>0.0232716224019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9228633112685">
                <text:p>0.02192286331126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8918887838099">
                <text:p>0.02189188878380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8865946926337">
                <text:p>0.0218865946926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4151396556262">
                <text:p>0.0214151396556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7872209269103">
                <text:p>0.0157872209269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1420629761885">
                <text:p>0.01314206297618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19265785430023">
                <text:p>0.00719265785430023</text:p>
              </table:table-cell>
            </table:table-row>
            <table:table-row>
              <table:table-cell office:value-type="string">
                <text:p>2023/08/03</text:p>
              </table:table-cell>
              <table:table-cell office:value-type="float" office:value="0.166818100924901">
                <text:p>0.166818100924901</text:p>
              </table:table-cell>
              <table:table-cell office:value-type="float" office:value="0.133801273394749">
                <text:p>0.133801273394749</text:p>
              </table:table-cell>
              <table:table-cell office:value-type="float" office:value="0.133024595596509">
                <text:p>0.133024595596509</text:p>
              </table:table-cell>
              <table:table-cell office:value-type="float" office:value="0.0895596007841293">
                <text:p>0.0895596007841293</text:p>
              </table:table-cell>
              <table:table-cell office:value-type="float" office:value="0.084713905052937">
                <text:p>0.084713905052937</text:p>
              </table:table-cell>
              <table:table-cell office:value-type="float" office:value="0.0765376758884417">
                <text:p>0.0765376758884417</text:p>
              </table:table-cell>
              <table:table-cell office:value-type="float" office:value="0.0323823372383631">
                <text:p>0.0323823372383631</text:p>
              </table:table-cell>
              <table:table-cell office:value-type="float" office:value="0.0277470841507917">
                <text:p>0.0277470841507917</text:p>
              </table:table-cell>
              <table:table-cell office:value-type="float" office:value="0.0270923880655926">
                <text:p>0.0270923880655926</text:p>
              </table:table-cell>
              <table:table-cell office:value-type="float" office:value="0.0196256589323414">
                <text:p>0.0196256589323414</text:p>
              </table:table-cell>
              <table:table-cell office:value-type="float" office:value="0.0166883003960273">
                <text:p>0.0166883003960273</text:p>
              </table:table-cell>
              <table:table-cell office:value-type="float" office:value="0.0304847686425411">
                <text:p>0.0304847686425411</text:p>
              </table:table-cell>
              <table:table-cell office:value-type="float" office:value="0.0124870742411163">
                <text:p>0.0124870742411163</text:p>
              </table:table-cell>
              <table:table-cell office:value-type="float" office:value="0.00813014509497068">
                <text:p>0.00813014509497068</text:p>
              </table:table-cell>
              <table:table-cell office:value-type="float" office:value="0.00723881635606993">
                <text:p>0.00723881635606993</text:p>
              </table:table-cell>
              <table:table-cell office:value-type="float" office:value="0.00723881635606993">
                <text:p>0.00723881635606993</text:p>
              </table:table-cell>
              <table:table-cell office:value-type="float" office:value="0.0130152537986177">
                <text:p>0.0130152537986177</text:p>
              </table:table-cell>
              <table:table-cell office:value-type="float" office:value="0.00594452083129216">
                <text:p>0.00594452083129216</text:p>
              </table:table-cell>
              <table:table-cell office:value-type="float" office:value="0.00543055604925879">
                <text:p>0.00543055604925879</text:p>
              </table:table-cell>
              <table:table-cell office:value-type="float" office:value="0.00394465932691879">
                <text:p>0.00394465932691879</text:p>
              </table:table-cell>
              <table:table-cell office:value-type="float" office:value="0.00394465932691879">
                <text:p>0.00394465932691879</text:p>
              </table:table-cell>
              <table:table-cell office:value-type="float" office:value="0.00392513178646825">
                <text:p>0.00392513178646825</text:p>
              </table:table-cell>
              <table:table-cell office:value-type="float" office:value="0.0068701156625659">
                <text:p>0.0068701156625659</text:p>
              </table:table-cell>
              <table:table-cell office:value-type="float" office:value="0.00307986334943799">
                <text:p>0.00307986334943799</text:p>
              </table:table-cell>
              <table:table-cell office:value-type="float" office:value="0.00307986334943799">
                <text:p>0.00307986334943799</text:p>
              </table:table-cell>
              <table:table-cell office:value-type="float" office:value="0.00298535364456431">
                <text:p>0.00298535364456431</text:p>
              </table:table-cell>
              <table:table-cell office:value-type="float" office:value="0.00291242844152872">
                <text:p>0.00291242844152872</text:p>
              </table:table-cell>
              <table:table-cell office:value-type="float" office:value="0.00561980653838334">
                <text:p>0.00561980653838334</text:p>
              </table:table-cell>
              <table:table-cell office:value-type="float" office:value="0.00269721059149897">
                <text:p>0.00269721059149897</text:p>
              </table:table-cell>
              <table:table-cell office:value-type="float" office:value="0.0026905032203236">
                <text:p>0.0026905032203236</text:p>
              </table:table-cell>
              <table:table-cell office:value-type="float" office:value="0.00259928881568361">
                <text:p>0.00259928881568361</text:p>
              </table:table-cell>
              <table:table-cell office:value-type="float" office:value="0.00243627974016558">
                <text:p>0.00243627974016558</text:p>
              </table:table-cell>
              <table:table-cell office:value-type="float" office:value="0.00229635517522364">
                <text:p>0.00229635517522364</text:p>
              </table:table-cell>
              <table:table-cell office:value-type="float" office:value="0.00459241989069503">
                <text:p>0.00459241989069503</text:p>
              </table:table-cell>
              <table:table-cell office:value-type="float" office:value="0.00204255173323087">
                <text:p>0.00204255173323087</text:p>
              </table:table-cell>
              <table:table-cell office:value-type="float" office:value="0.00191364206936462">
                <text:p>0.00191364206936462</text:p>
              </table:table-cell>
              <table:table-cell office:value-type="float" office:value="0.00188540761514167">
                <text:p>0.00188540761514167</text:p>
              </table:table-cell>
              <table:table-cell office:value-type="float" office:value="0.00186473198345638">
                <text:p>0.00186473198345638</text:p>
              </table:table-cell>
              <table:table-cell office:value-type="float" office:value="0.00357596557697271">
                <text:p>0.00357596557697271</text:p>
              </table:table-cell>
              <table:table-cell office:value-type="float" office:value="0.00171123359351633">
                <text:p>0.00171123359351633</text:p>
              </table:table-cell>
              <table:table-cell office:value-type="float" office:value="0.0015700048760624">
                <text:p>0.0015700048760624</text:p>
              </table:table-cell>
              <table:table-cell office:value-type="float" office:value="0.00149991136318839">
                <text:p>0.00149991136318839</text:p>
              </table:table-cell>
              <table:table-cell office:value-type="float" office:value="0.00148154295536829">
                <text:p>0.00148154295536829</text:p>
              </table:table-cell>
              <table:table-cell office:value-type="float" office:value="0.00148154295536829">
                <text:p>0.00148154295536829</text:p>
              </table:table-cell>
              <table:table-cell office:value-type="float" office:value="0.00283081878236213">
                <text:p>0.00283081878236213</text:p>
              </table:table-cell>
              <table:table-cell office:value-type="float" office:value="0.00120712001598133">
                <text:p>0.00120712001598133</text:p>
              </table:table-cell>
              <table:table-cell office:value-type="float" office:value="0.00115694240689102">
                <text:p>0.00115694240689102</text:p>
              </table:table-cell>
              <table:table-cell office:value-type="float" office:value="0.00113874494739175">
                <text:p>0.00113874494739175</text:p>
              </table:table-cell>
              <table:table-cell office:value-type="float" office:value="0.00113189123454682">
                <text:p>0.00113189123454682</text:p>
              </table:table-cell>
              <table:table-cell office:value-type="float" office:value="0.00210561339606019">
                <text:p>0.00210561339606019</text:p>
              </table:table-cell>
              <table:table-cell office:value-type="float" office:value="0.00101514954594584">
                <text:p>0.00101514954594584</text:p>
              </table:table-cell>
              <table:table-cell office:value-type="float" office:value="0.000987278585420914">
                <text:p>0.000987278585420914</text:p>
              </table:table-cell>
              <table:table-cell office:value-type="float" office:value="0.000981227560456266">
                <text:p>0.000981227560456266</text:p>
              </table:table-cell>
              <table:table-cell office:value-type="float" office:value="0.000981146375581665">
                <text:p>0.000981146375581665</text:p>
              </table:table-cell>
              <table:table-cell office:value-type="float" office:value="0.00093220898645674">
                <text:p>0.00093220898645674</text:p>
              </table:table-cell>
              <table:table-cell office:value-type="float" office:value="0.00183045263296944">
                <text:p>0.00183045263296944</text:p>
              </table:table-cell>
              <table:table-cell office:value-type="float" office:value="0.000802543042917159">
                <text:p>0.000802543042917159</text:p>
              </table:table-cell>
              <table:table-cell office:value-type="float" office:value="0.000700540839438713">
                <text:p>0.000700540839438713</text:p>
              </table:table-cell>
              <table:table-cell office:value-type="float" office:value="0.000682498777869522">
                <text:p>0.000682498777869522</text:p>
              </table:table-cell>
              <table:table-cell office:value-type="float" office:value="0.00068000945634672">
                <text:p>0.00068000945634672</text:p>
              </table:table-cell>
              <table:table-cell office:value-type="float" office:value="0.000614072831721657">
                <text:p>0.000614072831721657</text:p>
              </table:table-cell>
              <table:table-cell office:value-type="float" office:value="0.00119547218347982">
                <text:p>0.00119547218347982</text:p>
              </table:table-cell>
              <table:table-cell office:value-type="float" office:value="0.000495157838373839">
                <text:p>0.000495157838373839</text:p>
              </table:table-cell>
              <table:table-cell office:value-type="float" office:value="0.000441439946365141">
                <text:p>0.000441439946365141</text:p>
              </table:table-cell>
              <table:table-cell office:value-type="float" office:value="0.000436121392794475">
                <text:p>0.000436121392794475</text:p>
              </table:table-cell>
              <table:table-cell office:value-type="float" office:value="0.000436121392794475">
                <text:p>0.000436121392794475</text:p>
              </table:table-cell>
              <table:table-cell office:value-type="float" office:value="0.000798296674420218">
                <text:p>0.000798296674420218</text:p>
              </table:table-cell>
              <table:table-cell office:value-type="float" office:value="0.000392513178646858">
                <text:p>0.000392513178646858</text:p>
              </table:table-cell>
              <table:table-cell office:value-type="float" office:value="0.00036674151794347">
                <text:p>0.00036674151794347</text:p>
              </table:table-cell>
              <table:table-cell office:value-type="float" office:value="0.000356779923627482">
                <text:p>0.000356779923627482</text:p>
              </table:table-cell>
              <table:table-cell office:value-type="float" office:value="0.000350264041380277">
                <text:p>0.000350264041380277</text:p>
              </table:table-cell>
              <table:table-cell office:value-type="float" office:value="0.000320037582775545">
                <text:p>0.000320037582775545</text:p>
              </table:table-cell>
              <table:table-cell office:value-type="float" office:value="0.00046463617786896">
                <text:p>0.00046463617786896</text:p>
              </table:table-cell>
              <table:table-cell office:value-type="float" office:value="0.000205313830920706">
                <text:p>0.000205313830920706</text:p>
              </table:table-cell>
              <table:table-cell office:value-type="float" office:value="0.000196119209710854">
                <text:p>0.000196119209710854</text:p>
              </table:table-cell>
              <table:table-cell office:value-type="float" office:value="0.00017509129744786">
                <text:p>0.00017509129744786</text:p>
              </table:table-cell>
              <table:table-cell office:value-type="float" office:value="0.00017509129744786">
                <text:p>0.00017509129744786</text:p>
              </table:table-cell>
              <table:table-cell office:value-type="float" office:value="0.000338610521362748">
                <text:p>0.000338610521362748</text:p>
              </table:table-cell>
              <table:table-cell office:value-type="float" office:value="0.000155022043279218">
                <text:p>0.000155022043279218</text:p>
              </table:table-cell>
              <table:table-cell office:value-type="float" office:value="0.000153325460408915">
                <text:p>0.000153325460408915</text:p>
              </table:table-cell>
              <table:table-cell office:value-type="float" office:value="0.000153325460408915">
                <text:p>0.000153325460408915</text:p>
              </table:table-cell>
              <table:table-cell office:value-type="float" office:value="0.000142448861351618">
                <text:p>0.000142448861351618</text:p>
              </table:table-cell>
              <table:table-cell office:value-type="float" office:value="0.000130419568842632">
                <text:p>0.000130419568842632</text:p>
              </table:table-cell>
              <table:table-cell office:value-type="float" office:value="0.00025870563230268">
                <text:p>0.00025870563230268</text:p>
              </table:table-cell>
              <table:table-cell office:value-type="float" office:value="0.000101283148773557">
                <text:p>0.000101283148773557</text:p>
              </table:table-cell>
              <table:table-cell office:value-type="float" office:value="0.0000981282946617146">
                <text:p>0.0000981282946617146</text:p>
              </table:table-cell>
              <table:table-cell office:value-type="float" office:value="0.0000979811022197019">
                <text:p>0.0000979811022197019</text:p>
              </table:table-cell>
              <table:table-cell office:value-type="float" office:value="0.000092953560372866">
                <text:p>0.000092953560372866</text:p>
              </table:table-cell>
              <table:table-cell office:value-type="float" office:value="0.000185907120745732">
                <text:p>0.000185907120745732</text:p>
              </table:table-cell>
              <table:table-cell office:value-type="float" office:value="0.0000919198970430468">
                <text:p>0.0000919198970430468</text:p>
              </table:table-cell>
              <table:table-cell office:value-type="float" office:value="0.0000859499423979671">
                <text:p>0.0000859499423979671</text:p>
              </table:table-cell>
              <table:table-cell office:value-type="float" office:value="0.0000783358176283944">
                <text:p>0.0000783358176283944</text:p>
              </table:table-cell>
              <table:table-cell office:value-type="float" office:value="0.0000749513900554222">
                <text:p>0.0000749513900554222</text:p>
              </table:table-cell>
              <table:table-cell office:value-type="float" office:value="0.0000700894672112096">
                <text:p>0.0000700894672112096</text:p>
              </table:table-cell>
              <table:table-cell office:value-type="float" office:value="0.000131898254606244">
                <text:p>0.000131898254606244</text:p>
              </table:table-cell>
              <table:table-cell office:value-type="float" office:value="0.0000553181957236859">
                <text:p>0.0000553181957236859</text:p>
              </table:table-cell>
              <table:table-cell office:value-type="float" office:value="0.0000553181957139159">
                <text:p>0.0000553181957139159</text:p>
              </table:table-cell>
              <table:table-cell office:value-type="float" office:value="0.0000511503548753511">
                <text:p>0.0000511503548753511</text:p>
              </table:table-cell>
              <table:table-cell office:value-type="float" office:value="0.0000510022321574821">
                <text:p>0.0000510022321574821</text:p>
              </table:table-cell>
              <table:table-cell office:value-type="float" office:value="0.000101153197296311">
                <text:p>0.000101153197296311</text:p>
              </table:table-cell>
            </table:table-row>
            <table:table-row>
              <table:table-cell office:value-type="string">
                <text:p>2023/08/04</text:p>
              </table:table-cell>
              <table:table-cell office:value-type="float" office:value="0.339406784940936">
                <text:p>0.339406784940936</text:p>
              </table:table-cell>
              <table:table-cell office:value-type="float" office:value="0.124221493971223">
                <text:p>0.124221493971223</text:p>
              </table:table-cell>
              <table:table-cell office:value-type="float" office:value="0.0913543820035467">
                <text:p>0.0913543820035467</text:p>
              </table:table-cell>
              <table:table-cell office:value-type="float" office:value="0.0612027579786247">
                <text:p>0.0612027579786247</text:p>
              </table:table-cell>
              <table:table-cell office:value-type="float" office:value="0.0429980035407824">
                <text:p>0.0429980035407824</text:p>
              </table:table-cell>
              <table:table-cell office:value-type="float" office:value="0.0386444673485502">
                <text:p>0.0386444673485502</text:p>
              </table:table-cell>
              <table:table-cell office:value-type="float" office:value="0.0286784507728273">
                <text:p>0.0286784507728273</text:p>
              </table:table-cell>
              <table:table-cell office:value-type="float" office:value="0.0390066615710479">
                <text:p>0.0390066615710479</text:p>
              </table:table-cell>
              <table:table-cell office:value-type="float" office:value="0.0234737385465902">
                <text:p>0.0234737385465902</text:p>
              </table:table-cell>
              <table:table-cell office:value-type="float" office:value="0.021760970961308">
                <text:p>0.021760970961308</text:p>
              </table:table-cell>
              <table:table-cell office:value-type="float" office:value="0.0189246336363477">
                <text:p>0.0189246336363477</text:p>
              </table:table-cell>
              <table:table-cell office:value-type="float" office:value="0.015659194292156">
                <text:p>0.015659194292156</text:p>
              </table:table-cell>
              <table:table-cell office:value-type="float" office:value="0.015168495111421">
                <text:p>0.015168495111421</text:p>
              </table:table-cell>
              <table:table-cell office:value-type="float" office:value="0.0143961682114226">
                <text:p>0.0143961682114226</text:p>
              </table:table-cell>
              <table:table-cell office:value-type="float" office:value="0.0164026840975352">
                <text:p>0.0164026840975352</text:p>
              </table:table-cell>
              <table:table-cell office:value-type="float" office:value="0.0085146335256463">
                <text:p>0.0085146335256463</text:p>
              </table:table-cell>
              <table:table-cell office:value-type="float" office:value="0.00690126748620212">
                <text:p>0.00690126748620212</text:p>
              </table:table-cell>
              <table:table-cell office:value-type="float" office:value="0.00616866288765117">
                <text:p>0.00616866288765117</text:p>
              </table:table-cell>
              <table:table-cell office:value-type="float" office:value="0.0051362799803697">
                <text:p>0.0051362799803697</text:p>
              </table:table-cell>
              <table:table-cell office:value-type="float" office:value="0.0046923383025882">
                <text:p>0.0046923383025882</text:p>
              </table:table-cell>
              <table:table-cell office:value-type="float" office:value="0.00439440938291225">
                <text:p>0.00439440938291225</text:p>
              </table:table-cell>
              <table:table-cell office:value-type="float" office:value="0.00620811606503369">
                <text:p>0.00620811606503369</text:p>
              </table:table-cell>
              <table:table-cell office:value-type="float" office:value="0.00352106078198844">
                <text:p>0.00352106078198844</text:p>
              </table:table-cell>
              <table:table-cell office:value-type="float" office:value="0.00311168284504015">
                <text:p>0.00311168284504015</text:p>
              </table:table-cell>
              <table:table-cell office:value-type="float" office:value="0.00299959644769232">
                <text:p>0.00299959644769232</text:p>
              </table:table-cell>
              <table:table-cell office:value-type="float" office:value="0.00282556911946086">
                <text:p>0.00282556911946086</text:p>
              </table:table-cell>
              <table:table-cell office:value-type="float" office:value="0.00272436921882324">
                <text:p>0.00272436921882324</text:p>
              </table:table-cell>
              <table:table-cell office:value-type="float" office:value="0.0025813453694995">
                <text:p>0.0025813453694995</text:p>
              </table:table-cell>
              <table:table-cell office:value-type="float" office:value="0.00352091993955739">
                <text:p>0.00352091993955739</text:p>
              </table:table-cell>
              <table:table-cell office:value-type="float" office:value="0.00222550631547547">
                <text:p>0.00222550631547547</text:p>
              </table:table-cell>
              <table:table-cell office:value-type="float" office:value="0.00216729071290767">
                <text:p>0.00216729071290767</text:p>
              </table:table-cell>
              <table:table-cell office:value-type="float" office:value="0.00196604297196967">
                <text:p>0.00196604297196967</text:p>
              </table:table-cell>
              <table:table-cell office:value-type="float" office:value="0.00182464300301533">
                <text:p>0.00182464300301533</text:p>
              </table:table-cell>
              <table:table-cell office:value-type="float" office:value="0.0017171277467728">
                <text:p>0.0017171277467728</text:p>
              </table:table-cell>
              <table:table-cell office:value-type="float" office:value="0.0015682993014049">
                <text:p>0.0015682993014049</text:p>
              </table:table-cell>
              <table:table-cell office:value-type="float" office:value="0.00213090411186567">
                <text:p>0.00213090411186567</text:p>
              </table:table-cell>
              <table:table-cell office:value-type="float" office:value="0.00136283412059768">
                <text:p>0.00136283412059768</text:p>
              </table:table-cell>
              <table:table-cell office:value-type="float" office:value="0.00133963132955617">
                <text:p>0.00133963132955617</text:p>
              </table:table-cell>
              <table:table-cell office:value-type="float" office:value="0.00131284075996874">
                <text:p>0.00131284075996874</text:p>
              </table:table-cell>
              <table:table-cell office:value-type="float" office:value="0.00122236286264465">
                <text:p>0.00122236286264465</text:p>
              </table:table-cell>
              <table:table-cell office:value-type="float" office:value="0.00107904347942223">
                <text:p>0.00107904347942223</text:p>
              </table:table-cell>
              <table:table-cell office:value-type="float" office:value="0.00106299682541378">
                <text:p>0.00106299682541378</text:p>
              </table:table-cell>
              <table:table-cell office:value-type="float" office:value="0.00137730082827259">
                <text:p>0.00137730082827259</text:p>
              </table:table-cell>
              <table:table-cell office:value-type="float" office:value="0.000834157313586936">
                <text:p>0.000834157313586936</text:p>
              </table:table-cell>
              <table:table-cell office:value-type="float" office:value="0.000821580849130754">
                <text:p>0.000821580849130754</text:p>
              </table:table-cell>
              <table:table-cell office:value-type="float" office:value="0.000782450126973533">
                <text:p>0.000782450126973533</text:p>
              </table:table-cell>
              <table:table-cell office:value-type="float" office:value="0.000754176881295532">
                <text:p>0.000754176881295532</text:p>
              </table:table-cell>
              <table:table-cell office:value-type="float" office:value="0.000711078224922668">
                <text:p>0.000711078224922668</text:p>
              </table:table-cell>
              <table:table-cell office:value-type="float" office:value="0.000675125508942775">
                <text:p>0.000675125508942775</text:p>
              </table:table-cell>
              <table:table-cell office:value-type="float" office:value="0.00100375842921807">
                <text:p>0.00100375842921807</text:p>
              </table:table-cell>
              <table:table-cell office:value-type="float" office:value="0.000658048292085822">
                <text:p>0.000658048292085822</text:p>
              </table:table-cell>
              <table:table-cell office:value-type="float" office:value="0.00063763857992738">
                <text:p>0.00063763857992738</text:p>
              </table:table-cell>
              <table:table-cell office:value-type="float" office:value="0.000610317850556097">
                <text:p>0.000610317850556097</text:p>
              </table:table-cell>
              <table:table-cell office:value-type="float" office:value="0.00058703384507397">
                <text:p>0.00058703384507397</text:p>
              </table:table-cell>
              <table:table-cell office:value-type="float" office:value="0.000583560946534889">
                <text:p>0.000583560946534889</text:p>
              </table:table-cell>
              <table:table-cell office:value-type="float" office:value="0.00057913234055218">
                <text:p>0.00057913234055218</text:p>
              </table:table-cell>
              <table:table-cell office:value-type="float" office:value="0.000564574145272445">
                <text:p>0.000564574145272445</text:p>
              </table:table-cell>
              <table:table-cell office:value-type="float" office:value="0.000836103570427182">
                <text:p>0.000836103570427182</text:p>
              </table:table-cell>
              <table:table-cell office:value-type="float" office:value="0.000539397127492181">
                <text:p>0.000539397127492181</text:p>
              </table:table-cell>
              <table:table-cell office:value-type="float" office:value="0.000519669726961602">
                <text:p>0.000519669726961602</text:p>
              </table:table-cell>
              <table:table-cell office:value-type="float" office:value="0.000504065659026054">
                <text:p>0.000504065659026054</text:p>
              </table:table-cell>
              <table:table-cell office:value-type="float" office:value="0.000477964582035306">
                <text:p>0.000477964582035306</text:p>
              </table:table-cell>
              <table:table-cell office:value-type="float" office:value="0.000470119629740307">
                <text:p>0.000470119629740307</text:p>
              </table:table-cell>
              <table:table-cell office:value-type="float" office:value="0.00045844332623346">
                <text:p>0.00045844332623346</text:p>
              </table:table-cell>
              <table:table-cell office:value-type="float" office:value="0.000647070160590402">
                <text:p>0.000647070160590402</text:p>
              </table:table-cell>
              <table:table-cell office:value-type="float" office:value="0.000412502845529184">
                <text:p>0.000412502845529184</text:p>
              </table:table-cell>
              <table:table-cell office:value-type="float" office:value="0.000395163888271544">
                <text:p>0.000395163888271544</text:p>
              </table:table-cell>
              <table:table-cell office:value-type="float" office:value="0.000389933975472934">
                <text:p>0.000389933975472934</text:p>
              </table:table-cell>
              <table:table-cell office:value-type="float" office:value="0.000380874438308143">
                <text:p>0.000380874438308143</text:p>
              </table:table-cell>
              <table:table-cell office:value-type="float" office:value="0.000369582292978454">
                <text:p>0.000369582292978454</text:p>
              </table:table-cell>
              <table:table-cell office:value-type="float" office:value="0.000360090839611082">
                <text:p>0.000360090839611082</text:p>
              </table:table-cell>
              <table:table-cell office:value-type="float" office:value="0.000509064282496752">
                <text:p>0.000509064282496752</text:p>
              </table:table-cell>
              <table:table-cell office:value-type="float" office:value="0.000300912519284879">
                <text:p>0.000300912519284879</text:p>
              </table:table-cell>
              <table:table-cell office:value-type="float" office:value="0.000283056246486169">
                <text:p>0.000283056246486169</text:p>
              </table:table-cell>
              <table:table-cell office:value-type="float" office:value="0.000281831028834167">
                <text:p>0.000281831028834167</text:p>
              </table:table-cell>
              <table:table-cell office:value-type="float" office:value="0.000279945441983842">
                <text:p>0.000279945441983842</text:p>
              </table:table-cell>
              <table:table-cell office:value-type="float" office:value="0.000269085587497386">
                <text:p>0.000269085587497386</text:p>
              </table:table-cell>
              <table:table-cell office:value-type="float" office:value="0.000263283072282849">
                <text:p>0.000263283072282849</text:p>
              </table:table-cell>
              <table:table-cell office:value-type="float" office:value="0.000373833034336246">
                <text:p>0.000373833034336246</text:p>
              </table:table-cell>
              <table:table-cell office:value-type="float" office:value="0.000236731662650591">
                <text:p>0.000236731662650591</text:p>
              </table:table-cell>
              <table:table-cell office:value-type="float" office:value="0.000234979164972948">
                <text:p>0.000234979164972948</text:p>
              </table:table-cell>
              <table:table-cell office:value-type="float" office:value="0.000234737385465866">
                <text:p>0.000234737385465866</text:p>
              </table:table-cell>
              <table:table-cell office:value-type="float" office:value="0.000231313740698846">
                <text:p>0.000231313740698846</text:p>
              </table:table-cell>
              <table:table-cell office:value-type="float" office:value="0.000225605300716802">
                <text:p>0.000225605300716802</text:p>
              </table:table-cell>
              <table:table-cell office:value-type="float" office:value="0.000218709442386333">
                <text:p>0.000218709442386333</text:p>
              </table:table-cell>
              <table:table-cell office:value-type="float" office:value="0.000308695091469469">
                <text:p>0.000308695091469469</text:p>
              </table:table-cell>
              <table:table-cell office:value-type="float" office:value="0.000193008806894213">
                <text:p>0.000193008806894213</text:p>
              </table:table-cell>
              <table:table-cell office:value-type="float" office:value="0.000177524103447402">
                <text:p>0.000177524103447402</text:p>
              </table:table-cell>
              <table:table-cell office:value-type="float" office:value="0.000173117697295111">
                <text:p>0.000173117697295111</text:p>
              </table:table-cell>
              <table:table-cell office:value-type="float" office:value="0.000167628858385838">
                <text:p>0.000167628858385838</text:p>
              </table:table-cell>
              <table:table-cell office:value-type="float" office:value="0.000166014960763627">
                <text:p>0.000166014960763627</text:p>
              </table:table-cell>
              <table:table-cell office:value-type="float" office:value="0.000164316169826151">
                <text:p>0.000164316169826151</text:p>
              </table:table-cell>
              <table:table-cell office:value-type="float" office:value="0.000226571282968102">
                <text:p>0.000226571282968102</text:p>
              </table:table-cell>
              <table:table-cell office:value-type="float" office:value="0.000142636288510856">
                <text:p>0.000142636288510856</text:p>
              </table:table-cell>
              <table:table-cell office:value-type="float" office:value="0.0001337187971584">
                <text:p>0.0001337187971584</text:p>
              </table:table-cell>
              <table:table-cell office:value-type="float" office:value="0.000131922474010837">
                <text:p>0.000131922474010837</text:p>
              </table:table-cell>
              <table:table-cell office:value-type="float" office:value="0.000128126026452624">
                <text:p>0.000128126026452624</text:p>
              </table:table-cell>
              <table:table-cell office:value-type="float" office:value="0.000126758188151666">
                <text:p>0.000126758188151666</text:p>
              </table:table-cell>
              <table:table-cell office:value-type="float" office:value="0.000120531779002064">
                <text:p>0.000120531779002064</text:p>
              </table:table-cell>
              <table:table-cell office:value-type="float" office:value="0.00017676346274742">
                <text:p>0.00017676346274742</text:p>
              </table:table-cell>
            </table:table-row>
            <table:table-row>
              <table:table-cell office:value-type="string">
                <text:p>2023/08/05</text:p>
              </table:table-cell>
              <table:table-cell office:value-type="float" office:value="0.555272591545973">
                <text:p>0.555272591545973</text:p>
              </table:table-cell>
              <table:table-cell office:value-type="float" office:value="0.134112158310391">
                <text:p>0.134112158310391</text:p>
              </table:table-cell>
              <table:table-cell office:value-type="float" office:value="0.0895214649473237">
                <text:p>0.0895214649473237</text:p>
              </table:table-cell>
              <table:table-cell office:value-type="float" office:value="0.0342226114888345">
                <text:p>0.0342226114888345</text:p>
              </table:table-cell>
              <table:table-cell office:value-type="float" office:value="0.0253715778981995">
                <text:p>0.0253715778981995</text:p>
              </table:table-cell>
              <table:table-cell office:value-type="float" office:value="0.0144301883909868">
                <text:p>0.0144301883909868</text:p>
              </table:table-cell>
              <table:table-cell office:value-type="float" office:value="0.0146655237222849">
                <text:p>0.0146655237222849</text:p>
              </table:table-cell>
              <table:table-cell office:value-type="float" office:value="0.00810810486886471">
                <text:p>0.00810810486886471</text:p>
              </table:table-cell>
              <table:table-cell office:value-type="float" office:value="0.0104163906484834">
                <text:p>0.0104163906484834</text:p>
              </table:table-cell>
              <table:table-cell office:value-type="float" office:value="0.00749663885010932">
                <text:p>0.00749663885010932</text:p>
              </table:table-cell>
              <table:table-cell office:value-type="float" office:value="0.00884700667189908">
                <text:p>0.00884700667189908</text:p>
              </table:table-cell>
              <table:table-cell office:value-type="float" office:value="0.00593900564034078">
                <text:p>0.00593900564034078</text:p>
              </table:table-cell>
              <table:table-cell office:value-type="float" office:value="0.00677159012259365">
                <text:p>0.00677159012259365</text:p>
              </table:table-cell>
              <table:table-cell office:value-type="float" office:value="0.00462098691543944">
                <text:p>0.00462098691543944</text:p>
              </table:table-cell>
              <table:table-cell office:value-type="float" office:value="0.00546176254302611">
                <text:p>0.00546176254302611</text:p>
              </table:table-cell>
              <table:table-cell office:value-type="float" office:value="0.00393810709301301">
                <text:p>0.00393810709301301</text:p>
              </table:table-cell>
              <table:table-cell office:value-type="float" office:value="0.0044757005999545">
                <text:p>0.0044757005999545</text:p>
              </table:table-cell>
              <table:table-cell office:value-type="float" office:value="0.0030723220956429">
                <text:p>0.0030723220956429</text:p>
              </table:table-cell>
              <table:table-cell office:value-type="float" office:value="0.00379762782980542">
                <text:p>0.00379762782980542</text:p>
              </table:table-cell>
              <table:table-cell office:value-type="float" office:value="0.00261727776641285">
                <text:p>0.00261727776641285</text:p>
              </table:table-cell>
              <table:table-cell office:value-type="float" office:value="0.00339585256674035">
                <text:p>0.00339585256674035</text:p>
              </table:table-cell>
              <table:table-cell office:value-type="float" office:value="0.00234480038280993">
                <text:p>0.00234480038280993</text:p>
              </table:table-cell>
              <table:table-cell office:value-type="float" office:value="0.00286847243336585">
                <text:p>0.00286847243336585</text:p>
              </table:table-cell>
              <table:table-cell office:value-type="float" office:value="0.00203993298808369">
                <text:p>0.00203993298808369</text:p>
              </table:table-cell>
              <table:table-cell office:value-type="float" office:value="0.0026076734266619">
                <text:p>0.0026076734266619</text:p>
              </table:table-cell>
              <table:table-cell office:value-type="float" office:value="0.00186706984959062">
                <text:p>0.00186706984959062</text:p>
              </table:table-cell>
              <table:table-cell office:value-type="float" office:value="0.00224593827502106">
                <text:p>0.00224593827502106</text:p>
              </table:table-cell>
              <table:table-cell office:value-type="float" office:value="0.0015346073897371">
                <text:p>0.0015346073897371</text:p>
              </table:table-cell>
              <table:table-cell office:value-type="float" office:value="0.00193894534887173">
                <text:p>0.00193894534887173</text:p>
              </table:table-cell>
              <table:table-cell office:value-type="float" office:value="0.00139786491806526">
                <text:p>0.00139786491806526</text:p>
              </table:table-cell>
              <table:table-cell office:value-type="float" office:value="0.00181530163017041">
                <text:p>0.00181530163017041</text:p>
              </table:table-cell>
              <table:table-cell office:value-type="float" office:value="0.00130826853329624">
                <text:p>0.00130826853329624</text:p>
              </table:table-cell>
              <table:table-cell office:value-type="float" office:value="0.00165838410538766">
                <text:p>0.00165838410538766</text:p>
              </table:table-cell>
              <table:table-cell office:value-type="float" office:value="0.00115495580273595">
                <text:p>0.00115495580273595</text:p>
              </table:table-cell>
              <table:table-cell office:value-type="float" office:value="0.00148816562932841">
                <text:p>0.00148816562932841</text:p>
              </table:table-cell>
              <table:table-cell office:value-type="float" office:value="0.00108018051015024">
                <text:p>0.00108018051015024</text:p>
              </table:table-cell>
              <table:table-cell office:value-type="float" office:value="0.00138507685455191">
                <text:p>0.00138507685455191</text:p>
              </table:table-cell>
              <table:table-cell office:value-type="float" office:value="0.00097475098975508">
                <text:p>0.00097475098975508</text:p>
              </table:table-cell>
              <table:table-cell office:value-type="float" office:value="0.00126358605016974">
                <text:p>0.00126358605016974</text:p>
              </table:table-cell>
              <table:table-cell office:value-type="float" office:value="0.000913167461142894">
                <text:p>0.000913167461142894</text:p>
              </table:table-cell>
              <table:table-cell office:value-type="float" office:value="0.00118132864764375">
                <text:p>0.00118132864764375</text:p>
              </table:table-cell>
              <table:table-cell office:value-type="float" office:value="0.000823809882802062">
                <text:p>0.000823809882802062</text:p>
              </table:table-cell>
              <table:table-cell office:value-type="float" office:value="0.00105140548289118">
                <text:p>0.00105140548289118</text:p>
              </table:table-cell>
              <table:table-cell office:value-type="float" office:value="0.000737810595994759">
                <text:p>0.000737810595994759</text:p>
              </table:table-cell>
              <table:table-cell office:value-type="float" office:value="0.0009020121573039">
                <text:p>0.0009020121573039</text:p>
              </table:table-cell>
              <table:table-cell office:value-type="float" office:value="0.00064577220345885">
                <text:p>0.00064577220345885</text:p>
              </table:table-cell>
              <table:table-cell office:value-type="float" office:value="0.000816029374343996">
                <text:p>0.000816029374343996</text:p>
              </table:table-cell>
              <table:table-cell office:value-type="float" office:value="0.0005920614931616">
                <text:p>0.0005920614931616</text:p>
              </table:table-cell>
              <table:table-cell office:value-type="float" office:value="0.000777969067799922">
                <text:p>0.000777969067799922</text:p>
              </table:table-cell>
              <table:table-cell office:value-type="float" office:value="0.0005674022235308">
                <text:p>0.0005674022235308</text:p>
              </table:table-cell>
              <table:table-cell office:value-type="float" office:value="0.000535739984418915">
                <text:p>0.000535739984418915</text:p>
              </table:table-cell>
              <table:table-cell office:value-type="float" office:value="0.000664886019401734">
                <text:p>0.000664886019401734</text:p>
              </table:table-cell>
              <table:table-cell office:value-type="float" office:value="0.000462398438454081">
                <text:p>0.000462398438454081</text:p>
              </table:table-cell>
              <table:table-cell office:value-type="float" office:value="0.000587580893802619">
                <text:p>0.000587580893802619</text:p>
              </table:table-cell>
              <table:table-cell office:value-type="float" office:value="0.000419815972690585">
                <text:p>0.000419815972690585</text:p>
              </table:table-cell>
              <table:table-cell office:value-type="float" office:value="0.000537182867017205">
                <text:p>0.000537182867017205</text:p>
              </table:table-cell>
              <table:table-cell office:value-type="float" office:value="0.000388009383902155">
                <text:p>0.000388009383902155</text:p>
              </table:table-cell>
              <table:table-cell office:value-type="float" office:value="0.000498911894256437">
                <text:p>0.000498911894256437</text:p>
              </table:table-cell>
              <table:table-cell office:value-type="float" office:value="0.000350248684103605">
                <text:p>0.000350248684103605</text:p>
              </table:table-cell>
              <table:table-cell office:value-type="float" office:value="0.000451932717326131">
                <text:p>0.000451932717326131</text:p>
              </table:table-cell>
              <table:table-cell office:value-type="float" office:value="0.000328491446385581">
                <text:p>0.000328491446385581</text:p>
              </table:table-cell>
              <table:table-cell office:value-type="float" office:value="0.000411755471413144">
                <text:p>0.000411755471413144</text:p>
              </table:table-cell>
              <table:table-cell office:value-type="float" office:value="0.000300451083253828">
                <text:p>0.000300451083253828</text:p>
              </table:table-cell>
              <table:table-cell office:value-type="float" office:value="0.000391218240018198">
                <text:p>0.000391218240018198</text:p>
              </table:table-cell>
              <table:table-cell office:value-type="float" office:value="0.000289915673664098">
                <text:p>0.000289915673664098</text:p>
              </table:table-cell>
              <table:table-cell office:value-type="float" office:value="0.000370624604315917">
                <text:p>0.000370624604315917</text:p>
              </table:table-cell>
              <table:table-cell office:value-type="float" office:value="0.00026416674969798">
                <text:p>0.00026416674969798</text:p>
              </table:table-cell>
              <table:table-cell office:value-type="float" office:value="0.000346761587449063">
                <text:p>0.000346761587449063</text:p>
              </table:table-cell>
              <table:table-cell office:value-type="float" office:value="0.000255361674136201">
                <text:p>0.000255361674136201</text:p>
              </table:table-cell>
              <table:table-cell office:value-type="float" office:value="0.000308622039280615">
                <text:p>0.000308622039280615</text:p>
              </table:table-cell>
              <table:table-cell office:value-type="float" office:value="0.000226486276501126">
                <text:p>0.000226486276501126</text:p>
              </table:table-cell>
              <table:table-cell office:value-type="float" office:value="0.000283006360226934">
                <text:p>0.000283006360226934</text:p>
              </table:table-cell>
              <table:table-cell office:value-type="float" office:value="0.000208328061296115">
                <text:p>0.000208328061296115</text:p>
              </table:table-cell>
              <table:table-cell office:value-type="float" office:value="0.000269361551461511">
                <text:p>0.000269361551461511</text:p>
              </table:table-cell>
              <table:table-cell office:value-type="float" office:value="0.000197460301248786">
                <text:p>0.000197460301248786</text:p>
              </table:table-cell>
              <table:table-cell office:value-type="float" office:value="0.000259905969202112">
                <text:p>0.000259905969202112</text:p>
              </table:table-cell>
              <table:table-cell office:value-type="float" office:value="0.000194582602279891">
                <text:p>0.000194582602279891</text:p>
              </table:table-cell>
              <table:table-cell office:value-type="float" office:value="0.000259401310142682">
                <text:p>0.000259401310142682</text:p>
              </table:table-cell>
              <table:table-cell office:value-type="float" office:value="0.000190641295757188">
                <text:p>0.000190641295757188</text:p>
              </table:table-cell>
              <table:table-cell office:value-type="float" office:value="0.000237019021483209">
                <text:p>0.000237019021483209</text:p>
              </table:table-cell>
              <table:table-cell office:value-type="float" office:value="0.000167089899276385">
                <text:p>0.000167089899276385</text:p>
              </table:table-cell>
              <table:table-cell office:value-type="float" office:value="0.000213779651579538">
                <text:p>0.000213779651579538</text:p>
              </table:table-cell>
              <table:table-cell office:value-type="float" office:value="0.000157046597318633">
                <text:p>0.000157046597318633</text:p>
              </table:table-cell>
              <table:table-cell office:value-type="float" office:value="0.000203293676218741">
                <text:p>0.000203293676218741</text:p>
              </table:table-cell>
              <table:table-cell office:value-type="float" office:value="0.000142278798787032">
                <text:p>0.000142278798787032</text:p>
              </table:table-cell>
              <table:table-cell office:value-type="float" office:value="0.000186774573699533">
                <text:p>0.000186774573699533</text:p>
              </table:table-cell>
              <table:table-cell office:value-type="float" office:value="0.000135318671089069">
                <text:p>0.000135318671089069</text:p>
              </table:table-cell>
              <table:table-cell office:value-type="float" office:value="0.000174417509871905">
                <text:p>0.000174417509871905</text:p>
              </table:table-cell>
              <table:table-cell office:value-type="float" office:value="0.00012787427980554">
                <text:p>0.00012787427980554</text:p>
              </table:table-cell>
              <table:table-cell office:value-type="float" office:value="0.000167780455270106">
                <text:p>0.000167780455270106</text:p>
              </table:table-cell>
              <table:table-cell office:value-type="float" office:value="0.000124275893733206">
                <text:p>0.000124275893733206</text:p>
              </table:table-cell>
              <table:table-cell office:value-type="float" office:value="0.000163611689254828">
                <text:p>0.000163611689254828</text:p>
              </table:table-cell>
              <table:table-cell office:value-type="float" office:value="0.000121709123642511">
                <text:p>0.000121709123642511</text:p>
              </table:table-cell>
              <table:table-cell office:value-type="float" office:value="0.000157243603667756">
                <text:p>0.000157243603667756</text:p>
              </table:table-cell>
              <table:table-cell office:value-type="float" office:value="0.000112746590781976">
                <text:p>0.000112746590781976</text:p>
              </table:table-cell>
              <table:table-cell office:value-type="float" office:value="0.000143240448241877">
                <text:p>0.000143240448241877</text:p>
              </table:table-cell>
              <table:table-cell office:value-type="float" office:value="0.000104625206969189">
                <text:p>0.000104625206969189</text:p>
              </table:table-cell>
              <table:table-cell office:value-type="float" office:value="0.000137332830766557">
                <text:p>0.000137332830766557</text:p>
              </table:table-cell>
              <table:table-cell office:value-type="float" office:value="0.000101241318541945">
                <text:p>0.000101241318541945</text:p>
              </table:table-cell>
              <table:table-cell office:value-type="float" office:value="0.000130816782752285">
                <text:p>0.000130816782752285</text:p>
              </table:table-cell>
            </table:table-row>
            <table:table-row>
              <table:table-cell office:value-type="string">
                <text:p>2023/08/06</text:p>
              </table:table-cell>
              <table:table-cell office:value-type="float" office:value="0.496097877054034">
                <text:p>0.496097877054034</text:p>
              </table:table-cell>
              <table:table-cell office:value-type="float" office:value="0.138148904158579">
                <text:p>0.138148904158579</text:p>
              </table:table-cell>
              <table:table-cell office:value-type="float" office:value="0.0628061364584221">
                <text:p>0.0628061364584221</text:p>
              </table:table-cell>
              <table:table-cell office:value-type="float" office:value="0.0407230970880101">
                <text:p>0.0407230970880101</text:p>
              </table:table-cell>
              <table:table-cell office:value-type="float" office:value="0.0388240688569318">
                <text:p>0.0388240688569318</text:p>
              </table:table-cell>
              <table:table-cell office:value-type="float" office:value="0.0232155023824273">
                <text:p>0.0232155023824273</text:p>
              </table:table-cell>
              <table:table-cell office:value-type="float" office:value="0.0181940761210574">
                <text:p>0.0181940761210574</text:p>
              </table:table-cell>
              <table:table-cell office:value-type="float" office:value="0.0158768583464438">
                <text:p>0.0158768583464438</text:p>
              </table:table-cell>
              <table:table-cell office:value-type="float" office:value="0.0186271666341864">
                <text:p>0.0186271666341864</text:p>
              </table:table-cell>
              <table:table-cell office:value-type="float" office:value="0.0131898762350776">
                <text:p>0.0131898762350776</text:p>
              </table:table-cell>
              <table:table-cell office:value-type="float" office:value="0.0109892614232884">
                <text:p>0.0109892614232884</text:p>
              </table:table-cell>
              <table:table-cell office:value-type="float" office:value="0.00942115212421713">
                <text:p>0.00942115212421713</text:p>
              </table:table-cell>
              <table:table-cell office:value-type="float" office:value="0.00752817534323325">
                <text:p>0.00752817534323325</text:p>
              </table:table-cell>
              <table:table-cell office:value-type="float" office:value="0.00853885496466089">
                <text:p>0.00853885496466089</text:p>
              </table:table-cell>
              <table:table-cell office:value-type="float" office:value="0.00623765313564018">
                <text:p>0.00623765313564018</text:p>
              </table:table-cell>
              <table:table-cell office:value-type="float" office:value="0.00591102819582945">
                <text:p>0.00591102819582945</text:p>
              </table:table-cell>
              <table:table-cell office:value-type="float" office:value="0.00508635812148994">
                <text:p>0.00508635812148994</text:p>
              </table:table-cell>
              <table:table-cell office:value-type="float" office:value="0.00570803784572027">
                <text:p>0.00570803784572027</text:p>
              </table:table-cell>
              <table:table-cell office:value-type="float" office:value="0.00424106246717915">
                <text:p>0.00424106246717915</text:p>
              </table:table-cell>
              <table:table-cell office:value-type="float" office:value="0.00396827558648416">
                <text:p>0.00396827558648416</text:p>
              </table:table-cell>
              <table:table-cell office:value-type="float" office:value="0.00365102698491504">
                <text:p>0.00365102698491504</text:p>
              </table:table-cell>
              <table:table-cell office:value-type="float" office:value="0.00414109727320056">
                <text:p>0.00414109727320056</text:p>
              </table:table-cell>
              <table:table-cell office:value-type="float" office:value="0.00315341724066143">
                <text:p>0.00315341724066143</text:p>
              </table:table-cell>
              <table:table-cell office:value-type="float" office:value="0.00298034807564429">
                <text:p>0.00298034807564429</text:p>
              </table:table-cell>
              <table:table-cell office:value-type="float" office:value="0.00294353027151617">
                <text:p>0.00294353027151617</text:p>
              </table:table-cell>
              <table:table-cell office:value-type="float" office:value="0.00277532557094839">
                <text:p>0.00277532557094839</text:p>
              </table:table-cell>
              <table:table-cell office:value-type="float" office:value="0.00323880031966939">
                <text:p>0.00323880031966939</text:p>
              </table:table-cell>
              <table:table-cell office:value-type="float" office:value="0.00250582509877206">
                <text:p>0.00250582509877206</text:p>
              </table:table-cell>
              <table:table-cell office:value-type="float" office:value="0.00241972774429511">
                <text:p>0.00241972774429511</text:p>
              </table:table-cell>
              <table:table-cell office:value-type="float" office:value="0.0023130981148145">
                <text:p>0.0023130981148145</text:p>
              </table:table-cell>
              <table:table-cell office:value-type="float" office:value="0.00251484201800978">
                <text:p>0.00251484201800978</text:p>
              </table:table-cell>
              <table:table-cell office:value-type="float" office:value="0.00179202380288801">
                <text:p>0.00179202380288801</text:p>
              </table:table-cell>
              <table:table-cell office:value-type="float" office:value="0.00167456090946505">
                <text:p>0.00167456090946505</text:p>
              </table:table-cell>
              <table:table-cell office:value-type="float" office:value="0.00150902947978737">
                <text:p>0.00150902947978737</text:p>
              </table:table-cell>
              <table:table-cell office:value-type="float" office:value="0.00177441015953916">
                <text:p>0.00177441015953916</text:p>
              </table:table-cell>
              <table:table-cell office:value-type="float" office:value="0.00128655536488276">
                <text:p>0.00128655536488276</text:p>
              </table:table-cell>
              <table:table-cell office:value-type="float" office:value="0.00119931014233199">
                <text:p>0.00119931014233199</text:p>
              </table:table-cell>
              <table:table-cell office:value-type="float" office:value="0.00113961680889008">
                <text:p>0.00113961680889008</text:p>
              </table:table-cell>
              <table:table-cell office:value-type="float" office:value="0.00109743419300967">
                <text:p>0.00109743419300967</text:p>
              </table:table-cell>
              <table:table-cell office:value-type="float" office:value="0.00122790915571325">
                <text:p>0.00122790915571325</text:p>
              </table:table-cell>
              <table:table-cell office:value-type="float" office:value="0.000904233668849286">
                <text:p>0.000904233668849286</text:p>
              </table:table-cell>
              <table:table-cell office:value-type="float" office:value="0.00089413192354415">
                <text:p>0.00089413192354415</text:p>
              </table:table-cell>
              <table:table-cell office:value-type="float" office:value="0.000864402237385487">
                <text:p>0.000864402237385487</text:p>
              </table:table-cell>
              <table:table-cell office:value-type="float" office:value="0.00100387076801289">
                <text:p>0.00100387076801289</text:p>
              </table:table-cell>
              <table:table-cell office:value-type="float" office:value="0.000767307310740817">
                <text:p>0.000767307310740817</text:p>
              </table:table-cell>
              <table:table-cell office:value-type="float" office:value="0.000744538840396714">
                <text:p>0.000744538840396714</text:p>
              </table:table-cell>
              <table:table-cell office:value-type="float" office:value="0.000729292391737801">
                <text:p>0.000729292391737801</text:p>
              </table:table-cell>
              <table:table-cell office:value-type="float" office:value="0.000865402242898772">
                <text:p>0.000865402242898772</text:p>
              </table:table-cell>
              <table:table-cell office:value-type="float" office:value="0.000654807843544658">
                <text:p>0.000654807843544658</text:p>
              </table:table-cell>
              <table:table-cell office:value-type="float" office:value="0.000646813088883702">
                <text:p>0.000646813088883702</text:p>
              </table:table-cell>
              <table:table-cell office:value-type="float" office:value="0.000614957914000347">
                <text:p>0.000614957914000347</text:p>
              </table:table-cell>
              <table:table-cell office:value-type="float" office:value="0.000599061836609072">
                <text:p>0.000599061836609072</text:p>
              </table:table-cell>
              <table:table-cell office:value-type="float" office:value="0.000712971258833073">
                <text:p>0.000712971258833073</text:p>
              </table:table-cell>
              <table:table-cell office:value-type="float" office:value="0.000503386102017944">
                <text:p>0.000503386102017944</text:p>
              </table:table-cell>
              <table:table-cell office:value-type="float" office:value="0.000481684074851274">
                <text:p>0.000481684074851274</text:p>
              </table:table-cell>
              <table:table-cell office:value-type="float" office:value="0.000465093937533356">
                <text:p>0.000465093937533356</text:p>
              </table:table-cell>
              <table:table-cell office:value-type="float" office:value="0.000556584646542846">
                <text:p>0.000556584646542846</text:p>
              </table:table-cell>
              <table:table-cell office:value-type="float" office:value="0.000436812399880249">
                <text:p>0.000436812399880249</text:p>
              </table:table-cell>
              <table:table-cell office:value-type="float" office:value="0.000424049833971152">
                <text:p>0.000424049833971152</text:p>
              </table:table-cell>
              <table:table-cell office:value-type="float" office:value="0.000408842718437441">
                <text:p>0.000408842718437441</text:p>
              </table:table-cell>
              <table:table-cell office:value-type="float" office:value="0.000467244200650363">
                <text:p>0.000467244200650363</text:p>
              </table:table-cell>
              <table:table-cell office:value-type="float" office:value="0.000345892002743375">
                <text:p>0.000345892002743375</text:p>
              </table:table-cell>
              <table:table-cell office:value-type="float" office:value="0.000335562083811358">
                <text:p>0.000335562083811358</text:p>
              </table:table-cell>
              <table:table-cell office:value-type="float" office:value="0.00032083053094345">
                <text:p>0.00032083053094345</text:p>
              </table:table-cell>
              <table:table-cell office:value-type="float" office:value="0.000308869114628352">
                <text:p>0.000308869114628352</text:p>
              </table:table-cell>
              <table:table-cell office:value-type="float" office:value="0.000373031588646322">
                <text:p>0.000373031588646322</text:p>
              </table:table-cell>
              <table:table-cell office:value-type="float" office:value="0.000297993611871883">
                <text:p>0.000297993611871883</text:p>
              </table:table-cell>
              <table:table-cell office:value-type="float" office:value="0.000296112298962758">
                <text:p>0.000296112298962758</text:p>
              </table:table-cell>
              <table:table-cell office:value-type="float" office:value="0.000287283198936228">
                <text:p>0.000287283198936228</text:p>
              </table:table-cell>
              <table:table-cell office:value-type="float" office:value="0.000343803203054827">
                <text:p>0.000343803203054827</text:p>
              </table:table-cell>
              <table:table-cell office:value-type="float" office:value="0.00025880390127464">
                <text:p>0.00025880390127464</text:p>
              </table:table-cell>
              <table:table-cell office:value-type="float" office:value="0.000246742032822156">
                <text:p>0.000246742032822156</text:p>
              </table:table-cell>
              <table:table-cell office:value-type="float" office:value="0.000237151861860685">
                <text:p>0.000237151861860685</text:p>
              </table:table-cell>
              <table:table-cell office:value-type="float" office:value="0.00028560552208734">
                <text:p>0.00028560552208734</text:p>
              </table:table-cell>
              <table:table-cell office:value-type="float" office:value="0.000223081356811483">
                <text:p>0.000223081356811483</text:p>
              </table:table-cell>
              <table:table-cell office:value-type="float" office:value="0.000213301196536397">
                <text:p>0.000213301196536397</text:p>
              </table:table-cell>
              <table:table-cell office:value-type="float" office:value="0.00019828930328325">
                <text:p>0.00019828930328325</text:p>
              </table:table-cell>
              <table:table-cell office:value-type="float" office:value="0.00018998569418005">
                <text:p>0.00018998569418005</text:p>
              </table:table-cell>
              <table:table-cell office:value-type="float" office:value="0.000225852885186173">
                <text:p>0.000225852885186173</text:p>
              </table:table-cell>
              <table:table-cell office:value-type="float" office:value="0.000173417654120822">
                <text:p>0.000173417654120822</text:p>
              </table:table-cell>
              <table:table-cell office:value-type="float" office:value="0.000164845428086924">
                <text:p>0.000164845428086924</text:p>
              </table:table-cell>
              <table:table-cell office:value-type="float" office:value="0.000161265596317906">
                <text:p>0.000161265596317906</text:p>
              </table:table-cell>
              <table:table-cell office:value-type="float" office:value="0.000189361876926308">
                <text:p>0.000189361876926308</text:p>
              </table:table-cell>
              <table:table-cell office:value-type="float" office:value="0.000149017333073598">
                <text:p>0.000149017333073598</text:p>
              </table:table-cell>
              <table:table-cell office:value-type="float" office:value="0.000146984808975792">
                <text:p>0.000146984808975792</text:p>
              </table:table-cell>
              <table:table-cell office:value-type="float" office:value="0.000137713846799059">
                <text:p>0.000137713846799059</text:p>
              </table:table-cell>
              <table:table-cell office:value-type="float" office:value="0.000161057187288205">
                <text:p>0.000161057187288205</text:p>
              </table:table-cell>
              <table:table-cell office:value-type="float" office:value="0.000123953147101785">
                <text:p>0.000123953147101785</text:p>
              </table:table-cell>
              <table:table-cell office:value-type="float" office:value="0.000118135425884791">
                <text:p>0.000118135425884791</text:p>
              </table:table-cell>
              <table:table-cell office:value-type="float" office:value="0.00011285905335634">
                <text:p>0.00011285905335634</text:p>
              </table:table-cell>
              <table:table-cell office:value-type="float" office:value="0.000105590913063947">
                <text:p>0.000105590913063947</text:p>
              </table:table-cell>
              <table:table-cell office:value-type="float" office:value="0.000126337787600961">
                <text:p>0.000126337787600961</text:p>
              </table:table-cell>
              <table:table-cell office:value-type="float" office:value="0.0000944384049377245">
                <text:p>0.0000944384049377245</text:p>
              </table:table-cell>
              <table:table-cell office:value-type="float" office:value="0.0000914316387138348">
                <text:p>0.0000914316387138348</text:p>
              </table:table-cell>
              <table:table-cell office:value-type="float" office:value="0.0000888413771578112">
                <text:p>0.0000888413771578112</text:p>
              </table:table-cell>
              <table:table-cell office:value-type="float" office:value="0.000109002024785809">
                <text:p>0.000109002024785809</text:p>
              </table:table-cell>
              <table:table-cell office:value-type="float" office:value="0.0000852444964981602">
                <text:p>0.0000852444964981602</text:p>
              </table:table-cell>
              <table:table-cell office:value-type="float" office:value="0.0000811368228150755">
                <text:p>0.0000811368228150755</text:p>
              </table:table-cell>
              <table:table-cell office:value-type="float" office:value="0.000078821207535662">
                <text:p>0.000078821207535662</text:p>
              </table:table-cell>
              <table:table-cell office:value-type="float" office:value="0.0000955520701320101">
                <text:p>0.0000955520701320101</text:p>
              </table:table-cell>
            </table:table-row>
            <table:table-row>
              <table:table-cell office:value-type="string">
                <text:p>2023/08/07</text:p>
              </table:table-cell>
              <table:table-cell office:value-type="float" office:value="0.530212158755676">
                <text:p>0.530212158755676</text:p>
              </table:table-cell>
              <table:table-cell office:value-type="float" office:value="0.103315824854459">
                <text:p>0.103315824854459</text:p>
              </table:table-cell>
              <table:table-cell office:value-type="float" office:value="0.0614366551661053">
                <text:p>0.0614366551661053</text:p>
              </table:table-cell>
              <table:table-cell office:value-type="float" office:value="0.0441831068516088">
                <text:p>0.0441831068516088</text:p>
              </table:table-cell>
              <table:table-cell office:value-type="float" office:value="0.0288780982205011">
                <text:p>0.0288780982205011</text:p>
              </table:table-cell>
              <table:table-cell office:value-type="float" office:value="0.0217296185744541">
                <text:p>0.0217296185744541</text:p>
              </table:table-cell>
              <table:table-cell office:value-type="float" office:value="0.0208299022942741">
                <text:p>0.0208299022942741</text:p>
              </table:table-cell>
              <table:table-cell office:value-type="float" office:value="0.0157494563020749">
                <text:p>0.0157494563020749</text:p>
              </table:table-cell>
              <table:table-cell office:value-type="float" office:value="0.0137636040049753">
                <text:p>0.0137636040049753</text:p>
              </table:table-cell>
              <table:table-cell office:value-type="float" office:value="0.012332605096398">
                <text:p>0.012332605096398</text:p>
              </table:table-cell>
              <table:table-cell office:value-type="float" office:value="0.00978353548184374">
                <text:p>0.00978353548184374</text:p>
              </table:table-cell>
              <table:table-cell office:value-type="float" office:value="0.0098709186348952">
                <text:p>0.0098709186348952</text:p>
              </table:table-cell>
              <table:table-cell office:value-type="float" office:value="0.00721008281572877">
                <text:p>0.00721008281572877</text:p>
              </table:table-cell>
              <table:table-cell office:value-type="float" office:value="0.00716525671996171">
                <text:p>0.00716525671996171</text:p>
              </table:table-cell>
              <table:table-cell office:value-type="float" office:value="0.00653446729553886">
                <text:p>0.00653446729553886</text:p>
              </table:table-cell>
              <table:table-cell office:value-type="float" office:value="0.0053110229887926">
                <text:p>0.0053110229887926</text:p>
              </table:table-cell>
              <table:table-cell office:value-type="float" office:value="0.0055592913020307">
                <text:p>0.0055592913020307</text:p>
              </table:table-cell>
              <table:table-cell office:value-type="float" office:value="0.0046748750127682">
                <text:p>0.0046748750127682</text:p>
              </table:table-cell>
              <table:table-cell office:value-type="float" office:value="0.00490460637277401">
                <text:p>0.00490460637277401</text:p>
              </table:table-cell>
              <table:table-cell office:value-type="float" office:value="0.00462110076551936">
                <text:p>0.00462110076551936</text:p>
              </table:table-cell>
              <table:table-cell office:value-type="float" office:value="0.00379880907226993">
                <text:p>0.00379880907226993</text:p>
              </table:table-cell>
              <table:table-cell office:value-type="float" office:value="0.00402644083120329">
                <text:p>0.00402644083120329</text:p>
              </table:table-cell>
              <table:table-cell office:value-type="float" office:value="0.00350371571420338">
                <text:p>0.00350371571420338</text:p>
              </table:table-cell>
              <table:table-cell office:value-type="float" office:value="0.00374626746719875">
                <text:p>0.00374626746719875</text:p>
              </table:table-cell>
              <table:table-cell office:value-type="float" office:value="0.00358412186337675">
                <text:p>0.00358412186337675</text:p>
              </table:table-cell>
              <table:table-cell office:value-type="float" office:value="0.00302426599879457">
                <text:p>0.00302426599879457</text:p>
              </table:table-cell>
              <table:table-cell office:value-type="float" office:value="0.00319083119502384">
                <text:p>0.00319083119502384</text:p>
              </table:table-cell>
              <table:table-cell office:value-type="float" office:value="0.00271837819624832">
                <text:p>0.00271837819624832</text:p>
              </table:table-cell>
              <table:table-cell office:value-type="float" office:value="0.00291252087526717">
                <text:p>0.00291252087526717</text:p>
              </table:table-cell>
              <table:table-cell office:value-type="float" office:value="0.00272508994511578">
                <text:p>0.00272508994511578</text:p>
              </table:table-cell>
              <table:table-cell office:value-type="float" office:value="0.00230188047059343">
                <text:p>0.00230188047059343</text:p>
              </table:table-cell>
              <table:table-cell office:value-type="float" office:value="0.00238166332159073">
                <text:p>0.00238166332159073</text:p>
              </table:table-cell>
              <table:table-cell office:value-type="float" office:value="0.00194269848719053">
                <text:p>0.00194269848719053</text:p>
              </table:table-cell>
              <table:table-cell office:value-type="float" office:value="0.00206523581448337">
                <text:p>0.00206523581448337</text:p>
              </table:table-cell>
              <table:table-cell office:value-type="float" office:value="0.00199216337898966">
                <text:p>0.00199216337898966</text:p>
              </table:table-cell>
              <table:table-cell office:value-type="float" office:value="0.00167587465100638">
                <text:p>0.00167587465100638</text:p>
              </table:table-cell>
              <table:table-cell office:value-type="float" office:value="0.00179807427495704">
                <text:p>0.00179807427495704</text:p>
              </table:table-cell>
              <table:table-cell office:value-type="float" office:value="0.00152700703834063">
                <text:p>0.00152700703834063</text:p>
              </table:table-cell>
              <table:table-cell office:value-type="float" office:value="0.00165531554294374">
                <text:p>0.00165531554294374</text:p>
              </table:table-cell>
              <table:table-cell office:value-type="float" office:value="0.0016030855257918">
                <text:p>0.0016030855257918</text:p>
              </table:table-cell>
              <table:table-cell office:value-type="float" office:value="0.00138261940997475">
                <text:p>0.00138261940997475</text:p>
              </table:table-cell>
              <table:table-cell office:value-type="float" office:value="0.00151578904590166">
                <text:p>0.00151578904590166</text:p>
              </table:table-cell>
              <table:table-cell office:value-type="float" office:value="0.00130740966805931">
                <text:p>0.00130740966805931</text:p>
              </table:table-cell>
              <table:table-cell office:value-type="float" office:value="0.00137635696794414">
                <text:p>0.00137635696794414</text:p>
              </table:table-cell>
              <table:table-cell office:value-type="float" office:value="0.00129796042469243">
                <text:p>0.00129796042469243</text:p>
              </table:table-cell>
              <table:table-cell office:value-type="float" office:value="0.00108588415237432">
                <text:p>0.00108588415237432</text:p>
              </table:table-cell>
              <table:table-cell office:value-type="float" office:value="0.00118438045802993">
                <text:p>0.00118438045802993</text:p>
              </table:table-cell>
              <table:table-cell office:value-type="float" office:value="0.00100439950744369">
                <text:p>0.00100439950744369</text:p>
              </table:table-cell>
              <table:table-cell office:value-type="float" office:value="0.0010397908762001">
                <text:p>0.0010397908762001</text:p>
              </table:table-cell>
              <table:table-cell office:value-type="float" office:value="0.000992820942764983">
                <text:p>0.000992820942764983</text:p>
              </table:table-cell>
              <table:table-cell office:value-type="float" office:value="0.000841943025782665">
                <text:p>0.000841943025782665</text:p>
              </table:table-cell>
              <table:table-cell office:value-type="float" office:value="0.00089302280199921">
                <text:p>0.00089302280199921</text:p>
              </table:table-cell>
              <table:table-cell office:value-type="float" office:value="0.000754205130110708">
                <text:p>0.000754205130110708</text:p>
              </table:table-cell>
              <table:table-cell office:value-type="float" office:value="0.000826027048721367">
                <text:p>0.000826027048721367</text:p>
              </table:table-cell>
              <table:table-cell office:value-type="float" office:value="0.000784481185225561">
                <text:p>0.000784481185225561</text:p>
              </table:table-cell>
              <table:table-cell office:value-type="float" office:value="0.000652690846562609">
                <text:p>0.000652690846562609</text:p>
              </table:table-cell>
              <table:table-cell office:value-type="float" office:value="0.000691194498677827">
                <text:p>0.000691194498677827</text:p>
              </table:table-cell>
              <table:table-cell office:value-type="float" office:value="0.000582211031744606">
                <text:p>0.000582211031744606</text:p>
              </table:table-cell>
              <table:table-cell office:value-type="float" office:value="0.000631340485193754">
                <text:p>0.000631340485193754</text:p>
              </table:table-cell>
              <table:table-cell office:value-type="float" office:value="0.000601516013039038">
                <text:p>0.000601516013039038</text:p>
              </table:table-cell>
              <table:table-cell office:value-type="float" office:value="0.000503479935385687">
                <text:p>0.000503479935385687</text:p>
              </table:table-cell>
              <table:table-cell office:value-type="float" office:value="0.000529952481610363">
                <text:p>0.000529952481610363</text:p>
              </table:table-cell>
              <table:table-cell office:value-type="float" office:value="0.00045542556685052">
                <text:p>0.00045542556685052</text:p>
              </table:table-cell>
              <table:table-cell office:value-type="float" office:value="0.000492032851873381">
                <text:p>0.000492032851873381</text:p>
              </table:table-cell>
              <table:table-cell office:value-type="float" office:value="0.000469922327516192">
                <text:p>0.000469922327516192</text:p>
              </table:table-cell>
              <table:table-cell office:value-type="float" office:value="0.000398055042613366">
                <text:p>0.000398055042613366</text:p>
              </table:table-cell>
              <table:table-cell office:value-type="float" office:value="0.000425024725248413">
                <text:p>0.000425024725248413</text:p>
              </table:table-cell>
              <table:table-cell office:value-type="float" office:value="0.000361748240860438">
                <text:p>0.000361748240860438</text:p>
              </table:table-cell>
              <table:table-cell office:value-type="float" office:value="0.000399329774615764">
                <text:p>0.000399329774615764</text:p>
              </table:table-cell>
              <table:table-cell office:value-type="float" office:value="0.000388145235370008">
                <text:p>0.000388145235370008</text:p>
              </table:table-cell>
              <table:table-cell office:value-type="float" office:value="0.000325944010660661">
                <text:p>0.000325944010660661</text:p>
              </table:table-cell>
              <table:table-cell office:value-type="float" office:value="0.000348921012507941">
                <text:p>0.000348921012507941</text:p>
              </table:table-cell>
              <table:table-cell office:value-type="float" office:value="0.000283651079000413">
                <text:p>0.000283651079000413</text:p>
              </table:table-cell>
              <table:table-cell office:value-type="float" office:value="0.000306869339919191">
                <text:p>0.000306869339919191</text:p>
              </table:table-cell>
              <table:table-cell office:value-type="float" office:value="0.000294913060128632">
                <text:p>0.000294913060128632</text:p>
              </table:table-cell>
              <table:table-cell office:value-type="float" office:value="0.000244872094545601">
                <text:p>0.000244872094545601</text:p>
              </table:table-cell>
              <table:table-cell office:value-type="float" office:value="0.000260203329544129">
                <text:p>0.000260203329544129</text:p>
              </table:table-cell>
              <table:table-cell office:value-type="float" office:value="0.00022548101384523">
                <text:p>0.00022548101384523</text:p>
              </table:table-cell>
              <table:table-cell office:value-type="float" office:value="0.000243124724014332">
                <text:p>0.000243124724014332</text:p>
              </table:table-cell>
              <table:table-cell office:value-type="float" office:value="0.000234375247052054">
                <text:p>0.000234375247052054</text:p>
              </table:table-cell>
              <table:table-cell office:value-type="float" office:value="0.000203169479447318">
                <text:p>0.000203169479447318</text:p>
              </table:table-cell>
              <table:table-cell office:value-type="float" office:value="0.000219317791273488">
                <text:p>0.000219317791273488</text:p>
              </table:table-cell>
              <table:table-cell office:value-type="float" office:value="0.000186778074881766">
                <text:p>0.000186778074881766</text:p>
              </table:table-cell>
              <table:table-cell office:value-type="float" office:value="0.000204282932320665">
                <text:p>0.000204282932320665</text:p>
              </table:table-cell>
              <table:table-cell office:value-type="float" office:value="0.000199561633334899">
                <text:p>0.000199561633334899</text:p>
              </table:table-cell>
              <table:table-cell office:value-type="float" office:value="0.000174548199386559">
                <text:p>0.000174548199386559</text:p>
              </table:table-cell>
              <table:table-cell office:value-type="float" office:value="0.000189427519101781">
                <text:p>0.000189427519101781</text:p>
              </table:table-cell>
              <table:table-cell office:value-type="float" office:value="0.000161808717536349">
                <text:p>0.000161808717536349</text:p>
              </table:table-cell>
              <table:table-cell office:value-type="float" office:value="0.000176690984883487">
                <text:p>0.000176690984883487</text:p>
              </table:table-cell>
              <table:table-cell office:value-type="float" office:value="0.000166404526718456">
                <text:p>0.000166404526718456</text:p>
              </table:table-cell>
              <table:table-cell office:value-type="float" office:value="0.000141635804900897">
                <text:p>0.000141635804900897</text:p>
              </table:table-cell>
              <table:table-cell office:value-type="float" office:value="0.000154097068844949">
                <text:p>0.000154097068844949</text:p>
              </table:table-cell>
              <table:table-cell office:value-type="float" office:value="0.000131766899018504">
                <text:p>0.000131766899018504</text:p>
              </table:table-cell>
              <table:table-cell office:value-type="float" office:value="0.000139013578205227">
                <text:p>0.000139013578205227</text:p>
              </table:table-cell>
              <table:table-cell office:value-type="float" office:value="0.000133378085695246">
                <text:p>0.000133378085695246</text:p>
              </table:table-cell>
              <table:table-cell office:value-type="float" office:value="0.000111439268385083">
                <text:p>0.000111439268385083</text:p>
              </table:table-cell>
              <table:table-cell office:value-type="float" office:value="0.000118310213574779">
                <text:p>0.000118310213574779</text:p>
              </table:table-cell>
              <table:table-cell office:value-type="float" office:value="0.000100161340331528">
                <text:p>0.000100161340331528</text:p>
              </table:table-cell>
              <table:table-cell office:value-type="float" office:value="0.000107714658530211">
                <text:p>0.000107714658530211</text:p>
              </table:table-cell>
              <table:table-cell office:value-type="float" office:value="0.000103351435055576">
                <text:p>0.000103351435055576</text:p>
              </table:table-cell>
            </table:table-row>
            <table:table-row>
              <table:table-cell office:value-type="string">
                <text:p>2023/08/08</text:p>
              </table:table-cell>
              <table:table-cell office:value-type="float" office:value="0.460927065384041">
                <text:p>0.460927065384041</text:p>
              </table:table-cell>
              <table:table-cell office:value-type="float" office:value="0.321376204679271">
                <text:p>0.321376204679271</text:p>
              </table:table-cell>
              <table:table-cell office:value-type="float" office:value="0.0848296261024194">
                <text:p>0.0848296261024194</text:p>
              </table:table-cell>
              <table:table-cell office:value-type="float" office:value="0.0453446453135303">
                <text:p>0.0453446453135303</text:p>
              </table:table-cell>
              <table:table-cell office:value-type="float" office:value="0.0118628289316693">
                <text:p>0.0118628289316693</text:p>
              </table:table-cell>
              <table:table-cell office:value-type="float" office:value="0.0114432572527483">
                <text:p>0.0114432572527483</text:p>
              </table:table-cell>
              <table:table-cell office:value-type="float" office:value="0.00708640810789041">
                <text:p>0.00708640810789041</text:p>
              </table:table-cell>
              <table:table-cell office:value-type="float" office:value="0.00545583862651333">
                <text:p>0.00545583862651333</text:p>
              </table:table-cell>
              <table:table-cell office:value-type="float" office:value="0.00383200696852581">
                <text:p>0.00383200696852581</text:p>
              </table:table-cell>
              <table:table-cell office:value-type="float" office:value="0.00153285569932904">
                <text:p>0.00153285569932904</text:p>
              </table:table-cell>
              <table:table-cell office:value-type="float" office:value="0.0029337191297869">
                <text:p>0.0029337191297869</text:p>
              </table:table-cell>
              <table:table-cell office:value-type="float" office:value="0.00270548347468957">
                <text:p>0.00270548347468957</text:p>
              </table:table-cell>
              <table:table-cell office:value-type="float" office:value="0.00258458067968692">
                <text:p>0.00258458067968692</text:p>
              </table:table-cell>
              <table:table-cell office:value-type="float" office:value="0.00120428394915661">
                <text:p>0.00120428394915661</text:p>
              </table:table-cell>
              <table:table-cell office:value-type="float" office:value="0.00236631704738444">
                <text:p>0.00236631704738444</text:p>
              </table:table-cell>
              <table:table-cell office:value-type="float" office:value="0.00228647774610402">
                <text:p>0.00228647774610402</text:p>
              </table:table-cell>
              <table:table-cell office:value-type="float" office:value="0.00221600285908374">
                <text:p>0.00221600285908374</text:p>
              </table:table-cell>
              <table:table-cell office:value-type="float" office:value="0.00204340058516372">
                <text:p>0.00204340058516372</text:p>
              </table:table-cell>
              <table:table-cell office:value-type="float" office:value="0.000997232828323202">
                <text:p>0.000997232828323202</text:p>
              </table:table-cell>
              <table:table-cell office:value-type="float" office:value="0.00178377325375911">
                <text:p>0.00178377325375911</text:p>
              </table:table-cell>
              <table:table-cell office:value-type="float" office:value="0.00147217037331238">
                <text:p>0.00147217037331238</text:p>
              </table:table-cell>
              <table:table-cell office:value-type="float" office:value="0.00125804224944304">
                <text:p>0.00125804224944304</text:p>
              </table:table-cell>
              <table:table-cell office:value-type="float" office:value="0.000522569329850509">
                <text:p>0.000522569329850509</text:p>
              </table:table-cell>
              <table:table-cell office:value-type="float" office:value="0.000950309842818298">
                <text:p>0.000950309842818298</text:p>
              </table:table-cell>
              <table:table-cell office:value-type="float" office:value="0.000920871291609116">
                <text:p>0.000920871291609116</text:p>
              </table:table-cell>
              <table:table-cell office:value-type="float" office:value="0.000834583580189174">
                <text:p>0.000834583580189174</text:p>
              </table:table-cell>
              <table:table-cell office:value-type="float" office:value="0.000794856468258276">
                <text:p>0.000794856468258276</text:p>
              </table:table-cell>
              <table:table-cell office:value-type="float" office:value="0.0003737578711277">
                <text:p>0.0003737578711277</text:p>
              </table:table-cell>
              <table:table-cell office:value-type="float" office:value="0.000712620511789774">
                <text:p>0.000712620511789774</text:p>
              </table:table-cell>
              <table:table-cell office:value-type="float" office:value="0.00067140288712797">
                <text:p>0.00067140288712797</text:p>
              </table:table-cell>
              <table:table-cell office:value-type="float" office:value="0.000671387161831682">
                <text:p>0.000671387161831682</text:p>
              </table:table-cell>
              <table:table-cell office:value-type="float" office:value="0.000335677541621227">
                <text:p>0.000335677541621227</text:p>
              </table:table-cell>
              <table:table-cell office:value-type="float" office:value="0.000671342184988766">
                <text:p>0.000671342184988766</text:p>
              </table:table-cell>
              <table:table-cell office:value-type="float" office:value="0.000654749007074074">
                <text:p>0.000654749007074074</text:p>
              </table:table-cell>
              <table:table-cell office:value-type="float" office:value="0.00064266463061502">
                <text:p>0.00064266463061502</text:p>
              </table:table-cell>
              <table:table-cell office:value-type="float" office:value="0.000608536085278">
                <text:p>0.000608536085278</text:p>
              </table:table-cell>
              <table:table-cell office:value-type="float" office:value="0.000296540561070979">
                <text:p>0.000296540561070979</text:p>
              </table:table-cell>
              <table:table-cell office:value-type="float" office:value="0.000590815561758107">
                <text:p>0.000590815561758107</text:p>
              </table:table-cell>
              <table:table-cell office:value-type="float" office:value="0.000576955325367612">
                <text:p>0.000576955325367612</text:p>
              </table:table-cell>
              <table:table-cell office:value-type="float" office:value="0.000552005163220848">
                <text:p>0.000552005163220848</text:p>
              </table:table-cell>
              <table:table-cell office:value-type="float" office:value="0.000268820987768592">
                <text:p>0.000268820987768592</text:p>
              </table:table-cell>
              <table:table-cell office:value-type="float" office:value="0.000528744745897702">
                <text:p>0.000528744745897702</text:p>
              </table:table-cell>
              <table:table-cell office:value-type="float" office:value="0.000493398673764522">
                <text:p>0.000493398673764522</text:p>
              </table:table-cell>
              <table:table-cell office:value-type="float" office:value="0.000461569846366139">
                <text:p>0.000461569846366139</text:p>
              </table:table-cell>
              <table:table-cell office:value-type="float" office:value="0.000442610134880894">
                <text:p>0.000442610134880894</text:p>
              </table:table-cell>
              <table:table-cell office:value-type="float" office:value="0.000217861155477617">
                <text:p>0.000217861155477617</text:p>
              </table:table-cell>
              <table:table-cell office:value-type="float" office:value="0.000420845943893688">
                <text:p>0.000420845943893688</text:p>
              </table:table-cell>
              <table:table-cell office:value-type="float" office:value="0.000409217586222699">
                <text:p>0.000409217586222699</text:p>
              </table:table-cell>
              <table:table-cell office:value-type="float" office:value="0.000397276769632637">
                <text:p>0.000397276769632637</text:p>
              </table:table-cell>
              <table:table-cell office:value-type="float" office:value="0.000370902572570553">
                <text:p>0.000370902572570553</text:p>
              </table:table-cell>
              <table:table-cell office:value-type="float" office:value="0.000173570931035871">
                <text:p>0.000173570931035871</text:p>
              </table:table-cell>
              <table:table-cell office:value-type="float" office:value="0.000343534580464211">
                <text:p>0.000343534580464211</text:p>
              </table:table-cell>
              <table:table-cell office:value-type="float" office:value="0.000335728299679428">
                <text:p>0.000335728299679428</text:p>
              </table:table-cell>
              <table:table-cell office:value-type="float" office:value="0.000319227761935159">
                <text:p>0.000319227761935159</text:p>
              </table:table-cell>
              <table:table-cell office:value-type="float" office:value="0.000146226614005318">
                <text:p>0.000146226614005318</text:p>
              </table:table-cell>
              <table:table-cell office:value-type="float" office:value="0.000270151074721503">
                <text:p>0.000270151074721503</text:p>
              </table:table-cell>
              <table:table-cell office:value-type="float" office:value="0.000268703109563617">
                <text:p>0.000268703109563617</text:p>
              </table:table-cell>
              <table:table-cell office:value-type="float" office:value="0.000264408930836013">
                <text:p>0.000264408930836013</text:p>
              </table:table-cell>
              <table:table-cell office:value-type="float" office:value="0.000256459904157791">
                <text:p>0.000256459904157791</text:p>
              </table:table-cell>
              <table:table-cell office:value-type="float" office:value="0.000122384605345083">
                <text:p>0.000122384605345083</text:p>
              </table:table-cell>
              <table:table-cell office:value-type="float" office:value="0.000237386340535162">
                <text:p>0.000237386340535162</text:p>
              </table:table-cell>
              <table:table-cell office:value-type="float" office:value="0.000234598123048824">
                <text:p>0.000234598123048824</text:p>
              </table:table-cell>
              <table:table-cell office:value-type="float" office:value="0.000210868819837118">
                <text:p>0.000210868819837118</text:p>
              </table:table-cell>
              <table:table-cell office:value-type="float" office:value="0.000101620076153996">
                <text:p>0.000101620076153996</text:p>
              </table:table-cell>
              <table:table-cell office:value-type="float" office:value="0.000202207916225827">
                <text:p>0.000202207916225827</text:p>
              </table:table-cell>
              <table:table-cell office:value-type="float" office:value="0.000201275342248231">
                <text:p>0.000201275342248231</text:p>
              </table:table-cell>
              <table:table-cell office:value-type="float" office:value="0.000200803151446105">
                <text:p>0.000200803151446105</text:p>
              </table:table-cell>
              <table:table-cell office:value-type="float" office:value="0.000198426259337525">
                <text:p>0.000198426259337525</text:p>
              </table:table-cell>
              <table:table-cell office:value-type="float" office:value="0.0000981772790892288">
                <text:p>0.0000981772790892288</text:p>
              </table:table-cell>
              <table:table-cell office:value-type="float" office:value="0.000194753182295004">
                <text:p>0.000194753182295004</text:p>
              </table:table-cell>
              <table:table-cell office:value-type="float" office:value="0.000187801267122478">
                <text:p>0.000187801267122478</text:p>
              </table:table-cell>
              <table:table-cell office:value-type="float" office:value="0.000179740016895136">
                <text:p>0.000179740016895136</text:p>
              </table:table-cell>
              <table:table-cell office:value-type="float" office:value="0.0000847595957633729">
                <text:p>0.0000847595957633729</text:p>
              </table:table-cell>
              <table:table-cell office:value-type="float" office:value="0.000167786453754815">
                <text:p>0.000167786453754815</text:p>
              </table:table-cell>
              <table:table-cell office:value-type="float" office:value="0.000164176583587139">
                <text:p>0.000164176583587139</text:p>
              </table:table-cell>
              <table:table-cell office:value-type="float" office:value="0.000152084307972533">
                <text:p>0.000152084307972533</text:p>
              </table:table-cell>
              <table:table-cell office:value-type="float" office:value="0.000143160458551561">
                <text:p>0.000143160458551561</text:p>
              </table:table-cell>
              <table:table-cell office:value-type="float" office:value="0.0000671426386229523">
                <text:p>0.0000671426386229523</text:p>
              </table:table-cell>
              <table:table-cell office:value-type="float" office:value="0.000134177803905788">
                <text:p>0.000134177803905788</text:p>
              </table:table-cell>
              <table:table-cell office:value-type="float" office:value="0.000127529797672388">
                <text:p>0.000127529797672388</text:p>
              </table:table-cell>
              <table:table-cell office:value-type="float" office:value="0.00010929123052783">
                <text:p>0.00010929123052783</text:p>
              </table:table-cell>
              <table:table-cell office:value-type="float" office:value="0.0000515062696443414">
                <text:p>0.0000515062696443414</text:p>
              </table:table-cell>
              <table:table-cell office:value-type="float" office:value="0.000103012539288683">
                <text:p>0.000103012539288683</text:p>
              </table:table-cell>
              <table:table-cell office:value-type="float" office:value="0.00010297598140141">
                <text:p>0.00010297598140141</text:p>
              </table:table-cell>
              <table:table-cell office:value-type="float" office:value="0.000099814076644833">
                <text:p>0.000099814076644833</text:p>
              </table:table-cell>
              <table:table-cell office:value-type="float" office:value="0.0000979039690010008">
                <text:p>0.0000979039690010008</text:p>
              </table:table-cell>
              <table:table-cell office:value-type="float" office:value="0.0000487284493688733">
                <text:p>0.0000487284493688733</text:p>
              </table:table-cell>
              <table:table-cell office:value-type="float" office:value="0.0000936816005721042">
                <text:p>0.0000936816005721042</text:p>
              </table:table-cell>
              <table:table-cell office:value-type="float" office:value="0.0000842913738920981">
                <text:p>0.0000842913738920981</text:p>
              </table:table-cell>
              <table:table-cell office:value-type="float" office:value="0.0000677268935159736">
                <text:p>0.0000677268935159736</text:p>
              </table:table-cell>
              <table:table-cell office:value-type="float" office:value="0.0000302898508701688">
                <text:p>0.0000302898508701688</text:p>
              </table:table-cell>
              <table:table-cell office:value-type="float" office:value="0.000060246223976379">
                <text:p>0.000060246223976379</text:p>
              </table:table-cell>
              <table:table-cell office:value-type="float" office:value="0.0000535124638029183">
                <text:p>0.0000535124638029183</text:p>
              </table:table-cell>
              <table:table-cell office:value-type="float" office:value="0.0000524498559953956">
                <text:p>0.0000524498559953956</text:p>
              </table:table-cell>
              <table:table-cell office:value-type="float" office:value="0.0000469579719601931">
                <text:p>0.0000469579719601931</text:p>
              </table:table-cell>
              <table:table-cell office:value-type="float" office:value="0.0000222551053360442">
                <text:p>0.0000222551053360442</text:p>
              </table:table-cell>
              <table:table-cell office:value-type="float" office:value="0.0000445032377500709">
                <text:p>0.0000445032377500709</text:p>
              </table:table-cell>
              <table:table-cell office:value-type="float" office:value="0.0000388626607091824">
                <text:p>0.0000388626607091824</text:p>
              </table:table-cell>
              <table:table-cell office:value-type="float" office:value="0.0000341417438758373">
                <text:p>0.0000341417438758373</text:p>
              </table:table-cell>
              <table:table-cell office:value-type="float" office:value="0.0000338626121537677">
                <text:p>0.0000338626121537677</text:p>
              </table:table-cell>
            </table:table-row>
            <table:table-row>
              <table:table-cell office:value-type="string">
                <text:p>2023/08/09</text:p>
              </table:table-cell>
              <table:table-cell office:value-type="float" office:value="0.171750422107049">
                <text:p>0.171750422107049</text:p>
              </table:table-cell>
              <table:table-cell office:value-type="float" office:value="0">
                <text:p>0</text:p>
              </table:table-cell>
              <table:table-cell office:value-type="float" office:value="0.158389132163303">
                <text:p>0.158389132163303</text:p>
              </table:table-cell>
              <table:table-cell office:value-type="float" office:value="0.0869545201880106">
                <text:p>0.0869545201880106</text:p>
              </table:table-cell>
              <table:table-cell office:value-type="float" office:value="0.0521758403036363">
                <text:p>0.0521758403036363</text:p>
              </table:table-cell>
              <table:table-cell office:value-type="float" office:value="0.050503808090927">
                <text:p>0.050503808090927</text:p>
              </table:table-cell>
              <table:table-cell office:value-type="float" office:value="0.0402311384143608">
                <text:p>0.0402311384143608</text:p>
              </table:table-cell>
              <table:table-cell office:value-type="float" office:value="0.0387573845257373">
                <text:p>0.0387573845257373</text:p>
              </table:table-cell>
              <table:table-cell office:value-type="float" office:value="0.0293510160003876">
                <text:p>0.0293510160003876</text:p>
              </table:table-cell>
              <table:table-cell office:value-type="float" office:value="0.0293510160003876">
                <text:p>0.0293510160003876</text:p>
              </table:table-cell>
              <table:table-cell office:value-type="float" office:value="0.0293510160003876">
                <text:p>0.0293510160003876</text:p>
              </table:table-cell>
              <table:table-cell office:value-type="float" office:value="0.0250113308115026">
                <text:p>0.0250113308115026</text:p>
              </table:table-cell>
              <table:table-cell office:value-type="float" office:value="0.0223516465809083">
                <text:p>0.0223516465809083</text:p>
              </table:table-cell>
              <table:table-cell office:value-type="float" office:value="0.0203651328039404">
                <text:p>0.0203651328039404</text:p>
              </table:table-cell>
              <table:table-cell office:value-type="float" office:value="0">
                <text:p>0</text:p>
              </table:table-cell>
              <table:table-cell office:value-type="float" office:value="0.019643797386546">
                <text:p>0.019643797386546</text:p>
              </table:table-cell>
              <table:table-cell office:value-type="float" office:value="0.0175208694049374">
                <text:p>0.0175208694049374</text:p>
              </table:table-cell>
              <table:table-cell office:value-type="float" office:value="0.0123383529776417">
                <text:p>0.0123383529776417</text:p>
              </table:table-cell>
              <table:table-cell office:value-type="float" office:value="0.0115909126814239">
                <text:p>0.0115909126814239</text:p>
              </table:table-cell>
              <table:table-cell office:value-type="float" office:value="0.0115906659086154">
                <text:p>0.0115906659086154</text:p>
              </table:table-cell>
              <table:table-cell office:value-type="float" office:value="0.0107491767663334">
                <text:p>0.0107491767663334</text:p>
              </table:table-cell>
              <table:table-cell office:value-type="float" office:value="0.0101209955769436">
                <text:p>0.0101209955769436</text:p>
              </table:table-cell>
              <table:table-cell office:value-type="float" office:value="0.00928084456268352">
                <text:p>0.00928084456268352</text:p>
              </table:table-cell>
              <table:table-cell office:value-type="float" office:value="0.00928084456268352">
                <text:p>0.00928084456268352</text:p>
              </table:table-cell>
              <table:table-cell office:value-type="float" office:value="0.00923126168677701">
                <text:p>0.00923126168677701</text:p>
              </table:table-cell>
              <table:table-cell office:value-type="float" office:value="0.00912293782341289">
                <text:p>0.00912293782341289</text:p>
              </table:table-cell>
              <table:table-cell office:value-type="float" office:value="0.00912293782341289">
                <text:p>0.00912293782341289</text:p>
              </table:table-cell>
              <table:table-cell office:value-type="float" office:value="0.00908678853369016">
                <text:p>0.00908678853369016</text:p>
              </table:table-cell>
              <table:table-cell office:value-type="float" office:value="0">
                <text:p>0</text:p>
              </table:table-cell>
              <table:table-cell office:value-type="float" office:value="0.00567123397628888">
                <text:p>0.00567123397628888</text:p>
              </table:table-cell>
              <table:table-cell office:value-type="float" office:value="0.00493444415511712">
                <text:p>0.00493444415511712</text:p>
              </table:table-cell>
              <table:table-cell office:value-type="float" office:value="0.00449871197811114">
                <text:p>0.00449871197811114</text:p>
              </table:table-cell>
              <table:table-cell office:value-type="float" office:value="0.0042738409966655">
                <text:p>0.0042738409966655</text:p>
              </table:table-cell>
              <table:table-cell office:value-type="float" office:value="0.0041582360078124">
                <text:p>0.0041582360078124</text:p>
              </table:table-cell>
              <table:table-cell office:value-type="float" office:value="0.00370117261402925">
                <text:p>0.00370117261402925</text:p>
              </table:table-cell>
              <table:table-cell office:value-type="float" office:value="0.00360646935115405">
                <text:p>0.00360646935115405</text:p>
              </table:table-cell>
              <table:table-cell office:value-type="float" office:value="0.0031818646560976">
                <text:p>0.0031818646560976</text:p>
              </table:table-cell>
              <table:table-cell office:value-type="float" office:value="0.00314890402641388">
                <text:p>0.00314890402641388</text:p>
              </table:table-cell>
              <table:table-cell office:value-type="float" office:value="0.00312332940559823">
                <text:p>0.00312332940559823</text:p>
              </table:table-cell>
              <table:table-cell office:value-type="float" office:value="0.00296127370224297">
                <text:p>0.00296127370224297</text:p>
              </table:table-cell>
              <table:table-cell office:value-type="float" office:value="0.00282168888405876">
                <text:p>0.00282168888405876</text:p>
              </table:table-cell>
              <table:table-cell office:value-type="float" office:value="0.00267987269184988">
                <text:p>0.00267987269184988</text:p>
              </table:table-cell>
              <table:table-cell office:value-type="float" office:value="0">
                <text:p>0</text:p>
              </table:table-cell>
              <table:table-cell office:value-type="float" office:value="0.0024675622010657">
                <text:p>0.0024675622010657</text:p>
              </table:table-cell>
              <table:table-cell office:value-type="float" office:value="0.00246615589563937">
                <text:p>0.00246615589563937</text:p>
              </table:table-cell>
              <table:table-cell office:value-type="float" office:value="0.00222102634725108">
                <text:p>0.00222102634725108</text:p>
              </table:table-cell>
              <table:table-cell office:value-type="float" office:value="0.00219305170960082">
                <text:p>0.00219305170960082</text:p>
              </table:table-cell>
              <table:table-cell office:value-type="float" office:value="0.00192682227247409">
                <text:p>0.00192682227247409</text:p>
              </table:table-cell>
              <table:table-cell office:value-type="float" office:value="0.00166987921052053">
                <text:p>0.00166987921052053</text:p>
              </table:table-cell>
              <table:table-cell office:value-type="float" office:value="0.00165706904475549">
                <text:p>0.00165706904475549</text:p>
              </table:table-cell>
              <table:table-cell office:value-type="float" office:value="0.00154791297340895">
                <text:p>0.00154791297340895</text:p>
              </table:table-cell>
              <table:table-cell office:value-type="float" office:value="0.0015297779321366">
                <text:p>0.0015297779321366</text:p>
              </table:table-cell>
              <table:table-cell office:value-type="float" office:value="0.00152961752981107">
                <text:p>0.00152961752981107</text:p>
              </table:table-cell>
              <table:table-cell office:value-type="float" office:value="0.00148718140197524">
                <text:p>0.00148718140197524</text:p>
              </table:table-cell>
              <table:table-cell office:value-type="float" office:value="0.00143999386310378">
                <text:p>0.00143999386310378</text:p>
              </table:table-cell>
              <table:table-cell office:value-type="float" office:value="0.0013572504468613">
                <text:p>0.0013572504468613</text:p>
              </table:table-cell>
              <table:table-cell office:value-type="float" office:value="0.00129866135349632">
                <text:p>0.00129866135349632</text:p>
              </table:table-cell>
              <table:table-cell office:value-type="float" office:value="0">
                <text:p>0</text:p>
              </table:table-cell>
              <table:table-cell office:value-type="float" office:value="0.00123046760454626">
                <text:p>0.00123046760454626</text:p>
              </table:table-cell>
              <table:table-cell office:value-type="float" office:value="0.00118417337633192">
                <text:p>0.00118417337633192</text:p>
              </table:table-cell>
              <table:table-cell office:value-type="float" office:value="0.00116873551620378">
                <text:p>0.00116873551620378</text:p>
              </table:table-cell>
              <table:table-cell office:value-type="float" office:value="0.00113352693207713">
                <text:p>0.00113352693207713</text:p>
              </table:table-cell>
              <table:table-cell office:value-type="float" office:value="0.00112722749793948">
                <text:p>0.00112722749793948</text:p>
              </table:table-cell>
              <table:table-cell office:value-type="float" office:value="0.00101373164197938">
                <text:p>0.00101373164197938</text:p>
              </table:table-cell>
              <table:table-cell office:value-type="float" office:value="0.00101373164197938">
                <text:p>0.00101373164197938</text:p>
              </table:table-cell>
              <table:table-cell office:value-type="float" office:value="0.000955388770132459">
                <text:p>0.000955388770132459</text:p>
              </table:table-cell>
              <table:table-cell office:value-type="float" office:value="0.000869702963736563">
                <text:p>0.000869702963736563</text:p>
              </table:table-cell>
              <table:table-cell office:value-type="float" office:value="0.000863704829820899">
                <text:p>0.000863704829820899</text:p>
              </table:table-cell>
              <table:table-cell office:value-type="float" office:value="0.0007716854704789">
                <text:p>0.0007716854704789</text:p>
              </table:table-cell>
              <table:table-cell office:value-type="float" office:value="0.0007716854704789">
                <text:p>0.0007716854704789</text:p>
              </table:table-cell>
              <table:table-cell office:value-type="float" office:value="0.000739602784415983">
                <text:p>0.000739602784415983</text:p>
              </table:table-cell>
              <table:table-cell office:value-type="float" office:value="0">
                <text:p>0</text:p>
              </table:table-cell>
              <table:table-cell office:value-type="float" office:value="0.00073147672931273">
                <text:p>0.00073147672931273</text:p>
              </table:table-cell>
              <table:table-cell office:value-type="float" office:value="0.000650748658970302">
                <text:p>0.000650748658970302</text:p>
              </table:table-cell>
              <table:table-cell office:value-type="float" office:value="0.000650748658970302">
                <text:p>0.000650748658970302</text:p>
              </table:table-cell>
              <table:table-cell office:value-type="float" office:value="0.000616580616821238">
                <text:p>0.000616580616821238</text:p>
              </table:table-cell>
              <table:table-cell office:value-type="float" office:value="0.000612757724013036">
                <text:p>0.000612757724013036</text:p>
              </table:table-cell>
              <table:table-cell office:value-type="float" office:value="0.000609592504429601">
                <text:p>0.000609592504429601</text:p>
              </table:table-cell>
              <table:table-cell office:value-type="float" office:value="0.000602263352016519">
                <text:p>0.000602263352016519</text:p>
              </table:table-cell>
              <table:table-cell office:value-type="float" office:value="0.00058158514840656">
                <text:p>0.00058158514840656</text:p>
              </table:table-cell>
              <table:table-cell office:value-type="float" office:value="0.000441604629530357">
                <text:p>0.000441604629530357</text:p>
              </table:table-cell>
              <table:table-cell office:value-type="float" office:value="0.000405343407363312">
                <text:p>0.000405343407363312</text:p>
              </table:table-cell>
              <table:table-cell office:value-type="float" office:value="0.000370795770149535">
                <text:p>0.000370795770149535</text:p>
              </table:table-cell>
              <table:table-cell office:value-type="float" office:value="0.000361618553941123">
                <text:p>0.000361618553941123</text:p>
              </table:table-cell>
              <table:table-cell office:value-type="float" office:value="0.000317043005058193">
                <text:p>0.000317043005058193</text:p>
              </table:table-cell>
              <table:table-cell office:value-type="float" office:value="0">
                <text:p>0</text:p>
              </table:table-cell>
              <table:table-cell office:value-type="float" office:value="0.000307787385426916">
                <text:p>0.000307787385426916</text:p>
              </table:table-cell>
              <table:table-cell office:value-type="float" office:value="0.000307787385426916">
                <text:p>0.000307787385426916</text:p>
              </table:table-cell>
              <table:table-cell office:value-type="float" office:value="0.000297032222692506">
                <text:p>0.000297032222692506</text:p>
              </table:table-cell>
              <table:table-cell office:value-type="float" office:value="0.000261924747061326">
                <text:p>0.000261924747061326</text:p>
              </table:table-cell>
              <table:table-cell office:value-type="float" office:value="0.000261924747061326">
                <text:p>0.000261924747061326</text:p>
              </table:table-cell>
              <table:table-cell office:value-type="float" office:value="0.000251287763824881">
                <text:p>0.000251287763824881</text:p>
              </table:table-cell>
              <table:table-cell office:value-type="float" office:value="0.000245304108958289">
                <text:p>0.000245304108958289</text:p>
              </table:table-cell>
              <table:table-cell office:value-type="float" office:value="0.000239092318207179">
                <text:p>0.000239092318207179</text:p>
              </table:table-cell>
              <table:table-cell office:value-type="float" office:value="0.000220540858974494">
                <text:p>0.000220540858974494</text:p>
              </table:table-cell>
              <table:table-cell office:value-type="float" office:value="0.000216947076951302">
                <text:p>0.000216947076951302</text:p>
              </table:table-cell>
              <table:table-cell office:value-type="float" office:value="0.000216947076951302">
                <text:p>0.000216947076951302</text:p>
              </table:table-cell>
              <table:table-cell office:value-type="float" office:value="0.000214150542532709">
                <text:p>0.000214150542532709</text:p>
              </table:table-cell>
              <table:table-cell office:value-type="float" office:value="0.000204519182181229">
                <text:p>0.000204519182181229</text:p>
              </table:table-cell>
              <table:table-cell office:value-type="float" office:value="0.000182437011465253">
                <text:p>0.000182437011465253</text:p>
              </table:table-cell>
            </table:table-row>
            <table:table-row>
              <table:table-cell office:value-type="string">
                <text:p>2023/08/10</text:p>
              </table:table-cell>
              <table:table-cell office:value-type="float" office:value="0.602535121411318">
                <text:p>0.602535121411318</text:p>
              </table:table-cell>
              <table:table-cell office:value-type="float" office:value="0">
                <text:p>0</text:p>
              </table:table-cell>
              <table:table-cell office:value-type="float" office:value="0.147680565609503">
                <text:p>0.147680565609503</text:p>
              </table:table-cell>
              <table:table-cell office:value-type="float" office:value="0">
                <text:p>0</text:p>
              </table:table-cell>
              <table:table-cell office:value-type="float" office:value="0.0892836415088302">
                <text:p>0.0892836415088302</text:p>
              </table:table-cell>
              <table:table-cell office:value-type="float" office:value="0.0428047761714353">
                <text:p>0.0428047761714353</text:p>
              </table:table-cell>
              <table:table-cell office:value-type="float" office:value="0">
                <text:p>0</text:p>
              </table:table-cell>
              <table:table-cell office:value-type="float" office:value="0.0413915510485223">
                <text:p>0.0413915510485223</text:p>
              </table:table-cell>
              <table:table-cell office:value-type="float" office:value="0.0172210966526201">
                <text:p>0.0172210966526201</text:p>
              </table:table-cell>
              <table:table-cell office:value-type="float" office:value="0">
                <text:p>0</text:p>
              </table:table-cell>
              <table:table-cell office:value-type="float" office:value="0.00979562434612224">
                <text:p>0.00979562434612224</text:p>
              </table:table-cell>
              <table:table-cell office:value-type="float" office:value="0.00613482039455004">
                <text:p>0.00613482039455004</text:p>
              </table:table-cell>
              <table:table-cell office:value-type="float" office:value="0">
                <text:p>0</text:p>
              </table:table-cell>
              <table:table-cell office:value-type="float" office:value="0.00496297846123528">
                <text:p>0.00496297846123528</text:p>
              </table:table-cell>
              <table:table-cell office:value-type="float" office:value="0.00434546951403836">
                <text:p>0.00434546951403836</text:p>
              </table:table-cell>
              <table:table-cell office:value-type="float" office:value="0">
                <text:p>0</text:p>
              </table:table-cell>
              <table:table-cell office:value-type="float" office:value="0.00412126457865736">
                <text:p>0.00412126457865736</text:p>
              </table:table-cell>
              <table:table-cell office:value-type="float" office:value="0.00408923781566695">
                <text:p>0.00408923781566695</text:p>
              </table:table-cell>
              <table:table-cell office:value-type="float" office:value="0">
                <text:p>0</text:p>
              </table:table-cell>
              <table:table-cell office:value-type="float" office:value="0.00363189507368977">
                <text:p>0.00363189507368977</text:p>
              </table:table-cell>
              <table:table-cell office:value-type="float" office:value="0.00251994148263135">
                <text:p>0.00251994148263135</text:p>
              </table:table-cell>
              <table:table-cell office:value-type="float" office:value="0">
                <text:p>0</text:p>
              </table:table-cell>
              <table:table-cell office:value-type="float" office:value="0.00155716070372003">
                <text:p>0.00155716070372003</text:p>
              </table:table-cell>
              <table:table-cell office:value-type="float" office:value="0.00122349562695157">
                <text:p>0.00122349562695157</text:p>
              </table:table-cell>
              <table:table-cell office:value-type="float" office:value="0">
                <text:p>0</text:p>
              </table:table-cell>
              <table:table-cell office:value-type="float" office:value="0.00102342540329525">
                <text:p>0.00102342540329525</text:p>
              </table:table-cell>
              <table:table-cell office:value-type="float" office:value="0.000923493478248494">
                <text:p>0.000923493478248494</text:p>
              </table:table-cell>
              <table:table-cell office:value-type="float" office:value="0">
                <text:p>0</text:p>
              </table:table-cell>
              <table:table-cell office:value-type="float" office:value="0.000830288889928865">
                <text:p>0.000830288889928865</text:p>
              </table:table-cell>
              <table:table-cell office:value-type="float" office:value="0.000794768436502169">
                <text:p>0.000794768436502169</text:p>
              </table:table-cell>
              <table:table-cell office:value-type="float" office:value="0">
                <text:p>0</text:p>
              </table:table-cell>
              <table:table-cell office:value-type="float" office:value="0.00077371481359223">
                <text:p>0.00077371481359223</text:p>
              </table:table-cell>
              <table:table-cell office:value-type="float" office:value="0.000735720641990789">
                <text:p>0.000735720641990789</text:p>
              </table:table-cell>
              <table:table-cell office:value-type="float" office:value="0">
                <text:p>0</text:p>
              </table:table-cell>
              <table:table-cell office:value-type="float" office:value="0.000664635983070983">
                <text:p>0.000664635983070983</text:p>
              </table:table-cell>
              <table:table-cell office:value-type="float" office:value="0.000609139324097341">
                <text:p>0.000609139324097341</text:p>
              </table:table-cell>
              <table:table-cell office:value-type="float" office:value="0">
                <text:p>0</text:p>
              </table:table-cell>
              <table:table-cell office:value-type="float" office:value="0.000519128761072518">
                <text:p>0.000519128761072518</text:p>
              </table:table-cell>
              <table:table-cell office:value-type="float" office:value="0.000511258448516072">
                <text:p>0.000511258448516072</text:p>
              </table:table-cell>
              <table:table-cell office:value-type="float" office:value="0">
                <text:p>0</text:p>
              </table:table-cell>
              <table:table-cell office:value-type="float" office:value="0.000511258448516072">
                <text:p>0.000511258448516072</text:p>
              </table:table-cell>
              <table:table-cell office:value-type="float" office:value="0.000511258448516072">
                <text:p>0.000511258448516072</text:p>
              </table:table-cell>
              <table:table-cell office:value-type="float" office:value="0">
                <text:p>0</text:p>
              </table:table-cell>
              <table:table-cell office:value-type="float" office:value="0.000511258448516072">
                <text:p>0.000511258448516072</text:p>
              </table:table-cell>
              <table:table-cell office:value-type="float" office:value="0.000422105609270584">
                <text:p>0.000422105609270584</text:p>
              </table:table-cell>
              <table:table-cell office:value-type="float" office:value="0">
                <text:p>0</text:p>
              </table:table-cell>
              <table:table-cell office:value-type="float" office:value="0.000409006758812835">
                <text:p>0.000409006758812835</text:p>
              </table:table-cell>
              <table:table-cell office:value-type="float" office:value="0.000409006758812835">
                <text:p>0.000409006758812835</text:p>
              </table:table-cell>
              <table:table-cell office:value-type="float" office:value="0">
                <text:p>0</text:p>
              </table:table-cell>
              <table:table-cell office:value-type="float" office:value="0.000409006758812835">
                <text:p>0.000409006758812835</text:p>
              </table:table-cell>
              <table:table-cell office:value-type="float" office:value="0.00039746078625913">
                <text:p>0.00039746078625913</text:p>
              </table:table-cell>
              <table:table-cell office:value-type="float" office:value="0">
                <text:p>0</text:p>
              </table:table-cell>
              <table:table-cell office:value-type="float" office:value="0.000363400879403342">
                <text:p>0.000363400879403342</text:p>
              </table:table-cell>
              <table:table-cell office:value-type="float" office:value="0.000360031911692649">
                <text:p>0.000360031911692649</text:p>
              </table:table-cell>
              <table:table-cell office:value-type="float" office:value="0">
                <text:p>0</text:p>
              </table:table-cell>
              <table:table-cell office:value-type="float" office:value="0.000357880913961273">
                <text:p>0.000357880913961273</text:p>
              </table:table-cell>
              <table:table-cell office:value-type="float" office:value="0.000326878201643233">
                <text:p>0.000326878201643233</text:p>
              </table:table-cell>
              <table:table-cell office:value-type="float" office:value="0">
                <text:p>0</text:p>
              </table:table-cell>
              <table:table-cell office:value-type="float" office:value="0.000313272489559702">
                <text:p>0.000313272489559702</text:p>
              </table:table-cell>
              <table:table-cell office:value-type="float" office:value="0.000288138104272195">
                <text:p>0.000288138104272195</text:p>
              </table:table-cell>
              <table:table-cell office:value-type="float" office:value="0">
                <text:p>0</text:p>
              </table:table-cell>
              <table:table-cell office:value-type="float" office:value="0.000288138104272195">
                <text:p>0.000288138104272195</text:p>
              </table:table-cell>
              <table:table-cell office:value-type="float" office:value="0.000266501646424167">
                <text:p>0.000266501646424167</text:p>
              </table:table-cell>
              <table:table-cell office:value-type="float" office:value="0">
                <text:p>0</text:p>
              </table:table-cell>
              <table:table-cell office:value-type="float" office:value="0.000237856858070762">
                <text:p>0.000237856858070762</text:p>
              </table:table-cell>
              <table:table-cell office:value-type="float" office:value="0.000232905217745216">
                <text:p>0.000232905217745216</text:p>
              </table:table-cell>
              <table:table-cell office:value-type="float" office:value="0">
                <text:p>0</text:p>
              </table:table-cell>
              <table:table-cell office:value-type="float" office:value="0.000230839801099281">
                <text:p>0.000230839801099281</text:p>
              </table:table-cell>
              <table:table-cell office:value-type="float" office:value="0.000186756576141534">
                <text:p>0.000186756576141534</text:p>
              </table:table-cell>
              <table:table-cell office:value-type="float" office:value="0">
                <text:p>0</text:p>
              </table:table-cell>
              <table:table-cell office:value-type="float" office:value="0.000182506551940631">
                <text:p>0.000182506551940631</text:p>
              </table:table-cell>
              <table:table-cell office:value-type="float" office:value="0.000171627795998108">
                <text:p>0.000171627795998108</text:p>
              </table:table-cell>
              <table:table-cell office:value-type="float" office:value="0">
                <text:p>0</text:p>
              </table:table-cell>
              <table:table-cell office:value-type="float" office:value="0.000153171804155194">
                <text:p>0.000153171804155194</text:p>
              </table:table-cell>
              <table:table-cell office:value-type="float" office:value="0.000136394346908597">
                <text:p>0.000136394346908597</text:p>
              </table:table-cell>
              <table:table-cell office:value-type="float" office:value="0">
                <text:p>0</text:p>
              </table:table-cell>
              <table:table-cell office:value-type="float" office:value="0.000136394346908597">
                <text:p>0.000136394346908597</text:p>
              </table:table-cell>
              <table:table-cell office:value-type="float" office:value="0.000121886924618342">
                <text:p>0.000121886924618342</text:p>
              </table:table-cell>
              <table:table-cell office:value-type="float" office:value="0">
                <text:p>0</text:p>
              </table:table-cell>
              <table:table-cell office:value-type="float" office:value="0.000111741303986057">
                <text:p>0.000111741303986057</text:p>
              </table:table-cell>
              <table:table-cell office:value-type="float" office:value="0.000111740646507652">
                <text:p>0.000111740646507652</text:p>
              </table:table-cell>
              <table:table-cell office:value-type="float" office:value="0">
                <text:p>0</text:p>
              </table:table-cell>
              <table:table-cell office:value-type="float" office:value="0.000111740646507652">
                <text:p>0.000111740646507652</text:p>
              </table:table-cell>
              <table:table-cell office:value-type="float" office:value="0.000107139320471017">
                <text:p>0.000107139320471017</text:p>
              </table:table-cell>
              <table:table-cell office:value-type="float" office:value="0">
                <text:p>0</text:p>
              </table:table-cell>
              <table:table-cell office:value-type="float" office:value="0.000107139320471017">
                <text:p>0.000107139320471017</text:p>
              </table:table-cell>
              <table:table-cell office:value-type="float" office:value="0.000103573836158111">
                <text:p>0.000103573836158111</text:p>
              </table:table-cell>
              <table:table-cell office:value-type="float" office:value="0">
                <text:p>0</text:p>
              </table:table-cell>
              <table:table-cell office:value-type="float" office:value="0.000103573836158111">
                <text:p>0.000103573836158111</text:p>
              </table:table-cell>
              <table:table-cell office:value-type="float" office:value="0.000102292590379083">
                <text:p>0.000102292590379083</text:p>
              </table:table-cell>
              <table:table-cell office:value-type="float" office:value="0">
                <text:p>0</text:p>
              </table:table-cell>
              <table:table-cell office:value-type="float" office:value="0.000102292590379083">
                <text:p>0.000102292590379083</text:p>
              </table:table-cell>
              <table:table-cell office:value-type="float" office:value="0.000101320762599721">
                <text:p>0.000101320762599721</text:p>
              </table:table-cell>
              <table:table-cell office:value-type="float" office:value="0">
                <text:p>0</text:p>
              </table:table-cell>
              <table:table-cell office:value-type="float" office:value="0.0000916143845202111">
                <text:p>0.0000916143845202111</text:p>
              </table:table-cell>
              <table:table-cell office:value-type="float" office:value="0.0000646605348338936">
                <text:p>0.0000646605348338936</text:p>
              </table:table-cell>
              <table:table-cell office:value-type="float" office:value="0">
                <text:p>0</text:p>
              </table:table-cell>
              <table:table-cell office:value-type="float" office:value="0.0000574212742247004">
                <text:p>0.0000574212742247004</text:p>
              </table:table-cell>
              <table:table-cell office:value-type="float" office:value="0.0000524415189177008">
                <text:p>0.0000524415189177008</text:p>
              </table:table-cell>
              <table:table-cell office:value-type="float" office:value="0.0000521483617486052">
                <text:p>0.0000521483617486052</text:p>
              </table:table-cell>
            </table:table-row>
            <table:table-row>
              <table:table-cell office:value-type="string">
                <text:p>2023/08/11</text:p>
              </table:table-cell>
              <table:table-cell office:value-type="float" office:value="0.219028265390834">
                <text:p>0.219028265390834</text:p>
              </table:table-cell>
              <table:table-cell office:value-type="float" office:value="0">
                <text:p>0</text:p>
              </table:table-cell>
              <table:table-cell office:value-type="float" office:value="0.137468126686888">
                <text:p>0.137468126686888</text:p>
              </table:table-cell>
              <table:table-cell office:value-type="float" office:value="0.100095722709339">
                <text:p>0.100095722709339</text:p>
              </table:table-cell>
              <table:table-cell office:value-type="float" office:value="0">
                <text:p>0</text:p>
              </table:table-cell>
              <table:table-cell office:value-type="float" office:value="0.0500784317093537">
                <text:p>0.0500784317093537</text:p>
              </table:table-cell>
              <table:table-cell office:value-type="float" office:value="0.0480669268764217">
                <text:p>0.0480669268764217</text:p>
              </table:table-cell>
              <table:table-cell office:value-type="float" office:value="0.0454622138563154">
                <text:p>0.0454622138563154</text:p>
              </table:table-cell>
              <table:table-cell office:value-type="float" office:value="0">
                <text:p>0</text:p>
              </table:table-cell>
              <table:table-cell office:value-type="float" office:value="0.043465906155521">
                <text:p>0.043465906155521</text:p>
              </table:table-cell>
              <table:table-cell office:value-type="float" office:value="0.0281343469763407">
                <text:p>0.0281343469763407</text:p>
              </table:table-cell>
              <table:table-cell office:value-type="float" office:value="0.0270517338490687">
                <text:p>0.0270517338490687</text:p>
              </table:table-cell>
              <table:table-cell office:value-type="float" office:value="0.0267761589779555">
                <text:p>0.0267761589779555</text:p>
              </table:table-cell>
              <table:table-cell office:value-type="float" office:value="0">
                <text:p>0</text:p>
              </table:table-cell>
              <table:table-cell office:value-type="float" office:value="0.0249991766997946">
                <text:p>0.0249991766997946</text:p>
              </table:table-cell>
              <table:table-cell office:value-type="float" office:value="0.0211003639388032">
                <text:p>0.0211003639388032</text:p>
              </table:table-cell>
              <table:table-cell office:value-type="float" office:value="0.0192499203722838">
                <text:p>0.0192499203722838</text:p>
              </table:table-cell>
              <table:table-cell office:value-type="float" office:value="0">
                <text:p>0</text:p>
              </table:table-cell>
              <table:table-cell office:value-type="float" office:value="0.0180382146997568">
                <text:p>0.0180382146997568</text:p>
              </table:table-cell>
              <table:table-cell office:value-type="float" office:value="0.0168771935924272">
                <text:p>0.0168771935924272</text:p>
              </table:table-cell>
              <table:table-cell office:value-type="float" office:value="0.0149078704014988">
                <text:p>0.0149078704014988</text:p>
              </table:table-cell>
              <table:table-cell office:value-type="float" office:value="0">
                <text:p>0</text:p>
              </table:table-cell>
              <table:table-cell office:value-type="float" office:value="0.0121640952669382">
                <text:p>0.0121640952669382</text:p>
              </table:table-cell>
              <table:table-cell office:value-type="float" office:value="0.0111764011330211">
                <text:p>0.0111764011330211</text:p>
              </table:table-cell>
              <table:table-cell office:value-type="float" office:value="0.0103545217917495">
                <text:p>0.0103545217917495</text:p>
              </table:table-cell>
              <table:table-cell office:value-type="float" office:value="0.00827841992670142">
                <text:p>0.00827841992670142</text:p>
              </table:table-cell>
              <table:table-cell office:value-type="float" office:value="0">
                <text:p>0</text:p>
              </table:table-cell>
              <table:table-cell office:value-type="float" office:value="0.00827841992670142">
                <text:p>0.00827841992670142</text:p>
              </table:table-cell>
              <table:table-cell office:value-type="float" office:value="0.00827841247576733">
                <text:p>0.00827841247576733</text:p>
              </table:table-cell>
              <table:table-cell office:value-type="float" office:value="0.00517512409216037">
                <text:p>0.00517512409216037</text:p>
              </table:table-cell>
              <table:table-cell office:value-type="float" office:value="0">
                <text:p>0</text:p>
              </table:table-cell>
              <table:table-cell office:value-type="float" office:value="0.00498446793493601">
                <text:p>0.00498446793493601</text:p>
              </table:table-cell>
              <table:table-cell office:value-type="float" office:value="0.00465513621357849">
                <text:p>0.00465513621357849</text:p>
              </table:table-cell>
              <table:table-cell office:value-type="float" office:value="0.00452390207945363">
                <text:p>0.00452390207945363</text:p>
              </table:table-cell>
              <table:table-cell office:value-type="float" office:value="0">
                <text:p>0</text:p>
              </table:table-cell>
              <table:table-cell office:value-type="float" office:value="0.00414004446382921">
                <text:p>0.00414004446382921</text:p>
              </table:table-cell>
              <table:table-cell office:value-type="float" office:value="0.00413940782704481">
                <text:p>0.00413940782704481</text:p>
              </table:table-cell>
              <table:table-cell office:value-type="float" office:value="0.00413901541118289">
                <text:p>0.00413901541118289</text:p>
              </table:table-cell>
              <table:table-cell office:value-type="float" office:value="0.00413901541118289">
                <text:p>0.00413901541118289</text:p>
              </table:table-cell>
              <table:table-cell office:value-type="float" office:value="0">
                <text:p>0</text:p>
              </table:table-cell>
              <table:table-cell office:value-type="float" office:value="0.00413857497819004">
                <text:p>0.00413857497819004</text:p>
              </table:table-cell>
              <table:table-cell office:value-type="float" office:value="0.00372531719777702">
                <text:p>0.00372531719777702</text:p>
              </table:table-cell>
              <table:table-cell office:value-type="float" office:value="0.00307412625546544">
                <text:p>0.00307412625546544</text:p>
              </table:table-cell>
              <table:table-cell office:value-type="float" office:value="0">
                <text:p>0</text:p>
              </table:table-cell>
              <table:table-cell office:value-type="float" office:value="0.0025348537243961">
                <text:p>0.0025348537243961</text:p>
              </table:table-cell>
              <table:table-cell office:value-type="float" office:value="0.0025222993143974">
                <text:p>0.0025222993143974</text:p>
              </table:table-cell>
              <table:table-cell office:value-type="float" office:value="0.00249606291970805">
                <text:p>0.00249606291970805</text:p>
              </table:table-cell>
              <table:table-cell office:value-type="float" office:value="0">
                <text:p>0</text:p>
              </table:table-cell>
              <table:table-cell office:value-type="float" office:value="0.00242407861759575">
                <text:p>0.00242407861759575</text:p>
              </table:table-cell>
              <table:table-cell office:value-type="float" office:value="0.00238322159520343">
                <text:p>0.00238322159520343</text:p>
              </table:table-cell>
              <table:table-cell office:value-type="float" office:value="0.00207652009425729">
                <text:p>0.00207652009425729</text:p>
              </table:table-cell>
              <table:table-cell office:value-type="float" office:value="0.00182920431877109">
                <text:p>0.00182920431877109</text:p>
              </table:table-cell>
              <table:table-cell office:value-type="float" office:value="0">
                <text:p>0</text:p>
              </table:table-cell>
              <table:table-cell office:value-type="float" office:value="0.00182670328856205">
                <text:p>0.00182670328856205</text:p>
              </table:table-cell>
              <table:table-cell office:value-type="float" office:value="0.00182670328856205">
                <text:p>0.00182670328856205</text:p>
              </table:table-cell>
              <table:table-cell office:value-type="float" office:value="0.00181626618566688">
                <text:p>0.00181626618566688</text:p>
              </table:table-cell>
              <table:table-cell office:value-type="float" office:value="0">
                <text:p>0</text:p>
              </table:table-cell>
              <table:table-cell office:value-type="float" office:value="0.00181626618566688">
                <text:p>0.00181626618566688</text:p>
              </table:table-cell>
              <table:table-cell office:value-type="float" office:value="0.00156398128206336">
                <text:p>0.00156398128206336</text:p>
              </table:table-cell>
              <table:table-cell office:value-type="float" office:value="0.00148330629404603">
                <text:p>0.00148330629404603</text:p>
              </table:table-cell>
              <table:table-cell office:value-type="float" office:value="0">
                <text:p>0</text:p>
              </table:table-cell>
              <table:table-cell office:value-type="float" office:value="0.00148330629404603">
                <text:p>0.00148330629404603</text:p>
              </table:table-cell>
              <table:table-cell office:value-type="float" office:value="0.00148276817102855">
                <text:p>0.00148276817102855</text:p>
              </table:table-cell>
              <table:table-cell office:value-type="float" office:value="0.00147011068977498">
                <text:p>0.00147011068977498</text:p>
              </table:table-cell>
              <table:table-cell office:value-type="float" office:value="0.00144879273946574">
                <text:p>0.00144879273946574</text:p>
              </table:table-cell>
              <table:table-cell office:value-type="float" office:value="0">
                <text:p>0</text:p>
              </table:table-cell>
              <table:table-cell office:value-type="float" office:value="0.00133009493026659">
                <text:p>0.00133009493026659</text:p>
              </table:table-cell>
              <table:table-cell office:value-type="float" office:value="0.00124913419809913">
                <text:p>0.00124913419809913</text:p>
              </table:table-cell>
              <table:table-cell office:value-type="float" office:value="0.00120089477241236">
                <text:p>0.00120089477241236</text:p>
              </table:table-cell>
              <table:table-cell office:value-type="float" office:value="0">
                <text:p>0</text:p>
              </table:table-cell>
              <table:table-cell office:value-type="float" office:value="0.00113618466036725">
                <text:p>0.00113618466036725</text:p>
              </table:table-cell>
              <table:table-cell office:value-type="float" office:value="0.00103431551848265">
                <text:p>0.00103431551848265</text:p>
              </table:table-cell>
              <table:table-cell office:value-type="float" office:value="0.00103431551848265">
                <text:p>0.00103431551848265</text:p>
              </table:table-cell>
              <table:table-cell office:value-type="float" office:value="0">
                <text:p>0</text:p>
              </table:table-cell>
              <table:table-cell office:value-type="float" office:value="0.00103343555074853">
                <text:p>0.00103343555074853</text:p>
              </table:table-cell>
              <table:table-cell office:value-type="float" office:value="0.00102813080027242">
                <text:p>0.00102813080027242</text:p>
              </table:table-cell>
              <table:table-cell office:value-type="float" office:value="0.000974162442845761">
                <text:p>0.000974162442845761</text:p>
              </table:table-cell>
              <table:table-cell office:value-type="float" office:value="0.000974162442845761">
                <text:p>0.000974162442845761</text:p>
              </table:table-cell>
              <table:table-cell office:value-type="float" office:value="0">
                <text:p>0</text:p>
              </table:table-cell>
              <table:table-cell office:value-type="float" office:value="0.000948356546570439">
                <text:p>0.000948356546570439</text:p>
              </table:table-cell>
              <table:table-cell office:value-type="float" office:value="0.000948356546570439">
                <text:p>0.000948356546570439</text:p>
              </table:table-cell>
              <table:table-cell office:value-type="float" office:value="0.000898911738156594">
                <text:p>0.000898911738156594</text:p>
              </table:table-cell>
              <table:table-cell office:value-type="float" office:value="0">
                <text:p>0</text:p>
              </table:table-cell>
              <table:table-cell office:value-type="float" office:value="0.00087802800758896">
                <text:p>0.00087802800758896</text:p>
              </table:table-cell>
              <table:table-cell office:value-type="float" office:value="0.000827485838020725">
                <text:p>0.000827485838020725</text:p>
              </table:table-cell>
              <table:table-cell office:value-type="float" office:value="0.000796073113843554">
                <text:p>0.000796073113843554</text:p>
              </table:table-cell>
              <table:table-cell office:value-type="float" office:value="0">
                <text:p>0</text:p>
              </table:table-cell>
              <table:table-cell office:value-type="float" office:value="0.000796073113843554">
                <text:p>0.000796073113843554</text:p>
              </table:table-cell>
              <table:table-cell office:value-type="float" office:value="0.000620911174056715">
                <text:p>0.000620911174056715</text:p>
              </table:table-cell>
              <table:table-cell office:value-type="float" office:value="0.000592801184039038">
                <text:p>0.000592801184039038</text:p>
              </table:table-cell>
              <table:table-cell office:value-type="float" office:value="0.000554568482048268">
                <text:p>0.000554568482048268</text:p>
              </table:table-cell>
              <table:table-cell office:value-type="float" office:value="0">
                <text:p>0</text:p>
              </table:table-cell>
              <table:table-cell office:value-type="float" office:value="0.000543305567291652">
                <text:p>0.000543305567291652</text:p>
              </table:table-cell>
              <table:table-cell office:value-type="float" office:value="0.000489392157192459">
                <text:p>0.000489392157192459</text:p>
              </table:table-cell>
              <table:table-cell office:value-type="float" office:value="0.000360453134708782">
                <text:p>0.000360453134708782</text:p>
              </table:table-cell>
              <table:table-cell office:value-type="float" office:value="0">
                <text:p>0</text:p>
              </table:table-cell>
              <table:table-cell office:value-type="float" office:value="0.000321046021868221">
                <text:p>0.000321046021868221</text:p>
              </table:table-cell>
              <table:table-cell office:value-type="float" office:value="0.000275713792785792">
                <text:p>0.000275713792785792</text:p>
              </table:table-cell>
              <table:table-cell office:value-type="float" office:value="0.000274225006412498">
                <text:p>0.000274225006412498</text:p>
              </table:table-cell>
              <table:table-cell office:value-type="float" office:value="0.000230047458686045">
                <text:p>0.000230047458686045</text:p>
              </table:table-cell>
            </table:table-row>
            <table:table-row>
              <table:table-cell office:value-type="string">
                <text:p>2023/08/12</text:p>
              </table:table-cell>
              <table:table-cell office:value-type="float" office:value="0.254654072852889">
                <text:p>0.254654072852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6651261833489">
                <text:p>0.196651261833489</text:p>
              </table:table-cell>
              <table:table-cell office:value-type="float" office:value="0.0627625106284448">
                <text:p>0.0627625106284448</text:p>
              </table:table-cell>
              <table:table-cell office:value-type="float" office:value="0">
                <text:p>0</text:p>
              </table:table-cell>
              <table:table-cell office:value-type="float" office:value="0.0625204835857359">
                <text:p>0.0625204835857359</text:p>
              </table:table-cell>
              <table:table-cell office:value-type="float" office:value="0.0439254937183118">
                <text:p>0.0439254937183118</text:p>
              </table:table-cell>
              <table:table-cell office:value-type="float" office:value="0">
                <text:p>0</text:p>
              </table:table-cell>
              <table:table-cell office:value-type="float" office:value="0.0391480473500525">
                <text:p>0.0391480473500525</text:p>
              </table:table-cell>
              <table:table-cell office:value-type="float" office:value="0.0339222524096984">
                <text:p>0.0339222524096984</text:p>
              </table:table-cell>
              <table:table-cell office:value-type="float" office:value="0">
                <text:p>0</text:p>
              </table:table-cell>
              <table:table-cell office:value-type="float" office:value="0.0326446107960359">
                <text:p>0.0326446107960359</text:p>
              </table:table-cell>
              <table:table-cell office:value-type="float" office:value="0.0302161952266365">
                <text:p>0.0302161952266365</text:p>
              </table:table-cell>
              <table:table-cell office:value-type="float" office:value="0">
                <text:p>0</text:p>
              </table:table-cell>
              <table:table-cell office:value-type="float" office:value="0.0249747341806608">
                <text:p>0.0249747341806608</text:p>
              </table:table-cell>
              <table:table-cell office:value-type="float" office:value="0.0236334915268687">
                <text:p>0.0236334915268687</text:p>
              </table:table-cell>
              <table:table-cell office:value-type="float" office:value="0">
                <text:p>0</text:p>
              </table:table-cell>
              <table:table-cell office:value-type="float" office:value="0.0206167597652777">
                <text:p>0.0206167597652777</text:p>
              </table:table-cell>
              <table:table-cell office:value-type="float" office:value="0.0177767068255281">
                <text:p>0.0177767068255281</text:p>
              </table:table-cell>
              <table:table-cell office:value-type="float" office:value="0">
                <text:p>0</text:p>
              </table:table-cell>
              <table:table-cell office:value-type="float" office:value="0.0174110473842907">
                <text:p>0.0174110473842907</text:p>
              </table:table-cell>
              <table:table-cell office:value-type="float" office:value="0.0166922894114964">
                <text:p>0.0166922894114964</text:p>
              </table:table-cell>
              <table:table-cell office:value-type="float" office:value="0">
                <text:p>0</text:p>
              </table:table-cell>
              <table:table-cell office:value-type="float" office:value="0.013821791746412">
                <text:p>0.013821791746412</text:p>
              </table:table-cell>
              <table:table-cell office:value-type="float" office:value="0.0115208860690945">
                <text:p>0.0115208860690945</text:p>
              </table:table-cell>
              <table:table-cell office:value-type="float" office:value="0">
                <text:p>0</text:p>
              </table:table-cell>
              <table:table-cell office:value-type="float" office:value="0.00941390242279361">
                <text:p>0.00941390242279361</text:p>
              </table:table-cell>
              <table:table-cell office:value-type="float" office:value="0.00929925589695646">
                <text:p>0.00929925589695646</text:p>
              </table:table-cell>
              <table:table-cell office:value-type="float" office:value="0">
                <text:p>0</text:p>
              </table:table-cell>
              <table:table-cell office:value-type="float" office:value="0.00566416555550142">
                <text:p>0.00566416555550142</text:p>
              </table:table-cell>
              <table:table-cell office:value-type="float" office:value="0.0053332014731009">
                <text:p>0.0053332014731009</text:p>
              </table:table-cell>
              <table:table-cell office:value-type="float" office:value="0">
                <text:p>0</text:p>
              </table:table-cell>
              <table:table-cell office:value-type="float" office:value="0.00491856822441616">
                <text:p>0.00491856822441616</text:p>
              </table:table-cell>
              <table:table-cell office:value-type="float" office:value="0.00453808228062169">
                <text:p>0.00453808228062169</text:p>
              </table:table-cell>
              <table:table-cell office:value-type="float" office:value="0">
                <text:p>0</text:p>
              </table:table-cell>
              <table:table-cell office:value-type="float" office:value="0.00376691901848158">
                <text:p>0.00376691901848158</text:p>
              </table:table-cell>
              <table:table-cell office:value-type="float" office:value="0.00333730169453383">
                <text:p>0.00333730169453383</text:p>
              </table:table-cell>
              <table:table-cell office:value-type="float" office:value="0">
                <text:p>0</text:p>
              </table:table-cell>
              <table:table-cell office:value-type="float" office:value="0.0032648076693258">
                <text:p>0.0032648076693258</text:p>
              </table:table-cell>
              <table:table-cell office:value-type="float" office:value="0.00294192586271913">
                <text:p>0.00294192586271913</text:p>
              </table:table-cell>
              <table:table-cell office:value-type="float" office:value="0">
                <text:p>0</text:p>
              </table:table-cell>
              <table:table-cell office:value-type="float" office:value="0.0024166283885817">
                <text:p>0.0024166283885817</text:p>
              </table:table-cell>
              <table:table-cell office:value-type="float" office:value="0.00235624997878314">
                <text:p>0.00235624997878314</text:p>
              </table:table-cell>
              <table:table-cell office:value-type="float" office:value="0">
                <text:p>0</text:p>
              </table:table-cell>
              <table:table-cell office:value-type="float" office:value="0.00221997069506252">
                <text:p>0.00221997069506252</text:p>
              </table:table-cell>
              <table:table-cell office:value-type="float" office:value="0.00200998025592791">
                <text:p>0.00200998025592791</text:p>
              </table:table-cell>
              <table:table-cell office:value-type="float" office:value="0">
                <text:p>0</text:p>
              </table:table-cell>
              <table:table-cell office:value-type="float" office:value="0.00198360897335881">
                <text:p>0.00198360897335881</text:p>
              </table:table-cell>
              <table:table-cell office:value-type="float" office:value="0.00198360897335881">
                <text:p>0.00198360897335881</text:p>
              </table:table-cell>
              <table:table-cell office:value-type="float" office:value="0">
                <text:p>0</text:p>
              </table:table-cell>
              <table:table-cell office:value-type="float" office:value="0.00174527765135502">
                <text:p>0.00174527765135502</text:p>
              </table:table-cell>
              <table:table-cell office:value-type="float" office:value="0">
                <text:p>0</text:p>
              </table:table-cell>
              <table:table-cell office:value-type="float" office:value="0.00171280349200886">
                <text:p>0.00171280349200886</text:p>
              </table:table-cell>
              <table:table-cell office:value-type="float" office:value="0.00171232322679393">
                <text:p>0.00171232322679393</text:p>
              </table:table-cell>
              <table:table-cell office:value-type="float" office:value="0">
                <text:p>0</text:p>
              </table:table-cell>
              <table:table-cell office:value-type="float" office:value="0.00170154790650912">
                <text:p>0.00170154790650912</text:p>
              </table:table-cell>
              <table:table-cell office:value-type="float" office:value="0.00168889302459985">
                <text:p>0.00168889302459985</text:p>
              </table:table-cell>
              <table:table-cell office:value-type="float" office:value="0">
                <text:p>0</text:p>
              </table:table-cell>
              <table:table-cell office:value-type="float" office:value="0.00165696723770259">
                <text:p>0.00165696723770259</text:p>
              </table:table-cell>
              <table:table-cell office:value-type="float" office:value="0.00151565572903223">
                <text:p>0.00151565572903223</text:p>
              </table:table-cell>
              <table:table-cell office:value-type="float" office:value="0">
                <text:p>0</text:p>
              </table:table-cell>
              <table:table-cell office:value-type="float" office:value="0.00144011845054137">
                <text:p>0.00144011845054137</text:p>
              </table:table-cell>
              <table:table-cell office:value-type="float" office:value="0.00134698998359939">
                <text:p>0.00134698998359939</text:p>
              </table:table-cell>
              <table:table-cell office:value-type="float" office:value="0">
                <text:p>0</text:p>
              </table:table-cell>
              <table:table-cell office:value-type="float" office:value="0.00125494610320931">
                <text:p>0.00125494610320931</text:p>
              </table:table-cell>
              <table:table-cell office:value-type="float" office:value="0.00112397131362096">
                <text:p>0.00112397131362096</text:p>
              </table:table-cell>
              <table:table-cell office:value-type="float" office:value="0">
                <text:p>0</text:p>
              </table:table-cell>
              <table:table-cell office:value-type="float" office:value="0.00110601763344442">
                <text:p>0.00110601763344442</text:p>
              </table:table-cell>
              <table:table-cell office:value-type="float" office:value="0.00110601763344442">
                <text:p>0.00110601763344442</text:p>
              </table:table-cell>
              <table:table-cell office:value-type="float" office:value="0">
                <text:p>0</text:p>
              </table:table-cell>
              <table:table-cell office:value-type="float" office:value="0.00109061649757691">
                <text:p>0.00109061649757691</text:p>
              </table:table-cell>
              <table:table-cell office:value-type="float" office:value="0.00106052204935614">
                <text:p>0.00106052204935614</text:p>
              </table:table-cell>
              <table:table-cell office:value-type="float" office:value="0">
                <text:p>0</text:p>
              </table:table-cell>
              <table:table-cell office:value-type="float" office:value="0.00106052204935614">
                <text:p>0.00106052204935614</text:p>
              </table:table-cell>
              <table:table-cell office:value-type="float" office:value="0.000845514585464779">
                <text:p>0.000845514585464779</text:p>
              </table:table-cell>
              <table:table-cell office:value-type="float" office:value="0">
                <text:p>0</text:p>
              </table:table-cell>
              <table:table-cell office:value-type="float" office:value="0.000792222744115279">
                <text:p>0.000792222744115279</text:p>
              </table:table-cell>
              <table:table-cell office:value-type="float" office:value="0.000781562218268861">
                <text:p>0.000781562218268861</text:p>
              </table:table-cell>
              <table:table-cell office:value-type="float" office:value="0">
                <text:p>0</text:p>
              </table:table-cell>
              <table:table-cell office:value-type="float" office:value="0.000721365877716651">
                <text:p>0.000721365877716651</text:p>
              </table:table-cell>
              <table:table-cell office:value-type="float" office:value="0.000672712423243516">
                <text:p>0.000672712423243516</text:p>
              </table:table-cell>
              <table:table-cell office:value-type="float" office:value="0">
                <text:p>0</text:p>
              </table:table-cell>
              <table:table-cell office:value-type="float" office:value="0.000601427337107219">
                <text:p>0.000601427337107219</text:p>
              </table:table-cell>
              <table:table-cell office:value-type="float" office:value="0.000563005466837851">
                <text:p>0.000563005466837851</text:p>
              </table:table-cell>
              <table:table-cell office:value-type="float" office:value="0">
                <text:p>0</text:p>
              </table:table-cell>
              <table:table-cell office:value-type="float" office:value="0.000563005466837851">
                <text:p>0.000563005466837851</text:p>
              </table:table-cell>
              <table:table-cell office:value-type="float" office:value="0.000501457229490576">
                <text:p>0.000501457229490576</text:p>
              </table:table-cell>
              <table:table-cell office:value-type="float" office:value="0">
                <text:p>0</text:p>
              </table:table-cell>
              <table:table-cell office:value-type="float" office:value="0.000473310033161645">
                <text:p>0.000473310033161645</text:p>
              </table:table-cell>
              <table:table-cell office:value-type="float" office:value="0.000422921534041554">
                <text:p>0.000422921534041554</text:p>
              </table:table-cell>
              <table:table-cell office:value-type="float" office:value="0">
                <text:p>0</text:p>
              </table:table-cell>
              <table:table-cell office:value-type="float" office:value="0.000421990356155866">
                <text:p>0.000421990356155866</text:p>
              </table:table-cell>
              <table:table-cell office:value-type="float" office:value="0.000421990356155866">
                <text:p>0.000421990356155866</text:p>
              </table:table-cell>
              <table:table-cell office:value-type="float" office:value="0">
                <text:p>0</text:p>
              </table:table-cell>
              <table:table-cell office:value-type="float" office:value="0.000402037747851747">
                <text:p>0.000402037747851747</text:p>
              </table:table-cell>
              <table:table-cell office:value-type="float" office:value="0.000402037747851747">
                <text:p>0.000402037747851747</text:p>
              </table:table-cell>
              <table:table-cell office:value-type="float" office:value="0">
                <text:p>0</text:p>
              </table:table-cell>
              <table:table-cell office:value-type="float" office:value="0.0004018955772912">
                <text:p>0.0004018955772912</text:p>
              </table:table-cell>
              <table:table-cell office:value-type="float" office:value="0.000347540641810862">
                <text:p>0.000347540641810862</text:p>
              </table:table-cell>
            </table:table-row>
            <table:table-row>
              <table:table-cell office:value-type="string">
                <text:p>2023/08/13</text:p>
              </table:table-cell>
              <table:table-cell office:value-type="float" office:value="0.123892599875133">
                <text:p>0.123892599875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2053715595983">
                <text:p>0.112053715595983</text:p>
              </table:table-cell>
              <table:table-cell office:value-type="float" office:value="0">
                <text:p>0</text:p>
              </table:table-cell>
              <table:table-cell office:value-type="float" office:value="0.0812744460344871">
                <text:p>0.0812744460344871</text:p>
              </table:table-cell>
              <table:table-cell office:value-type="float" office:value="0.0776149005290769">
                <text:p>0.0776149005290769</text:p>
              </table:table-cell>
              <table:table-cell office:value-type="float" office:value="0">
                <text:p>0</text:p>
              </table:table-cell>
              <table:table-cell office:value-type="float" office:value="0.0776149005290769">
                <text:p>0.0776149005290769</text:p>
              </table:table-cell>
              <table:table-cell office:value-type="float" office:value="0">
                <text:p>0</text:p>
              </table:table-cell>
              <table:table-cell office:value-type="float" office:value="0.0709738650629088">
                <text:p>0.0709738650629088</text:p>
              </table:table-cell>
              <table:table-cell office:value-type="float" office:value="0.0564931540775714">
                <text:p>0.0564931540775714</text:p>
              </table:table-cell>
              <table:table-cell office:value-type="float" office:value="0">
                <text:p>0</text:p>
              </table:table-cell>
              <table:table-cell office:value-type="float" office:value="0.0280304182679452">
                <text:p>0.0280304182679452</text:p>
              </table:table-cell>
              <table:table-cell office:value-type="float" office:value="0">
                <text:p>0</text:p>
              </table:table-cell>
              <table:table-cell office:value-type="float" office:value="0.0266123604439883">
                <text:p>0.0266123604439883</text:p>
              </table:table-cell>
              <table:table-cell office:value-type="float" office:value="0.0241095602546144">
                <text:p>0.0241095602546144</text:p>
              </table:table-cell>
              <table:table-cell office:value-type="float" office:value="0">
                <text:p>0</text:p>
              </table:table-cell>
              <table:table-cell office:value-type="float" office:value="0.0217044452017001">
                <text:p>0.0217044452017001</text:p>
              </table:table-cell>
              <table:table-cell office:value-type="float" office:value="0">
                <text:p>0</text:p>
              </table:table-cell>
              <table:table-cell office:value-type="float" office:value="0.0189497449341861">
                <text:p>0.0189497449341861</text:p>
              </table:table-cell>
              <table:table-cell office:value-type="float" office:value="0">
                <text:p>0</text:p>
              </table:table-cell>
              <table:table-cell office:value-type="float" office:value="0.0189174335498122">
                <text:p>0.0189174335498122</text:p>
              </table:table-cell>
              <table:table-cell office:value-type="float" office:value="0.0183654606367176">
                <text:p>0.0183654606367176</text:p>
              </table:table-cell>
              <table:table-cell office:value-type="float" office:value="0">
                <text:p>0</text:p>
              </table:table-cell>
              <table:table-cell office:value-type="float" office:value="0.0164217024195008">
                <text:p>0.0164217024195008</text:p>
              </table:table-cell>
              <table:table-cell office:value-type="float" office:value="0">
                <text:p>0</text:p>
              </table:table-cell>
              <table:table-cell office:value-type="float" office:value="0.015412666793595">
                <text:p>0.015412666793595</text:p>
              </table:table-cell>
              <table:table-cell office:value-type="float" office:value="0.0136000295893862">
                <text:p>0.0136000295893862</text:p>
              </table:table-cell>
              <table:table-cell office:value-type="float" office:value="0">
                <text:p>0</text:p>
              </table:table-cell>
              <table:table-cell office:value-type="float" office:value="0.0136000295893862">
                <text:p>0.0136000295893862</text:p>
              </table:table-cell>
              <table:table-cell office:value-type="float" office:value="0">
                <text:p>0</text:p>
              </table:table-cell>
              <table:table-cell office:value-type="float" office:value="0.0136000295893862">
                <text:p>0.0136000295893862</text:p>
              </table:table-cell>
              <table:table-cell office:value-type="float" office:value="0.01359868108595">
                <text:p>0.01359868108595</text:p>
              </table:table-cell>
              <table:table-cell office:value-type="float" office:value="0">
                <text:p>0</text:p>
              </table:table-cell>
              <table:table-cell office:value-type="float" office:value="0.0132495146437692">
                <text:p>0.0132495146437692</text:p>
              </table:table-cell>
              <table:table-cell office:value-type="float" office:value="0">
                <text:p>0</text:p>
              </table:table-cell>
              <table:table-cell office:value-type="float" office:value="0.0118388842791498">
                <text:p>0.0118388842791498</text:p>
              </table:table-cell>
              <table:table-cell office:value-type="float" office:value="0.00922787821340265">
                <text:p>0.00922787821340265</text:p>
              </table:table-cell>
              <table:table-cell office:value-type="float" office:value="0">
                <text:p>0</text:p>
              </table:table-cell>
              <table:table-cell office:value-type="float" office:value="0.00887048043793503">
                <text:p>0.00887048043793503</text:p>
              </table:table-cell>
              <table:table-cell office:value-type="float" office:value="0">
                <text:p>0</text:p>
              </table:table-cell>
              <table:table-cell office:value-type="float" office:value="0.00841790052936875">
                <text:p>0.00841790052936875</text:p>
              </table:table-cell>
              <table:table-cell office:value-type="float" office:value="0">
                <text:p>0</text:p>
              </table:table-cell>
              <table:table-cell office:value-type="float" office:value="0.00743832100037367">
                <text:p>0.00743832100037367</text:p>
              </table:table-cell>
              <table:table-cell office:value-type="float" office:value="0.00743832100037367">
                <text:p>0.00743832100037367</text:p>
              </table:table-cell>
              <table:table-cell office:value-type="float" office:value="0">
                <text:p>0</text:p>
              </table:table-cell>
              <table:table-cell office:value-type="float" office:value="0.00654082856884219">
                <text:p>0.00654082856884219</text:p>
              </table:table-cell>
              <table:table-cell office:value-type="float" office:value="0">
                <text:p>0</text:p>
              </table:table-cell>
              <table:table-cell office:value-type="float" office:value="0.00652924310207137">
                <text:p>0.00652924310207137</text:p>
              </table:table-cell>
              <table:table-cell office:value-type="float" office:value="0.00647569093527234">
                <text:p>0.00647569093527234</text:p>
              </table:table-cell>
              <table:table-cell office:value-type="float" office:value="0">
                <text:p>0</text:p>
              </table:table-cell>
              <table:table-cell office:value-type="float" office:value="0.0063306176935638">
                <text:p>0.0063306176935638</text:p>
              </table:table-cell>
              <table:table-cell office:value-type="float" office:value="0">
                <text:p>0</text:p>
              </table:table-cell>
              <table:table-cell office:value-type="float" office:value="0.00613239008647259">
                <text:p>0.00613239008647259</text:p>
              </table:table-cell>
              <table:table-cell office:value-type="float" office:value="0.00613239008647259">
                <text:p>0.00613239008647259</text:p>
              </table:table-cell>
              <table:table-cell office:value-type="float" office:value="0">
                <text:p>0</text:p>
              </table:table-cell>
              <table:table-cell office:value-type="float" office:value="0.00613239008647259">
                <text:p>0.00613239008647259</text:p>
              </table:table-cell>
              <table:table-cell office:value-type="float" office:value="0">
                <text:p>0</text:p>
              </table:table-cell>
              <table:table-cell office:value-type="float" office:value="0.00564759216586208">
                <text:p>0.00564759216586208</text:p>
              </table:table-cell>
              <table:table-cell office:value-type="float" office:value="0">
                <text:p>0</text:p>
              </table:table-cell>
              <table:table-cell office:value-type="float" office:value="0.00563343658195625">
                <text:p>0.00563343658195625</text:p>
              </table:table-cell>
              <table:table-cell office:value-type="float" office:value="0.00302334807077254">
                <text:p>0.00302334807077254</text:p>
              </table:table-cell>
              <table:table-cell office:value-type="float" office:value="0">
                <text:p>0</text:p>
              </table:table-cell>
              <table:table-cell office:value-type="float" office:value="0.00264786368104764">
                <text:p>0.00264786368104764</text:p>
              </table:table-cell>
              <table:table-cell office:value-type="float" office:value="0">
                <text:p>0</text:p>
              </table:table-cell>
              <table:table-cell office:value-type="float" office:value="0.00264265386222617">
                <text:p>0.00264265386222617</text:p>
              </table:table-cell>
              <table:table-cell office:value-type="float" office:value="0.00245063076557794">
                <text:p>0.00245063076557794</text:p>
              </table:table-cell>
              <table:table-cell office:value-type="float" office:value="0">
                <text:p>0</text:p>
              </table:table-cell>
              <table:table-cell office:value-type="float" office:value="0.00240360623726032">
                <text:p>0.00240360623726032</text:p>
              </table:table-cell>
              <table:table-cell office:value-type="float" office:value="0">
                <text:p>0</text:p>
              </table:table-cell>
              <table:table-cell office:value-type="float" office:value="0.00230298658876071">
                <text:p>0.00230298658876071</text:p>
              </table:table-cell>
              <table:table-cell office:value-type="float" office:value="0.00230298658876071">
                <text:p>0.00230298658876071</text:p>
              </table:table-cell>
              <table:table-cell office:value-type="float" office:value="0">
                <text:p>0</text:p>
              </table:table-cell>
              <table:table-cell office:value-type="float" office:value="0.00209679331597989">
                <text:p>0.00209679331597989</text:p>
              </table:table-cell>
              <table:table-cell office:value-type="float" office:value="0">
                <text:p>0</text:p>
              </table:table-cell>
              <table:table-cell office:value-type="float" office:value="0.00209679331597989">
                <text:p>0.00209679331597989</text:p>
              </table:table-cell>
              <table:table-cell office:value-type="float" office:value="0.00178584616705957">
                <text:p>0.00178584616705957</text:p>
              </table:table-cell>
              <table:table-cell office:value-type="float" office:value="0">
                <text:p>0</text:p>
              </table:table-cell>
              <table:table-cell office:value-type="float" office:value="0.00158766052060455">
                <text:p>0.00158766052060455</text:p>
              </table:table-cell>
              <table:table-cell office:value-type="float" office:value="0">
                <text:p>0</text:p>
              </table:table-cell>
              <table:table-cell office:value-type="float" office:value="0.0015208867424924">
                <text:p>0.0015208867424924</text:p>
              </table:table-cell>
              <table:table-cell office:value-type="float" office:value="0">
                <text:p>0</text:p>
              </table:table-cell>
              <table:table-cell office:value-type="float" office:value="0.001267161038221">
                <text:p>0.001267161038221</text:p>
              </table:table-cell>
              <table:table-cell office:value-type="float" office:value="0.000925698344213965">
                <text:p>0.000925698344213965</text:p>
              </table:table-cell>
              <table:table-cell office:value-type="float" office:value="0">
                <text:p>0</text:p>
              </table:table-cell>
              <table:table-cell office:value-type="float" office:value="0.000891379268888604">
                <text:p>0.000891379268888604</text:p>
              </table:table-cell>
              <table:table-cell office:value-type="float" office:value="0">
                <text:p>0</text:p>
              </table:table-cell>
              <table:table-cell office:value-type="float" office:value="0.000885753835985104">
                <text:p>0.000885753835985104</text:p>
              </table:table-cell>
              <table:table-cell office:value-type="float" office:value="0.000871398656093425">
                <text:p>0.000871398656093425</text:p>
              </table:table-cell>
              <table:table-cell office:value-type="float" office:value="0">
                <text:p>0</text:p>
              </table:table-cell>
              <table:table-cell office:value-type="float" office:value="0.000764230542984912">
                <text:p>0.000764230542984912</text:p>
              </table:table-cell>
              <table:table-cell office:value-type="float" office:value="0">
                <text:p>0</text:p>
              </table:table-cell>
              <table:table-cell office:value-type="float" office:value="0.000620285852623748">
                <text:p>0.000620285852623748</text:p>
              </table:table-cell>
              <table:table-cell office:value-type="float" office:value="0.000594252846073617">
                <text:p>0.000594252846073617</text:p>
              </table:table-cell>
              <table:table-cell office:value-type="float" office:value="0">
                <text:p>0</text:p>
              </table:table-cell>
              <table:table-cell office:value-type="float" office:value="0.000508276526389628">
                <text:p>0.000508276526389628</text:p>
              </table:table-cell>
              <table:table-cell office:value-type="float" office:value="0">
                <text:p>0</text:p>
              </table:table-cell>
              <table:table-cell office:value-type="float" office:value="0.00046674188011997">
                <text:p>0.00046674188011997</text:p>
              </table:table-cell>
              <table:table-cell office:value-type="float" office:value="0.000466741880119859">
                <text:p>0.000466741880119859</text:p>
              </table:table-cell>
            </table:table-row>
            <table:table-row>
              <table:table-cell office:value-type="string">
                <text:p>2023/08/14</text:p>
              </table:table-cell>
              <table:table-cell office:value-type="float" office:value="0.222704500281824">
                <text:p>0.222704500281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0840413264692">
                <text:p>0.200840413264692</text:p>
              </table:table-cell>
              <table:table-cell office:value-type="float" office:value="0">
                <text:p>0</text:p>
              </table:table-cell>
              <table:table-cell office:value-type="float" office:value="0.0863122607347028">
                <text:p>0.0863122607347028</text:p>
              </table:table-cell>
              <table:table-cell office:value-type="float" office:value="0">
                <text:p>0</text:p>
              </table:table-cell>
              <table:table-cell office:value-type="float" office:value="0.0858342627603773">
                <text:p>0.0858342627603773</text:p>
              </table:table-cell>
              <table:table-cell office:value-type="float" office:value="0.0598443160340546">
                <text:p>0.0598443160340546</text:p>
              </table:table-cell>
              <table:table-cell office:value-type="float" office:value="0">
                <text:p>0</text:p>
              </table:table-cell>
              <table:table-cell office:value-type="float" office:value="0.0583385112196347">
                <text:p>0.0583385112196347</text:p>
              </table:table-cell>
              <table:table-cell office:value-type="float" office:value="0">
                <text:p>0</text:p>
              </table:table-cell>
              <table:table-cell office:value-type="float" office:value="0.0506576159250094">
                <text:p>0.0506576159250094</text:p>
              </table:table-cell>
              <table:table-cell office:value-type="float" office:value="0">
                <text:p>0</text:p>
              </table:table-cell>
              <table:table-cell office:value-type="float" office:value="0.0309802760337203">
                <text:p>0.0309802760337203</text:p>
              </table:table-cell>
              <table:table-cell office:value-type="float" office:value="0.0218817217292827">
                <text:p>0.0218817217292827</text:p>
              </table:table-cell>
              <table:table-cell office:value-type="float" office:value="0">
                <text:p>0</text:p>
              </table:table-cell>
              <table:table-cell office:value-type="float" office:value="0.0182950558393814">
                <text:p>0.0182950558393814</text:p>
              </table:table-cell>
              <table:table-cell office:value-type="float" office:value="0">
                <text:p>0</text:p>
              </table:table-cell>
              <table:table-cell office:value-type="float" office:value="0.0176957029655603">
                <text:p>0.0176957029655603</text:p>
              </table:table-cell>
              <table:table-cell office:value-type="float" office:value="0">
                <text:p>0</text:p>
              </table:table-cell>
              <table:table-cell office:value-type="float" office:value="0.0140588289285285">
                <text:p>0.0140588289285285</text:p>
              </table:table-cell>
              <table:table-cell office:value-type="float" office:value="0.0127219308976474">
                <text:p>0.0127219308976474</text:p>
              </table:table-cell>
              <table:table-cell office:value-type="float" office:value="0">
                <text:p>0</text:p>
              </table:table-cell>
              <table:table-cell office:value-type="float" office:value="0.0100834644841926">
                <text:p>0.0100834644841926</text:p>
              </table:table-cell>
              <table:table-cell office:value-type="float" office:value="0">
                <text:p>0</text:p>
              </table:table-cell>
              <table:table-cell office:value-type="float" office:value="0.00955677335419236">
                <text:p>0.00955677335419236</text:p>
              </table:table-cell>
              <table:table-cell office:value-type="float" office:value="0">
                <text:p>0</text:p>
              </table:table-cell>
              <table:table-cell office:value-type="float" office:value="0.00803324818926976">
                <text:p>0.00803324818926976</text:p>
              </table:table-cell>
              <table:table-cell office:value-type="float" office:value="0.00629221647190892">
                <text:p>0.00629221647190892</text:p>
              </table:table-cell>
              <table:table-cell office:value-type="float" office:value="0">
                <text:p>0</text:p>
              </table:table-cell>
              <table:table-cell office:value-type="float" office:value="0.00629221647190892">
                <text:p>0.00629221647190892</text:p>
              </table:table-cell>
              <table:table-cell office:value-type="float" office:value="0">
                <text:p>0</text:p>
              </table:table-cell>
              <table:table-cell office:value-type="float" office:value="0.00606867828017954">
                <text:p>0.00606867828017954</text:p>
              </table:table-cell>
              <table:table-cell office:value-type="float" office:value="0">
                <text:p>0</text:p>
              </table:table-cell>
              <table:table-cell office:value-type="float" office:value="0.00602456970861831">
                <text:p>0.00602456970861831</text:p>
              </table:table-cell>
              <table:table-cell office:value-type="float" office:value="0.00602456970861831">
                <text:p>0.00602456970861831</text:p>
              </table:table-cell>
              <table:table-cell office:value-type="float" office:value="0">
                <text:p>0</text:p>
              </table:table-cell>
              <table:table-cell office:value-type="float" office:value="0.00597161050172534">
                <text:p>0.00597161050172534</text:p>
              </table:table-cell>
              <table:table-cell office:value-type="float" office:value="0">
                <text:p>0</text:p>
              </table:table-cell>
              <table:table-cell office:value-type="float" office:value="0.00469807461263994">
                <text:p>0.00469807461263994</text:p>
              </table:table-cell>
              <table:table-cell office:value-type="float" office:value="0">
                <text:p>0</text:p>
              </table:table-cell>
              <table:table-cell office:value-type="float" office:value="0.00469781352010268">
                <text:p>0.00469781352010268</text:p>
              </table:table-cell>
              <table:table-cell office:value-type="float" office:value="0.00455930915094538">
                <text:p>0.00455930915094538</text:p>
              </table:table-cell>
              <table:table-cell office:value-type="float" office:value="0">
                <text:p>0</text:p>
              </table:table-cell>
              <table:table-cell office:value-type="float" office:value="0.00410495270418665">
                <text:p>0.00410495270418665</text:p>
              </table:table-cell>
              <table:table-cell office:value-type="float" office:value="0">
                <text:p>0</text:p>
              </table:table-cell>
              <table:table-cell office:value-type="float" office:value="0.004016166379333">
                <text:p>0.004016166379333</text:p>
              </table:table-cell>
              <table:table-cell office:value-type="float" office:value="0">
                <text:p>0</text:p>
              </table:table-cell>
              <table:table-cell office:value-type="float" office:value="0.00311467534636711">
                <text:p>0.00311467534636711</text:p>
              </table:table-cell>
              <table:table-cell office:value-type="float" office:value="0.00306452950314617">
                <text:p>0.00306452950314617</text:p>
              </table:table-cell>
              <table:table-cell office:value-type="float" office:value="0">
                <text:p>0</text:p>
              </table:table-cell>
              <table:table-cell office:value-type="float" office:value="0.00251637418461714">
                <text:p>0.00251637418461714</text:p>
              </table:table-cell>
              <table:table-cell office:value-type="float" office:value="0">
                <text:p>0</text:p>
              </table:table-cell>
              <table:table-cell office:value-type="float" office:value="0.00192560536221209">
                <text:p>0.00192560536221209</text:p>
              </table:table-cell>
              <table:table-cell office:value-type="float" office:value="0">
                <text:p>0</text:p>
              </table:table-cell>
              <table:table-cell office:value-type="float" office:value="0.00190588155106264">
                <text:p>0.00190588155106264</text:p>
              </table:table-cell>
              <table:table-cell office:value-type="float" office:value="0.00180657879799562">
                <text:p>0.00180657879799562</text:p>
              </table:table-cell>
              <table:table-cell office:value-type="float" office:value="0">
                <text:p>0</text:p>
              </table:table-cell>
              <table:table-cell office:value-type="float" office:value="0.00180657879799562">
                <text:p>0.00180657879799562</text:p>
              </table:table-cell>
              <table:table-cell office:value-type="float" office:value="0">
                <text:p>0</text:p>
              </table:table-cell>
              <table:table-cell office:value-type="float" office:value="0.00166306987778031">
                <text:p>0.00166306987778031</text:p>
              </table:table-cell>
              <table:table-cell office:value-type="float" office:value="0">
                <text:p>0</text:p>
              </table:table-cell>
              <table:table-cell office:value-type="float" office:value="0.00166280878524305">
                <text:p>0.00166280878524305</text:p>
              </table:table-cell>
              <table:table-cell office:value-type="float" office:value="0.00148233118943875">
                <text:p>0.00148233118943875</text:p>
              </table:table-cell>
              <table:table-cell office:value-type="float" office:value="0">
                <text:p>0</text:p>
              </table:table-cell>
              <table:table-cell office:value-type="float" office:value="0.00148233118943875">
                <text:p>0.00148233118943875</text:p>
              </table:table-cell>
              <table:table-cell office:value-type="float" office:value="0">
                <text:p>0</text:p>
              </table:table-cell>
              <table:table-cell office:value-type="float" office:value="0.0011630017930564">
                <text:p>0.0011630017930564</text:p>
              </table:table-cell>
              <table:table-cell office:value-type="float" office:value="0">
                <text:p>0</text:p>
              </table:table-cell>
              <table:table-cell office:value-type="float" office:value="0.00091274335893099">
                <text:p>0.00091274335893099</text:p>
              </table:table-cell>
              <table:table-cell office:value-type="float" office:value="0.000903781859691089">
                <text:p>0.000903781859691089</text:p>
              </table:table-cell>
              <table:table-cell office:value-type="float" office:value="0">
                <text:p>0</text:p>
              </table:table-cell>
              <table:table-cell office:value-type="float" office:value="0.000851761782570626">
                <text:p>0.000851761782570626</text:p>
              </table:table-cell>
              <table:table-cell office:value-type="float" office:value="0">
                <text:p>0</text:p>
              </table:table-cell>
              <table:table-cell office:value-type="float" office:value="0.000792128837534878">
                <text:p>0.000792128837534878</text:p>
              </table:table-cell>
              <table:table-cell office:value-type="float" office:value="0">
                <text:p>0</text:p>
              </table:table-cell>
              <table:table-cell office:value-type="float" office:value="0.000780085912119977">
                <text:p>0.000780085912119977</text:p>
              </table:table-cell>
              <table:table-cell office:value-type="float" office:value="0.000780085912119977">
                <text:p>0.000780085912119977</text:p>
              </table:table-cell>
              <table:table-cell office:value-type="float" office:value="0">
                <text:p>0</text:p>
              </table:table-cell>
              <table:table-cell office:value-type="float" office:value="0.000688342852862012">
                <text:p>0.000688342852862012</text:p>
              </table:table-cell>
              <table:table-cell office:value-type="float" office:value="0">
                <text:p>0</text:p>
              </table:table-cell>
              <table:table-cell office:value-type="float" office:value="0.000642046633124616">
                <text:p>0.000642046633124616</text:p>
              </table:table-cell>
              <table:table-cell office:value-type="float" office:value="0">
                <text:p>0</text:p>
              </table:table-cell>
              <table:table-cell office:value-type="float" office:value="0.000501699352335239">
                <text:p>0.000501699352335239</text:p>
              </table:table-cell>
              <table:table-cell office:value-type="float" office:value="0.000482016991835255">
                <text:p>0.000482016991835255</text:p>
              </table:table-cell>
              <table:table-cell office:value-type="float" office:value="0">
                <text:p>0</text:p>
              </table:table-cell>
              <table:table-cell office:value-type="float" office:value="0.00040168082652936">
                <text:p>0.00040168082652936</text:p>
              </table:table-cell>
              <table:table-cell office:value-type="float" office:value="0">
                <text:p>0</text:p>
              </table:table-cell>
              <table:table-cell office:value-type="float" office:value="0.00040168082652936">
                <text:p>0.00040168082652936</text:p>
              </table:table-cell>
              <table:table-cell office:value-type="float" office:value="0">
                <text:p>0</text:p>
              </table:table-cell>
              <table:table-cell office:value-type="float" office:value="0.000363416309313358">
                <text:p>0.000363416309313358</text:p>
              </table:table-cell>
              <table:table-cell office:value-type="float" office:value="0.00033746047862504">
                <text:p>0.00033746047862504</text:p>
              </table:table-cell>
              <table:table-cell office:value-type="float" office:value="0">
                <text:p>0</text:p>
              </table:table-cell>
              <table:table-cell office:value-type="float" office:value="0.000281326148804606">
                <text:p>0.000281326148804606</text:p>
              </table:table-cell>
              <table:table-cell office:value-type="float" office:value="0">
                <text:p>0</text:p>
              </table:table-cell>
              <table:table-cell office:value-type="float" office:value="0.000237732198306473">
                <text:p>0.000237732198306473</text:p>
              </table:table-cell>
              <table:table-cell office:value-type="float" office:value="0">
                <text:p>0</text:p>
              </table:table-cell>
              <table:table-cell office:value-type="float" office:value="0.000231745334377087">
                <text:p>0.000231745334377087</text:p>
              </table:table-cell>
              <table:table-cell office:value-type="float" office:value="0.000227437853798418">
                <text:p>0.000227437853798418</text:p>
              </table:table-cell>
            </table:table-row>
            <table:table-row>
              <table:table-cell office:value-type="string">
                <text:p>2023/08/15</text:p>
              </table:table-cell>
              <table:table-cell office:value-type="float" office:value="0.300516078033294">
                <text:p>0.300516078033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1428902447597">
                <text:p>0.141428902447597</text:p>
              </table:table-cell>
              <table:table-cell office:value-type="float" office:value="0">
                <text:p>0</text:p>
              </table:table-cell>
              <table:table-cell office:value-type="float" office:value="0.0968547428098991">
                <text:p>0.0968547428098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55928567734762">
                <text:p>0.0855928567734762</text:p>
              </table:table-cell>
              <table:table-cell office:value-type="float" office:value="0">
                <text:p>0</text:p>
              </table:table-cell>
              <table:table-cell office:value-type="float" office:value="0.0831293545956872">
                <text:p>0.0831293545956872</text:p>
              </table:table-cell>
              <table:table-cell office:value-type="float" office:value="0">
                <text:p>0</text:p>
              </table:table-cell>
              <table:table-cell office:value-type="float" office:value="0.0728370702032883">
                <text:p>0.07283707020328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58271550208703">
                <text:p>0.0258271550208703</text:p>
              </table:table-cell>
              <table:table-cell office:value-type="float" office:value="0">
                <text:p>0</text:p>
              </table:table-cell>
              <table:table-cell office:value-type="float" office:value="0.0246527341176754">
                <text:p>0.0246527341176754</text:p>
              </table:table-cell>
              <table:table-cell office:value-type="float" office:value="0">
                <text:p>0</text:p>
              </table:table-cell>
              <table:table-cell office:value-type="float" office:value="0.0233890900881423">
                <text:p>0.023389090088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7813039414679">
                <text:p>0.0197813039414679</text:p>
              </table:table-cell>
              <table:table-cell office:value-type="float" office:value="0">
                <text:p>0</text:p>
              </table:table-cell>
              <table:table-cell office:value-type="float" office:value="0.0131183568844382">
                <text:p>0.0131183568844382</text:p>
              </table:table-cell>
              <table:table-cell office:value-type="float" office:value="0">
                <text:p>0</text:p>
              </table:table-cell>
              <table:table-cell office:value-type="float" office:value="0.0130046571340954">
                <text:p>0.01300465713409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8514556230902">
                <text:p>0.0088514556230902</text:p>
              </table:table-cell>
              <table:table-cell office:value-type="float" office:value="0">
                <text:p>0</text:p>
              </table:table-cell>
              <table:table-cell office:value-type="float" office:value="0.00774742099267367">
                <text:p>0.00774742099267367</text:p>
              </table:table-cell>
              <table:table-cell office:value-type="float" office:value="0">
                <text:p>0</text:p>
              </table:table-cell>
              <table:table-cell office:value-type="float" office:value="0.00774742099267367">
                <text:p>0.00774742099267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47666514783929">
                <text:p>0.00647666514783929</text:p>
              </table:table-cell>
              <table:table-cell office:value-type="float" office:value="0">
                <text:p>0</text:p>
              </table:table-cell>
              <table:table-cell office:value-type="float" office:value="0.0059326852666387">
                <text:p>0.0059326852666387</text:p>
              </table:table-cell>
              <table:table-cell office:value-type="float" office:value="0">
                <text:p>0</text:p>
              </table:table-cell>
              <table:table-cell office:value-type="float" office:value="0.00576129825664795">
                <text:p>0.005761298256647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04175141280805">
                <text:p>0.00504175141280805</text:p>
              </table:table-cell>
              <table:table-cell office:value-type="float" office:value="0">
                <text:p>0</text:p>
              </table:table-cell>
              <table:table-cell office:value-type="float" office:value="0.00482799862511629">
                <text:p>0.00482799862511629</text:p>
              </table:table-cell>
              <table:table-cell office:value-type="float" office:value="0">
                <text:p>0</text:p>
              </table:table-cell>
              <table:table-cell office:value-type="float" office:value="0.00480816114910532">
                <text:p>0.004808161149105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91316949894238">
                <text:p>0.00391316949894238</text:p>
              </table:table-cell>
              <table:table-cell office:value-type="float" office:value="0">
                <text:p>0</text:p>
              </table:table-cell>
              <table:table-cell office:value-type="float" office:value="0.00391316949894238">
                <text:p>0.00391316949894238</text:p>
              </table:table-cell>
              <table:table-cell office:value-type="float" office:value="0">
                <text:p>0</text:p>
              </table:table-cell>
              <table:table-cell office:value-type="float" office:value="0.0036210166514552">
                <text:p>0.0036210166514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02201091475962">
                <text:p>0.00302201091475962</text:p>
              </table:table-cell>
              <table:table-cell office:value-type="float" office:value="0">
                <text:p>0</text:p>
              </table:table-cell>
              <table:table-cell office:value-type="float" office:value="0.00290520345059786">
                <text:p>0.00290520345059786</text:p>
              </table:table-cell>
              <table:table-cell office:value-type="float" office:value="0">
                <text:p>0</text:p>
              </table:table-cell>
              <table:table-cell office:value-type="float" office:value="0.00235068599141797">
                <text:p>0.00235068599141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35068599141797">
                <text:p>0.00235068599141797</text:p>
              </table:table-cell>
              <table:table-cell office:value-type="float" office:value="0">
                <text:p>0</text:p>
              </table:table-cell>
              <table:table-cell office:value-type="float" office:value="0.00235068599141797">
                <text:p>0.00235068599141797</text:p>
              </table:table-cell>
              <table:table-cell office:value-type="float" office:value="0">
                <text:p>0</text:p>
              </table:table-cell>
              <table:table-cell office:value-type="float" office:value="0.00222183751478688">
                <text:p>0.00222183751478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22183751478688">
                <text:p>0.00222183751478688</text:p>
              </table:table-cell>
              <table:table-cell office:value-type="float" office:value="0">
                <text:p>0</text:p>
              </table:table-cell>
              <table:table-cell office:value-type="float" office:value="0.00183790099068726">
                <text:p>0.00183790099068726</text:p>
              </table:table-cell>
              <table:table-cell office:value-type="float" office:value="0">
                <text:p>0</text:p>
              </table:table-cell>
              <table:table-cell office:value-type="float" office:value="0.00170465990637569">
                <text:p>0.001704659906375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47837921789451">
                <text:p>0.00147837921789451</text:p>
              </table:table-cell>
              <table:table-cell office:value-type="float" office:value="0">
                <text:p>0</text:p>
              </table:table-cell>
              <table:table-cell office:value-type="float" office:value="0.00140670214305849">
                <text:p>0.00140670214305849</text:p>
              </table:table-cell>
              <table:table-cell office:value-type="float" office:value="0">
                <text:p>0</text:p>
              </table:table-cell>
              <table:table-cell office:value-type="float" office:value="0.00124448380069753">
                <text:p>0.001244483800697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0813754747705">
                <text:p>0.0010813754747705</text:p>
              </table:table-cell>
              <table:table-cell office:value-type="float" office:value="0">
                <text:p>0</text:p>
              </table:table-cell>
              <table:table-cell office:value-type="float" office:value="0.0010697556495417">
                <text:p>0.0010697556495417</text:p>
              </table:table-cell>
              <table:table-cell office:value-type="float" office:value="0">
                <text:p>0</text:p>
              </table:table-cell>
              <table:table-cell office:value-type="float" office:value="0.000948858396326413">
                <text:p>0.000948858396326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20694235224007">
                <text:p>0.000920694235224007</text:p>
              </table:table-cell>
              <table:table-cell office:value-type="float" office:value="0">
                <text:p>0</text:p>
              </table:table-cell>
              <table:table-cell office:value-type="float" office:value="0.000814035026672988">
                <text:p>0.000814035026672988</text:p>
              </table:table-cell>
              <table:table-cell office:value-type="float" office:value="0">
                <text:p>0</text:p>
              </table:table-cell>
              <table:table-cell office:value-type="float" office:value="0.000647846311850442">
                <text:p>0.000647846311850442</text:p>
              </table:table-cell>
              <table:table-cell office:value-type="float" office:value="0">
                <text:p>0</text:p>
              </table:table-cell>
              <table:table-cell office:value-type="float" office:value="0.000647846311850442">
                <text:p>0.000647846311850442</text:p>
              </table:table-cell>
            </table:table-row>
            <table:table-row>
              <table:table-cell office:value-type="string">
                <text:p>2023/08/16</text:p>
              </table:table-cell>
              <table:table-cell office:value-type="float" office:value="0.287329897983868">
                <text:p>0.2873298979838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15497423487901">
                <text:p>0.215497423487901</text:p>
              </table:table-cell>
              <table:table-cell office:value-type="float" office:value="0.0912448569957449">
                <text:p>0.0912448569957449</text:p>
              </table:table-cell>
              <table:table-cell office:value-type="float" office:value="0">
                <text:p>0</text:p>
              </table:table-cell>
              <table:table-cell office:value-type="float" office:value="0.087933990756111">
                <text:p>0.087933990756111</text:p>
              </table:table-cell>
              <table:table-cell office:value-type="float" office:value="0.0498144879671584">
                <text:p>0.0498144879671584</text:p>
              </table:table-cell>
              <table:table-cell office:value-type="float" office:value="0">
                <text:p>0</text:p>
              </table:table-cell>
              <table:table-cell office:value-type="float" office:value="0.0359826925445695">
                <text:p>0.0359826925445695</text:p>
              </table:table-cell>
              <table:table-cell office:value-type="float" office:value="0.0287329897983868">
                <text:p>0.0287329897983868</text:p>
              </table:table-cell>
              <table:table-cell office:value-type="float" office:value="0">
                <text:p>0</text:p>
              </table:table-cell>
              <table:table-cell office:value-type="float" office:value="0.020065333653272">
                <text:p>0.020065333653272</text:p>
              </table:table-cell>
              <table:table-cell office:value-type="float" office:value="0.0191324086551911">
                <text:p>0.0191324086551911</text:p>
              </table:table-cell>
              <table:table-cell office:value-type="float" office:value="0">
                <text:p>0</text:p>
              </table:table-cell>
              <table:table-cell office:value-type="float" office:value="0.0182010501078815">
                <text:p>0.0182010501078815</text:p>
              </table:table-cell>
              <table:table-cell office:value-type="float" office:value="0.0102794137814809">
                <text:p>0.0102794137814809</text:p>
              </table:table-cell>
              <table:table-cell office:value-type="float" office:value="0">
                <text:p>0</text:p>
              </table:table-cell>
              <table:table-cell office:value-type="float" office:value="0.0100565464294353">
                <text:p>0.0100565464294353</text:p>
              </table:table-cell>
              <table:table-cell office:value-type="float" office:value="0.00746903896319362">
                <text:p>0.00746903896319362</text:p>
              </table:table-cell>
              <table:table-cell office:value-type="float" office:value="0">
                <text:p>0</text:p>
              </table:table-cell>
              <table:table-cell office:value-type="float" office:value="0.007212020590875">
                <text:p>0.007212020590875</text:p>
              </table:table-cell>
              <table:table-cell office:value-type="float" office:value="0">
                <text:p>0</text:p>
              </table:table-cell>
              <table:table-cell office:value-type="float" office:value="0.00674169877433706">
                <text:p>0.00674169877433706</text:p>
              </table:table-cell>
              <table:table-cell office:value-type="float" office:value="0.00646810114796848">
                <text:p>0.00646810114796848</text:p>
              </table:table-cell>
              <table:table-cell office:value-type="float" office:value="0">
                <text:p>0</text:p>
              </table:table-cell>
              <table:table-cell office:value-type="float" office:value="0.00627056040645513">
                <text:p>0.00627056040645513</text:p>
              </table:table-cell>
              <table:table-cell office:value-type="float" office:value="0.00574613823184056">
                <text:p>0.00574613823184056</text:p>
              </table:table-cell>
              <table:table-cell office:value-type="float" office:value="0">
                <text:p>0</text:p>
              </table:table-cell>
              <table:table-cell office:value-type="float" office:value="0.00574544059484827">
                <text:p>0.00574544059484827</text:p>
              </table:table-cell>
              <table:table-cell office:value-type="float" office:value="0.00526153943803309">
                <text:p>0.00526153943803309</text:p>
              </table:table-cell>
              <table:table-cell office:value-type="float" office:value="0">
                <text:p>0</text:p>
              </table:table-cell>
              <table:table-cell office:value-type="float" office:value="0.00525586722691074">
                <text:p>0.00525586722691074</text:p>
              </table:table-cell>
              <table:table-cell office:value-type="float" office:value="0.00475155055389909">
                <text:p>0.00475155055389909</text:p>
              </table:table-cell>
              <table:table-cell office:value-type="float" office:value="0">
                <text:p>0</text:p>
              </table:table-cell>
              <table:table-cell office:value-type="float" office:value="0.00452619972334634">
                <text:p>0.00452619972334634</text:p>
              </table:table-cell>
              <table:table-cell office:value-type="float" office:value="0.00430994846975796">
                <text:p>0.00430994846975796</text:p>
              </table:table-cell>
              <table:table-cell office:value-type="float" office:value="0">
                <text:p>0</text:p>
              </table:table-cell>
              <table:table-cell office:value-type="float" office:value="0.00396941780625526">
                <text:p>0.00396941780625526</text:p>
              </table:table-cell>
              <table:table-cell office:value-type="float" office:value="0.00381257642820898">
                <text:p>0.00381257642820898</text:p>
              </table:table-cell>
              <table:table-cell office:value-type="float" office:value="0">
                <text:p>0</text:p>
              </table:table-cell>
              <table:table-cell office:value-type="float" office:value="0.00381257642820898">
                <text:p>0.00381257642820898</text:p>
              </table:table-cell>
              <table:table-cell office:value-type="float" office:value="0">
                <text:p>0</text:p>
              </table:table-cell>
              <table:table-cell office:value-type="float" office:value="0.00345846693012974">
                <text:p>0.00345846693012974</text:p>
              </table:table-cell>
              <table:table-cell office:value-type="float" office:value="0.00323252169159705">
                <text:p>0.00323252169159705</text:p>
              </table:table-cell>
              <table:table-cell office:value-type="float" office:value="0">
                <text:p>0</text:p>
              </table:table-cell>
              <table:table-cell office:value-type="float" office:value="0.00314938163629586">
                <text:p>0.00314938163629586</text:p>
              </table:table-cell>
              <table:table-cell office:value-type="float" office:value="0.00243273095146423">
                <text:p>0.00243273095146423</text:p>
              </table:table-cell>
              <table:table-cell office:value-type="float" office:value="0">
                <text:p>0</text:p>
              </table:table-cell>
              <table:table-cell office:value-type="float" office:value="0.00231202976162226">
                <text:p>0.00231202976162226</text:p>
              </table:table-cell>
              <table:table-cell office:value-type="float" office:value="0.00229496136117679">
                <text:p>0.00229496136117679</text:p>
              </table:table-cell>
              <table:table-cell office:value-type="float" office:value="0">
                <text:p>0</text:p>
              </table:table-cell>
              <table:table-cell office:value-type="float" office:value="0.00221050274897372">
                <text:p>0.00221050274897372</text:p>
              </table:table-cell>
              <table:table-cell office:value-type="float" office:value="0.00209827578383559">
                <text:p>0.00209827578383559</text:p>
              </table:table-cell>
              <table:table-cell office:value-type="float" office:value="0">
                <text:p>0</text:p>
              </table:table-cell>
              <table:table-cell office:value-type="float" office:value="0.00202884362509248">
                <text:p>0.00202884362509248</text:p>
              </table:table-cell>
              <table:table-cell office:value-type="float" office:value="0.00149298367704798">
                <text:p>0.00149298367704798</text:p>
              </table:table-cell>
              <table:table-cell office:value-type="float" office:value="0">
                <text:p>0</text:p>
              </table:table-cell>
              <table:table-cell office:value-type="float" office:value="0.00143646272261233">
                <text:p>0.00143646272261233</text:p>
              </table:table-cell>
              <table:table-cell office:value-type="float" office:value="0.00137779599424515">
                <text:p>0.00137779599424515</text:p>
              </table:table-cell>
              <table:table-cell office:value-type="float" office:value="0">
                <text:p>0</text:p>
              </table:table-cell>
              <table:table-cell office:value-type="float" office:value="0.00111038311519784">
                <text:p>0.00111038311519784</text:p>
              </table:table-cell>
              <table:table-cell office:value-type="float" office:value="0">
                <text:p>0</text:p>
              </table:table-cell>
              <table:table-cell office:value-type="float" office:value="0.00108369832784427">
                <text:p>0.00108369832784427</text:p>
              </table:table-cell>
              <table:table-cell office:value-type="float" office:value="0.0010637288016675">
                <text:p>0.0010637288016675</text:p>
              </table:table-cell>
              <table:table-cell office:value-type="float" office:value="0">
                <text:p>0</text:p>
              </table:table-cell>
              <table:table-cell office:value-type="float" office:value="0.0010637288016675">
                <text:p>0.0010637288016675</text:p>
              </table:table-cell>
              <table:table-cell office:value-type="float" office:value="0.00101658840755148">
                <text:p>0.00101658840755148</text:p>
              </table:table-cell>
              <table:table-cell office:value-type="float" office:value="0">
                <text:p>0</text:p>
              </table:table-cell>
              <table:table-cell office:value-type="float" office:value="0.00100565464294355">
                <text:p>0.00100565464294355</text:p>
              </table:table-cell>
              <table:table-cell office:value-type="float" office:value="0.00100334756200726">
                <text:p>0.00100334756200726</text:p>
              </table:table-cell>
              <table:table-cell office:value-type="float" office:value="0">
                <text:p>0</text:p>
              </table:table-cell>
              <table:table-cell office:value-type="float" office:value="0.000902721005630047">
                <text:p>0.000902721005630047</text:p>
              </table:table-cell>
              <table:table-cell office:value-type="float" office:value="0.000888877163815249">
                <text:p>0.000888877163815249</text:p>
              </table:table-cell>
              <table:table-cell office:value-type="float" office:value="0">
                <text:p>0</text:p>
              </table:table-cell>
              <table:table-cell office:value-type="float" office:value="0.00081753568813081">
                <text:p>0.00081753568813081</text:p>
              </table:table-cell>
              <table:table-cell office:value-type="float" office:value="0.000777744567862726">
                <text:p>0.000777744567862726</text:p>
              </table:table-cell>
              <table:table-cell office:value-type="float" office:value="0">
                <text:p>0</text:p>
              </table:table-cell>
              <table:table-cell office:value-type="float" office:value="0.000701916483805354">
                <text:p>0.000701916483805354</text:p>
              </table:table-cell>
              <table:table-cell office:value-type="float" office:value="0.000700957060543073">
                <text:p>0.000700957060543073</text:p>
              </table:table-cell>
              <table:table-cell office:value-type="float" office:value="0">
                <text:p>0</text:p>
              </table:table-cell>
              <table:table-cell office:value-type="float" office:value="0.000678058821517058">
                <text:p>0.000678058821517058</text:p>
              </table:table-cell>
              <table:table-cell office:value-type="float" office:value="0">
                <text:p>0</text:p>
              </table:table-cell>
              <table:table-cell office:value-type="float" office:value="0.000554577874667506">
                <text:p>0.000554577874667506</text:p>
              </table:table-cell>
              <table:table-cell office:value-type="float" office:value="0.000554577874667506">
                <text:p>0.000554577874667506</text:p>
              </table:table-cell>
              <table:table-cell office:value-type="float" office:value="0">
                <text:p>0</text:p>
              </table:table-cell>
              <table:table-cell office:value-type="float" office:value="0.000413541117023963">
                <text:p>0.000413541117023963</text:p>
              </table:table-cell>
              <table:table-cell office:value-type="float" office:value="0.000409696659366743">
                <text:p>0.000409696659366743</text:p>
              </table:table-cell>
              <table:table-cell office:value-type="float" office:value="0">
                <text:p>0</text:p>
              </table:table-cell>
              <table:table-cell office:value-type="float" office:value="0.000389026491301681">
                <text:p>0.000389026491301681</text:p>
              </table:table-cell>
              <table:table-cell office:value-type="float" office:value="0.00036043265795882">
                <text:p>0.00036043265795882</text:p>
              </table:table-cell>
              <table:table-cell office:value-type="float" office:value="0">
                <text:p>0</text:p>
              </table:table-cell>
              <table:table-cell office:value-type="float" office:value="0.000344554807796271">
                <text:p>0.000344554807796271</text:p>
              </table:table-cell>
              <table:table-cell office:value-type="float" office:value="0.000244478091658396">
                <text:p>0.000244478091658396</text:p>
              </table:table-cell>
              <table:table-cell office:value-type="float" office:value="0">
                <text:p>0</text:p>
              </table:table-cell>
              <table:table-cell office:value-type="float" office:value="0.000244478091658396">
                <text:p>0.000244478091658396</text:p>
              </table:table-cell>
              <table:table-cell office:value-type="float" office:value="0.000194392710729852">
                <text:p>0.000194392710729852</text:p>
              </table:table-cell>
              <table:table-cell office:value-type="float" office:value="0">
                <text:p>0</text:p>
              </table:table-cell>
              <table:table-cell office:value-type="float" office:value="0.000167989651662981">
                <text:p>0.000167989651662981</text:p>
              </table:table-cell>
              <table:table-cell office:value-type="float" office:value="0.000158589692092814">
                <text:p>0.000158589692092814</text:p>
              </table:table-cell>
            </table:table-row>
            <table:table-row>
              <table:table-cell office:value-type="string">
                <text:p>2023/08/17</text:p>
              </table:table-cell>
              <table:table-cell office:value-type="float" office:value="0.146289660043646">
                <text:p>0.146289660043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5606885402472">
                <text:p>0.125606885402472</text:p>
              </table:table-cell>
              <table:table-cell office:value-type="float" office:value="0">
                <text:p>0</text:p>
              </table:table-cell>
              <table:table-cell office:value-type="float" office:value="0.109677644746703">
                <text:p>0.109677644746703</text:p>
              </table:table-cell>
              <table:table-cell office:value-type="float" office:value="0.0920829999130255">
                <text:p>0.0920829999130255</text:p>
              </table:table-cell>
              <table:table-cell office:value-type="float" office:value="0">
                <text:p>0</text:p>
              </table:table-cell>
              <table:table-cell office:value-type="float" office:value="0.0643245771113836">
                <text:p>0.0643245771113836</text:p>
              </table:table-cell>
              <table:table-cell office:value-type="float" office:value="0">
                <text:p>0</text:p>
              </table:table-cell>
              <table:table-cell office:value-type="float" office:value="0.0442464165934571">
                <text:p>0.0442464165934571</text:p>
              </table:table-cell>
              <table:table-cell office:value-type="float" office:value="0.0415061660240885">
                <text:p>0.0415061660240885</text:p>
              </table:table-cell>
              <table:table-cell office:value-type="float" office:value="0">
                <text:p>0</text:p>
              </table:table-cell>
              <table:table-cell office:value-type="float" office:value="0.0340645489182652">
                <text:p>0.0340645489182652</text:p>
              </table:table-cell>
              <table:table-cell office:value-type="float" office:value="0">
                <text:p>0</text:p>
              </table:table-cell>
              <table:table-cell office:value-type="float" office:value="0.029371877193043">
                <text:p>0.029371877193043</text:p>
              </table:table-cell>
              <table:table-cell office:value-type="float" office:value="0.0288833383585275">
                <text:p>0.0288833383585275</text:p>
              </table:table-cell>
              <table:table-cell office:value-type="float" office:value="0">
                <text:p>0</text:p>
              </table:table-cell>
              <table:table-cell office:value-type="float" office:value="0.0277097148047482">
                <text:p>0.0277097148047482</text:p>
              </table:table-cell>
              <table:table-cell office:value-type="float" office:value="0">
                <text:p>0</text:p>
              </table:table-cell>
              <table:table-cell office:value-type="float" office:value="0.0244186130619372">
                <text:p>0.0244186130619372</text:p>
              </table:table-cell>
              <table:table-cell office:value-type="float" office:value="0">
                <text:p>0</text:p>
              </table:table-cell>
              <table:table-cell office:value-type="float" office:value="0.0205182339726013">
                <text:p>0.0205182339726013</text:p>
              </table:table-cell>
              <table:table-cell office:value-type="float" office:value="0.0205174180522554">
                <text:p>0.0205174180522554</text:p>
              </table:table-cell>
              <table:table-cell office:value-type="float" office:value="0">
                <text:p>0</text:p>
              </table:table-cell>
              <table:table-cell office:value-type="float" office:value="0.0190551197461244">
                <text:p>0.0190551197461244</text:p>
              </table:table-cell>
              <table:table-cell office:value-type="float" office:value="0">
                <text:p>0</text:p>
              </table:table-cell>
              <table:table-cell office:value-type="float" office:value="0.015346588434527">
                <text:p>0.015346588434527</text:p>
              </table:table-cell>
              <table:table-cell office:value-type="float" office:value="0.0148579995025022">
                <text:p>0.0148579995025022</text:p>
              </table:table-cell>
              <table:table-cell office:value-type="float" office:value="0">
                <text:p>0</text:p>
              </table:table-cell>
              <table:table-cell office:value-type="float" office:value="0.0105393275165514">
                <text:p>0.0105393275165514</text:p>
              </table:table-cell>
              <table:table-cell office:value-type="float" office:value="0">
                <text:p>0</text:p>
              </table:table-cell>
              <table:table-cell office:value-type="float" office:value="0.00993951028316242">
                <text:p>0.00993951028316242</text:p>
              </table:table-cell>
              <table:table-cell office:value-type="float" office:value="0.00864063026055528">
                <text:p>0.00864063026055528</text:p>
              </table:table-cell>
              <table:table-cell office:value-type="float" office:value="0">
                <text:p>0</text:p>
              </table:table-cell>
              <table:table-cell office:value-type="float" office:value="0.00652241829050648">
                <text:p>0.00652241829050648</text:p>
              </table:table-cell>
              <table:table-cell office:value-type="float" office:value="0">
                <text:p>0</text:p>
              </table:table-cell>
              <table:table-cell office:value-type="float" office:value="0.00636556927792997">
                <text:p>0.00636556927792997</text:p>
              </table:table-cell>
              <table:table-cell office:value-type="float" office:value="0.0055392305078199">
                <text:p>0.0055392305078199</text:p>
              </table:table-cell>
              <table:table-cell office:value-type="float" office:value="0">
                <text:p>0</text:p>
              </table:table-cell>
              <table:table-cell office:value-type="float" office:value="0.00538140891819094">
                <text:p>0.00538140891819094</text:p>
              </table:table-cell>
              <table:table-cell office:value-type="float" office:value="0">
                <text:p>0</text:p>
              </table:table-cell>
              <table:table-cell office:value-type="float" office:value="0.00515061819123319">
                <text:p>0.00515061819123319</text:p>
              </table:table-cell>
              <table:table-cell office:value-type="float" office:value="0">
                <text:p>0</text:p>
              </table:table-cell>
              <table:table-cell office:value-type="float" office:value="0.00453972682873793">
                <text:p>0.00453972682873793</text:p>
              </table:table-cell>
              <table:table-cell office:value-type="float" office:value="0.00439341724755971">
                <text:p>0.00439341724755971</text:p>
              </table:table-cell>
              <table:table-cell office:value-type="float" office:value="0">
                <text:p>0</text:p>
              </table:table-cell>
              <table:table-cell office:value-type="float" office:value="0.00439341724755971">
                <text:p>0.00439341724755971</text:p>
              </table:table-cell>
              <table:table-cell office:value-type="float" office:value="0">
                <text:p>0</text:p>
              </table:table-cell>
              <table:table-cell office:value-type="float" office:value="0.00439341724755971">
                <text:p>0.00439341724755971</text:p>
              </table:table-cell>
              <table:table-cell office:value-type="float" office:value="0.0042920367570638">
                <text:p>0.0042920367570638</text:p>
              </table:table-cell>
              <table:table-cell office:value-type="float" office:value="0">
                <text:p>0</text:p>
              </table:table-cell>
              <table:table-cell office:value-type="float" office:value="0.00427252044700344">
                <text:p>0.00427252044700344</text:p>
              </table:table-cell>
              <table:table-cell office:value-type="float" office:value="0">
                <text:p>0</text:p>
              </table:table-cell>
              <table:table-cell office:value-type="float" office:value="0.00382012910562857">
                <text:p>0.00382012910562857</text:p>
              </table:table-cell>
              <table:table-cell office:value-type="float" office:value="0.00376578621219403">
                <text:p>0.00376578621219403</text:p>
              </table:table-cell>
              <table:table-cell office:value-type="float" office:value="0">
                <text:p>0</text:p>
              </table:table-cell>
              <table:table-cell office:value-type="float" office:value="0.00368557496587429">
                <text:p>0.00368557496587429</text:p>
              </table:table-cell>
              <table:table-cell office:value-type="float" office:value="0">
                <text:p>0</text:p>
              </table:table-cell>
              <table:table-cell office:value-type="float" office:value="0.00325966454527515">
                <text:p>0.00325966454527515</text:p>
              </table:table-cell>
              <table:table-cell office:value-type="float" office:value="0">
                <text:p>0</text:p>
              </table:table-cell>
              <table:table-cell office:value-type="float" office:value="0.00319760796599511">
                <text:p>0.00319760796599511</text:p>
              </table:table-cell>
              <table:table-cell office:value-type="float" office:value="0.00313413833820209">
                <text:p>0.00313413833820209</text:p>
              </table:table-cell>
              <table:table-cell office:value-type="float" office:value="0">
                <text:p>0</text:p>
              </table:table-cell>
              <table:table-cell office:value-type="float" office:value="0.00271430272575734">
                <text:p>0.00271430272575734</text:p>
              </table:table-cell>
              <table:table-cell office:value-type="float" office:value="0">
                <text:p>0</text:p>
              </table:table-cell>
              <table:table-cell office:value-type="float" office:value="0.00259224170226735">
                <text:p>0.00259224170226735</text:p>
              </table:table-cell>
              <table:table-cell office:value-type="float" office:value="0.00259224170226735">
                <text:p>0.00259224170226735</text:p>
              </table:table-cell>
              <table:table-cell office:value-type="float" office:value="0">
                <text:p>0</text:p>
              </table:table-cell>
              <table:table-cell office:value-type="float" office:value="0.00232000623229633">
                <text:p>0.00232000623229633</text:p>
              </table:table-cell>
              <table:table-cell office:value-type="float" office:value="0">
                <text:p>0</text:p>
              </table:table-cell>
              <table:table-cell office:value-type="float" office:value="0.00232000623229633">
                <text:p>0.00232000623229633</text:p>
              </table:table-cell>
              <table:table-cell office:value-type="float" office:value="0.00232000623229633">
                <text:p>0.00232000623229633</text:p>
              </table:table-cell>
              <table:table-cell office:value-type="float" office:value="0">
                <text:p>0</text:p>
              </table:table-cell>
              <table:table-cell office:value-type="float" office:value="0.00221813546656191">
                <text:p>0.00221813546656191</text:p>
              </table:table-cell>
              <table:table-cell office:value-type="float" office:value="0">
                <text:p>0</text:p>
              </table:table-cell>
              <table:table-cell office:value-type="float" office:value="0.00206672012197406">
                <text:p>0.00206672012197406</text:p>
              </table:table-cell>
              <table:table-cell office:value-type="float" office:value="0.00190012291738251">
                <text:p>0.00190012291738251</text:p>
              </table:table-cell>
              <table:table-cell office:value-type="float" office:value="0">
                <text:p>0</text:p>
              </table:table-cell>
              <table:table-cell office:value-type="float" office:value="0.00175611163695322">
                <text:p>0.00175611163695322</text:p>
              </table:table-cell>
              <table:table-cell office:value-type="float" office:value="0">
                <text:p>0</text:p>
              </table:table-cell>
              <table:table-cell office:value-type="float" office:value="0.00159556499261859">
                <text:p>0.00159556499261859</text:p>
              </table:table-cell>
              <table:table-cell office:value-type="float" office:value="0">
                <text:p>0</text:p>
              </table:table-cell>
              <table:table-cell office:value-type="float" office:value="0.00146001691627262">
                <text:p>0.00146001691627262</text:p>
              </table:table-cell>
              <table:table-cell office:value-type="float" office:value="0.0013980180890899">
                <text:p>0.0013980180890899</text:p>
              </table:table-cell>
              <table:table-cell office:value-type="float" office:value="0">
                <text:p>0</text:p>
              </table:table-cell>
              <table:table-cell office:value-type="float" office:value="0.00137868304765942">
                <text:p>0.00137868304765942</text:p>
              </table:table-cell>
              <table:table-cell office:value-type="float" office:value="0">
                <text:p>0</text:p>
              </table:table-cell>
              <table:table-cell office:value-type="float" office:value="0.0013481514639655">
                <text:p>0.0013481514639655</text:p>
              </table:table-cell>
              <table:table-cell office:value-type="float" office:value="0.00123878245979303">
                <text:p>0.00123878245979303</text:p>
              </table:table-cell>
              <table:table-cell office:value-type="float" office:value="0">
                <text:p>0</text:p>
              </table:table-cell>
              <table:table-cell office:value-type="float" office:value="0.000970102553529473">
                <text:p>0.000970102553529473</text:p>
              </table:table-cell>
              <table:table-cell office:value-type="float" office:value="0">
                <text:p>0</text:p>
              </table:table-cell>
              <table:table-cell office:value-type="float" office:value="0.000970102553529473">
                <text:p>0.000970102553529473</text:p>
              </table:table-cell>
              <table:table-cell office:value-type="float" office:value="0.000881917054816661">
                <text:p>0.000881917054816661</text:p>
              </table:table-cell>
              <table:table-cell office:value-type="float" office:value="0">
                <text:p>0</text:p>
              </table:table-cell>
              <table:table-cell office:value-type="float" office:value="0.000879204948892376">
                <text:p>0.000879204948892376</text:p>
              </table:table-cell>
              <table:table-cell office:value-type="float" office:value="0">
                <text:p>0</text:p>
              </table:table-cell>
              <table:table-cell office:value-type="float" office:value="0.000687804457934593">
                <text:p>0.000687804457934593</text:p>
              </table:table-cell>
              <table:table-cell office:value-type="float" office:value="0.000687804457934593">
                <text:p>0.000687804457934593</text:p>
              </table:table-cell>
            </table:table-row>
            <table:table-row>
              <table:table-cell office:value-type="string">
                <text:p>2023/08/18</text:p>
              </table:table-cell>
              <table:table-cell office:value-type="float" office:value="0.309388805502269">
                <text:p>0.309388805502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42739535743221">
                <text:p>0.242739535743221</text:p>
              </table:table-cell>
              <table:table-cell office:value-type="float" office:value="0">
                <text:p>0</text:p>
              </table:table-cell>
              <table:table-cell office:value-type="float" office:value="0.128463084171678">
                <text:p>0.128463084171678</text:p>
              </table:table-cell>
              <table:table-cell office:value-type="float" office:value="0">
                <text:p>0</text:p>
              </table:table-cell>
              <table:table-cell office:value-type="float" office:value="0.0500967534068216">
                <text:p>0.0500967534068216</text:p>
              </table:table-cell>
              <table:table-cell office:value-type="float" office:value="0">
                <text:p>0</text:p>
              </table:table-cell>
              <table:table-cell office:value-type="float" office:value="0.0452160689789204">
                <text:p>0.0452160689789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70442685275002">
                <text:p>0.0270442685275002</text:p>
              </table:table-cell>
              <table:table-cell office:value-type="float" office:value="0">
                <text:p>0</text:p>
              </table:table-cell>
              <table:table-cell office:value-type="float" office:value="0.0268676840570722">
                <text:p>0.0268676840570722</text:p>
              </table:table-cell>
              <table:table-cell office:value-type="float" office:value="0">
                <text:p>0</text:p>
              </table:table-cell>
              <table:table-cell office:value-type="float" office:value="0.021726759458552">
                <text:p>0.021726759458552</text:p>
              </table:table-cell>
              <table:table-cell office:value-type="float" office:value="0">
                <text:p>0</text:p>
              </table:table-cell>
              <table:table-cell office:value-type="float" office:value="0.0160295712305261">
                <text:p>0.0160295712305261</text:p>
              </table:table-cell>
              <table:table-cell office:value-type="float" office:value="0">
                <text:p>0</text:p>
              </table:table-cell>
              <table:table-cell office:value-type="float" office:value="0.0112189284832795">
                <text:p>0.0112189284832795</text:p>
              </table:table-cell>
              <table:table-cell office:value-type="float" office:value="0">
                <text:p>0</text:p>
              </table:table-cell>
              <table:table-cell office:value-type="float" office:value="0.0112147476710599">
                <text:p>0.01121474767105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1040033729949">
                <text:p>0.0101040033729949</text:p>
              </table:table-cell>
              <table:table-cell office:value-type="float" office:value="0">
                <text:p>0</text:p>
              </table:table-cell>
              <table:table-cell office:value-type="float" office:value="0.00915640907051751">
                <text:p>0.00915640907051751</text:p>
              </table:table-cell>
              <table:table-cell office:value-type="float" office:value="0">
                <text:p>0</text:p>
              </table:table-cell>
              <table:table-cell office:value-type="float" office:value="0.00832230307283588">
                <text:p>0.00832230307283588</text:p>
              </table:table-cell>
              <table:table-cell office:value-type="float" office:value="0">
                <text:p>0</text:p>
              </table:table-cell>
              <table:table-cell office:value-type="float" office:value="0.00804426843671735">
                <text:p>0.00804426843671735</text:p>
              </table:table-cell>
              <table:table-cell office:value-type="float" office:value="0">
                <text:p>0</text:p>
              </table:table-cell>
              <table:table-cell office:value-type="float" office:value="0.00718406617790612">
                <text:p>0.00718406617790612</text:p>
              </table:table-cell>
              <table:table-cell office:value-type="float" office:value="0">
                <text:p>0</text:p>
              </table:table-cell>
              <table:table-cell office:value-type="float" office:value="0.00624243723848017">
                <text:p>0.00624243723848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03711184048084">
                <text:p>0.00603711184048084</text:p>
              </table:table-cell>
              <table:table-cell office:value-type="float" office:value="0">
                <text:p>0</text:p>
              </table:table-cell>
              <table:table-cell office:value-type="float" office:value="0.005683443488264">
                <text:p>0.005683443488264</text:p>
              </table:table-cell>
              <table:table-cell office:value-type="float" office:value="0">
                <text:p>0</text:p>
              </table:table-cell>
              <table:table-cell office:value-type="float" office:value="0.00533702112695733">
                <text:p>0.00533702112695733</text:p>
              </table:table-cell>
              <table:table-cell office:value-type="float" office:value="0">
                <text:p>0</text:p>
              </table:table-cell>
              <table:table-cell office:value-type="float" office:value="0.00479278139417882">
                <text:p>0.00479278139417882</text:p>
              </table:table-cell>
              <table:table-cell office:value-type="float" office:value="0">
                <text:p>0</text:p>
              </table:table-cell>
              <table:table-cell office:value-type="float" office:value="0.00478559720070593">
                <text:p>0.00478559720070593</text:p>
              </table:table-cell>
              <table:table-cell office:value-type="float" office:value="0">
                <text:p>0</text:p>
              </table:table-cell>
              <table:table-cell office:value-type="float" office:value="0.00378898450344201">
                <text:p>0.00378898450344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17581017061952">
                <text:p>0.00317581017061952</text:p>
              </table:table-cell>
              <table:table-cell office:value-type="float" office:value="0">
                <text:p>0</text:p>
              </table:table-cell>
              <table:table-cell office:value-type="float" office:value="0.00278479695867417">
                <text:p>0.00278479695867417</text:p>
              </table:table-cell>
              <table:table-cell office:value-type="float" office:value="0">
                <text:p>0</text:p>
              </table:table-cell>
              <table:table-cell office:value-type="float" office:value="0.00239128478372741">
                <text:p>0.00239128478372741</text:p>
              </table:table-cell>
              <table:table-cell office:value-type="float" office:value="0">
                <text:p>0</text:p>
              </table:table-cell>
              <table:table-cell office:value-type="float" office:value="0.00200411756325602">
                <text:p>0.00200411756325602</text:p>
              </table:table-cell>
              <table:table-cell office:value-type="float" office:value="0">
                <text:p>0</text:p>
              </table:table-cell>
              <table:table-cell office:value-type="float" office:value="0.00200247564680267">
                <text:p>0.00200247564680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99764003230118">
                <text:p>0.00199764003230118</text:p>
              </table:table-cell>
              <table:table-cell office:value-type="float" office:value="0">
                <text:p>0</text:p>
              </table:table-cell>
              <table:table-cell office:value-type="float" office:value="0.00199474702323532">
                <text:p>0.00199474702323532</text:p>
              </table:table-cell>
              <table:table-cell office:value-type="float" office:value="0">
                <text:p>0</text:p>
              </table:table-cell>
              <table:table-cell office:value-type="float" office:value="0.00179224221543006">
                <text:p>0.00179224221543006</text:p>
              </table:table-cell>
              <table:table-cell office:value-type="float" office:value="0">
                <text:p>0</text:p>
              </table:table-cell>
              <table:table-cell office:value-type="float" office:value="0.00162120682023914">
                <text:p>0.00162120682023914</text:p>
              </table:table-cell>
              <table:table-cell office:value-type="float" office:value="0">
                <text:p>0</text:p>
              </table:table-cell>
              <table:table-cell office:value-type="float" office:value="0.00147344284657724">
                <text:p>0.00147344284657724</text:p>
              </table:table-cell>
              <table:table-cell office:value-type="float" office:value="0">
                <text:p>0</text:p>
              </table:table-cell>
              <table:table-cell office:value-type="float" office:value="0.00145670144303689">
                <text:p>0.00145670144303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2288317173047">
                <text:p>0.0012288317173047</text:p>
              </table:table-cell>
              <table:table-cell office:value-type="float" office:value="0">
                <text:p>0</text:p>
              </table:table-cell>
              <table:table-cell office:value-type="float" office:value="0.00103817841809684">
                <text:p>0.00103817841809684</text:p>
              </table:table-cell>
              <table:table-cell office:value-type="float" office:value="0">
                <text:p>0</text:p>
              </table:table-cell>
              <table:table-cell office:value-type="float" office:value="0.000990150360121511">
                <text:p>0.000990150360121511</text:p>
              </table:table-cell>
              <table:table-cell office:value-type="float" office:value="0">
                <text:p>0</text:p>
              </table:table-cell>
              <table:table-cell office:value-type="float" office:value="0.000929106904911436">
                <text:p>0.000929106904911436</text:p>
              </table:table-cell>
              <table:table-cell office:value-type="float" office:value="0">
                <text:p>0</text:p>
              </table:table-cell>
              <table:table-cell office:value-type="float" office:value="0.000618606768310159">
                <text:p>0.000618606768310159</text:p>
              </table:table-cell>
              <table:table-cell office:value-type="float" office:value="0">
                <text:p>0</text:p>
              </table:table-cell>
              <table:table-cell office:value-type="float" office:value="0.000601527977732386">
                <text:p>0.000601527977732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589798135752995">
                <text:p>0.000589798135752995</text:p>
              </table:table-cell>
              <table:table-cell office:value-type="float" office:value="0">
                <text:p>0</text:p>
              </table:table-cell>
              <table:table-cell office:value-type="float" office:value="0.000416200412296286">
                <text:p>0.000416200412296286</text:p>
              </table:table-cell>
              <table:table-cell office:value-type="float" office:value="0">
                <text:p>0</text:p>
              </table:table-cell>
              <table:table-cell office:value-type="float" office:value="0.000412639570213091">
                <text:p>0.000412639570213091</text:p>
              </table:table-cell>
              <table:table-cell office:value-type="float" office:value="0">
                <text:p>0</text:p>
              </table:table-cell>
              <table:table-cell office:value-type="float" office:value="0.000374601363632765">
                <text:p>0.000374601363632765</text:p>
              </table:table-cell>
              <table:table-cell office:value-type="float" office:value="0">
                <text:p>0</text:p>
              </table:table-cell>
              <table:table-cell office:value-type="float" office:value="0.000315068706513211">
                <text:p>0.000315068706513211</text:p>
              </table:table-cell>
              <table:table-cell office:value-type="float" office:value="0">
                <text:p>0</text:p>
              </table:table-cell>
              <table:table-cell office:value-type="float" office:value="0.00030619000683485">
                <text:p>0.00030619000683485</text:p>
              </table:table-cell>
            </table:table-row>
            <table:table-row>
              <table:table-cell office:value-type="string">
                <text:p>2023/08/19</text:p>
              </table:table-cell>
              <table:table-cell office:value-type="float" office:value="0.23985811324286">
                <text:p>0.23985811324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2779084137202">
                <text:p>0.122779084137202</text:p>
              </table:table-cell>
              <table:table-cell office:value-type="float" office:value="0.103778680414487">
                <text:p>0.103778680414487</text:p>
              </table:table-cell>
              <table:table-cell office:value-type="float" office:value="0">
                <text:p>0</text:p>
              </table:table-cell>
              <table:table-cell office:value-type="float" office:value="0.0615756982946887">
                <text:p>0.0615756982946887</text:p>
              </table:table-cell>
              <table:table-cell office:value-type="float" office:value="0.0599117456892913">
                <text:p>0.0599117456892913</text:p>
              </table:table-cell>
              <table:table-cell office:value-type="float" office:value="0">
                <text:p>0</text:p>
              </table:table-cell>
              <table:table-cell office:value-type="float" office:value="0.0560890768074388">
                <text:p>0.0560890768074388</text:p>
              </table:table-cell>
              <table:table-cell office:value-type="float" office:value="0.0317683703682492">
                <text:p>0.0317683703682492</text:p>
              </table:table-cell>
              <table:table-cell office:value-type="float" office:value="0">
                <text:p>0</text:p>
              </table:table-cell>
              <table:table-cell office:value-type="float" office:value="0.0251861464066324">
                <text:p>0.0251861464066324</text:p>
              </table:table-cell>
              <table:table-cell office:value-type="float" office:value="0.0232647139408977">
                <text:p>0.0232647139408977</text:p>
              </table:table-cell>
              <table:table-cell office:value-type="float" office:value="0">
                <text:p>0</text:p>
              </table:table-cell>
              <table:table-cell office:value-type="float" office:value="0.021521549028938">
                <text:p>0.021521549028938</text:p>
              </table:table-cell>
              <table:table-cell office:value-type="float" office:value="0.0174392333873843">
                <text:p>0.0174392333873843</text:p>
              </table:table-cell>
              <table:table-cell office:value-type="float" office:value="0">
                <text:p>0</text:p>
              </table:table-cell>
              <table:table-cell office:value-type="float" office:value="0.0148207492366417">
                <text:p>0.0148207492366417</text:p>
              </table:table-cell>
              <table:table-cell office:value-type="float" office:value="0.014116386209446">
                <text:p>0.014116386209446</text:p>
              </table:table-cell>
              <table:table-cell office:value-type="float" office:value="0">
                <text:p>0</text:p>
              </table:table-cell>
              <table:table-cell office:value-type="float" office:value="0.0141024087759706">
                <text:p>0.0141024087759706</text:p>
              </table:table-cell>
              <table:table-cell office:value-type="float" office:value="0">
                <text:p>0</text:p>
              </table:table-cell>
              <table:table-cell office:value-type="float" office:value="0.0138227409538959">
                <text:p>0.0138227409538959</text:p>
              </table:table-cell>
              <table:table-cell office:value-type="float" office:value="0.0102479600659576">
                <text:p>0.0102479600659576</text:p>
              </table:table-cell>
              <table:table-cell office:value-type="float" office:value="0">
                <text:p>0</text:p>
              </table:table-cell>
              <table:table-cell office:value-type="float" office:value="0.00910567057564882">
                <text:p>0.00910567057564882</text:p>
              </table:table-cell>
              <table:table-cell office:value-type="float" office:value="0.00897551646588379">
                <text:p>0.00897551646588379</text:p>
              </table:table-cell>
              <table:table-cell office:value-type="float" office:value="0">
                <text:p>0</text:p>
              </table:table-cell>
              <table:table-cell office:value-type="float" office:value="0.00890214072904127">
                <text:p>0.00890214072904127</text:p>
              </table:table-cell>
              <table:table-cell office:value-type="float" office:value="0.00871931581192653">
                <text:p>0.00871931581192653</text:p>
              </table:table-cell>
              <table:table-cell office:value-type="float" office:value="0">
                <text:p>0</text:p>
              </table:table-cell>
              <table:table-cell office:value-type="float" office:value="0.00854579258188048">
                <text:p>0.00854579258188048</text:p>
              </table:table-cell>
              <table:table-cell office:value-type="float" office:value="0.00748417487942643">
                <text:p>0.00748417487942643</text:p>
              </table:table-cell>
              <table:table-cell office:value-type="float" office:value="0">
                <text:p>0</text:p>
              </table:table-cell>
              <table:table-cell office:value-type="float" office:value="0.00748371600296549">
                <text:p>0.00748371600296549</text:p>
              </table:table-cell>
              <table:table-cell office:value-type="float" office:value="0.0074544703377093">
                <text:p>0.0074544703377093</text:p>
              </table:table-cell>
              <table:table-cell office:value-type="float" office:value="0">
                <text:p>0</text:p>
              </table:table-cell>
              <table:table-cell office:value-type="float" office:value="0.007304677889718">
                <text:p>0.007304677889718</text:p>
              </table:table-cell>
              <table:table-cell office:value-type="float" office:value="0.00705963785961095">
                <text:p>0.00705963785961095</text:p>
              </table:table-cell>
              <table:table-cell office:value-type="float" office:value="0">
                <text:p>0</text:p>
              </table:table-cell>
              <table:table-cell office:value-type="float" office:value="0.00702510194741812">
                <text:p>0.00702510194741812</text:p>
              </table:table-cell>
              <table:table-cell office:value-type="float" office:value="0">
                <text:p>0</text:p>
              </table:table-cell>
              <table:table-cell office:value-type="float" office:value="0.00623048339299959">
                <text:p>0.00623048339299959</text:p>
              </table:table-cell>
              <table:table-cell office:value-type="float" office:value="0.00531342889604891">
                <text:p>0.00531342889604891</text:p>
              </table:table-cell>
              <table:table-cell office:value-type="float" office:value="0">
                <text:p>0</text:p>
              </table:table-cell>
              <table:table-cell office:value-type="float" office:value="0.00501733130585702">
                <text:p>0.00501733130585702</text:p>
              </table:table-cell>
              <table:table-cell office:value-type="float" office:value="0.00501733130585702">
                <text:p>0.00501733130585702</text:p>
              </table:table-cell>
              <table:table-cell office:value-type="float" office:value="0">
                <text:p>0</text:p>
              </table:table-cell>
              <table:table-cell office:value-type="float" office:value="0.00473998205170001">
                <text:p>0.00473998205170001</text:p>
              </table:table-cell>
              <table:table-cell office:value-type="float" office:value="0.00433656723609843">
                <text:p>0.00433656723609843</text:p>
              </table:table-cell>
              <table:table-cell office:value-type="float" office:value="0">
                <text:p>0</text:p>
              </table:table-cell>
              <table:table-cell office:value-type="float" office:value="0.00382964174970313">
                <text:p>0.00382964174970313</text:p>
              </table:table-cell>
              <table:table-cell office:value-type="float" office:value="0.00382837101488842">
                <text:p>0.00382837101488842</text:p>
              </table:table-cell>
              <table:table-cell office:value-type="float" office:value="0">
                <text:p>0</text:p>
              </table:table-cell>
              <table:table-cell office:value-type="float" office:value="0.00324510373492737">
                <text:p>0.00324510373492737</text:p>
              </table:table-cell>
              <table:table-cell office:value-type="float" office:value="0.00302114378346907">
                <text:p>0.00302114378346907</text:p>
              </table:table-cell>
              <table:table-cell office:value-type="float" office:value="0">
                <text:p>0</text:p>
              </table:table-cell>
              <table:table-cell office:value-type="float" office:value="0.00282286679454402">
                <text:p>0.00282286679454402</text:p>
              </table:table-cell>
              <table:table-cell office:value-type="float" office:value="0.0025108722758157">
                <text:p>0.0025108722758157</text:p>
              </table:table-cell>
              <table:table-cell office:value-type="float" office:value="0">
                <text:p>0</text:p>
              </table:table-cell>
              <table:table-cell office:value-type="float" office:value="0.00247087325086381">
                <text:p>0.00247087325086381</text:p>
              </table:table-cell>
              <table:table-cell office:value-type="float" office:value="0">
                <text:p>0</text:p>
              </table:table-cell>
              <table:table-cell office:value-type="float" office:value="0.00240027687226774">
                <text:p>0.00240027687226774</text:p>
              </table:table-cell>
              <table:table-cell office:value-type="float" office:value="0.00211334071531899">
                <text:p>0.00211334071531899</text:p>
              </table:table-cell>
              <table:table-cell office:value-type="float" office:value="0">
                <text:p>0</text:p>
              </table:table-cell>
              <table:table-cell office:value-type="float" office:value="0.00209604168057886">
                <text:p>0.00209604168057886</text:p>
              </table:table-cell>
              <table:table-cell office:value-type="float" office:value="0.00195141097787799">
                <text:p>0.00195141097787799</text:p>
              </table:table-cell>
              <table:table-cell office:value-type="float" office:value="0">
                <text:p>0</text:p>
              </table:table-cell>
              <table:table-cell office:value-type="float" office:value="0.00195141097787799">
                <text:p>0.00195141097787799</text:p>
              </table:table-cell>
              <table:table-cell office:value-type="float" office:value="0.00176943307258381">
                <text:p>0.00176943307258381</text:p>
              </table:table-cell>
              <table:table-cell office:value-type="float" office:value="0">
                <text:p>0</text:p>
              </table:table-cell>
              <table:table-cell office:value-type="float" office:value="0.00148497503984002">
                <text:p>0.00148497503984002</text:p>
              </table:table-cell>
              <table:table-cell office:value-type="float" office:value="0.00148332455933919">
                <text:p>0.00148332455933919</text:p>
              </table:table-cell>
              <table:table-cell office:value-type="float" office:value="0">
                <text:p>0</text:p>
              </table:table-cell>
              <table:table-cell office:value-type="float" office:value="0.00132714132122824">
                <text:p>0.00132714132122824</text:p>
              </table:table-cell>
              <table:table-cell office:value-type="float" office:value="0.00132714132122824">
                <text:p>0.00132714132122824</text:p>
              </table:table-cell>
              <table:table-cell office:value-type="float" office:value="0">
                <text:p>0</text:p>
              </table:table-cell>
              <table:table-cell office:value-type="float" office:value="0.00128721560990963">
                <text:p>0.00128721560990963</text:p>
              </table:table-cell>
              <table:table-cell office:value-type="float" office:value="0.00126891301023158">
                <text:p>0.00126891301023158</text:p>
              </table:table-cell>
              <table:table-cell office:value-type="float" office:value="0">
                <text:p>0</text:p>
              </table:table-cell>
              <table:table-cell office:value-type="float" office:value="0.000939933340969756">
                <text:p>0.000939933340969756</text:p>
              </table:table-cell>
              <table:table-cell office:value-type="float" office:value="0">
                <text:p>0</text:p>
              </table:table-cell>
              <table:table-cell office:value-type="float" office:value="0.000865151698426381">
                <text:p>0.000865151698426381</text:p>
              </table:table-cell>
              <table:table-cell office:value-type="float" office:value="0.000823374458710169">
                <text:p>0.000823374458710169</text:p>
              </table:table-cell>
              <table:table-cell office:value-type="float" office:value="0">
                <text:p>0</text:p>
              </table:table-cell>
              <table:table-cell office:value-type="float" office:value="0.000798427135856539">
                <text:p>0.000798427135856539</text:p>
              </table:table-cell>
              <table:table-cell office:value-type="float" office:value="0.000705963785961106">
                <text:p>0.000705963785961106</text:p>
              </table:table-cell>
              <table:table-cell office:value-type="float" office:value="0">
                <text:p>0</text:p>
              </table:table-cell>
              <table:table-cell office:value-type="float" office:value="0.000705963785961106">
                <text:p>0.000705963785961106</text:p>
              </table:table-cell>
              <table:table-cell office:value-type="float" office:value="0.000698462416888868">
                <text:p>0.000698462416888868</text:p>
              </table:table-cell>
              <table:table-cell office:value-type="float" office:value="0">
                <text:p>0</text:p>
              </table:table-cell>
              <table:table-cell office:value-type="float" office:value="0.000685289848278314">
                <text:p>0.000685289848278314</text:p>
              </table:table-cell>
              <table:table-cell office:value-type="float" office:value="0.00066519615303251">
                <text:p>0.00066519615303251</text:p>
              </table:table-cell>
              <table:table-cell office:value-type="float" office:value="0">
                <text:p>0</text:p>
              </table:table-cell>
              <table:table-cell office:value-type="float" office:value="0.000633884883414426">
                <text:p>0.000633884883414426</text:p>
              </table:table-cell>
              <table:table-cell office:value-type="float" office:value="0.000479161889319291">
                <text:p>0.000479161889319291</text:p>
              </table:table-cell>
              <table:table-cell office:value-type="float" office:value="0">
                <text:p>0</text:p>
              </table:table-cell>
              <table:table-cell office:value-type="float" office:value="0.000414830595660498">
                <text:p>0.000414830595660498</text:p>
              </table:table-cell>
              <table:table-cell office:value-type="float" office:value="0.000396866015255459">
                <text:p>0.000396866015255459</text:p>
              </table:table-cell>
            </table:table-row>
            <table:table-row>
              <table:table-cell office:value-type="string">
                <text:p>2023/08/20</text:p>
              </table:table-cell>
              <table:table-cell office:value-type="float" office:value="0.227564962324606">
                <text:p>0.227564962324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7366036074477">
                <text:p>0.107366036074477</text:p>
              </table:table-cell>
              <table:table-cell office:value-type="float" office:value="0">
                <text:p>0</text:p>
              </table:table-cell>
              <table:table-cell office:value-type="float" office:value="0.0778307707783463">
                <text:p>0.0778307707783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75121320823256">
                <text:p>0.0575121320823256</text:p>
              </table:table-cell>
              <table:table-cell office:value-type="float" office:value="0">
                <text:p>0</text:p>
              </table:table-cell>
              <table:table-cell office:value-type="float" office:value="0.0566675206678929">
                <text:p>0.05666752066789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64846555559518">
                <text:p>0.0564846555559518</text:p>
              </table:table-cell>
              <table:table-cell office:value-type="float" office:value="0">
                <text:p>0</text:p>
              </table:table-cell>
              <table:table-cell office:value-type="float" office:value="0.0486157333702294">
                <text:p>0.0486157333702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53306465729425">
                <text:p>0.0453306465729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53306465729425">
                <text:p>0.0453306465729425</text:p>
              </table:table-cell>
              <table:table-cell office:value-type="float" office:value="0">
                <text:p>0</text:p>
              </table:table-cell>
              <table:table-cell office:value-type="float" office:value="0.0436487634603242">
                <text:p>0.0436487634603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74020533624075">
                <text:p>0.0374020533624075</text:p>
              </table:table-cell>
              <table:table-cell office:value-type="float" office:value="0">
                <text:p>0</text:p>
              </table:table-cell>
              <table:table-cell office:value-type="float" office:value="0.0206354616693656">
                <text:p>0.02063546166936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04891086258336">
                <text:p>0.0204891086258336</text:p>
              </table:table-cell>
              <table:table-cell office:value-type="float" office:value="0">
                <text:p>0</text:p>
              </table:table-cell>
              <table:table-cell office:value-type="float" office:value="0.0190066443607608">
                <text:p>0.0190066443607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9755520783356">
                <text:p>0.0119755520783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9039200415083">
                <text:p>0.0119039200415083</text:p>
              </table:table-cell>
              <table:table-cell office:value-type="float" office:value="0">
                <text:p>0</text:p>
              </table:table-cell>
              <table:table-cell office:value-type="float" office:value="0.0118783273070087">
                <text:p>0.01187832730700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3399576948459">
                <text:p>0.0113399576948459</text:p>
              </table:table-cell>
              <table:table-cell office:value-type="float" office:value="0">
                <text:p>0</text:p>
              </table:table-cell>
              <table:table-cell office:value-type="float" office:value="0.00964277663034197">
                <text:p>0.00964277663034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62744918795388">
                <text:p>0.00762744918795388</text:p>
              </table:table-cell>
              <table:table-cell office:value-type="float" office:value="0">
                <text:p>0</text:p>
              </table:table-cell>
              <table:table-cell office:value-type="float" office:value="0.00714304442401115">
                <text:p>0.00714304442401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14304442401115">
                <text:p>0.00714304442401115</text:p>
              </table:table-cell>
              <table:table-cell office:value-type="float" office:value="0">
                <text:p>0</text:p>
              </table:table-cell>
              <table:table-cell office:value-type="float" office:value="0.00707993215341807">
                <text:p>0.00707993215341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15120298749772">
                <text:p>0.006151202987497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99155632240878">
                <text:p>0.00599155632240878</text:p>
              </table:table-cell>
              <table:table-cell office:value-type="float" office:value="0">
                <text:p>0</text:p>
              </table:table-cell>
              <table:table-cell office:value-type="float" office:value="0.00571443553920892">
                <text:p>0.00571443553920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07568863338181">
                <text:p>0.00507568863338181</text:p>
              </table:table-cell>
              <table:table-cell office:value-type="float" office:value="0">
                <text:p>0</text:p>
              </table:table-cell>
              <table:table-cell office:value-type="float" office:value="0.00451235019514085">
                <text:p>0.004512350195140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416073691907">
                <text:p>0.003416073691907</text:p>
              </table:table-cell>
              <table:table-cell office:value-type="float" office:value="0">
                <text:p>0</text:p>
              </table:table-cell>
              <table:table-cell office:value-type="float" office:value="0.00340416544318067">
                <text:p>0.00340416544318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24590732560859">
                <text:p>0.003245907325608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1798411331232">
                <text:p>0.0031798411331232</text:p>
              </table:table-cell>
              <table:table-cell office:value-type="float" office:value="0">
                <text:p>0</text:p>
              </table:table-cell>
              <table:table-cell office:value-type="float" office:value="0.00199498517570751">
                <text:p>0.001994985175707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61495479276708">
                <text:p>0.00161495479276708</text:p>
              </table:table-cell>
              <table:table-cell office:value-type="float" office:value="0">
                <text:p>0</text:p>
              </table:table-cell>
              <table:table-cell office:value-type="float" office:value="0.00161495479276708">
                <text:p>0.00161495479276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47284486000765">
                <text:p>0.00147284486000765</text:p>
              </table:table-cell>
              <table:table-cell office:value-type="float" office:value="0">
                <text:p>0</text:p>
              </table:table-cell>
              <table:table-cell office:value-type="float" office:value="0.00114636939263479">
                <text:p>0.001146369392634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29519608867002">
                <text:p>0.000929519608867002</text:p>
              </table:table-cell>
              <table:table-cell office:value-type="float" office:value="0">
                <text:p>0</text:p>
              </table:table-cell>
              <table:table-cell office:value-type="float" office:value="0.000916010685950708">
                <text:p>0.000916010685950708</text:p>
              </table:table-cell>
            </table:table-row>
            <table:table-row>
              <table:table-cell office:value-type="string">
                <text:p>2023/08/21</text:p>
              </table:table-cell>
              <table:table-cell office:value-type="float" office:value="0.195347488957036">
                <text:p>0.1953474889570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7341804040227">
                <text:p>0.147341804040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0455613565782">
                <text:p>0.130455613565782</text:p>
              </table:table-cell>
              <table:table-cell office:value-type="float" office:value="0">
                <text:p>0</text:p>
              </table:table-cell>
              <table:table-cell office:value-type="float" office:value="0.081868321907851">
                <text:p>0.081868321907851</text:p>
              </table:table-cell>
              <table:table-cell office:value-type="float" office:value="0">
                <text:p>0</text:p>
              </table:table-cell>
              <table:table-cell office:value-type="float" office:value="0.0579104640975037">
                <text:p>0.05791046409750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46265590351019">
                <text:p>0.0346265590351019</text:p>
              </table:table-cell>
              <table:table-cell office:value-type="float" office:value="0">
                <text:p>0</text:p>
              </table:table-cell>
              <table:table-cell office:value-type="float" office:value="0.0344089772783522">
                <text:p>0.0344089772783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33997749878044">
                <text:p>0.0333997749878044</text:p>
              </table:table-cell>
              <table:table-cell office:value-type="float" office:value="0">
                <text:p>0</text:p>
              </table:table-cell>
              <table:table-cell office:value-type="float" office:value="0.020534767750774">
                <text:p>0.020534767750774</text:p>
              </table:table-cell>
              <table:table-cell office:value-type="float" office:value="0">
                <text:p>0</text:p>
              </table:table-cell>
              <table:table-cell office:value-type="float" office:value="0.017077431118608">
                <text:p>0.017077431118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9734383375099">
                <text:p>0.0159734383375099</text:p>
              </table:table-cell>
              <table:table-cell office:value-type="float" office:value="0">
                <text:p>0</text:p>
              </table:table-cell>
              <table:table-cell office:value-type="float" office:value="0.013643832343889">
                <text:p>0.013643832343889</text:p>
              </table:table-cell>
              <table:table-cell office:value-type="float" office:value="0">
                <text:p>0</text:p>
              </table:table-cell>
              <table:table-cell office:value-type="float" office:value="0.013643832343889">
                <text:p>0.013643832343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643832343889">
                <text:p>0.013643832343889</text:p>
              </table:table-cell>
              <table:table-cell office:value-type="float" office:value="0">
                <text:p>0</text:p>
              </table:table-cell>
              <table:table-cell office:value-type="float" office:value="0.0121530482711301">
                <text:p>0.0121530482711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0953502859147">
                <text:p>0.0120953502859147</text:p>
              </table:table-cell>
              <table:table-cell office:value-type="float" office:value="0">
                <text:p>0</text:p>
              </table:table-cell>
              <table:table-cell office:value-type="float" office:value="0.0116517681953677">
                <text:p>0.0116517681953677</text:p>
              </table:table-cell>
              <table:table-cell office:value-type="float" office:value="0">
                <text:p>0</text:p>
              </table:table-cell>
              <table:table-cell office:value-type="float" office:value="0.0114255009180329">
                <text:p>0.0114255009180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326219746305">
                <text:p>0.011326219746305</text:p>
              </table:table-cell>
              <table:table-cell office:value-type="float" office:value="0">
                <text:p>0</text:p>
              </table:table-cell>
              <table:table-cell office:value-type="float" office:value="0.0112366292945094">
                <text:p>0.0112366292945094</text:p>
              </table:table-cell>
              <table:table-cell office:value-type="float" office:value="0">
                <text:p>0</text:p>
              </table:table-cell>
              <table:table-cell office:value-type="float" office:value="0.0104800435951027">
                <text:p>0.0104800435951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86613049051233">
                <text:p>0.00986613049051233</text:p>
              </table:table-cell>
              <table:table-cell office:value-type="float" office:value="0">
                <text:p>0</text:p>
              </table:table-cell>
              <table:table-cell office:value-type="float" office:value="0.00934993803487327">
                <text:p>0.00934993803487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12516893826687">
                <text:p>0.00912516893826687</text:p>
              </table:table-cell>
              <table:table-cell office:value-type="float" office:value="0">
                <text:p>0</text:p>
              </table:table-cell>
              <table:table-cell office:value-type="float" office:value="0.00881930269522102">
                <text:p>0.00881930269522102</text:p>
              </table:table-cell>
              <table:table-cell office:value-type="float" office:value="0">
                <text:p>0</text:p>
              </table:table-cell>
              <table:table-cell office:value-type="float" office:value="0.00757770832690818">
                <text:p>0.00757770832690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26486298059337">
                <text:p>0.00726486298059337</text:p>
              </table:table-cell>
              <table:table-cell office:value-type="float" office:value="0">
                <text:p>0</text:p>
              </table:table-cell>
              <table:table-cell office:value-type="float" office:value="0.00698705575919834">
                <text:p>0.006987055759198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98705575919834">
                <text:p>0.00698705575919834</text:p>
              </table:table-cell>
              <table:table-cell office:value-type="float" office:value="0">
                <text:p>0</text:p>
              </table:table-cell>
              <table:table-cell office:value-type="float" office:value="0.00684575928750419">
                <text:p>0.00684575928750419</text:p>
              </table:table-cell>
              <table:table-cell office:value-type="float" office:value="0">
                <text:p>0</text:p>
              </table:table-cell>
              <table:table-cell office:value-type="float" office:value="0.00571429150104386">
                <text:p>0.00571429150104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90699986045751">
                <text:p>0.00490699986045751</text:p>
              </table:table-cell>
              <table:table-cell office:value-type="float" office:value="0">
                <text:p>0</text:p>
              </table:table-cell>
              <table:table-cell office:value-type="float" office:value="0.00459599177445647">
                <text:p>0.00459599177445647</text:p>
              </table:table-cell>
              <table:table-cell office:value-type="float" office:value="0">
                <text:p>0</text:p>
              </table:table-cell>
              <table:table-cell office:value-type="float" office:value="0.00339138915102966">
                <text:p>0.00339138915102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39138915102966">
                <text:p>0.00339138915102966</text:p>
              </table:table-cell>
              <table:table-cell office:value-type="float" office:value="0">
                <text:p>0</text:p>
              </table:table-cell>
              <table:table-cell office:value-type="float" office:value="0.00339131193086484">
                <text:p>0.00339131193086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50691705108408">
                <text:p>0.00250691705108408</text:p>
              </table:table-cell>
              <table:table-cell office:value-type="float" office:value="0">
                <text:p>0</text:p>
              </table:table-cell>
              <table:table-cell office:value-type="float" office:value="0.0020011145891512">
                <text:p>0.0020011145891512</text:p>
              </table:table-cell>
              <table:table-cell office:value-type="float" office:value="0">
                <text:p>0</text:p>
              </table:table-cell>
              <table:table-cell office:value-type="float" office:value="0.00195788715622625">
                <text:p>0.00195788715622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85293764514982">
                <text:p>0.00185293764514982</text:p>
              </table:table-cell>
              <table:table-cell office:value-type="float" office:value="0">
                <text:p>0</text:p>
              </table:table-cell>
              <table:table-cell office:value-type="float" office:value="0.00185293764514982">
                <text:p>0.00185293764514982</text:p>
              </table:table-cell>
              <table:table-cell office:value-type="float" office:value="0">
                <text:p>0</text:p>
              </table:table-cell>
              <table:table-cell office:value-type="float" office:value="0.00136915185750086">
                <text:p>0.00136915185750086</text:p>
              </table:table-cell>
            </table:table-row>
            <table:table-row>
              <table:table-cell office:value-type="string">
                <text:p>2023/08/22</text:p>
              </table:table-cell>
              <table:table-cell office:value-type="float" office:value="0.177889401855981">
                <text:p>0.177889401855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7495487853324">
                <text:p>0.127495487853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524611772151">
                <text:p>0.10524611772151</text:p>
              </table:table-cell>
              <table:table-cell office:value-type="float" office:value="0">
                <text:p>0</text:p>
              </table:table-cell>
              <table:table-cell office:value-type="float" office:value="0.0971211550798792">
                <text:p>0.09712115507987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34970903307194">
                <text:p>0.0734970903307194</text:p>
              </table:table-cell>
              <table:table-cell office:value-type="float" office:value="0">
                <text:p>0</text:p>
              </table:table-cell>
              <table:table-cell office:value-type="float" office:value="0.0734970903307194">
                <text:p>0.0734970903307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24979216647996">
                <text:p>0.0524979216647996</text:p>
              </table:table-cell>
              <table:table-cell office:value-type="float" office:value="0">
                <text:p>0</text:p>
              </table:table-cell>
              <table:table-cell office:value-type="float" office:value="0.0524979216647996">
                <text:p>0.0524979216647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46232334150797">
                <text:p>0.0446232334150797</text:p>
              </table:table-cell>
              <table:table-cell office:value-type="float" office:value="0">
                <text:p>0</text:p>
              </table:table-cell>
              <table:table-cell office:value-type="float" office:value="0.0367348957057269">
                <text:p>0.0367348957057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0282753242366">
                <text:p>0.0170282753242366</text:p>
              </table:table-cell>
              <table:table-cell office:value-type="float" office:value="0">
                <text:p>0</text:p>
              </table:table-cell>
              <table:table-cell office:value-type="float" office:value="0.0135103102113711">
                <text:p>0.0135103102113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1659260449128">
                <text:p>0.0131659260449128</text:p>
              </table:table-cell>
              <table:table-cell office:value-type="float" office:value="0">
                <text:p>0</text:p>
              </table:table-cell>
              <table:table-cell office:value-type="float" office:value="0.0131237454452966">
                <text:p>0.0131237454452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4170124927342">
                <text:p>0.0114170124927342</text:p>
              </table:table-cell>
              <table:table-cell office:value-type="float" office:value="0">
                <text:p>0</text:p>
              </table:table-cell>
              <table:table-cell office:value-type="float" office:value="0.0103156762386799">
                <text:p>0.0103156762386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3156762386799">
                <text:p>0.0103156762386799</text:p>
              </table:table-cell>
              <table:table-cell office:value-type="float" office:value="0">
                <text:p>0</text:p>
              </table:table-cell>
              <table:table-cell office:value-type="float" office:value="0.00989638321303132">
                <text:p>0.00989638321303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76173568604255">
                <text:p>0.00676173568604255</text:p>
              </table:table-cell>
              <table:table-cell office:value-type="float" office:value="0">
                <text:p>0</text:p>
              </table:table-cell>
              <table:table-cell office:value-type="float" office:value="0.00676173568604255">
                <text:p>0.00676173568604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49051445654825">
                <text:p>0.00549051445654825</text:p>
              </table:table-cell>
              <table:table-cell office:value-type="float" office:value="0">
                <text:p>0</text:p>
              </table:table-cell>
              <table:table-cell office:value-type="float" office:value="0.0054032226973334">
                <text:p>0.0054032226973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25126210828653">
                <text:p>0.00525126210828653</text:p>
              </table:table-cell>
              <table:table-cell office:value-type="float" office:value="0">
                <text:p>0</text:p>
              </table:table-cell>
              <table:table-cell office:value-type="float" office:value="0.00383381822333695">
                <text:p>0.003833818223336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44911345337728">
                <text:p>0.00344911345337728</text:p>
              </table:table-cell>
              <table:table-cell office:value-type="float" office:value="0">
                <text:p>0</text:p>
              </table:table-cell>
              <table:table-cell office:value-type="float" office:value="0.0026398511136867">
                <text:p>0.00263985111368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57537264184382">
                <text:p>0.00257537264184382</text:p>
              </table:table-cell>
              <table:table-cell office:value-type="float" office:value="0">
                <text:p>0</text:p>
              </table:table-cell>
              <table:table-cell office:value-type="float" office:value="0.00229584384923243">
                <text:p>0.00229584384923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28686144066115">
                <text:p>0.00228686144066115</text:p>
              </table:table-cell>
              <table:table-cell office:value-type="float" office:value="0">
                <text:p>0</text:p>
              </table:table-cell>
              <table:table-cell office:value-type="float" office:value="0.00194302746292163">
                <text:p>0.00194302746292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79130888404389">
                <text:p>0.00179130888404389</text:p>
              </table:table-cell>
              <table:table-cell office:value-type="float" office:value="0">
                <text:p>0</text:p>
              </table:table-cell>
              <table:table-cell office:value-type="float" office:value="0.00166093187052696">
                <text:p>0.001660931870526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7493764994399">
                <text:p>0.00157493764994399</text:p>
              </table:table-cell>
              <table:table-cell office:value-type="float" office:value="0">
                <text:p>0</text:p>
              </table:table-cell>
              <table:table-cell office:value-type="float" office:value="0.00148885918489616">
                <text:p>0.001488859184896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05011592706095">
                <text:p>0.00105011592706095</text:p>
              </table:table-cell>
              <table:table-cell office:value-type="float" office:value="0">
                <text:p>0</text:p>
              </table:table-cell>
              <table:table-cell office:value-type="float" office:value="0.00103527763624267">
                <text:p>0.00103527763624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03527763624267">
                <text:p>0.00103527763624267</text:p>
              </table:table-cell>
              <table:table-cell office:value-type="float" office:value="0">
                <text:p>0</text:p>
              </table:table-cell>
              <table:table-cell office:value-type="float" office:value="0.000957854540813208">
                <text:p>0.000957854540813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474394214252771">
                <text:p>0.000474394214252771</text:p>
              </table:table-cell>
              <table:table-cell office:value-type="float" office:value="0">
                <text:p>0</text:p>
              </table:table-cell>
              <table:table-cell office:value-type="float" office:value="0.000365362805181846">
                <text:p>0.000365362805181846</text:p>
              </table:table-cell>
            </table:table-row>
            <table:table-row>
              <table:table-cell office:value-type="string">
                <text:p>2023/08/23</text:p>
              </table:table-cell>
              <table:table-cell office:value-type="float" office:value="0.20620986686985">
                <text:p>0.206209866869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69660625871222">
                <text:p>0.0869660625871222</text:p>
              </table:table-cell>
              <table:table-cell office:value-type="float" office:value="0.0708411735846522">
                <text:p>0.0708411735846522</text:p>
              </table:table-cell>
              <table:table-cell office:value-type="float" office:value="0">
                <text:p>0</text:p>
              </table:table-cell>
              <table:table-cell office:value-type="float" office:value="0.0632672197662655">
                <text:p>0.0632672197662655</text:p>
              </table:table-cell>
              <table:table-cell office:value-type="float" office:value="0">
                <text:p>0</text:p>
              </table:table-cell>
              <table:table-cell office:value-type="float" office:value="0.0604286492371082">
                <text:p>0.0604286492371082</text:p>
              </table:table-cell>
              <table:table-cell office:value-type="float" office:value="0.0604286492371082">
                <text:p>0.0604286492371082</text:p>
              </table:table-cell>
              <table:table-cell office:value-type="float" office:value="0">
                <text:p>0</text:p>
              </table:table-cell>
              <table:table-cell office:value-type="float" office:value="0.0555551099183867">
                <text:p>0.0555551099183867</text:p>
              </table:table-cell>
              <table:table-cell office:value-type="float" office:value="0">
                <text:p>0</text:p>
              </table:table-cell>
              <table:table-cell office:value-type="float" office:value="0.05326176599076">
                <text:p>0.05326176599076</text:p>
              </table:table-cell>
              <table:table-cell office:value-type="float" office:value="0.0285596021732992">
                <text:p>0.0285596021732992</text:p>
              </table:table-cell>
              <table:table-cell office:value-type="float" office:value="0">
                <text:p>0</text:p>
              </table:table-cell>
              <table:table-cell office:value-type="float" office:value="0.0277781095335781">
                <text:p>0.0277781095335781</text:p>
              </table:table-cell>
              <table:table-cell office:value-type="float" office:value="0">
                <text:p>0</text:p>
              </table:table-cell>
              <table:table-cell office:value-type="float" office:value="0.0241807718005302">
                <text:p>0.0241807718005302</text:p>
              </table:table-cell>
              <table:table-cell office:value-type="float" office:value="0.0223575529477661">
                <text:p>0.0223575529477661</text:p>
              </table:table-cell>
              <table:table-cell office:value-type="float" office:value="0">
                <text:p>0</text:p>
              </table:table-cell>
              <table:table-cell office:value-type="float" office:value="0.0221135624241228">
                <text:p>0.0221135624241228</text:p>
              </table:table-cell>
              <table:table-cell office:value-type="float" office:value="0.0220933096004926">
                <text:p>0.0220933096004926</text:p>
              </table:table-cell>
              <table:table-cell office:value-type="float" office:value="0">
                <text:p>0</text:p>
              </table:table-cell>
              <table:table-cell office:value-type="float" office:value="0.0184161250843695">
                <text:p>0.0184161250843695</text:p>
              </table:table-cell>
              <table:table-cell office:value-type="float" office:value="0">
                <text:p>0</text:p>
              </table:table-cell>
              <table:table-cell office:value-type="float" office:value="0.0128634450273678">
                <text:p>0.0128634450273678</text:p>
              </table:table-cell>
              <table:table-cell office:value-type="float" office:value="0.0126973667681591">
                <text:p>0.0126973667681591</text:p>
              </table:table-cell>
              <table:table-cell office:value-type="float" office:value="0">
                <text:p>0</text:p>
              </table:table-cell>
              <table:table-cell office:value-type="float" office:value="0.00995757076589277">
                <text:p>0.00995757076589277</text:p>
              </table:table-cell>
              <table:table-cell office:value-type="float" office:value="0">
                <text:p>0</text:p>
              </table:table-cell>
              <table:table-cell office:value-type="float" office:value="0.0092300375553549">
                <text:p>0.0092300375553549</text:p>
              </table:table-cell>
              <table:table-cell office:value-type="float" office:value="0.0090194684554934">
                <text:p>0.0090194684554934</text:p>
              </table:table-cell>
              <table:table-cell office:value-type="float" office:value="0">
                <text:p>0</text:p>
              </table:table-cell>
              <table:table-cell office:value-type="float" office:value="0.0090194684554934">
                <text:p>0.0090194684554934</text:p>
              </table:table-cell>
              <table:table-cell office:value-type="float" office:value="0">
                <text:p>0</text:p>
              </table:table-cell>
              <table:table-cell office:value-type="float" office:value="0.00879066879955592">
                <text:p>0.00879066879955592</text:p>
              </table:table-cell>
              <table:table-cell office:value-type="float" office:value="0.00837392035204931">
                <text:p>0.00837392035204931</text:p>
              </table:table-cell>
              <table:table-cell office:value-type="float" office:value="0">
                <text:p>0</text:p>
              </table:table-cell>
              <table:table-cell office:value-type="float" office:value="0.00781544749217311">
                <text:p>0.00781544749217311</text:p>
              </table:table-cell>
              <table:table-cell office:value-type="float" office:value="0.00781544749217311">
                <text:p>0.00781544749217311</text:p>
              </table:table-cell>
              <table:table-cell office:value-type="float" office:value="0">
                <text:p>0</text:p>
              </table:table-cell>
              <table:table-cell office:value-type="float" office:value="0.00734799199832625">
                <text:p>0.00734799199832625</text:p>
              </table:table-cell>
              <table:table-cell office:value-type="float" office:value="0">
                <text:p>0</text:p>
              </table:table-cell>
              <table:table-cell office:value-type="float" office:value="0.00713433124323026">
                <text:p>0.00713433124323026</text:p>
              </table:table-cell>
              <table:table-cell office:value-type="float" office:value="0.00665912272777802">
                <text:p>0.00665912272777802</text:p>
              </table:table-cell>
              <table:table-cell office:value-type="float" office:value="0">
                <text:p>0</text:p>
              </table:table-cell>
              <table:table-cell office:value-type="float" office:value="0.00530478373416621">
                <text:p>0.00530478373416621</text:p>
              </table:table-cell>
              <table:table-cell office:value-type="float" office:value="0">
                <text:p>0</text:p>
              </table:table-cell>
              <table:table-cell office:value-type="float" office:value="0.0051286480686592">
                <text:p>0.0051286480686592</text:p>
              </table:table-cell>
              <table:table-cell office:value-type="float" office:value="0.00507934529508569">
                <text:p>0.00507934529508569</text:p>
              </table:table-cell>
              <table:table-cell office:value-type="float" office:value="0">
                <text:p>0</text:p>
              </table:table-cell>
              <table:table-cell office:value-type="float" office:value="0.00455374052042434">
                <text:p>0.00455374052042434</text:p>
              </table:table-cell>
              <table:table-cell office:value-type="float" office:value="0">
                <text:p>0</text:p>
              </table:table-cell>
              <table:table-cell office:value-type="float" office:value="0.00390772374608661">
                <text:p>0.00390772374608661</text:p>
              </table:table-cell>
              <table:table-cell office:value-type="float" office:value="0.00351695137147789">
                <text:p>0.00351695137147789</text:p>
              </table:table-cell>
              <table:table-cell office:value-type="float" office:value="0">
                <text:p>0</text:p>
              </table:table-cell>
              <table:table-cell office:value-type="float" office:value="0.00351695137147789">
                <text:p>0.00351695137147789</text:p>
              </table:table-cell>
              <table:table-cell office:value-type="float" office:value="0">
                <text:p>0</text:p>
              </table:table-cell>
              <table:table-cell office:value-type="float" office:value="0.00268240932937169">
                <text:p>0.00268240932937169</text:p>
              </table:table-cell>
              <table:table-cell office:value-type="float" office:value="0.00268240932937169">
                <text:p>0.00268240932937169</text:p>
              </table:table-cell>
              <table:table-cell office:value-type="float" office:value="0">
                <text:p>0</text:p>
              </table:table-cell>
              <table:table-cell office:value-type="float" office:value="0.00234463424765197">
                <text:p>0.00234463424765197</text:p>
              </table:table-cell>
              <table:table-cell office:value-type="float" office:value="0.00234463424765197">
                <text:p>0.00234463424765197</text:p>
              </table:table-cell>
              <table:table-cell office:value-type="float" office:value="0">
                <text:p>0</text:p>
              </table:table-cell>
              <table:table-cell office:value-type="float" office:value="0.00192556552762446">
                <text:p>0.00192556552762446</text:p>
              </table:table-cell>
              <table:table-cell office:value-type="float" office:value="0">
                <text:p>0</text:p>
              </table:table-cell>
              <table:table-cell office:value-type="float" office:value="0.00192556552762446">
                <text:p>0.00192556552762446</text:p>
              </table:table-cell>
              <table:table-cell office:value-type="float" office:value="0.00149078770929123">
                <text:p>0.00149078770929123</text:p>
              </table:table-cell>
              <table:table-cell office:value-type="float" office:value="0">
                <text:p>0</text:p>
              </table:table-cell>
              <table:table-cell office:value-type="float" office:value="0.00113072380757662">
                <text:p>0.00113072380757662</text:p>
              </table:table-cell>
              <table:table-cell office:value-type="float" office:value="0">
                <text:p>0</text:p>
              </table:table-cell>
              <table:table-cell office:value-type="float" office:value="0.00111342226788236">
                <text:p>0.00111342226788236</text:p>
              </table:table-cell>
              <table:table-cell office:value-type="float" office:value="0.00105516449302578">
                <text:p>0.00105516449302578</text:p>
              </table:table-cell>
              <table:table-cell office:value-type="float" office:value="0">
                <text:p>0</text:p>
              </table:table-cell>
              <table:table-cell office:value-type="float" office:value="0.000964105374336">
                <text:p>0.000964105374336</text:p>
              </table:table-cell>
              <table:table-cell office:value-type="float" office:value="0">
                <text:p>0</text:p>
              </table:table-cell>
              <table:table-cell office:value-type="float" office:value="0.000961581847523707">
                <text:p>0.000961581847523707</text:p>
              </table:table-cell>
              <table:table-cell office:value-type="float" office:value="0.000867174918986358">
                <text:p>0.000867174918986358</text:p>
              </table:table-cell>
              <table:table-cell office:value-type="float" office:value="0">
                <text:p>0</text:p>
              </table:table-cell>
              <table:table-cell office:value-type="float" office:value="0.000781633467344167">
                <text:p>0.000781633467344167</text:p>
              </table:table-cell>
              <table:table-cell office:value-type="float" office:value="0.000773670791963665">
                <text:p>0.000773670791963665</text:p>
              </table:table-cell>
              <table:table-cell office:value-type="float" office:value="0">
                <text:p>0</text:p>
              </table:table-cell>
              <table:table-cell office:value-type="float" office:value="0.000753051679215799">
                <text:p>0.000753051679215799</text:p>
              </table:table-cell>
              <table:table-cell office:value-type="float" office:value="0">
                <text:p>0</text:p>
              </table:table-cell>
              <table:table-cell office:value-type="float" office:value="0.00072498044799274">
                <text:p>0.00072498044799274</text:p>
              </table:table-cell>
              <table:table-cell office:value-type="float" office:value="0.000670801673293253">
                <text:p>0.000670801673293253</text:p>
              </table:table-cell>
              <table:table-cell office:value-type="float" office:value="0">
                <text:p>0</text:p>
              </table:table-cell>
              <table:table-cell office:value-type="float" office:value="0.000664442360216677">
                <text:p>0.000664442360216677</text:p>
              </table:table-cell>
              <table:table-cell office:value-type="float" office:value="0">
                <text:p>0</text:p>
              </table:table-cell>
              <table:table-cell office:value-type="float" office:value="0.000650261245200734">
                <text:p>0.000650261245200734</text:p>
              </table:table-cell>
              <table:table-cell office:value-type="float" office:value="0.000643984030957778">
                <text:p>0.000643984030957778</text:p>
              </table:table-cell>
              <table:table-cell office:value-type="float" office:value="0">
                <text:p>0</text:p>
              </table:table-cell>
              <table:table-cell office:value-type="float" office:value="0.000560198386221455">
                <text:p>0.000560198386221455</text:p>
              </table:table-cell>
              <table:table-cell office:value-type="float" office:value="0">
                <text:p>0</text:p>
              </table:table-cell>
              <table:table-cell office:value-type="float" office:value="0.000560198386221455">
                <text:p>0.000560198386221455</text:p>
              </table:table-cell>
              <table:table-cell office:value-type="float" office:value="0.000513302305944929">
                <text:p>0.000513302305944929</text:p>
              </table:table-cell>
              <table:table-cell office:value-type="float" office:value="0">
                <text:p>0</text:p>
              </table:table-cell>
              <table:table-cell office:value-type="float" office:value="0.000513302305944929">
                <text:p>0.000513302305944929</text:p>
              </table:table-cell>
              <table:table-cell office:value-type="float" office:value="0.000512032295727383">
                <text:p>0.000512032295727383</text:p>
              </table:table-cell>
            </table:table-row>
            <table:table-row>
              <table:table-cell office:value-type="string">
                <text:p>2023/08/24</text:p>
              </table:table-cell>
              <table:table-cell office:value-type="float" office:value="0.167039437985838">
                <text:p>0.167039437985838</text:p>
              </table:table-cell>
              <table:table-cell office:value-type="float" office:value="0">
                <text:p>0</text:p>
              </table:table-cell>
              <table:table-cell office:value-type="float" office:value="0.143193457892191">
                <text:p>0.143193457892191</text:p>
              </table:table-cell>
              <table:table-cell office:value-type="float" office:value="0">
                <text:p>0</text:p>
              </table:table-cell>
              <table:table-cell office:value-type="float" office:value="0.0748117863472528">
                <text:p>0.0748117863472528</text:p>
              </table:table-cell>
              <table:table-cell office:value-type="float" office:value="0.0739940327177577">
                <text:p>0.0739940327177577</text:p>
              </table:table-cell>
              <table:table-cell office:value-type="float" office:value="0">
                <text:p>0</text:p>
              </table:table-cell>
              <table:table-cell office:value-type="float" office:value="0.059004402707923">
                <text:p>0.059004402707923</text:p>
              </table:table-cell>
              <table:table-cell office:value-type="float" office:value="0.0568075787657891">
                <text:p>0.0568075787657891</text:p>
              </table:table-cell>
              <table:table-cell office:value-type="float" office:value="0">
                <text:p>0</text:p>
              </table:table-cell>
              <table:table-cell office:value-type="float" office:value="0.0557196885107517">
                <text:p>0.0557196885107517</text:p>
              </table:table-cell>
              <table:table-cell office:value-type="float" office:value="0.0268582657515829">
                <text:p>0.0268582657515829</text:p>
              </table:table-cell>
              <table:table-cell office:value-type="float" office:value="0">
                <text:p>0</text:p>
              </table:table-cell>
              <table:table-cell office:value-type="float" office:value="0.022224724582949">
                <text:p>0.022224724582949</text:p>
              </table:table-cell>
              <table:table-cell office:value-type="float" office:value="0.0216904700576356">
                <text:p>0.0216904700576356</text:p>
              </table:table-cell>
              <table:table-cell office:value-type="float" office:value="0.0130296890660039">
                <text:p>0.0130296890660039</text:p>
              </table:table-cell>
              <table:table-cell office:value-type="float" office:value="0">
                <text:p>0</text:p>
              </table:table-cell>
              <table:table-cell office:value-type="float" office:value="0.0130291202834458">
                <text:p>0.0130291202834458</text:p>
              </table:table-cell>
              <table:table-cell office:value-type="float" office:value="0.0130080394429957">
                <text:p>0.0130080394429957</text:p>
              </table:table-cell>
              <table:table-cell office:value-type="float" office:value="0">
                <text:p>0</text:p>
              </table:table-cell>
              <table:table-cell office:value-type="float" office:value="0.0125684616883783">
                <text:p>0.0125684616883783</text:p>
              </table:table-cell>
              <table:table-cell office:value-type="float" office:value="0.0116936442224602">
                <text:p>0.0116936442224602</text:p>
              </table:table-cell>
              <table:table-cell office:value-type="float" office:value="0">
                <text:p>0</text:p>
              </table:table-cell>
              <table:table-cell office:value-type="float" office:value="0.0116930754399022">
                <text:p>0.0116930754399022</text:p>
              </table:table-cell>
              <table:table-cell office:value-type="float" office:value="0.0114986231041467">
                <text:p>0.0114986231041467</text:p>
              </table:table-cell>
              <table:table-cell office:value-type="float" office:value="0">
                <text:p>0</text:p>
              </table:table-cell>
              <table:table-cell office:value-type="float" office:value="0.0109163278301557">
                <text:p>0.0109163278301557</text:p>
              </table:table-cell>
              <table:table-cell office:value-type="float" office:value="0.0104997505221199">
                <text:p>0.0104997505221199</text:p>
              </table:table-cell>
              <table:table-cell office:value-type="float" office:value="0.0104997505221199">
                <text:p>0.0104997505221199</text:p>
              </table:table-cell>
              <table:table-cell office:value-type="float" office:value="0">
                <text:p>0</text:p>
              </table:table-cell>
              <table:table-cell office:value-type="float" office:value="0.00881612023349254">
                <text:p>0.00881612023349254</text:p>
              </table:table-cell>
              <table:table-cell office:value-type="float" office:value="0.00874993210978092">
                <text:p>0.00874993210978092</text:p>
              </table:table-cell>
              <table:table-cell office:value-type="float" office:value="0">
                <text:p>0</text:p>
              </table:table-cell>
              <table:table-cell office:value-type="float" office:value="0.00874794924627875">
                <text:p>0.00874794924627875</text:p>
              </table:table-cell>
              <table:table-cell office:value-type="float" office:value="0.00832513904396237">
                <text:p>0.00832513904396237</text:p>
              </table:table-cell>
              <table:table-cell office:value-type="float" office:value="0">
                <text:p>0</text:p>
              </table:table-cell>
              <table:table-cell office:value-type="float" office:value="0.00832513904396237">
                <text:p>0.00832513904396237</text:p>
              </table:table-cell>
              <table:table-cell office:value-type="float" office:value="0.00723147050154171">
                <text:p>0.00723147050154171</text:p>
              </table:table-cell>
              <table:table-cell office:value-type="float" office:value="0">
                <text:p>0</text:p>
              </table:table-cell>
              <table:table-cell office:value-type="float" office:value="0.00700872051423451">
                <text:p>0.00700872051423451</text:p>
              </table:table-cell>
              <table:table-cell office:value-type="float" office:value="0.00700815173167646">
                <text:p>0.00700815173167646</text:p>
              </table:table-cell>
              <table:table-cell office:value-type="float" office:value="0">
                <text:p>0</text:p>
              </table:table-cell>
              <table:table-cell office:value-type="float" office:value="0.00695905984745537">
                <text:p>0.00695905984745537</text:p>
              </table:table-cell>
              <table:table-cell office:value-type="float" office:value="0.00695905984745537">
                <text:p>0.00695905984745537</text:p>
              </table:table-cell>
              <table:table-cell office:value-type="float" office:value="0.00640241598429114">
                <text:p>0.00640241598429114</text:p>
              </table:table-cell>
              <table:table-cell office:value-type="float" office:value="0">
                <text:p>0</text:p>
              </table:table-cell>
              <table:table-cell office:value-type="float" office:value="0.00640241598429114">
                <text:p>0.00640241598429114</text:p>
              </table:table-cell>
              <table:table-cell office:value-type="float" office:value="0.00618669870629729">
                <text:p>0.00618669870629729</text:p>
              </table:table-cell>
              <table:table-cell office:value-type="float" office:value="0">
                <text:p>0</text:p>
              </table:table-cell>
              <table:table-cell office:value-type="float" office:value="0.00612535062463726">
                <text:p>0.00612535062463726</text:p>
              </table:table-cell>
              <table:table-cell office:value-type="float" office:value="0.00512231161411758">
                <text:p>0.00512231161411758</text:p>
              </table:table-cell>
              <table:table-cell office:value-type="float" office:value="0">
                <text:p>0</text:p>
              </table:table-cell>
              <table:table-cell office:value-type="float" office:value="0.00505242425815622">
                <text:p>0.00505242425815622</text:p>
              </table:table-cell>
              <table:table-cell office:value-type="float" office:value="0.00425351493383863">
                <text:p>0.00425351493383863</text:p>
              </table:table-cell>
              <table:table-cell office:value-type="float" office:value="0">
                <text:p>0</text:p>
              </table:table-cell>
              <table:table-cell office:value-type="float" office:value="0.0038413415481402">
                <text:p>0.0038413415481402</text:p>
              </table:table-cell>
              <table:table-cell office:value-type="float" office:value="0.00384077276558215">
                <text:p>0.00384077276558215</text:p>
              </table:table-cell>
              <table:table-cell office:value-type="float" office:value="0.00366602584904574">
                <text:p>0.00366602584904574</text:p>
              </table:table-cell>
              <table:table-cell office:value-type="float" office:value="0">
                <text:p>0</text:p>
              </table:table-cell>
              <table:table-cell office:value-type="float" office:value="0.00333895312689225">
                <text:p>0.00333895312689225</text:p>
              </table:table-cell>
              <table:table-cell office:value-type="float" office:value="0.00333895312689225">
                <text:p>0.00333895312689225</text:p>
              </table:table-cell>
              <table:table-cell office:value-type="float" office:value="0">
                <text:p>0</text:p>
              </table:table-cell>
              <table:table-cell office:value-type="float" office:value="0.00327458346227216">
                <text:p>0.00327458346227216</text:p>
              </table:table-cell>
              <table:table-cell office:value-type="float" office:value="0.00327458346227216">
                <text:p>0.00327458346227216</text:p>
              </table:table-cell>
              <table:table-cell office:value-type="float" office:value="0">
                <text:p>0</text:p>
              </table:table-cell>
              <table:table-cell office:value-type="float" office:value="0.00317337564147835">
                <text:p>0.00317337564147835</text:p>
              </table:table-cell>
              <table:table-cell office:value-type="float" office:value="0.00278162322445807">
                <text:p>0.00278162322445807</text:p>
              </table:table-cell>
              <table:table-cell office:value-type="float" office:value="0">
                <text:p>0</text:p>
              </table:table-cell>
              <table:table-cell office:value-type="float" office:value="0.00274706039977801">
                <text:p>0.00274706039977801</text:p>
              </table:table-cell>
              <table:table-cell office:value-type="float" office:value="0.0026242997190149">
                <text:p>0.0026242997190149</text:p>
              </table:table-cell>
              <table:table-cell office:value-type="float" office:value="0">
                <text:p>0</text:p>
              </table:table-cell>
              <table:table-cell office:value-type="float" office:value="0.00246388553665655">
                <text:p>0.00246388553665655</text:p>
              </table:table-cell>
              <table:table-cell office:value-type="float" office:value="0.00246388553665655">
                <text:p>0.00246388553665655</text:p>
              </table:table-cell>
              <table:table-cell office:value-type="float" office:value="0.00229022309594717">
                <text:p>0.00229022309594717</text:p>
              </table:table-cell>
              <table:table-cell office:value-type="float" office:value="0">
                <text:p>0</text:p>
              </table:table-cell>
              <table:table-cell office:value-type="float" office:value="0.00229022309594717">
                <text:p>0.00229022309594717</text:p>
              </table:table-cell>
              <table:table-cell office:value-type="float" office:value="0.00174835007828933">
                <text:p>0.00174835007828933</text:p>
              </table:table-cell>
              <table:table-cell office:value-type="float" office:value="0">
                <text:p>0</text:p>
              </table:table-cell>
              <table:table-cell office:value-type="float" office:value="0.0016703527335995">
                <text:p>0.0016703527335995</text:p>
              </table:table-cell>
              <table:table-cell office:value-type="float" office:value="0.0016703527335995">
                <text:p>0.0016703527335995</text:p>
              </table:table-cell>
              <table:table-cell office:value-type="float" office:value="0">
                <text:p>0</text:p>
              </table:table-cell>
              <table:table-cell office:value-type="float" office:value="0.00132511285152936">
                <text:p>0.00132511285152936</text:p>
              </table:table-cell>
              <table:table-cell office:value-type="float" office:value="0.00132511285152936">
                <text:p>0.00132511285152936</text:p>
              </table:table-cell>
              <table:table-cell office:value-type="float" office:value="0">
                <text:p>0</text:p>
              </table:table-cell>
              <table:table-cell office:value-type="float" office:value="0.00122421957624075">
                <text:p>0.00122421957624075</text:p>
              </table:table-cell>
              <table:table-cell office:value-type="float" office:value="0.00120385829385405">
                <text:p>0.00120385829385405</text:p>
              </table:table-cell>
              <table:table-cell office:value-type="float" office:value="0.000959403835399053">
                <text:p>0.000959403835399053</text:p>
              </table:table-cell>
              <table:table-cell office:value-type="float" office:value="0">
                <text:p>0</text:p>
              </table:table-cell>
              <table:table-cell office:value-type="float" office:value="0.000875050089233942">
                <text:p>0.000875050089233942</text:p>
              </table:table-cell>
              <table:table-cell office:value-type="float" office:value="0.000875050089233942">
                <text:p>0.000875050089233942</text:p>
              </table:table-cell>
              <table:table-cell office:value-type="float" office:value="0">
                <text:p>0</text:p>
              </table:table-cell>
              <table:table-cell office:value-type="float" office:value="0.000875050089233942">
                <text:p>0.000875050089233942</text:p>
              </table:table-cell>
              <table:table-cell office:value-type="float" office:value="0.000702569320977786">
                <text:p>0.000702569320977786</text:p>
              </table:table-cell>
              <table:table-cell office:value-type="float" office:value="0">
                <text:p>0</text:p>
              </table:table-cell>
              <table:table-cell office:value-type="float" office:value="0.000678897723666139">
                <text:p>0.000678897723666139</text:p>
              </table:table-cell>
              <table:table-cell office:value-type="float" office:value="0.000578701277014981">
                <text:p>0.000578701277014981</text:p>
              </table:table-cell>
              <table:table-cell office:value-type="float" office:value="0">
                <text:p>0</text:p>
              </table:table-cell>
              <table:table-cell office:value-type="float" office:value="0.000482877140641769">
                <text:p>0.000482877140641769</text:p>
              </table:table-cell>
              <table:table-cell office:value-type="float" office:value="0.000482308358083716">
                <text:p>0.000482308358083716</text:p>
              </table:table-cell>
              <table:table-cell office:value-type="float" office:value="0.000456741699970786">
                <text:p>0.000456741699970786</text:p>
              </table:table-cell>
            </table:table-row>
            <table:table-row>
              <table:table-cell office:value-type="string">
                <text:p>2023/08/25</text:p>
              </table:table-cell>
              <table:table-cell office:value-type="float" office:value="0.277590757582269">
                <text:p>0.277590757582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0180701566633">
                <text:p>0.1401807015666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2034593573057">
                <text:p>0.102034593573057</text:p>
              </table:table-cell>
              <table:table-cell office:value-type="float" office:value="0">
                <text:p>0</text:p>
              </table:table-cell>
              <table:table-cell office:value-type="float" office:value="0.0732086037228145">
                <text:p>0.0732086037228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1726332537688">
                <text:p>0.031726332537688</text:p>
              </table:table-cell>
              <table:table-cell office:value-type="float" office:value="0">
                <text:p>0</text:p>
              </table:table-cell>
              <table:table-cell office:value-type="float" office:value="0.031726332537688">
                <text:p>0.031726332537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1726332537688">
                <text:p>0.031726332537688</text:p>
              </table:table-cell>
              <table:table-cell office:value-type="float" office:value="0">
                <text:p>0</text:p>
              </table:table-cell>
              <table:table-cell office:value-type="float" office:value="0.0238056690914744">
                <text:p>0.0238056690914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2689039302632">
                <text:p>0.022689039302632</text:p>
              </table:table-cell>
              <table:table-cell office:value-type="float" office:value="0">
                <text:p>0</text:p>
              </table:table-cell>
              <table:table-cell office:value-type="float" office:value="0.0192444617144063">
                <text:p>0.01924446171440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2196146500619">
                <text:p>0.0192196146500619</text:p>
              </table:table-cell>
              <table:table-cell office:value-type="float" office:value="0">
                <text:p>0</text:p>
              </table:table-cell>
              <table:table-cell office:value-type="float" office:value="0.0126955686946253">
                <text:p>0.0126955686946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6955686946253">
                <text:p>0.0126955686946253</text:p>
              </table:table-cell>
              <table:table-cell office:value-type="float" office:value="0">
                <text:p>0</text:p>
              </table:table-cell>
              <table:table-cell office:value-type="float" office:value="0.0126886101681258">
                <text:p>0.0126886101681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0602893066805">
                <text:p>0.0120602893066805</text:p>
              </table:table-cell>
              <table:table-cell office:value-type="float" office:value="0">
                <text:p>0</text:p>
              </table:table-cell>
              <table:table-cell office:value-type="float" office:value="0.0120602893066805">
                <text:p>0.0120602893066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0048897858028">
                <text:p>0.0110048897858028</text:p>
              </table:table-cell>
              <table:table-cell office:value-type="float" office:value="0">
                <text:p>0</text:p>
              </table:table-cell>
              <table:table-cell office:value-type="float" office:value="0.0110048897858028">
                <text:p>0.01100488978580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1720440833494">
                <text:p>0.0101720440833494</text:p>
              </table:table-cell>
              <table:table-cell office:value-type="float" office:value="0">
                <text:p>0</text:p>
              </table:table-cell>
              <table:table-cell office:value-type="float" office:value="0.0099252800299019">
                <text:p>0.0099252800299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9252800299019">
                <text:p>0.0099252800299019</text:p>
              </table:table-cell>
              <table:table-cell office:value-type="float" office:value="0">
                <text:p>0</text:p>
              </table:table-cell>
              <table:table-cell office:value-type="float" office:value="0.0095641628941513">
                <text:p>0.00956416289415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74137041237344">
                <text:p>0.00874137041237344</text:p>
              </table:table-cell>
              <table:table-cell office:value-type="float" office:value="0">
                <text:p>0</text:p>
              </table:table-cell>
              <table:table-cell office:value-type="float" office:value="0.00853371530241143">
                <text:p>0.00853371530241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22417942520925">
                <text:p>0.00822417942520925</text:p>
              </table:table-cell>
              <table:table-cell office:value-type="float" office:value="0">
                <text:p>0</text:p>
              </table:table-cell>
              <table:table-cell office:value-type="float" office:value="0.00792349677851434">
                <text:p>0.00792349677851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92124856734666">
                <text:p>0.00792124856734666</text:p>
              </table:table-cell>
              <table:table-cell office:value-type="float" office:value="0">
                <text:p>0</text:p>
              </table:table-cell>
              <table:table-cell office:value-type="float" office:value="0.00792124856734666">
                <text:p>0.007921248567346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9062089828903">
                <text:p>0.0079062089828903</text:p>
              </table:table-cell>
              <table:table-cell office:value-type="float" office:value="0">
                <text:p>0</text:p>
              </table:table-cell>
              <table:table-cell office:value-type="float" office:value="0.00790288839251108">
                <text:p>0.00790288839251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69247224936698">
                <text:p>0.00769247224936698</text:p>
              </table:table-cell>
              <table:table-cell office:value-type="float" office:value="0">
                <text:p>0</text:p>
              </table:table-cell>
              <table:table-cell office:value-type="float" office:value="0.006519598531041">
                <text:p>0.006519598531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74116061554009">
                <text:p>0.00474116061554009</text:p>
              </table:table-cell>
              <table:table-cell office:value-type="float" office:value="0">
                <text:p>0</text:p>
              </table:table-cell>
              <table:table-cell office:value-type="float" office:value="0.00474103727867992">
                <text:p>0.00474103727867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74103727867992">
                <text:p>0.00474103727867992</text:p>
              </table:table-cell>
              <table:table-cell office:value-type="float" office:value="0">
                <text:p>0</text:p>
              </table:table-cell>
              <table:table-cell office:value-type="float" office:value="0.00396275006640423">
                <text:p>0.00396275006640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96036826123447">
                <text:p>0.00196036826123447</text:p>
              </table:table-cell>
              <table:table-cell office:value-type="float" office:value="0">
                <text:p>0</text:p>
              </table:table-cell>
              <table:table-cell office:value-type="float" office:value="0.00163591095786908">
                <text:p>0.001635910957869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03641414216871">
                <text:p>0.00103641414216871</text:p>
              </table:table-cell>
              <table:table-cell office:value-type="float" office:value="0">
                <text:p>0</text:p>
              </table:table-cell>
              <table:table-cell office:value-type="float" office:value="0.000945582594353622">
                <text:p>0.000945582594353622</text:p>
              </table:table-cell>
            </table:table-row>
            <table:table-row>
              <table:table-cell office:value-type="string">
                <text:p>2023/08/26</text:p>
              </table:table-cell>
              <table:table-cell office:value-type="float" office:value="0.26442179940683">
                <text:p>0.264421799406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73588902353894">
                <text:p>0.1735889023538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8051548061911">
                <text:p>0.1180515480619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4005119795561">
                <text:p>0.1040051197955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02102783782594">
                <text:p>0.0802102783782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0433844048033">
                <text:p>0.0504338440480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86548848572701">
                <text:p>0.04865488485727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55209956832368">
                <text:p>0.0455209956832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41025221948267">
                <text:p>0.0341025221948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41025221948267">
                <text:p>0.0341025221948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655786650341">
                <text:p>0.015655786650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655786650341">
                <text:p>0.015655786650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5960097246691">
                <text:p>0.0155960097246691</text:p>
              </table:table-cell>
            </table:table-row>
            <table:table-row>
              <table:table-cell office:value-type="string">
                <text:p>2023/08/27</text:p>
              </table:table-cell>
              <table:table-cell office:value-type="float" office:value="0.598715243836267">
                <text:p>0.598715243836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9068912829875">
                <text:p>0.139068912829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36287174255028">
                <text:p>0.07362871742550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45395321879056">
                <text:p>0.05453953218790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17505151772665">
                <text:p>0.0517505151772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49579911065522">
                <text:p>0.0249579911065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28580775891">
                <text:p>0.0075028580775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66351714798852">
                <text:p>0.005663517147988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55607281697723">
                <text:p>0.005556072816977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52836414021474">
                <text:p>0.00552836414021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33579757289349">
                <text:p>0.00533579757289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33579757289349">
                <text:p>0.00533579757289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37768867261723">
                <text:p>0.004377688672617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37768867261723">
                <text:p>0.004377688672617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37768867261723">
                <text:p>0.004377688672617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9261830159516">
                <text:p>0.0019261830159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9261830159516">
                <text:p>0.0019261830159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62944359063022">
                <text:p>0.00162944359063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19648798418426">
                <text:p>0.00119648798418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12970580427729">
                <text:p>0.001129705804277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787688173530365">
                <text:p>0.000787688173530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687922505697047">
                <text:p>0.000687922505697047</text:p>
              </table:table-cell>
            </table:table-row>
            <table:table-row>
              <table:table-cell office:value-type="string">
                <text:p>2023/08/28</text:p>
              </table:table-cell>
              <table:table-cell office:value-type="float" office:value="0.843902466622274">
                <text:p>0.843902466622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77908330984762">
                <text:p>0.04779083309847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26438127719324">
                <text:p>0.0226438127719324</text:p>
              </table:table-cell>
              <table:table-cell office:value-type="float" office:value="0">
                <text:p>0</text:p>
              </table:table-cell>
              <table:table-cell office:value-type="float" office:value="0.0198049317116271">
                <text:p>0.0198049317116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4479179207108">
                <text:p>0.0184479179207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2882816135889">
                <text:p>0.0102882816135889</text:p>
              </table:table-cell>
              <table:table-cell office:value-type="float" office:value="0">
                <text:p>0</text:p>
              </table:table-cell>
              <table:table-cell office:value-type="float" office:value="0.00606244483831198">
                <text:p>0.00606244483831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42752444200068">
                <text:p>0.00542752444200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05380158526592">
                <text:p>0.00405380158526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83888106030516">
                <text:p>0.00283888106030516</text:p>
              </table:table-cell>
              <table:table-cell office:value-type="float" office:value="0">
                <text:p>0</text:p>
              </table:table-cell>
              <table:table-cell office:value-type="float" office:value="0.0021148133657648">
                <text:p>0.00211481336576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84955081596028">
                <text:p>0.001849550815960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73210075175911">
                <text:p>0.00173210075175911</text:p>
              </table:table-cell>
              <table:table-cell office:value-type="float" office:value="0">
                <text:p>0</text:p>
              </table:table-cell>
              <table:table-cell office:value-type="float" office:value="0.00149791215485118">
                <text:p>0.00149791215485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3646242501274">
                <text:p>0.0013646242501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27662120151939">
                <text:p>0.00127662120151939</text:p>
              </table:table-cell>
              <table:table-cell office:value-type="float" office:value="0">
                <text:p>0</text:p>
              </table:table-cell>
              <table:table-cell office:value-type="float" office:value="0.00127662112451588">
                <text:p>0.00127662112451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27662112451588">
                <text:p>0.00127662112451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27662112451588">
                <text:p>0.00127662112451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19827279524909">
                <text:p>0.00119827279524909</text:p>
              </table:table-cell>
              <table:table-cell office:value-type="float" office:value="0">
                <text:p>0</text:p>
              </table:table-cell>
              <table:table-cell office:value-type="float" office:value="0.000533879706134499">
                <text:p>0.0005338797061344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524342662170607">
                <text:p>0.0005243426621706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433512022049221">
                <text:p>0.000433512022049221</text:p>
              </table:table-cell>
              <table:table-cell office:value-type="float" office:value="0">
                <text:p>0</text:p>
              </table:table-cell>
              <table:table-cell office:value-type="float" office:value="0.000359985891872472">
                <text:p>0.000359985891872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344229753225012">
                <text:p>0.000344229753225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86208979986102">
                <text:p>0.000286208979986102</text:p>
              </table:table-cell>
              <table:table-cell office:value-type="float" office:value="0">
                <text:p>0</text:p>
              </table:table-cell>
              <table:table-cell office:value-type="float" office:value="0.000165225824815152">
                <text:p>0.000165225824815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64793408110708">
                <text:p>0.000164793408110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64793408110708">
                <text:p>0.000164793408110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59119658709628">
                <text:p>0.000159119658709628</text:p>
              </table:table-cell>
              <table:table-cell office:value-type="float" office:value="0">
                <text:p>0</text:p>
              </table:table-cell>
              <table:table-cell office:value-type="float" office:value="0.000122845226345869">
                <text:p>0.0001228452263458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22845226345869">
                <text:p>0.0001228452263458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11141839954199">
                <text:p>0.000111141839954199</text:p>
              </table:table-cell>
              <table:table-cell office:value-type="float" office:value="0">
                <text:p>0</text:p>
              </table:table-cell>
              <table:table-cell office:value-type="float" office:value="0.0000994183145046623">
                <text:p>0.00009941831450466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994183145046623">
                <text:p>0.00009941831450466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943031210943746">
                <text:p>0.0000943031210943746</text:p>
              </table:table-cell>
              <table:table-cell office:value-type="float" office:value="0">
                <text:p>0</text:p>
              </table:table-cell>
              <table:table-cell office:value-type="float" office:value="0.000089282268794233">
                <text:p>0.000089282268794233</text:p>
              </table:table-cell>
            </table:table-row>
            <table:table-row>
              <table:table-cell office:value-type="string">
                <text:p>2023/08/29</text:p>
              </table:table-cell>
              <table:table-cell office:value-type="float" office:value="0.595154062005636">
                <text:p>0.595154062005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15107034100553">
                <text:p>0.0715107034100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14055582826847">
                <text:p>0.0514055582826847</text:p>
              </table:table-cell>
              <table:table-cell office:value-type="float" office:value="0">
                <text:p>0</text:p>
              </table:table-cell>
              <table:table-cell office:value-type="float" office:value="0.0458649873703739">
                <text:p>0.0458649873703739</text:p>
              </table:table-cell>
              <table:table-cell office:value-type="float" office:value="0">
                <text:p>0</text:p>
              </table:table-cell>
              <table:table-cell office:value-type="float" office:value="0.0370242696300443">
                <text:p>0.0370242696300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70242696300443">
                <text:p>0.0370242696300443</text:p>
              </table:table-cell>
              <table:table-cell office:value-type="float" office:value="0">
                <text:p>0</text:p>
              </table:table-cell>
              <table:table-cell office:value-type="float" office:value="0.0211365814748646">
                <text:p>0.0211365814748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4042397138841">
                <text:p>0.0154042397138841</text:p>
              </table:table-cell>
              <table:table-cell office:value-type="float" office:value="0">
                <text:p>0</text:p>
              </table:table-cell>
              <table:table-cell office:value-type="float" office:value="0.0138776874582599">
                <text:p>0.0138776874582599</text:p>
              </table:table-cell>
              <table:table-cell office:value-type="float" office:value="0">
                <text:p>0</text:p>
              </table:table-cell>
              <table:table-cell office:value-type="float" office:value="0.0129323700983399">
                <text:p>0.0129323700983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8758646273415">
                <text:p>0.0108758646273415</text:p>
              </table:table-cell>
              <table:table-cell office:value-type="float" office:value="0">
                <text:p>0</text:p>
              </table:table-cell>
              <table:table-cell office:value-type="float" office:value="0.0108758646273415">
                <text:p>0.0108758646273415</text:p>
              </table:table-cell>
              <table:table-cell office:value-type="float" office:value="0">
                <text:p>0</text:p>
              </table:table-cell>
              <table:table-cell office:value-type="float" office:value="0.00874589046379004">
                <text:p>0.00874589046379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48987762490605">
                <text:p>0.00748987762490605</text:p>
              </table:table-cell>
              <table:table-cell office:value-type="float" office:value="0">
                <text:p>0</text:p>
              </table:table-cell>
              <table:table-cell office:value-type="float" office:value="0.00700984966638718">
                <text:p>0.007009849666387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00984966638718">
                <text:p>0.00700984966638718</text:p>
              </table:table-cell>
              <table:table-cell office:value-type="float" office:value="0">
                <text:p>0</text:p>
              </table:table-cell>
              <table:table-cell office:value-type="float" office:value="0.00594315094971121">
                <text:p>0.00594315094971121</text:p>
              </table:table-cell>
              <table:table-cell office:value-type="float" office:value="0">
                <text:p>0</text:p>
              </table:table-cell>
              <table:table-cell office:value-type="float" office:value="0.00466360032497493">
                <text:p>0.00466360032497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6364880645372">
                <text:p>0.0046364880645372</text:p>
              </table:table-cell>
              <table:table-cell office:value-type="float" office:value="0">
                <text:p>0</text:p>
              </table:table-cell>
              <table:table-cell office:value-type="float" office:value="0.00373037280359123">
                <text:p>0.00373037280359123</text:p>
              </table:table-cell>
              <table:table-cell office:value-type="float" office:value="0">
                <text:p>0</text:p>
              </table:table-cell>
              <table:table-cell office:value-type="float" office:value="0.00312995547461647">
                <text:p>0.003129955474616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02316280365011">
                <text:p>0.00302316280365011</text:p>
              </table:table-cell>
              <table:table-cell office:value-type="float" office:value="0">
                <text:p>0</text:p>
              </table:table-cell>
              <table:table-cell office:value-type="float" office:value="0.00233136286796431">
                <text:p>0.002331362867964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33098387937758">
                <text:p>0.00233098387937758</text:p>
              </table:table-cell>
              <table:table-cell office:value-type="float" office:value="0">
                <text:p>0</text:p>
              </table:table-cell>
              <table:table-cell office:value-type="float" office:value="0.00207782533401268">
                <text:p>0.00207782533401268</text:p>
              </table:table-cell>
              <table:table-cell office:value-type="float" office:value="0">
                <text:p>0</text:p>
              </table:table-cell>
              <table:table-cell office:value-type="float" office:value="0.0020407077748843">
                <text:p>0.00204070777488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79567862974428">
                <text:p>0.00179567862974428</text:p>
              </table:table-cell>
              <table:table-cell office:value-type="float" office:value="0">
                <text:p>0</text:p>
              </table:table-cell>
              <table:table-cell office:value-type="float" office:value="0.00138516830106139">
                <text:p>0.00138516830106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02808533857268">
                <text:p>0.00102808533857268</text:p>
              </table:table-cell>
              <table:table-cell office:value-type="float" office:value="0">
                <text:p>0</text:p>
              </table:table-cell>
              <table:table-cell office:value-type="float" office:value="0.00102808533857268">
                <text:p>0.00102808533857268</text:p>
              </table:table-cell>
              <table:table-cell office:value-type="float" office:value="0">
                <text:p>0</text:p>
              </table:table-cell>
              <table:table-cell office:value-type="float" office:value="0.00101999541088382">
                <text:p>0.00101999541088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852354753289042">
                <text:p>0.000852354753289042</text:p>
              </table:table-cell>
              <table:table-cell office:value-type="float" office:value="0">
                <text:p>0</text:p>
              </table:table-cell>
              <table:table-cell office:value-type="float" office:value="0.000782012629701012">
                <text:p>0.000782012629701012</text:p>
              </table:table-cell>
              <table:table-cell office:value-type="float" office:value="0">
                <text:p>0</text:p>
              </table:table-cell>
              <table:table-cell office:value-type="float" office:value="0.000782012629701012">
                <text:p>0.000782012629701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666875088338736">
                <text:p>0.000666875088338736</text:p>
              </table:table-cell>
              <table:table-cell office:value-type="float" office:value="0">
                <text:p>0</text:p>
              </table:table-cell>
              <table:table-cell office:value-type="float" office:value="0.000573898604020351">
                <text:p>0.000573898604020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546115424052251">
                <text:p>0.000546115424052251</text:p>
              </table:table-cell>
              <table:table-cell office:value-type="float" office:value="0">
                <text:p>0</text:p>
              </table:table-cell>
              <table:table-cell office:value-type="float" office:value="0.000503021799719172">
                <text:p>0.000503021799719172</text:p>
              </table:table-cell>
              <table:table-cell office:value-type="float" office:value="0">
                <text:p>0</text:p>
              </table:table-cell>
              <table:table-cell office:value-type="float" office:value="0.000503021799719172">
                <text:p>0.000503021799719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458424427153714">
                <text:p>0.000458424427153714</text:p>
              </table:table-cell>
              <table:table-cell office:value-type="float" office:value="0">
                <text:p>0</text:p>
              </table:table-cell>
              <table:table-cell office:value-type="float" office:value="0.000442119042068367">
                <text:p>0.000442119042068367</text:p>
              </table:table-cell>
              <table:table-cell office:value-type="float" office:value="0">
                <text:p>0</text:p>
              </table:table-cell>
              <table:table-cell office:value-type="float" office:value="0.000383594755741901">
                <text:p>0.000383594755741901</text:p>
              </table:table-cell>
            </table:table-row>
            <table:table-row>
              <table:table-cell office:value-type="string">
                <text:p>2023/08/30</text:p>
              </table:table-cell>
              <table:table-cell office:value-type="float" office:value="0.140156502697687">
                <text:p>0.1401565026976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6376683199986">
                <text:p>0.126376683199986</text:p>
              </table:table-cell>
              <table:table-cell office:value-type="float" office:value="0">
                <text:p>0</text:p>
              </table:table-cell>
              <table:table-cell office:value-type="float" office:value="0.122929104692097">
                <text:p>0.122929104692097</text:p>
              </table:table-cell>
              <table:table-cell office:value-type="float" office:value="0">
                <text:p>0</text:p>
              </table:table-cell>
              <table:table-cell office:value-type="float" office:value="0.0697541127003585">
                <text:p>0.0697541127003585</text:p>
              </table:table-cell>
              <table:table-cell office:value-type="float" office:value="0">
                <text:p>0</text:p>
              </table:table-cell>
              <table:table-cell office:value-type="float" office:value="0.0676856538095359">
                <text:p>0.0676856538095359</text:p>
              </table:table-cell>
              <table:table-cell office:value-type="float" office:value="0">
                <text:p>0</text:p>
              </table:table-cell>
              <table:table-cell office:value-type="float" office:value="0.0640690010880988">
                <text:p>0.0640690010880988</text:p>
              </table:table-cell>
              <table:table-cell office:value-type="float" office:value="0.060385705237307">
                <text:p>0.060385705237307</text:p>
              </table:table-cell>
              <table:table-cell office:value-type="float" office:value="0">
                <text:p>0</text:p>
              </table:table-cell>
              <table:table-cell office:value-type="float" office:value="0.0588103690073906">
                <text:p>0.0588103690073906</text:p>
              </table:table-cell>
              <table:table-cell office:value-type="float" office:value="0">
                <text:p>0</text:p>
              </table:table-cell>
              <table:table-cell office:value-type="float" office:value="0.0348723949825986">
                <text:p>0.0348723949825986</text:p>
              </table:table-cell>
              <table:table-cell office:value-type="float" office:value="0">
                <text:p>0</text:p>
              </table:table-cell>
              <table:table-cell office:value-type="float" office:value="0.0324524927109149">
                <text:p>0.0324524927109149</text:p>
              </table:table-cell>
              <table:table-cell office:value-type="float" office:value="0">
                <text:p>0</text:p>
              </table:table-cell>
              <table:table-cell office:value-type="float" office:value="0.028887289361609">
                <text:p>0.028887289361609</text:p>
              </table:table-cell>
              <table:table-cell office:value-type="float" office:value="0">
                <text:p>0</text:p>
              </table:table-cell>
              <table:table-cell office:value-type="float" office:value="0.0263593171456296">
                <text:p>0.0263593171456296</text:p>
              </table:table-cell>
              <table:table-cell office:value-type="float" office:value="0">
                <text:p>0</text:p>
              </table:table-cell>
              <table:table-cell office:value-type="float" office:value="0.0168960619876254">
                <text:p>0.0168960619876254</text:p>
              </table:table-cell>
              <table:table-cell office:value-type="float" office:value="0.0140934324551674">
                <text:p>0.0140934324551674</text:p>
              </table:table-cell>
              <table:table-cell office:value-type="float" office:value="0">
                <text:p>0</text:p>
              </table:table-cell>
              <table:table-cell office:value-type="float" office:value="0.0119341913423281">
                <text:p>0.0119341913423281</text:p>
              </table:table-cell>
              <table:table-cell office:value-type="float" office:value="0">
                <text:p>0</text:p>
              </table:table-cell>
              <table:table-cell office:value-type="float" office:value="0.0110293729091532">
                <text:p>0.0110293729091532</text:p>
              </table:table-cell>
              <table:table-cell office:value-type="float" office:value="0">
                <text:p>0</text:p>
              </table:table-cell>
              <table:table-cell office:value-type="float" office:value="0.00842985126872764">
                <text:p>0.00842985126872764</text:p>
              </table:table-cell>
              <table:table-cell office:value-type="float" office:value="0">
                <text:p>0</text:p>
              </table:table-cell>
              <table:table-cell office:value-type="float" office:value="0.0066975448320048">
                <text:p>0.0066975448320048</text:p>
              </table:table-cell>
              <table:table-cell office:value-type="float" office:value="0">
                <text:p>0</text:p>
              </table:table-cell>
              <table:table-cell office:value-type="float" office:value="0.00657975365676433">
                <text:p>0.00657975365676433</text:p>
              </table:table-cell>
              <table:table-cell office:value-type="float" office:value="0">
                <text:p>0</text:p>
              </table:table-cell>
              <table:table-cell office:value-type="float" office:value="0.00644199755981367">
                <text:p>0.00644199755981367</text:p>
              </table:table-cell>
              <table:table-cell office:value-type="float" office:value="0.00644199755981367">
                <text:p>0.00644199755981367</text:p>
              </table:table-cell>
              <table:table-cell office:value-type="float" office:value="0">
                <text:p>0</text:p>
              </table:table-cell>
              <table:table-cell office:value-type="float" office:value="0.00626262181570692">
                <text:p>0.00626262181570692</text:p>
              </table:table-cell>
              <table:table-cell office:value-type="float" office:value="0">
                <text:p>0</text:p>
              </table:table-cell>
              <table:table-cell office:value-type="float" office:value="0.00601353358177126">
                <text:p>0.00601353358177126</text:p>
              </table:table-cell>
              <table:table-cell office:value-type="float" office:value="0">
                <text:p>0</text:p>
              </table:table-cell>
              <table:table-cell office:value-type="float" office:value="0.0059482457447364">
                <text:p>0.0059482457447364</text:p>
              </table:table-cell>
              <table:table-cell office:value-type="float" office:value="0">
                <text:p>0</text:p>
              </table:table-cell>
              <table:table-cell office:value-type="float" office:value="0.00507391940351443">
                <text:p>0.00507391940351443</text:p>
              </table:table-cell>
              <table:table-cell office:value-type="float" office:value="0">
                <text:p>0</text:p>
              </table:table-cell>
              <table:table-cell office:value-type="float" office:value="0.00457381826746772">
                <text:p>0.00457381826746772</text:p>
              </table:table-cell>
              <table:table-cell office:value-type="float" office:value="0.00457381826746772">
                <text:p>0.00457381826746772</text:p>
              </table:table-cell>
              <table:table-cell office:value-type="float" office:value="0">
                <text:p>0</text:p>
              </table:table-cell>
              <table:table-cell office:value-type="float" office:value="0.00439424766181795">
                <text:p>0.00439424766181795</text:p>
              </table:table-cell>
              <table:table-cell office:value-type="float" office:value="0">
                <text:p>0</text:p>
              </table:table-cell>
              <table:table-cell office:value-type="float" office:value="0.00419236515353272">
                <text:p>0.00419236515353272</text:p>
              </table:table-cell>
              <table:table-cell office:value-type="float" office:value="0">
                <text:p>0</text:p>
              </table:table-cell>
              <table:table-cell office:value-type="float" office:value="0.00386086877654768">
                <text:p>0.00386086877654768</text:p>
              </table:table-cell>
              <table:table-cell office:value-type="float" office:value="0">
                <text:p>0</text:p>
              </table:table-cell>
              <table:table-cell office:value-type="float" office:value="0.00278408329127067">
                <text:p>0.00278408329127067</text:p>
              </table:table-cell>
              <table:table-cell office:value-type="float" office:value="0">
                <text:p>0</text:p>
              </table:table-cell>
              <table:table-cell office:value-type="float" office:value="0.00265358652410386">
                <text:p>0.00265358652410386</text:p>
              </table:table-cell>
              <table:table-cell office:value-type="float" office:value="0">
                <text:p>0</text:p>
              </table:table-cell>
              <table:table-cell office:value-type="float" office:value="0.0026312171238434">
                <text:p>0.0026312171238434</text:p>
              </table:table-cell>
              <table:table-cell office:value-type="float" office:value="0.0023953176217808">
                <text:p>0.0023953176217808</text:p>
              </table:table-cell>
              <table:table-cell office:value-type="float" office:value="0">
                <text:p>0</text:p>
              </table:table-cell>
              <table:table-cell office:value-type="float" office:value="0.0023953176217808">
                <text:p>0.0023953176217808</text:p>
              </table:table-cell>
              <table:table-cell office:value-type="float" office:value="0">
                <text:p>0</text:p>
              </table:table-cell>
              <table:table-cell office:value-type="float" office:value="0.00202255034725218">
                <text:p>0.00202255034725218</text:p>
              </table:table-cell>
              <table:table-cell office:value-type="float" office:value="0">
                <text:p>0</text:p>
              </table:table-cell>
              <table:table-cell office:value-type="float" office:value="0.00192796024007924">
                <text:p>0.00192796024007924</text:p>
              </table:table-cell>
              <table:table-cell office:value-type="float" office:value="0">
                <text:p>0</text:p>
              </table:table-cell>
              <table:table-cell office:value-type="float" office:value="0.00186949532861969">
                <text:p>0.00186949532861969</text:p>
              </table:table-cell>
              <table:table-cell office:value-type="float" office:value="0">
                <text:p>0</text:p>
              </table:table-cell>
              <table:table-cell office:value-type="float" office:value="0.00186949532861969">
                <text:p>0.00186949532861969</text:p>
              </table:table-cell>
              <table:table-cell office:value-type="float" office:value="0">
                <text:p>0</text:p>
              </table:table-cell>
              <table:table-cell office:value-type="float" office:value="0.00154480695204262">
                <text:p>0.00154480695204262</text:p>
              </table:table-cell>
              <table:table-cell office:value-type="float" office:value="0.00141046901716224">
                <text:p>0.00141046901716224</text:p>
              </table:table-cell>
              <table:table-cell office:value-type="float" office:value="0">
                <text:p>0</text:p>
              </table:table-cell>
              <table:table-cell office:value-type="float" office:value="0.00129167864861912">
                <text:p>0.00129167864861912</text:p>
              </table:table-cell>
              <table:table-cell office:value-type="float" office:value="0">
                <text:p>0</text:p>
              </table:table-cell>
              <table:table-cell office:value-type="float" office:value="0.00127279790193791">
                <text:p>0.00127279790193791</text:p>
              </table:table-cell>
              <table:table-cell office:value-type="float" office:value="0">
                <text:p>0</text:p>
              </table:table-cell>
              <table:table-cell office:value-type="float" office:value="0.00120968762195073">
                <text:p>0.00120968762195073</text:p>
              </table:table-cell>
              <table:table-cell office:value-type="float" office:value="0">
                <text:p>0</text:p>
              </table:table-cell>
              <table:table-cell office:value-type="float" office:value="0.00112469238584179">
                <text:p>0.00112469238584179</text:p>
              </table:table-cell>
              <table:table-cell office:value-type="float" office:value="0">
                <text:p>0</text:p>
              </table:table-cell>
              <table:table-cell office:value-type="float" office:value="0.00110666082472655">
                <text:p>0.00110666082472655</text:p>
              </table:table-cell>
              <table:table-cell office:value-type="float" office:value="0">
                <text:p>0</text:p>
              </table:table-cell>
              <table:table-cell office:value-type="float" office:value="0.00110666082472655">
                <text:p>0.00110666082472655</text:p>
              </table:table-cell>
              <table:table-cell office:value-type="float" office:value="0.00061632464183714">
                <text:p>0.00061632464183714</text:p>
              </table:table-cell>
              <table:table-cell office:value-type="float" office:value="0">
                <text:p>0</text:p>
              </table:table-cell>
              <table:table-cell office:value-type="float" office:value="0.000548348228040063">
                <text:p>0.000548348228040063</text:p>
              </table:table-cell>
              <table:table-cell office:value-type="float" office:value="0">
                <text:p>0</text:p>
              </table:table-cell>
              <table:table-cell office:value-type="float" office:value="0.000532321930280189">
                <text:p>0.000532321930280189</text:p>
              </table:table-cell>
              <table:table-cell office:value-type="float" office:value="0">
                <text:p>0</text:p>
              </table:table-cell>
              <table:table-cell office:value-type="float" office:value="0.000394810882113239">
                <text:p>0.000394810882113239</text:p>
              </table:table-cell>
              <table:table-cell office:value-type="float" office:value="0">
                <text:p>0</text:p>
              </table:table-cell>
              <table:table-cell office:value-type="float" office:value="0.000394810882113239">
                <text:p>0.000394810882113239</text:p>
              </table:table-cell>
              <table:table-cell office:value-type="float" office:value="0">
                <text:p>0</text:p>
              </table:table-cell>
              <table:table-cell office:value-type="float" office:value="0.000384955581749669">
                <text:p>0.000384955581749669</text:p>
              </table:table-cell>
              <table:table-cell office:value-type="float" office:value="0.000335681372335306">
                <text:p>0.000335681372335306</text:p>
              </table:table-cell>
            </table:table-row>
            <table:table-row>
              <table:table-cell office:value-type="string">
                <text:p>2023/08/31</text:p>
              </table:table-cell>
              <table:table-cell office:value-type="float" office:value="0.179680648680184">
                <text:p>0.179680648680184</text:p>
              </table:table-cell>
              <table:table-cell office:value-type="float" office:value="0">
                <text:p>0</text:p>
              </table:table-cell>
              <table:table-cell office:value-type="float" office:value="0.162968452686147">
                <text:p>0.162968452686147</text:p>
              </table:table-cell>
              <table:table-cell office:value-type="float" office:value="0">
                <text:p>0</text:p>
              </table:table-cell>
              <table:table-cell office:value-type="float" office:value="0.126061764090854">
                <text:p>0.126061764090854</text:p>
              </table:table-cell>
              <table:table-cell office:value-type="float" office:value="0.0851527126562476">
                <text:p>0.0851527126562476</text:p>
              </table:table-cell>
              <table:table-cell office:value-type="float" office:value="0">
                <text:p>0</text:p>
              </table:table-cell>
              <table:table-cell office:value-type="float" office:value="0.0639133398890222">
                <text:p>0.0639133398890222</text:p>
              </table:table-cell>
              <table:table-cell office:value-type="float" office:value="0.0624651273726446">
                <text:p>0.0624651273726446</text:p>
              </table:table-cell>
              <table:table-cell office:value-type="float" office:value="0.0359970132660775">
                <text:p>0.0359970132660775</text:p>
              </table:table-cell>
              <table:table-cell office:value-type="float" office:value="0">
                <text:p>0</text:p>
              </table:table-cell>
              <table:table-cell office:value-type="float" office:value="0.0339962180699749">
                <text:p>0.0339962180699749</text:p>
              </table:table-cell>
              <table:table-cell office:value-type="float" office:value="0.0228585049554064">
                <text:p>0.0228585049554064</text:p>
              </table:table-cell>
              <table:table-cell office:value-type="float" office:value="0">
                <text:p>0</text:p>
              </table:table-cell>
              <table:table-cell office:value-type="float" office:value="0.0175366875666669">
                <text:p>0.0175366875666669</text:p>
              </table:table-cell>
              <table:table-cell office:value-type="float" office:value="0.0146805558475063">
                <text:p>0.0146805558475063</text:p>
              </table:table-cell>
              <table:table-cell office:value-type="float" office:value="0.0143731941298739">
                <text:p>0.0143731941298739</text:p>
              </table:table-cell>
              <table:table-cell office:value-type="float" office:value="0">
                <text:p>0</text:p>
              </table:table-cell>
              <table:table-cell office:value-type="float" office:value="0.013025134090566">
                <text:p>0.013025134090566</text:p>
              </table:table-cell>
              <table:table-cell office:value-type="float" office:value="0.0113670667157547">
                <text:p>0.0113670667157547</text:p>
              </table:table-cell>
              <table:table-cell office:value-type="float" office:value="0">
                <text:p>0</text:p>
              </table:table-cell>
              <table:table-cell office:value-type="float" office:value="0.0100621163260903">
                <text:p>0.0100621163260903</text:p>
              </table:table-cell>
              <table:table-cell office:value-type="float" office:value="0.0100621163260903">
                <text:p>0.0100621163260903</text:p>
              </table:table-cell>
              <table:table-cell office:value-type="float" office:value="0.00967102342617299">
                <text:p>0.00967102342617299</text:p>
              </table:table-cell>
              <table:table-cell office:value-type="float" office:value="0">
                <text:p>0</text:p>
              </table:table-cell>
              <table:table-cell office:value-type="float" office:value="0.00967102342617299">
                <text:p>0.00967102342617299</text:p>
              </table:table-cell>
              <table:table-cell office:value-type="float" office:value="0.00913694282220379">
                <text:p>0.00913694282220379</text:p>
              </table:table-cell>
              <table:table-cell office:value-type="float" office:value="0">
                <text:p>0</text:p>
              </table:table-cell>
              <table:table-cell office:value-type="float" office:value="0.00912730978326681">
                <text:p>0.00912730978326681</text:p>
              </table:table-cell>
              <table:table-cell office:value-type="float" office:value="0.0078304776743604">
                <text:p>0.0078304776743604</text:p>
              </table:table-cell>
              <table:table-cell office:value-type="float" office:value="0.00565580670042221">
                <text:p>0.00565580670042221</text:p>
              </table:table-cell>
              <table:table-cell office:value-type="float" office:value="0">
                <text:p>0</text:p>
              </table:table-cell>
              <table:table-cell office:value-type="float" office:value="0.00565557329166599">
                <text:p>0.00565557329166599</text:p>
              </table:table-cell>
              <table:table-cell office:value-type="float" office:value="0.00505616334811465">
                <text:p>0.00505616334811465</text:p>
              </table:table-cell>
              <table:table-cell office:value-type="float" office:value="0">
                <text:p>0</text:p>
              </table:table-cell>
              <table:table-cell office:value-type="float" office:value="0.00454869575890815">
                <text:p>0.00454869575890815</text:p>
              </table:table-cell>
              <table:table-cell office:value-type="float" office:value="0.00431158090959993">
                <text:p>0.00431158090959993</text:p>
              </table:table-cell>
              <table:table-cell office:value-type="float" office:value="0">
                <text:p>0</text:p>
              </table:table-cell>
              <table:table-cell office:value-type="float" office:value="0.00411274009041362">
                <text:p>0.00411274009041362</text:p>
              </table:table-cell>
              <table:table-cell office:value-type="float" office:value="0.00402372176551147">
                <text:p>0.00402372176551147</text:p>
              </table:table-cell>
              <table:table-cell office:value-type="float" office:value="0.0034787611029673">
                <text:p>0.0034787611029673</text:p>
              </table:table-cell>
              <table:table-cell office:value-type="float" office:value="0">
                <text:p>0</text:p>
              </table:table-cell>
              <table:table-cell office:value-type="float" office:value="0.00331965388856104">
                <text:p>0.00331965388856104</text:p>
              </table:table-cell>
              <table:table-cell office:value-type="float" office:value="0.0030557623267945">
                <text:p>0.0030557623267945</text:p>
              </table:table-cell>
              <table:table-cell office:value-type="float" office:value="0">
                <text:p>0</text:p>
              </table:table-cell>
              <table:table-cell office:value-type="float" office:value="0.00301916998679885">
                <text:p>0.00301916998679885</text:p>
              </table:table-cell>
              <table:table-cell office:value-type="float" office:value="0.0026012990950971">
                <text:p>0.0026012990950971</text:p>
              </table:table-cell>
              <table:table-cell office:value-type="float" office:value="0.00218903137480586">
                <text:p>0.00218903137480586</text:p>
              </table:table-cell>
              <table:table-cell office:value-type="float" office:value="0">
                <text:p>0</text:p>
              </table:table-cell>
              <table:table-cell office:value-type="float" office:value="0.0020745712079836">
                <text:p>0.0020745712079836</text:p>
              </table:table-cell>
              <table:table-cell office:value-type="float" office:value="0.00195650664734881">
                <text:p>0.00195650664734881</text:p>
              </table:table-cell>
              <table:table-cell office:value-type="float" office:value="0">
                <text:p>0</text:p>
              </table:table-cell>
              <table:table-cell office:value-type="float" office:value="0.00195650664734881">
                <text:p>0.00195650664734881</text:p>
              </table:table-cell>
              <table:table-cell office:value-type="float" office:value="0.00184875008055529">
                <text:p>0.00184875008055529</text:p>
              </table:table-cell>
              <table:table-cell office:value-type="float" office:value="0.00180040009977545">
                <text:p>0.00180040009977545</text:p>
              </table:table-cell>
              <table:table-cell office:value-type="float" office:value="0">
                <text:p>0</text:p>
              </table:table-cell>
              <table:table-cell office:value-type="float" office:value="0.00180040009977545">
                <text:p>0.00180040009977545</text:p>
              </table:table-cell>
              <table:table-cell office:value-type="float" office:value="0.00179633931711531">
                <text:p>0.00179633931711531</text:p>
              </table:table-cell>
              <table:table-cell office:value-type="float" office:value="0">
                <text:p>0</text:p>
              </table:table-cell>
              <table:table-cell office:value-type="float" office:value="0.00179610573227196">
                <text:p>0.00179610573227196</text:p>
              </table:table-cell>
              <table:table-cell office:value-type="float" office:value="0.00177781424223633">
                <text:p>0.00177781424223633</text:p>
              </table:table-cell>
              <table:table-cell office:value-type="float" office:value="0.00177781424223633">
                <text:p>0.00177781424223633</text:p>
              </table:table-cell>
              <table:table-cell office:value-type="float" office:value="0">
                <text:p>0</text:p>
              </table:table-cell>
              <table:table-cell office:value-type="float" office:value="0.00177758065739309">
                <text:p>0.00177758065739309</text:p>
              </table:table-cell>
              <table:table-cell office:value-type="float" office:value="0.00160214470961018">
                <text:p>0.00160214470961018</text:p>
              </table:table-cell>
              <table:table-cell office:value-type="float" office:value="0">
                <text:p>0</text:p>
              </table:table-cell>
              <table:table-cell office:value-type="float" office:value="0.00158881535511557">
                <text:p>0.00158881535511557</text:p>
              </table:table-cell>
              <table:table-cell office:value-type="float" office:value="0.00154657782503032">
                <text:p>0.00154657782503032</text:p>
              </table:table-cell>
              <table:table-cell office:value-type="float" office:value="0">
                <text:p>0</text:p>
              </table:table-cell>
              <table:table-cell office:value-type="float" office:value="0.00139841855254819">
                <text:p>0.00139841855254819</text:p>
              </table:table-cell>
              <table:table-cell office:value-type="float" office:value="0.00120411510097451">
                <text:p>0.00120411510097451</text:p>
              </table:table-cell>
              <table:table-cell office:value-type="float" office:value="0.0011503074929845">
                <text:p>0.0011503074929845</text:p>
              </table:table-cell>
              <table:table-cell office:value-type="float" office:value="0">
                <text:p>0</text:p>
              </table:table-cell>
              <table:table-cell office:value-type="float" office:value="0.00113198808668513">
                <text:p>0.00113198808668513</text:p>
              </table:table-cell>
              <table:table-cell office:value-type="float" office:value="0.0010777388297698">
                <text:p>0.0010777388297698</text:p>
              </table:table-cell>
              <table:table-cell office:value-type="float" office:value="0">
                <text:p>0</text:p>
              </table:table-cell>
              <table:table-cell office:value-type="float" office:value="0.00104595699209709">
                <text:p>0.00104595699209709</text:p>
              </table:table-cell>
              <table:table-cell office:value-type="float" office:value="0.00101895817782638">
                <text:p>0.00101895817782638</text:p>
              </table:table-cell>
              <table:table-cell office:value-type="float" office:value="0.000717915379406575">
                <text:p>0.000717915379406575</text:p>
              </table:table-cell>
              <table:table-cell office:value-type="float" office:value="0">
                <text:p>0</text:p>
              </table:table-cell>
              <table:table-cell office:value-type="float" office:value="0.000717915379406575">
                <text:p>0.000717915379406575</text:p>
              </table:table-cell>
              <table:table-cell office:value-type="float" office:value="0.000565778426564134">
                <text:p>0.000565778426564134</text:p>
              </table:table-cell>
              <table:table-cell office:value-type="float" office:value="0">
                <text:p>0</text:p>
              </table:table-cell>
              <table:table-cell office:value-type="float" office:value="0.000481472266203431">
                <text:p>0.000481472266203431</text:p>
              </table:table-cell>
              <table:table-cell office:value-type="float" office:value="0.000481472266203431">
                <text:p>0.000481472266203431</text:p>
              </table:table-cell>
              <table:table-cell office:value-type="float" office:value="0.000480263931449731">
                <text:p>0.000480263931449731</text:p>
              </table:table-cell>
              <table:table-cell office:value-type="float" office:value="0">
                <text:p>0</text:p>
              </table:table-cell>
              <table:table-cell office:value-type="float" office:value="0.000374363632500763">
                <text:p>0.000374363632500763</text:p>
              </table:table-cell>
              <table:table-cell office:value-type="float" office:value="0.000338503517238076">
                <text:p>0.000338503517238076</text:p>
              </table:table-cell>
              <table:table-cell office:value-type="float" office:value="0">
                <text:p>0</text:p>
              </table:table-cell>
              <table:table-cell office:value-type="float" office:value="0.000338503517238076">
                <text:p>0.000338503517238076</text:p>
              </table:table-cell>
              <table:table-cell office:value-type="float" office:value="0.000332694430222991">
                <text:p>0.000332694430222991</text:p>
              </table:table-cell>
              <table:table-cell office:value-type="float" office:value="0.000286044503470695">
                <text:p>0.000286044503470695</text:p>
              </table:table-cell>
              <table:table-cell office:value-type="float" office:value="0">
                <text:p>0</text:p>
              </table:table-cell>
              <table:table-cell office:value-type="float" office:value="0.000251352456420606">
                <text:p>0.000251352456420606</text:p>
              </table:table-cell>
              <table:table-cell office:value-type="float" office:value="0.00023440527227736">
                <text:p>0.00023440527227736</text:p>
              </table:table-cell>
              <table:table-cell office:value-type="float" office:value="0">
                <text:p>0</text:p>
              </table:table-cell>
              <table:table-cell office:value-type="float" office:value="0.000215616778416194">
                <text:p>0.000215616778416194</text:p>
              </table:table-cell>
              <table:table-cell office:value-type="float" office:value="0.000195249352677784">
                <text:p>0.000195249352677784</text:p>
              </table:table-cell>
              <table:table-cell office:value-type="float" office:value="0.000195249352677784">
                <text:p>0.000195249352677784</text:p>
              </table:table-cell>
            </table:table-row>
            <table:table-row>
              <table:table-cell office:value-type="string">
                <text:p>2023/09/01</text:p>
              </table:table-cell>
              <table:table-cell office:value-type="float" office:value="0.21297962907636">
                <text:p>0.21297962907636</text:p>
              </table:table-cell>
              <table:table-cell office:value-type="float" office:value="0">
                <text:p>0</text:p>
              </table:table-cell>
              <table:table-cell office:value-type="float" office:value="0.184617316764583">
                <text:p>0.184617316764583</text:p>
              </table:table-cell>
              <table:table-cell office:value-type="float" office:value="0.124707723483038">
                <text:p>0.124707723483038</text:p>
              </table:table-cell>
              <table:table-cell office:value-type="float" office:value="0">
                <text:p>0</text:p>
              </table:table-cell>
              <table:table-cell office:value-type="float" office:value="0.0762016680011866">
                <text:p>0.0762016680011866</text:p>
              </table:table-cell>
              <table:table-cell office:value-type="float" office:value="0.0753430603428972">
                <text:p>0.0753430603428972</text:p>
              </table:table-cell>
              <table:table-cell office:value-type="float" office:value="0.0557802762093155">
                <text:p>0.0557802762093155</text:p>
              </table:table-cell>
              <table:table-cell office:value-type="float" office:value="0">
                <text:p>0</text:p>
              </table:table-cell>
              <table:table-cell office:value-type="float" office:value="0.0475373802122272">
                <text:p>0.0475373802122272</text:p>
              </table:table-cell>
              <table:table-cell office:value-type="float" office:value="0.0150955416983281">
                <text:p>0.0150955416983281</text:p>
              </table:table-cell>
              <table:table-cell office:value-type="float" office:value="0.0141086857499816">
                <text:p>0.0141086857499816</text:p>
              </table:table-cell>
              <table:table-cell office:value-type="float" office:value="0">
                <text:p>0</text:p>
              </table:table-cell>
              <table:table-cell office:value-type="float" office:value="0.0123508629487967">
                <text:p>0.0123508629487967</text:p>
              </table:table-cell>
              <table:table-cell office:value-type="float" office:value="0.011633484102503">
                <text:p>0.011633484102503</text:p>
              </table:table-cell>
              <table:table-cell office:value-type="float" office:value="0.0115852267057567">
                <text:p>0.0115852267057567</text:p>
              </table:table-cell>
              <table:table-cell office:value-type="float" office:value="0">
                <text:p>0</text:p>
              </table:table-cell>
              <table:table-cell office:value-type="float" office:value="0.0111770223418143">
                <text:p>0.0111770223418143</text:p>
              </table:table-cell>
              <table:table-cell office:value-type="float" office:value="0.0101363622701232">
                <text:p>0.0101363622701232</text:p>
              </table:table-cell>
              <table:table-cell office:value-type="float" office:value="0.00847011100078987">
                <text:p>0.00847011100078987</text:p>
              </table:table-cell>
              <table:table-cell office:value-type="float" office:value="0">
                <text:p>0</text:p>
              </table:table-cell>
              <table:table-cell office:value-type="float" office:value="0.00815893586605598">
                <text:p>0.00815893586605598</text:p>
              </table:table-cell>
              <table:table-cell office:value-type="float" office:value="0.00701554271445426">
                <text:p>0.00701554271445426</text:p>
              </table:table-cell>
              <table:table-cell office:value-type="float" office:value="0.00642912779262017">
                <text:p>0.00642912779262017</text:p>
              </table:table-cell>
              <table:table-cell office:value-type="float" office:value="0">
                <text:p>0</text:p>
              </table:table-cell>
              <table:table-cell office:value-type="float" office:value="0.0060674466373849">
                <text:p>0.0060674466373849</text:p>
              </table:table-cell>
              <table:table-cell office:value-type="float" office:value="0.00603537117520625">
                <text:p>0.00603537117520625</text:p>
              </table:table-cell>
              <table:table-cell office:value-type="float" office:value="0.00573277361181224">
                <text:p>0.00573277361181224</text:p>
              </table:table-cell>
              <table:table-cell office:value-type="float" office:value="0">
                <text:p>0</text:p>
              </table:table-cell>
              <table:table-cell office:value-type="float" office:value="0.00573277361181224">
                <text:p>0.00573277361181224</text:p>
              </table:table-cell>
              <table:table-cell office:value-type="float" office:value="0.00494925930047363">
                <text:p>0.00494925930047363</text:p>
              </table:table-cell>
              <table:table-cell office:value-type="float" office:value="0.00441660742097061">
                <text:p>0.00441660742097061</text:p>
              </table:table-cell>
              <table:table-cell office:value-type="float" office:value="0">
                <text:p>0</text:p>
              </table:table-cell>
              <table:table-cell office:value-type="float" office:value="0.0044093688180733">
                <text:p>0.0044093688180733</text:p>
              </table:table-cell>
              <table:table-cell office:value-type="float" office:value="0.00420872429643993">
                <text:p>0.00420872429643993</text:p>
              </table:table-cell>
              <table:table-cell office:value-type="float" office:value="0.00318210526623497">
                <text:p>0.00318210526623497</text:p>
              </table:table-cell>
              <table:table-cell office:value-type="float" office:value="0">
                <text:p>0</text:p>
              </table:table-cell>
              <table:table-cell office:value-type="float" office:value="0.00313062166994504">
                <text:p>0.00313062166994504</text:p>
              </table:table-cell>
              <table:table-cell office:value-type="float" office:value="0.00291959226492888">
                <text:p>0.00291959226492888</text:p>
              </table:table-cell>
              <table:table-cell office:value-type="float" office:value="0.00291959226492888">
                <text:p>0.00291959226492888</text:p>
              </table:table-cell>
              <table:table-cell office:value-type="float" office:value="0">
                <text:p>0</text:p>
              </table:table-cell>
              <table:table-cell office:value-type="float" office:value="0.0028055957091413">
                <text:p>0.0028055957091413</text:p>
              </table:table-cell>
              <table:table-cell office:value-type="float" office:value="0.00270181779242751">
                <text:p>0.00270181779242751</text:p>
              </table:table-cell>
              <table:table-cell office:value-type="float" office:value="0.00269489044510718">
                <text:p>0.00269489044510718</text:p>
              </table:table-cell>
              <table:table-cell office:value-type="float" office:value="0">
                <text:p>0</text:p>
              </table:table-cell>
              <table:table-cell office:value-type="float" office:value="0.00246485079950021">
                <text:p>0.00246485079950021</text:p>
              </table:table-cell>
              <table:table-cell office:value-type="float" office:value="0.00222479871164205">
                <text:p>0.00222479871164205</text:p>
              </table:table-cell>
              <table:table-cell office:value-type="float" office:value="0.00222479871164205">
                <text:p>0.00222479871164205</text:p>
              </table:table-cell>
              <table:table-cell office:value-type="float" office:value="0">
                <text:p>0</text:p>
              </table:table-cell>
              <table:table-cell office:value-type="float" office:value="0.00220468440903665">
                <text:p>0.00220468440903665</text:p>
              </table:table-cell>
              <table:table-cell office:value-type="float" office:value="0.00217154699413513">
                <text:p>0.00217154699413513</text:p>
              </table:table-cell>
              <table:table-cell office:value-type="float" office:value="0.00204983775113132">
                <text:p>0.00204983775113132</text:p>
              </table:table-cell>
              <table:table-cell office:value-type="float" office:value="0">
                <text:p>0</text:p>
              </table:table-cell>
              <table:table-cell office:value-type="float" office:value="0.00200401984299547">
                <text:p>0.00200401984299547</text:p>
              </table:table-cell>
              <table:table-cell office:value-type="float" office:value="0.00170124831879681">
                <text:p>0.00170124831879681</text:p>
              </table:table-cell>
              <table:table-cell office:value-type="float" office:value="0.00154365993007299">
                <text:p>0.00154365993007299</text:p>
              </table:table-cell>
              <table:table-cell office:value-type="float" office:value="0">
                <text:p>0</text:p>
              </table:table-cell>
              <table:table-cell office:value-type="float" office:value="0.00154365993007299">
                <text:p>0.00154365993007299</text:p>
              </table:table-cell>
              <table:table-cell office:value-type="float" office:value="0.0014510146774267">
                <text:p>0.0014510146774267</text:p>
              </table:table-cell>
              <table:table-cell office:value-type="float" office:value="0.00139569211202129">
                <text:p>0.00139569211202129</text:p>
              </table:table-cell>
              <table:table-cell office:value-type="float" office:value="0">
                <text:p>0</text:p>
              </table:table-cell>
              <table:table-cell office:value-type="float" office:value="0.00139569211202129">
                <text:p>0.00139569211202129</text:p>
              </table:table-cell>
              <table:table-cell office:value-type="float" office:value="0.00139101575169187">
                <text:p>0.00139101575169187</text:p>
              </table:table-cell>
              <table:table-cell office:value-type="float" office:value="0.00139101575169187">
                <text:p>0.00139101575169187</text:p>
              </table:table-cell>
              <table:table-cell office:value-type="float" office:value="0">
                <text:p>0</text:p>
              </table:table-cell>
              <table:table-cell office:value-type="float" office:value="0.00139075517439113">
                <text:p>0.00139075517439113</text:p>
              </table:table-cell>
              <table:table-cell office:value-type="float" office:value="0.00125171313111294">
                <text:p>0.00125171313111294</text:p>
              </table:table-cell>
              <table:table-cell office:value-type="float" office:value="0.00125171313111294">
                <text:p>0.00125171313111294</text:p>
              </table:table-cell>
              <table:table-cell office:value-type="float" office:value="0">
                <text:p>0</text:p>
              </table:table-cell>
              <table:table-cell office:value-type="float" office:value="0.00114605905783327">
                <text:p>0.00114605905783327</text:p>
              </table:table-cell>
              <table:table-cell office:value-type="float" office:value="0.00114605905783327">
                <text:p>0.00114605905783327</text:p>
              </table:table-cell>
              <table:table-cell office:value-type="float" office:value="0.001145918746979">
                <text:p>0.001145918746979</text:p>
              </table:table-cell>
              <table:table-cell office:value-type="float" office:value="0">
                <text:p>0</text:p>
              </table:table-cell>
              <table:table-cell office:value-type="float" office:value="0.00096193195201566">
                <text:p>0.00096193195201566</text:p>
              </table:table-cell>
              <table:table-cell office:value-type="float" office:value="0.00096193195201566">
                <text:p>0.00096193195201566</text:p>
              </table:table-cell>
              <table:table-cell office:value-type="float" office:value="0.000872733513678115">
                <text:p>0.000872733513678115</text:p>
              </table:table-cell>
              <table:table-cell office:value-type="float" office:value="0">
                <text:p>0</text:p>
              </table:table-cell>
              <table:table-cell office:value-type="float" office:value="0.000869867163369009">
                <text:p>0.000869867163369009</text:p>
              </table:table-cell>
              <table:table-cell office:value-type="float" office:value="0.000791491725047999">
                <text:p>0.000791491725047999</text:p>
              </table:table-cell>
              <table:table-cell office:value-type="float" office:value="0.000631418888708657">
                <text:p>0.000631418888708657</text:p>
              </table:table-cell>
              <table:table-cell office:value-type="float" office:value="0">
                <text:p>0</text:p>
              </table:table-cell>
              <table:table-cell office:value-type="float" office:value="0.000530270798292376">
                <text:p>0.000530270798292376</text:p>
              </table:table-cell>
              <table:table-cell office:value-type="float" office:value="0.000501467786123921">
                <text:p>0.000501467786123921</text:p>
              </table:table-cell>
              <table:table-cell office:value-type="float" office:value="0.00048705152735562">
                <text:p>0.00048705152735562</text:p>
              </table:table-cell>
              <table:table-cell office:value-type="float" office:value="0">
                <text:p>0</text:p>
              </table:table-cell>
              <table:table-cell office:value-type="float" office:value="0.000449902444529804">
                <text:p>0.000449902444529804</text:p>
              </table:table-cell>
              <table:table-cell office:value-type="float" office:value="0.000426246310508249">
                <text:p>0.000426246310508249</text:p>
              </table:table-cell>
              <table:table-cell office:value-type="float" office:value="0.000403735158558405">
                <text:p>0.000403735158558405</text:p>
              </table:table-cell>
              <table:table-cell office:value-type="float" office:value="0">
                <text:p>0</text:p>
              </table:table-cell>
              <table:table-cell office:value-type="float" office:value="0.00039675664167349">
                <text:p>0.00039675664167349</text:p>
              </table:table-cell>
              <table:table-cell office:value-type="float" office:value="0.000386276756016102">
                <text:p>0.000386276756016102</text:p>
              </table:table-cell>
              <table:table-cell office:value-type="float" office:value="0.000386276756016102">
                <text:p>0.000386276756016102</text:p>
              </table:table-cell>
              <table:table-cell office:value-type="float" office:value="0">
                <text:p>0</text:p>
              </table:table-cell>
              <table:table-cell office:value-type="float" office:value="0.000305333636077099">
                <text:p>0.000305333636077099</text:p>
              </table:table-cell>
              <table:table-cell office:value-type="float" office:value="0.000276782834272793">
                <text:p>0.000276782834272793</text:p>
              </table:table-cell>
              <table:table-cell office:value-type="float" office:value="0.000192426314453598">
                <text:p>0.000192426314453598</text:p>
              </table:table-cell>
              <table:table-cell office:value-type="float" office:value="0">
                <text:p>0</text:p>
              </table:table-cell>
              <table:table-cell office:value-type="float" office:value="0.000165998389816902">
                <text:p>0.000165998389816902</text:p>
              </table:table-cell>
              <table:table-cell office:value-type="float" office:value="0.000157719695028757">
                <text:p>0.000157719695028757</text:p>
              </table:table-cell>
              <table:table-cell office:value-type="float" office:value="0.000120128087583549">
                <text:p>0.000120128087583549</text:p>
              </table:table-cell>
            </table:table-row>
            <table:table-row>
              <table:table-cell office:value-type="string">
                <text:p>2023/09/02</text:p>
              </table:table-cell>
              <table:table-cell office:value-type="float" office:value="0.423835060355958">
                <text:p>0.4238350603559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5464109323867">
                <text:p>0.135464109323867</text:p>
              </table:table-cell>
              <table:table-cell office:value-type="float" office:value="0">
                <text:p>0</text:p>
              </table:table-cell>
              <table:table-cell office:value-type="float" office:value="0.115639756814274">
                <text:p>0.115639756814274</text:p>
              </table:table-cell>
              <table:table-cell office:value-type="float" office:value="0">
                <text:p>0</text:p>
              </table:table-cell>
              <table:table-cell office:value-type="float" office:value="0.10172041448543">
                <text:p>0.10172041448543</text:p>
              </table:table-cell>
              <table:table-cell office:value-type="float" office:value="0">
                <text:p>0</text:p>
              </table:table-cell>
              <table:table-cell office:value-type="float" office:value="0.049245421872719">
                <text:p>0.049245421872719</text:p>
              </table:table-cell>
              <table:table-cell office:value-type="float" office:value="0">
                <text:p>0</text:p>
              </table:table-cell>
              <table:table-cell office:value-type="float" office:value="0.047085273740565">
                <text:p>0.047085273740565</text:p>
              </table:table-cell>
              <table:table-cell office:value-type="float" office:value="0.0215235033503248">
                <text:p>0.0215235033503248</text:p>
              </table:table-cell>
              <table:table-cell office:value-type="float" office:value="0">
                <text:p>0</text:p>
              </table:table-cell>
              <table:table-cell office:value-type="float" office:value="0.0157614411664309">
                <text:p>0.0157614411664309</text:p>
              </table:table-cell>
              <table:table-cell office:value-type="float" office:value="0">
                <text:p>0</text:p>
              </table:table-cell>
              <table:table-cell office:value-type="float" office:value="0.0120425491110325">
                <text:p>0.0120425491110325</text:p>
              </table:table-cell>
              <table:table-cell office:value-type="float" office:value="0">
                <text:p>0</text:p>
              </table:table-cell>
              <table:table-cell office:value-type="float" office:value="0.0119330156006754">
                <text:p>0.0119330156006754</text:p>
              </table:table-cell>
              <table:table-cell office:value-type="float" office:value="0">
                <text:p>0</text:p>
              </table:table-cell>
              <table:table-cell office:value-type="float" office:value="0.010834679061654">
                <text:p>0.010834679061654</text:p>
              </table:table-cell>
              <table:table-cell office:value-type="float" office:value="0">
                <text:p>0</text:p>
              </table:table-cell>
              <table:table-cell office:value-type="float" office:value="0.0106892113111131">
                <text:p>0.0106892113111131</text:p>
              </table:table-cell>
              <table:table-cell office:value-type="float" office:value="0">
                <text:p>0</text:p>
              </table:table-cell>
              <table:table-cell office:value-type="float" office:value="0.00997791888767507">
                <text:p>0.00997791888767507</text:p>
              </table:table-cell>
              <table:table-cell office:value-type="float" office:value="0.00593326667085503">
                <text:p>0.00593326667085503</text:p>
              </table:table-cell>
              <table:table-cell office:value-type="float" office:value="0">
                <text:p>0</text:p>
              </table:table-cell>
              <table:table-cell office:value-type="float" office:value="0.00245404161881024">
                <text:p>0.00245404161881024</text:p>
              </table:table-cell>
              <table:table-cell office:value-type="float" office:value="0">
                <text:p>0</text:p>
              </table:table-cell>
              <table:table-cell office:value-type="float" office:value="0.00178010725349498">
                <text:p>0.00178010725349498</text:p>
              </table:table-cell>
              <table:table-cell office:value-type="float" office:value="0">
                <text:p>0</text:p>
              </table:table-cell>
              <table:table-cell office:value-type="float" office:value="0.0016950574586716">
                <text:p>0.0016950574586716</text:p>
              </table:table-cell>
              <table:table-cell office:value-type="float" office:value="0">
                <text:p>0</text:p>
              </table:table-cell>
              <table:table-cell office:value-type="float" office:value="0.00161237266348491">
                <text:p>0.00161237266348491</text:p>
              </table:table-cell>
              <table:table-cell office:value-type="float" office:value="0">
                <text:p>0</text:p>
              </table:table-cell>
              <table:table-cell office:value-type="float" office:value="0.0014181069936916">
                <text:p>0.0014181069936916</text:p>
              </table:table-cell>
              <table:table-cell office:value-type="float" office:value="0">
                <text:p>0</text:p>
              </table:table-cell>
              <table:table-cell office:value-type="float" office:value="0.00128672057203538">
                <text:p>0.00128672057203538</text:p>
              </table:table-cell>
              <table:table-cell office:value-type="float" office:value="0.00122700521227492">
                <text:p>0.00122700521227492</text:p>
              </table:table-cell>
              <table:table-cell office:value-type="float" office:value="0">
                <text:p>0</text:p>
              </table:table-cell>
              <table:table-cell office:value-type="float" office:value="0.00101720414485429">
                <text:p>0.00101720414485429</text:p>
              </table:table-cell>
              <table:table-cell office:value-type="float" office:value="0">
                <text:p>0</text:p>
              </table:table-cell>
              <table:table-cell office:value-type="float" office:value="0.00100297988590259">
                <text:p>0.00100297988590259</text:p>
              </table:table-cell>
              <table:table-cell office:value-type="float" office:value="0">
                <text:p>0</text:p>
              </table:table-cell>
              <table:table-cell office:value-type="float" office:value="0.000992825152182575">
                <text:p>0.000992825152182575</text:p>
              </table:table-cell>
              <table:table-cell office:value-type="float" office:value="0">
                <text:p>0</text:p>
              </table:table-cell>
              <table:table-cell office:value-type="float" office:value="0.000959328903153422">
                <text:p>0.000959328903153422</text:p>
              </table:table-cell>
              <table:table-cell office:value-type="float" office:value="0">
                <text:p>0</text:p>
              </table:table-cell>
              <table:table-cell office:value-type="float" office:value="0.000914822208606614">
                <text:p>0.000914822208606614</text:p>
              </table:table-cell>
              <table:table-cell office:value-type="float" office:value="0.000911851107880168">
                <text:p>0.000911851107880168</text:p>
              </table:table-cell>
              <table:table-cell office:value-type="float" office:value="0">
                <text:p>0</text:p>
              </table:table-cell>
              <table:table-cell office:value-type="float" office:value="0.000847390389572045">
                <text:p>0.000847390389572045</text:p>
              </table:table-cell>
              <table:table-cell office:value-type="float" office:value="0">
                <text:p>0</text:p>
              </table:table-cell>
              <table:table-cell office:value-type="float" office:value="0.000770669479240094">
                <text:p>0.000770669479240094</text:p>
              </table:table-cell>
              <table:table-cell office:value-type="float" office:value="0">
                <text:p>0</text:p>
              </table:table-cell>
              <table:table-cell office:value-type="float" office:value="0.000770669479240094">
                <text:p>0.000770669479240094</text:p>
              </table:table-cell>
              <table:table-cell office:value-type="float" office:value="0">
                <text:p>0</text:p>
              </table:table-cell>
              <table:table-cell office:value-type="float" office:value="0.000740494421748839">
                <text:p>0.000740494421748839</text:p>
              </table:table-cell>
              <table:table-cell office:value-type="float" office:value="0">
                <text:p>0</text:p>
              </table:table-cell>
              <table:table-cell office:value-type="float" office:value="0.000697034547584741">
                <text:p>0.000697034547584741</text:p>
              </table:table-cell>
              <table:table-cell office:value-type="float" office:value="0">
                <text:p>0</text:p>
              </table:table-cell>
              <table:table-cell office:value-type="float" office:value="0.000694671089012222">
                <text:p>0.000694671089012222</text:p>
              </table:table-cell>
              <table:table-cell office:value-type="float" office:value="0.00049333553355313">
                <text:p>0.00049333553355313</text:p>
              </table:table-cell>
              <table:table-cell office:value-type="float" office:value="0">
                <text:p>0</text:p>
              </table:table-cell>
              <table:table-cell office:value-type="float" office:value="0.00048931927252116">
                <text:p>0.00048931927252116</text:p>
              </table:table-cell>
              <table:table-cell office:value-type="float" office:value="0">
                <text:p>0</text:p>
              </table:table-cell>
              <table:table-cell office:value-type="float" office:value="0.00048931927252116">
                <text:p>0.00048931927252116</text:p>
              </table:table-cell>
              <table:table-cell office:value-type="float" office:value="0">
                <text:p>0</text:p>
              </table:table-cell>
              <table:table-cell office:value-type="float" office:value="0.000487117315111751">
                <text:p>0.000487117315111751</text:p>
              </table:table-cell>
              <table:table-cell office:value-type="float" office:value="0">
                <text:p>0</text:p>
              </table:table-cell>
              <table:table-cell office:value-type="float" office:value="0.000475745869946254">
                <text:p>0.000475745869946254</text:p>
              </table:table-cell>
              <table:table-cell office:value-type="float" office:value="0">
                <text:p>0</text:p>
              </table:table-cell>
              <table:table-cell office:value-type="float" office:value="0.000436008276339495">
                <text:p>0.000436008276339495</text:p>
              </table:table-cell>
              <table:table-cell office:value-type="float" office:value="0">
                <text:p>0</text:p>
              </table:table-cell>
              <table:table-cell office:value-type="float" office:value="0.00043291743373175">
                <text:p>0.00043291743373175</text:p>
              </table:table-cell>
              <table:table-cell office:value-type="float" office:value="0.00043291743373175">
                <text:p>0.00043291743373175</text:p>
              </table:table-cell>
              <table:table-cell office:value-type="float" office:value="0">
                <text:p>0</text:p>
              </table:table-cell>
              <table:table-cell office:value-type="float" office:value="0.000429515975970962">
                <text:p>0.000429515975970962</text:p>
              </table:table-cell>
              <table:table-cell office:value-type="float" office:value="0">
                <text:p>0</text:p>
              </table:table-cell>
              <table:table-cell office:value-type="float" office:value="0.000378201485696228">
                <text:p>0.000378201485696228</text:p>
              </table:table-cell>
              <table:table-cell office:value-type="float" office:value="0">
                <text:p>0</text:p>
              </table:table-cell>
              <table:table-cell office:value-type="float" office:value="0.000356120655228609">
                <text:p>0.000356120655228609</text:p>
              </table:table-cell>
              <table:table-cell office:value-type="float" office:value="0">
                <text:p>0</text:p>
              </table:table-cell>
              <table:table-cell office:value-type="float" office:value="0.000254326501580304">
                <text:p>0.000254326501580304</text:p>
              </table:table-cell>
              <table:table-cell office:value-type="float" office:value="0">
                <text:p>0</text:p>
              </table:table-cell>
              <table:table-cell office:value-type="float" office:value="0.000248770407594523">
                <text:p>0.000248770407594523</text:p>
              </table:table-cell>
              <table:table-cell office:value-type="float" office:value="0">
                <text:p>0</text:p>
              </table:table-cell>
              <table:table-cell office:value-type="float" office:value="0.000182813963321538">
                <text:p>0.000182813963321538</text:p>
              </table:table-cell>
              <table:table-cell office:value-type="float" office:value="0.00017313787789397">
                <text:p>0.00017313787789397</text:p>
              </table:table-cell>
              <table:table-cell office:value-type="float" office:value="0">
                <text:p>0</text:p>
              </table:table-cell>
              <table:table-cell office:value-type="float" office:value="0.00017313787789397">
                <text:p>0.00017313787789397</text:p>
              </table:table-cell>
              <table:table-cell office:value-type="float" office:value="0">
                <text:p>0</text:p>
              </table:table-cell>
              <table:table-cell office:value-type="float" office:value="0.000141246594078104">
                <text:p>0.000141246594078104</text:p>
              </table:table-cell>
              <table:table-cell office:value-type="float" office:value="0">
                <text:p>0</text:p>
              </table:table-cell>
              <table:table-cell office:value-type="float" office:value="0.000120623507867679">
                <text:p>0.000120623507867679</text:p>
              </table:table-cell>
              <table:table-cell office:value-type="float" office:value="0">
                <text:p>0</text:p>
              </table:table-cell>
              <table:table-cell office:value-type="float" office:value="0.000120623507867679">
                <text:p>0.000120623507867679</text:p>
              </table:table-cell>
              <table:table-cell office:value-type="float" office:value="0">
                <text:p>0</text:p>
              </table:table-cell>
              <table:table-cell office:value-type="float" office:value="0.000104753442685013">
                <text:p>0.000104753442685013</text:p>
              </table:table-cell>
              <table:table-cell office:value-type="float" office:value="0.000101073460849754">
                <text:p>0.000101073460849754</text:p>
              </table:table-cell>
            </table:table-row>
            <table:table-row>
              <table:table-cell office:value-type="string">
                <text:p>2023/09/03</text:p>
              </table:table-cell>
              <table:table-cell office:value-type="float" office:value="0.770282528353089">
                <text:p>0.7702825283530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60885475983435">
                <text:p>0.0660885475983435</text:p>
              </table:table-cell>
              <table:table-cell office:value-type="float" office:value="0">
                <text:p>0</text:p>
              </table:table-cell>
              <table:table-cell office:value-type="float" office:value="0.0262920861293401">
                <text:p>0.0262920861293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09003702687391">
                <text:p>0.0209003702687391</text:p>
              </table:table-cell>
              <table:table-cell office:value-type="float" office:value="0">
                <text:p>0</text:p>
              </table:table-cell>
              <table:table-cell office:value-type="float" office:value="0.0196123438554812">
                <text:p>0.01961234385548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9309944579724">
                <text:p>0.0139309944579724</text:p>
              </table:table-cell>
              <table:table-cell office:value-type="float" office:value="0">
                <text:p>0</text:p>
              </table:table-cell>
              <table:table-cell office:value-type="float" office:value="0.0118260171167173">
                <text:p>0.0118260171167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88511532729064">
                <text:p>0.00788511532729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88511532729064">
                <text:p>0.00788511532729064</text:p>
              </table:table-cell>
              <table:table-cell office:value-type="float" office:value="0">
                <text:p>0</text:p>
              </table:table-cell>
              <table:table-cell office:value-type="float" office:value="0.00788475182347415">
                <text:p>0.00788475182347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3746468488525">
                <text:p>0.00753746468488525</text:p>
              </table:table-cell>
              <table:table-cell office:value-type="float" office:value="0">
                <text:p>0</text:p>
              </table:table-cell>
              <table:table-cell office:value-type="float" office:value="0.00442349452251556">
                <text:p>0.00442349452251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94172972653595">
                <text:p>0.00394172972653595</text:p>
              </table:table-cell>
              <table:table-cell office:value-type="float" office:value="0">
                <text:p>0</text:p>
              </table:table-cell>
              <table:table-cell office:value-type="float" office:value="0.00394111472538905">
                <text:p>0.003941114725389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45583193001031">
                <text:p>0.00345583193001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51336163676186">
                <text:p>0.00251336163676186</text:p>
              </table:table-cell>
              <table:table-cell office:value-type="float" office:value="0">
                <text:p>0</text:p>
              </table:table-cell>
              <table:table-cell office:value-type="float" office:value="0.00249724527793083">
                <text:p>0.002497245277930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49724527793083">
                <text:p>0.00249724527793083</text:p>
              </table:table-cell>
              <table:table-cell office:value-type="float" office:value="0">
                <text:p>0</text:p>
              </table:table-cell>
              <table:table-cell office:value-type="float" office:value="0.00234745350201604">
                <text:p>0.002347453502016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2566527600415">
                <text:p>0.0022566527600415</text:p>
              </table:table-cell>
              <table:table-cell office:value-type="float" office:value="0">
                <text:p>0</text:p>
              </table:table-cell>
              <table:table-cell office:value-type="float" office:value="0.00197023405404184">
                <text:p>0.00197023405404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23083377936151">
                <text:p>0.00123083377936151</text:p>
              </table:table-cell>
              <table:table-cell office:value-type="float" office:value="0">
                <text:p>0</text:p>
              </table:table-cell>
              <table:table-cell office:value-type="float" office:value="0.00123083377936151">
                <text:p>0.00123083377936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19058381391757">
                <text:p>0.001190583813917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15516939544813">
                <text:p>0.00115516939544813</text:p>
              </table:table-cell>
              <table:table-cell office:value-type="float" office:value="0">
                <text:p>0</text:p>
              </table:table-cell>
              <table:table-cell office:value-type="float" office:value="0.000526802816742666">
                <text:p>0.0005268028167426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521699700207212">
                <text:p>0.000521699700207212</text:p>
              </table:table-cell>
              <table:table-cell office:value-type="float" office:value="0">
                <text:p>0</text:p>
              </table:table-cell>
              <table:table-cell office:value-type="float" office:value="0.000506049404128017">
                <text:p>0.000506049404128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394255766364537">
                <text:p>0.000394255766364537</text:p>
              </table:table-cell>
              <table:table-cell office:value-type="float" office:value="0">
                <text:p>0</text:p>
              </table:table-cell>
              <table:table-cell office:value-type="float" office:value="0.000394255766364537">
                <text:p>0.0003942557663645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389872863489238">
                <text:p>0.000389872863489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389872863489238">
                <text:p>0.000389872863489238</text:p>
              </table:table-cell>
              <table:table-cell office:value-type="float" office:value="0">
                <text:p>0</text:p>
              </table:table-cell>
              <table:table-cell office:value-type="float" office:value="0.000389872863489238">
                <text:p>0.000389872863489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315404613091652">
                <text:p>0.000315404613091652</text:p>
              </table:table-cell>
              <table:table-cell office:value-type="float" office:value="0">
                <text:p>0</text:p>
              </table:table-cell>
              <table:table-cell office:value-type="float" office:value="0.000315404613091652">
                <text:p>0.0003154046130916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83036214673071">
                <text:p>0.000283036214673071</text:p>
              </table:table-cell>
              <table:table-cell office:value-type="float" office:value="0">
                <text:p>0</text:p>
              </table:table-cell>
              <table:table-cell office:value-type="float" office:value="0.000283036214673071">
                <text:p>0.0002830362146730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75759120588748">
                <text:p>0.000275759120588748</text:p>
              </table:table-cell>
              <table:table-cell office:value-type="float" office:value="0">
                <text:p>0</text:p>
              </table:table-cell>
              <table:table-cell office:value-type="float" office:value="0.00023755805572212">
                <text:p>0.00023755805572212</text:p>
              </table:table-cell>
            </table:table-row>
            <table:table-row>
              <table:table-cell office:value-type="string">
                <text:p>2023/09/04</text:p>
              </table:table-cell>
              <table:table-cell office:value-type="float" office:value="0.231810694892405">
                <text:p>0.231810694892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526701625413">
                <text:p>0.12526701625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49741581979437">
                <text:p>0.0749741581979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73067739409372">
                <text:p>0.0673067739409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73067328227562">
                <text:p>0.06730673282275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73067328227562">
                <text:p>0.06730673282275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73058177041719">
                <text:p>0.0673058177041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98657882622332">
                <text:p>0.0598657882622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30246301468202">
                <text:p>0.0430246301468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50819325747187">
                <text:p>0.0250819325747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814566119509">
                <text:p>0.021814566119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8005726463094">
                <text:p>0.02180057264630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08028376820499">
                <text:p>0.02080283768204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3418187784617">
                <text:p>0.0143418187784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6614186109653">
                <text:p>0.01166141861096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9010991244052">
                <text:p>0.0109010991244052</text:p>
              </table:table-cell>
              <table:table-cell office:value-type="float" office:value="0">
                <text:p>0</text:p>
              </table:table-cell>
              <table:table-cell office:value-type="float" office:value="0.00778844111195609">
                <text:p>0.007788441111956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2955380791947">
                <text:p>0.00729553807919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9013001382251">
                <text:p>0.0069013001382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98304348789758">
                <text:p>0.005983043487897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98304348789758">
                <text:p>0.005983043487897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83971382048987">
                <text:p>0.004839713820489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28905848770611">
                <text:p>0.004289058487706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18951137172818">
                <text:p>0.00418951137172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75992296115446">
                <text:p>0.003759922961154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34348184986688">
                <text:p>0.00334348184986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34348184986688">
                <text:p>0.00334348184986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86871029589608">
                <text:p>0.00286871029589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32842420239165">
                <text:p>0.00232842420239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84037327849385">
                <text:p>0.00184037327849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35248596670667">
                <text:p>0.00135248596670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34791069794904">
                <text:p>0.00134791069794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30413598516488">
                <text:p>0.00130413598516488</text:p>
              </table:table-cell>
              <table:table-cell office:value-type="float" office:value="0">
                <text:p>0</text:p>
              </table:table-cell>
              <table:table-cell office:value-type="float" office:value="0.000668832346841342">
                <text:p>0.000668832346841342</text:p>
              </table:table-cell>
            </table:table-row>
            <table:table-row>
              <table:table-cell office:value-type="string">
                <text:p>2023/09/05</text:p>
              </table:table-cell>
              <table:table-cell office:value-type="float" office:value="0.189137122856206">
                <text:p>0.189137122856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2137564722056">
                <text:p>0.1321375647220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184539259964">
                <text:p>0.121845392599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8984226578923">
                <text:p>0.118984226578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8979582084121">
                <text:p>0.118979582084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8979582084121">
                <text:p>0.118979582084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32455572352843">
                <text:p>0.04324555723528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92770837314618">
                <text:p>0.03927708373146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74808378525917">
                <text:p>0.03748083785259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47779038169521">
                <text:p>0.0247779038169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4633463758406">
                <text:p>0.0144633463758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4633463758406">
                <text:p>0.0144633463758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8987911237908">
                <text:p>0.01189879112379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93038301469495">
                <text:p>0.00493038301469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76657727874074">
                <text:p>0.002766577278740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46476967378428">
                <text:p>0.00246476967378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17010142877672">
                <text:p>0.002170101428776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99783116717556">
                <text:p>0.00199783116717556</text:p>
              </table:table-cell>
            </table:table-row>
            <table:table-row>
              <table:table-cell office:value-type="string">
                <text:p>2023/09/06</text:p>
              </table:table-cell>
              <table:table-cell office:value-type="float" office:value="0.285343124614382">
                <text:p>0.285343124614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55391458048555">
                <text:p>0.0855391458048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76467074974754">
                <text:p>0.0576467074974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01734004149968">
                <text:p>0.050173400414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01704124531992">
                <text:p>0.0501704124531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01704124531992">
                <text:p>0.0501704124531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28616872990114">
                <text:p>0.0428616872990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80164777657641">
                <text:p>0.03801647776576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53910921619097">
                <text:p>0.03539109216190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93527733263208">
                <text:p>0.0293527733263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78064625541247">
                <text:p>0.0278064625541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60651385038748">
                <text:p>0.02606513850387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52118004730232">
                <text:p>0.0252118004730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38700766744113">
                <text:p>0.0238700766744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07304839691557">
                <text:p>0.02073048396915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07304839691557">
                <text:p>0.0207304839691557</text:p>
              </table:table-cell>
              <table:table-cell office:value-type="float" office:value="0">
                <text:p>0</text:p>
              </table:table-cell>
              <table:table-cell office:value-type="float" office:value="0.0159479845814259">
                <text:p>0.0159479845814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796024104489">
                <text:p>0.011796024104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5935100388097">
                <text:p>0.01159351003880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5090844381279">
                <text:p>0.0115090844381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9786898592574">
                <text:p>0.01097868985925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1412088739284">
                <text:p>0.0101412088739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1412088739284">
                <text:p>0.0101412088739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37065032697604">
                <text:p>0.008370650326976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10414916727942">
                <text:p>0.008104149167279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47059512455772">
                <text:p>0.007470595124557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264932876474">
                <text:p>0.004264932876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55520107386498">
                <text:p>0.00355520107386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22005308243811">
                <text:p>0.003220053082438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01054085398167">
                <text:p>0.00301054085398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01054085398167">
                <text:p>0.00301054085398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93172353968096">
                <text:p>0.00293172353968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57066325864752">
                <text:p>0.00257066325864752</text:p>
              </table:table-cell>
              <table:table-cell office:value-type="float" office:value="0">
                <text:p>0</text:p>
              </table:table-cell>
              <table:table-cell office:value-type="float" office:value="0.00230355913729163">
                <text:p>0.00230355913729163</text:p>
              </table:table-cell>
            </table:table-row>
            <table:table-row>
              <table:table-cell office:value-type="string">
                <text:p>2023/09/07</text:p>
              </table:table-cell>
              <table:table-cell office:value-type="float" office:value="0.24304529619879">
                <text:p>0.243045296198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1751468027508">
                <text:p>0.131751468027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9834205340997">
                <text:p>0.119834205340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06049786193905">
                <text:p>0.06060497861939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11968409372341">
                <text:p>0.0511968409372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86056528664528">
                <text:p>0.0486056528664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85881479963889">
                <text:p>0.0485881479963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63047031692145">
                <text:p>0.0463047031692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73876579142599">
                <text:p>0.03738765791425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73876579142599">
                <text:p>0.03738765791425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63727069269452">
                <text:p>0.0363727069269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41942950422994">
                <text:p>0.0241942950422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24349504183499">
                <text:p>0.02243495041834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5812205692295">
                <text:p>0.0185812205692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6544839624713">
                <text:p>0.0156544839624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4306953320482">
                <text:p>0.0154306953320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9172626827718">
                <text:p>0.01191726268277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89283616752123">
                <text:p>0.00789283616752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29135888596366">
                <text:p>0.00729135888596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49527374058123">
                <text:p>0.00349527374058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17032897174463">
                <text:p>0.00317032897174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79591606080776">
                <text:p>0.00279591606080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79591606080776">
                <text:p>0.00279591606080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05091971296911">
                <text:p>0.002050919712969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21522648099404">
                <text:p>0.00121522648099404</text:p>
              </table:table-cell>
            </table:table-row>
            <table:table-row>
              <table:table-cell office:value-type="string">
                <text:p>2023/09/08</text:p>
              </table:table-cell>
              <table:table-cell office:value-type="float" office:value="0.370299557798114">
                <text:p>0.370299557798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8906528009038">
                <text:p>0.1389065280090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40383063501749">
                <text:p>0.09403830635017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61742729191973">
                <text:p>0.05617427291919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08688763800084">
                <text:p>0.0508688763800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95308076723228">
                <text:p>0.0495308076723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60166155126724">
                <text:p>0.04601661551267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11222702350353">
                <text:p>0.0311222702350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59308387915387">
                <text:p>0.0259308387915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43648335901722">
                <text:p>0.02436483359017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33674409287524">
                <text:p>0.0233674409287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05547184074525">
                <text:p>0.0205547184074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2154972568356">
                <text:p>0.0102154972568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2154972568356">
                <text:p>0.0102154972568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82284699469793">
                <text:p>0.006822846994697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48425472486025">
                <text:p>0.00648425472486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84018641832917">
                <text:p>0.005840186418329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79855341465818">
                <text:p>0.00479855341465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07216737044624">
                <text:p>0.004072167370446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07216737044624">
                <text:p>0.004072167370446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63106444309313">
                <text:p>0.00363106444309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63106444309313">
                <text:p>0.00363106444309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12526350468678">
                <text:p>0.003125263504686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94233824794443">
                <text:p>0.00194233824794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72217732163837">
                <text:p>0.001722177321638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25139076608949">
                <text:p>0.001251390766089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00046387186692">
                <text:p>0.00100046387186692</text:p>
              </table:table-cell>
            </table:table-row>
            <table:table-row>
              <table:table-cell office:value-type="string">
                <text:p>2023/09/09</text:p>
              </table:table-cell>
              <table:table-cell office:value-type="float" office:value="0.169999596361548">
                <text:p>0.169999596361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7667881724952">
                <text:p>0.167667881724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8454108887263">
                <text:p>0.108454108887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8289219076287">
                <text:p>0.108289219076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21991521339994">
                <text:p>0.0721991521339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24998743139835">
                <text:p>0.06249987431398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50013811693064">
                <text:p>0.0550013811693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73251606786823">
                <text:p>0.04732516067868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43716765074454">
                <text:p>0.0443716765074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27317526431527">
                <text:p>0.04273175264315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27317526431525">
                <text:p>0.0427317526431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78655201327074">
                <text:p>0.02786552013270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45412576536553">
                <text:p>0.00945412576536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66983620725403">
                <text:p>0.00766983620725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9675818887055">
                <text:p>0.00696758188870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71585372295547">
                <text:p>0.005715853722955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71585372295547">
                <text:p>0.005715853722955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34695592396261">
                <text:p>0.00434695592396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34695592396261">
                <text:p>0.00434695592396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32288028617955">
                <text:p>0.003322880286179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32288028617944">
                <text:p>0.00332288028617944</text:p>
              </table:table-cell>
            </table:table-row>
            <table:table-row>
              <table:table-cell office:value-type="string">
                <text:p>2023/09/10</text:p>
              </table:table-cell>
              <table:table-cell office:value-type="float" office:value="0.158469924313957">
                <text:p>0.1584699243139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7888549877728">
                <text:p>0.157888549877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37175630835798">
                <text:p>0.09371756308357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62058682274362">
                <text:p>0.0762058682274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56031030275338">
                <text:p>0.0656031030275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29810119586659">
                <text:p>0.06298101195866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25281095040792">
                <text:p>0.05252810950407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73742116376635">
                <text:p>0.04737421163766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59078992324856">
                <text:p>0.0459078992324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3636090191827">
                <text:p>0.0336360901918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8411249178749">
                <text:p>0.02184112491787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08632636052224">
                <text:p>0.0208632636052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06794926715426">
                <text:p>0.0206794926715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06794926715426">
                <text:p>0.0206794926715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5954290977669">
                <text:p>0.01959542909776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8171757411747">
                <text:p>0.01381717574117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8171757411747">
                <text:p>0.01381717574117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4888517958681">
                <text:p>0.01348885179586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9514259955914">
                <text:p>0.01095142599559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13056419267211">
                <text:p>0.00913056419267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13226806119604">
                <text:p>0.005132268061196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13226806119604">
                <text:p>0.005132268061196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04499658549173">
                <text:p>0.00404499658549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04499658549173">
                <text:p>0.00404499658549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23705516328554">
                <text:p>0.003237055163285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23705516328554">
                <text:p>0.003237055163285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16998709107286">
                <text:p>0.00316998709107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1293753850461">
                <text:p>0.0031293753850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97970408588366">
                <text:p>0.00297970408588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36857694874559">
                <text:p>0.002368576948745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25736847127878">
                <text:p>0.002257368471278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09002091263943">
                <text:p>0.00209002091263943</text:p>
              </table:table-cell>
            </table:table-row>
            <table:table-row>
              <table:table-cell office:value-type="string">
                <text:p>2023/09/11</text:p>
              </table:table-cell>
              <table:table-cell office:value-type="float" office:value="0.399486540100978">
                <text:p>0.3994865401009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04104871088764">
                <text:p>0.3041048710887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6648617288762">
                <text:p>0.0966486172887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64339793721801">
                <text:p>0.06643397937218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26112862863666">
                <text:p>0.03261128628636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0479620452633">
                <text:p>0.02104796204526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4628014896774">
                <text:p>0.01046280148967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4628014896774">
                <text:p>0.01046280148967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76464152388579">
                <text:p>0.00876464152388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7706970029959">
                <text:p>0.007577069700299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7706970029959">
                <text:p>0.007577069700299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59654812697819">
                <text:p>0.006596548126978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30664530428959">
                <text:p>0.005306645304289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98288520574053">
                <text:p>0.00498288520574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42531046660599">
                <text:p>0.003425310466605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42531046660599">
                <text:p>0.003425310466605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93138306187524">
                <text:p>0.00293138306187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93138306187524">
                <text:p>0.00293138306187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61802865095595">
                <text:p>0.002618028650955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60486556892059">
                <text:p>0.00260486556892059</text:p>
              </table:table-cell>
            </table:table-row>
            <table:table-row>
              <table:table-cell office:value-type="string">
                <text:p>2023/09/12</text:p>
              </table:table-cell>
              <table:table-cell office:value-type="float" office:value="0.19417097690386">
                <text:p>0.19417097690386</text:p>
              </table:table-cell>
              <table:table-cell office:value-type="float" office:value="0">
                <text:p>0</text:p>
              </table:table-cell>
              <table:table-cell office:value-type="float" office:value="0.131338878754566">
                <text:p>0.131338878754566</text:p>
              </table:table-cell>
              <table:table-cell office:value-type="float" office:value="0.0609213854956653">
                <text:p>0.0609213854956653</text:p>
              </table:table-cell>
              <table:table-cell office:value-type="float" office:value="0.0567076745005047">
                <text:p>0.0567076745005047</text:p>
              </table:table-cell>
              <table:table-cell office:value-type="float" office:value="0.0437002325855909">
                <text:p>0.0437002325855909</text:p>
              </table:table-cell>
              <table:table-cell office:value-type="float" office:value="0.0415834389371887">
                <text:p>0.0415834389371887</text:p>
              </table:table-cell>
              <table:table-cell office:value-type="float" office:value="0.0367011811056932">
                <text:p>0.0367011811056932</text:p>
              </table:table-cell>
              <table:table-cell office:value-type="float" office:value="0.0352370349198068">
                <text:p>0.0352370349198068</text:p>
              </table:table-cell>
              <table:table-cell office:value-type="float" office:value="0.0338809801262921">
                <text:p>0.0338809801262921</text:p>
              </table:table-cell>
              <table:table-cell office:value-type="float" office:value="0.0314102824663026">
                <text:p>0.0314102824663026</text:p>
              </table:table-cell>
              <table:table-cell office:value-type="float" office:value="0.0210514683407436">
                <text:p>0.0210514683407436</text:p>
              </table:table-cell>
              <table:table-cell office:value-type="float" office:value="0.0177674542995258">
                <text:p>0.0177674542995258</text:p>
              </table:table-cell>
              <table:table-cell office:value-type="float" office:value="0.0150671820704583">
                <text:p>0.0150671820704583</text:p>
              </table:table-cell>
              <table:table-cell office:value-type="float" office:value="0.0150457521450023">
                <text:p>0.0150457521450023</text:p>
              </table:table-cell>
              <table:table-cell office:value-type="float" office:value="0.0145724119929741">
                <text:p>0.0145724119929741</text:p>
              </table:table-cell>
              <table:table-cell office:value-type="float" office:value="0.0105618928417824">
                <text:p>0.0105618928417824</text:p>
              </table:table-cell>
              <table:table-cell office:value-type="float" office:value="0.0100097023516503">
                <text:p>0.0100097023516503</text:p>
              </table:table-cell>
              <table:table-cell office:value-type="float" office:value="0.00831638713917426">
                <text:p>0.00831638713917426</text:p>
              </table:table-cell>
              <table:table-cell office:value-type="float" office:value="0.00829268826327267">
                <text:p>0.00829268826327267</text:p>
              </table:table-cell>
              <table:table-cell office:value-type="float" office:value="0.00822268687681627">
                <text:p>0.00822268687681627</text:p>
              </table:table-cell>
              <table:table-cell office:value-type="float" office:value="0.00770808171935122">
                <text:p>0.00770808171935122</text:p>
              </table:table-cell>
              <table:table-cell office:value-type="float" office:value="0.00727710181400798">
                <text:p>0.00727710181400798</text:p>
              </table:table-cell>
              <table:table-cell office:value-type="float" office:value="0.00727710181400798">
                <text:p>0.00727710181400798</text:p>
              </table:table-cell>
              <table:table-cell office:value-type="float" office:value="0.0070379462916903">
                <text:p>0.0070379462916903</text:p>
              </table:table-cell>
              <table:table-cell office:value-type="float" office:value="0">
                <text:p>0</text:p>
              </table:table-cell>
              <table:table-cell office:value-type="float" office:value="0.00682945443051164">
                <text:p>0.00682945443051164</text:p>
              </table:table-cell>
              <table:table-cell office:value-type="float" office:value="0.00610150015432431">
                <text:p>0.00610150015432431</text:p>
              </table:table-cell>
              <table:table-cell office:value-type="float" office:value="0.00594180326928862">
                <text:p>0.00594180326928862</text:p>
              </table:table-cell>
              <table:table-cell office:value-type="float" office:value="0.00594180326928862">
                <text:p>0.00594180326928862</text:p>
              </table:table-cell>
              <table:table-cell office:value-type="float" office:value="0.00590234375855359">
                <text:p>0.00590234375855359</text:p>
              </table:table-cell>
              <table:table-cell office:value-type="float" office:value="0.00590234375855359">
                <text:p>0.00590234375855359</text:p>
              </table:table-cell>
              <table:table-cell office:value-type="float" office:value="0.00590207346620053">
                <text:p>0.00590207346620053</text:p>
              </table:table-cell>
              <table:table-cell office:value-type="float" office:value="0.00558974206522289">
                <text:p>0.00558974206522289</text:p>
              </table:table-cell>
              <table:table-cell office:value-type="float" office:value="0.00548472128130739">
                <text:p>0.00548472128130739</text:p>
              </table:table-cell>
              <table:table-cell office:value-type="float" office:value="0.00457391921826622">
                <text:p>0.00457391921826622</text:p>
              </table:table-cell>
              <table:table-cell office:value-type="float" office:value="0.00457391921826622">
                <text:p>0.00457391921826622</text:p>
              </table:table-cell>
              <table:table-cell office:value-type="float" office:value="0.00443088777795353">
                <text:p>0.00443088777795353</text:p>
              </table:table-cell>
              <table:table-cell office:value-type="float" office:value="0.0042553805118164">
                <text:p>0.0042553805118164</text:p>
              </table:table-cell>
              <table:table-cell office:value-type="float" office:value="0.0042553805118164">
                <text:p>0.0042553805118164</text:p>
              </table:table-cell>
              <table:table-cell office:value-type="float" office:value="0.00416355471445207">
                <text:p>0.00416355471445207</text:p>
              </table:table-cell>
              <table:table-cell office:value-type="float" office:value="0.00405314902073628">
                <text:p>0.00405314902073628</text:p>
              </table:table-cell>
              <table:table-cell office:value-type="float" office:value="0.00405287872838322">
                <text:p>0.00405287872838322</text:p>
              </table:table-cell>
              <table:table-cell office:value-type="float" office:value="0.00402518415805109">
                <text:p>0.00402518415805109</text:p>
              </table:table-cell>
              <table:table-cell office:value-type="float" office:value="0.00402518415805109">
                <text:p>0.00402518415805109</text:p>
              </table:table-cell>
              <table:table-cell office:value-type="float" office:value="0.00394293259736955">
                <text:p>0.00394293259736955</text:p>
              </table:table-cell>
              <table:table-cell office:value-type="float" office:value="0.00353917480463195">
                <text:p>0.00353917480463195</text:p>
              </table:table-cell>
              <table:table-cell office:value-type="float" office:value="0.00326107149737875">
                <text:p>0.00326107149737875</text:p>
              </table:table-cell>
              <table:table-cell office:value-type="float" office:value="0.00277203915976842">
                <text:p>0.00277203915976842</text:p>
              </table:table-cell>
              <table:table-cell office:value-type="float" office:value="0.00236995537115625">
                <text:p>0.00236995537115625</text:p>
              </table:table-cell>
              <table:table-cell office:value-type="float" office:value="0">
                <text:p>0</text:p>
              </table:table-cell>
              <table:table-cell office:value-type="float" office:value="0.00227309381933671">
                <text:p>0.00227309381933671</text:p>
              </table:table-cell>
              <table:table-cell office:value-type="float" office:value="0.00227309381933671">
                <text:p>0.00227309381933671</text:p>
              </table:table-cell>
              <table:table-cell office:value-type="float" office:value="0.00222528658709376">
                <text:p>0.00222528658709376</text:p>
              </table:table-cell>
              <table:table-cell office:value-type="float" office:value="0.00220403744979691">
                <text:p>0.00220403744979691</text:p>
              </table:table-cell>
              <table:table-cell office:value-type="float" office:value="0.00220403744979691">
                <text:p>0.00220403744979691</text:p>
              </table:table-cell>
              <table:table-cell office:value-type="float" office:value="0.00206444691139507">
                <text:p>0.00206444691139507</text:p>
              </table:table-cell>
              <table:table-cell office:value-type="float" office:value="0.00203154934508543">
                <text:p>0.00203154934508543</text:p>
              </table:table-cell>
              <table:table-cell office:value-type="float" office:value="0.00203154934508543">
                <text:p>0.00203154934508543</text:p>
              </table:table-cell>
              <table:table-cell office:value-type="float" office:value="0.00201229870786379">
                <text:p>0.00201229870786379</text:p>
              </table:table-cell>
              <table:table-cell office:value-type="float" office:value="0.00198631238520319">
                <text:p>0.00198631238520319</text:p>
              </table:table-cell>
              <table:table-cell office:value-type="float" office:value="0.00182812149846712">
                <text:p>0.00182812149846712</text:p>
              </table:table-cell>
              <table:table-cell office:value-type="float" office:value="0.00182812149846712">
                <text:p>0.00182812149846712</text:p>
              </table:table-cell>
              <table:table-cell office:value-type="float" office:value="0.00180254518851442">
                <text:p>0.00180254518851442</text:p>
              </table:table-cell>
              <table:table-cell office:value-type="float" office:value="0.00178084279173307">
                <text:p>0.00178084279173307</text:p>
              </table:table-cell>
              <table:table-cell office:value-type="float" office:value="0.00176595051474648">
                <text:p>0.00176595051474648</text:p>
              </table:table-cell>
              <table:table-cell office:value-type="float" office:value="0.00172883147381364">
                <text:p>0.00172883147381364</text:p>
              </table:table-cell>
              <table:table-cell office:value-type="float" office:value="0.00172883147381364">
                <text:p>0.00172883147381364</text:p>
              </table:table-cell>
              <table:table-cell office:value-type="float" office:value="0.00167080527404317">
                <text:p>0.00167080527404317</text:p>
              </table:table-cell>
              <table:table-cell office:value-type="float" office:value="0.00153090553200108">
                <text:p>0.00153090553200108</text:p>
              </table:table-cell>
              <table:table-cell office:value-type="float" office:value="0.00153090553200108">
                <text:p>0.00153090553200108</text:p>
              </table:table-cell>
              <table:table-cell office:value-type="float" office:value="0.00145542036280155">
                <text:p>0.00145542036280155</text:p>
              </table:table-cell>
              <table:table-cell office:value-type="float" office:value="0.00145025445218239">
                <text:p>0.00145025445218239</text:p>
              </table:table-cell>
              <table:table-cell office:value-type="float" office:value="0.00145025445218239">
                <text:p>0.00145025445218239</text:p>
              </table:table-cell>
              <table:table-cell office:value-type="float" office:value="0.00140249587256303">
                <text:p>0.00140249587256303</text:p>
              </table:table-cell>
              <table:table-cell office:value-type="float" office:value="0">
                <text:p>0</text:p>
              </table:table-cell>
              <table:table-cell office:value-type="float" office:value="0.00140249587256303">
                <text:p>0.00140249587256303</text:p>
              </table:table-cell>
              <table:table-cell office:value-type="float" office:value="0.00139404843937441">
                <text:p>0.00139404843937441</text:p>
              </table:table-cell>
              <table:table-cell office:value-type="float" office:value="0.0013722534849272">
                <text:p>0.0013722534849272</text:p>
              </table:table-cell>
              <table:table-cell office:value-type="float" office:value="0.00115768272793582">
                <text:p>0.00115768272793582</text:p>
              </table:table-cell>
              <table:table-cell office:value-type="float" office:value="0.00115768272793582">
                <text:p>0.00115768272793582</text:p>
              </table:table-cell>
              <table:table-cell office:value-type="float" office:value="0.00104262009657674">
                <text:p>0.00104262009657674</text:p>
              </table:table-cell>
              <table:table-cell office:value-type="float" office:value="0.00101088383637216">
                <text:p>0.00101088383637216</text:p>
              </table:table-cell>
              <table:table-cell office:value-type="float" office:value="0.00101088383637216">
                <text:p>0.00101088383637216</text:p>
              </table:table-cell>
              <table:table-cell office:value-type="float" office:value="0.00101030053299911">
                <text:p>0.00101030053299911</text:p>
              </table:table-cell>
              <table:table-cell office:value-type="float" office:value="0.00100596068155279">
                <text:p>0.00100596068155279</text:p>
              </table:table-cell>
              <table:table-cell office:value-type="float" office:value="0.00100596068155279">
                <text:p>0.00100596068155279</text:p>
              </table:table-cell>
              <table:table-cell office:value-type="float" office:value="0.000836276223778021">
                <text:p>0.000836276223778021</text:p>
              </table:table-cell>
              <table:table-cell office:value-type="float" office:value="0.000800235011028216">
                <text:p>0.000800235011028216</text:p>
              </table:table-cell>
              <table:table-cell office:value-type="float" office:value="0.000705308667210747">
                <text:p>0.000705308667210747</text:p>
              </table:table-cell>
              <table:table-cell office:value-type="float" office:value="0.000705308667210747">
                <text:p>0.000705308667210747</text:p>
              </table:table-cell>
              <table:table-cell office:value-type="float" office:value="0.000703686425318373">
                <text:p>0.000703686425318373</text:p>
              </table:table-cell>
              <table:table-cell office:value-type="float" office:value="0.000650878540448541">
                <text:p>0.000650878540448541</text:p>
              </table:table-cell>
              <table:table-cell office:value-type="float" office:value="0.00058186749685718">
                <text:p>0.00058186749685718</text:p>
              </table:table-cell>
              <table:table-cell office:value-type="float" office:value="0.000554006592769163">
                <text:p>0.000554006592769163</text:p>
              </table:table-cell>
              <table:table-cell office:value-type="float" office:value="0.000554006592769163">
                <text:p>0.000554006592769163</text:p>
              </table:table-cell>
              <table:table-cell office:value-type="float" office:value="0.000511215562448597">
                <text:p>0.000511215562448597</text:p>
              </table:table-cell>
              <table:table-cell office:value-type="float" office:value="0.000334214639976516">
                <text:p>0.000334214639976516</text:p>
              </table:table-cell>
              <table:table-cell office:value-type="float" office:value="0.000273969838323063">
                <text:p>0.000273969838323063</text:p>
              </table:table-cell>
              <table:table-cell office:value-type="float" office:value="0.000207940429099884">
                <text:p>0.000207940429099884</text:p>
              </table:table-cell>
            </table:table-row>
            <table:table-row>
              <table:table-cell office:value-type="string">
                <text:p>2023/09/13</text:p>
              </table:table-cell>
              <table:table-cell office:value-type="float" office:value="0.324238315387499">
                <text:p>0.3242383153874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75295124483039">
                <text:p>0.275295124483039</text:p>
              </table:table-cell>
              <table:table-cell office:value-type="float" office:value="0">
                <text:p>0</text:p>
              </table:table-cell>
              <table:table-cell office:value-type="float" office:value="0.0786126932433839">
                <text:p>0.0786126932433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4426200111648">
                <text:p>0.0444262001116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31792620117474">
                <text:p>0.0431792620117474</text:p>
              </table:table-cell>
              <table:table-cell office:value-type="float" office:value="0">
                <text:p>0</text:p>
              </table:table-cell>
              <table:table-cell office:value-type="float" office:value="0.0431792620117474">
                <text:p>0.0431792620117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86022452204961">
                <text:p>0.02860224522049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04266355109353">
                <text:p>0.0204266355109353</text:p>
              </table:table-cell>
              <table:table-cell office:value-type="float" office:value="0">
                <text:p>0</text:p>
              </table:table-cell>
              <table:table-cell office:value-type="float" office:value="0.0142524573000447">
                <text:p>0.0142524573000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198973740336">
                <text:p>0.014198973740336</text:p>
              </table:table-cell>
              <table:table-cell office:value-type="float" office:value="0">
                <text:p>0</text:p>
              </table:table-cell>
              <table:table-cell office:value-type="float" office:value="0.0133085825902249">
                <text:p>0.0133085825902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5487520878187">
                <text:p>0.0115487520878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3768248964489">
                <text:p>0.0113768248964489</text:p>
              </table:table-cell>
              <table:table-cell office:value-type="float" office:value="0">
                <text:p>0</text:p>
              </table:table-cell>
              <table:table-cell office:value-type="float" office:value="0.0100667801201545">
                <text:p>0.01006678012015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10222771396052">
                <text:p>0.009102227713960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94952453637543">
                <text:p>0.00894952453637543</text:p>
              </table:table-cell>
              <table:table-cell office:value-type="float" office:value="0">
                <text:p>0</text:p>
              </table:table-cell>
              <table:table-cell office:value-type="float" office:value="0.00680894865826431">
                <text:p>0.006808948658264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57698684759211">
                <text:p>0.00557698684759211</text:p>
              </table:table-cell>
              <table:table-cell office:value-type="float" office:value="0">
                <text:p>0</text:p>
              </table:table-cell>
              <table:table-cell office:value-type="float" office:value="0.00503506913603602">
                <text:p>0.005035069136036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73980342822355">
                <text:p>0.00473980342822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32728140063732">
                <text:p>0.00332728140063732</text:p>
              </table:table-cell>
              <table:table-cell office:value-type="float" office:value="0">
                <text:p>0</text:p>
              </table:table-cell>
              <table:table-cell office:value-type="float" office:value="0.00313383658728572">
                <text:p>0.00313383658728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56750600918976">
                <text:p>0.00256750600918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21655102161333">
                <text:p>0.00221655102161333</text:p>
              </table:table-cell>
              <table:table-cell office:value-type="float" office:value="0">
                <text:p>0</text:p>
              </table:table-cell>
              <table:table-cell office:value-type="float" office:value="0.00189422955969532">
                <text:p>0.001894229559695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78626580171248">
                <text:p>0.00178626580171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70504370579838">
                <text:p>0.00170504370579838</text:p>
              </table:table-cell>
              <table:table-cell office:value-type="float" office:value="0">
                <text:p>0</text:p>
              </table:table-cell>
              <table:table-cell office:value-type="float" office:value="0.00136441275667953">
                <text:p>0.001364412756679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24686429214826">
                <text:p>0.00124686429214826</text:p>
              </table:table-cell>
              <table:table-cell office:value-type="float" office:value="0">
                <text:p>0</text:p>
              </table:table-cell>
              <table:table-cell office:value-type="float" office:value="0.00124686429214826">
                <text:p>0.001246864292148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2331676800047">
                <text:p>0.0012331676800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11905217998232">
                <text:p>0.00111905217998232</text:p>
              </table:table-cell>
              <table:table-cell office:value-type="float" office:value="0">
                <text:p>0</text:p>
              </table:table-cell>
              <table:table-cell office:value-type="float" office:value="0.000776395627863247">
                <text:p>0.000776395627863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767232873832846">
                <text:p>0.0007672328738328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692847819479203">
                <text:p>0.000692847819479203</text:p>
              </table:table-cell>
              <table:table-cell office:value-type="float" office:value="0">
                <text:p>0</text:p>
              </table:table-cell>
              <table:table-cell office:value-type="float" office:value="0.000692847819479203">
                <text:p>0.000692847819479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672857715122932">
                <text:p>0.000672857715122932</text:p>
              </table:table-cell>
              <table:table-cell office:value-type="float" office:value="0">
                <text:p>0</text:p>
              </table:table-cell>
              <table:table-cell office:value-type="float" office:value="0.000632073821351997">
                <text:p>0.000632073821351997</text:p>
              </table:table-cell>
            </table:table-row>
            <table:table-row>
              <table:table-cell office:value-type="string">
                <text:p>2023/09/14</text:p>
              </table:table-cell>
              <table:table-cell office:value-type="float" office:value="0.726495686019945">
                <text:p>0.7264956860199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74928731754607">
                <text:p>0.07749287317546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74090488059586">
                <text:p>0.0474090488059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62675235450853">
                <text:p>0.02626752354508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01741071381336">
                <text:p>0.0201741071381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01741071381336">
                <text:p>0.0201741071381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7672097728321">
                <text:p>0.0157672097728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6890472727865">
                <text:p>0.01468904727278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8865136397524">
                <text:p>0.0118865136397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5662754843746">
                <text:p>0.0115662754843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69811780726004">
                <text:p>0.00969811780726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83873456710527">
                <text:p>0.008838734567105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60467289135125">
                <text:p>0.00260467289135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16909008433708">
                <text:p>0.00216909008433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73469733925102">
                <text:p>0.00173469733925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8535128398185">
                <text:p>0.00158535128398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725404018730336">
                <text:p>0.00072540401873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72154001552116">
                <text:p>0.00072154001552116</text:p>
              </table:table-cell>
            </table:table-row>
            <table:table-row>
              <table:table-cell office:value-type="string">
                <text:p>2023/09/15</text:p>
              </table:table-cell>
              <table:table-cell office:value-type="float" office:value="0.352118415615367">
                <text:p>0.352118415615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78640583224951">
                <text:p>0.0878640583224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99661686613166">
                <text:p>0.0799661686613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55255764680722">
                <text:p>0.07552557646807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2077256395816">
                <text:p>0.0720772563958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69884408756398">
                <text:p>0.0669884408756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37879701996097">
                <text:p>0.05378797019960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37879701996097">
                <text:p>0.05378797019960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5793601421717">
                <text:p>0.0457936014217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3724123546223">
                <text:p>0.043724123546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60066079779201">
                <text:p>0.0360066079779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4399872356957">
                <text:p>0.01343998723569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89788966117855">
                <text:p>0.007897889661178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94379920821975">
                <text:p>0.00494379920821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33498514008768">
                <text:p>0.00233498514008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1855012369344">
                <text:p>0.0021855012369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576478340974">
                <text:p>0.0015576478340974</text:p>
              </table:table-cell>
            </table:table-row>
            <table:table-row>
              <table:table-cell office:value-type="string">
                <text:p>2023/09/16</text:p>
              </table:table-cell>
              <table:table-cell office:value-type="float" office:value="0.173708279250986">
                <text:p>0.1737082792509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2354122326828">
                <text:p>0.1523541223268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6667741892058">
                <text:p>0.1366677418920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83771467117034">
                <text:p>0.07837714671170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60352272277931">
                <text:p>0.0560352272277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35340847702408">
                <text:p>0.0435340847702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35340847702408">
                <text:p>0.0435340847702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35340847702408">
                <text:p>0.0435340847702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35340847702408">
                <text:p>0.0435340847702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0625795507172">
                <text:p>0.040625795507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70405373589282">
                <text:p>0.0370405373589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46739938774255">
                <text:p>0.0246739938774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46739938774255">
                <text:p>0.0246739938774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23419194839103">
                <text:p>0.0223419194839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07955119788968">
                <text:p>0.0207955119788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4889402519947">
                <text:p>0.01948894025199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84679827951651">
                <text:p>0.00684679827951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71768337135548">
                <text:p>0.00671768337135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01027006366861">
                <text:p>0.00601027006366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7470944340019">
                <text:p>0.0047470944340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68669743887007">
                <text:p>0.00468669743887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31919874019959">
                <text:p>0.004319198740199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11190405930417">
                <text:p>0.003111904059304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64080478699835">
                <text:p>0.00264080478699835</text:p>
              </table:table-cell>
            </table:table-row>
            <table:table-row>
              <table:table-cell office:value-type="string">
                <text:p>2023/09/17</text:p>
              </table:table-cell>
              <table:table-cell office:value-type="float" office:value="0.559324207479213">
                <text:p>0.559324207479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6367973438206">
                <text:p>0.106367973438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09529198584502">
                <text:p>0.0909529198584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50887673980555">
                <text:p>0.0550887673980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42863066820162">
                <text:p>0.0542863066820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00310639898655">
                <text:p>0.05003106398986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60155075726474">
                <text:p>0.0260155075726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52106916739557">
                <text:p>0.02521069167395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8221276727258">
                <text:p>0.0158221276727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84816859918047">
                <text:p>0.00384816859918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0838722394988">
                <text:p>0.0030838722394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46393411233692">
                <text:p>0.002463934112336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70069204012069">
                <text:p>0.001700692040120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48629825094082">
                <text:p>0.001486298250940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32207154523545">
                <text:p>0.001322071545235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2575250386736">
                <text:p>0.0012575250386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08432793638613">
                <text:p>0.001084327936386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653544472492107">
                <text:p>0.000653544472492107</text:p>
              </table:table-cell>
            </table:table-row>
            <table:table-row>
              <table:table-cell office:value-type="string">
                <text:p>2023/09/18</text:p>
              </table:table-cell>
              <table:table-cell office:value-type="float" office:value="0.201659630481479">
                <text:p>0.2016596304814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6978464549908">
                <text:p>0.1969784645499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6892143369329">
                <text:p>0.106892143369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6892143369329">
                <text:p>0.106892143369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6892143369329">
                <text:p>0.106892143369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62804795657836">
                <text:p>0.06628047956578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58307131487638">
                <text:p>0.05583071314876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79951479042103">
                <text:p>0.0479951479042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79951479042103">
                <text:p>0.0479951479042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4497664170199">
                <text:p>0.0104497664170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97165434922565">
                <text:p>0.009971654349225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97577265179816">
                <text:p>0.007975772651798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97577265179816">
                <text:p>0.007975772651798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1850150373246">
                <text:p>0.0071850150373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34329273622492">
                <text:p>0.00634329273622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98866173969026">
                <text:p>0.003988661739690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98866173969026">
                <text:p>0.003988661739690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68968849090334">
                <text:p>0.00268968849090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0157005239817">
                <text:p>0.0020157005239817</text:p>
              </table:table-cell>
            </table:table-row>
            <table:table-row>
              <table:table-cell office:value-type="string">
                <text:p>2023/09/19</text:p>
              </table:table-cell>
              <table:table-cell office:value-type="float" office:value="0.216357042456269">
                <text:p>0.216357042456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5315914926946">
                <text:p>0.1553159149269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2437425124261">
                <text:p>0.102437425124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76794775222206">
                <text:p>0.0876794775222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15681878714858">
                <text:p>0.08156818787148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28784898026849">
                <text:p>0.0528784898026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32807169270231">
                <text:p>0.0432807169270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22811136899323">
                <text:p>0.0422811136899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20287453186949">
                <text:p>0.04202874531869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31104010803656">
                <text:p>0.03311040108036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95101014460187">
                <text:p>0.0295101014460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64262082770638">
                <text:p>0.02642620827706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39095777045544">
                <text:p>0.0239095777045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38774615343389">
                <text:p>0.0238774615343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6376806757131">
                <text:p>0.0146376806757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4537035918832">
                <text:p>0.01045370359188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68419280330179">
                <text:p>0.00668419280330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62679658241849">
                <text:p>0.00262679658241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50882617956927">
                <text:p>0.00250882617956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17792033773401">
                <text:p>0.00117792033773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650787646519935">
                <text:p>0.0006507876465199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599228501001359">
                <text:p>0.000599228501001359</text:p>
              </table:table-cell>
            </table:table-row>
            <table:table-row>
              <table:table-cell office:value-type="string">
                <text:p>2023/09/20</text:p>
              </table:table-cell>
              <table:table-cell office:value-type="float" office:value="0.145318734402918">
                <text:p>0.1453187344029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7464588731178">
                <text:p>0.117464588731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2477888661975">
                <text:p>0.112477888661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0446834064717">
                <text:p>0.1004468340647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44876362807661">
                <text:p>0.08448763628076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98716131547387">
                <text:p>0.0698716131547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98716131547387">
                <text:p>0.0698716131547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39426552531557">
                <text:p>0.05394265525315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08930264320208">
                <text:p>0.0408930264320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95609943584182">
                <text:p>0.0395609943584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67215751251582">
                <text:p>0.03672157512515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37915094110881">
                <text:p>0.0337915094110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81951901710014">
                <text:p>0.0281951901710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1683753167925">
                <text:p>0.0101683753167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1654782695395">
                <text:p>0.0101654782695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79292021421241">
                <text:p>0.00879292021421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99379046887938">
                <text:p>0.006993790468879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12200530422158">
                <text:p>0.00612200530422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0057830083452">
                <text:p>0.0060057830083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70530047854767">
                <text:p>0.004705300478547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42589633255519">
                <text:p>0.00242589633255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18538041555094">
                <text:p>0.002185380415550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18538041555094">
                <text:p>0.002185380415550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02770327073842">
                <text:p>0.00202770327073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97021230682892">
                <text:p>0.00197021230682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15650395281319">
                <text:p>0.00115650395281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0503721089502">
                <text:p>0.0010503721089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00103893460124">
                <text:p>0.00100103893460124</text:p>
              </table:table-cell>
            </table:table-row>
            <table:table-row>
              <table:table-cell office:value-type="string">
                <text:p>2023/09/21</text:p>
              </table:table-cell>
              <table:table-cell office:value-type="float" office:value="0.232326208512006">
                <text:p>0.232326208512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6682266954334">
                <text:p>0.116682266954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45833856992974">
                <text:p>0.0945833856992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78273488786019">
                <text:p>0.0878273488786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52582448435649">
                <text:p>0.07525824484356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35422678446419">
                <text:p>0.0635422678446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96809125542682">
                <text:p>0.05968091255426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9564567759003">
                <text:p>0.059564567759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23636574037373">
                <text:p>0.0323636574037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02657317693504">
                <text:p>0.0202657317693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128889373273">
                <text:p>0.019128889373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775029574943">
                <text:p>0.014775029574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4733536208725">
                <text:p>0.0144733536208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9122284873396">
                <text:p>0.0119122284873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75921632706">
                <text:p>0.008759216327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69308675678593">
                <text:p>0.008693086756785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43549221965578">
                <text:p>0.008435492219655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43549221965578">
                <text:p>0.008435492219655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43523062928064">
                <text:p>0.00843523062928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25851043587456">
                <text:p>0.00825851043587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10028748033176">
                <text:p>0.00810028748033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37541951116838">
                <text:p>0.005375419511168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76566581563087">
                <text:p>0.004765665815630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19671441939884">
                <text:p>0.004196714419398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19671441939884">
                <text:p>0.004196714419398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26329342021503">
                <text:p>0.00326329342021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8311651134143">
                <text:p>0.0028311651134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8311651134143">
                <text:p>0.0028311651134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32598493071046">
                <text:p>0.002325984930710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32598493071046">
                <text:p>0.002325984930710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30539083831149">
                <text:p>0.00230539083831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30539083831149">
                <text:p>0.00230539083831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77570130543803">
                <text:p>0.00177570130543803</text:p>
              </table:table-cell>
            </table:table-row>
            <table:table-row>
              <table:table-cell office:value-type="string">
                <text:p>2023/09/22</text:p>
              </table:table-cell>
              <table:table-cell office:value-type="float" office:value="0.39433698192399">
                <text:p>0.39433698192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71968121253407">
                <text:p>0.171968121253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1167932143659">
                <text:p>0.1111679321436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1167932143659">
                <text:p>0.1111679321436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57491820974368">
                <text:p>0.0457491820974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57453878272032">
                <text:p>0.0457453878272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92807395395264">
                <text:p>0.0292807395395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9105394652244">
                <text:p>0.029105394652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06156427605081">
                <text:p>0.02061564276050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19983813706926">
                <text:p>0.00719983813706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10462217421481">
                <text:p>0.007104622174214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56991951596542">
                <text:p>0.006569919515965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58428925391008">
                <text:p>0.00558428925391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45951864428285">
                <text:p>0.00445951864428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20557813129607">
                <text:p>0.004205578131296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65984977913258">
                <text:p>0.00265984977913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60206741770208">
                <text:p>0.00160206741770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47700260479322">
                <text:p>0.00147700260479322</text:p>
              </table:table-cell>
            </table:table-row>
            <table:table-row>
              <table:table-cell office:value-type="string">
                <text:p>2023/09/23</text:p>
              </table:table-cell>
              <table:table-cell office:value-type="float" office:value="0.100776637133584">
                <text:p>0.1007766371335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0776637133584">
                <text:p>0.1007766371335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92350393961">
                <text:p>0.09923503939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82270976418521">
                <text:p>0.0982270976418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82207813953508">
                <text:p>0.0982207813953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82207813953507">
                <text:p>0.0982207813953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50106198097904">
                <text:p>0.0650106198097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50106198097904">
                <text:p>0.0650106198097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2900341470796">
                <text:p>0.0629003414707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28541842470439">
                <text:p>0.06285418424704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9723737142258">
                <text:p>0.0149723737142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7597174085612">
                <text:p>0.0147597174085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7597174085612">
                <text:p>0.0147597174085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7346341398873">
                <text:p>0.01473463413988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7346341398873">
                <text:p>0.01473463413988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3034195068059">
                <text:p>0.01230341950680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3034195068059">
                <text:p>0.01230341950680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33257836761936">
                <text:p>0.00933257836761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10912523914265">
                <text:p>0.00910912523914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7816052796793">
                <text:p>0.00878160527967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56887880287171">
                <text:p>0.00456887880287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99110050730545">
                <text:p>0.003991100507305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99110050730545">
                <text:p>0.003991100507305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634333600535">
                <text:p>0.002634333600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634333600535">
                <text:p>0.002634333600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57814441851467">
                <text:p>0.002578144418514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57814441851467">
                <text:p>0.00257814441851467</text:p>
              </table:table-cell>
            </table:table-row>
            <table:table-row>
              <table:table-cell office:value-type="string">
                <text:p>2023/09/24</text:p>
              </table:table-cell>
              <table:table-cell office:value-type="float" office:value="0.526130434488518">
                <text:p>0.526130434488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2238843935032">
                <text:p>0.252238843935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90098627838723">
                <text:p>0.06900986278387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04439547147162">
                <text:p>0.0304439547147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97202085447121">
                <text:p>0.0297202085447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93668798134558">
                <text:p>0.02936687981345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38524198744819">
                <text:p>0.02385241987448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656515878916">
                <text:p>0.0116565158789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1622431088103">
                <text:p>0.0111622431088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34482404586367">
                <text:p>0.00334482404586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3285524397445">
                <text:p>0.0033285524397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30400603785075">
                <text:p>0.00330400603785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30400603785075">
                <text:p>0.00330400603785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13724829617501">
                <text:p>0.00313724829617501</text:p>
              </table:table-cell>
            </table:table-row>
            <table:table-row>
              <table:table-cell office:value-type="string">
                <text:p>2023/09/25</text:p>
              </table:table-cell>
              <table:table-cell office:value-type="float" office:value="0.317365215278449">
                <text:p>0.3173652152784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0198924143844">
                <text:p>0.290198924143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17477556508417">
                <text:p>0.07174775565084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69754940843313">
                <text:p>0.0669754940843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13574301785673">
                <text:p>0.06135743017856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135580275999">
                <text:p>0.06135580275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8283369207048">
                <text:p>0.0218283369207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7072626970137">
                <text:p>0.0217072626970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3451910078786">
                <text:p>0.01634519100787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3350055893482">
                <text:p>0.0163350055893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12179362043064">
                <text:p>0.00912179362043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36114233779306">
                <text:p>0.00836114233779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28231111748434">
                <text:p>0.00828231111748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61806390576403">
                <text:p>0.00561806390576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89350089069118">
                <text:p>0.00489350089069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2727388022733">
                <text:p>0.00427273880227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87136212535977">
                <text:p>0.001871362125359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87136212535977">
                <text:p>0.001871362125359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80479542318535">
                <text:p>0.00180479542318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6514443260092">
                <text:p>0.001565144432600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48830410468437">
                <text:p>0.00148830410468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38743058437862">
                <text:p>0.001387430584378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10922524261192">
                <text:p>0.00110922524261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10922524261192">
                <text:p>0.00110922524261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05877830799939">
                <text:p>0.001058778307999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68403425803066">
                <text:p>0.000968403425803066</text:p>
              </table:table-cell>
            </table:table-row>
            <table:table-row>
              <table:table-cell office:value-type="string">
                <text:p>2023/09/26</text:p>
              </table:table-cell>
              <table:table-cell office:value-type="float" office:value="0.34977338672477">
                <text:p>0.34977338672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5144147133809">
                <text:p>0.1451441471338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5144147133809">
                <text:p>0.1451441471338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3680611646563">
                <text:p>0.103680611646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37417144907012">
                <text:p>0.0337417144907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44013379126036">
                <text:p>0.02440133791260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44013356316302">
                <text:p>0.0244013356316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44013356316302">
                <text:p>0.0244013356316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44013356316302">
                <text:p>0.0244013356316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1112547790837">
                <text:p>0.01111125477908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1112547790837">
                <text:p>0.01111125477908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41761259956264">
                <text:p>0.00941761259956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97957041348552">
                <text:p>0.00897957041348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80866592673479">
                <text:p>0.008808665926734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65324398277689">
                <text:p>0.00865324398277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93336078902707">
                <text:p>0.00793336078902707</text:p>
              </table:table-cell>
              <table:table-cell office:value-type="float" office:value="0">
                <text:p>0</text:p>
              </table:table-cell>
              <table:table-cell office:value-type="float" office:value="0.00774336367108897">
                <text:p>0.00774336367108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74336367108897">
                <text:p>0.00774336367108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54222585877573">
                <text:p>0.006542225858775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7729621847159">
                <text:p>0.0047729621847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93986324256934">
                <text:p>0.003939863242569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93986324256934">
                <text:p>0.003939863242569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32691561788256">
                <text:p>0.00332691561788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05373826165245">
                <text:p>0.00305373826165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321185973157">
                <text:p>0.002321185973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17314562011195">
                <text:p>0.00217314562011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07361223293123">
                <text:p>0.00207361223293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07361223293123">
                <text:p>0.00207361223293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9956641759491">
                <text:p>0.0019956641759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67373826786887">
                <text:p>0.001673738267868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63746729836656">
                <text:p>0.001637467298366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3447305236909">
                <text:p>0.001534473052369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17524509453559">
                <text:p>0.00117524509453559</text:p>
              </table:table-cell>
              <table:table-cell office:value-type="float" office:value="0">
                <text:p>0</text:p>
              </table:table-cell>
              <table:table-cell office:value-type="float" office:value="0.00117524509453559">
                <text:p>0.00117524509453559</text:p>
              </table:table-cell>
            </table:table-row>
            <table:table-row>
              <table:table-cell office:value-type="string">
                <text:p>2023/09/27</text:p>
              </table:table-cell>
              <table:table-cell office:value-type="float" office:value="0.288858019674505">
                <text:p>0.28885801967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315519304075">
                <text:p>0.18315519304075</text:p>
              </table:table-cell>
              <table:table-cell office:value-type="float" office:value="0">
                <text:p>0</text:p>
              </table:table-cell>
              <table:table-cell office:value-type="float" office:value="0.113039282865263">
                <text:p>0.113039282865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0650544265415">
                <text:p>0.110650544265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98956743961842">
                <text:p>0.0398956743961842</text:p>
              </table:table-cell>
              <table:table-cell office:value-type="float" office:value="0">
                <text:p>0</text:p>
              </table:table-cell>
              <table:table-cell office:value-type="float" office:value="0.0252725181232212">
                <text:p>0.0252725181232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34755586774923">
                <text:p>0.0234755586774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28309643454954">
                <text:p>0.0228309643454954</text:p>
              </table:table-cell>
              <table:table-cell office:value-type="float" office:value="0">
                <text:p>0</text:p>
              </table:table-cell>
              <table:table-cell office:value-type="float" office:value="0.01786583116115">
                <text:p>0.01786583116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0274271047496">
                <text:p>0.0170274271047496</text:p>
              </table:table-cell>
              <table:table-cell office:value-type="float" office:value="0">
                <text:p>0</text:p>
              </table:table-cell>
              <table:table-cell office:value-type="float" office:value="0.0170274270803289">
                <text:p>0.0170274270803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0274270803289">
                <text:p>0.0170274270803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1056424840283">
                <text:p>0.0121056424840283</text:p>
              </table:table-cell>
              <table:table-cell office:value-type="float" office:value="0">
                <text:p>0</text:p>
              </table:table-cell>
              <table:table-cell office:value-type="float" office:value="0.0090292828960219">
                <text:p>0.0090292828960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78989561867816">
                <text:p>0.007789895618678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78989561867816">
                <text:p>0.00778989561867816</text:p>
              </table:table-cell>
              <table:table-cell office:value-type="float" office:value="0">
                <text:p>0</text:p>
              </table:table-cell>
              <table:table-cell office:value-type="float" office:value="0.00753989474493166">
                <text:p>0.00753989474493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12924124115966">
                <text:p>0.00712924124115966</text:p>
              </table:table-cell>
              <table:table-cell office:value-type="float" office:value="0">
                <text:p>0</text:p>
              </table:table-cell>
              <table:table-cell office:value-type="float" office:value="0.00587216525958156">
                <text:p>0.00587216525958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78900501784541">
                <text:p>0.005789005017845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70832988376757">
                <text:p>0.00570832988376757</text:p>
              </table:table-cell>
              <table:table-cell office:value-type="float" office:value="0">
                <text:p>0</text:p>
              </table:table-cell>
              <table:table-cell office:value-type="float" office:value="0.00570832988376757">
                <text:p>0.005708329883767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96513318434533">
                <text:p>0.004965133184345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96513318434533">
                <text:p>0.00496513318434533</text:p>
              </table:table-cell>
              <table:table-cell office:value-type="float" office:value="0">
                <text:p>0</text:p>
              </table:table-cell>
              <table:table-cell office:value-type="float" office:value="0.00390403639737991">
                <text:p>0.00390403639737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34751753314177">
                <text:p>0.00334751753314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05258655067919">
                <text:p>0.00305258655067919</text:p>
              </table:table-cell>
              <table:table-cell office:value-type="float" office:value="0">
                <text:p>0</text:p>
              </table:table-cell>
              <table:table-cell office:value-type="float" office:value="0.00305258655067919">
                <text:p>0.003052586550679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05258655067919">
                <text:p>0.00305258655067919</text:p>
              </table:table-cell>
              <table:table-cell office:value-type="float" office:value="0">
                <text:p>0</text:p>
              </table:table-cell>
              <table:table-cell office:value-type="float" office:value="0.00305258655067919">
                <text:p>0.003052586550679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04420052275922">
                <text:p>0.00304420052275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85639163649076">
                <text:p>0.00285639163649076</text:p>
              </table:table-cell>
              <table:table-cell office:value-type="float" office:value="0">
                <text:p>0</text:p>
              </table:table-cell>
              <table:table-cell office:value-type="float" office:value="0.00273664384268391">
                <text:p>0.002736643842683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73664384268391">
                <text:p>0.002736643842683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25960918648027">
                <text:p>0.00225960918648027</text:p>
              </table:table-cell>
              <table:table-cell office:value-type="float" office:value="0">
                <text:p>0</text:p>
              </table:table-cell>
              <table:table-cell office:value-type="float" office:value="0.00225952456481271">
                <text:p>0.00225952456481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06363471940851">
                <text:p>0.00206363471940851</text:p>
              </table:table-cell>
              <table:table-cell office:value-type="float" office:value="0">
                <text:p>0</text:p>
              </table:table-cell>
              <table:table-cell office:value-type="float" office:value="0.00206363471940851">
                <text:p>0.00206363471940851</text:p>
              </table:table-cell>
            </table:table-row>
            <table:table-row>
              <table:table-cell office:value-type="string">
                <text:p>2023/09/28</text:p>
              </table:table-cell>
              <table:table-cell office:value-type="float" office:value="0.200150667757969">
                <text:p>0.2001506677579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6525823571448">
                <text:p>0.136525823571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3244338041697">
                <text:p>0.1132443380416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3244338041697">
                <text:p>0.1132443380416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548657054839">
                <text:p>0.04548657054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1544662600743">
                <text:p>0.0415446626007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85179179257425">
                <text:p>0.0385179179257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65206311293155">
                <text:p>0.0365206311293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20014511503486">
                <text:p>0.0320014511503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77079213753779">
                <text:p>0.02770792137537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69954825488656">
                <text:p>0.02699548254886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68010864629941">
                <text:p>0.0268010864629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2517193487788">
                <text:p>0.0225171934877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25169501227715">
                <text:p>0.02251695012277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439909954502">
                <text:p>0.015439909954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5252975463167">
                <text:p>0.0125252975463167</text:p>
              </table:table-cell>
              <table:table-cell office:value-type="float" office:value="0">
                <text:p>0</text:p>
              </table:table-cell>
              <table:table-cell office:value-type="float" office:value="0.0125252975463167">
                <text:p>0.0125252975463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4430753869226">
                <text:p>0.0114430753869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09154158246472">
                <text:p>0.00909154158246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03808315865806">
                <text:p>0.00903808315865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3161346518299">
                <text:p>0.0073161346518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50339002455435">
                <text:p>0.00450339002455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50339002455435">
                <text:p>0.00450339002455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27778192270589">
                <text:p>0.004277781922705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18421516887679">
                <text:p>0.003184215168876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16872491734477">
                <text:p>0.00316872491734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8926024692717">
                <text:p>0.00289260246927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80925956518319">
                <text:p>0.00280925956518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80925956518319">
                <text:p>0.00280925956518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69131142261414">
                <text:p>0.00269131142261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34885367329463">
                <text:p>0.00234885367329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19086492883924">
                <text:p>0.002190864928839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78243167684677">
                <text:p>0.00178243167684677</text:p>
              </table:table-cell>
              <table:table-cell office:value-type="float" office:value="0">
                <text:p>0</text:p>
              </table:table-cell>
              <table:table-cell office:value-type="float" office:value="0.0016835400485733">
                <text:p>0.0016835400485733</text:p>
              </table:table-cell>
            </table:table-row>
            <table:table-row>
              <table:table-cell office:value-type="string">
                <text:p>2023/09/29</text:p>
              </table:table-cell>
              <table:table-cell office:value-type="float" office:value="0.327811561722268">
                <text:p>0.327811561722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76880533944252">
                <text:p>0.176880533944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93331381711182">
                <text:p>0.0493331381711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93331381711182">
                <text:p>0.0493331381711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95602276571833">
                <text:p>0.0395602276571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61728123970854">
                <text:p>0.03617281239708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36519056330516">
                <text:p>0.0336519056330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36519056330516">
                <text:p>0.0336519056330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20042598260638">
                <text:p>0.02200425982606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05911213558643">
                <text:p>0.02059112135586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5577704661384">
                <text:p>0.0195577704661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0102944257282">
                <text:p>0.0190102944257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9701442193102">
                <text:p>0.0189701442193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7949939384559">
                <text:p>0.01879499393845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9757448476875">
                <text:p>0.0159757448476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9757448476875">
                <text:p>0.0159757448476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9385976512776">
                <text:p>0.0159385976512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0994825930139">
                <text:p>0.0140994825930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0994825930139">
                <text:p>0.0140994825930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9747530831174">
                <text:p>0.0129747530831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7077932694317">
                <text:p>0.0107077932694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45611873813934">
                <text:p>0.007456118738139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17087791267457">
                <text:p>0.00717087791267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15295470873334">
                <text:p>0.00515295470873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15295470873334">
                <text:p>0.00515295470873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51257545381356">
                <text:p>0.00351257545381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38741525753683">
                <text:p>0.003387415257536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07169677445074">
                <text:p>0.003071696774450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37">
      <style:chart-properties chart:display-label="true" chart:logarithmic="false" chart:minimum="45078" chart:maximum="45199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2.319cm" svg:height="15.128cm" xlink:href=".." xlink:type="simple" chart:class="chart:scatter" chart:column-mapping="0" chart:style-name="ch1">
        <chart:plot-area chart:style-name="ch2" table:cell-range-address="price.A1:price.B123" chart:data-source-has-labels="both" svg:x="1.246cm" svg:y="0.302cm" svg:width="59.827cm" svg:height="14.524cm">
          <chart:coordinate-region svg:x="2.026cm" svg:y="0.498cm" svg:width="58.789cm" svg:height="13.689cm"/>
          <chart:axis chart:dimension="x" chart:name="primary-x" chart:style-name="ch3" chartooo:axis-type="auto">
            <chart:categories table:cell-range-address="price.A2:price.A1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rice.B2:price.B123" chart:label-cell-address="price.B1:price.B1" chart:class="chart:scatter">
            <chart:domain table:cell-range-address="price.A2:price.A123"/>
            <chart:data-point chart:repeated="1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rice</text:p>
                <draw:g>
                  <svg:desc>price.B1:price.B1</svg:desc>
                </draw:g>
              </table:table-cell>
            </table:table-row>
          </table:table-header-rows>
          <table:table-rows>
            <table:table-row>
              <table:table-cell office:value-type="float" office:value="45078">
                <text:p>45078</text:p>
                <draw:g>
                  <svg:desc>price.A2:price.A123</svg:desc>
                </draw:g>
              </table:table-cell>
              <table:table-cell office:value-type="float" office:value="45078">
                <text:p>45078</text:p>
                <draw:g>
                  <svg:desc>price.A2:price.A123</svg:desc>
                </draw:g>
              </table:table-cell>
              <table:table-cell office:value-type="float" office:value="0.187098258514477">
                <text:p>0.187098258514477</text:p>
                <draw:g>
                  <svg:desc>price.B2:price.B123</svg:desc>
                </draw:g>
              </table:table-cell>
            </table:table-row>
            <table:table-row>
              <table:table-cell office:value-type="float" office:value="45079">
                <text:p>45079</text:p>
              </table:table-cell>
              <table:table-cell office:value-type="float" office:value="45079">
                <text:p>45079</text:p>
              </table:table-cell>
              <table:table-cell office:value-type="float" office:value="0.186909423095936">
                <text:p>0.186909423095936</text:p>
              </table:table-cell>
            </table:table-row>
            <table:table-row>
              <table:table-cell office:value-type="float" office:value="45080">
                <text:p>45080</text:p>
              </table:table-cell>
              <table:table-cell office:value-type="float" office:value="45080">
                <text:p>45080</text:p>
              </table:table-cell>
              <table:table-cell office:value-type="float" office:value="0.190938752100857">
                <text:p>0.190938752100857</text:p>
              </table:table-cell>
            </table:table-row>
            <table:table-row>
              <table:table-cell office:value-type="float" office:value="45081">
                <text:p>45081</text:p>
              </table:table-cell>
              <table:table-cell office:value-type="float" office:value="45081">
                <text:p>45081</text:p>
              </table:table-cell>
              <table:table-cell office:value-type="float" office:value="0.186994480404921">
                <text:p>0.186994480404921</text:p>
              </table:table-cell>
            </table:table-row>
            <table:table-row>
              <table:table-cell office:value-type="float" office:value="45082">
                <text:p>45082</text:p>
              </table:table-cell>
              <table:table-cell office:value-type="float" office:value="45082">
                <text:p>45082</text:p>
              </table:table-cell>
              <table:table-cell office:value-type="float" office:value="0.188202582415405">
                <text:p>0.188202582415405</text:p>
              </table:table-cell>
            </table:table-row>
            <table:table-row>
              <table:table-cell office:value-type="float" office:value="45083">
                <text:p>45083</text:p>
              </table:table-cell>
              <table:table-cell office:value-type="float" office:value="45083">
                <text:p>45083</text:p>
              </table:table-cell>
              <table:table-cell office:value-type="float" office:value="0.167812280037711">
                <text:p>0.167812280037711</text:p>
              </table:table-cell>
            </table:table-row>
            <table:table-row>
              <table:table-cell office:value-type="float" office:value="45084">
                <text:p>45084</text:p>
              </table:table-cell>
              <table:table-cell office:value-type="float" office:value="45084">
                <text:p>45084</text:p>
              </table:table-cell>
              <table:table-cell office:value-type="float" office:value="0.174315123870787">
                <text:p>0.174315123870787</text:p>
              </table:table-cell>
            </table:table-row>
            <table:table-row>
              <table:table-cell office:value-type="float" office:value="45085">
                <text:p>45085</text:p>
              </table:table-cell>
              <table:table-cell office:value-type="float" office:value="45085">
                <text:p>45085</text:p>
              </table:table-cell>
              <table:table-cell office:value-type="float" office:value="0.16375473222798">
                <text:p>0.16375473222798</text:p>
              </table:table-cell>
            </table:table-row>
            <table:table-row>
              <table:table-cell office:value-type="float" office:value="45086">
                <text:p>45086</text:p>
              </table:table-cell>
              <table:table-cell office:value-type="float" office:value="45086">
                <text:p>45086</text:p>
              </table:table-cell>
              <table:table-cell office:value-type="float" office:value="0.166980009862699">
                <text:p>0.166980009862699</text:p>
              </table:table-cell>
            </table:table-row>
            <table:table-row>
              <table:table-cell office:value-type="float" office:value="45087">
                <text:p>45087</text:p>
              </table:table-cell>
              <table:table-cell office:value-type="float" office:value="45087">
                <text:p>45087</text:p>
              </table:table-cell>
              <table:table-cell office:value-type="float" office:value="0.165110365368409">
                <text:p>0.165110365368409</text:p>
              </table:table-cell>
            </table:table-row>
            <table:table-row>
              <table:table-cell office:value-type="float" office:value="45088">
                <text:p>45088</text:p>
              </table:table-cell>
              <table:table-cell office:value-type="float" office:value="45088">
                <text:p>45088</text:p>
              </table:table-cell>
              <table:table-cell office:value-type="float" office:value="0.135488550196593">
                <text:p>0.135488550196593</text:p>
              </table:table-cell>
            </table:table-row>
            <table:table-row>
              <table:table-cell office:value-type="float" office:value="45089">
                <text:p>45089</text:p>
              </table:table-cell>
              <table:table-cell office:value-type="float" office:value="45089">
                <text:p>45089</text:p>
              </table:table-cell>
              <table:table-cell office:value-type="float" office:value="0.133554233171511">
                <text:p>0.133554233171511</text:p>
              </table:table-cell>
            </table:table-row>
            <table:table-row>
              <table:table-cell office:value-type="float" office:value="45090">
                <text:p>45090</text:p>
              </table:table-cell>
              <table:table-cell office:value-type="float" office:value="45090">
                <text:p>45090</text:p>
              </table:table-cell>
              <table:table-cell office:value-type="float" office:value="0.136956518900338">
                <text:p>0.136956518900338</text:p>
              </table:table-cell>
            </table:table-row>
            <table:table-row>
              <table:table-cell office:value-type="float" office:value="45091">
                <text:p>45091</text:p>
              </table:table-cell>
              <table:table-cell office:value-type="float" office:value="45091">
                <text:p>45091</text:p>
              </table:table-cell>
              <table:table-cell office:value-type="float" office:value="0.139999186879018">
                <text:p>0.139999186879018</text:p>
              </table:table-cell>
            </table:table-row>
            <table:table-row>
              <table:table-cell office:value-type="float" office:value="45092">
                <text:p>45092</text:p>
              </table:table-cell>
              <table:table-cell office:value-type="float" office:value="45092">
                <text:p>45092</text:p>
              </table:table-cell>
              <table:table-cell office:value-type="float" office:value="0.132278296645174">
                <text:p>0.132278296645174</text:p>
              </table:table-cell>
            </table:table-row>
            <table:table-row>
              <table:table-cell office:value-type="float" office:value="45093">
                <text:p>45093</text:p>
              </table:table-cell>
              <table:table-cell office:value-type="float" office:value="45093">
                <text:p>45093</text:p>
              </table:table-cell>
              <table:table-cell office:value-type="float" office:value="0.13691803817335">
                <text:p>0.13691803817335</text:p>
              </table:table-cell>
            </table:table-row>
            <table:table-row>
              <table:table-cell office:value-type="float" office:value="45094">
                <text:p>45094</text:p>
              </table:table-cell>
              <table:table-cell office:value-type="float" office:value="45094">
                <text:p>45094</text:p>
              </table:table-cell>
              <table:table-cell office:value-type="float" office:value="0.142447267395162">
                <text:p>0.142447267395162</text:p>
              </table:table-cell>
            </table:table-row>
            <table:table-row>
              <table:table-cell office:value-type="float" office:value="45095">
                <text:p>45095</text:p>
              </table:table-cell>
              <table:table-cell office:value-type="float" office:value="45095">
                <text:p>45095</text:p>
              </table:table-cell>
              <table:table-cell office:value-type="float" office:value="0.144789263320067">
                <text:p>0.144789263320067</text:p>
              </table:table-cell>
            </table:table-row>
            <table:table-row>
              <table:table-cell office:value-type="float" office:value="45096">
                <text:p>45096</text:p>
              </table:table-cell>
              <table:table-cell office:value-type="float" office:value="45096">
                <text:p>45096</text:p>
              </table:table-cell>
              <table:table-cell office:value-type="float" office:value="0.139585514608106">
                <text:p>0.139585514608106</text:p>
              </table:table-cell>
            </table:table-row>
            <table:table-row>
              <table:table-cell office:value-type="float" office:value="45097">
                <text:p>45097</text:p>
              </table:table-cell>
              <table:table-cell office:value-type="float" office:value="45097">
                <text:p>45097</text:p>
              </table:table-cell>
              <table:table-cell office:value-type="float" office:value="0.145557873685806">
                <text:p>0.145557873685806</text:p>
              </table:table-cell>
            </table:table-row>
            <table:table-row>
              <table:table-cell office:value-type="float" office:value="45098">
                <text:p>45098</text:p>
              </table:table-cell>
              <table:table-cell office:value-type="float" office:value="45098">
                <text:p>45098</text:p>
              </table:table-cell>
              <table:table-cell office:value-type="float" office:value="0.15133241744562">
                <text:p>0.15133241744562</text:p>
              </table:table-cell>
            </table:table-row>
            <table:table-row>
              <table:table-cell office:value-type="float" office:value="45099">
                <text:p>45099</text:p>
              </table:table-cell>
              <table:table-cell office:value-type="float" office:value="45099">
                <text:p>45099</text:p>
              </table:table-cell>
              <table:table-cell office:value-type="float" office:value="0.156233319750789">
                <text:p>0.156233319750789</text:p>
              </table:table-cell>
            </table:table-row>
            <table:table-row>
              <table:table-cell office:value-type="float" office:value="45100">
                <text:p>45100</text:p>
              </table:table-cell>
              <table:table-cell office:value-type="float" office:value="45100">
                <text:p>45100</text:p>
              </table:table-cell>
              <table:table-cell office:value-type="float" office:value="0.154305271481872">
                <text:p>0.154305271481872</text:p>
              </table:table-cell>
            </table:table-row>
            <table:table-row>
              <table:table-cell office:value-type="float" office:value="45101">
                <text:p>45101</text:p>
              </table:table-cell>
              <table:table-cell office:value-type="float" office:value="45101">
                <text:p>45101</text:p>
              </table:table-cell>
              <table:table-cell office:value-type="float" office:value="0.158151854578394">
                <text:p>0.158151854578394</text:p>
              </table:table-cell>
            </table:table-row>
            <table:table-row>
              <table:table-cell office:value-type="float" office:value="45102">
                <text:p>45102</text:p>
              </table:table-cell>
              <table:table-cell office:value-type="float" office:value="45102">
                <text:p>45102</text:p>
              </table:table-cell>
              <table:table-cell office:value-type="float" office:value="0.157018578815672">
                <text:p>0.157018578815672</text:p>
              </table:table-cell>
            </table:table-row>
            <table:table-row>
              <table:table-cell office:value-type="float" office:value="45103">
                <text:p>45103</text:p>
              </table:table-cell>
              <table:table-cell office:value-type="float" office:value="45103">
                <text:p>45103</text:p>
              </table:table-cell>
              <table:table-cell office:value-type="float" office:value="0.167485671492679">
                <text:p>0.167485671492679</text:p>
              </table:table-cell>
            </table:table-row>
            <table:table-row>
              <table:table-cell office:value-type="float" office:value="45104">
                <text:p>45104</text:p>
              </table:table-cell>
              <table:table-cell office:value-type="float" office:value="45104">
                <text:p>45104</text:p>
              </table:table-cell>
              <table:table-cell office:value-type="float" office:value="0.155831296726996">
                <text:p>0.155831296726996</text:p>
              </table:table-cell>
            </table:table-row>
            <table:table-row>
              <table:table-cell office:value-type="float" office:value="45105">
                <text:p>45105</text:p>
              </table:table-cell>
              <table:table-cell office:value-type="float" office:value="45105">
                <text:p>45105</text:p>
              </table:table-cell>
              <table:table-cell office:value-type="float" office:value="0.159989894153209">
                <text:p>0.159989894153209</text:p>
              </table:table-cell>
            </table:table-row>
            <table:table-row>
              <table:table-cell office:value-type="float" office:value="45106">
                <text:p>45106</text:p>
              </table:table-cell>
              <table:table-cell office:value-type="float" office:value="45106">
                <text:p>45106</text:p>
              </table:table-cell>
              <table:table-cell office:value-type="float" office:value="0.146876724513521">
                <text:p>0.146876724513521</text:p>
              </table:table-cell>
            </table:table-row>
            <table:table-row>
              <table:table-cell office:value-type="float" office:value="45107">
                <text:p>45107</text:p>
              </table:table-cell>
              <table:table-cell office:value-type="float" office:value="45107">
                <text:p>45107</text:p>
              </table:table-cell>
              <table:table-cell office:value-type="float" office:value="0.14720891447343">
                <text:p>0.14720891447343</text:p>
              </table:table-cell>
            </table:table-row>
            <table:table-row>
              <table:table-cell office:value-type="float" office:value="45108">
                <text:p>45108</text:p>
              </table:table-cell>
              <table:table-cell office:value-type="float" office:value="45108">
                <text:p>45108</text:p>
              </table:table-cell>
              <table:table-cell office:value-type="float" office:value="0.149435910457339">
                <text:p>0.149435910457339</text:p>
              </table:table-cell>
            </table:table-row>
            <table:table-row>
              <table:table-cell office:value-type="float" office:value="45109">
                <text:p>45109</text:p>
              </table:table-cell>
              <table:table-cell office:value-type="float" office:value="45109">
                <text:p>45109</text:p>
              </table:table-cell>
              <table:table-cell office:value-type="float" office:value="0.156175239007307">
                <text:p>0.156175239007307</text:p>
              </table:table-cell>
            </table:table-row>
            <table:table-row>
              <table:table-cell office:value-type="float" office:value="45110">
                <text:p>45110</text:p>
              </table:table-cell>
              <table:table-cell office:value-type="float" office:value="45110">
                <text:p>45110</text:p>
              </table:table-cell>
              <table:table-cell office:value-type="float" office:value="0.153277450375398">
                <text:p>0.153277450375398</text:p>
              </table:table-cell>
            </table:table-row>
            <table:table-row>
              <table:table-cell office:value-type="float" office:value="45111">
                <text:p>45111</text:p>
              </table:table-cell>
              <table:table-cell office:value-type="float" office:value="45111">
                <text:p>45111</text:p>
              </table:table-cell>
              <table:table-cell office:value-type="float" office:value="0.160256159480633">
                <text:p>0.160256159480633</text:p>
              </table:table-cell>
            </table:table-row>
            <table:table-row>
              <table:table-cell office:value-type="float" office:value="45112">
                <text:p>45112</text:p>
              </table:table-cell>
              <table:table-cell office:value-type="float" office:value="45112">
                <text:p>45112</text:p>
              </table:table-cell>
              <table:table-cell office:value-type="float" office:value="0.156250980172014">
                <text:p>0.156250980172014</text:p>
              </table:table-cell>
            </table:table-row>
            <table:table-row>
              <table:table-cell office:value-type="float" office:value="45113">
                <text:p>45113</text:p>
              </table:table-cell>
              <table:table-cell office:value-type="float" office:value="45113">
                <text:p>45113</text:p>
              </table:table-cell>
              <table:table-cell office:value-type="float" office:value="0.148241875228767">
                <text:p>0.148241875228767</text:p>
              </table:table-cell>
            </table:table-row>
            <table:table-row>
              <table:table-cell office:value-type="float" office:value="45114">
                <text:p>45114</text:p>
              </table:table-cell>
              <table:table-cell office:value-type="float" office:value="45114">
                <text:p>45114</text:p>
              </table:table-cell>
              <table:table-cell office:value-type="float" office:value="0.139552536150352">
                <text:p>0.139552536150352</text:p>
              </table:table-cell>
            </table:table-row>
            <table:table-row>
              <table:table-cell office:value-type="float" office:value="45115">
                <text:p>45115</text:p>
              </table:table-cell>
              <table:table-cell office:value-type="float" office:value="45115">
                <text:p>45115</text:p>
              </table:table-cell>
              <table:table-cell office:value-type="float" office:value="0.138948445007846">
                <text:p>0.138948445007846</text:p>
              </table:table-cell>
            </table:table-row>
            <table:table-row>
              <table:table-cell office:value-type="float" office:value="45116">
                <text:p>45116</text:p>
              </table:table-cell>
              <table:table-cell office:value-type="float" office:value="45116">
                <text:p>45116</text:p>
              </table:table-cell>
              <table:table-cell office:value-type="float" office:value="0.139883368753137">
                <text:p>0.139883368753137</text:p>
              </table:table-cell>
            </table:table-row>
            <table:table-row>
              <table:table-cell office:value-type="float" office:value="45117">
                <text:p>45117</text:p>
              </table:table-cell>
              <table:table-cell office:value-type="float" office:value="45117">
                <text:p>45117</text:p>
              </table:table-cell>
              <table:table-cell office:value-type="float" office:value="0.138004408324523">
                <text:p>0.138004408324523</text:p>
              </table:table-cell>
            </table:table-row>
            <table:table-row>
              <table:table-cell office:value-type="float" office:value="45118">
                <text:p>45118</text:p>
              </table:table-cell>
              <table:table-cell office:value-type="float" office:value="45118">
                <text:p>45118</text:p>
              </table:table-cell>
              <table:table-cell office:value-type="float" office:value="0.137483015130345">
                <text:p>0.137483015130345</text:p>
              </table:table-cell>
            </table:table-row>
            <table:table-row>
              <table:table-cell office:value-type="float" office:value="45119">
                <text:p>45119</text:p>
              </table:table-cell>
              <table:table-cell office:value-type="float" office:value="45119">
                <text:p>45119</text:p>
              </table:table-cell>
              <table:table-cell office:value-type="float" office:value="0.14218935743521">
                <text:p>0.14218935743521</text:p>
              </table:table-cell>
            </table:table-row>
            <table:table-row>
              <table:table-cell office:value-type="float" office:value="45120">
                <text:p>45120</text:p>
              </table:table-cell>
              <table:table-cell office:value-type="float" office:value="45120">
                <text:p>45120</text:p>
              </table:table-cell>
              <table:table-cell office:value-type="float" office:value="0.13952757421587">
                <text:p>0.13952757421587</text:p>
              </table:table-cell>
            </table:table-row>
            <table:table-row>
              <table:table-cell office:value-type="float" office:value="45121">
                <text:p>45121</text:p>
              </table:table-cell>
              <table:table-cell office:value-type="float" office:value="45121">
                <text:p>45121</text:p>
              </table:table-cell>
              <table:table-cell office:value-type="float" office:value="0.149076025413913">
                <text:p>0.149076025413913</text:p>
              </table:table-cell>
            </table:table-row>
            <table:table-row>
              <table:table-cell office:value-type="float" office:value="45122">
                <text:p>45122</text:p>
              </table:table-cell>
              <table:table-cell office:value-type="float" office:value="45122">
                <text:p>45122</text:p>
              </table:table-cell>
              <table:table-cell office:value-type="float" office:value="0.142793880071731">
                <text:p>0.142793880071731</text:p>
              </table:table-cell>
            </table:table-row>
            <table:table-row>
              <table:table-cell office:value-type="float" office:value="45123">
                <text:p>45123</text:p>
              </table:table-cell>
              <table:table-cell office:value-type="float" office:value="45123">
                <text:p>45123</text:p>
              </table:table-cell>
              <table:table-cell office:value-type="float" office:value="0.145325257164236">
                <text:p>0.145325257164236</text:p>
              </table:table-cell>
            </table:table-row>
            <table:table-row>
              <table:table-cell office:value-type="float" office:value="45124">
                <text:p>45124</text:p>
              </table:table-cell>
              <table:table-cell office:value-type="float" office:value="45124">
                <text:p>45124</text:p>
              </table:table-cell>
              <table:table-cell office:value-type="float" office:value="0.143873772785029">
                <text:p>0.143873772785029</text:p>
              </table:table-cell>
            </table:table-row>
            <table:table-row>
              <table:table-cell office:value-type="float" office:value="45125">
                <text:p>45125</text:p>
              </table:table-cell>
              <table:table-cell office:value-type="float" office:value="45125">
                <text:p>45125</text:p>
              </table:table-cell>
              <table:table-cell office:value-type="float" office:value="0.159594635712068">
                <text:p>0.159594635712068</text:p>
              </table:table-cell>
            </table:table-row>
            <table:table-row>
              <table:table-cell office:value-type="float" office:value="45126">
                <text:p>45126</text:p>
              </table:table-cell>
              <table:table-cell office:value-type="float" office:value="45126">
                <text:p>45126</text:p>
              </table:table-cell>
              <table:table-cell office:value-type="float" office:value="0.148717778955112">
                <text:p>0.148717778955112</text:p>
              </table:table-cell>
            </table:table-row>
            <table:table-row>
              <table:table-cell office:value-type="float" office:value="45127">
                <text:p>45127</text:p>
              </table:table-cell>
              <table:table-cell office:value-type="float" office:value="45127">
                <text:p>45127</text:p>
              </table:table-cell>
              <table:table-cell office:value-type="float" office:value="0.146780846370418">
                <text:p>0.146780846370418</text:p>
              </table:table-cell>
            </table:table-row>
            <table:table-row>
              <table:table-cell office:value-type="float" office:value="45128">
                <text:p>45128</text:p>
              </table:table-cell>
              <table:table-cell office:value-type="float" office:value="45128">
                <text:p>45128</text:p>
              </table:table-cell>
              <table:table-cell office:value-type="float" office:value="0.164981720222638">
                <text:p>0.164981720222638</text:p>
              </table:table-cell>
            </table:table-row>
            <table:table-row>
              <table:table-cell office:value-type="float" office:value="45129">
                <text:p>45129</text:p>
              </table:table-cell>
              <table:table-cell office:value-type="float" office:value="45129">
                <text:p>45129</text:p>
              </table:table-cell>
              <table:table-cell office:value-type="float" office:value="0.155854197681923">
                <text:p>0.155854197681923</text:p>
              </table:table-cell>
            </table:table-row>
            <table:table-row>
              <table:table-cell office:value-type="float" office:value="45130">
                <text:p>45130</text:p>
              </table:table-cell>
              <table:table-cell office:value-type="float" office:value="45130">
                <text:p>45130</text:p>
              </table:table-cell>
              <table:table-cell office:value-type="float" office:value="0.151074279362022">
                <text:p>0.151074279362022</text:p>
              </table:table-cell>
            </table:table-row>
            <table:table-row>
              <table:table-cell office:value-type="float" office:value="45131">
                <text:p>45131</text:p>
              </table:table-cell>
              <table:table-cell office:value-type="float" office:value="45131">
                <text:p>45131</text:p>
              </table:table-cell>
              <table:table-cell office:value-type="float" office:value="0.164246301136555">
                <text:p>0.164246301136555</text:p>
              </table:table-cell>
            </table:table-row>
            <table:table-row>
              <table:table-cell office:value-type="float" office:value="45132">
                <text:p>45132</text:p>
              </table:table-cell>
              <table:table-cell office:value-type="float" office:value="45132">
                <text:p>45132</text:p>
              </table:table-cell>
              <table:table-cell office:value-type="float" office:value="0.161403163714996">
                <text:p>0.161403163714996</text:p>
              </table:table-cell>
            </table:table-row>
            <table:table-row>
              <table:table-cell office:value-type="float" office:value="45133">
                <text:p>45133</text:p>
              </table:table-cell>
              <table:table-cell office:value-type="float" office:value="45133">
                <text:p>45133</text:p>
              </table:table-cell>
              <table:table-cell office:value-type="float" office:value="0.152918366395859">
                <text:p>0.152918366395859</text:p>
              </table:table-cell>
            </table:table-row>
            <table:table-row>
              <table:table-cell office:value-type="float" office:value="45134">
                <text:p>45134</text:p>
              </table:table-cell>
              <table:table-cell office:value-type="float" office:value="45134">
                <text:p>45134</text:p>
              </table:table-cell>
              <table:table-cell office:value-type="float" office:value="0.165473622075692">
                <text:p>0.165473622075692</text:p>
              </table:table-cell>
            </table:table-row>
            <table:table-row>
              <table:table-cell office:value-type="float" office:value="45135">
                <text:p>45135</text:p>
              </table:table-cell>
              <table:table-cell office:value-type="float" office:value="45135">
                <text:p>45135</text:p>
              </table:table-cell>
              <table:table-cell office:value-type="float" office:value="0.195706370094993">
                <text:p>0.195706370094993</text:p>
              </table:table-cell>
            </table:table-row>
            <table:table-row>
              <table:table-cell office:value-type="float" office:value="45136">
                <text:p>45136</text:p>
              </table:table-cell>
              <table:table-cell office:value-type="float" office:value="45136">
                <text:p>45136</text:p>
              </table:table-cell>
              <table:table-cell office:value-type="float" office:value="0.181064796858063">
                <text:p>0.181064796858063</text:p>
              </table:table-cell>
            </table:table-row>
            <table:table-row>
              <table:table-cell office:value-type="float" office:value="45137">
                <text:p>45137</text:p>
              </table:table-cell>
              <table:table-cell office:value-type="float" office:value="45137">
                <text:p>45137</text:p>
              </table:table-cell>
              <table:table-cell office:value-type="float" office:value="0.177010442897582">
                <text:p>0.177010442897582</text:p>
              </table:table-cell>
            </table:table-row>
            <table:table-row>
              <table:table-cell office:value-type="float" office:value="45138">
                <text:p>45138</text:p>
              </table:table-cell>
              <table:table-cell office:value-type="float" office:value="45138">
                <text:p>45138</text:p>
              </table:table-cell>
              <table:table-cell office:value-type="float" office:value="0.173449285731888">
                <text:p>0.173449285731888</text:p>
              </table:table-cell>
            </table:table-row>
            <table:table-row>
              <table:table-cell office:value-type="float" office:value="45139">
                <text:p>45139</text:p>
              </table:table-cell>
              <table:table-cell office:value-type="float" office:value="45139">
                <text:p>45139</text:p>
              </table:table-cell>
              <table:table-cell office:value-type="float" office:value="0.172836122903506">
                <text:p>0.172836122903506</text:p>
              </table:table-cell>
            </table:table-row>
            <table:table-row>
              <table:table-cell office:value-type="float" office:value="45140">
                <text:p>45140</text:p>
              </table:table-cell>
              <table:table-cell office:value-type="float" office:value="45140">
                <text:p>45140</text:p>
              </table:table-cell>
              <table:table-cell office:value-type="float" office:value="0.179397748910432">
                <text:p>0.179397748910432</text:p>
              </table:table-cell>
            </table:table-row>
            <table:table-row>
              <table:table-cell office:value-type="float" office:value="45141">
                <text:p>45141</text:p>
              </table:table-cell>
              <table:table-cell office:value-type="float" office:value="45141">
                <text:p>45141</text:p>
              </table:table-cell>
              <table:table-cell office:value-type="float" office:value="0.180950781173033">
                <text:p>0.180950781173033</text:p>
              </table:table-cell>
            </table:table-row>
            <table:table-row>
              <table:table-cell office:value-type="float" office:value="45142">
                <text:p>45142</text:p>
              </table:table-cell>
              <table:table-cell office:value-type="float" office:value="45142">
                <text:p>45142</text:p>
              </table:table-cell>
              <table:table-cell office:value-type="float" office:value="0.207762177605133">
                <text:p>0.207762177605133</text:p>
              </table:table-cell>
            </table:table-row>
            <table:table-row>
              <table:table-cell office:value-type="float" office:value="45143">
                <text:p>45143</text:p>
              </table:table-cell>
              <table:table-cell office:value-type="float" office:value="45143">
                <text:p>45143</text:p>
              </table:table-cell>
              <table:table-cell office:value-type="float" office:value="0.273191908134515">
                <text:p>0.273191908134515</text:p>
              </table:table-cell>
            </table:table-row>
            <table:table-row>
              <table:table-cell office:value-type="float" office:value="45144">
                <text:p>45144</text:p>
              </table:table-cell>
              <table:table-cell office:value-type="float" office:value="45144">
                <text:p>45144</text:p>
              </table:table-cell>
              <table:table-cell office:value-type="float" office:value="0.482299456668553">
                <text:p>0.482299456668553</text:p>
              </table:table-cell>
            </table:table-row>
            <table:table-row>
              <table:table-cell office:value-type="float" office:value="45145">
                <text:p>45145</text:p>
              </table:table-cell>
              <table:table-cell office:value-type="float" office:value="45145">
                <text:p>45145</text:p>
              </table:table-cell>
              <table:table-cell office:value-type="float" office:value="0.543534938363965">
                <text:p>0.543534938363965</text:p>
              </table:table-cell>
            </table:table-row>
            <table:table-row>
              <table:table-cell office:value-type="float" office:value="45146">
                <text:p>45146</text:p>
              </table:table-cell>
              <table:table-cell office:value-type="float" office:value="45146">
                <text:p>45146</text:p>
              </table:table-cell>
              <table:table-cell office:value-type="float" office:value="0.37960903320482">
                <text:p>0.37960903320482</text:p>
              </table:table-cell>
            </table:table-row>
            <table:table-row>
              <table:table-cell office:value-type="float" office:value="45147">
                <text:p>45147</text:p>
              </table:table-cell>
              <table:table-cell office:value-type="float" office:value="45147">
                <text:p>45147</text:p>
              </table:table-cell>
              <table:table-cell office:value-type="float" office:value="0.338955154817061">
                <text:p>0.338955154817061</text:p>
              </table:table-cell>
            </table:table-row>
            <table:table-row>
              <table:table-cell office:value-type="float" office:value="45148">
                <text:p>45148</text:p>
              </table:table-cell>
              <table:table-cell office:value-type="float" office:value="45148">
                <text:p>45148</text:p>
              </table:table-cell>
              <table:table-cell office:value-type="float" office:value="0.334296353820069">
                <text:p>0.334296353820069</text:p>
              </table:table-cell>
            </table:table-row>
            <table:table-row>
              <table:table-cell office:value-type="float" office:value="45149">
                <text:p>45149</text:p>
              </table:table-cell>
              <table:table-cell office:value-type="float" office:value="45149">
                <text:p>45149</text:p>
              </table:table-cell>
              <table:table-cell office:value-type="float" office:value="0.327676578985909">
                <text:p>0.327676578985909</text:p>
              </table:table-cell>
            </table:table-row>
            <table:table-row>
              <table:table-cell office:value-type="float" office:value="45150">
                <text:p>45150</text:p>
              </table:table-cell>
              <table:table-cell office:value-type="float" office:value="45150">
                <text:p>45150</text:p>
              </table:table-cell>
              <table:table-cell office:value-type="float" office:value="0.341985406395968">
                <text:p>0.341985406395968</text:p>
              </table:table-cell>
            </table:table-row>
            <table:table-row>
              <table:table-cell office:value-type="float" office:value="45151">
                <text:p>45151</text:p>
              </table:table-cell>
              <table:table-cell office:value-type="float" office:value="45151">
                <text:p>45151</text:p>
              </table:table-cell>
              <table:table-cell office:value-type="float" office:value="0.332366729785166">
                <text:p>0.332366729785166</text:p>
              </table:table-cell>
            </table:table-row>
            <table:table-row>
              <table:table-cell office:value-type="float" office:value="45152">
                <text:p>45152</text:p>
              </table:table-cell>
              <table:table-cell office:value-type="float" office:value="45152">
                <text:p>45152</text:p>
              </table:table-cell>
              <table:table-cell office:value-type="float" office:value="0.322624477378185">
                <text:p>0.322624477378185</text:p>
              </table:table-cell>
            </table:table-row>
            <table:table-row>
              <table:table-cell office:value-type="float" office:value="45153">
                <text:p>45153</text:p>
              </table:table-cell>
              <table:table-cell office:value-type="float" office:value="45153">
                <text:p>45153</text:p>
              </table:table-cell>
              <table:table-cell office:value-type="float" office:value="0.327333653730114">
                <text:p>0.327333653730114</text:p>
              </table:table-cell>
            </table:table-row>
            <table:table-row>
              <table:table-cell office:value-type="float" office:value="45154">
                <text:p>45154</text:p>
              </table:table-cell>
              <table:table-cell office:value-type="float" office:value="45154">
                <text:p>45154</text:p>
              </table:table-cell>
              <table:table-cell office:value-type="float" office:value="0.286218435570143">
                <text:p>0.286218435570143</text:p>
              </table:table-cell>
            </table:table-row>
            <table:table-row>
              <table:table-cell office:value-type="float" office:value="45155">
                <text:p>45155</text:p>
              </table:table-cell>
              <table:table-cell office:value-type="float" office:value="45155">
                <text:p>45155</text:p>
              </table:table-cell>
              <table:table-cell office:value-type="float" office:value="0.261821323339339">
                <text:p>0.261821323339339</text:p>
              </table:table-cell>
            </table:table-row>
            <table:table-row>
              <table:table-cell office:value-type="float" office:value="45156">
                <text:p>45156</text:p>
              </table:table-cell>
              <table:table-cell office:value-type="float" office:value="45156">
                <text:p>45156</text:p>
              </table:table-cell>
              <table:table-cell office:value-type="float" office:value="0.208997965773955">
                <text:p>0.208997965773955</text:p>
              </table:table-cell>
            </table:table-row>
            <table:table-row>
              <table:table-cell office:value-type="float" office:value="45157">
                <text:p>45157</text:p>
              </table:table-cell>
              <table:table-cell office:value-type="float" office:value="45157">
                <text:p>45157</text:p>
              </table:table-cell>
              <table:table-cell office:value-type="float" office:value="0.276524698850053">
                <text:p>0.276524698850053</text:p>
              </table:table-cell>
            </table:table-row>
            <table:table-row>
              <table:table-cell office:value-type="float" office:value="45158">
                <text:p>45158</text:p>
              </table:table-cell>
              <table:table-cell office:value-type="float" office:value="45158">
                <text:p>45158</text:p>
              </table:table-cell>
              <table:table-cell office:value-type="float" office:value="0.248213766314922">
                <text:p>0.248213766314922</text:p>
              </table:table-cell>
            </table:table-row>
            <table:table-row>
              <table:table-cell office:value-type="float" office:value="45159">
                <text:p>45159</text:p>
              </table:table-cell>
              <table:table-cell office:value-type="float" office:value="45159">
                <text:p>45159</text:p>
              </table:table-cell>
              <table:table-cell office:value-type="float" office:value="0.234983763070056">
                <text:p>0.234983763070056</text:p>
              </table:table-cell>
            </table:table-row>
            <table:table-row>
              <table:table-cell office:value-type="float" office:value="45160">
                <text:p>45160</text:p>
              </table:table-cell>
              <table:table-cell office:value-type="float" office:value="45160">
                <text:p>45160</text:p>
              </table:table-cell>
              <table:table-cell office:value-type="float" office:value="0.225824554465599">
                <text:p>0.225824554465599</text:p>
              </table:table-cell>
            </table:table-row>
            <table:table-row>
              <table:table-cell office:value-type="float" office:value="45161">
                <text:p>45161</text:p>
              </table:table-cell>
              <table:table-cell office:value-type="float" office:value="45161">
                <text:p>45161</text:p>
              </table:table-cell>
              <table:table-cell office:value-type="float" office:value="0.222819604896695">
                <text:p>0.222819604896695</text:p>
              </table:table-cell>
            </table:table-row>
            <table:table-row>
              <table:table-cell office:value-type="float" office:value="45162">
                <text:p>45162</text:p>
              </table:table-cell>
              <table:table-cell office:value-type="float" office:value="45162">
                <text:p>45162</text:p>
              </table:table-cell>
              <table:table-cell office:value-type="float" office:value="0.255838220660088">
                <text:p>0.255838220660088</text:p>
              </table:table-cell>
            </table:table-row>
            <table:table-row>
              <table:table-cell office:value-type="float" office:value="45163">
                <text:p>45163</text:p>
              </table:table-cell>
              <table:table-cell office:value-type="float" office:value="45163">
                <text:p>45163</text:p>
              </table:table-cell>
              <table:table-cell office:value-type="float" office:value="0.23495280426073">
                <text:p>0.23495280426073</text:p>
              </table:table-cell>
            </table:table-row>
            <table:table-row>
              <table:table-cell office:value-type="float" office:value="45164">
                <text:p>45164</text:p>
              </table:table-cell>
              <table:table-cell office:value-type="float" office:value="45164">
                <text:p>45164</text:p>
              </table:table-cell>
              <table:table-cell office:value-type="float" office:value="0.217596946098044">
                <text:p>0.217596946098044</text:p>
              </table:table-cell>
            </table:table-row>
            <table:table-row>
              <table:table-cell office:value-type="float" office:value="45165">
                <text:p>45165</text:p>
              </table:table-cell>
              <table:table-cell office:value-type="float" office:value="45165">
                <text:p>45165</text:p>
              </table:table-cell>
              <table:table-cell office:value-type="float" office:value="0.220020193962581">
                <text:p>0.220020193962581</text:p>
              </table:table-cell>
            </table:table-row>
            <table:table-row>
              <table:table-cell office:value-type="float" office:value="45166">
                <text:p>45166</text:p>
              </table:table-cell>
              <table:table-cell office:value-type="float" office:value="45166">
                <text:p>45166</text:p>
              </table:table-cell>
              <table:table-cell office:value-type="float" office:value="0.216810618793903">
                <text:p>0.216810618793903</text:p>
              </table:table-cell>
            </table:table-row>
            <table:table-row>
              <table:table-cell office:value-type="float" office:value="45167">
                <text:p>45167</text:p>
              </table:table-cell>
              <table:table-cell office:value-type="float" office:value="45167">
                <text:p>45167</text:p>
              </table:table-cell>
              <table:table-cell office:value-type="float" office:value="0.211319731764685">
                <text:p>0.211319731764685</text:p>
              </table:table-cell>
            </table:table-row>
            <table:table-row>
              <table:table-cell office:value-type="float" office:value="45168">
                <text:p>45168</text:p>
              </table:table-cell>
              <table:table-cell office:value-type="float" office:value="45168">
                <text:p>45168</text:p>
              </table:table-cell>
              <table:table-cell office:value-type="float" office:value="0.223426468884475">
                <text:p>0.223426468884475</text:p>
              </table:table-cell>
            </table:table-row>
            <table:table-row>
              <table:table-cell office:value-type="float" office:value="45169">
                <text:p>45169</text:p>
              </table:table-cell>
              <table:table-cell office:value-type="float" office:value="45169">
                <text:p>45169</text:p>
              </table:table-cell>
              <table:table-cell office:value-type="float" office:value="0.2336481814298">
                <text:p>0.2336481814298</text:p>
              </table:table-cell>
            </table:table-row>
            <table:table-row>
              <table:table-cell office:value-type="float" office:value="45170">
                <text:p>45170</text:p>
              </table:table-cell>
              <table:table-cell office:value-type="float" office:value="45170">
                <text:p>45170</text:p>
              </table:table-cell>
              <table:table-cell office:value-type="float" office:value="0.247437630847193">
                <text:p>0.247437630847193</text:p>
              </table:table-cell>
            </table:table-row>
            <table:table-row>
              <table:table-cell office:value-type="float" office:value="45171">
                <text:p>45171</text:p>
              </table:table-cell>
              <table:table-cell office:value-type="float" office:value="45171">
                <text:p>45171</text:p>
              </table:table-cell>
              <table:table-cell office:value-type="float" office:value="0.244797925277777">
                <text:p>0.244797925277777</text:p>
              </table:table-cell>
            </table:table-row>
            <table:table-row>
              <table:table-cell office:value-type="float" office:value="45172">
                <text:p>45172</text:p>
              </table:table-cell>
              <table:table-cell office:value-type="float" office:value="45172">
                <text:p>45172</text:p>
              </table:table-cell>
              <table:table-cell office:value-type="float" office:value="0.221338057329958">
                <text:p>0.221338057329958</text:p>
              </table:table-cell>
            </table:table-row>
            <table:table-row>
              <table:table-cell office:value-type="float" office:value="45173">
                <text:p>45173</text:p>
              </table:table-cell>
              <table:table-cell office:value-type="float" office:value="45173">
                <text:p>45173</text:p>
              </table:table-cell>
              <table:table-cell office:value-type="float" office:value="0.222507145470228">
                <text:p>0.222507145470228</text:p>
              </table:table-cell>
            </table:table-row>
            <table:table-row>
              <table:table-cell office:value-type="float" office:value="45174">
                <text:p>45174</text:p>
              </table:table-cell>
              <table:table-cell office:value-type="float" office:value="45174">
                <text:p>45174</text:p>
              </table:table-cell>
              <table:table-cell office:value-type="float" office:value="0.220748654969262">
                <text:p>0.220748654969262</text:p>
              </table:table-cell>
            </table:table-row>
            <table:table-row>
              <table:table-cell office:value-type="float" office:value="45175">
                <text:p>45175</text:p>
              </table:table-cell>
              <table:table-cell office:value-type="float" office:value="45175">
                <text:p>45175</text:p>
              </table:table-cell>
              <table:table-cell office:value-type="float" office:value="0.224376197601665">
                <text:p>0.224376197601665</text:p>
              </table:table-cell>
            </table:table-row>
            <table:table-row>
              <table:table-cell office:value-type="float" office:value="45176">
                <text:p>45176</text:p>
              </table:table-cell>
              <table:table-cell office:value-type="float" office:value="45176">
                <text:p>45176</text:p>
              </table:table-cell>
              <table:table-cell office:value-type="float" office:value="0.223883430249176">
                <text:p>0.223883430249176</text:p>
              </table:table-cell>
            </table:table-row>
            <table:table-row>
              <table:table-cell office:value-type="float" office:value="45177">
                <text:p>45177</text:p>
              </table:table-cell>
              <table:table-cell office:value-type="float" office:value="45177">
                <text:p>45177</text:p>
              </table:table-cell>
              <table:table-cell office:value-type="float" office:value="0.22156874198502">
                <text:p>0.22156874198502</text:p>
              </table:table-cell>
            </table:table-row>
            <table:table-row>
              <table:table-cell office:value-type="float" office:value="45178">
                <text:p>45178</text:p>
              </table:table-cell>
              <table:table-cell office:value-type="float" office:value="45178">
                <text:p>45178</text:p>
              </table:table-cell>
              <table:table-cell office:value-type="float" office:value="0.220937648951836">
                <text:p>0.220937648951836</text:p>
              </table:table-cell>
            </table:table-row>
            <table:table-row>
              <table:table-cell office:value-type="float" office:value="45179">
                <text:p>45179</text:p>
              </table:table-cell>
              <table:table-cell office:value-type="float" office:value="45179">
                <text:p>45179</text:p>
              </table:table-cell>
              <table:table-cell office:value-type="float" office:value="0.219062833721304">
                <text:p>0.219062833721304</text:p>
              </table:table-cell>
            </table:table-row>
            <table:table-row>
              <table:table-cell office:value-type="float" office:value="45180">
                <text:p>45180</text:p>
              </table:table-cell>
              <table:table-cell office:value-type="float" office:value="45180">
                <text:p>45180</text:p>
              </table:table-cell>
              <table:table-cell office:value-type="float" office:value="0.196731408666831">
                <text:p>0.196731408666831</text:p>
              </table:table-cell>
            </table:table-row>
            <table:table-row>
              <table:table-cell office:value-type="float" office:value="45181">
                <text:p>45181</text:p>
              </table:table-cell>
              <table:table-cell office:value-type="float" office:value="45181">
                <text:p>45181</text:p>
              </table:table-cell>
              <table:table-cell office:value-type="float" office:value="0.185107326901052">
                <text:p>0.185107326901052</text:p>
              </table:table-cell>
            </table:table-row>
            <table:table-row>
              <table:table-cell office:value-type="float" office:value="45182">
                <text:p>45182</text:p>
              </table:table-cell>
              <table:table-cell office:value-type="float" office:value="45182">
                <text:p>45182</text:p>
              </table:table-cell>
              <table:table-cell office:value-type="float" office:value="0.199857415342829">
                <text:p>0.199857415342829</text:p>
              </table:table-cell>
            </table:table-row>
            <table:table-row>
              <table:table-cell office:value-type="float" office:value="45183">
                <text:p>45183</text:p>
              </table:table-cell>
              <table:table-cell office:value-type="float" office:value="45183">
                <text:p>45183</text:p>
              </table:table-cell>
              <table:table-cell office:value-type="float" office:value="0.199513674514201">
                <text:p>0.199513674514201</text:p>
              </table:table-cell>
            </table:table-row>
            <table:table-row>
              <table:table-cell office:value-type="float" office:value="45184">
                <text:p>45184</text:p>
              </table:table-cell>
              <table:table-cell office:value-type="float" office:value="45184">
                <text:p>45184</text:p>
              </table:table-cell>
              <table:table-cell office:value-type="float" office:value="0.1990111219659">
                <text:p>0.1990111219659</text:p>
              </table:table-cell>
            </table:table-row>
            <table:table-row>
              <table:table-cell office:value-type="float" office:value="45185">
                <text:p>45185</text:p>
              </table:table-cell>
              <table:table-cell office:value-type="float" office:value="45185">
                <text:p>45185</text:p>
              </table:table-cell>
              <table:table-cell office:value-type="float" office:value="0.209406013558656">
                <text:p>0.209406013558656</text:p>
              </table:table-cell>
            </table:table-row>
            <table:table-row>
              <table:table-cell office:value-type="float" office:value="45186">
                <text:p>45186</text:p>
              </table:table-cell>
              <table:table-cell office:value-type="float" office:value="45186">
                <text:p>45186</text:p>
              </table:table-cell>
              <table:table-cell office:value-type="float" office:value="0.210589443795589">
                <text:p>0.210589443795589</text:p>
              </table:table-cell>
            </table:table-row>
            <table:table-row>
              <table:table-cell office:value-type="float" office:value="45187">
                <text:p>45187</text:p>
              </table:table-cell>
              <table:table-cell office:value-type="float" office:value="45187">
                <text:p>45187</text:p>
              </table:table-cell>
              <table:table-cell office:value-type="float" office:value="0.194700816256392">
                <text:p>0.194700816256392</text:p>
              </table:table-cell>
            </table:table-row>
            <table:table-row>
              <table:table-cell office:value-type="float" office:value="45188">
                <text:p>45188</text:p>
              </table:table-cell>
              <table:table-cell office:value-type="float" office:value="45188">
                <text:p>45188</text:p>
              </table:table-cell>
              <table:table-cell office:value-type="float" office:value="0.197527811570989">
                <text:p>0.197527811570989</text:p>
              </table:table-cell>
            </table:table-row>
            <table:table-row>
              <table:table-cell office:value-type="float" office:value="45189">
                <text:p>45189</text:p>
              </table:table-cell>
              <table:table-cell office:value-type="float" office:value="45189">
                <text:p>45189</text:p>
              </table:table-cell>
              <table:table-cell office:value-type="float" office:value="0.211578455176642">
                <text:p>0.211578455176642</text:p>
              </table:table-cell>
            </table:table-row>
            <table:table-row>
              <table:table-cell office:value-type="float" office:value="45190">
                <text:p>45190</text:p>
              </table:table-cell>
              <table:table-cell office:value-type="float" office:value="45190">
                <text:p>45190</text:p>
              </table:table-cell>
              <table:table-cell office:value-type="float" office:value="0.230788429631833">
                <text:p>0.230788429631833</text:p>
              </table:table-cell>
            </table:table-row>
            <table:table-row>
              <table:table-cell office:value-type="float" office:value="45191">
                <text:p>45191</text:p>
              </table:table-cell>
              <table:table-cell office:value-type="float" office:value="45191">
                <text:p>45191</text:p>
              </table:table-cell>
              <table:table-cell office:value-type="float" office:value="0.212739616337412">
                <text:p>0.212739616337412</text:p>
              </table:table-cell>
            </table:table-row>
            <table:table-row>
              <table:table-cell office:value-type="float" office:value="45192">
                <text:p>45192</text:p>
              </table:table-cell>
              <table:table-cell office:value-type="float" office:value="45192">
                <text:p>45192</text:p>
              </table:table-cell>
              <table:table-cell office:value-type="float" office:value="0.223226656589557">
                <text:p>0.223226656589557</text:p>
              </table:table-cell>
            </table:table-row>
            <table:table-row>
              <table:table-cell office:value-type="float" office:value="45193">
                <text:p>45193</text:p>
              </table:table-cell>
              <table:table-cell office:value-type="float" office:value="45193">
                <text:p>45193</text:p>
              </table:table-cell>
              <table:table-cell office:value-type="float" office:value="0.213870709845867">
                <text:p>0.213870709845867</text:p>
              </table:table-cell>
            </table:table-row>
            <table:table-row>
              <table:table-cell office:value-type="float" office:value="45194">
                <text:p>45194</text:p>
              </table:table-cell>
              <table:table-cell office:value-type="float" office:value="45194">
                <text:p>45194</text:p>
              </table:table-cell>
              <table:table-cell office:value-type="float" office:value="0.204102286681247">
                <text:p>0.204102286681247</text:p>
              </table:table-cell>
            </table:table-row>
            <table:table-row>
              <table:table-cell office:value-type="float" office:value="45195">
                <text:p>45195</text:p>
              </table:table-cell>
              <table:table-cell office:value-type="float" office:value="45195">
                <text:p>45195</text:p>
              </table:table-cell>
              <table:table-cell office:value-type="float" office:value="0.207319193264417">
                <text:p>0.207319193264417</text:p>
              </table:table-cell>
            </table:table-row>
            <table:table-row>
              <table:table-cell office:value-type="float" office:value="45196">
                <text:p>45196</text:p>
              </table:table-cell>
              <table:table-cell office:value-type="float" office:value="45196">
                <text:p>45196</text:p>
              </table:table-cell>
              <table:table-cell office:value-type="float" office:value="0.203538858681523">
                <text:p>0.203538858681523</text:p>
              </table:table-cell>
            </table:table-row>
            <table:table-row>
              <table:table-cell office:value-type="float" office:value="45197">
                <text:p>45197</text:p>
              </table:table-cell>
              <table:table-cell office:value-type="float" office:value="45197">
                <text:p>45197</text:p>
              </table:table-cell>
              <table:table-cell office:value-type="float" office:value="0.200244763036003">
                <text:p>0.200244763036003</text:p>
              </table:table-cell>
            </table:table-row>
            <table:table-row>
              <table:table-cell office:value-type="float" office:value="45198">
                <text:p>45198</text:p>
              </table:table-cell>
              <table:table-cell office:value-type="float" office:value="45198">
                <text:p>45198</text:p>
              </table:table-cell>
              <table:table-cell office:value-type="float" office:value="0.216053761237423">
                <text:p>0.216053761237423</text:p>
              </table:table-cell>
            </table:table-row>
            <table:table-row>
              <table:table-cell office:value-type="float" office:value="45199">
                <text:p>45199</text:p>
              </table:table-cell>
              <table:table-cell office:value-type="float" office:value="45199">
                <text:p>45199</text:p>
              </table:table-cell>
              <table:table-cell office:value-type="float" office:value="0.213051552021525">
                <text:p>0.2130515520215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2.319cm" svg:height="15.015cm" xlink:href=".." xlink:type="simple" chart:class="chart:bar" chart:style-name="ch1">
        <chart:plot-area chart:style-name="ch2" table:cell-range-address="'stack bar distribution'.A1:'stack bar distribution'.B122" chart:data-source-has-labels="both" svg:x="1.246cm" svg:y="0.3cm" svg:width="59.827cm" svg:height="14.415cm">
          <chart:coordinate-region svg:x="3.402cm" svg:y="0.495cm" svg:width="57.671cm" svg:height="12.347cm"/>
          <chart:axis chart:dimension="x" chart:name="primary-x" chart:style-name="ch3" chartooo:axis-type="auto">
            <chartooo:date-scale/>
            <chart:categories table:cell-range-address="'stack bar distribution'.A2:'stack bar distribution'.A1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tack bar distribution'.B2:'stack bar distribution'.B122" chart:label-cell-address="'stack bar distribution'.B1:'stack bar distribution'.B1" chart:class="chart:bar">
            <chart:data-point chart:repeated="1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stack bar distribution'.B1:'stack bar distribution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3/06/01</text:p>
                <draw:g>
                  <svg:desc>'stack bar distribution'.A2:'stack bar distribution'.A122</svg:desc>
                </draw:g>
              </table:table-cell>
              <table:table-cell office:value-type="float" office:value="465590.750204">
                <text:p>465590.750204</text:p>
                <draw:g>
                  <svg:desc>'stack bar distribution'.B2:'stack bar distribution'.B122</svg:desc>
                </draw:g>
              </table:table-cell>
            </table:table-row>
            <table:table-row>
              <table:table-cell office:value-type="string">
                <text:p>2023/06/02</text:p>
              </table:table-cell>
              <table:table-cell office:value-type="float" office:value="797930.61589">
                <text:p>797930.61589</text:p>
              </table:table-cell>
            </table:table-row>
            <table:table-row>
              <table:table-cell office:value-type="string">
                <text:p>2023/06/03</text:p>
              </table:table-cell>
              <table:table-cell office:value-type="float" office:value="685375.09947">
                <text:p>685375.09947</text:p>
              </table:table-cell>
            </table:table-row>
            <table:table-row>
              <table:table-cell office:value-type="string">
                <text:p>2023/06/04</text:p>
              </table:table-cell>
              <table:table-cell office:value-type="float" office:value="326313.595219">
                <text:p>326313.595219</text:p>
              </table:table-cell>
            </table:table-row>
            <table:table-row>
              <table:table-cell office:value-type="string">
                <text:p>2023/06/05</text:p>
              </table:table-cell>
              <table:table-cell office:value-type="float" office:value="3178910.629599">
                <text:p>3178910.629599</text:p>
              </table:table-cell>
            </table:table-row>
            <table:table-row>
              <table:table-cell office:value-type="string">
                <text:p>2023/06/06</text:p>
              </table:table-cell>
              <table:table-cell office:value-type="float" office:value="2381832.073742">
                <text:p>2381832.073742</text:p>
              </table:table-cell>
            </table:table-row>
            <table:table-row>
              <table:table-cell office:value-type="string">
                <text:p>2023/06/07</text:p>
              </table:table-cell>
              <table:table-cell office:value-type="float" office:value="1833845.104583">
                <text:p>1833845.104583</text:p>
              </table:table-cell>
            </table:table-row>
            <table:table-row>
              <table:table-cell office:value-type="string">
                <text:p>2023/06/08</text:p>
              </table:table-cell>
              <table:table-cell office:value-type="float" office:value="2771386.61912">
                <text:p>2771386.61912</text:p>
              </table:table-cell>
            </table:table-row>
            <table:table-row>
              <table:table-cell office:value-type="string">
                <text:p>2023/06/09</text:p>
              </table:table-cell>
              <table:table-cell office:value-type="float" office:value="1482037.97491">
                <text:p>1482037.97491</text:p>
              </table:table-cell>
            </table:table-row>
            <table:table-row>
              <table:table-cell office:value-type="string">
                <text:p>2023/06/10</text:p>
              </table:table-cell>
              <table:table-cell office:value-type="float" office:value="11585013.467975">
                <text:p>11585013.467975</text:p>
              </table:table-cell>
            </table:table-row>
            <table:table-row>
              <table:table-cell office:value-type="string">
                <text:p>2023/06/11</text:p>
              </table:table-cell>
              <table:table-cell office:value-type="float" office:value="1348558.2033">
                <text:p>1348558.2033</text:p>
              </table:table-cell>
            </table:table-row>
            <table:table-row>
              <table:table-cell office:value-type="string">
                <text:p>2023/06/12</text:p>
              </table:table-cell>
              <table:table-cell office:value-type="float" office:value="1358804.915748">
                <text:p>1358804.915748</text:p>
              </table:table-cell>
            </table:table-row>
            <table:table-row>
              <table:table-cell office:value-type="string">
                <text:p>2023/06/13</text:p>
              </table:table-cell>
              <table:table-cell office:value-type="float" office:value="854518.42396">
                <text:p>854518.42396</text:p>
              </table:table-cell>
            </table:table-row>
            <table:table-row>
              <table:table-cell office:value-type="string">
                <text:p>2023/06/14</text:p>
              </table:table-cell>
              <table:table-cell office:value-type="float" office:value="3971653.858585">
                <text:p>3971653.858585</text:p>
              </table:table-cell>
            </table:table-row>
            <table:table-row>
              <table:table-cell office:value-type="string">
                <text:p>2023/06/15</text:p>
              </table:table-cell>
              <table:table-cell office:value-type="float" office:value="4507317.107752">
                <text:p>4507317.107752</text:p>
              </table:table-cell>
            </table:table-row>
            <table:table-row>
              <table:table-cell office:value-type="string">
                <text:p>2023/06/16</text:p>
              </table:table-cell>
              <table:table-cell office:value-type="float" office:value="598204.309114">
                <text:p>598204.309114</text:p>
              </table:table-cell>
            </table:table-row>
            <table:table-row>
              <table:table-cell office:value-type="string">
                <text:p>2023/06/17</text:p>
              </table:table-cell>
              <table:table-cell office:value-type="float" office:value="369959.64618">
                <text:p>369959.64618</text:p>
              </table:table-cell>
            </table:table-row>
            <table:table-row>
              <table:table-cell office:value-type="string">
                <text:p>2023/06/18</text:p>
              </table:table-cell>
              <table:table-cell office:value-type="float" office:value="763785.507179">
                <text:p>763785.507179</text:p>
              </table:table-cell>
            </table:table-row>
            <table:table-row>
              <table:table-cell office:value-type="string">
                <text:p>2023/06/19</text:p>
              </table:table-cell>
              <table:table-cell office:value-type="float" office:value="10320953.28316">
                <text:p>10320953.28316</text:p>
              </table:table-cell>
            </table:table-row>
            <table:table-row>
              <table:table-cell office:value-type="string">
                <text:p>2023/06/20</text:p>
              </table:table-cell>
              <table:table-cell office:value-type="float" office:value="338081.303522">
                <text:p>338081.303522</text:p>
              </table:table-cell>
            </table:table-row>
            <table:table-row>
              <table:table-cell office:value-type="string">
                <text:p>2023/06/21</text:p>
              </table:table-cell>
              <table:table-cell office:value-type="float" office:value="1498716.912204">
                <text:p>1498716.912204</text:p>
              </table:table-cell>
            </table:table-row>
            <table:table-row>
              <table:table-cell office:value-type="string">
                <text:p>2023/06/22</text:p>
              </table:table-cell>
              <table:table-cell office:value-type="float" office:value="4843739.66744">
                <text:p>4843739.66744</text:p>
              </table:table-cell>
            </table:table-row>
            <table:table-row>
              <table:table-cell office:value-type="string">
                <text:p>2023/06/23</text:p>
              </table:table-cell>
              <table:table-cell office:value-type="float" office:value="1708172.17417">
                <text:p>1708172.17417</text:p>
              </table:table-cell>
            </table:table-row>
            <table:table-row>
              <table:table-cell office:value-type="string">
                <text:p>2023/06/24</text:p>
              </table:table-cell>
              <table:table-cell office:value-type="float" office:value="1373487.30402">
                <text:p>1373487.30402</text:p>
              </table:table-cell>
            </table:table-row>
            <table:table-row>
              <table:table-cell office:value-type="string">
                <text:p>2023/06/25</text:p>
              </table:table-cell>
              <table:table-cell office:value-type="float" office:value="2520700.09471">
                <text:p>2520700.09471</text:p>
              </table:table-cell>
            </table:table-row>
            <table:table-row>
              <table:table-cell office:value-type="string">
                <text:p>2023/06/26</text:p>
              </table:table-cell>
              <table:table-cell office:value-type="float" office:value="1445079.441978">
                <text:p>1445079.441978</text:p>
              </table:table-cell>
            </table:table-row>
            <table:table-row>
              <table:table-cell office:value-type="string">
                <text:p>2023/06/27</text:p>
              </table:table-cell>
              <table:table-cell office:value-type="float" office:value="2016521.863123">
                <text:p>2016521.863123</text:p>
              </table:table-cell>
            </table:table-row>
            <table:table-row>
              <table:table-cell office:value-type="string">
                <text:p>2023/06/28</text:p>
              </table:table-cell>
              <table:table-cell office:value-type="float" office:value="1966982.010705">
                <text:p>1966982.010705</text:p>
              </table:table-cell>
            </table:table-row>
            <table:table-row>
              <table:table-cell office:value-type="string">
                <text:p>2023/06/29</text:p>
              </table:table-cell>
              <table:table-cell office:value-type="float" office:value="2788564.457947">
                <text:p>2788564.457947</text:p>
              </table:table-cell>
            </table:table-row>
            <table:table-row>
              <table:table-cell office:value-type="string">
                <text:p>2023/06/30</text:p>
              </table:table-cell>
              <table:table-cell office:value-type="float" office:value="1936041.458494">
                <text:p>1936041.458494</text:p>
              </table:table-cell>
            </table:table-row>
            <table:table-row>
              <table:table-cell office:value-type="string">
                <text:p>2023/07/01</text:p>
              </table:table-cell>
              <table:table-cell office:value-type="float" office:value="1942338.27082">
                <text:p>1942338.27082</text:p>
              </table:table-cell>
            </table:table-row>
            <table:table-row>
              <table:table-cell office:value-type="string">
                <text:p>2023/07/02</text:p>
              </table:table-cell>
              <table:table-cell office:value-type="float" office:value="1005614.662947">
                <text:p>1005614.662947</text:p>
              </table:table-cell>
            </table:table-row>
            <table:table-row>
              <table:table-cell office:value-type="string">
                <text:p>2023/07/03</text:p>
              </table:table-cell>
              <table:table-cell office:value-type="float" office:value="2919809.545664">
                <text:p>2919809.545664</text:p>
              </table:table-cell>
            </table:table-row>
            <table:table-row>
              <table:table-cell office:value-type="string">
                <text:p>2023/07/04</text:p>
              </table:table-cell>
              <table:table-cell office:value-type="float" office:value="750433.82206">
                <text:p>750433.82206</text:p>
              </table:table-cell>
            </table:table-row>
            <table:table-row>
              <table:table-cell office:value-type="string">
                <text:p>2023/07/05</text:p>
              </table:table-cell>
              <table:table-cell office:value-type="float" office:value="1116588.395822">
                <text:p>1116588.395822</text:p>
              </table:table-cell>
            </table:table-row>
            <table:table-row>
              <table:table-cell office:value-type="string">
                <text:p>2023/07/06</text:p>
              </table:table-cell>
              <table:table-cell office:value-type="float" office:value="1386050.245282">
                <text:p>1386050.245282</text:p>
              </table:table-cell>
            </table:table-row>
            <table:table-row>
              <table:table-cell office:value-type="string">
                <text:p>2023/07/07</text:p>
              </table:table-cell>
              <table:table-cell office:value-type="float" office:value="10501574.821114">
                <text:p>10501574.821114</text:p>
              </table:table-cell>
            </table:table-row>
            <table:table-row>
              <table:table-cell office:value-type="string">
                <text:p>2023/07/08</text:p>
              </table:table-cell>
              <table:table-cell office:value-type="float" office:value="9573457.08048">
                <text:p>9573457.08048</text:p>
              </table:table-cell>
            </table:table-row>
            <table:table-row>
              <table:table-cell office:value-type="string">
                <text:p>2023/07/09</text:p>
              </table:table-cell>
              <table:table-cell office:value-type="float" office:value="668193.583614">
                <text:p>668193.583614</text:p>
              </table:table-cell>
            </table:table-row>
            <table:table-row>
              <table:table-cell office:value-type="string">
                <text:p>2023/07/10</text:p>
              </table:table-cell>
              <table:table-cell office:value-type="float" office:value="1217657.239077">
                <text:p>1217657.239077</text:p>
              </table:table-cell>
            </table:table-row>
            <table:table-row>
              <table:table-cell office:value-type="string">
                <text:p>2023/07/11</text:p>
              </table:table-cell>
              <table:table-cell office:value-type="float" office:value="1895168.757655">
                <text:p>1895168.757655</text:p>
              </table:table-cell>
            </table:table-row>
            <table:table-row>
              <table:table-cell office:value-type="string">
                <text:p>2023/07/12</text:p>
              </table:table-cell>
              <table:table-cell office:value-type="float" office:value="5497427.230987">
                <text:p>5497427.230987</text:p>
              </table:table-cell>
            </table:table-row>
            <table:table-row>
              <table:table-cell office:value-type="string">
                <text:p>2023/07/13</text:p>
              </table:table-cell>
              <table:table-cell office:value-type="float" office:value="36742003.883395">
                <text:p>36742003.883395</text:p>
              </table:table-cell>
            </table:table-row>
            <table:table-row>
              <table:table-cell office:value-type="string">
                <text:p>2023/07/14</text:p>
              </table:table-cell>
              <table:table-cell office:value-type="float" office:value="5645850.934865">
                <text:p>5645850.934865</text:p>
              </table:table-cell>
            </table:table-row>
            <table:table-row>
              <table:table-cell office:value-type="string">
                <text:p>2023/07/15</text:p>
              </table:table-cell>
              <table:table-cell office:value-type="float" office:value="1244142.52631">
                <text:p>1244142.52631</text:p>
              </table:table-cell>
            </table:table-row>
            <table:table-row>
              <table:table-cell office:value-type="string">
                <text:p>2023/07/16</text:p>
              </table:table-cell>
              <table:table-cell office:value-type="float" office:value="365908.06776">
                <text:p>365908.06776</text:p>
              </table:table-cell>
            </table:table-row>
            <table:table-row>
              <table:table-cell office:value-type="string">
                <text:p>2023/07/17</text:p>
              </table:table-cell>
              <table:table-cell office:value-type="float" office:value="210592893.313491">
                <text:p>210592893.313491</text:p>
              </table:table-cell>
            </table:table-row>
            <table:table-row>
              <table:table-cell office:value-type="string">
                <text:p>2023/07/18</text:p>
              </table:table-cell>
              <table:table-cell office:value-type="float" office:value="3073595.580869">
                <text:p>3073595.580869</text:p>
              </table:table-cell>
            </table:table-row>
            <table:table-row>
              <table:table-cell office:value-type="string">
                <text:p>2023/07/19</text:p>
              </table:table-cell>
              <table:table-cell office:value-type="float" office:value="1038194.135644">
                <text:p>1038194.135644</text:p>
              </table:table-cell>
            </table:table-row>
            <table:table-row>
              <table:table-cell office:value-type="string">
                <text:p>2023/07/20</text:p>
              </table:table-cell>
              <table:table-cell office:value-type="float" office:value="8287109.570154">
                <text:p>8287109.570154</text:p>
              </table:table-cell>
            </table:table-row>
            <table:table-row>
              <table:table-cell office:value-type="string">
                <text:p>2023/07/21</text:p>
              </table:table-cell>
              <table:table-cell office:value-type="float" office:value="8672863.21912">
                <text:p>8672863.21912</text:p>
              </table:table-cell>
            </table:table-row>
            <table:table-row>
              <table:table-cell office:value-type="string">
                <text:p>2023/07/22</text:p>
              </table:table-cell>
              <table:table-cell office:value-type="float" office:value="2757766.43218">
                <text:p>2757766.43218</text:p>
              </table:table-cell>
            </table:table-row>
            <table:table-row>
              <table:table-cell office:value-type="string">
                <text:p>2023/07/23</text:p>
              </table:table-cell>
              <table:table-cell office:value-type="float" office:value="7983396.005786">
                <text:p>7983396.005786</text:p>
              </table:table-cell>
            </table:table-row>
            <table:table-row>
              <table:table-cell office:value-type="string">
                <text:p>2023/07/24</text:p>
              </table:table-cell>
              <table:table-cell office:value-type="float" office:value="34702451.456778">
                <text:p>34702451.456778</text:p>
              </table:table-cell>
            </table:table-row>
            <table:table-row>
              <table:table-cell office:value-type="string">
                <text:p>2023/07/25</text:p>
              </table:table-cell>
              <table:table-cell office:value-type="float" office:value="15866834.21641">
                <text:p>15866834.21641</text:p>
              </table:table-cell>
            </table:table-row>
            <table:table-row>
              <table:table-cell office:value-type="string">
                <text:p>2023/07/26</text:p>
              </table:table-cell>
              <table:table-cell office:value-type="float" office:value="17657019.145334">
                <text:p>17657019.145334</text:p>
              </table:table-cell>
            </table:table-row>
            <table:table-row>
              <table:table-cell office:value-type="string">
                <text:p>2023/07/27</text:p>
              </table:table-cell>
              <table:table-cell office:value-type="float" office:value="52352457.234583">
                <text:p>52352457.234583</text:p>
              </table:table-cell>
            </table:table-row>
            <table:table-row>
              <table:table-cell office:value-type="string">
                <text:p>2023/07/28</text:p>
              </table:table-cell>
              <table:table-cell office:value-type="float" office:value="61531524.664204">
                <text:p>61531524.664204</text:p>
              </table:table-cell>
            </table:table-row>
            <table:table-row>
              <table:table-cell office:value-type="string">
                <text:p>2023/07/29</text:p>
              </table:table-cell>
              <table:table-cell office:value-type="float" office:value="16516414.676192">
                <text:p>16516414.676192</text:p>
              </table:table-cell>
            </table:table-row>
            <table:table-row>
              <table:table-cell office:value-type="string">
                <text:p>2023/07/30</text:p>
              </table:table-cell>
              <table:table-cell office:value-type="float" office:value="6800551.093001">
                <text:p>6800551.093001</text:p>
              </table:table-cell>
            </table:table-row>
            <table:table-row>
              <table:table-cell office:value-type="string">
                <text:p>2023/07/31</text:p>
              </table:table-cell>
              <table:table-cell office:value-type="float" office:value="11042285.88965">
                <text:p>11042285.88965</text:p>
              </table:table-cell>
            </table:table-row>
            <table:table-row>
              <table:table-cell office:value-type="string">
                <text:p>2023/08/01</text:p>
              </table:table-cell>
              <table:table-cell office:value-type="float" office:value="12705461.93315">
                <text:p>12705461.93315</text:p>
              </table:table-cell>
            </table:table-row>
            <table:table-row>
              <table:table-cell office:value-type="string">
                <text:p>2023/08/02</text:p>
              </table:table-cell>
              <table:table-cell office:value-type="float" office:value="2216982.97389">
                <text:p>2216982.97389</text:p>
              </table:table-cell>
            </table:table-row>
            <table:table-row>
              <table:table-cell office:value-type="string">
                <text:p>2023/08/03</text:p>
              </table:table-cell>
              <table:table-cell office:value-type="float" office:value="101907406.365051">
                <text:p>101907406.365051</text:p>
              </table:table-cell>
            </table:table-row>
            <table:table-row>
              <table:table-cell office:value-type="string">
                <text:p>2023/08/04</text:p>
              </table:table-cell>
              <table:table-cell office:value-type="float" office:value="85201596.500295">
                <text:p>85201596.500295</text:p>
              </table:table-cell>
            </table:table-row>
            <table:table-row>
              <table:table-cell office:value-type="string">
                <text:p>2023/08/05</text:p>
              </table:table-cell>
              <table:table-cell office:value-type="float" office:value="154176168.108078">
                <text:p>154176168.108078</text:p>
              </table:table-cell>
            </table:table-row>
            <table:table-row>
              <table:table-cell office:value-type="string">
                <text:p>2023/08/06</text:p>
              </table:table-cell>
              <table:table-cell office:value-type="float" office:value="268425150.115077">
                <text:p>268425150.115077</text:p>
              </table:table-cell>
            </table:table-row>
            <table:table-row>
              <table:table-cell office:value-type="string">
                <text:p>2023/08/07</text:p>
              </table:table-cell>
              <table:table-cell office:value-type="float" office:value="451864791.107895">
                <text:p>451864791.107895</text:p>
              </table:table-cell>
            </table:table-row>
            <table:table-row>
              <table:table-cell office:value-type="string">
                <text:p>2023/08/08</text:p>
              </table:table-cell>
              <table:table-cell office:value-type="float" office:value="297883735.435671">
                <text:p>297883735.435671</text:p>
              </table:table-cell>
            </table:table-row>
            <table:table-row>
              <table:table-cell office:value-type="string">
                <text:p>2023/08/09</text:p>
              </table:table-cell>
              <table:table-cell office:value-type="float" office:value="40523103.254221">
                <text:p>40523103.254221</text:p>
              </table:table-cell>
            </table:table-row>
            <table:table-row>
              <table:table-cell office:value-type="string">
                <text:p>2023/08/10</text:p>
              </table:table-cell>
              <table:table-cell office:value-type="float" office:value="97797894.871217">
                <text:p>97797894.871217</text:p>
              </table:table-cell>
            </table:table-row>
            <table:table-row>
              <table:table-cell office:value-type="string">
                <text:p>2023/08/11</text:p>
              </table:table-cell>
              <table:table-cell office:value-type="float" office:value="24158044.864932">
                <text:p>24158044.864932</text:p>
              </table:table-cell>
            </table:table-row>
            <table:table-row>
              <table:table-cell office:value-type="string">
                <text:p>2023/08/12</text:p>
              </table:table-cell>
              <table:table-cell office:value-type="float" office:value="19905668.168631">
                <text:p>19905668.168631</text:p>
              </table:table-cell>
            </table:table-row>
            <table:table-row>
              <table:table-cell office:value-type="string">
                <text:p>2023/08/13</text:p>
              </table:table-cell>
              <table:table-cell office:value-type="float" office:value="11271754.74086">
                <text:p>11271754.74086</text:p>
              </table:table-cell>
            </table:table-row>
            <table:table-row>
              <table:table-cell office:value-type="string">
                <text:p>2023/08/14</text:p>
              </table:table-cell>
              <table:table-cell office:value-type="float" office:value="24895387.928775">
                <text:p>24895387.928775</text:p>
              </table:table-cell>
            </table:table-row>
            <table:table-row>
              <table:table-cell office:value-type="string">
                <text:p>2023/08/15</text:p>
              </table:table-cell>
              <table:table-cell office:value-type="float" office:value="15486960.12692">
                <text:p>15486960.12692</text:p>
              </table:table-cell>
            </table:table-row>
            <table:table-row>
              <table:table-cell office:value-type="string">
                <text:p>2023/08/16</text:p>
              </table:table-cell>
              <table:table-cell office:value-type="float" office:value="34803200.328848">
                <text:p>34803200.328848</text:p>
              </table:table-cell>
            </table:table-row>
            <table:table-row>
              <table:table-cell office:value-type="string">
                <text:p>2023/08/17</text:p>
              </table:table-cell>
              <table:table-cell office:value-type="float" office:value="7966463.922688">
                <text:p>7966463.922688</text:p>
              </table:table-cell>
            </table:table-row>
            <table:table-row>
              <table:table-cell office:value-type="string">
                <text:p>2023/08/18</text:p>
              </table:table-cell>
              <table:table-cell office:value-type="float" office:value="24026886.33783">
                <text:p>24026886.33783</text:p>
              </table:table-cell>
            </table:table-row>
            <table:table-row>
              <table:table-cell office:value-type="string">
                <text:p>2023/08/19</text:p>
              </table:table-cell>
              <table:table-cell office:value-type="float" office:value="14165032.539716">
                <text:p>14165032.539716</text:p>
              </table:table-cell>
            </table:table-row>
            <table:table-row>
              <table:table-cell office:value-type="string">
                <text:p>2023/08/20</text:p>
              </table:table-cell>
              <table:table-cell office:value-type="float" office:value="6299834.822353">
                <text:p>6299834.822353</text:p>
              </table:table-cell>
            </table:table-row>
            <table:table-row>
              <table:table-cell office:value-type="string">
                <text:p>2023/08/21</text:p>
              </table:table-cell>
              <table:table-cell office:value-type="float" office:value="4382275.031896">
                <text:p>4382275.031896</text:p>
              </table:table-cell>
            </table:table-row>
            <table:table-row>
              <table:table-cell office:value-type="string">
                <text:p>2023/08/22</text:p>
              </table:table-cell>
              <table:table-cell office:value-type="float" office:value="19048373.121988">
                <text:p>19048373.121988</text:p>
              </table:table-cell>
            </table:table-row>
            <table:table-row>
              <table:table-cell office:value-type="string">
                <text:p>2023/08/23</text:p>
              </table:table-cell>
              <table:table-cell office:value-type="float" office:value="10236138.120065">
                <text:p>10236138.120065</text:p>
              </table:table-cell>
            </table:table-row>
            <table:table-row>
              <table:table-cell office:value-type="string">
                <text:p>2023/08/24</text:p>
              </table:table-cell>
              <table:table-cell office:value-type="float" office:value="11427917.239292">
                <text:p>11427917.239292</text:p>
              </table:table-cell>
            </table:table-row>
            <table:table-row>
              <table:table-cell office:value-type="string">
                <text:p>2023/08/25</text:p>
              </table:table-cell>
              <table:table-cell office:value-type="float" office:value="6324143.481181">
                <text:p>6324143.481181</text:p>
              </table:table-cell>
            </table:table-row>
            <table:table-row>
              <table:table-cell office:value-type="string">
                <text:p>2023/08/26</text:p>
              </table:table-cell>
              <table:table-cell office:value-type="float" office:value="439214.909514">
                <text:p>439214.909514</text:p>
              </table:table-cell>
            </table:table-row>
            <table:table-row>
              <table:table-cell office:value-type="string">
                <text:p>2023/08/27</text:p>
              </table:table-cell>
              <table:table-cell office:value-type="float" office:value="7995086.589626">
                <text:p>7995086.589626</text:p>
              </table:table-cell>
            </table:table-row>
            <table:table-row>
              <table:table-cell office:value-type="string">
                <text:p>2023/08/28</text:p>
              </table:table-cell>
              <table:table-cell office:value-type="float" office:value="66750242.780382">
                <text:p>66750242.780382</text:p>
              </table:table-cell>
            </table:table-row>
            <table:table-row>
              <table:table-cell office:value-type="string">
                <text:p>2023/08/29</text:p>
              </table:table-cell>
              <table:table-cell office:value-type="float" office:value="17150912.262283">
                <text:p>17150912.262283</text:p>
              </table:table-cell>
            </table:table-row>
            <table:table-row>
              <table:table-cell office:value-type="string">
                <text:p>2023/08/30</text:p>
              </table:table-cell>
              <table:table-cell office:value-type="float" office:value="15197149.500757">
                <text:p>15197149.500757</text:p>
              </table:table-cell>
            </table:table-row>
            <table:table-row>
              <table:table-cell office:value-type="string">
                <text:p>2023/08/31</text:p>
              </table:table-cell>
              <table:table-cell office:value-type="float" office:value="27827147.98019">
                <text:p>27827147.98019</text:p>
              </table:table-cell>
            </table:table-row>
            <table:table-row>
              <table:table-cell office:value-type="string">
                <text:p>2023/09/01</text:p>
              </table:table-cell>
              <table:table-cell office:value-type="float" office:value="49889226.571009">
                <text:p>49889226.571009</text:p>
              </table:table-cell>
            </table:table-row>
            <table:table-row>
              <table:table-cell office:value-type="string">
                <text:p>2023/09/02</text:p>
              </table:table-cell>
              <table:table-cell office:value-type="float" office:value="58985209.904541">
                <text:p>58985209.904541</text:p>
              </table:table-cell>
            </table:table-row>
            <table:table-row>
              <table:table-cell office:value-type="string">
                <text:p>2023/09/03</text:p>
              </table:table-cell>
              <table:table-cell office:value-type="float" office:value="25364245.378605">
                <text:p>25364245.378605</text:p>
              </table:table-cell>
            </table:table-row>
            <table:table-row>
              <table:table-cell office:value-type="string">
                <text:p>2023/09/04</text:p>
              </table:table-cell>
              <table:table-cell office:value-type="float" office:value="10457661.0761">
                <text:p>10457661.0761</text:p>
              </table:table-cell>
            </table:table-row>
            <table:table-row>
              <table:table-cell office:value-type="string">
                <text:p>2023/09/05</text:p>
              </table:table-cell>
              <table:table-cell office:value-type="float" office:value="2521264.529135">
                <text:p>2521264.529135</text:p>
              </table:table-cell>
            </table:table-row>
            <table:table-row>
              <table:table-cell office:value-type="string">
                <text:p>2023/09/06</text:p>
              </table:table-cell>
              <table:table-cell office:value-type="float" office:value="3985994.737168">
                <text:p>3985994.737168</text:p>
              </table:table-cell>
            </table:table-row>
            <table:table-row>
              <table:table-cell office:value-type="string">
                <text:p>2023/09/07</text:p>
              </table:table-cell>
              <table:table-cell office:value-type="float" office:value="5348797.2009">
                <text:p>5348797.2009</text:p>
              </table:table-cell>
            </table:table-row>
            <table:table-row>
              <table:table-cell office:value-type="string">
                <text:p>2023/09/08</text:p>
              </table:table-cell>
              <table:table-cell office:value-type="float" office:value="5521796.793813">
                <text:p>5521796.793813</text:p>
              </table:table-cell>
            </table:table-row>
            <table:table-row>
              <table:table-cell office:value-type="string">
                <text:p>2023/09/09</text:p>
              </table:table-cell>
              <table:table-cell office:value-type="float" office:value="2769971.032746">
                <text:p>2769971.032746</text:p>
              </table:table-cell>
            </table:table-row>
            <table:table-row>
              <table:table-cell office:value-type="string">
                <text:p>2023/09/10</text:p>
              </table:table-cell>
              <table:table-cell office:value-type="float" office:value="2533166.593206">
                <text:p>2533166.593206</text:p>
              </table:table-cell>
            </table:table-row>
            <table:table-row>
              <table:table-cell office:value-type="string">
                <text:p>2023/09/11</text:p>
              </table:table-cell>
              <table:table-cell office:value-type="float" office:value="6132539.46023">
                <text:p>6132539.46023</text:p>
              </table:table-cell>
            </table:table-row>
            <table:table-row>
              <table:table-cell office:value-type="string">
                <text:p>2023/09/12</text:p>
              </table:table-cell>
              <table:table-cell office:value-type="float" office:value="24048035.120676">
                <text:p>24048035.120676</text:p>
              </table:table-cell>
            </table:table-row>
            <table:table-row>
              <table:table-cell office:value-type="string">
                <text:p>2023/09/13</text:p>
              </table:table-cell>
              <table:table-cell office:value-type="float" office:value="15027283.232017">
                <text:p>15027283.232017</text:p>
              </table:table-cell>
            </table:table-row>
            <table:table-row>
              <table:table-cell office:value-type="string">
                <text:p>2023/09/14</text:p>
              </table:table-cell>
              <table:table-cell office:value-type="float" office:value="10323529.986927">
                <text:p>10323529.986927</text:p>
              </table:table-cell>
            </table:table-row>
            <table:table-row>
              <table:table-cell office:value-type="string">
                <text:p>2023/09/15</text:p>
              </table:table-cell>
              <table:table-cell office:value-type="float" office:value="3400351.40425">
                <text:p>3400351.40425</text:p>
              </table:table-cell>
            </table:table-row>
            <table:table-row>
              <table:table-cell office:value-type="string">
                <text:p>2023/09/16</text:p>
              </table:table-cell>
              <table:table-cell office:value-type="float" office:value="4922741.75812">
                <text:p>4922741.75812</text:p>
              </table:table-cell>
            </table:table-row>
            <table:table-row>
              <table:table-cell office:value-type="string">
                <text:p>2023/09/17</text:p>
              </table:table-cell>
              <table:table-cell office:value-type="float" office:value="7932760.536142">
                <text:p>7932760.536142</text:p>
              </table:table-cell>
            </table:table-row>
            <table:table-row>
              <table:table-cell office:value-type="string">
                <text:p>2023/09/18</text:p>
              </table:table-cell>
              <table:table-cell office:value-type="float" office:value="2507106.556691">
                <text:p>2507106.556691</text:p>
              </table:table-cell>
            </table:table-row>
            <table:table-row>
              <table:table-cell office:value-type="string">
                <text:p>2023/09/19</text:p>
              </table:table-cell>
              <table:table-cell office:value-type="float" office:value="8375220.276762">
                <text:p>8375220.276762</text:p>
              </table:table-cell>
            </table:table-row>
            <table:table-row>
              <table:table-cell office:value-type="string">
                <text:p>2023/09/20</text:p>
              </table:table-cell>
              <table:table-cell office:value-type="float" office:value="5918025.666364">
                <text:p>5918025.666364</text:p>
              </table:table-cell>
            </table:table-row>
            <table:table-row>
              <table:table-cell office:value-type="string">
                <text:p>2023/09/21</text:p>
              </table:table-cell>
              <table:table-cell office:value-type="float" office:value="3357348.294864">
                <text:p>3357348.294864</text:p>
              </table:table-cell>
            </table:table-row>
            <table:table-row>
              <table:table-cell office:value-type="string">
                <text:p>2023/09/22</text:p>
              </table:table-cell>
              <table:table-cell office:value-type="float" office:value="5815031.255278">
                <text:p>5815031.255278</text:p>
              </table:table-cell>
            </table:table-row>
            <table:table-row>
              <table:table-cell office:value-type="string">
                <text:p>2023/09/23</text:p>
              </table:table-cell>
              <table:table-cell office:value-type="float" office:value="2036019.334799">
                <text:p>2036019.334799</text:p>
              </table:table-cell>
            </table:table-row>
            <table:table-row>
              <table:table-cell office:value-type="string">
                <text:p>2023/09/24</text:p>
              </table:table-cell>
              <table:table-cell office:value-type="float" office:value="3064980.779087">
                <text:p>3064980.779087</text:p>
              </table:table-cell>
            </table:table-row>
            <table:table-row>
              <table:table-cell office:value-type="string">
                <text:p>2023/09/25</text:p>
              </table:table-cell>
              <table:table-cell office:value-type="float" office:value="5333600.169492">
                <text:p>5333600.169492</text:p>
              </table:table-cell>
            </table:table-row>
            <table:table-row>
              <table:table-cell office:value-type="string">
                <text:p>2023/09/26</text:p>
              </table:table-cell>
              <table:table-cell office:value-type="float" office:value="4822502.414477">
                <text:p>4822502.414477</text:p>
              </table:table-cell>
            </table:table-row>
            <table:table-row>
              <table:table-cell office:value-type="string">
                <text:p>2023/09/27</text:p>
              </table:table-cell>
              <table:table-cell office:value-type="float" office:value="3275910.390739">
                <text:p>3275910.390739</text:p>
              </table:table-cell>
            </table:table-row>
            <table:table-row>
              <table:table-cell office:value-type="string">
                <text:p>2023/09/28</text:p>
              </table:table-cell>
              <table:table-cell office:value-type="float" office:value="4396687.80453">
                <text:p>4396687.80453</text:p>
              </table:table-cell>
            </table:table-row>
            <table:table-row>
              <table:table-cell office:value-type="string">
                <text:p>2023/09/29</text:p>
              </table:table-cell>
              <table:table-cell office:value-type="float" office:value="1952341.145741">
                <text:p>1952341.1457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